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J1:'10 percent'.J1 '10 percent'.J2:'10 percent'.J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K1:'10 percent'.K1 '10 percent'.K2:'10 percent'.K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L1:'10 percent'.L1 '10 percent'.L2:'10 percent'.L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mIIa</text:p>
          </table:table-cell>
          <table:table-cell office:value-type="string">
            <text:p>apc Xa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mIIa</text:p>
          </table:table-cell>
          <table:table-cell office:value-type="string">
            <text:p>noapc Xa</text:p>
          </table:table-cell>
          <table:table-cell office:value-type="string">
            <text:p>noapc TF</text:p>
          </table:table-cell>
          <table:table-cell table:number-columns-repeated="16"/>
        </table:table-row>
        <table:table-row table:style-name="ro2">
          <table:table-cell office:value-type="float" office:value="0">
            <text:p>0</text:p>
          </table:table-cell>
          <table:table-cell table:formula="of:=[.R2]*1000000" office:value-type="float" office:value="1400">
            <text:p>140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0">
            <text:p>0</text:p>
          </table:table-cell>
          <table:table-cell table:formula="of:=[.V2]*1000000" office:value-type="float" office:value="0">
            <text:p>0</text:p>
          </table:table-cell>
          <table:table-cell table:formula="of:=[.W2]*1000000" office:value-type="float" office:value="0">
            <text:p>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.0000000125">
            <text:p>1.25E-008</text:p>
          </table:table-cell>
          <table:table-cell table:formula="of:=[.Z2]*1000000" office:value-type="float" office:value="1400">
            <text:p>140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0">
            <text:p>0</text:p>
          </table:table-cell>
          <table:table-cell table:formula="of:=[.AC2]*1000000" office:value-type="float" office:value="0">
            <text:p>0</text:p>
          </table:table-cell>
          <table:table-cell table:formula="of:=[.AD2]*1000000" office:value-type="float" office:value="0">
            <text:p>0</text:p>
          </table:table-cell>
          <table:table-cell table:formula="of:=[.AE2]*1000000" office:value-type="float" office:value="0">
            <text:p>0</text:p>
          </table:table-cell>
          <table:table-cell table:formula="of:=[.AF2]*1000000" office:value-type="float" office:value="0">
            <text:p>0</text:p>
          </table:table-cell>
          <table:table-cell table:formula="of:=[.AG2]*1000000" office:value-type="float" office:value="0.0000000125">
            <text:p>1.25E-008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25e-14</text:p>
          </table:table-cell>
          <table:table-cell office:value-type="float" office:value="0.0014">
            <text:p>0.0014</text:p>
          </table:table-cell>
          <table:table-cell table:number-columns-repeated="6" office:value-type="float" office:value="0">
            <text:p>0</text:p>
          </table:table-cell>
          <table:table-cell table:style-name="ce1" office:value-type="string">
            <text:p>1.25e-14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R3]*1000000" office:value-type="float" office:value="1381">
            <text:p>1381</text:p>
          </table:table-cell>
          <table:table-cell table:formula="of:=[.S3]*1000000" office:value-type="float" office:value="0.0000000067323">
            <text:p>6.7323E-009</text:p>
          </table:table-cell>
          <table:table-cell table:formula="of:=[.T3]*1000000" office:value-type="float" office:value="0.00000000041071">
            <text:p>4.1071E-010</text:p>
          </table:table-cell>
          <table:table-cell table:formula="of:=[.U3]*1000000" office:value-type="float" office:value="0.000000025057">
            <text:p>2.5057E-008</text:p>
          </table:table-cell>
          <table:table-cell table:formula="of:=[.V3]*1000000" office:value-type="float" office:value="-0.000000000000040959">
            <text:p>-4.0959E-014</text:p>
          </table:table-cell>
          <table:table-cell table:formula="of:=[.W3]*1000000" office:value-type="float" office:value="0.0000000000064329">
            <text:p>6.4329E-012</text:p>
          </table:table-cell>
          <table:table-cell table:formula="of:=[.X3]*1000000" office:value-type="float" office:value="0.000000020911">
            <text:p>2.0911E-008</text:p>
          </table:table-cell>
          <table:table-cell table:formula="of:=[.Y3]*1000000" office:value-type="float" office:value="0.000000008924">
            <text:p>8.924E-009</text:p>
          </table:table-cell>
          <table:table-cell table:formula="of:=[.Z3]*1000000" office:value-type="float" office:value="1381">
            <text:p>1381</text:p>
          </table:table-cell>
          <table:table-cell table:formula="of:=[.AA3]*1000000" office:value-type="float" office:value="0.0000000067323">
            <text:p>6.7323E-009</text:p>
          </table:table-cell>
          <table:table-cell table:formula="of:=[.AB3]*1000000" office:value-type="float" office:value="0.00000000041071">
            <text:p>4.1071E-010</text:p>
          </table:table-cell>
          <table:table-cell table:formula="of:=[.AC3]*1000000" office:value-type="float" office:value="0.000000025057">
            <text:p>2.5057E-008</text:p>
          </table:table-cell>
          <table:table-cell table:formula="of:=[.AD3]*1000000" office:value-type="float" office:value="-0.000000000000040959">
            <text:p>-4.0959E-014</text:p>
          </table:table-cell>
          <table:table-cell table:formula="of:=[.AE3]*1000000" office:value-type="float" office:value="0.0000000000064329">
            <text:p>6.4329E-012</text:p>
          </table:table-cell>
          <table:table-cell table:formula="of:=[.AF3]*1000000" office:value-type="float" office:value="0.000000020911">
            <text:p>2.0911E-008</text:p>
          </table:table-cell>
          <table:table-cell table:formula="of:=[.AG3]*1000000" office:value-type="float" office:value="0.000000008924">
            <text:p>8.924E-009</text:p>
          </table:table-cell>
          <table:table-cell office:value-type="float" office:value="0.001381">
            <text:p>0.001381</text:p>
          </table:table-cell>
          <table:table-cell table:style-name="ce1" office:value-type="string">
            <text:p>6.7323e-15</text:p>
          </table:table-cell>
          <table:table-cell table:style-name="ce1" office:value-type="string">
            <text:p>4.1071e-16</text:p>
          </table:table-cell>
          <table:table-cell table:style-name="ce1" office:value-type="string">
            <text:p>2.5057e-14</text:p>
          </table:table-cell>
          <table:table-cell table:style-name="ce1" office:value-type="string">
            <text:p>-4.0959e-20</text:p>
          </table:table-cell>
          <table:table-cell table:style-name="ce1" office:value-type="string">
            <text:p>6.4329e-18</text:p>
          </table:table-cell>
          <table:table-cell table:style-name="ce1" office:value-type="string">
            <text:p>2.0911e-14</text:p>
          </table:table-cell>
          <table:table-cell table:style-name="ce1" office:value-type="string">
            <text:p>8.924e-15</text:p>
          </table:table-cell>
          <table:table-cell office:value-type="float" office:value="0.001381">
            <text:p>0.001381</text:p>
          </table:table-cell>
          <table:table-cell table:style-name="ce1" office:value-type="string">
            <text:p>6.7323e-15</text:p>
          </table:table-cell>
          <table:table-cell table:style-name="ce1" office:value-type="string">
            <text:p>4.1071e-16</text:p>
          </table:table-cell>
          <table:table-cell table:style-name="ce1" office:value-type="string">
            <text:p>2.5057e-14</text:p>
          </table:table-cell>
          <table:table-cell table:style-name="ce1" office:value-type="string">
            <text:p>-4.0959e-20</text:p>
          </table:table-cell>
          <table:table-cell table:style-name="ce1" office:value-type="string">
            <text:p>6.4329e-18</text:p>
          </table:table-cell>
          <table:table-cell table:style-name="ce1" office:value-type="string">
            <text:p>2.0911e-14</text:p>
          </table:table-cell>
          <table:table-cell table:style-name="ce1" office:value-type="string">
            <text:p>8.924e-15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R4]*1000000" office:value-type="float" office:value="1382.5">
            <text:p>1382.5</text:p>
          </table:table-cell>
          <table:table-cell table:formula="of:=[.S4]*1000000" office:value-type="float" office:value="0.000000037327">
            <text:p>3.7327E-008</text:p>
          </table:table-cell>
          <table:table-cell table:formula="of:=[.T4]*1000000" office:value-type="float" office:value="0.0000000044599">
            <text:p>4.4599E-009</text:p>
          </table:table-cell>
          <table:table-cell table:formula="of:=[.U4]*1000000" office:value-type="float" office:value="0.00000039041">
            <text:p>3.9041E-007</text:p>
          </table:table-cell>
          <table:table-cell table:formula="of:=[.V4]*1000000" office:value-type="float" office:value="0.000000000015141">
            <text:p>1.5141E-011</text:p>
          </table:table-cell>
          <table:table-cell table:formula="of:=[.W4]*1000000" office:value-type="float" office:value="0.00000000066641">
            <text:p>6.6641E-010</text:p>
          </table:table-cell>
          <table:table-cell table:formula="of:=[.X4]*1000000" office:value-type="float" office:value="0.000000090049">
            <text:p>0.00000009</text:p>
          </table:table-cell>
          <table:table-cell table:formula="of:=[.Y4]*1000000" office:value-type="float" office:value="0.0000000064512">
            <text:p>6.4512E-009</text:p>
          </table:table-cell>
          <table:table-cell table:formula="of:=[.Z4]*1000000" office:value-type="float" office:value="1382.5">
            <text:p>1382.5</text:p>
          </table:table-cell>
          <table:table-cell table:formula="of:=[.AA4]*1000000" office:value-type="float" office:value="0.000000037327">
            <text:p>3.7327E-008</text:p>
          </table:table-cell>
          <table:table-cell table:formula="of:=[.AB4]*1000000" office:value-type="float" office:value="0.0000000044599">
            <text:p>4.4599E-009</text:p>
          </table:table-cell>
          <table:table-cell table:formula="of:=[.AC4]*1000000" office:value-type="float" office:value="0.00000039041">
            <text:p>3.9041E-007</text:p>
          </table:table-cell>
          <table:table-cell table:formula="of:=[.AD4]*1000000" office:value-type="float" office:value="0.000000000015141">
            <text:p>1.5141E-011</text:p>
          </table:table-cell>
          <table:table-cell table:formula="of:=[.AE4]*1000000" office:value-type="float" office:value="0.00000000066641">
            <text:p>6.6641E-010</text:p>
          </table:table-cell>
          <table:table-cell table:formula="of:=[.AF4]*1000000" office:value-type="float" office:value="0.000000090049">
            <text:p>0.00000009</text:p>
          </table:table-cell>
          <table:table-cell table:formula="of:=[.AG4]*1000000" office:value-type="float" office:value="0.0000000064512">
            <text:p>6.4512E-009</text:p>
          </table:table-cell>
          <table:table-cell office:value-type="float" office:value="0.0013825">
            <text:p>0.0013825</text:p>
          </table:table-cell>
          <table:table-cell table:style-name="ce1" office:value-type="string">
            <text:p>3.7327e-14</text:p>
          </table:table-cell>
          <table:table-cell table:style-name="ce1" office:value-type="string">
            <text:p>4.4599e-15</text:p>
          </table:table-cell>
          <table:table-cell table:style-name="ce1" office:value-type="string">
            <text:p>3.9041e-13</text:p>
          </table:table-cell>
          <table:table-cell table:style-name="ce1" office:value-type="string">
            <text:p>1.5141e-17</text:p>
          </table:table-cell>
          <table:table-cell table:style-name="ce1" office:value-type="string">
            <text:p>6.6641e-16</text:p>
          </table:table-cell>
          <table:table-cell table:style-name="ce1" office:value-type="string">
            <text:p>9.0049e-14</text:p>
          </table:table-cell>
          <table:table-cell table:style-name="ce1" office:value-type="string">
            <text:p>6.4512e-15</text:p>
          </table:table-cell>
          <table:table-cell office:value-type="float" office:value="0.0013825">
            <text:p>0.0013825</text:p>
          </table:table-cell>
          <table:table-cell table:style-name="ce1" office:value-type="string">
            <text:p>3.7327e-14</text:p>
          </table:table-cell>
          <table:table-cell table:style-name="ce1" office:value-type="string">
            <text:p>4.4599e-15</text:p>
          </table:table-cell>
          <table:table-cell table:style-name="ce1" office:value-type="string">
            <text:p>3.9041e-13</text:p>
          </table:table-cell>
          <table:table-cell table:style-name="ce1" office:value-type="string">
            <text:p>1.5141e-17</text:p>
          </table:table-cell>
          <table:table-cell table:style-name="ce1" office:value-type="string">
            <text:p>6.6641e-16</text:p>
          </table:table-cell>
          <table:table-cell table:style-name="ce1" office:value-type="string">
            <text:p>9.0049e-14</text:p>
          </table:table-cell>
          <table:table-cell table:style-name="ce1" office:value-type="string">
            <text:p>6.4512e-15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R5]*1000000" office:value-type="float" office:value="1384.3">
            <text:p>1384.3</text:p>
          </table:table-cell>
          <table:table-cell table:formula="of:=[.S5]*1000000" office:value-type="float" office:value="0.00000010436">
            <text:p>1.0436E-007</text:p>
          </table:table-cell>
          <table:table-cell table:formula="of:=[.T5]*1000000" office:value-type="float" office:value="0.000000017706">
            <text:p>1.7706E-008</text:p>
          </table:table-cell>
          <table:table-cell table:formula="of:=[.U5]*1000000" office:value-type="float" office:value="0.0000019552">
            <text:p>1.9552E-006</text:p>
          </table:table-cell>
          <table:table-cell table:formula="of:=[.V5]*1000000" office:value-type="float" office:value="0.000000000060819">
            <text:p>6.0819E-011</text:p>
          </table:table-cell>
          <table:table-cell table:formula="of:=[.W5]*1000000" office:value-type="float" office:value="0.0000000084734">
            <text:p>8.4734E-009</text:p>
          </table:table-cell>
          <table:table-cell table:formula="of:=[.X5]*1000000" office:value-type="float" office:value="0.00000043425">
            <text:p>4.3425E-007</text:p>
          </table:table-cell>
          <table:table-cell table:formula="of:=[.Y5]*1000000" office:value-type="float" office:value="0.0000000047485">
            <text:p>4.7485E-009</text:p>
          </table:table-cell>
          <table:table-cell table:formula="of:=[.Z5]*1000000" office:value-type="float" office:value="1384.3">
            <text:p>1384.3</text:p>
          </table:table-cell>
          <table:table-cell table:formula="of:=[.AA5]*1000000" office:value-type="float" office:value="0.00000010436">
            <text:p>1.0436E-007</text:p>
          </table:table-cell>
          <table:table-cell table:formula="of:=[.AB5]*1000000" office:value-type="float" office:value="0.000000017706">
            <text:p>1.7706E-008</text:p>
          </table:table-cell>
          <table:table-cell table:formula="of:=[.AC5]*1000000" office:value-type="float" office:value="0.0000019552">
            <text:p>1.9552E-006</text:p>
          </table:table-cell>
          <table:table-cell table:formula="of:=[.AD5]*1000000" office:value-type="float" office:value="0.000000000060819">
            <text:p>6.0819E-011</text:p>
          </table:table-cell>
          <table:table-cell table:formula="of:=[.AE5]*1000000" office:value-type="float" office:value="0.0000000084734">
            <text:p>8.4734E-009</text:p>
          </table:table-cell>
          <table:table-cell table:formula="of:=[.AF5]*1000000" office:value-type="float" office:value="0.00000043425">
            <text:p>4.3425E-007</text:p>
          </table:table-cell>
          <table:table-cell table:formula="of:=[.AG5]*1000000" office:value-type="float" office:value="0.0000000047485">
            <text:p>4.7485E-009</text:p>
          </table:table-cell>
          <table:table-cell office:value-type="float" office:value="0.0013843">
            <text:p>0.0013843</text:p>
          </table:table-cell>
          <table:table-cell table:style-name="ce1" office:value-type="string">
            <text:p>1.0436e-13</text:p>
          </table:table-cell>
          <table:table-cell table:style-name="ce1" office:value-type="string">
            <text:p>1.7706e-14</text:p>
          </table:table-cell>
          <table:table-cell table:style-name="ce1" office:value-type="string">
            <text:p>1.9552e-12</text:p>
          </table:table-cell>
          <table:table-cell table:style-name="ce1" office:value-type="string">
            <text:p>6.0819e-17</text:p>
          </table:table-cell>
          <table:table-cell table:style-name="ce1" office:value-type="string">
            <text:p>8.4734e-15</text:p>
          </table:table-cell>
          <table:table-cell table:style-name="ce1" office:value-type="string">
            <text:p>4.3425e-13</text:p>
          </table:table-cell>
          <table:table-cell table:style-name="ce1" office:value-type="string">
            <text:p>4.7485e-15</text:p>
          </table:table-cell>
          <table:table-cell office:value-type="float" office:value="0.0013843">
            <text:p>0.0013843</text:p>
          </table:table-cell>
          <table:table-cell table:style-name="ce1" office:value-type="string">
            <text:p>1.0436e-13</text:p>
          </table:table-cell>
          <table:table-cell table:style-name="ce1" office:value-type="string">
            <text:p>1.7706e-14</text:p>
          </table:table-cell>
          <table:table-cell table:style-name="ce1" office:value-type="string">
            <text:p>1.9552e-12</text:p>
          </table:table-cell>
          <table:table-cell table:style-name="ce1" office:value-type="string">
            <text:p>6.0819e-17</text:p>
          </table:table-cell>
          <table:table-cell table:style-name="ce1" office:value-type="string">
            <text:p>8.4734e-15</text:p>
          </table:table-cell>
          <table:table-cell table:style-name="ce1" office:value-type="string">
            <text:p>4.3425e-13</text:p>
          </table:table-cell>
          <table:table-cell table:style-name="ce1" office:value-type="string">
            <text:p>4.7485e-15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R6]*1000000" office:value-type="float" office:value="1385.9">
            <text:p>1385.9</text:p>
          </table:table-cell>
          <table:table-cell table:formula="of:=[.S6]*1000000" office:value-type="float" office:value="0.00000029156">
            <text:p>2.9156E-007</text:p>
          </table:table-cell>
          <table:table-cell table:formula="of:=[.T6]*1000000" office:value-type="float" office:value="0.000000053688">
            <text:p>5.3688E-008</text:p>
          </table:table-cell>
          <table:table-cell table:formula="of:=[.U6]*1000000" office:value-type="float" office:value="0.0000065656">
            <text:p>6.5656E-006</text:p>
          </table:table-cell>
          <table:table-cell table:formula="of:=[.V6]*1000000" office:value-type="float" office:value="0.00000000018365">
            <text:p>1.8365E-010</text:p>
          </table:table-cell>
          <table:table-cell table:formula="of:=[.W6]*1000000" office:value-type="float" office:value="0.000000056603">
            <text:p>5.6603E-008</text:p>
          </table:table-cell>
          <table:table-cell table:formula="of:=[.X6]*1000000" office:value-type="float" office:value="0.0000027706">
            <text:p>2.7706E-006</text:p>
          </table:table-cell>
          <table:table-cell table:formula="of:=[.Y6]*1000000" office:value-type="float" office:value="0.000000003582">
            <text:p>3.582E-009</text:p>
          </table:table-cell>
          <table:table-cell table:formula="of:=[.Z6]*1000000" office:value-type="float" office:value="1385.9">
            <text:p>1385.9</text:p>
          </table:table-cell>
          <table:table-cell table:formula="of:=[.AA6]*1000000" office:value-type="float" office:value="0.00000029156">
            <text:p>2.9156E-007</text:p>
          </table:table-cell>
          <table:table-cell table:formula="of:=[.AB6]*1000000" office:value-type="float" office:value="0.000000053688">
            <text:p>5.3688E-008</text:p>
          </table:table-cell>
          <table:table-cell table:formula="of:=[.AC6]*1000000" office:value-type="float" office:value="0.0000065656">
            <text:p>6.5656E-006</text:p>
          </table:table-cell>
          <table:table-cell table:formula="of:=[.AD6]*1000000" office:value-type="float" office:value="0.00000000018365">
            <text:p>1.8365E-010</text:p>
          </table:table-cell>
          <table:table-cell table:formula="of:=[.AE6]*1000000" office:value-type="float" office:value="0.000000056603">
            <text:p>5.6603E-008</text:p>
          </table:table-cell>
          <table:table-cell table:formula="of:=[.AF6]*1000000" office:value-type="float" office:value="0.0000027706">
            <text:p>2.7706E-006</text:p>
          </table:table-cell>
          <table:table-cell table:formula="of:=[.AG6]*1000000" office:value-type="float" office:value="0.000000003582">
            <text:p>3.582E-009</text:p>
          </table:table-cell>
          <table:table-cell office:value-type="float" office:value="0.0013859">
            <text:p>0.0013859</text:p>
          </table:table-cell>
          <table:table-cell table:style-name="ce1" office:value-type="string">
            <text:p>2.9156e-13</text:p>
          </table:table-cell>
          <table:table-cell table:style-name="ce1" office:value-type="string">
            <text:p>5.3688e-14</text:p>
          </table:table-cell>
          <table:table-cell table:style-name="ce1" office:value-type="string">
            <text:p>6.5656e-12</text:p>
          </table:table-cell>
          <table:table-cell table:style-name="ce1" office:value-type="string">
            <text:p>1.8365e-16</text:p>
          </table:table-cell>
          <table:table-cell table:style-name="ce1" office:value-type="string">
            <text:p>5.6603e-14</text:p>
          </table:table-cell>
          <table:table-cell table:style-name="ce1" office:value-type="string">
            <text:p>2.7706e-12</text:p>
          </table:table-cell>
          <table:table-cell table:style-name="ce1" office:value-type="string">
            <text:p>3.582e-15</text:p>
          </table:table-cell>
          <table:table-cell office:value-type="float" office:value="0.0013859">
            <text:p>0.0013859</text:p>
          </table:table-cell>
          <table:table-cell table:style-name="ce1" office:value-type="string">
            <text:p>2.9156e-13</text:p>
          </table:table-cell>
          <table:table-cell table:style-name="ce1" office:value-type="string">
            <text:p>5.3688e-14</text:p>
          </table:table-cell>
          <table:table-cell table:style-name="ce1" office:value-type="string">
            <text:p>6.5656e-12</text:p>
          </table:table-cell>
          <table:table-cell table:style-name="ce1" office:value-type="string">
            <text:p>1.8365e-16</text:p>
          </table:table-cell>
          <table:table-cell table:style-name="ce1" office:value-type="string">
            <text:p>5.6603e-14</text:p>
          </table:table-cell>
          <table:table-cell table:style-name="ce1" office:value-type="string">
            <text:p>2.7706e-12</text:p>
          </table:table-cell>
          <table:table-cell table:style-name="ce1" office:value-type="string">
            <text:p>3.582e-15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R7]*1000000" office:value-type="float" office:value="1387.1">
            <text:p>1387.1</text:p>
          </table:table-cell>
          <table:table-cell table:formula="of:=[.S7]*1000000" office:value-type="float" office:value="0.00000069854">
            <text:p>6.9854E-007</text:p>
          </table:table-cell>
          <table:table-cell table:formula="of:=[.T7]*1000000" office:value-type="float" office:value="0.00000014739">
            <text:p>1.4739E-007</text:p>
          </table:table-cell>
          <table:table-cell table:formula="of:=[.U7]*1000000" office:value-type="float" office:value="0.000018002">
            <text:p>0.000018002</text:p>
          </table:table-cell>
          <table:table-cell table:formula="of:=[.V7]*1000000" office:value-type="float" office:value="0.00000000051648">
            <text:p>5.1648E-010</text:p>
          </table:table-cell>
          <table:table-cell table:formula="of:=[.W7]*1000000" office:value-type="float" office:value="0.00000026663">
            <text:p>2.6663E-007</text:p>
          </table:table-cell>
          <table:table-cell table:formula="of:=[.X7]*1000000" office:value-type="float" office:value="0.0000060426">
            <text:p>6.0426E-006</text:p>
          </table:table-cell>
          <table:table-cell table:formula="of:=[.Y7]*1000000" office:value-type="float" office:value="0.0000000027957">
            <text:p>2.7957E-009</text:p>
          </table:table-cell>
          <table:table-cell table:formula="of:=[.Z7]*1000000" office:value-type="float" office:value="1387.1">
            <text:p>1387.1</text:p>
          </table:table-cell>
          <table:table-cell table:formula="of:=[.AA7]*1000000" office:value-type="float" office:value="0.00000069854">
            <text:p>6.9854E-007</text:p>
          </table:table-cell>
          <table:table-cell table:formula="of:=[.AB7]*1000000" office:value-type="float" office:value="0.00000014739">
            <text:p>1.4739E-007</text:p>
          </table:table-cell>
          <table:table-cell table:formula="of:=[.AC7]*1000000" office:value-type="float" office:value="0.000018002">
            <text:p>0.000018002</text:p>
          </table:table-cell>
          <table:table-cell table:formula="of:=[.AD7]*1000000" office:value-type="float" office:value="0.00000000051648">
            <text:p>5.1648E-010</text:p>
          </table:table-cell>
          <table:table-cell table:formula="of:=[.AE7]*1000000" office:value-type="float" office:value="0.00000026663">
            <text:p>2.6663E-007</text:p>
          </table:table-cell>
          <table:table-cell table:formula="of:=[.AF7]*1000000" office:value-type="float" office:value="0.0000060426">
            <text:p>6.0426E-006</text:p>
          </table:table-cell>
          <table:table-cell table:formula="of:=[.AG7]*1000000" office:value-type="float" office:value="0.0000000027957">
            <text:p>2.7957E-009</text:p>
          </table:table-cell>
          <table:table-cell office:value-type="float" office:value="0.0013871">
            <text:p>0.0013871</text:p>
          </table:table-cell>
          <table:table-cell table:style-name="ce1" office:value-type="string">
            <text:p>6.9854e-13</text:p>
          </table:table-cell>
          <table:table-cell table:style-name="ce1" office:value-type="string">
            <text:p>1.4739e-13</text:p>
          </table:table-cell>
          <table:table-cell table:style-name="ce1" office:value-type="string">
            <text:p>1.8002e-11</text:p>
          </table:table-cell>
          <table:table-cell table:style-name="ce1" office:value-type="string">
            <text:p>5.1648e-16</text:p>
          </table:table-cell>
          <table:table-cell table:style-name="ce1" office:value-type="string">
            <text:p>2.6663e-13</text:p>
          </table:table-cell>
          <table:table-cell table:style-name="ce1" office:value-type="string">
            <text:p>6.0426e-12</text:p>
          </table:table-cell>
          <table:table-cell table:style-name="ce1" office:value-type="string">
            <text:p>2.7957e-15</text:p>
          </table:table-cell>
          <table:table-cell office:value-type="float" office:value="0.0013871">
            <text:p>0.0013871</text:p>
          </table:table-cell>
          <table:table-cell table:style-name="ce1" office:value-type="string">
            <text:p>6.9854e-13</text:p>
          </table:table-cell>
          <table:table-cell table:style-name="ce1" office:value-type="string">
            <text:p>1.4739e-13</text:p>
          </table:table-cell>
          <table:table-cell table:style-name="ce1" office:value-type="string">
            <text:p>1.8002e-11</text:p>
          </table:table-cell>
          <table:table-cell table:style-name="ce1" office:value-type="string">
            <text:p>5.1648e-16</text:p>
          </table:table-cell>
          <table:table-cell table:style-name="ce1" office:value-type="string">
            <text:p>2.6663e-13</text:p>
          </table:table-cell>
          <table:table-cell table:style-name="ce1" office:value-type="string">
            <text:p>6.0426e-12</text:p>
          </table:table-cell>
          <table:table-cell table:style-name="ce1" office:value-type="string">
            <text:p>2.7957e-15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R8]*1000000" office:value-type="float" office:value="1388.1">
            <text:p>1388.1</text:p>
          </table:table-cell>
          <table:table-cell table:formula="of:=[.S8]*1000000" office:value-type="float" office:value="0.0000014065">
            <text:p>1.4065E-006</text:p>
          </table:table-cell>
          <table:table-cell table:formula="of:=[.T8]*1000000" office:value-type="float" office:value="0.00000034925">
            <text:p>3.4925E-007</text:p>
          </table:table-cell>
          <table:table-cell table:formula="of:=[.U8]*1000000" office:value-type="float" office:value="0.000041211">
            <text:p>0.000041211</text:p>
          </table:table-cell>
          <table:table-cell table:formula="of:=[.V8]*1000000" office:value-type="float" office:value="0.0000000013652">
            <text:p>1.3652E-009</text:p>
          </table:table-cell>
          <table:table-cell table:formula="of:=[.W8]*1000000" office:value-type="float" office:value="0.00000094232">
            <text:p>9.4232E-007</text:p>
          </table:table-cell>
          <table:table-cell table:formula="of:=[.X8]*1000000" office:value-type="float" office:value="0.000010988">
            <text:p>0.000010988</text:p>
          </table:table-cell>
          <table:table-cell table:formula="of:=[.Y8]*1000000" office:value-type="float" office:value="0.0000000022499">
            <text:p>2.2499E-009</text:p>
          </table:table-cell>
          <table:table-cell table:formula="of:=[.Z8]*1000000" office:value-type="float" office:value="1388.1">
            <text:p>1388.1</text:p>
          </table:table-cell>
          <table:table-cell table:formula="of:=[.AA8]*1000000" office:value-type="float" office:value="0.0000014065">
            <text:p>1.4065E-006</text:p>
          </table:table-cell>
          <table:table-cell table:formula="of:=[.AB8]*1000000" office:value-type="float" office:value="0.00000034925">
            <text:p>3.4925E-007</text:p>
          </table:table-cell>
          <table:table-cell table:formula="of:=[.AC8]*1000000" office:value-type="float" office:value="0.000041211">
            <text:p>0.000041211</text:p>
          </table:table-cell>
          <table:table-cell table:formula="of:=[.AD8]*1000000" office:value-type="float" office:value="0.0000000013652">
            <text:p>1.3652E-009</text:p>
          </table:table-cell>
          <table:table-cell table:formula="of:=[.AE8]*1000000" office:value-type="float" office:value="0.00000094232">
            <text:p>9.4232E-007</text:p>
          </table:table-cell>
          <table:table-cell table:formula="of:=[.AF8]*1000000" office:value-type="float" office:value="0.000010988">
            <text:p>0.000010988</text:p>
          </table:table-cell>
          <table:table-cell table:formula="of:=[.AG8]*1000000" office:value-type="float" office:value="0.0000000022499">
            <text:p>2.2499E-009</text:p>
          </table:table-cell>
          <table:table-cell office:value-type="float" office:value="0.0013881">
            <text:p>0.0013881</text:p>
          </table:table-cell>
          <table:table-cell table:style-name="ce1" office:value-type="string">
            <text:p>1.4065e-12</text:p>
          </table:table-cell>
          <table:table-cell table:style-name="ce1" office:value-type="string">
            <text:p>3.4925e-13</text:p>
          </table:table-cell>
          <table:table-cell table:style-name="ce1" office:value-type="string">
            <text:p>4.1211e-11</text:p>
          </table:table-cell>
          <table:table-cell table:style-name="ce1" office:value-type="string">
            <text:p>1.3652e-15</text:p>
          </table:table-cell>
          <table:table-cell table:style-name="ce1" office:value-type="string">
            <text:p>9.4232e-13</text:p>
          </table:table-cell>
          <table:table-cell table:style-name="ce1" office:value-type="string">
            <text:p>1.0988e-11</text:p>
          </table:table-cell>
          <table:table-cell table:style-name="ce1" office:value-type="string">
            <text:p>2.2499e-15</text:p>
          </table:table-cell>
          <table:table-cell office:value-type="float" office:value="0.0013881">
            <text:p>0.0013881</text:p>
          </table:table-cell>
          <table:table-cell table:style-name="ce1" office:value-type="string">
            <text:p>1.4065e-12</text:p>
          </table:table-cell>
          <table:table-cell table:style-name="ce1" office:value-type="string">
            <text:p>3.4925e-13</text:p>
          </table:table-cell>
          <table:table-cell table:style-name="ce1" office:value-type="string">
            <text:p>4.1211e-11</text:p>
          </table:table-cell>
          <table:table-cell table:style-name="ce1" office:value-type="string">
            <text:p>1.3652e-15</text:p>
          </table:table-cell>
          <table:table-cell table:style-name="ce1" office:value-type="string">
            <text:p>9.4232e-13</text:p>
          </table:table-cell>
          <table:table-cell table:style-name="ce1" office:value-type="string">
            <text:p>1.0988e-11</text:p>
          </table:table-cell>
          <table:table-cell table:style-name="ce1" office:value-type="string">
            <text:p>2.2499e-15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R9]*1000000" office:value-type="float" office:value="1388.8">
            <text:p>1388.8</text:p>
          </table:table-cell>
          <table:table-cell table:formula="of:=[.S9]*1000000" office:value-type="float" office:value="0.0000025627">
            <text:p>2.5627E-006</text:p>
          </table:table-cell>
          <table:table-cell table:formula="of:=[.T9]*1000000" office:value-type="float" office:value="0.00000075063">
            <text:p>7.5063E-007</text:p>
          </table:table-cell>
          <table:table-cell table:formula="of:=[.U9]*1000000" office:value-type="float" office:value="0.000083816">
            <text:p>0.000083816</text:p>
          </table:table-cell>
          <table:table-cell table:formula="of:=[.V9]*1000000" office:value-type="float" office:value="0.0000000034409">
            <text:p>3.4409E-009</text:p>
          </table:table-cell>
          <table:table-cell table:formula="of:=[.W9]*1000000" office:value-type="float" office:value="0.0000027557">
            <text:p>2.7557E-006</text:p>
          </table:table-cell>
          <table:table-cell table:formula="of:=[.X9]*1000000" office:value-type="float" office:value="0.000018027">
            <text:p>0.000018027</text:p>
          </table:table-cell>
          <table:table-cell table:formula="of:=[.Y9]*1000000" office:value-type="float" office:value="0.000000001852">
            <text:p>1.852E-009</text:p>
          </table:table-cell>
          <table:table-cell table:formula="of:=[.Z9]*1000000" office:value-type="float" office:value="1388.8">
            <text:p>1388.8</text:p>
          </table:table-cell>
          <table:table-cell table:formula="of:=[.AA9]*1000000" office:value-type="float" office:value="0.0000025627">
            <text:p>2.5627E-006</text:p>
          </table:table-cell>
          <table:table-cell table:formula="of:=[.AB9]*1000000" office:value-type="float" office:value="0.00000075063">
            <text:p>7.5063E-007</text:p>
          </table:table-cell>
          <table:table-cell table:formula="of:=[.AC9]*1000000" office:value-type="float" office:value="0.000083816">
            <text:p>0.000083816</text:p>
          </table:table-cell>
          <table:table-cell table:formula="of:=[.AD9]*1000000" office:value-type="float" office:value="0.0000000034409">
            <text:p>3.4409E-009</text:p>
          </table:table-cell>
          <table:table-cell table:formula="of:=[.AE9]*1000000" office:value-type="float" office:value="0.0000027557">
            <text:p>2.7557E-006</text:p>
          </table:table-cell>
          <table:table-cell table:formula="of:=[.AF9]*1000000" office:value-type="float" office:value="0.000018027">
            <text:p>0.000018027</text:p>
          </table:table-cell>
          <table:table-cell table:formula="of:=[.AG9]*1000000" office:value-type="float" office:value="0.000000001852">
            <text:p>1.852E-009</text:p>
          </table:table-cell>
          <table:table-cell office:value-type="float" office:value="0.0013888">
            <text:p>0.0013888</text:p>
          </table:table-cell>
          <table:table-cell table:style-name="ce1" office:value-type="string">
            <text:p>2.5627e-12</text:p>
          </table:table-cell>
          <table:table-cell table:style-name="ce1" office:value-type="string">
            <text:p>7.5063e-13</text:p>
          </table:table-cell>
          <table:table-cell table:style-name="ce1" office:value-type="string">
            <text:p>8.3816e-11</text:p>
          </table:table-cell>
          <table:table-cell table:style-name="ce1" office:value-type="string">
            <text:p>3.4409e-15</text:p>
          </table:table-cell>
          <table:table-cell table:style-name="ce1" office:value-type="string">
            <text:p>2.7557e-12</text:p>
          </table:table-cell>
          <table:table-cell table:style-name="ce1" office:value-type="string">
            <text:p>1.8027e-11</text:p>
          </table:table-cell>
          <table:table-cell table:style-name="ce1" office:value-type="string">
            <text:p>1.852e-15</text:p>
          </table:table-cell>
          <table:table-cell office:value-type="float" office:value="0.0013888">
            <text:p>0.0013888</text:p>
          </table:table-cell>
          <table:table-cell table:style-name="ce1" office:value-type="string">
            <text:p>2.5627e-12</text:p>
          </table:table-cell>
          <table:table-cell table:style-name="ce1" office:value-type="string">
            <text:p>7.5063e-13</text:p>
          </table:table-cell>
          <table:table-cell table:style-name="ce1" office:value-type="string">
            <text:p>8.3816e-11</text:p>
          </table:table-cell>
          <table:table-cell table:style-name="ce1" office:value-type="string">
            <text:p>3.4409e-15</text:p>
          </table:table-cell>
          <table:table-cell table:style-name="ce1" office:value-type="string">
            <text:p>2.7557e-12</text:p>
          </table:table-cell>
          <table:table-cell table:style-name="ce1" office:value-type="string">
            <text:p>1.8027e-11</text:p>
          </table:table-cell>
          <table:table-cell table:style-name="ce1" office:value-type="string">
            <text:p>1.852e-15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R10]*1000000" office:value-type="float" office:value="1389.3">
            <text:p>1389.3</text:p>
          </table:table-cell>
          <table:table-cell table:formula="of:=[.S10]*1000000" office:value-type="float" office:value="0.0000041048">
            <text:p>4.1048E-006</text:p>
          </table:table-cell>
          <table:table-cell table:formula="of:=[.T10]*1000000" office:value-type="float" office:value="0.0000013836">
            <text:p>1.3836E-006</text:p>
          </table:table-cell>
          <table:table-cell table:formula="of:=[.U10]*1000000" office:value-type="float" office:value="0.00014517">
            <text:p>0.00014517</text:p>
          </table:table-cell>
          <table:table-cell table:formula="of:=[.V10]*1000000" office:value-type="float" office:value="0.0000000074842">
            <text:p>7.4842E-009</text:p>
          </table:table-cell>
          <table:table-cell table:formula="of:=[.W10]*1000000" office:value-type="float" office:value="0.0000062869">
            <text:p>6.2869E-006</text:p>
          </table:table-cell>
          <table:table-cell table:formula="of:=[.X10]*1000000" office:value-type="float" office:value="0.000026407">
            <text:p>0.000026407</text:p>
          </table:table-cell>
          <table:table-cell table:formula="of:=[.Y10]*1000000" office:value-type="float" office:value="0.0000000015921">
            <text:p>1.5921E-009</text:p>
          </table:table-cell>
          <table:table-cell table:formula="of:=[.Z10]*1000000" office:value-type="float" office:value="1389.3">
            <text:p>1389.3</text:p>
          </table:table-cell>
          <table:table-cell table:formula="of:=[.AA10]*1000000" office:value-type="float" office:value="0.0000041048">
            <text:p>4.1048E-006</text:p>
          </table:table-cell>
          <table:table-cell table:formula="of:=[.AB10]*1000000" office:value-type="float" office:value="0.0000013836">
            <text:p>1.3836E-006</text:p>
          </table:table-cell>
          <table:table-cell table:formula="of:=[.AC10]*1000000" office:value-type="float" office:value="0.00014517">
            <text:p>0.00014517</text:p>
          </table:table-cell>
          <table:table-cell table:formula="of:=[.AD10]*1000000" office:value-type="float" office:value="0.0000000074842">
            <text:p>7.4842E-009</text:p>
          </table:table-cell>
          <table:table-cell table:formula="of:=[.AE10]*1000000" office:value-type="float" office:value="0.0000062869">
            <text:p>6.2869E-006</text:p>
          </table:table-cell>
          <table:table-cell table:formula="of:=[.AF10]*1000000" office:value-type="float" office:value="0.000026407">
            <text:p>0.000026407</text:p>
          </table:table-cell>
          <table:table-cell table:formula="of:=[.AG10]*1000000" office:value-type="float" office:value="0.0000000015921">
            <text:p>1.5921E-009</text:p>
          </table:table-cell>
          <table:table-cell office:value-type="float" office:value="0.0013893">
            <text:p>0.0013893</text:p>
          </table:table-cell>
          <table:table-cell table:style-name="ce1" office:value-type="string">
            <text:p>4.1048e-12</text:p>
          </table:table-cell>
          <table:table-cell table:style-name="ce1" office:value-type="string">
            <text:p>1.3836e-12</text:p>
          </table:table-cell>
          <table:table-cell table:style-name="ce1" office:value-type="string">
            <text:p>1.4517e-10</text:p>
          </table:table-cell>
          <table:table-cell table:style-name="ce1" office:value-type="string">
            <text:p>7.4842e-15</text:p>
          </table:table-cell>
          <table:table-cell table:style-name="ce1" office:value-type="string">
            <text:p>6.2869e-12</text:p>
          </table:table-cell>
          <table:table-cell table:style-name="ce1" office:value-type="string">
            <text:p>2.6407e-11</text:p>
          </table:table-cell>
          <table:table-cell table:style-name="ce1" office:value-type="string">
            <text:p>1.5921e-15</text:p>
          </table:table-cell>
          <table:table-cell office:value-type="float" office:value="0.0013893">
            <text:p>0.0013893</text:p>
          </table:table-cell>
          <table:table-cell table:style-name="ce1" office:value-type="string">
            <text:p>4.1048e-12</text:p>
          </table:table-cell>
          <table:table-cell table:style-name="ce1" office:value-type="string">
            <text:p>1.3836e-12</text:p>
          </table:table-cell>
          <table:table-cell table:style-name="ce1" office:value-type="string">
            <text:p>1.4517e-10</text:p>
          </table:table-cell>
          <table:table-cell table:style-name="ce1" office:value-type="string">
            <text:p>7.4842e-15</text:p>
          </table:table-cell>
          <table:table-cell table:style-name="ce1" office:value-type="string">
            <text:p>6.2869e-12</text:p>
          </table:table-cell>
          <table:table-cell table:style-name="ce1" office:value-type="string">
            <text:p>2.6407e-11</text:p>
          </table:table-cell>
          <table:table-cell table:style-name="ce1" office:value-type="string">
            <text:p>1.5921e-15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R11]*1000000" office:value-type="float" office:value="1389.7">
            <text:p>1389.7</text:p>
          </table:table-cell>
          <table:table-cell table:formula="of:=[.S11]*1000000" office:value-type="float" office:value="0.0000062294">
            <text:p>6.2294E-006</text:p>
          </table:table-cell>
          <table:table-cell table:formula="of:=[.T11]*1000000" office:value-type="float" office:value="0.000002405">
            <text:p>0.000002405</text:p>
          </table:table-cell>
          <table:table-cell table:formula="of:=[.U11]*1000000" office:value-type="float" office:value="0.00023433">
            <text:p>0.00023433</text:p>
          </table:table-cell>
          <table:table-cell table:formula="of:=[.V11]*1000000" office:value-type="float" office:value="0.000000015365">
            <text:p>1.5365E-008</text:p>
          </table:table-cell>
          <table:table-cell table:formula="of:=[.W11]*1000000" office:value-type="float" office:value="0.000012858">
            <text:p>0.000012858</text:p>
          </table:table-cell>
          <table:table-cell table:formula="of:=[.X11]*1000000" office:value-type="float" office:value="0.000035833">
            <text:p>0.000035833</text:p>
          </table:table-cell>
          <table:table-cell table:formula="of:=[.Y11]*1000000" office:value-type="float" office:value="0.0000000014011">
            <text:p>1.4011E-009</text:p>
          </table:table-cell>
          <table:table-cell table:formula="of:=[.Z11]*1000000" office:value-type="float" office:value="1389.7">
            <text:p>1389.7</text:p>
          </table:table-cell>
          <table:table-cell table:formula="of:=[.AA11]*1000000" office:value-type="float" office:value="0.0000062294">
            <text:p>6.2294E-006</text:p>
          </table:table-cell>
          <table:table-cell table:formula="of:=[.AB11]*1000000" office:value-type="float" office:value="0.000002405">
            <text:p>0.000002405</text:p>
          </table:table-cell>
          <table:table-cell table:formula="of:=[.AC11]*1000000" office:value-type="float" office:value="0.00023433">
            <text:p>0.00023433</text:p>
          </table:table-cell>
          <table:table-cell table:formula="of:=[.AD11]*1000000" office:value-type="float" office:value="0.000000015365">
            <text:p>1.5365E-008</text:p>
          </table:table-cell>
          <table:table-cell table:formula="of:=[.AE11]*1000000" office:value-type="float" office:value="0.000012858">
            <text:p>0.000012858</text:p>
          </table:table-cell>
          <table:table-cell table:formula="of:=[.AF11]*1000000" office:value-type="float" office:value="0.000035833">
            <text:p>0.000035833</text:p>
          </table:table-cell>
          <table:table-cell table:formula="of:=[.AG11]*1000000" office:value-type="float" office:value="0.0000000014011">
            <text:p>1.4011E-009</text:p>
          </table:table-cell>
          <table:table-cell office:value-type="float" office:value="0.0013897">
            <text:p>0.0013897</text:p>
          </table:table-cell>
          <table:table-cell table:style-name="ce1" office:value-type="string">
            <text:p>6.2294e-12</text:p>
          </table:table-cell>
          <table:table-cell table:style-name="ce1" office:value-type="string">
            <text:p>2.405e-12</text:p>
          </table:table-cell>
          <table:table-cell table:style-name="ce1" office:value-type="string">
            <text:p>2.3433e-10</text:p>
          </table:table-cell>
          <table:table-cell table:style-name="ce1" office:value-type="string">
            <text:p>1.5365e-14</text:p>
          </table:table-cell>
          <table:table-cell table:style-name="ce1" office:value-type="string">
            <text:p>1.2858e-11</text:p>
          </table:table-cell>
          <table:table-cell table:style-name="ce1" office:value-type="string">
            <text:p>3.5833e-11</text:p>
          </table:table-cell>
          <table:table-cell table:style-name="ce1" office:value-type="string">
            <text:p>1.4011e-15</text:p>
          </table:table-cell>
          <table:table-cell office:value-type="float" office:value="0.0013897">
            <text:p>0.0013897</text:p>
          </table:table-cell>
          <table:table-cell table:style-name="ce1" office:value-type="string">
            <text:p>6.2294e-12</text:p>
          </table:table-cell>
          <table:table-cell table:style-name="ce1" office:value-type="string">
            <text:p>2.405e-12</text:p>
          </table:table-cell>
          <table:table-cell table:style-name="ce1" office:value-type="string">
            <text:p>2.3433e-10</text:p>
          </table:table-cell>
          <table:table-cell table:style-name="ce1" office:value-type="string">
            <text:p>1.5365e-14</text:p>
          </table:table-cell>
          <table:table-cell table:style-name="ce1" office:value-type="string">
            <text:p>1.2858e-11</text:p>
          </table:table-cell>
          <table:table-cell table:style-name="ce1" office:value-type="string">
            <text:p>3.5833e-11</text:p>
          </table:table-cell>
          <table:table-cell table:style-name="ce1" office:value-type="string">
            <text:p>1.4011e-15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R12]*1000000" office:value-type="float" office:value="1390.1">
            <text:p>1390.1</text:p>
          </table:table-cell>
          <table:table-cell table:formula="of:=[.S12]*1000000" office:value-type="float" office:value="0.0000086596">
            <text:p>8.6596E-006</text:p>
          </table:table-cell>
          <table:table-cell table:formula="of:=[.T12]*1000000" office:value-type="float" office:value="0.0000039119">
            <text:p>3.9119E-006</text:p>
          </table:table-cell>
          <table:table-cell table:formula="of:=[.U12]*1000000" office:value-type="float" office:value="0.00035209">
            <text:p>0.00035209</text:p>
          </table:table-cell>
          <table:table-cell table:formula="of:=[.V12]*1000000" office:value-type="float" office:value="0.000000029262">
            <text:p>2.9262E-008</text:p>
          </table:table-cell>
          <table:table-cell table:formula="of:=[.W12]*1000000" office:value-type="float" office:value="0.000023545">
            <text:p>0.000023545</text:p>
          </table:table-cell>
          <table:table-cell table:formula="of:=[.X12]*1000000" office:value-type="float" office:value="0.000040949">
            <text:p>0.000040949</text:p>
          </table:table-cell>
          <table:table-cell table:formula="of:=[.Y12]*1000000" office:value-type="float" office:value="0.0000000012648">
            <text:p>1.2648E-009</text:p>
          </table:table-cell>
          <table:table-cell table:formula="of:=[.Z12]*1000000" office:value-type="float" office:value="1390.1">
            <text:p>1390.1</text:p>
          </table:table-cell>
          <table:table-cell table:formula="of:=[.AA12]*1000000" office:value-type="float" office:value="0.0000086596">
            <text:p>8.6596E-006</text:p>
          </table:table-cell>
          <table:table-cell table:formula="of:=[.AB12]*1000000" office:value-type="float" office:value="0.0000039119">
            <text:p>3.9119E-006</text:p>
          </table:table-cell>
          <table:table-cell table:formula="of:=[.AC12]*1000000" office:value-type="float" office:value="0.00035209">
            <text:p>0.00035209</text:p>
          </table:table-cell>
          <table:table-cell table:formula="of:=[.AD12]*1000000" office:value-type="float" office:value="0.000000029262">
            <text:p>2.9262E-008</text:p>
          </table:table-cell>
          <table:table-cell table:formula="of:=[.AE12]*1000000" office:value-type="float" office:value="0.000023545">
            <text:p>0.000023545</text:p>
          </table:table-cell>
          <table:table-cell table:formula="of:=[.AF12]*1000000" office:value-type="float" office:value="0.000040949">
            <text:p>0.000040949</text:p>
          </table:table-cell>
          <table:table-cell table:formula="of:=[.AG12]*1000000" office:value-type="float" office:value="0.0000000012648">
            <text:p>1.2648E-009</text:p>
          </table:table-cell>
          <table:table-cell office:value-type="float" office:value="0.0013901">
            <text:p>0.0013901</text:p>
          </table:table-cell>
          <table:table-cell table:style-name="ce1" office:value-type="string">
            <text:p>8.6596e-12</text:p>
          </table:table-cell>
          <table:table-cell table:style-name="ce1" office:value-type="string">
            <text:p>3.9119e-12</text:p>
          </table:table-cell>
          <table:table-cell table:style-name="ce1" office:value-type="string">
            <text:p>3.5209e-10</text:p>
          </table:table-cell>
          <table:table-cell table:style-name="ce1" office:value-type="string">
            <text:p>2.9262e-14</text:p>
          </table:table-cell>
          <table:table-cell table:style-name="ce1" office:value-type="string">
            <text:p>2.3545e-11</text:p>
          </table:table-cell>
          <table:table-cell table:style-name="ce1" office:value-type="string">
            <text:p>4.0949e-11</text:p>
          </table:table-cell>
          <table:table-cell table:style-name="ce1" office:value-type="string">
            <text:p>1.2648e-15</text:p>
          </table:table-cell>
          <table:table-cell office:value-type="float" office:value="0.0013901">
            <text:p>0.0013901</text:p>
          </table:table-cell>
          <table:table-cell table:style-name="ce1" office:value-type="string">
            <text:p>8.6596e-12</text:p>
          </table:table-cell>
          <table:table-cell table:style-name="ce1" office:value-type="string">
            <text:p>3.9119e-12</text:p>
          </table:table-cell>
          <table:table-cell table:style-name="ce1" office:value-type="string">
            <text:p>3.5209e-10</text:p>
          </table:table-cell>
          <table:table-cell table:style-name="ce1" office:value-type="string">
            <text:p>2.9262e-14</text:p>
          </table:table-cell>
          <table:table-cell table:style-name="ce1" office:value-type="string">
            <text:p>2.3545e-11</text:p>
          </table:table-cell>
          <table:table-cell table:style-name="ce1" office:value-type="string">
            <text:p>4.0949e-11</text:p>
          </table:table-cell>
          <table:table-cell table:style-name="ce1" office:value-type="string">
            <text:p>1.2648e-15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R13]*1000000" office:value-type="float" office:value="1390.4">
            <text:p>1390.4</text:p>
          </table:table-cell>
          <table:table-cell table:formula="of:=[.S13]*1000000" office:value-type="float" office:value="0.000010655">
            <text:p>0.000010655</text:p>
          </table:table-cell>
          <table:table-cell table:formula="of:=[.T13]*1000000" office:value-type="float" office:value="0.0000057562">
            <text:p>5.7562E-006</text:p>
          </table:table-cell>
          <table:table-cell table:formula="of:=[.U13]*1000000" office:value-type="float" office:value="0.00048491">
            <text:p>0.00048491</text:p>
          </table:table-cell>
          <table:table-cell table:formula="of:=[.V13]*1000000" office:value-type="float" office:value="0.000000049702">
            <text:p>4.9702E-008</text:p>
          </table:table-cell>
          <table:table-cell table:formula="of:=[.W13]*1000000" office:value-type="float" office:value="0.000037861">
            <text:p>0.000037861</text:p>
          </table:table-cell>
          <table:table-cell table:formula="of:=[.X13]*1000000" office:value-type="float" office:value="0.000041393">
            <text:p>0.000041393</text:p>
          </table:table-cell>
          <table:table-cell table:formula="of:=[.Y13]*1000000" office:value-type="float" office:value="0.0000000011739">
            <text:p>1.1739E-009</text:p>
          </table:table-cell>
          <table:table-cell table:formula="of:=[.Z13]*1000000" office:value-type="float" office:value="1390.4">
            <text:p>1390.4</text:p>
          </table:table-cell>
          <table:table-cell table:formula="of:=[.AA13]*1000000" office:value-type="float" office:value="0.000010655">
            <text:p>0.000010655</text:p>
          </table:table-cell>
          <table:table-cell table:formula="of:=[.AB13]*1000000" office:value-type="float" office:value="0.0000057562">
            <text:p>5.7562E-006</text:p>
          </table:table-cell>
          <table:table-cell table:formula="of:=[.AC13]*1000000" office:value-type="float" office:value="0.00048491">
            <text:p>0.00048491</text:p>
          </table:table-cell>
          <table:table-cell table:formula="of:=[.AD13]*1000000" office:value-type="float" office:value="0.000000049702">
            <text:p>4.9702E-008</text:p>
          </table:table-cell>
          <table:table-cell table:formula="of:=[.AE13]*1000000" office:value-type="float" office:value="0.000037861">
            <text:p>0.000037861</text:p>
          </table:table-cell>
          <table:table-cell table:formula="of:=[.AF13]*1000000" office:value-type="float" office:value="0.000041393">
            <text:p>0.000041393</text:p>
          </table:table-cell>
          <table:table-cell table:formula="of:=[.AG13]*1000000" office:value-type="float" office:value="0.0000000011739">
            <text:p>1.1739E-009</text:p>
          </table:table-cell>
          <table:table-cell office:value-type="float" office:value="0.0013904">
            <text:p>0.0013904</text:p>
          </table:table-cell>
          <table:table-cell table:style-name="ce1" office:value-type="string">
            <text:p>1.0655e-11</text:p>
          </table:table-cell>
          <table:table-cell table:style-name="ce1" office:value-type="string">
            <text:p>5.7562e-12</text:p>
          </table:table-cell>
          <table:table-cell table:style-name="ce1" office:value-type="string">
            <text:p>4.8491e-10</text:p>
          </table:table-cell>
          <table:table-cell table:style-name="ce1" office:value-type="string">
            <text:p>4.9702e-14</text:p>
          </table:table-cell>
          <table:table-cell table:style-name="ce1" office:value-type="string">
            <text:p>3.7861e-11</text:p>
          </table:table-cell>
          <table:table-cell table:style-name="ce1" office:value-type="string">
            <text:p>4.1393e-11</text:p>
          </table:table-cell>
          <table:table-cell table:style-name="ce1" office:value-type="string">
            <text:p>1.1739e-15</text:p>
          </table:table-cell>
          <table:table-cell office:value-type="float" office:value="0.0013904">
            <text:p>0.0013904</text:p>
          </table:table-cell>
          <table:table-cell table:style-name="ce1" office:value-type="string">
            <text:p>1.0655e-11</text:p>
          </table:table-cell>
          <table:table-cell table:style-name="ce1" office:value-type="string">
            <text:p>5.7562e-12</text:p>
          </table:table-cell>
          <table:table-cell table:style-name="ce1" office:value-type="string">
            <text:p>4.8491e-10</text:p>
          </table:table-cell>
          <table:table-cell table:style-name="ce1" office:value-type="string">
            <text:p>4.9702e-14</text:p>
          </table:table-cell>
          <table:table-cell table:style-name="ce1" office:value-type="string">
            <text:p>3.7861e-11</text:p>
          </table:table-cell>
          <table:table-cell table:style-name="ce1" office:value-type="string">
            <text:p>4.1393e-11</text:p>
          </table:table-cell>
          <table:table-cell table:style-name="ce1" office:value-type="string">
            <text:p>1.1739e-15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R14]*1000000" office:value-type="float" office:value="1390.7">
            <text:p>1390.7</text:p>
          </table:table-cell>
          <table:table-cell table:formula="of:=[.S14]*1000000" office:value-type="float" office:value="0.000012107">
            <text:p>0.000012107</text:p>
          </table:table-cell>
          <table:table-cell table:formula="of:=[.T14]*1000000" office:value-type="float" office:value="0.0000078855">
            <text:p>7.8855E-006</text:p>
          </table:table-cell>
          <table:table-cell table:formula="of:=[.U14]*1000000" office:value-type="float" office:value="0.00063177">
            <text:p>0.00063177</text:p>
          </table:table-cell>
          <table:table-cell table:formula="of:=[.V14]*1000000" office:value-type="float" office:value="0.000000078261">
            <text:p>7.8261E-008</text:p>
          </table:table-cell>
          <table:table-cell table:formula="of:=[.W14]*1000000" office:value-type="float" office:value="0.000055864">
            <text:p>0.000055864</text:p>
          </table:table-cell>
          <table:table-cell table:formula="of:=[.X14]*1000000" office:value-type="float" office:value="0.000040061">
            <text:p>0.000040061</text:p>
          </table:table-cell>
          <table:table-cell table:formula="of:=[.Y14]*1000000" office:value-type="float" office:value="0.0000000011099">
            <text:p>1.1099E-009</text:p>
          </table:table-cell>
          <table:table-cell table:formula="of:=[.Z14]*1000000" office:value-type="float" office:value="1390.7">
            <text:p>1390.7</text:p>
          </table:table-cell>
          <table:table-cell table:formula="of:=[.AA14]*1000000" office:value-type="float" office:value="0.000012107">
            <text:p>0.000012107</text:p>
          </table:table-cell>
          <table:table-cell table:formula="of:=[.AB14]*1000000" office:value-type="float" office:value="0.0000078855">
            <text:p>7.8855E-006</text:p>
          </table:table-cell>
          <table:table-cell table:formula="of:=[.AC14]*1000000" office:value-type="float" office:value="0.00063177">
            <text:p>0.00063177</text:p>
          </table:table-cell>
          <table:table-cell table:formula="of:=[.AD14]*1000000" office:value-type="float" office:value="0.000000078261">
            <text:p>7.8261E-008</text:p>
          </table:table-cell>
          <table:table-cell table:formula="of:=[.AE14]*1000000" office:value-type="float" office:value="0.000055864">
            <text:p>0.000055864</text:p>
          </table:table-cell>
          <table:table-cell table:formula="of:=[.AF14]*1000000" office:value-type="float" office:value="0.000040061">
            <text:p>0.000040061</text:p>
          </table:table-cell>
          <table:table-cell table:formula="of:=[.AG14]*1000000" office:value-type="float" office:value="0.0000000011099">
            <text:p>1.1099E-009</text:p>
          </table:table-cell>
          <table:table-cell office:value-type="float" office:value="0.0013907">
            <text:p>0.0013907</text:p>
          </table:table-cell>
          <table:table-cell table:style-name="ce1" office:value-type="string">
            <text:p>1.2107e-11</text:p>
          </table:table-cell>
          <table:table-cell table:style-name="ce1" office:value-type="string">
            <text:p>7.8855e-12</text:p>
          </table:table-cell>
          <table:table-cell table:style-name="ce1" office:value-type="string">
            <text:p>6.3177e-10</text:p>
          </table:table-cell>
          <table:table-cell table:style-name="ce1" office:value-type="string">
            <text:p>7.8261e-14</text:p>
          </table:table-cell>
          <table:table-cell table:style-name="ce1" office:value-type="string">
            <text:p>5.5864e-11</text:p>
          </table:table-cell>
          <table:table-cell table:style-name="ce1" office:value-type="string">
            <text:p>4.0061e-11</text:p>
          </table:table-cell>
          <table:table-cell table:style-name="ce1" office:value-type="string">
            <text:p>1.1099e-15</text:p>
          </table:table-cell>
          <table:table-cell office:value-type="float" office:value="0.0013907">
            <text:p>0.0013907</text:p>
          </table:table-cell>
          <table:table-cell table:style-name="ce1" office:value-type="string">
            <text:p>1.2107e-11</text:p>
          </table:table-cell>
          <table:table-cell table:style-name="ce1" office:value-type="string">
            <text:p>7.8855e-12</text:p>
          </table:table-cell>
          <table:table-cell table:style-name="ce1" office:value-type="string">
            <text:p>6.3177e-10</text:p>
          </table:table-cell>
          <table:table-cell table:style-name="ce1" office:value-type="string">
            <text:p>7.8261e-14</text:p>
          </table:table-cell>
          <table:table-cell table:style-name="ce1" office:value-type="string">
            <text:p>5.5864e-11</text:p>
          </table:table-cell>
          <table:table-cell table:style-name="ce1" office:value-type="string">
            <text:p>4.0061e-11</text:p>
          </table:table-cell>
          <table:table-cell table:style-name="ce1" office:value-type="string">
            <text:p>1.1099e-15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R15]*1000000" office:value-type="float" office:value="1390.9">
            <text:p>1390.9</text:p>
          </table:table-cell>
          <table:table-cell table:formula="of:=[.S15]*1000000" office:value-type="float" office:value="0.000013055">
            <text:p>0.000013055</text:p>
          </table:table-cell>
          <table:table-cell table:formula="of:=[.T15]*1000000" office:value-type="float" office:value="0.00001019">
            <text:p>0.00001019</text:p>
          </table:table-cell>
          <table:table-cell table:formula="of:=[.U15]*1000000" office:value-type="float" office:value="0.00078896">
            <text:p>0.00078896</text:p>
          </table:table-cell>
          <table:table-cell table:formula="of:=[.V15]*1000000" office:value-type="float" office:value="0.00000011532">
            <text:p>1.1532E-007</text:p>
          </table:table-cell>
          <table:table-cell table:formula="of:=[.W15]*1000000" office:value-type="float" office:value="0.000076406">
            <text:p>0.000076406</text:p>
          </table:table-cell>
          <table:table-cell table:formula="of:=[.X15]*1000000" office:value-type="float" office:value="0.000038179">
            <text:p>0.000038179</text:p>
          </table:table-cell>
          <table:table-cell table:formula="of:=[.Y15]*1000000" office:value-type="float" office:value="0.0000000010648">
            <text:p>1.0648E-009</text:p>
          </table:table-cell>
          <table:table-cell table:formula="of:=[.Z15]*1000000" office:value-type="float" office:value="1390.9">
            <text:p>1390.9</text:p>
          </table:table-cell>
          <table:table-cell table:formula="of:=[.AA15]*1000000" office:value-type="float" office:value="0.000013055">
            <text:p>0.000013055</text:p>
          </table:table-cell>
          <table:table-cell table:formula="of:=[.AB15]*1000000" office:value-type="float" office:value="0.00001019">
            <text:p>0.00001019</text:p>
          </table:table-cell>
          <table:table-cell table:formula="of:=[.AC15]*1000000" office:value-type="float" office:value="0.00078896">
            <text:p>0.00078896</text:p>
          </table:table-cell>
          <table:table-cell table:formula="of:=[.AD15]*1000000" office:value-type="float" office:value="0.00000011532">
            <text:p>1.1532E-007</text:p>
          </table:table-cell>
          <table:table-cell table:formula="of:=[.AE15]*1000000" office:value-type="float" office:value="0.000076406">
            <text:p>0.000076406</text:p>
          </table:table-cell>
          <table:table-cell table:formula="of:=[.AF15]*1000000" office:value-type="float" office:value="0.000038179">
            <text:p>0.000038179</text:p>
          </table:table-cell>
          <table:table-cell table:formula="of:=[.AG15]*1000000" office:value-type="float" office:value="0.0000000010648">
            <text:p>1.0648E-009</text:p>
          </table:table-cell>
          <table:table-cell office:value-type="float" office:value="0.0013909">
            <text:p>0.0013909</text:p>
          </table:table-cell>
          <table:table-cell table:style-name="ce1" office:value-type="string">
            <text:p>1.3055e-11</text:p>
          </table:table-cell>
          <table:table-cell table:style-name="ce1" office:value-type="string">
            <text:p>1.019e-11</text:p>
          </table:table-cell>
          <table:table-cell table:style-name="ce1" office:value-type="string">
            <text:p>7.8896e-10</text:p>
          </table:table-cell>
          <table:table-cell table:style-name="ce1" office:value-type="string">
            <text:p>1.1532e-13</text:p>
          </table:table-cell>
          <table:table-cell table:style-name="ce1" office:value-type="string">
            <text:p>7.6406e-11</text:p>
          </table:table-cell>
          <table:table-cell table:style-name="ce1" office:value-type="string">
            <text:p>3.8179e-11</text:p>
          </table:table-cell>
          <table:table-cell table:style-name="ce1" office:value-type="string">
            <text:p>1.0648e-15</text:p>
          </table:table-cell>
          <table:table-cell office:value-type="float" office:value="0.0013909">
            <text:p>0.0013909</text:p>
          </table:table-cell>
          <table:table-cell table:style-name="ce1" office:value-type="string">
            <text:p>1.3055e-11</text:p>
          </table:table-cell>
          <table:table-cell table:style-name="ce1" office:value-type="string">
            <text:p>1.019e-11</text:p>
          </table:table-cell>
          <table:table-cell table:style-name="ce1" office:value-type="string">
            <text:p>7.8896e-10</text:p>
          </table:table-cell>
          <table:table-cell table:style-name="ce1" office:value-type="string">
            <text:p>1.1532e-13</text:p>
          </table:table-cell>
          <table:table-cell table:style-name="ce1" office:value-type="string">
            <text:p>7.6406e-11</text:p>
          </table:table-cell>
          <table:table-cell table:style-name="ce1" office:value-type="string">
            <text:p>3.8179e-11</text:p>
          </table:table-cell>
          <table:table-cell table:style-name="ce1" office:value-type="string">
            <text:p>1.0648e-15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R16]*1000000" office:value-type="float" office:value="1391.2">
            <text:p>1391.2</text:p>
          </table:table-cell>
          <table:table-cell table:formula="of:=[.S16]*1000000" office:value-type="float" office:value="0.000013626">
            <text:p>0.000013626</text:p>
          </table:table-cell>
          <table:table-cell table:formula="of:=[.T16]*1000000" office:value-type="float" office:value="0.000012584">
            <text:p>0.000012584</text:p>
          </table:table-cell>
          <table:table-cell table:formula="of:=[.U16]*1000000" office:value-type="float" office:value="0.00095479">
            <text:p>0.00095479</text:p>
          </table:table-cell>
          <table:table-cell table:formula="of:=[.V16]*1000000" office:value-type="float" office:value="0.00000016043">
            <text:p>1.6043E-007</text:p>
          </table:table-cell>
          <table:table-cell table:formula="of:=[.W16]*1000000" office:value-type="float" office:value="0.000098112">
            <text:p>0.000098112</text:p>
          </table:table-cell>
          <table:table-cell table:formula="of:=[.X16]*1000000" office:value-type="float" office:value="0.000036272">
            <text:p>0.000036272</text:p>
          </table:table-cell>
          <table:table-cell table:formula="of:=[.Y16]*1000000" office:value-type="float" office:value="0.0000000010328">
            <text:p>0.000000001</text:p>
          </table:table-cell>
          <table:table-cell table:formula="of:=[.Z16]*1000000" office:value-type="float" office:value="1391.2">
            <text:p>1391.2</text:p>
          </table:table-cell>
          <table:table-cell table:formula="of:=[.AA16]*1000000" office:value-type="float" office:value="0.000013626">
            <text:p>0.000013626</text:p>
          </table:table-cell>
          <table:table-cell table:formula="of:=[.AB16]*1000000" office:value-type="float" office:value="0.000012584">
            <text:p>0.000012584</text:p>
          </table:table-cell>
          <table:table-cell table:formula="of:=[.AC16]*1000000" office:value-type="float" office:value="0.00095479">
            <text:p>0.00095479</text:p>
          </table:table-cell>
          <table:table-cell table:formula="of:=[.AD16]*1000000" office:value-type="float" office:value="0.00000016043">
            <text:p>1.6043E-007</text:p>
          </table:table-cell>
          <table:table-cell table:formula="of:=[.AE16]*1000000" office:value-type="float" office:value="0.000098112">
            <text:p>0.000098112</text:p>
          </table:table-cell>
          <table:table-cell table:formula="of:=[.AF16]*1000000" office:value-type="float" office:value="0.000036272">
            <text:p>0.000036272</text:p>
          </table:table-cell>
          <table:table-cell table:formula="of:=[.AG16]*1000000" office:value-type="float" office:value="0.0000000010328">
            <text:p>0.000000001</text:p>
          </table:table-cell>
          <table:table-cell office:value-type="float" office:value="0.0013912">
            <text:p>0.0013912</text:p>
          </table:table-cell>
          <table:table-cell table:style-name="ce1" office:value-type="string">
            <text:p>1.3626e-11</text:p>
          </table:table-cell>
          <table:table-cell table:style-name="ce1" office:value-type="string">
            <text:p>1.2584e-11</text:p>
          </table:table-cell>
          <table:table-cell table:style-name="ce1" office:value-type="string">
            <text:p>9.5479e-10</text:p>
          </table:table-cell>
          <table:table-cell table:style-name="ce1" office:value-type="string">
            <text:p>1.6043e-13</text:p>
          </table:table-cell>
          <table:table-cell table:style-name="ce1" office:value-type="string">
            <text:p>9.8112e-11</text:p>
          </table:table-cell>
          <table:table-cell table:style-name="ce1" office:value-type="string">
            <text:p>3.6272e-11</text:p>
          </table:table-cell>
          <table:table-cell table:style-name="ce1" office:value-type="string">
            <text:p>1.0328e-15</text:p>
          </table:table-cell>
          <table:table-cell office:value-type="float" office:value="0.0013912">
            <text:p>0.0013912</text:p>
          </table:table-cell>
          <table:table-cell table:style-name="ce1" office:value-type="string">
            <text:p>1.3626e-11</text:p>
          </table:table-cell>
          <table:table-cell table:style-name="ce1" office:value-type="string">
            <text:p>1.2584e-11</text:p>
          </table:table-cell>
          <table:table-cell table:style-name="ce1" office:value-type="string">
            <text:p>9.5479e-10</text:p>
          </table:table-cell>
          <table:table-cell table:style-name="ce1" office:value-type="string">
            <text:p>1.6043e-13</text:p>
          </table:table-cell>
          <table:table-cell table:style-name="ce1" office:value-type="string">
            <text:p>9.8112e-11</text:p>
          </table:table-cell>
          <table:table-cell table:style-name="ce1" office:value-type="string">
            <text:p>3.6272e-11</text:p>
          </table:table-cell>
          <table:table-cell table:style-name="ce1" office:value-type="string">
            <text:p>1.0328e-15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R17]*1000000" office:value-type="float" office:value="1391.4">
            <text:p>1391.4</text:p>
          </table:table-cell>
          <table:table-cell table:formula="of:=[.S17]*1000000" office:value-type="float" office:value="0.000013945">
            <text:p>0.000013945</text:p>
          </table:table-cell>
          <table:table-cell table:formula="of:=[.T17]*1000000" office:value-type="float" office:value="0.00001501">
            <text:p>0.00001501</text:p>
          </table:table-cell>
          <table:table-cell table:formula="of:=[.U17]*1000000" office:value-type="float" office:value="0.0011287">
            <text:p>0.0011287</text:p>
          </table:table-cell>
          <table:table-cell table:formula="of:=[.V17]*1000000" office:value-type="float" office:value="0.00000021258">
            <text:p>2.1258E-007</text:p>
          </table:table-cell>
          <table:table-cell table:formula="of:=[.W17]*1000000" office:value-type="float" office:value="0.00011983">
            <text:p>0.00011983</text:p>
          </table:table-cell>
          <table:table-cell table:formula="of:=[.X17]*1000000" office:value-type="float" office:value="0.000034564">
            <text:p>0.000034564</text:p>
          </table:table-cell>
          <table:table-cell table:formula="of:=[.Y17]*1000000" office:value-type="float" office:value="0.0000000010099">
            <text:p>0.000000001</text:p>
          </table:table-cell>
          <table:table-cell table:formula="of:=[.Z17]*1000000" office:value-type="float" office:value="1391.4">
            <text:p>1391.4</text:p>
          </table:table-cell>
          <table:table-cell table:formula="of:=[.AA17]*1000000" office:value-type="float" office:value="0.000013945">
            <text:p>0.000013945</text:p>
          </table:table-cell>
          <table:table-cell table:formula="of:=[.AB17]*1000000" office:value-type="float" office:value="0.00001501">
            <text:p>0.00001501</text:p>
          </table:table-cell>
          <table:table-cell table:formula="of:=[.AC17]*1000000" office:value-type="float" office:value="0.0011287">
            <text:p>0.0011287</text:p>
          </table:table-cell>
          <table:table-cell table:formula="of:=[.AD17]*1000000" office:value-type="float" office:value="0.00000021258">
            <text:p>2.1258E-007</text:p>
          </table:table-cell>
          <table:table-cell table:formula="of:=[.AE17]*1000000" office:value-type="float" office:value="0.00011983">
            <text:p>0.00011983</text:p>
          </table:table-cell>
          <table:table-cell table:formula="of:=[.AF17]*1000000" office:value-type="float" office:value="0.000034564">
            <text:p>0.000034564</text:p>
          </table:table-cell>
          <table:table-cell table:formula="of:=[.AG17]*1000000" office:value-type="float" office:value="0.0000000010099">
            <text:p>0.000000001</text:p>
          </table:table-cell>
          <table:table-cell office:value-type="float" office:value="0.0013914">
            <text:p>0.0013914</text:p>
          </table:table-cell>
          <table:table-cell table:style-name="ce1" office:value-type="string">
            <text:p>1.3945e-11</text:p>
          </table:table-cell>
          <table:table-cell table:style-name="ce1" office:value-type="string">
            <text:p>1.501e-11</text:p>
          </table:table-cell>
          <table:table-cell table:style-name="ce1" office:value-type="string">
            <text:p>1.1287e-09</text:p>
          </table:table-cell>
          <table:table-cell table:style-name="ce1" office:value-type="string">
            <text:p>2.1258e-13</text:p>
          </table:table-cell>
          <table:table-cell table:style-name="ce1" office:value-type="string">
            <text:p>1.1983e-10</text:p>
          </table:table-cell>
          <table:table-cell table:style-name="ce1" office:value-type="string">
            <text:p>3.4564e-11</text:p>
          </table:table-cell>
          <table:table-cell table:style-name="ce1" office:value-type="string">
            <text:p>1.0099e-15</text:p>
          </table:table-cell>
          <table:table-cell office:value-type="float" office:value="0.0013914">
            <text:p>0.0013914</text:p>
          </table:table-cell>
          <table:table-cell table:style-name="ce1" office:value-type="string">
            <text:p>1.3945e-11</text:p>
          </table:table-cell>
          <table:table-cell table:style-name="ce1" office:value-type="string">
            <text:p>1.501e-11</text:p>
          </table:table-cell>
          <table:table-cell table:style-name="ce1" office:value-type="string">
            <text:p>1.1287e-09</text:p>
          </table:table-cell>
          <table:table-cell table:style-name="ce1" office:value-type="string">
            <text:p>2.1258e-13</text:p>
          </table:table-cell>
          <table:table-cell table:style-name="ce1" office:value-type="string">
            <text:p>1.1983e-10</text:p>
          </table:table-cell>
          <table:table-cell table:style-name="ce1" office:value-type="string">
            <text:p>3.4564e-11</text:p>
          </table:table-cell>
          <table:table-cell table:style-name="ce1" office:value-type="string">
            <text:p>1.0099e-15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R18]*1000000" office:value-type="float" office:value="1391.6">
            <text:p>1391.6</text:p>
          </table:table-cell>
          <table:table-cell table:formula="of:=[.S18]*1000000" office:value-type="float" office:value="0.000014106">
            <text:p>0.000014106</text:p>
          </table:table-cell>
          <table:table-cell table:formula="of:=[.T18]*1000000" office:value-type="float" office:value="0.000017432">
            <text:p>0.000017432</text:p>
          </table:table-cell>
          <table:table-cell table:formula="of:=[.U18]*1000000" office:value-type="float" office:value="0.0013103">
            <text:p>0.0013103</text:p>
          </table:table-cell>
          <table:table-cell table:formula="of:=[.V18]*1000000" office:value-type="float" office:value="0.00000027057">
            <text:p>2.7057E-007</text:p>
          </table:table-cell>
          <table:table-cell table:formula="of:=[.W18]*1000000" office:value-type="float" office:value="0.00014085">
            <text:p>0.00014085</text:p>
          </table:table-cell>
          <table:table-cell table:formula="of:=[.X18]*1000000" office:value-type="float" office:value="0.00003313">
            <text:p>0.00003313</text:p>
          </table:table-cell>
          <table:table-cell table:formula="of:=[.Y18]*1000000" office:value-type="float" office:value="0.00000000099351">
            <text:p>0.000000001</text:p>
          </table:table-cell>
          <table:table-cell table:formula="of:=[.Z18]*1000000" office:value-type="float" office:value="1391.6">
            <text:p>1391.6</text:p>
          </table:table-cell>
          <table:table-cell table:formula="of:=[.AA18]*1000000" office:value-type="float" office:value="0.000014106">
            <text:p>0.000014106</text:p>
          </table:table-cell>
          <table:table-cell table:formula="of:=[.AB18]*1000000" office:value-type="float" office:value="0.000017432">
            <text:p>0.000017432</text:p>
          </table:table-cell>
          <table:table-cell table:formula="of:=[.AC18]*1000000" office:value-type="float" office:value="0.0013103">
            <text:p>0.0013103</text:p>
          </table:table-cell>
          <table:table-cell table:formula="of:=[.AD18]*1000000" office:value-type="float" office:value="0.00000027057">
            <text:p>2.7057E-007</text:p>
          </table:table-cell>
          <table:table-cell table:formula="of:=[.AE18]*1000000" office:value-type="float" office:value="0.00014085">
            <text:p>0.00014085</text:p>
          </table:table-cell>
          <table:table-cell table:formula="of:=[.AF18]*1000000" office:value-type="float" office:value="0.00003313">
            <text:p>0.00003313</text:p>
          </table:table-cell>
          <table:table-cell table:formula="of:=[.AG18]*1000000" office:value-type="float" office:value="0.00000000099351">
            <text:p>0.000000001</text:p>
          </table:table-cell>
          <table:table-cell office:value-type="float" office:value="0.0013916">
            <text:p>0.0013916</text:p>
          </table:table-cell>
          <table:table-cell table:style-name="ce1" office:value-type="string">
            <text:p>1.4106e-11</text:p>
          </table:table-cell>
          <table:table-cell table:style-name="ce1" office:value-type="string">
            <text:p>1.7432e-11</text:p>
          </table:table-cell>
          <table:table-cell table:style-name="ce1" office:value-type="string">
            <text:p>1.3103e-09</text:p>
          </table:table-cell>
          <table:table-cell table:style-name="ce1" office:value-type="string">
            <text:p>2.7057e-13</text:p>
          </table:table-cell>
          <table:table-cell table:style-name="ce1" office:value-type="string">
            <text:p>1.4085e-10</text:p>
          </table:table-cell>
          <table:table-cell table:style-name="ce1" office:value-type="string">
            <text:p>3.313e-11</text:p>
          </table:table-cell>
          <table:table-cell table:style-name="ce1" office:value-type="string">
            <text:p>9.9351e-16</text:p>
          </table:table-cell>
          <table:table-cell office:value-type="float" office:value="0.0013916">
            <text:p>0.0013916</text:p>
          </table:table-cell>
          <table:table-cell table:style-name="ce1" office:value-type="string">
            <text:p>1.4106e-11</text:p>
          </table:table-cell>
          <table:table-cell table:style-name="ce1" office:value-type="string">
            <text:p>1.7432e-11</text:p>
          </table:table-cell>
          <table:table-cell table:style-name="ce1" office:value-type="string">
            <text:p>1.3103e-09</text:p>
          </table:table-cell>
          <table:table-cell table:style-name="ce1" office:value-type="string">
            <text:p>2.7057e-13</text:p>
          </table:table-cell>
          <table:table-cell table:style-name="ce1" office:value-type="string">
            <text:p>1.4085e-10</text:p>
          </table:table-cell>
          <table:table-cell table:style-name="ce1" office:value-type="string">
            <text:p>3.313e-11</text:p>
          </table:table-cell>
          <table:table-cell table:style-name="ce1" office:value-type="string">
            <text:p>9.9351e-16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R19]*1000000" office:value-type="float" office:value="1391.7">
            <text:p>1391.7</text:p>
          </table:table-cell>
          <table:table-cell table:formula="of:=[.S19]*1000000" office:value-type="float" office:value="0.000014168">
            <text:p>0.000014168</text:p>
          </table:table-cell>
          <table:table-cell table:formula="of:=[.T19]*1000000" office:value-type="float" office:value="0.000019831">
            <text:p>0.000019831</text:p>
          </table:table-cell>
          <table:table-cell table:formula="of:=[.U19]*1000000" office:value-type="float" office:value="0.0014992">
            <text:p>0.0014992</text:p>
          </table:table-cell>
          <table:table-cell table:formula="of:=[.V19]*1000000" office:value-type="float" office:value="0.00000033325">
            <text:p>3.3325E-007</text:p>
          </table:table-cell>
          <table:table-cell table:formula="of:=[.W19]*1000000" office:value-type="float" office:value="0.00016089">
            <text:p>0.00016089</text:p>
          </table:table-cell>
          <table:table-cell table:formula="of:=[.X19]*1000000" office:value-type="float" office:value="0.000031967">
            <text:p>0.000031967</text:p>
          </table:table-cell>
          <table:table-cell table:formula="of:=[.Y19]*1000000" office:value-type="float" office:value="0.00000000098153">
            <text:p>0.000000001</text:p>
          </table:table-cell>
          <table:table-cell table:formula="of:=[.Z19]*1000000" office:value-type="float" office:value="1391.7">
            <text:p>1391.7</text:p>
          </table:table-cell>
          <table:table-cell table:formula="of:=[.AA19]*1000000" office:value-type="float" office:value="0.000014168">
            <text:p>0.000014168</text:p>
          </table:table-cell>
          <table:table-cell table:formula="of:=[.AB19]*1000000" office:value-type="float" office:value="0.000019831">
            <text:p>0.000019831</text:p>
          </table:table-cell>
          <table:table-cell table:formula="of:=[.AC19]*1000000" office:value-type="float" office:value="0.0014992">
            <text:p>0.0014992</text:p>
          </table:table-cell>
          <table:table-cell table:formula="of:=[.AD19]*1000000" office:value-type="float" office:value="0.00000033325">
            <text:p>3.3325E-007</text:p>
          </table:table-cell>
          <table:table-cell table:formula="of:=[.AE19]*1000000" office:value-type="float" office:value="0.00016089">
            <text:p>0.00016089</text:p>
          </table:table-cell>
          <table:table-cell table:formula="of:=[.AF19]*1000000" office:value-type="float" office:value="0.000031967">
            <text:p>0.000031967</text:p>
          </table:table-cell>
          <table:table-cell table:formula="of:=[.AG19]*1000000" office:value-type="float" office:value="0.00000000098153">
            <text:p>0.000000001</text:p>
          </table:table-cell>
          <table:table-cell office:value-type="float" office:value="0.0013917">
            <text:p>0.0013917</text:p>
          </table:table-cell>
          <table:table-cell table:style-name="ce1" office:value-type="string">
            <text:p>1.4168e-11</text:p>
          </table:table-cell>
          <table:table-cell table:style-name="ce1" office:value-type="string">
            <text:p>1.9831e-11</text:p>
          </table:table-cell>
          <table:table-cell table:style-name="ce1" office:value-type="string">
            <text:p>1.4992e-09</text:p>
          </table:table-cell>
          <table:table-cell table:style-name="ce1" office:value-type="string">
            <text:p>3.3325e-13</text:p>
          </table:table-cell>
          <table:table-cell table:style-name="ce1" office:value-type="string">
            <text:p>1.6089e-10</text:p>
          </table:table-cell>
          <table:table-cell table:style-name="ce1" office:value-type="string">
            <text:p>3.1967e-11</text:p>
          </table:table-cell>
          <table:table-cell table:style-name="ce1" office:value-type="string">
            <text:p>9.8153e-16</text:p>
          </table:table-cell>
          <table:table-cell office:value-type="float" office:value="0.0013917">
            <text:p>0.0013917</text:p>
          </table:table-cell>
          <table:table-cell table:style-name="ce1" office:value-type="string">
            <text:p>1.4168e-11</text:p>
          </table:table-cell>
          <table:table-cell table:style-name="ce1" office:value-type="string">
            <text:p>1.9831e-11</text:p>
          </table:table-cell>
          <table:table-cell table:style-name="ce1" office:value-type="string">
            <text:p>1.4992e-09</text:p>
          </table:table-cell>
          <table:table-cell table:style-name="ce1" office:value-type="string">
            <text:p>3.3325e-13</text:p>
          </table:table-cell>
          <table:table-cell table:style-name="ce1" office:value-type="string">
            <text:p>1.6089e-10</text:p>
          </table:table-cell>
          <table:table-cell table:style-name="ce1" office:value-type="string">
            <text:p>3.1967e-11</text:p>
          </table:table-cell>
          <table:table-cell table:style-name="ce1" office:value-type="string">
            <text:p>9.8153e-16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R20]*1000000" office:value-type="float" office:value="1391.9">
            <text:p>1391.9</text:p>
          </table:table-cell>
          <table:table-cell table:formula="of:=[.S20]*1000000" office:value-type="float" office:value="0.000014168">
            <text:p>0.000014168</text:p>
          </table:table-cell>
          <table:table-cell table:formula="of:=[.T20]*1000000" office:value-type="float" office:value="0.000022194">
            <text:p>0.000022194</text:p>
          </table:table-cell>
          <table:table-cell table:formula="of:=[.U20]*1000000" office:value-type="float" office:value="0.001695">
            <text:p>0.001695</text:p>
          </table:table-cell>
          <table:table-cell table:formula="of:=[.V20]*1000000" office:value-type="float" office:value="0.00000039977">
            <text:p>3.9977E-007</text:p>
          </table:table-cell>
          <table:table-cell table:formula="of:=[.W20]*1000000" office:value-type="float" office:value="0.00017998">
            <text:p>0.00017998</text:p>
          </table:table-cell>
          <table:table-cell table:formula="of:=[.X20]*1000000" office:value-type="float" office:value="0.000031043">
            <text:p>0.000031043</text:p>
          </table:table-cell>
          <table:table-cell table:formula="of:=[.Y20]*1000000" office:value-type="float" office:value="0.00000000097265">
            <text:p>0.000000001</text:p>
          </table:table-cell>
          <table:table-cell table:formula="of:=[.Z20]*1000000" office:value-type="float" office:value="1391.9">
            <text:p>1391.9</text:p>
          </table:table-cell>
          <table:table-cell table:formula="of:=[.AA20]*1000000" office:value-type="float" office:value="0.000014168">
            <text:p>0.000014168</text:p>
          </table:table-cell>
          <table:table-cell table:formula="of:=[.AB20]*1000000" office:value-type="float" office:value="0.000022194">
            <text:p>0.000022194</text:p>
          </table:table-cell>
          <table:table-cell table:formula="of:=[.AC20]*1000000" office:value-type="float" office:value="0.001695">
            <text:p>0.001695</text:p>
          </table:table-cell>
          <table:table-cell table:formula="of:=[.AD20]*1000000" office:value-type="float" office:value="0.00000039977">
            <text:p>3.9977E-007</text:p>
          </table:table-cell>
          <table:table-cell table:formula="of:=[.AE20]*1000000" office:value-type="float" office:value="0.00017998">
            <text:p>0.00017998</text:p>
          </table:table-cell>
          <table:table-cell table:formula="of:=[.AF20]*1000000" office:value-type="float" office:value="0.000031043">
            <text:p>0.000031043</text:p>
          </table:table-cell>
          <table:table-cell table:formula="of:=[.AG20]*1000000" office:value-type="float" office:value="0.00000000097265">
            <text:p>0.000000001</text:p>
          </table:table-cell>
          <table:table-cell office:value-type="float" office:value="0.0013919">
            <text:p>0.0013919</text:p>
          </table:table-cell>
          <table:table-cell table:style-name="ce1" office:value-type="string">
            <text:p>1.4168e-11</text:p>
          </table:table-cell>
          <table:table-cell table:style-name="ce1" office:value-type="string">
            <text:p>2.2194e-11</text:p>
          </table:table-cell>
          <table:table-cell table:style-name="ce1" office:value-type="string">
            <text:p>1.695e-09</text:p>
          </table:table-cell>
          <table:table-cell table:style-name="ce1" office:value-type="string">
            <text:p>3.9977e-13</text:p>
          </table:table-cell>
          <table:table-cell table:style-name="ce1" office:value-type="string">
            <text:p>1.7998e-10</text:p>
          </table:table-cell>
          <table:table-cell table:style-name="ce1" office:value-type="string">
            <text:p>3.1043e-11</text:p>
          </table:table-cell>
          <table:table-cell table:style-name="ce1" office:value-type="string">
            <text:p>9.7265e-16</text:p>
          </table:table-cell>
          <table:table-cell office:value-type="float" office:value="0.0013919">
            <text:p>0.0013919</text:p>
          </table:table-cell>
          <table:table-cell table:style-name="ce1" office:value-type="string">
            <text:p>1.4168e-11</text:p>
          </table:table-cell>
          <table:table-cell table:style-name="ce1" office:value-type="string">
            <text:p>2.2194e-11</text:p>
          </table:table-cell>
          <table:table-cell table:style-name="ce1" office:value-type="string">
            <text:p>1.695e-09</text:p>
          </table:table-cell>
          <table:table-cell table:style-name="ce1" office:value-type="string">
            <text:p>3.9977e-13</text:p>
          </table:table-cell>
          <table:table-cell table:style-name="ce1" office:value-type="string">
            <text:p>1.7998e-10</text:p>
          </table:table-cell>
          <table:table-cell table:style-name="ce1" office:value-type="string">
            <text:p>3.1043e-11</text:p>
          </table:table-cell>
          <table:table-cell table:style-name="ce1" office:value-type="string">
            <text:p>9.7265e-16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R21]*1000000" office:value-type="float" office:value="1392">
            <text:p>1392</text:p>
          </table:table-cell>
          <table:table-cell table:formula="of:=[.S21]*1000000" office:value-type="float" office:value="0.000014131">
            <text:p>0.000014131</text:p>
          </table:table-cell>
          <table:table-cell table:formula="of:=[.T21]*1000000" office:value-type="float" office:value="0.000024517">
            <text:p>0.000024517</text:p>
          </table:table-cell>
          <table:table-cell table:formula="of:=[.U21]*1000000" office:value-type="float" office:value="0.0018973">
            <text:p>0.0018973</text:p>
          </table:table-cell>
          <table:table-cell table:formula="of:=[.V21]*1000000" office:value-type="float" office:value="0.00000046958">
            <text:p>4.6958E-007</text:p>
          </table:table-cell>
          <table:table-cell table:formula="of:=[.W21]*1000000" office:value-type="float" office:value="0.00019841">
            <text:p>0.00019841</text:p>
          </table:table-cell>
          <table:table-cell table:formula="of:=[.X21]*1000000" office:value-type="float" office:value="0.000030323">
            <text:p>0.000030323</text:p>
          </table:table-cell>
          <table:table-cell table:formula="of:=[.Y21]*1000000" office:value-type="float" office:value="0.00000000096592">
            <text:p>0.000000001</text:p>
          </table:table-cell>
          <table:table-cell table:formula="of:=[.Z21]*1000000" office:value-type="float" office:value="1392">
            <text:p>1392</text:p>
          </table:table-cell>
          <table:table-cell table:formula="of:=[.AA21]*1000000" office:value-type="float" office:value="0.000014131">
            <text:p>0.000014131</text:p>
          </table:table-cell>
          <table:table-cell table:formula="of:=[.AB21]*1000000" office:value-type="float" office:value="0.000024517">
            <text:p>0.000024517</text:p>
          </table:table-cell>
          <table:table-cell table:formula="of:=[.AC21]*1000000" office:value-type="float" office:value="0.0018973">
            <text:p>0.0018973</text:p>
          </table:table-cell>
          <table:table-cell table:formula="of:=[.AD21]*1000000" office:value-type="float" office:value="0.00000046958">
            <text:p>4.6958E-007</text:p>
          </table:table-cell>
          <table:table-cell table:formula="of:=[.AE21]*1000000" office:value-type="float" office:value="0.00019841">
            <text:p>0.00019841</text:p>
          </table:table-cell>
          <table:table-cell table:formula="of:=[.AF21]*1000000" office:value-type="float" office:value="0.000030323">
            <text:p>0.000030323</text:p>
          </table:table-cell>
          <table:table-cell table:formula="of:=[.AG21]*1000000" office:value-type="float" office:value="0.00000000096592">
            <text:p>0.000000001</text:p>
          </table:table-cell>
          <table:table-cell office:value-type="float" office:value="0.001392">
            <text:p>0.001392</text:p>
          </table:table-cell>
          <table:table-cell table:style-name="ce1" office:value-type="string">
            <text:p>1.4131e-11</text:p>
          </table:table-cell>
          <table:table-cell table:style-name="ce1" office:value-type="string">
            <text:p>2.4517e-11</text:p>
          </table:table-cell>
          <table:table-cell table:style-name="ce1" office:value-type="string">
            <text:p>1.8973e-09</text:p>
          </table:table-cell>
          <table:table-cell table:style-name="ce1" office:value-type="string">
            <text:p>4.6958e-13</text:p>
          </table:table-cell>
          <table:table-cell table:style-name="ce1" office:value-type="string">
            <text:p>1.9841e-10</text:p>
          </table:table-cell>
          <table:table-cell table:style-name="ce1" office:value-type="string">
            <text:p>3.0323e-11</text:p>
          </table:table-cell>
          <table:table-cell table:style-name="ce1" office:value-type="string">
            <text:p>9.6592e-16</text:p>
          </table:table-cell>
          <table:table-cell office:value-type="float" office:value="0.001392">
            <text:p>0.001392</text:p>
          </table:table-cell>
          <table:table-cell table:style-name="ce1" office:value-type="string">
            <text:p>1.4131e-11</text:p>
          </table:table-cell>
          <table:table-cell table:style-name="ce1" office:value-type="string">
            <text:p>2.4517e-11</text:p>
          </table:table-cell>
          <table:table-cell table:style-name="ce1" office:value-type="string">
            <text:p>1.8973e-09</text:p>
          </table:table-cell>
          <table:table-cell table:style-name="ce1" office:value-type="string">
            <text:p>4.6958e-13</text:p>
          </table:table-cell>
          <table:table-cell table:style-name="ce1" office:value-type="string">
            <text:p>1.9841e-10</text:p>
          </table:table-cell>
          <table:table-cell table:style-name="ce1" office:value-type="string">
            <text:p>3.0323e-11</text:p>
          </table:table-cell>
          <table:table-cell table:style-name="ce1" office:value-type="string">
            <text:p>9.6592e-16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R22]*1000000" office:value-type="float" office:value="1392.2">
            <text:p>1392.2</text:p>
          </table:table-cell>
          <table:table-cell table:formula="of:=[.S22]*1000000" office:value-type="float" office:value="0.000014077">
            <text:p>0.000014077</text:p>
          </table:table-cell>
          <table:table-cell table:formula="of:=[.T22]*1000000" office:value-type="float" office:value="0.000026797">
            <text:p>0.000026797</text:p>
          </table:table-cell>
          <table:table-cell table:formula="of:=[.U22]*1000000" office:value-type="float" office:value="0.0021061">
            <text:p>0.0021061</text:p>
          </table:table-cell>
          <table:table-cell table:formula="of:=[.V22]*1000000" office:value-type="float" office:value="0.00000054244">
            <text:p>5.4244E-007</text:p>
          </table:table-cell>
          <table:table-cell table:formula="of:=[.W22]*1000000" office:value-type="float" office:value="0.00021656">
            <text:p>0.00021656</text:p>
          </table:table-cell>
          <table:table-cell table:formula="of:=[.X22]*1000000" office:value-type="float" office:value="0.000029776">
            <text:p>0.000029776</text:p>
          </table:table-cell>
          <table:table-cell table:formula="of:=[.Y22]*1000000" office:value-type="float" office:value="0.0000000009607">
            <text:p>0.000000001</text:p>
          </table:table-cell>
          <table:table-cell table:formula="of:=[.Z22]*1000000" office:value-type="float" office:value="1392.2">
            <text:p>1392.2</text:p>
          </table:table-cell>
          <table:table-cell table:formula="of:=[.AA22]*1000000" office:value-type="float" office:value="0.000014077">
            <text:p>0.000014077</text:p>
          </table:table-cell>
          <table:table-cell table:formula="of:=[.AB22]*1000000" office:value-type="float" office:value="0.000026797">
            <text:p>0.000026797</text:p>
          </table:table-cell>
          <table:table-cell table:formula="of:=[.AC22]*1000000" office:value-type="float" office:value="0.0021061">
            <text:p>0.0021061</text:p>
          </table:table-cell>
          <table:table-cell table:formula="of:=[.AD22]*1000000" office:value-type="float" office:value="0.00000054244">
            <text:p>5.4244E-007</text:p>
          </table:table-cell>
          <table:table-cell table:formula="of:=[.AE22]*1000000" office:value-type="float" office:value="0.00021656">
            <text:p>0.00021656</text:p>
          </table:table-cell>
          <table:table-cell table:formula="of:=[.AF22]*1000000" office:value-type="float" office:value="0.000029776">
            <text:p>0.000029776</text:p>
          </table:table-cell>
          <table:table-cell table:formula="of:=[.AG22]*1000000" office:value-type="float" office:value="0.0000000009607">
            <text:p>0.000000001</text:p>
          </table:table-cell>
          <table:table-cell office:value-type="float" office:value="0.0013922">
            <text:p>0.0013922</text:p>
          </table:table-cell>
          <table:table-cell table:style-name="ce1" office:value-type="string">
            <text:p>1.4077e-11</text:p>
          </table:table-cell>
          <table:table-cell table:style-name="ce1" office:value-type="string">
            <text:p>2.6797e-11</text:p>
          </table:table-cell>
          <table:table-cell table:style-name="ce1" office:value-type="string">
            <text:p>2.1061e-09</text:p>
          </table:table-cell>
          <table:table-cell table:style-name="ce1" office:value-type="string">
            <text:p>5.4244e-13</text:p>
          </table:table-cell>
          <table:table-cell table:style-name="ce1" office:value-type="string">
            <text:p>2.1656e-10</text:p>
          </table:table-cell>
          <table:table-cell table:style-name="ce1" office:value-type="string">
            <text:p>2.9776e-11</text:p>
          </table:table-cell>
          <table:table-cell table:style-name="ce1" office:value-type="string">
            <text:p>9.607e-16</text:p>
          </table:table-cell>
          <table:table-cell office:value-type="float" office:value="0.0013922">
            <text:p>0.0013922</text:p>
          </table:table-cell>
          <table:table-cell table:style-name="ce1" office:value-type="string">
            <text:p>1.4077e-11</text:p>
          </table:table-cell>
          <table:table-cell table:style-name="ce1" office:value-type="string">
            <text:p>2.6797e-11</text:p>
          </table:table-cell>
          <table:table-cell table:style-name="ce1" office:value-type="string">
            <text:p>2.1061e-09</text:p>
          </table:table-cell>
          <table:table-cell table:style-name="ce1" office:value-type="string">
            <text:p>5.4244e-13</text:p>
          </table:table-cell>
          <table:table-cell table:style-name="ce1" office:value-type="string">
            <text:p>2.1656e-10</text:p>
          </table:table-cell>
          <table:table-cell table:style-name="ce1" office:value-type="string">
            <text:p>2.9776e-11</text:p>
          </table:table-cell>
          <table:table-cell table:style-name="ce1" office:value-type="string">
            <text:p>9.607e-16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R23]*1000000" office:value-type="float" office:value="1392.3">
            <text:p>1392.3</text:p>
          </table:table-cell>
          <table:table-cell table:formula="of:=[.S23]*1000000" office:value-type="float" office:value="0.000014023">
            <text:p>0.000014023</text:p>
          </table:table-cell>
          <table:table-cell table:formula="of:=[.T23]*1000000" office:value-type="float" office:value="0.000029035">
            <text:p>0.000029035</text:p>
          </table:table-cell>
          <table:table-cell table:formula="of:=[.U23]*1000000" office:value-type="float" office:value="0.0023217">
            <text:p>0.0023217</text:p>
          </table:table-cell>
          <table:table-cell table:formula="of:=[.V23]*1000000" office:value-type="float" office:value="0.00000061843">
            <text:p>6.1843E-007</text:p>
          </table:table-cell>
          <table:table-cell table:formula="of:=[.W23]*1000000" office:value-type="float" office:value="0.00023489">
            <text:p>0.00023489</text:p>
          </table:table-cell>
          <table:table-cell table:formula="of:=[.X23]*1000000" office:value-type="float" office:value="0.000029378">
            <text:p>0.000029378</text:p>
          </table:table-cell>
          <table:table-cell table:formula="of:=[.Y23]*1000000" office:value-type="float" office:value="0.00000000095652">
            <text:p>0.000000001</text:p>
          </table:table-cell>
          <table:table-cell table:formula="of:=[.Z23]*1000000" office:value-type="float" office:value="1392.3">
            <text:p>1392.3</text:p>
          </table:table-cell>
          <table:table-cell table:formula="of:=[.AA23]*1000000" office:value-type="float" office:value="0.000014023">
            <text:p>0.000014023</text:p>
          </table:table-cell>
          <table:table-cell table:formula="of:=[.AB23]*1000000" office:value-type="float" office:value="0.000029035">
            <text:p>0.000029035</text:p>
          </table:table-cell>
          <table:table-cell table:formula="of:=[.AC23]*1000000" office:value-type="float" office:value="0.0023217">
            <text:p>0.0023217</text:p>
          </table:table-cell>
          <table:table-cell table:formula="of:=[.AD23]*1000000" office:value-type="float" office:value="0.00000061843">
            <text:p>6.1843E-007</text:p>
          </table:table-cell>
          <table:table-cell table:formula="of:=[.AE23]*1000000" office:value-type="float" office:value="0.00023489">
            <text:p>0.00023489</text:p>
          </table:table-cell>
          <table:table-cell table:formula="of:=[.AF23]*1000000" office:value-type="float" office:value="0.000029378">
            <text:p>0.000029378</text:p>
          </table:table-cell>
          <table:table-cell table:formula="of:=[.AG23]*1000000" office:value-type="float" office:value="0.00000000095652">
            <text:p>0.000000001</text:p>
          </table:table-cell>
          <table:table-cell office:value-type="float" office:value="0.0013923">
            <text:p>0.0013923</text:p>
          </table:table-cell>
          <table:table-cell table:style-name="ce1" office:value-type="string">
            <text:p>1.4023e-11</text:p>
          </table:table-cell>
          <table:table-cell table:style-name="ce1" office:value-type="string">
            <text:p>2.9035e-11</text:p>
          </table:table-cell>
          <table:table-cell table:style-name="ce1" office:value-type="string">
            <text:p>2.3217e-09</text:p>
          </table:table-cell>
          <table:table-cell table:style-name="ce1" office:value-type="string">
            <text:p>6.1843e-13</text:p>
          </table:table-cell>
          <table:table-cell table:style-name="ce1" office:value-type="string">
            <text:p>2.3489e-10</text:p>
          </table:table-cell>
          <table:table-cell table:style-name="ce1" office:value-type="string">
            <text:p>2.9378e-11</text:p>
          </table:table-cell>
          <table:table-cell table:style-name="ce1" office:value-type="string">
            <text:p>9.5652e-16</text:p>
          </table:table-cell>
          <table:table-cell office:value-type="float" office:value="0.0013923">
            <text:p>0.0013923</text:p>
          </table:table-cell>
          <table:table-cell table:style-name="ce1" office:value-type="string">
            <text:p>1.4023e-11</text:p>
          </table:table-cell>
          <table:table-cell table:style-name="ce1" office:value-type="string">
            <text:p>2.9035e-11</text:p>
          </table:table-cell>
          <table:table-cell table:style-name="ce1" office:value-type="string">
            <text:p>2.3217e-09</text:p>
          </table:table-cell>
          <table:table-cell table:style-name="ce1" office:value-type="string">
            <text:p>6.1843e-13</text:p>
          </table:table-cell>
          <table:table-cell table:style-name="ce1" office:value-type="string">
            <text:p>2.3489e-10</text:p>
          </table:table-cell>
          <table:table-cell table:style-name="ce1" office:value-type="string">
            <text:p>2.9378e-11</text:p>
          </table:table-cell>
          <table:table-cell table:style-name="ce1" office:value-type="string">
            <text:p>9.5652e-16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R24]*1000000" office:value-type="float" office:value="1392.4">
            <text:p>1392.4</text:p>
          </table:table-cell>
          <table:table-cell table:formula="of:=[.S24]*1000000" office:value-type="float" office:value="0.000013978">
            <text:p>0.000013978</text:p>
          </table:table-cell>
          <table:table-cell table:formula="of:=[.T24]*1000000" office:value-type="float" office:value="0.000031236">
            <text:p>0.000031236</text:p>
          </table:table-cell>
          <table:table-cell table:formula="of:=[.U24]*1000000" office:value-type="float" office:value="0.0025448">
            <text:p>0.0025448</text:p>
          </table:table-cell>
          <table:table-cell table:formula="of:=[.V24]*1000000" office:value-type="float" office:value="0.0000006979">
            <text:p>6.979E-007</text:p>
          </table:table-cell>
          <table:table-cell table:formula="of:=[.W24]*1000000" office:value-type="float" office:value="0.0002539">
            <text:p>0.0002539</text:p>
          </table:table-cell>
          <table:table-cell table:formula="of:=[.X24]*1000000" office:value-type="float" office:value="0.000029109">
            <text:p>0.000029109</text:p>
          </table:table-cell>
          <table:table-cell table:formula="of:=[.Y24]*1000000" office:value-type="float" office:value="0.00000000095306">
            <text:p>0.000000001</text:p>
          </table:table-cell>
          <table:table-cell table:formula="of:=[.Z24]*1000000" office:value-type="float" office:value="1392.4">
            <text:p>1392.4</text:p>
          </table:table-cell>
          <table:table-cell table:formula="of:=[.AA24]*1000000" office:value-type="float" office:value="0.000013978">
            <text:p>0.000013978</text:p>
          </table:table-cell>
          <table:table-cell table:formula="of:=[.AB24]*1000000" office:value-type="float" office:value="0.000031236">
            <text:p>0.000031236</text:p>
          </table:table-cell>
          <table:table-cell table:formula="of:=[.AC24]*1000000" office:value-type="float" office:value="0.0025448">
            <text:p>0.0025448</text:p>
          </table:table-cell>
          <table:table-cell table:formula="of:=[.AD24]*1000000" office:value-type="float" office:value="0.0000006979">
            <text:p>6.979E-007</text:p>
          </table:table-cell>
          <table:table-cell table:formula="of:=[.AE24]*1000000" office:value-type="float" office:value="0.0002539">
            <text:p>0.0002539</text:p>
          </table:table-cell>
          <table:table-cell table:formula="of:=[.AF24]*1000000" office:value-type="float" office:value="0.000029109">
            <text:p>0.000029109</text:p>
          </table:table-cell>
          <table:table-cell table:formula="of:=[.AG24]*1000000" office:value-type="float" office:value="0.00000000095306">
            <text:p>0.000000001</text:p>
          </table:table-cell>
          <table:table-cell office:value-type="float" office:value="0.0013924">
            <text:p>0.0013924</text:p>
          </table:table-cell>
          <table:table-cell table:style-name="ce1" office:value-type="string">
            <text:p>1.3978e-11</text:p>
          </table:table-cell>
          <table:table-cell table:style-name="ce1" office:value-type="string">
            <text:p>3.1236e-11</text:p>
          </table:table-cell>
          <table:table-cell table:style-name="ce1" office:value-type="string">
            <text:p>2.5448e-09</text:p>
          </table:table-cell>
          <table:table-cell table:style-name="ce1" office:value-type="string">
            <text:p>6.979e-13</text:p>
          </table:table-cell>
          <table:table-cell table:style-name="ce1" office:value-type="string">
            <text:p>2.539e-10</text:p>
          </table:table-cell>
          <table:table-cell table:style-name="ce1" office:value-type="string">
            <text:p>2.9109e-11</text:p>
          </table:table-cell>
          <table:table-cell table:style-name="ce1" office:value-type="string">
            <text:p>9.5306e-16</text:p>
          </table:table-cell>
          <table:table-cell office:value-type="float" office:value="0.0013924">
            <text:p>0.0013924</text:p>
          </table:table-cell>
          <table:table-cell table:style-name="ce1" office:value-type="string">
            <text:p>1.3978e-11</text:p>
          </table:table-cell>
          <table:table-cell table:style-name="ce1" office:value-type="string">
            <text:p>3.1236e-11</text:p>
          </table:table-cell>
          <table:table-cell table:style-name="ce1" office:value-type="string">
            <text:p>2.5448e-09</text:p>
          </table:table-cell>
          <table:table-cell table:style-name="ce1" office:value-type="string">
            <text:p>6.979e-13</text:p>
          </table:table-cell>
          <table:table-cell table:style-name="ce1" office:value-type="string">
            <text:p>2.539e-10</text:p>
          </table:table-cell>
          <table:table-cell table:style-name="ce1" office:value-type="string">
            <text:p>2.9109e-11</text:p>
          </table:table-cell>
          <table:table-cell table:style-name="ce1" office:value-type="string">
            <text:p>9.5306e-16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R25]*1000000" office:value-type="float" office:value="1392.5">
            <text:p>1392.5</text:p>
          </table:table-cell>
          <table:table-cell table:formula="of:=[.S25]*1000000" office:value-type="float" office:value="0.000013952">
            <text:p>0.000013952</text:p>
          </table:table-cell>
          <table:table-cell table:formula="of:=[.T25]*1000000" office:value-type="float" office:value="0.000033405">
            <text:p>0.000033405</text:p>
          </table:table-cell>
          <table:table-cell table:formula="of:=[.U25]*1000000" office:value-type="float" office:value="0.0027762">
            <text:p>0.0027762</text:p>
          </table:table-cell>
          <table:table-cell table:formula="of:=[.V25]*1000000" office:value-type="float" office:value="0.00000078139">
            <text:p>7.8139E-007</text:p>
          </table:table-cell>
          <table:table-cell table:formula="of:=[.W25]*1000000" office:value-type="float" office:value="0.0002741">
            <text:p>0.0002741</text:p>
          </table:table-cell>
          <table:table-cell table:formula="of:=[.X25]*1000000" office:value-type="float" office:value="0.000028951">
            <text:p>0.000028951</text:p>
          </table:table-cell>
          <table:table-cell table:formula="of:=[.Y25]*1000000" office:value-type="float" office:value="0.00000000095012">
            <text:p>0.000000001</text:p>
          </table:table-cell>
          <table:table-cell table:formula="of:=[.Z25]*1000000" office:value-type="float" office:value="1392.5">
            <text:p>1392.5</text:p>
          </table:table-cell>
          <table:table-cell table:formula="of:=[.AA25]*1000000" office:value-type="float" office:value="0.000013952">
            <text:p>0.000013952</text:p>
          </table:table-cell>
          <table:table-cell table:formula="of:=[.AB25]*1000000" office:value-type="float" office:value="0.000033405">
            <text:p>0.000033405</text:p>
          </table:table-cell>
          <table:table-cell table:formula="of:=[.AC25]*1000000" office:value-type="float" office:value="0.0027762">
            <text:p>0.0027762</text:p>
          </table:table-cell>
          <table:table-cell table:formula="of:=[.AD25]*1000000" office:value-type="float" office:value="0.00000078139">
            <text:p>7.8139E-007</text:p>
          </table:table-cell>
          <table:table-cell table:formula="of:=[.AE25]*1000000" office:value-type="float" office:value="0.0002741">
            <text:p>0.0002741</text:p>
          </table:table-cell>
          <table:table-cell table:formula="of:=[.AF25]*1000000" office:value-type="float" office:value="0.000028951">
            <text:p>0.000028951</text:p>
          </table:table-cell>
          <table:table-cell table:formula="of:=[.AG25]*1000000" office:value-type="float" office:value="0.00000000095012">
            <text:p>0.000000001</text:p>
          </table:table-cell>
          <table:table-cell office:value-type="float" office:value="0.0013925">
            <text:p>0.0013925</text:p>
          </table:table-cell>
          <table:table-cell table:style-name="ce1" office:value-type="string">
            <text:p>1.3952e-11</text:p>
          </table:table-cell>
          <table:table-cell table:style-name="ce1" office:value-type="string">
            <text:p>3.3405e-11</text:p>
          </table:table-cell>
          <table:table-cell table:style-name="ce1" office:value-type="string">
            <text:p>2.7762e-09</text:p>
          </table:table-cell>
          <table:table-cell table:style-name="ce1" office:value-type="string">
            <text:p>7.8139e-13</text:p>
          </table:table-cell>
          <table:table-cell table:style-name="ce1" office:value-type="string">
            <text:p>2.741e-10</text:p>
          </table:table-cell>
          <table:table-cell table:style-name="ce1" office:value-type="string">
            <text:p>2.8951e-11</text:p>
          </table:table-cell>
          <table:table-cell table:style-name="ce1" office:value-type="string">
            <text:p>9.5012e-16</text:p>
          </table:table-cell>
          <table:table-cell office:value-type="float" office:value="0.0013925">
            <text:p>0.0013925</text:p>
          </table:table-cell>
          <table:table-cell table:style-name="ce1" office:value-type="string">
            <text:p>1.3952e-11</text:p>
          </table:table-cell>
          <table:table-cell table:style-name="ce1" office:value-type="string">
            <text:p>3.3405e-11</text:p>
          </table:table-cell>
          <table:table-cell table:style-name="ce1" office:value-type="string">
            <text:p>2.7762e-09</text:p>
          </table:table-cell>
          <table:table-cell table:style-name="ce1" office:value-type="string">
            <text:p>7.8139e-13</text:p>
          </table:table-cell>
          <table:table-cell table:style-name="ce1" office:value-type="string">
            <text:p>2.741e-10</text:p>
          </table:table-cell>
          <table:table-cell table:style-name="ce1" office:value-type="string">
            <text:p>2.8951e-11</text:p>
          </table:table-cell>
          <table:table-cell table:style-name="ce1" office:value-type="string">
            <text:p>9.5012e-16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R26]*1000000" office:value-type="float" office:value="1392.6">
            <text:p>1392.6</text:p>
          </table:table-cell>
          <table:table-cell table:formula="of:=[.S26]*1000000" office:value-type="float" office:value="0.000013948">
            <text:p>0.000013948</text:p>
          </table:table-cell>
          <table:table-cell table:formula="of:=[.T26]*1000000" office:value-type="float" office:value="0.000035548">
            <text:p>0.000035548</text:p>
          </table:table-cell>
          <table:table-cell table:formula="of:=[.U26]*1000000" office:value-type="float" office:value="0.0030169">
            <text:p>0.0030169</text:p>
          </table:table-cell>
          <table:table-cell table:formula="of:=[.V26]*1000000" office:value-type="float" office:value="0.00000086965">
            <text:p>8.6965E-007</text:p>
          </table:table-cell>
          <table:table-cell table:formula="of:=[.W26]*1000000" office:value-type="float" office:value="0.000296">
            <text:p>0.000296</text:p>
          </table:table-cell>
          <table:table-cell table:formula="of:=[.X26]*1000000" office:value-type="float" office:value="0.000028892">
            <text:p>0.000028892</text:p>
          </table:table-cell>
          <table:table-cell table:formula="of:=[.Y26]*1000000" office:value-type="float" office:value="0.00000000094752">
            <text:p>9.4752E-010</text:p>
          </table:table-cell>
          <table:table-cell table:formula="of:=[.Z26]*1000000" office:value-type="float" office:value="1392.6">
            <text:p>1392.6</text:p>
          </table:table-cell>
          <table:table-cell table:formula="of:=[.AA26]*1000000" office:value-type="float" office:value="0.000013948">
            <text:p>0.000013948</text:p>
          </table:table-cell>
          <table:table-cell table:formula="of:=[.AB26]*1000000" office:value-type="float" office:value="0.000035548">
            <text:p>0.000035548</text:p>
          </table:table-cell>
          <table:table-cell table:formula="of:=[.AC26]*1000000" office:value-type="float" office:value="0.0030169">
            <text:p>0.0030169</text:p>
          </table:table-cell>
          <table:table-cell table:formula="of:=[.AD26]*1000000" office:value-type="float" office:value="0.00000086965">
            <text:p>8.6965E-007</text:p>
          </table:table-cell>
          <table:table-cell table:formula="of:=[.AE26]*1000000" office:value-type="float" office:value="0.000296">
            <text:p>0.000296</text:p>
          </table:table-cell>
          <table:table-cell table:formula="of:=[.AF26]*1000000" office:value-type="float" office:value="0.000028892">
            <text:p>0.000028892</text:p>
          </table:table-cell>
          <table:table-cell table:formula="of:=[.AG26]*1000000" office:value-type="float" office:value="0.00000000094752">
            <text:p>9.4752E-010</text:p>
          </table:table-cell>
          <table:table-cell office:value-type="float" office:value="0.0013926">
            <text:p>0.0013926</text:p>
          </table:table-cell>
          <table:table-cell table:style-name="ce1" office:value-type="string">
            <text:p>1.3948e-11</text:p>
          </table:table-cell>
          <table:table-cell table:style-name="ce1" office:value-type="string">
            <text:p>3.5548e-11</text:p>
          </table:table-cell>
          <table:table-cell table:style-name="ce1" office:value-type="string">
            <text:p>3.0169e-09</text:p>
          </table:table-cell>
          <table:table-cell table:style-name="ce1" office:value-type="string">
            <text:p>8.6965e-13</text:p>
          </table:table-cell>
          <table:table-cell table:style-name="ce1" office:value-type="string">
            <text:p>2.96e-10</text:p>
          </table:table-cell>
          <table:table-cell table:style-name="ce1" office:value-type="string">
            <text:p>2.8892e-11</text:p>
          </table:table-cell>
          <table:table-cell table:style-name="ce1" office:value-type="string">
            <text:p>9.4752e-16</text:p>
          </table:table-cell>
          <table:table-cell office:value-type="float" office:value="0.0013926">
            <text:p>0.0013926</text:p>
          </table:table-cell>
          <table:table-cell table:style-name="ce1" office:value-type="string">
            <text:p>1.3948e-11</text:p>
          </table:table-cell>
          <table:table-cell table:style-name="ce1" office:value-type="string">
            <text:p>3.5548e-11</text:p>
          </table:table-cell>
          <table:table-cell table:style-name="ce1" office:value-type="string">
            <text:p>3.0169e-09</text:p>
          </table:table-cell>
          <table:table-cell table:style-name="ce1" office:value-type="string">
            <text:p>8.6965e-13</text:p>
          </table:table-cell>
          <table:table-cell table:style-name="ce1" office:value-type="string">
            <text:p>2.96e-10</text:p>
          </table:table-cell>
          <table:table-cell table:style-name="ce1" office:value-type="string">
            <text:p>2.8892e-11</text:p>
          </table:table-cell>
          <table:table-cell table:style-name="ce1" office:value-type="string">
            <text:p>9.4752e-16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R27]*1000000" office:value-type="float" office:value="1392.7">
            <text:p>1392.7</text:p>
          </table:table-cell>
          <table:table-cell table:formula="of:=[.S27]*1000000" office:value-type="float" office:value="0.000013972">
            <text:p>0.000013972</text:p>
          </table:table-cell>
          <table:table-cell table:formula="of:=[.T27]*1000000" office:value-type="float" office:value="0.000037672">
            <text:p>0.000037672</text:p>
          </table:table-cell>
          <table:table-cell table:formula="of:=[.U27]*1000000" office:value-type="float" office:value="0.0032683">
            <text:p>0.0032683</text:p>
          </table:table-cell>
          <table:table-cell table:formula="of:=[.V27]*1000000" office:value-type="float" office:value="0.00000096363">
            <text:p>9.6363E-007</text:p>
          </table:table-cell>
          <table:table-cell table:formula="of:=[.W27]*1000000" office:value-type="float" office:value="0.00032013">
            <text:p>0.00032013</text:p>
          </table:table-cell>
          <table:table-cell table:formula="of:=[.X27]*1000000" office:value-type="float" office:value="0.000028919">
            <text:p>0.000028919</text:p>
          </table:table-cell>
          <table:table-cell table:formula="of:=[.Y27]*1000000" office:value-type="float" office:value="0.00000000094517">
            <text:p>9.4517E-010</text:p>
          </table:table-cell>
          <table:table-cell table:formula="of:=[.Z27]*1000000" office:value-type="float" office:value="1392.7">
            <text:p>1392.7</text:p>
          </table:table-cell>
          <table:table-cell table:formula="of:=[.AA27]*1000000" office:value-type="float" office:value="0.000013972">
            <text:p>0.000013972</text:p>
          </table:table-cell>
          <table:table-cell table:formula="of:=[.AB27]*1000000" office:value-type="float" office:value="0.000037672">
            <text:p>0.000037672</text:p>
          </table:table-cell>
          <table:table-cell table:formula="of:=[.AC27]*1000000" office:value-type="float" office:value="0.0032683">
            <text:p>0.0032683</text:p>
          </table:table-cell>
          <table:table-cell table:formula="of:=[.AD27]*1000000" office:value-type="float" office:value="0.00000096363">
            <text:p>9.6363E-007</text:p>
          </table:table-cell>
          <table:table-cell table:formula="of:=[.AE27]*1000000" office:value-type="float" office:value="0.00032013">
            <text:p>0.00032013</text:p>
          </table:table-cell>
          <table:table-cell table:formula="of:=[.AF27]*1000000" office:value-type="float" office:value="0.000028919">
            <text:p>0.000028919</text:p>
          </table:table-cell>
          <table:table-cell table:formula="of:=[.AG27]*1000000" office:value-type="float" office:value="0.00000000094517">
            <text:p>9.4517E-010</text:p>
          </table:table-cell>
          <table:table-cell office:value-type="float" office:value="0.0013927">
            <text:p>0.0013927</text:p>
          </table:table-cell>
          <table:table-cell table:style-name="ce1" office:value-type="string">
            <text:p>1.3972e-11</text:p>
          </table:table-cell>
          <table:table-cell table:style-name="ce1" office:value-type="string">
            <text:p>3.7672e-11</text:p>
          </table:table-cell>
          <table:table-cell table:style-name="ce1" office:value-type="string">
            <text:p>3.2683e-09</text:p>
          </table:table-cell>
          <table:table-cell table:style-name="ce1" office:value-type="string">
            <text:p>9.6363e-13</text:p>
          </table:table-cell>
          <table:table-cell table:style-name="ce1" office:value-type="string">
            <text:p>3.2013e-10</text:p>
          </table:table-cell>
          <table:table-cell table:style-name="ce1" office:value-type="string">
            <text:p>2.8919e-11</text:p>
          </table:table-cell>
          <table:table-cell table:style-name="ce1" office:value-type="string">
            <text:p>9.4517e-16</text:p>
          </table:table-cell>
          <table:table-cell office:value-type="float" office:value="0.0013927">
            <text:p>0.0013927</text:p>
          </table:table-cell>
          <table:table-cell table:style-name="ce1" office:value-type="string">
            <text:p>1.3972e-11</text:p>
          </table:table-cell>
          <table:table-cell table:style-name="ce1" office:value-type="string">
            <text:p>3.7672e-11</text:p>
          </table:table-cell>
          <table:table-cell table:style-name="ce1" office:value-type="string">
            <text:p>3.2683e-09</text:p>
          </table:table-cell>
          <table:table-cell table:style-name="ce1" office:value-type="string">
            <text:p>9.6363e-13</text:p>
          </table:table-cell>
          <table:table-cell table:style-name="ce1" office:value-type="string">
            <text:p>3.2013e-10</text:p>
          </table:table-cell>
          <table:table-cell table:style-name="ce1" office:value-type="string">
            <text:p>2.8919e-11</text:p>
          </table:table-cell>
          <table:table-cell table:style-name="ce1" office:value-type="string">
            <text:p>9.4517e-16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R28]*1000000" office:value-type="float" office:value="1392.8">
            <text:p>1392.8</text:p>
          </table:table-cell>
          <table:table-cell table:formula="of:=[.S28]*1000000" office:value-type="float" office:value="0.000014024">
            <text:p>0.000014024</text:p>
          </table:table-cell>
          <table:table-cell table:formula="of:=[.T28]*1000000" office:value-type="float" office:value="0.000039783">
            <text:p>0.000039783</text:p>
          </table:table-cell>
          <table:table-cell table:formula="of:=[.U28]*1000000" office:value-type="float" office:value="0.0035318">
            <text:p>0.0035318</text:p>
          </table:table-cell>
          <table:table-cell table:formula="of:=[.V28]*1000000" office:value-type="float" office:value="0.0000010644">
            <text:p>1.0644E-006</text:p>
          </table:table-cell>
          <table:table-cell table:formula="of:=[.W28]*1000000" office:value-type="float" office:value="0.00034704">
            <text:p>0.00034704</text:p>
          </table:table-cell>
          <table:table-cell table:formula="of:=[.X28]*1000000" office:value-type="float" office:value="0.000029023">
            <text:p>0.000029023</text:p>
          </table:table-cell>
          <table:table-cell table:formula="of:=[.Y28]*1000000" office:value-type="float" office:value="0.000000000943">
            <text:p>9.43E-010</text:p>
          </table:table-cell>
          <table:table-cell table:formula="of:=[.Z28]*1000000" office:value-type="float" office:value="1392.8">
            <text:p>1392.8</text:p>
          </table:table-cell>
          <table:table-cell table:formula="of:=[.AA28]*1000000" office:value-type="float" office:value="0.000014024">
            <text:p>0.000014024</text:p>
          </table:table-cell>
          <table:table-cell table:formula="of:=[.AB28]*1000000" office:value-type="float" office:value="0.000039783">
            <text:p>0.000039783</text:p>
          </table:table-cell>
          <table:table-cell table:formula="of:=[.AC28]*1000000" office:value-type="float" office:value="0.0035318">
            <text:p>0.0035318</text:p>
          </table:table-cell>
          <table:table-cell table:formula="of:=[.AD28]*1000000" office:value-type="float" office:value="0.0000010644">
            <text:p>1.0644E-006</text:p>
          </table:table-cell>
          <table:table-cell table:formula="of:=[.AE28]*1000000" office:value-type="float" office:value="0.00034704">
            <text:p>0.00034704</text:p>
          </table:table-cell>
          <table:table-cell table:formula="of:=[.AF28]*1000000" office:value-type="float" office:value="0.000029023">
            <text:p>0.000029023</text:p>
          </table:table-cell>
          <table:table-cell table:formula="of:=[.AG28]*1000000" office:value-type="float" office:value="0.000000000943">
            <text:p>9.43E-010</text:p>
          </table:table-cell>
          <table:table-cell office:value-type="float" office:value="0.0013928">
            <text:p>0.0013928</text:p>
          </table:table-cell>
          <table:table-cell table:style-name="ce1" office:value-type="string">
            <text:p>1.4024e-11</text:p>
          </table:table-cell>
          <table:table-cell table:style-name="ce1" office:value-type="string">
            <text:p>3.9783e-11</text:p>
          </table:table-cell>
          <table:table-cell table:style-name="ce1" office:value-type="string">
            <text:p>3.5318e-09</text:p>
          </table:table-cell>
          <table:table-cell table:style-name="ce1" office:value-type="string">
            <text:p>1.0644e-12</text:p>
          </table:table-cell>
          <table:table-cell table:style-name="ce1" office:value-type="string">
            <text:p>3.4704e-10</text:p>
          </table:table-cell>
          <table:table-cell table:style-name="ce1" office:value-type="string">
            <text:p>2.9023e-11</text:p>
          </table:table-cell>
          <table:table-cell table:style-name="ce1" office:value-type="string">
            <text:p>9.43e-16</text:p>
          </table:table-cell>
          <table:table-cell office:value-type="float" office:value="0.0013928">
            <text:p>0.0013928</text:p>
          </table:table-cell>
          <table:table-cell table:style-name="ce1" office:value-type="string">
            <text:p>1.4024e-11</text:p>
          </table:table-cell>
          <table:table-cell table:style-name="ce1" office:value-type="string">
            <text:p>3.9783e-11</text:p>
          </table:table-cell>
          <table:table-cell table:style-name="ce1" office:value-type="string">
            <text:p>3.5318e-09</text:p>
          </table:table-cell>
          <table:table-cell table:style-name="ce1" office:value-type="string">
            <text:p>1.0644e-12</text:p>
          </table:table-cell>
          <table:table-cell table:style-name="ce1" office:value-type="string">
            <text:p>3.4704e-10</text:p>
          </table:table-cell>
          <table:table-cell table:style-name="ce1" office:value-type="string">
            <text:p>2.9023e-11</text:p>
          </table:table-cell>
          <table:table-cell table:style-name="ce1" office:value-type="string">
            <text:p>9.43e-16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R29]*1000000" office:value-type="float" office:value="1392.9">
            <text:p>1392.9</text:p>
          </table:table-cell>
          <table:table-cell table:formula="of:=[.S29]*1000000" office:value-type="float" office:value="0.000014107">
            <text:p>0.000014107</text:p>
          </table:table-cell>
          <table:table-cell table:formula="of:=[.T29]*1000000" office:value-type="float" office:value="0.000041891">
            <text:p>0.000041891</text:p>
          </table:table-cell>
          <table:table-cell table:formula="of:=[.U29]*1000000" office:value-type="float" office:value="0.003809">
            <text:p>0.003809</text:p>
          </table:table-cell>
          <table:table-cell table:formula="of:=[.V29]*1000000" office:value-type="float" office:value="0.0000011733">
            <text:p>1.1733E-006</text:p>
          </table:table-cell>
          <table:table-cell table:formula="of:=[.W29]*1000000" office:value-type="float" office:value="0.00037731">
            <text:p>0.00037731</text:p>
          </table:table-cell>
          <table:table-cell table:formula="of:=[.X29]*1000000" office:value-type="float" office:value="0.000029198">
            <text:p>0.000029198</text:p>
          </table:table-cell>
          <table:table-cell table:formula="of:=[.Y29]*1000000" office:value-type="float" office:value="0.00000000094094">
            <text:p>9.4094E-010</text:p>
          </table:table-cell>
          <table:table-cell table:formula="of:=[.Z29]*1000000" office:value-type="float" office:value="1392.9">
            <text:p>1392.9</text:p>
          </table:table-cell>
          <table:table-cell table:formula="of:=[.AA29]*1000000" office:value-type="float" office:value="0.000014107">
            <text:p>0.000014107</text:p>
          </table:table-cell>
          <table:table-cell table:formula="of:=[.AB29]*1000000" office:value-type="float" office:value="0.000041891">
            <text:p>0.000041891</text:p>
          </table:table-cell>
          <table:table-cell table:formula="of:=[.AC29]*1000000" office:value-type="float" office:value="0.003809">
            <text:p>0.003809</text:p>
          </table:table-cell>
          <table:table-cell table:formula="of:=[.AD29]*1000000" office:value-type="float" office:value="0.0000011733">
            <text:p>1.1733E-006</text:p>
          </table:table-cell>
          <table:table-cell table:formula="of:=[.AE29]*1000000" office:value-type="float" office:value="0.00037731">
            <text:p>0.00037731</text:p>
          </table:table-cell>
          <table:table-cell table:formula="of:=[.AF29]*1000000" office:value-type="float" office:value="0.000029198">
            <text:p>0.000029198</text:p>
          </table:table-cell>
          <table:table-cell table:formula="of:=[.AG29]*1000000" office:value-type="float" office:value="0.00000000094094">
            <text:p>9.4094E-010</text:p>
          </table:table-cell>
          <table:table-cell office:value-type="float" office:value="0.0013929">
            <text:p>0.0013929</text:p>
          </table:table-cell>
          <table:table-cell table:style-name="ce1" office:value-type="string">
            <text:p>1.4107e-11</text:p>
          </table:table-cell>
          <table:table-cell table:style-name="ce1" office:value-type="string">
            <text:p>4.1891e-11</text:p>
          </table:table-cell>
          <table:table-cell table:style-name="ce1" office:value-type="string">
            <text:p>3.809e-09</text:p>
          </table:table-cell>
          <table:table-cell table:style-name="ce1" office:value-type="string">
            <text:p>1.1733e-12</text:p>
          </table:table-cell>
          <table:table-cell table:style-name="ce1" office:value-type="string">
            <text:p>3.7731e-10</text:p>
          </table:table-cell>
          <table:table-cell table:style-name="ce1" office:value-type="string">
            <text:p>2.9198e-11</text:p>
          </table:table-cell>
          <table:table-cell table:style-name="ce1" office:value-type="string">
            <text:p>9.4094e-16</text:p>
          </table:table-cell>
          <table:table-cell office:value-type="float" office:value="0.0013929">
            <text:p>0.0013929</text:p>
          </table:table-cell>
          <table:table-cell table:style-name="ce1" office:value-type="string">
            <text:p>1.4107e-11</text:p>
          </table:table-cell>
          <table:table-cell table:style-name="ce1" office:value-type="string">
            <text:p>4.1891e-11</text:p>
          </table:table-cell>
          <table:table-cell table:style-name="ce1" office:value-type="string">
            <text:p>3.809e-09</text:p>
          </table:table-cell>
          <table:table-cell table:style-name="ce1" office:value-type="string">
            <text:p>1.1733e-12</text:p>
          </table:table-cell>
          <table:table-cell table:style-name="ce1" office:value-type="string">
            <text:p>3.7731e-10</text:p>
          </table:table-cell>
          <table:table-cell table:style-name="ce1" office:value-type="string">
            <text:p>2.9198e-11</text:p>
          </table:table-cell>
          <table:table-cell table:style-name="ce1" office:value-type="string">
            <text:p>9.4094e-16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R30]*1000000" office:value-type="float" office:value="1392.9">
            <text:p>1392.9</text:p>
          </table:table-cell>
          <table:table-cell table:formula="of:=[.S30]*1000000" office:value-type="float" office:value="0.000014222">
            <text:p>0.000014222</text:p>
          </table:table-cell>
          <table:table-cell table:formula="of:=[.T30]*1000000" office:value-type="float" office:value="0.000044001">
            <text:p>0.000044001</text:p>
          </table:table-cell>
          <table:table-cell table:formula="of:=[.U30]*1000000" office:value-type="float" office:value="0.0041016">
            <text:p>0.0041016</text:p>
          </table:table-cell>
          <table:table-cell table:formula="of:=[.V30]*1000000" office:value-type="float" office:value="0.0000012918">
            <text:p>1.2918E-006</text:p>
          </table:table-cell>
          <table:table-cell table:formula="of:=[.W30]*1000000" office:value-type="float" office:value="0.00041155">
            <text:p>0.00041155</text:p>
          </table:table-cell>
          <table:table-cell table:formula="of:=[.X30]*1000000" office:value-type="float" office:value="0.000029438">
            <text:p>0.000029438</text:p>
          </table:table-cell>
          <table:table-cell table:formula="of:=[.Y30]*1000000" office:value-type="float" office:value="0.00000000093896">
            <text:p>9.3896E-010</text:p>
          </table:table-cell>
          <table:table-cell table:formula="of:=[.Z30]*1000000" office:value-type="float" office:value="1392.9">
            <text:p>1392.9</text:p>
          </table:table-cell>
          <table:table-cell table:formula="of:=[.AA30]*1000000" office:value-type="float" office:value="0.000014222">
            <text:p>0.000014222</text:p>
          </table:table-cell>
          <table:table-cell table:formula="of:=[.AB30]*1000000" office:value-type="float" office:value="0.000044001">
            <text:p>0.000044001</text:p>
          </table:table-cell>
          <table:table-cell table:formula="of:=[.AC30]*1000000" office:value-type="float" office:value="0.0041016">
            <text:p>0.0041016</text:p>
          </table:table-cell>
          <table:table-cell table:formula="of:=[.AD30]*1000000" office:value-type="float" office:value="0.0000012918">
            <text:p>1.2918E-006</text:p>
          </table:table-cell>
          <table:table-cell table:formula="of:=[.AE30]*1000000" office:value-type="float" office:value="0.00041155">
            <text:p>0.00041155</text:p>
          </table:table-cell>
          <table:table-cell table:formula="of:=[.AF30]*1000000" office:value-type="float" office:value="0.000029438">
            <text:p>0.000029438</text:p>
          </table:table-cell>
          <table:table-cell table:formula="of:=[.AG30]*1000000" office:value-type="float" office:value="0.00000000093896">
            <text:p>9.3896E-010</text:p>
          </table:table-cell>
          <table:table-cell office:value-type="float" office:value="0.0013929">
            <text:p>0.0013929</text:p>
          </table:table-cell>
          <table:table-cell table:style-name="ce1" office:value-type="string">
            <text:p>1.4222e-11</text:p>
          </table:table-cell>
          <table:table-cell table:style-name="ce1" office:value-type="string">
            <text:p>4.4001e-11</text:p>
          </table:table-cell>
          <table:table-cell table:style-name="ce1" office:value-type="string">
            <text:p>4.1016e-09</text:p>
          </table:table-cell>
          <table:table-cell table:style-name="ce1" office:value-type="string">
            <text:p>1.2918e-12</text:p>
          </table:table-cell>
          <table:table-cell table:style-name="ce1" office:value-type="string">
            <text:p>4.1155e-10</text:p>
          </table:table-cell>
          <table:table-cell table:style-name="ce1" office:value-type="string">
            <text:p>2.9438e-11</text:p>
          </table:table-cell>
          <table:table-cell table:style-name="ce1" office:value-type="string">
            <text:p>9.3896e-16</text:p>
          </table:table-cell>
          <table:table-cell office:value-type="float" office:value="0.0013929">
            <text:p>0.0013929</text:p>
          </table:table-cell>
          <table:table-cell table:style-name="ce1" office:value-type="string">
            <text:p>1.4222e-11</text:p>
          </table:table-cell>
          <table:table-cell table:style-name="ce1" office:value-type="string">
            <text:p>4.4001e-11</text:p>
          </table:table-cell>
          <table:table-cell table:style-name="ce1" office:value-type="string">
            <text:p>4.1016e-09</text:p>
          </table:table-cell>
          <table:table-cell table:style-name="ce1" office:value-type="string">
            <text:p>1.2918e-12</text:p>
          </table:table-cell>
          <table:table-cell table:style-name="ce1" office:value-type="string">
            <text:p>4.1155e-10</text:p>
          </table:table-cell>
          <table:table-cell table:style-name="ce1" office:value-type="string">
            <text:p>2.9438e-11</text:p>
          </table:table-cell>
          <table:table-cell table:style-name="ce1" office:value-type="string">
            <text:p>9.3896e-16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R31]*1000000" office:value-type="float" office:value="1393">
            <text:p>1393</text:p>
          </table:table-cell>
          <table:table-cell table:formula="of:=[.S31]*1000000" office:value-type="float" office:value="0.00001437">
            <text:p>0.00001437</text:p>
          </table:table-cell>
          <table:table-cell table:formula="of:=[.T31]*1000000" office:value-type="float" office:value="0.00004612">
            <text:p>0.00004612</text:p>
          </table:table-cell>
          <table:table-cell table:formula="of:=[.U31]*1000000" office:value-type="float" office:value="0.0044115">
            <text:p>0.0044115</text:p>
          </table:table-cell>
          <table:table-cell table:formula="of:=[.V31]*1000000" office:value-type="float" office:value="0.0000014214">
            <text:p>1.4214E-006</text:p>
          </table:table-cell>
          <table:table-cell table:formula="of:=[.W31]*1000000" office:value-type="float" office:value="0.00045042">
            <text:p>0.00045042</text:p>
          </table:table-cell>
          <table:table-cell table:formula="of:=[.X31]*1000000" office:value-type="float" office:value="0.000029738">
            <text:p>0.000029738</text:p>
          </table:table-cell>
          <table:table-cell table:formula="of:=[.Y31]*1000000" office:value-type="float" office:value="0.00000000093705">
            <text:p>9.3705E-010</text:p>
          </table:table-cell>
          <table:table-cell table:formula="of:=[.Z31]*1000000" office:value-type="float" office:value="1393">
            <text:p>1393</text:p>
          </table:table-cell>
          <table:table-cell table:formula="of:=[.AA31]*1000000" office:value-type="float" office:value="0.00001437">
            <text:p>0.00001437</text:p>
          </table:table-cell>
          <table:table-cell table:formula="of:=[.AB31]*1000000" office:value-type="float" office:value="0.00004612">
            <text:p>0.00004612</text:p>
          </table:table-cell>
          <table:table-cell table:formula="of:=[.AC31]*1000000" office:value-type="float" office:value="0.0044115">
            <text:p>0.0044115</text:p>
          </table:table-cell>
          <table:table-cell table:formula="of:=[.AD31]*1000000" office:value-type="float" office:value="0.0000014214">
            <text:p>1.4214E-006</text:p>
          </table:table-cell>
          <table:table-cell table:formula="of:=[.AE31]*1000000" office:value-type="float" office:value="0.00045042">
            <text:p>0.00045042</text:p>
          </table:table-cell>
          <table:table-cell table:formula="of:=[.AF31]*1000000" office:value-type="float" office:value="0.000029738">
            <text:p>0.000029738</text:p>
          </table:table-cell>
          <table:table-cell table:formula="of:=[.AG31]*1000000" office:value-type="float" office:value="0.00000000093705">
            <text:p>9.3705E-010</text:p>
          </table:table-cell>
          <table:table-cell office:value-type="float" office:value="0.001393">
            <text:p>0.001393</text:p>
          </table:table-cell>
          <table:table-cell table:style-name="ce1" office:value-type="string">
            <text:p>1.437e-11</text:p>
          </table:table-cell>
          <table:table-cell table:style-name="ce1" office:value-type="string">
            <text:p>4.612e-11</text:p>
          </table:table-cell>
          <table:table-cell table:style-name="ce1" office:value-type="string">
            <text:p>4.4115e-09</text:p>
          </table:table-cell>
          <table:table-cell table:style-name="ce1" office:value-type="string">
            <text:p>1.4214e-12</text:p>
          </table:table-cell>
          <table:table-cell table:style-name="ce1" office:value-type="string">
            <text:p>4.5042e-10</text:p>
          </table:table-cell>
          <table:table-cell table:style-name="ce1" office:value-type="string">
            <text:p>2.9738e-11</text:p>
          </table:table-cell>
          <table:table-cell table:style-name="ce1" office:value-type="string">
            <text:p>9.3705e-16</text:p>
          </table:table-cell>
          <table:table-cell office:value-type="float" office:value="0.001393">
            <text:p>0.001393</text:p>
          </table:table-cell>
          <table:table-cell table:style-name="ce1" office:value-type="string">
            <text:p>1.437e-11</text:p>
          </table:table-cell>
          <table:table-cell table:style-name="ce1" office:value-type="string">
            <text:p>4.612e-11</text:p>
          </table:table-cell>
          <table:table-cell table:style-name="ce1" office:value-type="string">
            <text:p>4.4115e-09</text:p>
          </table:table-cell>
          <table:table-cell table:style-name="ce1" office:value-type="string">
            <text:p>1.4214e-12</text:p>
          </table:table-cell>
          <table:table-cell table:style-name="ce1" office:value-type="string">
            <text:p>4.5042e-10</text:p>
          </table:table-cell>
          <table:table-cell table:style-name="ce1" office:value-type="string">
            <text:p>2.9738e-11</text:p>
          </table:table-cell>
          <table:table-cell table:style-name="ce1" office:value-type="string">
            <text:p>9.3705e-16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R32]*1000000" office:value-type="float" office:value="1393.1">
            <text:p>1393.1</text:p>
          </table:table-cell>
          <table:table-cell table:formula="of:=[.S32]*1000000" office:value-type="float" office:value="0.00001455">
            <text:p>0.00001455</text:p>
          </table:table-cell>
          <table:table-cell table:formula="of:=[.T32]*1000000" office:value-type="float" office:value="0.000048255">
            <text:p>0.000048255</text:p>
          </table:table-cell>
          <table:table-cell table:formula="of:=[.U32]*1000000" office:value-type="float" office:value="0.0047408">
            <text:p>0.0047408</text:p>
          </table:table-cell>
          <table:table-cell table:formula="of:=[.V32]*1000000" office:value-type="float" office:value="0.0000015642">
            <text:p>1.5642E-006</text:p>
          </table:table-cell>
          <table:table-cell table:formula="of:=[.W32]*1000000" office:value-type="float" office:value="0.00049463">
            <text:p>0.00049463</text:p>
          </table:table-cell>
          <table:table-cell table:formula="of:=[.X32]*1000000" office:value-type="float" office:value="0.000030093">
            <text:p>0.000030093</text:p>
          </table:table-cell>
          <table:table-cell table:formula="of:=[.Y32]*1000000" office:value-type="float" office:value="0.00000000093518">
            <text:p>9.3518E-010</text:p>
          </table:table-cell>
          <table:table-cell table:formula="of:=[.Z32]*1000000" office:value-type="float" office:value="1393.1">
            <text:p>1393.1</text:p>
          </table:table-cell>
          <table:table-cell table:formula="of:=[.AA32]*1000000" office:value-type="float" office:value="0.00001455">
            <text:p>0.00001455</text:p>
          </table:table-cell>
          <table:table-cell table:formula="of:=[.AB32]*1000000" office:value-type="float" office:value="0.000048255">
            <text:p>0.000048255</text:p>
          </table:table-cell>
          <table:table-cell table:formula="of:=[.AC32]*1000000" office:value-type="float" office:value="0.0047408">
            <text:p>0.0047408</text:p>
          </table:table-cell>
          <table:table-cell table:formula="of:=[.AD32]*1000000" office:value-type="float" office:value="0.0000015642">
            <text:p>1.5642E-006</text:p>
          </table:table-cell>
          <table:table-cell table:formula="of:=[.AE32]*1000000" office:value-type="float" office:value="0.00049463">
            <text:p>0.00049463</text:p>
          </table:table-cell>
          <table:table-cell table:formula="of:=[.AF32]*1000000" office:value-type="float" office:value="0.000030093">
            <text:p>0.000030093</text:p>
          </table:table-cell>
          <table:table-cell table:formula="of:=[.AG32]*1000000" office:value-type="float" office:value="0.00000000093518">
            <text:p>9.3518E-010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1.455e-11</text:p>
          </table:table-cell>
          <table:table-cell table:style-name="ce1" office:value-type="string">
            <text:p>4.8255e-11</text:p>
          </table:table-cell>
          <table:table-cell table:style-name="ce1" office:value-type="string">
            <text:p>4.7408e-09</text:p>
          </table:table-cell>
          <table:table-cell table:style-name="ce1" office:value-type="string">
            <text:p>1.5642e-12</text:p>
          </table:table-cell>
          <table:table-cell table:style-name="ce1" office:value-type="string">
            <text:p>4.9463e-10</text:p>
          </table:table-cell>
          <table:table-cell table:style-name="ce1" office:value-type="string">
            <text:p>3.0093e-11</text:p>
          </table:table-cell>
          <table:table-cell table:style-name="ce1" office:value-type="string">
            <text:p>9.3518e-16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1.455e-11</text:p>
          </table:table-cell>
          <table:table-cell table:style-name="ce1" office:value-type="string">
            <text:p>4.8255e-11</text:p>
          </table:table-cell>
          <table:table-cell table:style-name="ce1" office:value-type="string">
            <text:p>4.7408e-09</text:p>
          </table:table-cell>
          <table:table-cell table:style-name="ce1" office:value-type="string">
            <text:p>1.5642e-12</text:p>
          </table:table-cell>
          <table:table-cell table:style-name="ce1" office:value-type="string">
            <text:p>4.9463e-10</text:p>
          </table:table-cell>
          <table:table-cell table:style-name="ce1" office:value-type="string">
            <text:p>3.0093e-11</text:p>
          </table:table-cell>
          <table:table-cell table:style-name="ce1" office:value-type="string">
            <text:p>9.3518e-16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R33]*1000000" office:value-type="float" office:value="1393.1">
            <text:p>1393.1</text:p>
          </table:table-cell>
          <table:table-cell table:formula="of:=[.S33]*1000000" office:value-type="float" office:value="0.000014762">
            <text:p>0.000014762</text:p>
          </table:table-cell>
          <table:table-cell table:formula="of:=[.T33]*1000000" office:value-type="float" office:value="0.000050414">
            <text:p>0.000050414</text:p>
          </table:table-cell>
          <table:table-cell table:formula="of:=[.U33]*1000000" office:value-type="float" office:value="0.0050917">
            <text:p>0.0050917</text:p>
          </table:table-cell>
          <table:table-cell table:formula="of:=[.V33]*1000000" office:value-type="float" office:value="0.0000017221">
            <text:p>1.7221E-006</text:p>
          </table:table-cell>
          <table:table-cell table:formula="of:=[.W33]*1000000" office:value-type="float" office:value="0.00054496">
            <text:p>0.00054496</text:p>
          </table:table-cell>
          <table:table-cell table:formula="of:=[.X33]*1000000" office:value-type="float" office:value="0.000030502">
            <text:p>0.000030502</text:p>
          </table:table-cell>
          <table:table-cell table:formula="of:=[.Y33]*1000000" office:value-type="float" office:value="0.00000000093333">
            <text:p>9.3333E-010</text:p>
          </table:table-cell>
          <table:table-cell table:formula="of:=[.Z33]*1000000" office:value-type="float" office:value="1393.1">
            <text:p>1393.1</text:p>
          </table:table-cell>
          <table:table-cell table:formula="of:=[.AA33]*1000000" office:value-type="float" office:value="0.000014762">
            <text:p>0.000014762</text:p>
          </table:table-cell>
          <table:table-cell table:formula="of:=[.AB33]*1000000" office:value-type="float" office:value="0.000050414">
            <text:p>0.000050414</text:p>
          </table:table-cell>
          <table:table-cell table:formula="of:=[.AC33]*1000000" office:value-type="float" office:value="0.0050917">
            <text:p>0.0050917</text:p>
          </table:table-cell>
          <table:table-cell table:formula="of:=[.AD33]*1000000" office:value-type="float" office:value="0.0000017221">
            <text:p>1.7221E-006</text:p>
          </table:table-cell>
          <table:table-cell table:formula="of:=[.AE33]*1000000" office:value-type="float" office:value="0.00054496">
            <text:p>0.00054496</text:p>
          </table:table-cell>
          <table:table-cell table:formula="of:=[.AF33]*1000000" office:value-type="float" office:value="0.000030502">
            <text:p>0.000030502</text:p>
          </table:table-cell>
          <table:table-cell table:formula="of:=[.AG33]*1000000" office:value-type="float" office:value="0.00000000093333">
            <text:p>9.3333E-010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1.4762e-11</text:p>
          </table:table-cell>
          <table:table-cell table:style-name="ce1" office:value-type="string">
            <text:p>5.0414e-11</text:p>
          </table:table-cell>
          <table:table-cell table:style-name="ce1" office:value-type="string">
            <text:p>5.0917e-09</text:p>
          </table:table-cell>
          <table:table-cell table:style-name="ce1" office:value-type="string">
            <text:p>1.7221e-12</text:p>
          </table:table-cell>
          <table:table-cell table:style-name="ce1" office:value-type="string">
            <text:p>5.4496e-10</text:p>
          </table:table-cell>
          <table:table-cell table:style-name="ce1" office:value-type="string">
            <text:p>3.0502e-11</text:p>
          </table:table-cell>
          <table:table-cell table:style-name="ce1" office:value-type="string">
            <text:p>9.3333e-16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1.4762e-11</text:p>
          </table:table-cell>
          <table:table-cell table:style-name="ce1" office:value-type="string">
            <text:p>5.0414e-11</text:p>
          </table:table-cell>
          <table:table-cell table:style-name="ce1" office:value-type="string">
            <text:p>5.0917e-09</text:p>
          </table:table-cell>
          <table:table-cell table:style-name="ce1" office:value-type="string">
            <text:p>1.7221e-12</text:p>
          </table:table-cell>
          <table:table-cell table:style-name="ce1" office:value-type="string">
            <text:p>5.4496e-10</text:p>
          </table:table-cell>
          <table:table-cell table:style-name="ce1" office:value-type="string">
            <text:p>3.0502e-11</text:p>
          </table:table-cell>
          <table:table-cell table:style-name="ce1" office:value-type="string">
            <text:p>9.3333e-16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R34]*1000000" office:value-type="float" office:value="1393.2">
            <text:p>1393.2</text:p>
          </table:table-cell>
          <table:table-cell table:formula="of:=[.S34]*1000000" office:value-type="float" office:value="0.000015007">
            <text:p>0.000015007</text:p>
          </table:table-cell>
          <table:table-cell table:formula="of:=[.T34]*1000000" office:value-type="float" office:value="0.000052602">
            <text:p>0.000052602</text:p>
          </table:table-cell>
          <table:table-cell table:formula="of:=[.U34]*1000000" office:value-type="float" office:value="0.0054665">
            <text:p>0.0054665</text:p>
          </table:table-cell>
          <table:table-cell table:formula="of:=[.V34]*1000000" office:value-type="float" office:value="0.0000018975">
            <text:p>1.8975E-006</text:p>
          </table:table-cell>
          <table:table-cell table:formula="of:=[.W34]*1000000" office:value-type="float" office:value="0.00060226">
            <text:p>0.00060226</text:p>
          </table:table-cell>
          <table:table-cell table:formula="of:=[.X34]*1000000" office:value-type="float" office:value="0.000030961">
            <text:p>0.000030961</text:p>
          </table:table-cell>
          <table:table-cell table:formula="of:=[.Y34]*1000000" office:value-type="float" office:value="0.00000000093151">
            <text:p>9.3151E-010</text:p>
          </table:table-cell>
          <table:table-cell table:formula="of:=[.Z34]*1000000" office:value-type="float" office:value="1393.2">
            <text:p>1393.2</text:p>
          </table:table-cell>
          <table:table-cell table:formula="of:=[.AA34]*1000000" office:value-type="float" office:value="0.000015007">
            <text:p>0.000015007</text:p>
          </table:table-cell>
          <table:table-cell table:formula="of:=[.AB34]*1000000" office:value-type="float" office:value="0.000052602">
            <text:p>0.000052602</text:p>
          </table:table-cell>
          <table:table-cell table:formula="of:=[.AC34]*1000000" office:value-type="float" office:value="0.0054665">
            <text:p>0.0054665</text:p>
          </table:table-cell>
          <table:table-cell table:formula="of:=[.AD34]*1000000" office:value-type="float" office:value="0.0000018975">
            <text:p>1.8975E-006</text:p>
          </table:table-cell>
          <table:table-cell table:formula="of:=[.AE34]*1000000" office:value-type="float" office:value="0.00060226">
            <text:p>0.00060226</text:p>
          </table:table-cell>
          <table:table-cell table:formula="of:=[.AF34]*1000000" office:value-type="float" office:value="0.000030961">
            <text:p>0.000030961</text:p>
          </table:table-cell>
          <table:table-cell table:formula="of:=[.AG34]*1000000" office:value-type="float" office:value="0.00000000093151">
            <text:p>9.3151E-010</text:p>
          </table:table-cell>
          <table:table-cell office:value-type="float" office:value="0.0013932">
            <text:p>0.0013932</text:p>
          </table:table-cell>
          <table:table-cell table:style-name="ce1" office:value-type="string">
            <text:p>1.5007e-11</text:p>
          </table:table-cell>
          <table:table-cell table:style-name="ce1" office:value-type="string">
            <text:p>5.2602e-11</text:p>
          </table:table-cell>
          <table:table-cell table:style-name="ce1" office:value-type="string">
            <text:p>5.4665e-09</text:p>
          </table:table-cell>
          <table:table-cell table:style-name="ce1" office:value-type="string">
            <text:p>1.8975e-12</text:p>
          </table:table-cell>
          <table:table-cell table:style-name="ce1" office:value-type="string">
            <text:p>6.0226e-10</text:p>
          </table:table-cell>
          <table:table-cell table:style-name="ce1" office:value-type="string">
            <text:p>3.0961e-11</text:p>
          </table:table-cell>
          <table:table-cell table:style-name="ce1" office:value-type="string">
            <text:p>9.3151e-16</text:p>
          </table:table-cell>
          <table:table-cell office:value-type="float" office:value="0.0013932">
            <text:p>0.0013932</text:p>
          </table:table-cell>
          <table:table-cell table:style-name="ce1" office:value-type="string">
            <text:p>1.5007e-11</text:p>
          </table:table-cell>
          <table:table-cell table:style-name="ce1" office:value-type="string">
            <text:p>5.2602e-11</text:p>
          </table:table-cell>
          <table:table-cell table:style-name="ce1" office:value-type="string">
            <text:p>5.4665e-09</text:p>
          </table:table-cell>
          <table:table-cell table:style-name="ce1" office:value-type="string">
            <text:p>1.8975e-12</text:p>
          </table:table-cell>
          <table:table-cell table:style-name="ce1" office:value-type="string">
            <text:p>6.0226e-10</text:p>
          </table:table-cell>
          <table:table-cell table:style-name="ce1" office:value-type="string">
            <text:p>3.0961e-11</text:p>
          </table:table-cell>
          <table:table-cell table:style-name="ce1" office:value-type="string">
            <text:p>9.3151e-16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R35]*1000000" office:value-type="float" office:value="1393.2">
            <text:p>1393.2</text:p>
          </table:table-cell>
          <table:table-cell table:formula="of:=[.S35]*1000000" office:value-type="float" office:value="0.000015285">
            <text:p>0.000015285</text:p>
          </table:table-cell>
          <table:table-cell table:formula="of:=[.T35]*1000000" office:value-type="float" office:value="0.000054825">
            <text:p>0.000054825</text:p>
          </table:table-cell>
          <table:table-cell table:formula="of:=[.U35]*1000000" office:value-type="float" office:value="0.0058678">
            <text:p>0.0058678</text:p>
          </table:table-cell>
          <table:table-cell table:formula="of:=[.V35]*1000000" office:value-type="float" office:value="0.0000020931">
            <text:p>2.0931E-006</text:p>
          </table:table-cell>
          <table:table-cell table:formula="of:=[.W35]*1000000" office:value-type="float" office:value="0.00066746">
            <text:p>0.00066746</text:p>
          </table:table-cell>
          <table:table-cell table:formula="of:=[.X35]*1000000" office:value-type="float" office:value="0.00003147">
            <text:p>0.00003147</text:p>
          </table:table-cell>
          <table:table-cell table:formula="of:=[.Y35]*1000000" office:value-type="float" office:value="0.00000000092971">
            <text:p>9.2971E-010</text:p>
          </table:table-cell>
          <table:table-cell table:formula="of:=[.Z35]*1000000" office:value-type="float" office:value="1393.2">
            <text:p>1393.2</text:p>
          </table:table-cell>
          <table:table-cell table:formula="of:=[.AA35]*1000000" office:value-type="float" office:value="0.000015285">
            <text:p>0.000015285</text:p>
          </table:table-cell>
          <table:table-cell table:formula="of:=[.AB35]*1000000" office:value-type="float" office:value="0.000054825">
            <text:p>0.000054825</text:p>
          </table:table-cell>
          <table:table-cell table:formula="of:=[.AC35]*1000000" office:value-type="float" office:value="0.0058678">
            <text:p>0.0058678</text:p>
          </table:table-cell>
          <table:table-cell table:formula="of:=[.AD35]*1000000" office:value-type="float" office:value="0.0000020931">
            <text:p>2.0931E-006</text:p>
          </table:table-cell>
          <table:table-cell table:formula="of:=[.AE35]*1000000" office:value-type="float" office:value="0.00066746">
            <text:p>0.00066746</text:p>
          </table:table-cell>
          <table:table-cell table:formula="of:=[.AF35]*1000000" office:value-type="float" office:value="0.00003147">
            <text:p>0.00003147</text:p>
          </table:table-cell>
          <table:table-cell table:formula="of:=[.AG35]*1000000" office:value-type="float" office:value="0.00000000092971">
            <text:p>9.2971E-010</text:p>
          </table:table-cell>
          <table:table-cell office:value-type="float" office:value="0.0013932">
            <text:p>0.0013932</text:p>
          </table:table-cell>
          <table:table-cell table:style-name="ce1" office:value-type="string">
            <text:p>1.5285e-11</text:p>
          </table:table-cell>
          <table:table-cell table:style-name="ce1" office:value-type="string">
            <text:p>5.4825e-11</text:p>
          </table:table-cell>
          <table:table-cell table:style-name="ce1" office:value-type="string">
            <text:p>5.8678e-09</text:p>
          </table:table-cell>
          <table:table-cell table:style-name="ce1" office:value-type="string">
            <text:p>2.0931e-12</text:p>
          </table:table-cell>
          <table:table-cell table:style-name="ce1" office:value-type="string">
            <text:p>6.6746e-10</text:p>
          </table:table-cell>
          <table:table-cell table:style-name="ce1" office:value-type="string">
            <text:p>3.147e-11</text:p>
          </table:table-cell>
          <table:table-cell table:style-name="ce1" office:value-type="string">
            <text:p>9.2971e-16</text:p>
          </table:table-cell>
          <table:table-cell office:value-type="float" office:value="0.0013932">
            <text:p>0.0013932</text:p>
          </table:table-cell>
          <table:table-cell table:style-name="ce1" office:value-type="string">
            <text:p>1.5285e-11</text:p>
          </table:table-cell>
          <table:table-cell table:style-name="ce1" office:value-type="string">
            <text:p>5.4825e-11</text:p>
          </table:table-cell>
          <table:table-cell table:style-name="ce1" office:value-type="string">
            <text:p>5.8678e-09</text:p>
          </table:table-cell>
          <table:table-cell table:style-name="ce1" office:value-type="string">
            <text:p>2.0931e-12</text:p>
          </table:table-cell>
          <table:table-cell table:style-name="ce1" office:value-type="string">
            <text:p>6.6746e-10</text:p>
          </table:table-cell>
          <table:table-cell table:style-name="ce1" office:value-type="string">
            <text:p>3.147e-11</text:p>
          </table:table-cell>
          <table:table-cell table:style-name="ce1" office:value-type="string">
            <text:p>9.2971e-16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R36]*1000000" office:value-type="float" office:value="1393.3">
            <text:p>1393.3</text:p>
          </table:table-cell>
          <table:table-cell table:formula="of:=[.S36]*1000000" office:value-type="float" office:value="0.000015595">
            <text:p>0.000015595</text:p>
          </table:table-cell>
          <table:table-cell table:formula="of:=[.T36]*1000000" office:value-type="float" office:value="0.00005709">
            <text:p>0.00005709</text:p>
          </table:table-cell>
          <table:table-cell table:formula="of:=[.U36]*1000000" office:value-type="float" office:value="0.0062984">
            <text:p>0.0062984</text:p>
          </table:table-cell>
          <table:table-cell table:formula="of:=[.V36]*1000000" office:value-type="float" office:value="0.0000023116">
            <text:p>2.3116E-006</text:p>
          </table:table-cell>
          <table:table-cell table:formula="of:=[.W36]*1000000" office:value-type="float" office:value="0.00074159">
            <text:p>0.00074159</text:p>
          </table:table-cell>
          <table:table-cell table:formula="of:=[.X36]*1000000" office:value-type="float" office:value="0.000032026">
            <text:p>0.000032026</text:p>
          </table:table-cell>
          <table:table-cell table:formula="of:=[.Y36]*1000000" office:value-type="float" office:value="0.00000000092791">
            <text:p>9.2791E-010</text:p>
          </table:table-cell>
          <table:table-cell table:formula="of:=[.Z36]*1000000" office:value-type="float" office:value="1393.3">
            <text:p>1393.3</text:p>
          </table:table-cell>
          <table:table-cell table:formula="of:=[.AA36]*1000000" office:value-type="float" office:value="0.000015595">
            <text:p>0.000015595</text:p>
          </table:table-cell>
          <table:table-cell table:formula="of:=[.AB36]*1000000" office:value-type="float" office:value="0.00005709">
            <text:p>0.00005709</text:p>
          </table:table-cell>
          <table:table-cell table:formula="of:=[.AC36]*1000000" office:value-type="float" office:value="0.0062984">
            <text:p>0.0062984</text:p>
          </table:table-cell>
          <table:table-cell table:formula="of:=[.AD36]*1000000" office:value-type="float" office:value="0.0000023116">
            <text:p>2.3116E-006</text:p>
          </table:table-cell>
          <table:table-cell table:formula="of:=[.AE36]*1000000" office:value-type="float" office:value="0.00074159">
            <text:p>0.00074159</text:p>
          </table:table-cell>
          <table:table-cell table:formula="of:=[.AF36]*1000000" office:value-type="float" office:value="0.000032026">
            <text:p>0.000032026</text:p>
          </table:table-cell>
          <table:table-cell table:formula="of:=[.AG36]*1000000" office:value-type="float" office:value="0.00000000092791">
            <text:p>9.2791E-010</text:p>
          </table:table-cell>
          <table:table-cell office:value-type="float" office:value="0.0013933">
            <text:p>0.0013933</text:p>
          </table:table-cell>
          <table:table-cell table:style-name="ce1" office:value-type="string">
            <text:p>1.5595e-11</text:p>
          </table:table-cell>
          <table:table-cell table:style-name="ce1" office:value-type="string">
            <text:p>5.709e-11</text:p>
          </table:table-cell>
          <table:table-cell table:style-name="ce1" office:value-type="string">
            <text:p>6.2984e-09</text:p>
          </table:table-cell>
          <table:table-cell table:style-name="ce1" office:value-type="string">
            <text:p>2.3116e-12</text:p>
          </table:table-cell>
          <table:table-cell table:style-name="ce1" office:value-type="string">
            <text:p>7.4159e-10</text:p>
          </table:table-cell>
          <table:table-cell table:style-name="ce1" office:value-type="string">
            <text:p>3.2026e-11</text:p>
          </table:table-cell>
          <table:table-cell table:style-name="ce1" office:value-type="string">
            <text:p>9.2791e-16</text:p>
          </table:table-cell>
          <table:table-cell office:value-type="float" office:value="0.0013933">
            <text:p>0.0013933</text:p>
          </table:table-cell>
          <table:table-cell table:style-name="ce1" office:value-type="string">
            <text:p>1.5595e-11</text:p>
          </table:table-cell>
          <table:table-cell table:style-name="ce1" office:value-type="string">
            <text:p>5.709e-11</text:p>
          </table:table-cell>
          <table:table-cell table:style-name="ce1" office:value-type="string">
            <text:p>6.2984e-09</text:p>
          </table:table-cell>
          <table:table-cell table:style-name="ce1" office:value-type="string">
            <text:p>2.3116e-12</text:p>
          </table:table-cell>
          <table:table-cell table:style-name="ce1" office:value-type="string">
            <text:p>7.4159e-10</text:p>
          </table:table-cell>
          <table:table-cell table:style-name="ce1" office:value-type="string">
            <text:p>3.2026e-11</text:p>
          </table:table-cell>
          <table:table-cell table:style-name="ce1" office:value-type="string">
            <text:p>9.2791e-16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R37]*1000000" office:value-type="float" office:value="1393.3">
            <text:p>1393.3</text:p>
          </table:table-cell>
          <table:table-cell table:formula="of:=[.S37]*1000000" office:value-type="float" office:value="0.000015938">
            <text:p>0.000015938</text:p>
          </table:table-cell>
          <table:table-cell table:formula="of:=[.T37]*1000000" office:value-type="float" office:value="0.000059402">
            <text:p>0.000059402</text:p>
          </table:table-cell>
          <table:table-cell table:formula="of:=[.U37]*1000000" office:value-type="float" office:value="0.0067611">
            <text:p>0.0067611</text:p>
          </table:table-cell>
          <table:table-cell table:formula="of:=[.V37]*1000000" office:value-type="float" office:value="0.0000025563">
            <text:p>2.5563E-006</text:p>
          </table:table-cell>
          <table:table-cell table:formula="of:=[.W37]*1000000" office:value-type="float" office:value="0.00082579">
            <text:p>0.00082579</text:p>
          </table:table-cell>
          <table:table-cell table:formula="of:=[.X37]*1000000" office:value-type="float" office:value="0.00003263">
            <text:p>0.00003263</text:p>
          </table:table-cell>
          <table:table-cell table:formula="of:=[.Y37]*1000000" office:value-type="float" office:value="0.00000000092613">
            <text:p>9.2613E-010</text:p>
          </table:table-cell>
          <table:table-cell table:formula="of:=[.Z37]*1000000" office:value-type="float" office:value="1393.3">
            <text:p>1393.3</text:p>
          </table:table-cell>
          <table:table-cell table:formula="of:=[.AA37]*1000000" office:value-type="float" office:value="0.000015938">
            <text:p>0.000015938</text:p>
          </table:table-cell>
          <table:table-cell table:formula="of:=[.AB37]*1000000" office:value-type="float" office:value="0.000059402">
            <text:p>0.000059402</text:p>
          </table:table-cell>
          <table:table-cell table:formula="of:=[.AC37]*1000000" office:value-type="float" office:value="0.0067611">
            <text:p>0.0067611</text:p>
          </table:table-cell>
          <table:table-cell table:formula="of:=[.AD37]*1000000" office:value-type="float" office:value="0.0000025563">
            <text:p>2.5563E-006</text:p>
          </table:table-cell>
          <table:table-cell table:formula="of:=[.AE37]*1000000" office:value-type="float" office:value="0.00082579">
            <text:p>0.00082579</text:p>
          </table:table-cell>
          <table:table-cell table:formula="of:=[.AF37]*1000000" office:value-type="float" office:value="0.00003263">
            <text:p>0.00003263</text:p>
          </table:table-cell>
          <table:table-cell table:formula="of:=[.AG37]*1000000" office:value-type="float" office:value="0.00000000092613">
            <text:p>9.2613E-010</text:p>
          </table:table-cell>
          <table:table-cell office:value-type="float" office:value="0.0013933">
            <text:p>0.0013933</text:p>
          </table:table-cell>
          <table:table-cell table:style-name="ce1" office:value-type="string">
            <text:p>1.5938e-11</text:p>
          </table:table-cell>
          <table:table-cell table:style-name="ce1" office:value-type="string">
            <text:p>5.9402e-11</text:p>
          </table:table-cell>
          <table:table-cell table:style-name="ce1" office:value-type="string">
            <text:p>6.7611e-09</text:p>
          </table:table-cell>
          <table:table-cell table:style-name="ce1" office:value-type="string">
            <text:p>2.5563e-12</text:p>
          </table:table-cell>
          <table:table-cell table:style-name="ce1" office:value-type="string">
            <text:p>8.2579e-10</text:p>
          </table:table-cell>
          <table:table-cell table:style-name="ce1" office:value-type="string">
            <text:p>3.263e-11</text:p>
          </table:table-cell>
          <table:table-cell table:style-name="ce1" office:value-type="string">
            <text:p>9.2613e-16</text:p>
          </table:table-cell>
          <table:table-cell office:value-type="float" office:value="0.0013933">
            <text:p>0.0013933</text:p>
          </table:table-cell>
          <table:table-cell table:style-name="ce1" office:value-type="string">
            <text:p>1.5938e-11</text:p>
          </table:table-cell>
          <table:table-cell table:style-name="ce1" office:value-type="string">
            <text:p>5.9402e-11</text:p>
          </table:table-cell>
          <table:table-cell table:style-name="ce1" office:value-type="string">
            <text:p>6.7611e-09</text:p>
          </table:table-cell>
          <table:table-cell table:style-name="ce1" office:value-type="string">
            <text:p>2.5563e-12</text:p>
          </table:table-cell>
          <table:table-cell table:style-name="ce1" office:value-type="string">
            <text:p>8.2579e-10</text:p>
          </table:table-cell>
          <table:table-cell table:style-name="ce1" office:value-type="string">
            <text:p>3.263e-11</text:p>
          </table:table-cell>
          <table:table-cell table:style-name="ce1" office:value-type="string">
            <text:p>9.2613e-16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R38]*1000000" office:value-type="float" office:value="1393.4">
            <text:p>1393.4</text:p>
          </table:table-cell>
          <table:table-cell table:formula="of:=[.S38]*1000000" office:value-type="float" office:value="0.000016314">
            <text:p>0.000016314</text:p>
          </table:table-cell>
          <table:table-cell table:formula="of:=[.T38]*1000000" office:value-type="float" office:value="0.000061767">
            <text:p>0.000061767</text:p>
          </table:table-cell>
          <table:table-cell table:formula="of:=[.U38]*1000000" office:value-type="float" office:value="0.0072593">
            <text:p>0.0072593</text:p>
          </table:table-cell>
          <table:table-cell table:formula="of:=[.V38]*1000000" office:value-type="float" office:value="0.0000028309">
            <text:p>2.8309E-006</text:p>
          </table:table-cell>
          <table:table-cell table:formula="of:=[.W38]*1000000" office:value-type="float" office:value="0.00092132">
            <text:p>0.00092132</text:p>
          </table:table-cell>
          <table:table-cell table:formula="of:=[.X38]*1000000" office:value-type="float" office:value="0.00003328">
            <text:p>0.00003328</text:p>
          </table:table-cell>
          <table:table-cell table:formula="of:=[.Y38]*1000000" office:value-type="float" office:value="0.00000000092435">
            <text:p>9.2435E-010</text:p>
          </table:table-cell>
          <table:table-cell table:formula="of:=[.Z38]*1000000" office:value-type="float" office:value="1393.4">
            <text:p>1393.4</text:p>
          </table:table-cell>
          <table:table-cell table:formula="of:=[.AA38]*1000000" office:value-type="float" office:value="0.000016314">
            <text:p>0.000016314</text:p>
          </table:table-cell>
          <table:table-cell table:formula="of:=[.AB38]*1000000" office:value-type="float" office:value="0.000061767">
            <text:p>0.000061767</text:p>
          </table:table-cell>
          <table:table-cell table:formula="of:=[.AC38]*1000000" office:value-type="float" office:value="0.0072593">
            <text:p>0.0072593</text:p>
          </table:table-cell>
          <table:table-cell table:formula="of:=[.AD38]*1000000" office:value-type="float" office:value="0.0000028309">
            <text:p>2.8309E-006</text:p>
          </table:table-cell>
          <table:table-cell table:formula="of:=[.AE38]*1000000" office:value-type="float" office:value="0.00092132">
            <text:p>0.00092132</text:p>
          </table:table-cell>
          <table:table-cell table:formula="of:=[.AF38]*1000000" office:value-type="float" office:value="0.00003328">
            <text:p>0.00003328</text:p>
          </table:table-cell>
          <table:table-cell table:formula="of:=[.AG38]*1000000" office:value-type="float" office:value="0.00000000092435">
            <text:p>9.2435E-010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1.6314e-11</text:p>
          </table:table-cell>
          <table:table-cell table:style-name="ce1" office:value-type="string">
            <text:p>6.1767e-11</text:p>
          </table:table-cell>
          <table:table-cell table:style-name="ce1" office:value-type="string">
            <text:p>7.2593e-09</text:p>
          </table:table-cell>
          <table:table-cell table:style-name="ce1" office:value-type="string">
            <text:p>2.8309e-12</text:p>
          </table:table-cell>
          <table:table-cell table:style-name="ce1" office:value-type="string">
            <text:p>9.2132e-10</text:p>
          </table:table-cell>
          <table:table-cell table:style-name="ce1" office:value-type="string">
            <text:p>3.328e-11</text:p>
          </table:table-cell>
          <table:table-cell table:style-name="ce1" office:value-type="string">
            <text:p>9.2435e-16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1.6314e-11</text:p>
          </table:table-cell>
          <table:table-cell table:style-name="ce1" office:value-type="string">
            <text:p>6.1767e-11</text:p>
          </table:table-cell>
          <table:table-cell table:style-name="ce1" office:value-type="string">
            <text:p>7.2593e-09</text:p>
          </table:table-cell>
          <table:table-cell table:style-name="ce1" office:value-type="string">
            <text:p>2.8309e-12</text:p>
          </table:table-cell>
          <table:table-cell table:style-name="ce1" office:value-type="string">
            <text:p>9.2132e-10</text:p>
          </table:table-cell>
          <table:table-cell table:style-name="ce1" office:value-type="string">
            <text:p>3.328e-11</text:p>
          </table:table-cell>
          <table:table-cell table:style-name="ce1" office:value-type="string">
            <text:p>9.2435e-16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R39]*1000000" office:value-type="float" office:value="1393.4">
            <text:p>1393.4</text:p>
          </table:table-cell>
          <table:table-cell table:formula="of:=[.S39]*1000000" office:value-type="float" office:value="0.000016724">
            <text:p>0.000016724</text:p>
          </table:table-cell>
          <table:table-cell table:formula="of:=[.T39]*1000000" office:value-type="float" office:value="0.00006419">
            <text:p>0.00006419</text:p>
          </table:table-cell>
          <table:table-cell table:formula="of:=[.U39]*1000000" office:value-type="float" office:value="0.0077964">
            <text:p>0.0077964</text:p>
          </table:table-cell>
          <table:table-cell table:formula="of:=[.V39]*1000000" office:value-type="float" office:value="0.0000031394">
            <text:p>3.1394E-006</text:p>
          </table:table-cell>
          <table:table-cell table:formula="of:=[.W39]*1000000" office:value-type="float" office:value="0.0010296">
            <text:p>0.0010296</text:p>
          </table:table-cell>
          <table:table-cell table:formula="of:=[.X39]*1000000" office:value-type="float" office:value="0.000033976">
            <text:p>0.000033976</text:p>
          </table:table-cell>
          <table:table-cell table:formula="of:=[.Y39]*1000000" office:value-type="float" office:value="0.00000000092257">
            <text:p>9.2257E-010</text:p>
          </table:table-cell>
          <table:table-cell table:formula="of:=[.Z39]*1000000" office:value-type="float" office:value="1393.4">
            <text:p>1393.4</text:p>
          </table:table-cell>
          <table:table-cell table:formula="of:=[.AA39]*1000000" office:value-type="float" office:value="0.000016724">
            <text:p>0.000016724</text:p>
          </table:table-cell>
          <table:table-cell table:formula="of:=[.AB39]*1000000" office:value-type="float" office:value="0.00006419">
            <text:p>0.00006419</text:p>
          </table:table-cell>
          <table:table-cell table:formula="of:=[.AC39]*1000000" office:value-type="float" office:value="0.0077964">
            <text:p>0.0077964</text:p>
          </table:table-cell>
          <table:table-cell table:formula="of:=[.AD39]*1000000" office:value-type="float" office:value="0.0000031393">
            <text:p>3.1393E-006</text:p>
          </table:table-cell>
          <table:table-cell table:formula="of:=[.AE39]*1000000" office:value-type="float" office:value="0.0010296">
            <text:p>0.0010296</text:p>
          </table:table-cell>
          <table:table-cell table:formula="of:=[.AF39]*1000000" office:value-type="float" office:value="0.000033976">
            <text:p>0.000033976</text:p>
          </table:table-cell>
          <table:table-cell table:formula="of:=[.AG39]*1000000" office:value-type="float" office:value="0.00000000092257">
            <text:p>9.2257E-010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1.6724e-11</text:p>
          </table:table-cell>
          <table:table-cell table:style-name="ce1" office:value-type="string">
            <text:p>6.419e-11</text:p>
          </table:table-cell>
          <table:table-cell table:style-name="ce1" office:value-type="string">
            <text:p>7.7964e-09</text:p>
          </table:table-cell>
          <table:table-cell table:style-name="ce1" office:value-type="string">
            <text:p>3.1394e-12</text:p>
          </table:table-cell>
          <table:table-cell table:style-name="ce1" office:value-type="string">
            <text:p>1.0296e-09</text:p>
          </table:table-cell>
          <table:table-cell table:style-name="ce1" office:value-type="string">
            <text:p>3.3976e-11</text:p>
          </table:table-cell>
          <table:table-cell table:style-name="ce1" office:value-type="string">
            <text:p>9.2257e-16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1.6724e-11</text:p>
          </table:table-cell>
          <table:table-cell table:style-name="ce1" office:value-type="string">
            <text:p>6.419e-11</text:p>
          </table:table-cell>
          <table:table-cell table:style-name="ce1" office:value-type="string">
            <text:p>7.7964e-09</text:p>
          </table:table-cell>
          <table:table-cell table:style-name="ce1" office:value-type="string">
            <text:p>3.1393e-12</text:p>
          </table:table-cell>
          <table:table-cell table:style-name="ce1" office:value-type="string">
            <text:p>1.0296e-09</text:p>
          </table:table-cell>
          <table:table-cell table:style-name="ce1" office:value-type="string">
            <text:p>3.3976e-11</text:p>
          </table:table-cell>
          <table:table-cell table:style-name="ce1" office:value-type="string">
            <text:p>9.2257e-16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R40]*1000000" office:value-type="float" office:value="1393.4">
            <text:p>1393.4</text:p>
          </table:table-cell>
          <table:table-cell table:formula="of:=[.S40]*1000000" office:value-type="float" office:value="0.000017167">
            <text:p>0.000017167</text:p>
          </table:table-cell>
          <table:table-cell table:formula="of:=[.T40]*1000000" office:value-type="float" office:value="0.000066678">
            <text:p>0.000066678</text:p>
          </table:table-cell>
          <table:table-cell table:formula="of:=[.U40]*1000000" office:value-type="float" office:value="0.0083761">
            <text:p>0.0083761</text:p>
          </table:table-cell>
          <table:table-cell table:formula="of:=[.V40]*1000000" office:value-type="float" office:value="0.000003486">
            <text:p>0.000003486</text:p>
          </table:table-cell>
          <table:table-cell table:formula="of:=[.W40]*1000000" office:value-type="float" office:value="0.0011521">
            <text:p>0.0011521</text:p>
          </table:table-cell>
          <table:table-cell table:formula="of:=[.X40]*1000000" office:value-type="float" office:value="0.00003472">
            <text:p>0.00003472</text:p>
          </table:table-cell>
          <table:table-cell table:formula="of:=[.Y40]*1000000" office:value-type="float" office:value="0.0000000009208">
            <text:p>9.208E-010</text:p>
          </table:table-cell>
          <table:table-cell table:formula="of:=[.Z40]*1000000" office:value-type="float" office:value="1393.4">
            <text:p>1393.4</text:p>
          </table:table-cell>
          <table:table-cell table:formula="of:=[.AA40]*1000000" office:value-type="float" office:value="0.000017167">
            <text:p>0.000017167</text:p>
          </table:table-cell>
          <table:table-cell table:formula="of:=[.AB40]*1000000" office:value-type="float" office:value="0.000066678">
            <text:p>0.000066678</text:p>
          </table:table-cell>
          <table:table-cell table:formula="of:=[.AC40]*1000000" office:value-type="float" office:value="0.0083761">
            <text:p>0.0083761</text:p>
          </table:table-cell>
          <table:table-cell table:formula="of:=[.AD40]*1000000" office:value-type="float" office:value="0.000003486">
            <text:p>0.000003486</text:p>
          </table:table-cell>
          <table:table-cell table:formula="of:=[.AE40]*1000000" office:value-type="float" office:value="0.0011521">
            <text:p>0.0011521</text:p>
          </table:table-cell>
          <table:table-cell table:formula="of:=[.AF40]*1000000" office:value-type="float" office:value="0.00003472">
            <text:p>0.00003472</text:p>
          </table:table-cell>
          <table:table-cell table:formula="of:=[.AG40]*1000000" office:value-type="float" office:value="0.0000000009208">
            <text:p>9.208E-010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1.7167e-11</text:p>
          </table:table-cell>
          <table:table-cell table:style-name="ce1" office:value-type="string">
            <text:p>6.6678e-11</text:p>
          </table:table-cell>
          <table:table-cell table:style-name="ce1" office:value-type="string">
            <text:p>8.3761e-09</text:p>
          </table:table-cell>
          <table:table-cell table:style-name="ce1" office:value-type="string">
            <text:p>3.486e-12</text:p>
          </table:table-cell>
          <table:table-cell table:style-name="ce1" office:value-type="string">
            <text:p>1.1521e-09</text:p>
          </table:table-cell>
          <table:table-cell table:style-name="ce1" office:value-type="string">
            <text:p>3.472e-11</text:p>
          </table:table-cell>
          <table:table-cell table:style-name="ce1" office:value-type="string">
            <text:p>9.208e-16</text:p>
          </table:table-cell>
          <table:table-cell office:value-type="float" office:value="0.0013934">
            <text:p>0.0013934</text:p>
          </table:table-cell>
          <table:table-cell table:style-name="ce1" office:value-type="string">
            <text:p>1.7167e-11</text:p>
          </table:table-cell>
          <table:table-cell table:style-name="ce1" office:value-type="string">
            <text:p>6.6678e-11</text:p>
          </table:table-cell>
          <table:table-cell table:style-name="ce1" office:value-type="string">
            <text:p>8.3761e-09</text:p>
          </table:table-cell>
          <table:table-cell table:style-name="ce1" office:value-type="string">
            <text:p>3.486e-12</text:p>
          </table:table-cell>
          <table:table-cell table:style-name="ce1" office:value-type="string">
            <text:p>1.1521e-09</text:p>
          </table:table-cell>
          <table:table-cell table:style-name="ce1" office:value-type="string">
            <text:p>3.472e-11</text:p>
          </table:table-cell>
          <table:table-cell table:style-name="ce1" office:value-type="string">
            <text:p>9.208e-16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R41]*1000000" office:value-type="float" office:value="1393.5">
            <text:p>1393.5</text:p>
          </table:table-cell>
          <table:table-cell table:formula="of:=[.S41]*1000000" office:value-type="float" office:value="0.000017646">
            <text:p>0.000017646</text:p>
          </table:table-cell>
          <table:table-cell table:formula="of:=[.T41]*1000000" office:value-type="float" office:value="0.000069234">
            <text:p>0.000069234</text:p>
          </table:table-cell>
          <table:table-cell table:formula="of:=[.U41]*1000000" office:value-type="float" office:value="0.0090026">
            <text:p>0.0090026</text:p>
          </table:table-cell>
          <table:table-cell table:formula="of:=[.V41]*1000000" office:value-type="float" office:value="0.0000038759">
            <text:p>3.8759E-006</text:p>
          </table:table-cell>
          <table:table-cell table:formula="of:=[.W41]*1000000" office:value-type="float" office:value="0.0012906">
            <text:p>0.0012906</text:p>
          </table:table-cell>
          <table:table-cell table:formula="of:=[.X41]*1000000" office:value-type="float" office:value="0.000035511">
            <text:p>0.000035511</text:p>
          </table:table-cell>
          <table:table-cell table:formula="of:=[.Y41]*1000000" office:value-type="float" office:value="0.00000000091904">
            <text:p>9.1904E-010</text:p>
          </table:table-cell>
          <table:table-cell table:formula="of:=[.Z41]*1000000" office:value-type="float" office:value="1393.5">
            <text:p>1393.5</text:p>
          </table:table-cell>
          <table:table-cell table:formula="of:=[.AA41]*1000000" office:value-type="float" office:value="0.000017646">
            <text:p>0.000017646</text:p>
          </table:table-cell>
          <table:table-cell table:formula="of:=[.AB41]*1000000" office:value-type="float" office:value="0.000069234">
            <text:p>0.000069234</text:p>
          </table:table-cell>
          <table:table-cell table:formula="of:=[.AC41]*1000000" office:value-type="float" office:value="0.0090026">
            <text:p>0.0090026</text:p>
          </table:table-cell>
          <table:table-cell table:formula="of:=[.AD41]*1000000" office:value-type="float" office:value="0.0000038759">
            <text:p>3.8759E-006</text:p>
          </table:table-cell>
          <table:table-cell table:formula="of:=[.AE41]*1000000" office:value-type="float" office:value="0.0012906">
            <text:p>0.0012906</text:p>
          </table:table-cell>
          <table:table-cell table:formula="of:=[.AF41]*1000000" office:value-type="float" office:value="0.000035511">
            <text:p>0.000035511</text:p>
          </table:table-cell>
          <table:table-cell table:formula="of:=[.AG41]*1000000" office:value-type="float" office:value="0.00000000091904">
            <text:p>9.1904E-010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7646e-11</text:p>
          </table:table-cell>
          <table:table-cell table:style-name="ce1" office:value-type="string">
            <text:p>6.9234e-11</text:p>
          </table:table-cell>
          <table:table-cell table:style-name="ce1" office:value-type="string">
            <text:p>9.0026e-09</text:p>
          </table:table-cell>
          <table:table-cell table:style-name="ce1" office:value-type="string">
            <text:p>3.8759e-12</text:p>
          </table:table-cell>
          <table:table-cell table:style-name="ce1" office:value-type="string">
            <text:p>1.2906e-09</text:p>
          </table:table-cell>
          <table:table-cell table:style-name="ce1" office:value-type="string">
            <text:p>3.5511e-11</text:p>
          </table:table-cell>
          <table:table-cell table:style-name="ce1" office:value-type="string">
            <text:p>9.1904e-16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7646e-11</text:p>
          </table:table-cell>
          <table:table-cell table:style-name="ce1" office:value-type="string">
            <text:p>6.9234e-11</text:p>
          </table:table-cell>
          <table:table-cell table:style-name="ce1" office:value-type="string">
            <text:p>9.0026e-09</text:p>
          </table:table-cell>
          <table:table-cell table:style-name="ce1" office:value-type="string">
            <text:p>3.8759e-12</text:p>
          </table:table-cell>
          <table:table-cell table:style-name="ce1" office:value-type="string">
            <text:p>1.2906e-09</text:p>
          </table:table-cell>
          <table:table-cell table:style-name="ce1" office:value-type="string">
            <text:p>3.5511e-11</text:p>
          </table:table-cell>
          <table:table-cell table:style-name="ce1" office:value-type="string">
            <text:p>9.1904e-16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R42]*1000000" office:value-type="float" office:value="1393.5">
            <text:p>1393.5</text:p>
          </table:table-cell>
          <table:table-cell table:formula="of:=[.S42]*1000000" office:value-type="float" office:value="0.000018161">
            <text:p>0.000018161</text:p>
          </table:table-cell>
          <table:table-cell table:formula="of:=[.T42]*1000000" office:value-type="float" office:value="0.000071866">
            <text:p>0.000071866</text:p>
          </table:table-cell>
          <table:table-cell table:formula="of:=[.U42]*1000000" office:value-type="float" office:value="0.0096803">
            <text:p>0.0096803</text:p>
          </table:table-cell>
          <table:table-cell table:formula="of:=[.V42]*1000000" office:value-type="float" office:value="0.0000043146">
            <text:p>4.3146E-006</text:p>
          </table:table-cell>
          <table:table-cell table:formula="of:=[.W42]*1000000" office:value-type="float" office:value="0.001447">
            <text:p>0.001447</text:p>
          </table:table-cell>
          <table:table-cell table:formula="of:=[.X42]*1000000" office:value-type="float" office:value="0.00003635">
            <text:p>0.00003635</text:p>
          </table:table-cell>
          <table:table-cell table:formula="of:=[.Y42]*1000000" office:value-type="float" office:value="0.00000000091727">
            <text:p>9.1727E-010</text:p>
          </table:table-cell>
          <table:table-cell table:formula="of:=[.Z42]*1000000" office:value-type="float" office:value="1393.5">
            <text:p>1393.5</text:p>
          </table:table-cell>
          <table:table-cell table:formula="of:=[.AA42]*1000000" office:value-type="float" office:value="0.000018161">
            <text:p>0.000018161</text:p>
          </table:table-cell>
          <table:table-cell table:formula="of:=[.AB42]*1000000" office:value-type="float" office:value="0.000071866">
            <text:p>0.000071866</text:p>
          </table:table-cell>
          <table:table-cell table:formula="of:=[.AC42]*1000000" office:value-type="float" office:value="0.0096803">
            <text:p>0.0096803</text:p>
          </table:table-cell>
          <table:table-cell table:formula="of:=[.AD42]*1000000" office:value-type="float" office:value="0.0000043146">
            <text:p>4.3146E-006</text:p>
          </table:table-cell>
          <table:table-cell table:formula="of:=[.AE42]*1000000" office:value-type="float" office:value="0.001447">
            <text:p>0.001447</text:p>
          </table:table-cell>
          <table:table-cell table:formula="of:=[.AF42]*1000000" office:value-type="float" office:value="0.00003635">
            <text:p>0.00003635</text:p>
          </table:table-cell>
          <table:table-cell table:formula="of:=[.AG42]*1000000" office:value-type="float" office:value="0.00000000091727">
            <text:p>9.1727E-010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8161e-11</text:p>
          </table:table-cell>
          <table:table-cell table:style-name="ce1" office:value-type="string">
            <text:p>7.1866e-11</text:p>
          </table:table-cell>
          <table:table-cell table:style-name="ce1" office:value-type="string">
            <text:p>9.6803e-09</text:p>
          </table:table-cell>
          <table:table-cell table:style-name="ce1" office:value-type="string">
            <text:p>4.3146e-12</text:p>
          </table:table-cell>
          <table:table-cell table:style-name="ce1" office:value-type="string">
            <text:p>1.447e-09</text:p>
          </table:table-cell>
          <table:table-cell table:style-name="ce1" office:value-type="string">
            <text:p>3.635e-11</text:p>
          </table:table-cell>
          <table:table-cell table:style-name="ce1" office:value-type="string">
            <text:p>9.1727e-16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8161e-11</text:p>
          </table:table-cell>
          <table:table-cell table:style-name="ce1" office:value-type="string">
            <text:p>7.1866e-11</text:p>
          </table:table-cell>
          <table:table-cell table:style-name="ce1" office:value-type="string">
            <text:p>9.6803e-09</text:p>
          </table:table-cell>
          <table:table-cell table:style-name="ce1" office:value-type="string">
            <text:p>4.3146e-12</text:p>
          </table:table-cell>
          <table:table-cell table:style-name="ce1" office:value-type="string">
            <text:p>1.447e-09</text:p>
          </table:table-cell>
          <table:table-cell table:style-name="ce1" office:value-type="string">
            <text:p>3.635e-11</text:p>
          </table:table-cell>
          <table:table-cell table:style-name="ce1" office:value-type="string">
            <text:p>9.1727e-16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R43]*1000000" office:value-type="float" office:value="1393.5">
            <text:p>1393.5</text:p>
          </table:table-cell>
          <table:table-cell table:formula="of:=[.S43]*1000000" office:value-type="float" office:value="0.000018713">
            <text:p>0.000018713</text:p>
          </table:table-cell>
          <table:table-cell table:formula="of:=[.T43]*1000000" office:value-type="float" office:value="0.000074579">
            <text:p>0.000074579</text:p>
          </table:table-cell>
          <table:table-cell table:formula="of:=[.U43]*1000000" office:value-type="float" office:value="0.010414">
            <text:p>0.010414</text:p>
          </table:table-cell>
          <table:table-cell table:formula="of:=[.V43]*1000000" office:value-type="float" office:value="0.000004808">
            <text:p>0.000004808</text:p>
          </table:table-cell>
          <table:table-cell table:formula="of:=[.W43]*1000000" office:value-type="float" office:value="0.0016234">
            <text:p>0.0016234</text:p>
          </table:table-cell>
          <table:table-cell table:formula="of:=[.X43]*1000000" office:value-type="float" office:value="0.000037238">
            <text:p>0.000037238</text:p>
          </table:table-cell>
          <table:table-cell table:formula="of:=[.Y43]*1000000" office:value-type="float" office:value="0.00000000091551">
            <text:p>9.1551E-010</text:p>
          </table:table-cell>
          <table:table-cell table:formula="of:=[.Z43]*1000000" office:value-type="float" office:value="1393.5">
            <text:p>1393.5</text:p>
          </table:table-cell>
          <table:table-cell table:formula="of:=[.AA43]*1000000" office:value-type="float" office:value="0.000018713">
            <text:p>0.000018713</text:p>
          </table:table-cell>
          <table:table-cell table:formula="of:=[.AB43]*1000000" office:value-type="float" office:value="0.000074579">
            <text:p>0.000074579</text:p>
          </table:table-cell>
          <table:table-cell table:formula="of:=[.AC43]*1000000" office:value-type="float" office:value="0.010414">
            <text:p>0.010414</text:p>
          </table:table-cell>
          <table:table-cell table:formula="of:=[.AD43]*1000000" office:value-type="float" office:value="0.000004808">
            <text:p>0.000004808</text:p>
          </table:table-cell>
          <table:table-cell table:formula="of:=[.AE43]*1000000" office:value-type="float" office:value="0.0016234">
            <text:p>0.0016234</text:p>
          </table:table-cell>
          <table:table-cell table:formula="of:=[.AF43]*1000000" office:value-type="float" office:value="0.000037238">
            <text:p>0.000037238</text:p>
          </table:table-cell>
          <table:table-cell table:formula="of:=[.AG43]*1000000" office:value-type="float" office:value="0.00000000091551">
            <text:p>9.1551E-010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8713e-11</text:p>
          </table:table-cell>
          <table:table-cell table:style-name="ce1" office:value-type="string">
            <text:p>7.4579e-11</text:p>
          </table:table-cell>
          <table:table-cell table:style-name="ce1" office:value-type="string">
            <text:p>1.0414e-08</text:p>
          </table:table-cell>
          <table:table-cell table:style-name="ce1" office:value-type="string">
            <text:p>4.808e-12</text:p>
          </table:table-cell>
          <table:table-cell table:style-name="ce1" office:value-type="string">
            <text:p>1.6234e-09</text:p>
          </table:table-cell>
          <table:table-cell table:style-name="ce1" office:value-type="string">
            <text:p>3.7238e-11</text:p>
          </table:table-cell>
          <table:table-cell table:style-name="ce1" office:value-type="string">
            <text:p>9.1551e-16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8713e-11</text:p>
          </table:table-cell>
          <table:table-cell table:style-name="ce1" office:value-type="string">
            <text:p>7.4579e-11</text:p>
          </table:table-cell>
          <table:table-cell table:style-name="ce1" office:value-type="string">
            <text:p>1.0414e-08</text:p>
          </table:table-cell>
          <table:table-cell table:style-name="ce1" office:value-type="string">
            <text:p>4.808e-12</text:p>
          </table:table-cell>
          <table:table-cell table:style-name="ce1" office:value-type="string">
            <text:p>1.6234e-09</text:p>
          </table:table-cell>
          <table:table-cell table:style-name="ce1" office:value-type="string">
            <text:p>3.7238e-11</text:p>
          </table:table-cell>
          <table:table-cell table:style-name="ce1" office:value-type="string">
            <text:p>9.1551e-16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R44]*1000000" office:value-type="float" office:value="1393.5">
            <text:p>1393.5</text:p>
          </table:table-cell>
          <table:table-cell table:formula="of:=[.S44]*1000000" office:value-type="float" office:value="0.000019305">
            <text:p>0.000019305</text:p>
          </table:table-cell>
          <table:table-cell table:formula="of:=[.T44]*1000000" office:value-type="float" office:value="0.000077377">
            <text:p>0.000077377</text:p>
          </table:table-cell>
          <table:table-cell table:formula="of:=[.U44]*1000000" office:value-type="float" office:value="0.011209">
            <text:p>0.011209</text:p>
          </table:table-cell>
          <table:table-cell table:formula="of:=[.V44]*1000000" office:value-type="float" office:value="0.000005363">
            <text:p>0.000005363</text:p>
          </table:table-cell>
          <table:table-cell table:formula="of:=[.W44]*1000000" office:value-type="float" office:value="0.0018222">
            <text:p>0.0018222</text:p>
          </table:table-cell>
          <table:table-cell table:formula="of:=[.X44]*1000000" office:value-type="float" office:value="0.000038177">
            <text:p>0.000038177</text:p>
          </table:table-cell>
          <table:table-cell table:formula="of:=[.Y44]*1000000" office:value-type="float" office:value="0.00000000091375">
            <text:p>9.1375E-010</text:p>
          </table:table-cell>
          <table:table-cell table:formula="of:=[.Z44]*1000000" office:value-type="float" office:value="1393.5">
            <text:p>1393.5</text:p>
          </table:table-cell>
          <table:table-cell table:formula="of:=[.AA44]*1000000" office:value-type="float" office:value="0.000019305">
            <text:p>0.000019305</text:p>
          </table:table-cell>
          <table:table-cell table:formula="of:=[.AB44]*1000000" office:value-type="float" office:value="0.000077377">
            <text:p>0.000077377</text:p>
          </table:table-cell>
          <table:table-cell table:formula="of:=[.AC44]*1000000" office:value-type="float" office:value="0.011209">
            <text:p>0.011209</text:p>
          </table:table-cell>
          <table:table-cell table:formula="of:=[.AD44]*1000000" office:value-type="float" office:value="0.000005363">
            <text:p>0.000005363</text:p>
          </table:table-cell>
          <table:table-cell table:formula="of:=[.AE44]*1000000" office:value-type="float" office:value="0.0018222">
            <text:p>0.0018222</text:p>
          </table:table-cell>
          <table:table-cell table:formula="of:=[.AF44]*1000000" office:value-type="float" office:value="0.000038177">
            <text:p>0.000038177</text:p>
          </table:table-cell>
          <table:table-cell table:formula="of:=[.AG44]*1000000" office:value-type="float" office:value="0.00000000091375">
            <text:p>9.1375E-010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9305e-11</text:p>
          </table:table-cell>
          <table:table-cell table:style-name="ce1" office:value-type="string">
            <text:p>7.7377e-11</text:p>
          </table:table-cell>
          <table:table-cell table:style-name="ce1" office:value-type="string">
            <text:p>1.1209e-08</text:p>
          </table:table-cell>
          <table:table-cell table:style-name="ce1" office:value-type="string">
            <text:p>5.363e-12</text:p>
          </table:table-cell>
          <table:table-cell table:style-name="ce1" office:value-type="string">
            <text:p>1.8222e-09</text:p>
          </table:table-cell>
          <table:table-cell table:style-name="ce1" office:value-type="string">
            <text:p>3.8177e-11</text:p>
          </table:table-cell>
          <table:table-cell table:style-name="ce1" office:value-type="string">
            <text:p>9.1375e-16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1.9305e-11</text:p>
          </table:table-cell>
          <table:table-cell table:style-name="ce1" office:value-type="string">
            <text:p>7.7377e-11</text:p>
          </table:table-cell>
          <table:table-cell table:style-name="ce1" office:value-type="string">
            <text:p>1.1209e-08</text:p>
          </table:table-cell>
          <table:table-cell table:style-name="ce1" office:value-type="string">
            <text:p>5.363e-12</text:p>
          </table:table-cell>
          <table:table-cell table:style-name="ce1" office:value-type="string">
            <text:p>1.8222e-09</text:p>
          </table:table-cell>
          <table:table-cell table:style-name="ce1" office:value-type="string">
            <text:p>3.8177e-11</text:p>
          </table:table-cell>
          <table:table-cell table:style-name="ce1" office:value-type="string">
            <text:p>9.1375e-16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R45]*1000000" office:value-type="float" office:value="1393.6">
            <text:p>1393.6</text:p>
          </table:table-cell>
          <table:table-cell table:formula="of:=[.S45]*1000000" office:value-type="float" office:value="0.000019939">
            <text:p>0.000019939</text:p>
          </table:table-cell>
          <table:table-cell table:formula="of:=[.T45]*1000000" office:value-type="float" office:value="0.000080269">
            <text:p>0.000080269</text:p>
          </table:table-cell>
          <table:table-cell table:formula="of:=[.U45]*1000000" office:value-type="float" office:value="0.012072">
            <text:p>0.012072</text:p>
          </table:table-cell>
          <table:table-cell table:formula="of:=[.V45]*1000000" office:value-type="float" office:value="0.0000059872">
            <text:p>5.9872E-006</text:p>
          </table:table-cell>
          <table:table-cell table:formula="of:=[.W45]*1000000" office:value-type="float" office:value="0.0020461">
            <text:p>0.0020461</text:p>
          </table:table-cell>
          <table:table-cell table:formula="of:=[.X45]*1000000" office:value-type="float" office:value="0.000039168">
            <text:p>0.000039168</text:p>
          </table:table-cell>
          <table:table-cell table:formula="of:=[.Y45]*1000000" office:value-type="float" office:value="0.000000000912">
            <text:p>9.12E-010</text:p>
          </table:table-cell>
          <table:table-cell table:formula="of:=[.Z45]*1000000" office:value-type="float" office:value="1393.6">
            <text:p>1393.6</text:p>
          </table:table-cell>
          <table:table-cell table:formula="of:=[.AA45]*1000000" office:value-type="float" office:value="0.000019939">
            <text:p>0.000019939</text:p>
          </table:table-cell>
          <table:table-cell table:formula="of:=[.AB45]*1000000" office:value-type="float" office:value="0.000080269">
            <text:p>0.000080269</text:p>
          </table:table-cell>
          <table:table-cell table:formula="of:=[.AC45]*1000000" office:value-type="float" office:value="0.012072">
            <text:p>0.012072</text:p>
          </table:table-cell>
          <table:table-cell table:formula="of:=[.AD45]*1000000" office:value-type="float" office:value="0.0000059872">
            <text:p>5.9872E-006</text:p>
          </table:table-cell>
          <table:table-cell table:formula="of:=[.AE45]*1000000" office:value-type="float" office:value="0.0020461">
            <text:p>0.0020461</text:p>
          </table:table-cell>
          <table:table-cell table:formula="of:=[.AF45]*1000000" office:value-type="float" office:value="0.000039168">
            <text:p>0.000039168</text:p>
          </table:table-cell>
          <table:table-cell table:formula="of:=[.AG45]*1000000" office:value-type="float" office:value="0.000000000912">
            <text:p>9.12E-010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1.9939e-11</text:p>
          </table:table-cell>
          <table:table-cell table:style-name="ce1" office:value-type="string">
            <text:p>8.0269e-11</text:p>
          </table:table-cell>
          <table:table-cell table:style-name="ce1" office:value-type="string">
            <text:p>1.2072e-08</text:p>
          </table:table-cell>
          <table:table-cell table:style-name="ce1" office:value-type="string">
            <text:p>5.9872e-12</text:p>
          </table:table-cell>
          <table:table-cell table:style-name="ce1" office:value-type="string">
            <text:p>2.0461e-09</text:p>
          </table:table-cell>
          <table:table-cell table:style-name="ce1" office:value-type="string">
            <text:p>3.9168e-11</text:p>
          </table:table-cell>
          <table:table-cell table:style-name="ce1" office:value-type="string">
            <text:p>9.12e-16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1.9939e-11</text:p>
          </table:table-cell>
          <table:table-cell table:style-name="ce1" office:value-type="string">
            <text:p>8.0269e-11</text:p>
          </table:table-cell>
          <table:table-cell table:style-name="ce1" office:value-type="string">
            <text:p>1.2072e-08</text:p>
          </table:table-cell>
          <table:table-cell table:style-name="ce1" office:value-type="string">
            <text:p>5.9872e-12</text:p>
          </table:table-cell>
          <table:table-cell table:style-name="ce1" office:value-type="string">
            <text:p>2.0461e-09</text:p>
          </table:table-cell>
          <table:table-cell table:style-name="ce1" office:value-type="string">
            <text:p>3.9168e-11</text:p>
          </table:table-cell>
          <table:table-cell table:style-name="ce1" office:value-type="string">
            <text:p>9.12e-16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R46]*1000000" office:value-type="float" office:value="1393.6">
            <text:p>1393.6</text:p>
          </table:table-cell>
          <table:table-cell table:formula="of:=[.S46]*1000000" office:value-type="float" office:value="0.000020618">
            <text:p>0.000020618</text:p>
          </table:table-cell>
          <table:table-cell table:formula="of:=[.T46]*1000000" office:value-type="float" office:value="0.00008326">
            <text:p>0.00008326</text:p>
          </table:table-cell>
          <table:table-cell table:formula="of:=[.U46]*1000000" office:value-type="float" office:value="0.013009">
            <text:p>0.013009</text:p>
          </table:table-cell>
          <table:table-cell table:formula="of:=[.V46]*1000000" office:value-type="float" office:value="0.000006689">
            <text:p>0.000006689</text:p>
          </table:table-cell>
          <table:table-cell table:formula="of:=[.W46]*1000000" office:value-type="float" office:value="0.002298">
            <text:p>0.002298</text:p>
          </table:table-cell>
          <table:table-cell table:formula="of:=[.X46]*1000000" office:value-type="float" office:value="0.000040213">
            <text:p>0.000040213</text:p>
          </table:table-cell>
          <table:table-cell table:formula="of:=[.Y46]*1000000" office:value-type="float" office:value="0.00000000091024">
            <text:p>9.1024E-010</text:p>
          </table:table-cell>
          <table:table-cell table:formula="of:=[.Z46]*1000000" office:value-type="float" office:value="1393.6">
            <text:p>1393.6</text:p>
          </table:table-cell>
          <table:table-cell table:formula="of:=[.AA46]*1000000" office:value-type="float" office:value="0.000020618">
            <text:p>0.000020618</text:p>
          </table:table-cell>
          <table:table-cell table:formula="of:=[.AB46]*1000000" office:value-type="float" office:value="0.00008326">
            <text:p>0.00008326</text:p>
          </table:table-cell>
          <table:table-cell table:formula="of:=[.AC46]*1000000" office:value-type="float" office:value="0.013009">
            <text:p>0.013009</text:p>
          </table:table-cell>
          <table:table-cell table:formula="of:=[.AD46]*1000000" office:value-type="float" office:value="0.000006689">
            <text:p>0.000006689</text:p>
          </table:table-cell>
          <table:table-cell table:formula="of:=[.AE46]*1000000" office:value-type="float" office:value="0.002298">
            <text:p>0.002298</text:p>
          </table:table-cell>
          <table:table-cell table:formula="of:=[.AF46]*1000000" office:value-type="float" office:value="0.000040213">
            <text:p>0.000040213</text:p>
          </table:table-cell>
          <table:table-cell table:formula="of:=[.AG46]*1000000" office:value-type="float" office:value="0.00000000091024">
            <text:p>9.1024E-010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0618e-11</text:p>
          </table:table-cell>
          <table:table-cell table:style-name="ce1" office:value-type="string">
            <text:p>8.326e-11</text:p>
          </table:table-cell>
          <table:table-cell table:style-name="ce1" office:value-type="string">
            <text:p>1.3009e-08</text:p>
          </table:table-cell>
          <table:table-cell table:style-name="ce1" office:value-type="string">
            <text:p>6.689e-12</text:p>
          </table:table-cell>
          <table:table-cell table:style-name="ce1" office:value-type="string">
            <text:p>2.298e-09</text:p>
          </table:table-cell>
          <table:table-cell table:style-name="ce1" office:value-type="string">
            <text:p>4.0213e-11</text:p>
          </table:table-cell>
          <table:table-cell table:style-name="ce1" office:value-type="string">
            <text:p>9.1024e-16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0618e-11</text:p>
          </table:table-cell>
          <table:table-cell table:style-name="ce1" office:value-type="string">
            <text:p>8.326e-11</text:p>
          </table:table-cell>
          <table:table-cell table:style-name="ce1" office:value-type="string">
            <text:p>1.3009e-08</text:p>
          </table:table-cell>
          <table:table-cell table:style-name="ce1" office:value-type="string">
            <text:p>6.689e-12</text:p>
          </table:table-cell>
          <table:table-cell table:style-name="ce1" office:value-type="string">
            <text:p>2.298e-09</text:p>
          </table:table-cell>
          <table:table-cell table:style-name="ce1" office:value-type="string">
            <text:p>4.0213e-11</text:p>
          </table:table-cell>
          <table:table-cell table:style-name="ce1" office:value-type="string">
            <text:p>9.1024e-16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R47]*1000000" office:value-type="float" office:value="1393.6">
            <text:p>1393.6</text:p>
          </table:table-cell>
          <table:table-cell table:formula="of:=[.S47]*1000000" office:value-type="float" office:value="0.000021346">
            <text:p>0.000021346</text:p>
          </table:table-cell>
          <table:table-cell table:formula="of:=[.T47]*1000000" office:value-type="float" office:value="0.000086356">
            <text:p>0.000086356</text:p>
          </table:table-cell>
          <table:table-cell table:formula="of:=[.U47]*1000000" office:value-type="float" office:value="0.014026">
            <text:p>0.014026</text:p>
          </table:table-cell>
          <table:table-cell table:formula="of:=[.V47]*1000000" office:value-type="float" office:value="0.0000074778">
            <text:p>7.4778E-006</text:p>
          </table:table-cell>
          <table:table-cell table:formula="of:=[.W47]*1000000" office:value-type="float" office:value="0.0025814">
            <text:p>0.0025814</text:p>
          </table:table-cell>
          <table:table-cell table:formula="of:=[.X47]*1000000" office:value-type="float" office:value="0.000041314">
            <text:p>0.000041314</text:p>
          </table:table-cell>
          <table:table-cell table:formula="of:=[.Y47]*1000000" office:value-type="float" office:value="0.00000000090849">
            <text:p>9.0849E-010</text:p>
          </table:table-cell>
          <table:table-cell table:formula="of:=[.Z47]*1000000" office:value-type="float" office:value="1393.6">
            <text:p>1393.6</text:p>
          </table:table-cell>
          <table:table-cell table:formula="of:=[.AA47]*1000000" office:value-type="float" office:value="0.000021346">
            <text:p>0.000021346</text:p>
          </table:table-cell>
          <table:table-cell table:formula="of:=[.AB47]*1000000" office:value-type="float" office:value="0.000086356">
            <text:p>0.000086356</text:p>
          </table:table-cell>
          <table:table-cell table:formula="of:=[.AC47]*1000000" office:value-type="float" office:value="0.014026">
            <text:p>0.014026</text:p>
          </table:table-cell>
          <table:table-cell table:formula="of:=[.AD47]*1000000" office:value-type="float" office:value="0.0000074778">
            <text:p>7.4778E-006</text:p>
          </table:table-cell>
          <table:table-cell table:formula="of:=[.AE47]*1000000" office:value-type="float" office:value="0.0025814">
            <text:p>0.0025814</text:p>
          </table:table-cell>
          <table:table-cell table:formula="of:=[.AF47]*1000000" office:value-type="float" office:value="0.000041314">
            <text:p>0.000041314</text:p>
          </table:table-cell>
          <table:table-cell table:formula="of:=[.AG47]*1000000" office:value-type="float" office:value="0.00000000090849">
            <text:p>9.0849E-010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1346e-11</text:p>
          </table:table-cell>
          <table:table-cell table:style-name="ce1" office:value-type="string">
            <text:p>8.6356e-11</text:p>
          </table:table-cell>
          <table:table-cell table:style-name="ce1" office:value-type="string">
            <text:p>1.4026e-08</text:p>
          </table:table-cell>
          <table:table-cell table:style-name="ce1" office:value-type="string">
            <text:p>7.4778e-12</text:p>
          </table:table-cell>
          <table:table-cell table:style-name="ce1" office:value-type="string">
            <text:p>2.5814e-09</text:p>
          </table:table-cell>
          <table:table-cell table:style-name="ce1" office:value-type="string">
            <text:p>4.1314e-11</text:p>
          </table:table-cell>
          <table:table-cell table:style-name="ce1" office:value-type="string">
            <text:p>9.0849e-16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1346e-11</text:p>
          </table:table-cell>
          <table:table-cell table:style-name="ce1" office:value-type="string">
            <text:p>8.6356e-11</text:p>
          </table:table-cell>
          <table:table-cell table:style-name="ce1" office:value-type="string">
            <text:p>1.4026e-08</text:p>
          </table:table-cell>
          <table:table-cell table:style-name="ce1" office:value-type="string">
            <text:p>7.4778e-12</text:p>
          </table:table-cell>
          <table:table-cell table:style-name="ce1" office:value-type="string">
            <text:p>2.5814e-09</text:p>
          </table:table-cell>
          <table:table-cell table:style-name="ce1" office:value-type="string">
            <text:p>4.1314e-11</text:p>
          </table:table-cell>
          <table:table-cell table:style-name="ce1" office:value-type="string">
            <text:p>9.0849e-16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R48]*1000000" office:value-type="float" office:value="1393.6">
            <text:p>1393.6</text:p>
          </table:table-cell>
          <table:table-cell table:formula="of:=[.S48]*1000000" office:value-type="float" office:value="0.000022127">
            <text:p>0.000022127</text:p>
          </table:table-cell>
          <table:table-cell table:formula="of:=[.T48]*1000000" office:value-type="float" office:value="0.000089567">
            <text:p>0.000089567</text:p>
          </table:table-cell>
          <table:table-cell table:formula="of:=[.U48]*1000000" office:value-type="float" office:value="0.015133">
            <text:p>0.015133</text:p>
          </table:table-cell>
          <table:table-cell table:formula="of:=[.V48]*1000000" office:value-type="float" office:value="0.0000083641">
            <text:p>8.3641E-006</text:p>
          </table:table-cell>
          <table:table-cell table:formula="of:=[.W48]*1000000" office:value-type="float" office:value="0.0029">
            <text:p>0.0029</text:p>
          </table:table-cell>
          <table:table-cell table:formula="of:=[.X48]*1000000" office:value-type="float" office:value="0.000042474">
            <text:p>0.000042474</text:p>
          </table:table-cell>
          <table:table-cell table:formula="of:=[.Y48]*1000000" office:value-type="float" office:value="0.00000000090674">
            <text:p>9.0674E-010</text:p>
          </table:table-cell>
          <table:table-cell table:formula="of:=[.Z48]*1000000" office:value-type="float" office:value="1393.6">
            <text:p>1393.6</text:p>
          </table:table-cell>
          <table:table-cell table:formula="of:=[.AA48]*1000000" office:value-type="float" office:value="0.000022127">
            <text:p>0.000022127</text:p>
          </table:table-cell>
          <table:table-cell table:formula="of:=[.AB48]*1000000" office:value-type="float" office:value="0.000089567">
            <text:p>0.000089567</text:p>
          </table:table-cell>
          <table:table-cell table:formula="of:=[.AC48]*1000000" office:value-type="float" office:value="0.015133">
            <text:p>0.015133</text:p>
          </table:table-cell>
          <table:table-cell table:formula="of:=[.AD48]*1000000" office:value-type="float" office:value="0.0000083641">
            <text:p>8.3641E-006</text:p>
          </table:table-cell>
          <table:table-cell table:formula="of:=[.AE48]*1000000" office:value-type="float" office:value="0.0029">
            <text:p>0.0029</text:p>
          </table:table-cell>
          <table:table-cell table:formula="of:=[.AF48]*1000000" office:value-type="float" office:value="0.000042474">
            <text:p>0.000042474</text:p>
          </table:table-cell>
          <table:table-cell table:formula="of:=[.AG48]*1000000" office:value-type="float" office:value="0.00000000090674">
            <text:p>9.0674E-010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2127e-11</text:p>
          </table:table-cell>
          <table:table-cell table:style-name="ce1" office:value-type="string">
            <text:p>8.9567e-11</text:p>
          </table:table-cell>
          <table:table-cell table:style-name="ce1" office:value-type="string">
            <text:p>1.5133e-08</text:p>
          </table:table-cell>
          <table:table-cell table:style-name="ce1" office:value-type="string">
            <text:p>8.3641e-12</text:p>
          </table:table-cell>
          <table:table-cell table:style-name="ce1" office:value-type="string">
            <text:p>2.9e-09</text:p>
          </table:table-cell>
          <table:table-cell table:style-name="ce1" office:value-type="string">
            <text:p>4.2474e-11</text:p>
          </table:table-cell>
          <table:table-cell table:style-name="ce1" office:value-type="string">
            <text:p>9.0674e-16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2127e-11</text:p>
          </table:table-cell>
          <table:table-cell table:style-name="ce1" office:value-type="string">
            <text:p>8.9567e-11</text:p>
          </table:table-cell>
          <table:table-cell table:style-name="ce1" office:value-type="string">
            <text:p>1.5133e-08</text:p>
          </table:table-cell>
          <table:table-cell table:style-name="ce1" office:value-type="string">
            <text:p>8.3641e-12</text:p>
          </table:table-cell>
          <table:table-cell table:style-name="ce1" office:value-type="string">
            <text:p>2.9e-09</text:p>
          </table:table-cell>
          <table:table-cell table:style-name="ce1" office:value-type="string">
            <text:p>4.2474e-11</text:p>
          </table:table-cell>
          <table:table-cell table:style-name="ce1" office:value-type="string">
            <text:p>9.0674e-16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R49]*1000000" office:value-type="float" office:value="1393.6">
            <text:p>1393.6</text:p>
          </table:table-cell>
          <table:table-cell table:formula="of:=[.S49]*1000000" office:value-type="float" office:value="0.000022967">
            <text:p>0.000022967</text:p>
          </table:table-cell>
          <table:table-cell table:formula="of:=[.T49]*1000000" office:value-type="float" office:value="0.000092899">
            <text:p>0.000092899</text:p>
          </table:table-cell>
          <table:table-cell table:formula="of:=[.U49]*1000000" office:value-type="float" office:value="0.016337">
            <text:p>0.016337</text:p>
          </table:table-cell>
          <table:table-cell table:formula="of:=[.V49]*1000000" office:value-type="float" office:value="0.0000093596">
            <text:p>9.3596E-006</text:p>
          </table:table-cell>
          <table:table-cell table:formula="of:=[.W49]*1000000" office:value-type="float" office:value="0.0032581">
            <text:p>0.0032581</text:p>
          </table:table-cell>
          <table:table-cell table:formula="of:=[.X49]*1000000" office:value-type="float" office:value="0.000043694">
            <text:p>0.000043694</text:p>
          </table:table-cell>
          <table:table-cell table:formula="of:=[.Y49]*1000000" office:value-type="float" office:value="0.00000000090499">
            <text:p>9.0499E-010</text:p>
          </table:table-cell>
          <table:table-cell table:formula="of:=[.Z49]*1000000" office:value-type="float" office:value="1393.6">
            <text:p>1393.6</text:p>
          </table:table-cell>
          <table:table-cell table:formula="of:=[.AA49]*1000000" office:value-type="float" office:value="0.000022967">
            <text:p>0.000022967</text:p>
          </table:table-cell>
          <table:table-cell table:formula="of:=[.AB49]*1000000" office:value-type="float" office:value="0.000092899">
            <text:p>0.000092899</text:p>
          </table:table-cell>
          <table:table-cell table:formula="of:=[.AC49]*1000000" office:value-type="float" office:value="0.016337">
            <text:p>0.016337</text:p>
          </table:table-cell>
          <table:table-cell table:formula="of:=[.AD49]*1000000" office:value-type="float" office:value="0.0000093596">
            <text:p>9.3596E-006</text:p>
          </table:table-cell>
          <table:table-cell table:formula="of:=[.AE49]*1000000" office:value-type="float" office:value="0.0032581">
            <text:p>0.0032581</text:p>
          </table:table-cell>
          <table:table-cell table:formula="of:=[.AF49]*1000000" office:value-type="float" office:value="0.000043694">
            <text:p>0.000043694</text:p>
          </table:table-cell>
          <table:table-cell table:formula="of:=[.AG49]*1000000" office:value-type="float" office:value="0.00000000090499">
            <text:p>9.0499E-010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2967e-11</text:p>
          </table:table-cell>
          <table:table-cell table:style-name="ce1" office:value-type="string">
            <text:p>9.2899e-11</text:p>
          </table:table-cell>
          <table:table-cell table:style-name="ce1" office:value-type="string">
            <text:p>1.6337e-08</text:p>
          </table:table-cell>
          <table:table-cell table:style-name="ce1" office:value-type="string">
            <text:p>9.3596e-12</text:p>
          </table:table-cell>
          <table:table-cell table:style-name="ce1" office:value-type="string">
            <text:p>3.2581e-09</text:p>
          </table:table-cell>
          <table:table-cell table:style-name="ce1" office:value-type="string">
            <text:p>4.3694e-11</text:p>
          </table:table-cell>
          <table:table-cell table:style-name="ce1" office:value-type="string">
            <text:p>9.0499e-16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2.2967e-11</text:p>
          </table:table-cell>
          <table:table-cell table:style-name="ce1" office:value-type="string">
            <text:p>9.2899e-11</text:p>
          </table:table-cell>
          <table:table-cell table:style-name="ce1" office:value-type="string">
            <text:p>1.6337e-08</text:p>
          </table:table-cell>
          <table:table-cell table:style-name="ce1" office:value-type="string">
            <text:p>9.3596e-12</text:p>
          </table:table-cell>
          <table:table-cell table:style-name="ce1" office:value-type="string">
            <text:p>3.2581e-09</text:p>
          </table:table-cell>
          <table:table-cell table:style-name="ce1" office:value-type="string">
            <text:p>4.3694e-11</text:p>
          </table:table-cell>
          <table:table-cell table:style-name="ce1" office:value-type="string">
            <text:p>9.0499e-16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R50]*1000000" office:value-type="float" office:value="1393.7">
            <text:p>1393.7</text:p>
          </table:table-cell>
          <table:table-cell table:formula="of:=[.S50]*1000000" office:value-type="float" office:value="0.000023873">
            <text:p>0.000023873</text:p>
          </table:table-cell>
          <table:table-cell table:formula="of:=[.T50]*1000000" office:value-type="float" office:value="0.000096362">
            <text:p>0.000096362</text:p>
          </table:table-cell>
          <table:table-cell table:formula="of:=[.U50]*1000000" office:value-type="float" office:value="0.017649">
            <text:p>0.017649</text:p>
          </table:table-cell>
          <table:table-cell table:formula="of:=[.V50]*1000000" office:value-type="float" office:value="0.000010477">
            <text:p>0.000010477</text:p>
          </table:table-cell>
          <table:table-cell table:formula="of:=[.W50]*1000000" office:value-type="float" office:value="0.0036607">
            <text:p>0.0036607</text:p>
          </table:table-cell>
          <table:table-cell table:formula="of:=[.X50]*1000000" office:value-type="float" office:value="0.000044978">
            <text:p>0.000044978</text:p>
          </table:table-cell>
          <table:table-cell table:formula="of:=[.Y50]*1000000" office:value-type="float" office:value="0.00000000090324">
            <text:p>9.0324E-010</text:p>
          </table:table-cell>
          <table:table-cell table:formula="of:=[.Z50]*1000000" office:value-type="float" office:value="1393.7">
            <text:p>1393.7</text:p>
          </table:table-cell>
          <table:table-cell table:formula="of:=[.AA50]*1000000" office:value-type="float" office:value="0.000023873">
            <text:p>0.000023873</text:p>
          </table:table-cell>
          <table:table-cell table:formula="of:=[.AB50]*1000000" office:value-type="float" office:value="0.000096362">
            <text:p>0.000096362</text:p>
          </table:table-cell>
          <table:table-cell table:formula="of:=[.AC50]*1000000" office:value-type="float" office:value="0.017649">
            <text:p>0.017649</text:p>
          </table:table-cell>
          <table:table-cell table:formula="of:=[.AD50]*1000000" office:value-type="float" office:value="0.000010477">
            <text:p>0.000010477</text:p>
          </table:table-cell>
          <table:table-cell table:formula="of:=[.AE50]*1000000" office:value-type="float" office:value="0.0036607">
            <text:p>0.0036607</text:p>
          </table:table-cell>
          <table:table-cell table:formula="of:=[.AF50]*1000000" office:value-type="float" office:value="0.000044978">
            <text:p>0.000044978</text:p>
          </table:table-cell>
          <table:table-cell table:formula="of:=[.AG50]*1000000" office:value-type="float" office:value="0.00000000090324">
            <text:p>9.0324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3873e-11</text:p>
          </table:table-cell>
          <table:table-cell table:style-name="ce1" office:value-type="string">
            <text:p>9.6362e-11</text:p>
          </table:table-cell>
          <table:table-cell table:style-name="ce1" office:value-type="string">
            <text:p>1.7649e-08</text:p>
          </table:table-cell>
          <table:table-cell table:style-name="ce1" office:value-type="string">
            <text:p>1.0477e-11</text:p>
          </table:table-cell>
          <table:table-cell table:style-name="ce1" office:value-type="string">
            <text:p>3.6607e-09</text:p>
          </table:table-cell>
          <table:table-cell table:style-name="ce1" office:value-type="string">
            <text:p>4.4978e-11</text:p>
          </table:table-cell>
          <table:table-cell table:style-name="ce1" office:value-type="string">
            <text:p>9.0324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3873e-11</text:p>
          </table:table-cell>
          <table:table-cell table:style-name="ce1" office:value-type="string">
            <text:p>9.6362e-11</text:p>
          </table:table-cell>
          <table:table-cell table:style-name="ce1" office:value-type="string">
            <text:p>1.7649e-08</text:p>
          </table:table-cell>
          <table:table-cell table:style-name="ce1" office:value-type="string">
            <text:p>1.0477e-11</text:p>
          </table:table-cell>
          <table:table-cell table:style-name="ce1" office:value-type="string">
            <text:p>3.6607e-09</text:p>
          </table:table-cell>
          <table:table-cell table:style-name="ce1" office:value-type="string">
            <text:p>4.4978e-11</text:p>
          </table:table-cell>
          <table:table-cell table:style-name="ce1" office:value-type="string">
            <text:p>9.0324e-16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R51]*1000000" office:value-type="float" office:value="1393.7">
            <text:p>1393.7</text:p>
          </table:table-cell>
          <table:table-cell table:formula="of:=[.S51]*1000000" office:value-type="float" office:value="0.000024855">
            <text:p>0.000024855</text:p>
          </table:table-cell>
          <table:table-cell table:formula="of:=[.T51]*1000000" office:value-type="float" office:value="0.000099968">
            <text:p>0.000099968</text:p>
          </table:table-cell>
          <table:table-cell table:formula="of:=[.U51]*1000000" office:value-type="float" office:value="0.019079">
            <text:p>0.019079</text:p>
          </table:table-cell>
          <table:table-cell table:formula="of:=[.V51]*1000000" office:value-type="float" office:value="0.000011732">
            <text:p>0.000011732</text:p>
          </table:table-cell>
          <table:table-cell table:formula="of:=[.W51]*1000000" office:value-type="float" office:value="0.0041134">
            <text:p>0.0041134</text:p>
          </table:table-cell>
          <table:table-cell table:formula="of:=[.X51]*1000000" office:value-type="float" office:value="0.000046329">
            <text:p>0.000046329</text:p>
          </table:table-cell>
          <table:table-cell table:formula="of:=[.Y51]*1000000" office:value-type="float" office:value="0.00000000090149">
            <text:p>9.0149E-010</text:p>
          </table:table-cell>
          <table:table-cell table:formula="of:=[.Z51]*1000000" office:value-type="float" office:value="1393.7">
            <text:p>1393.7</text:p>
          </table:table-cell>
          <table:table-cell table:formula="of:=[.AA51]*1000000" office:value-type="float" office:value="0.000024855">
            <text:p>0.000024855</text:p>
          </table:table-cell>
          <table:table-cell table:formula="of:=[.AB51]*1000000" office:value-type="float" office:value="0.000099968">
            <text:p>0.000099968</text:p>
          </table:table-cell>
          <table:table-cell table:formula="of:=[.AC51]*1000000" office:value-type="float" office:value="0.019079">
            <text:p>0.019079</text:p>
          </table:table-cell>
          <table:table-cell table:formula="of:=[.AD51]*1000000" office:value-type="float" office:value="0.000011732">
            <text:p>0.000011732</text:p>
          </table:table-cell>
          <table:table-cell table:formula="of:=[.AE51]*1000000" office:value-type="float" office:value="0.0041134">
            <text:p>0.0041134</text:p>
          </table:table-cell>
          <table:table-cell table:formula="of:=[.AF51]*1000000" office:value-type="float" office:value="0.000046329">
            <text:p>0.000046329</text:p>
          </table:table-cell>
          <table:table-cell table:formula="of:=[.AG51]*1000000" office:value-type="float" office:value="0.00000000090149">
            <text:p>9.0149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4855e-11</text:p>
          </table:table-cell>
          <table:table-cell table:style-name="ce1" office:value-type="string">
            <text:p>9.9968e-11</text:p>
          </table:table-cell>
          <table:table-cell table:style-name="ce1" office:value-type="string">
            <text:p>1.9079e-08</text:p>
          </table:table-cell>
          <table:table-cell table:style-name="ce1" office:value-type="string">
            <text:p>1.1732e-11</text:p>
          </table:table-cell>
          <table:table-cell table:style-name="ce1" office:value-type="string">
            <text:p>4.1134e-09</text:p>
          </table:table-cell>
          <table:table-cell table:style-name="ce1" office:value-type="string">
            <text:p>4.6329e-11</text:p>
          </table:table-cell>
          <table:table-cell table:style-name="ce1" office:value-type="string">
            <text:p>9.0149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4855e-11</text:p>
          </table:table-cell>
          <table:table-cell table:style-name="ce1" office:value-type="string">
            <text:p>9.9968e-11</text:p>
          </table:table-cell>
          <table:table-cell table:style-name="ce1" office:value-type="string">
            <text:p>1.9079e-08</text:p>
          </table:table-cell>
          <table:table-cell table:style-name="ce1" office:value-type="string">
            <text:p>1.1732e-11</text:p>
          </table:table-cell>
          <table:table-cell table:style-name="ce1" office:value-type="string">
            <text:p>4.1134e-09</text:p>
          </table:table-cell>
          <table:table-cell table:style-name="ce1" office:value-type="string">
            <text:p>4.6329e-11</text:p>
          </table:table-cell>
          <table:table-cell table:style-name="ce1" office:value-type="string">
            <text:p>9.0149e-16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R52]*1000000" office:value-type="float" office:value="1393.7">
            <text:p>1393.7</text:p>
          </table:table-cell>
          <table:table-cell table:formula="of:=[.S52]*1000000" office:value-type="float" office:value="0.000025922">
            <text:p>0.000025922</text:p>
          </table:table-cell>
          <table:table-cell table:formula="of:=[.T52]*1000000" office:value-type="float" office:value="0.00010373">
            <text:p>0.00010373</text:p>
          </table:table-cell>
          <table:table-cell table:formula="of:=[.U52]*1000000" office:value-type="float" office:value="0.020641">
            <text:p>0.020641</text:p>
          </table:table-cell>
          <table:table-cell table:formula="of:=[.V52]*1000000" office:value-type="float" office:value="0.000013141">
            <text:p>0.000013141</text:p>
          </table:table-cell>
          <table:table-cell table:formula="of:=[.W52]*1000000" office:value-type="float" office:value="0.0046227">
            <text:p>0.0046227</text:p>
          </table:table-cell>
          <table:table-cell table:formula="of:=[.X52]*1000000" office:value-type="float" office:value="0.00004775">
            <text:p>0.00004775</text:p>
          </table:table-cell>
          <table:table-cell table:formula="of:=[.Y52]*1000000" office:value-type="float" office:value="0.00000000089974">
            <text:p>8.9974E-010</text:p>
          </table:table-cell>
          <table:table-cell table:formula="of:=[.Z52]*1000000" office:value-type="float" office:value="1393.7">
            <text:p>1393.7</text:p>
          </table:table-cell>
          <table:table-cell table:formula="of:=[.AA52]*1000000" office:value-type="float" office:value="0.000025922">
            <text:p>0.000025922</text:p>
          </table:table-cell>
          <table:table-cell table:formula="of:=[.AB52]*1000000" office:value-type="float" office:value="0.00010373">
            <text:p>0.00010373</text:p>
          </table:table-cell>
          <table:table-cell table:formula="of:=[.AC52]*1000000" office:value-type="float" office:value="0.020641">
            <text:p>0.020641</text:p>
          </table:table-cell>
          <table:table-cell table:formula="of:=[.AD52]*1000000" office:value-type="float" office:value="0.000013141">
            <text:p>0.000013141</text:p>
          </table:table-cell>
          <table:table-cell table:formula="of:=[.AE52]*1000000" office:value-type="float" office:value="0.0046227">
            <text:p>0.0046227</text:p>
          </table:table-cell>
          <table:table-cell table:formula="of:=[.AF52]*1000000" office:value-type="float" office:value="0.00004775">
            <text:p>0.00004775</text:p>
          </table:table-cell>
          <table:table-cell table:formula="of:=[.AG52]*1000000" office:value-type="float" office:value="0.00000000089974">
            <text:p>8.9974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5922e-11</text:p>
          </table:table-cell>
          <table:table-cell table:style-name="ce1" office:value-type="string">
            <text:p>1.0373e-10</text:p>
          </table:table-cell>
          <table:table-cell table:style-name="ce1" office:value-type="string">
            <text:p>2.0641e-08</text:p>
          </table:table-cell>
          <table:table-cell table:style-name="ce1" office:value-type="string">
            <text:p>1.3141e-11</text:p>
          </table:table-cell>
          <table:table-cell table:style-name="ce1" office:value-type="string">
            <text:p>4.6227e-09</text:p>
          </table:table-cell>
          <table:table-cell table:style-name="ce1" office:value-type="string">
            <text:p>4.775e-11</text:p>
          </table:table-cell>
          <table:table-cell table:style-name="ce1" office:value-type="string">
            <text:p>8.9974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5922e-11</text:p>
          </table:table-cell>
          <table:table-cell table:style-name="ce1" office:value-type="string">
            <text:p>1.0373e-10</text:p>
          </table:table-cell>
          <table:table-cell table:style-name="ce1" office:value-type="string">
            <text:p>2.0641e-08</text:p>
          </table:table-cell>
          <table:table-cell table:style-name="ce1" office:value-type="string">
            <text:p>1.3141e-11</text:p>
          </table:table-cell>
          <table:table-cell table:style-name="ce1" office:value-type="string">
            <text:p>4.6227e-09</text:p>
          </table:table-cell>
          <table:table-cell table:style-name="ce1" office:value-type="string">
            <text:p>4.775e-11</text:p>
          </table:table-cell>
          <table:table-cell table:style-name="ce1" office:value-type="string">
            <text:p>8.9974e-16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R53]*1000000" office:value-type="float" office:value="1393.7">
            <text:p>1393.7</text:p>
          </table:table-cell>
          <table:table-cell table:formula="of:=[.S53]*1000000" office:value-type="float" office:value="0.00002709">
            <text:p>0.00002709</text:p>
          </table:table-cell>
          <table:table-cell table:formula="of:=[.T53]*1000000" office:value-type="float" office:value="0.00010765">
            <text:p>0.00010765</text:p>
          </table:table-cell>
          <table:table-cell table:formula="of:=[.U53]*1000000" office:value-type="float" office:value="0.022348">
            <text:p>0.022348</text:p>
          </table:table-cell>
          <table:table-cell table:formula="of:=[.V53]*1000000" office:value-type="float" office:value="0.000014722">
            <text:p>0.000014722</text:p>
          </table:table-cell>
          <table:table-cell table:formula="of:=[.W53]*1000000" office:value-type="float" office:value="0.0051962">
            <text:p>0.0051962</text:p>
          </table:table-cell>
          <table:table-cell table:formula="of:=[.X53]*1000000" office:value-type="float" office:value="0.000049246">
            <text:p>0.000049246</text:p>
          </table:table-cell>
          <table:table-cell table:formula="of:=[.Y53]*1000000" office:value-type="float" office:value="0.000000000898">
            <text:p>8.98E-010</text:p>
          </table:table-cell>
          <table:table-cell table:formula="of:=[.Z53]*1000000" office:value-type="float" office:value="1393.7">
            <text:p>1393.7</text:p>
          </table:table-cell>
          <table:table-cell table:formula="of:=[.AA53]*1000000" office:value-type="float" office:value="0.00002709">
            <text:p>0.00002709</text:p>
          </table:table-cell>
          <table:table-cell table:formula="of:=[.AB53]*1000000" office:value-type="float" office:value="0.00010765">
            <text:p>0.00010765</text:p>
          </table:table-cell>
          <table:table-cell table:formula="of:=[.AC53]*1000000" office:value-type="float" office:value="0.022348">
            <text:p>0.022348</text:p>
          </table:table-cell>
          <table:table-cell table:formula="of:=[.AD53]*1000000" office:value-type="float" office:value="0.000014722">
            <text:p>0.000014722</text:p>
          </table:table-cell>
          <table:table-cell table:formula="of:=[.AE53]*1000000" office:value-type="float" office:value="0.0051962">
            <text:p>0.0051962</text:p>
          </table:table-cell>
          <table:table-cell table:formula="of:=[.AF53]*1000000" office:value-type="float" office:value="0.000049246">
            <text:p>0.000049246</text:p>
          </table:table-cell>
          <table:table-cell table:formula="of:=[.AG53]*1000000" office:value-type="float" office:value="0.000000000898">
            <text:p>8.98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709e-11</text:p>
          </table:table-cell>
          <table:table-cell table:style-name="ce1" office:value-type="string">
            <text:p>1.0765e-10</text:p>
          </table:table-cell>
          <table:table-cell table:style-name="ce1" office:value-type="string">
            <text:p>2.2348e-08</text:p>
          </table:table-cell>
          <table:table-cell table:style-name="ce1" office:value-type="string">
            <text:p>1.4722e-11</text:p>
          </table:table-cell>
          <table:table-cell table:style-name="ce1" office:value-type="string">
            <text:p>5.1962e-09</text:p>
          </table:table-cell>
          <table:table-cell table:style-name="ce1" office:value-type="string">
            <text:p>4.9246e-11</text:p>
          </table:table-cell>
          <table:table-cell table:style-name="ce1" office:value-type="string">
            <text:p>8.98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709e-11</text:p>
          </table:table-cell>
          <table:table-cell table:style-name="ce1" office:value-type="string">
            <text:p>1.0765e-10</text:p>
          </table:table-cell>
          <table:table-cell table:style-name="ce1" office:value-type="string">
            <text:p>2.2348e-08</text:p>
          </table:table-cell>
          <table:table-cell table:style-name="ce1" office:value-type="string">
            <text:p>1.4722e-11</text:p>
          </table:table-cell>
          <table:table-cell table:style-name="ce1" office:value-type="string">
            <text:p>5.1962e-09</text:p>
          </table:table-cell>
          <table:table-cell table:style-name="ce1" office:value-type="string">
            <text:p>4.9246e-11</text:p>
          </table:table-cell>
          <table:table-cell table:style-name="ce1" office:value-type="string">
            <text:p>8.98e-16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R54]*1000000" office:value-type="float" office:value="1393.7">
            <text:p>1393.7</text:p>
          </table:table-cell>
          <table:table-cell table:formula="of:=[.S54]*1000000" office:value-type="float" office:value="0.000028376">
            <text:p>0.000028376</text:p>
          </table:table-cell>
          <table:table-cell table:formula="of:=[.T54]*1000000" office:value-type="float" office:value="0.00011176">
            <text:p>0.00011176</text:p>
          </table:table-cell>
          <table:table-cell table:formula="of:=[.U54]*1000000" office:value-type="float" office:value="0.024217">
            <text:p>0.024217</text:p>
          </table:table-cell>
          <table:table-cell table:formula="of:=[.V54]*1000000" office:value-type="float" office:value="0.000016498">
            <text:p>0.000016498</text:p>
          </table:table-cell>
          <table:table-cell table:formula="of:=[.W54]*1000000" office:value-type="float" office:value="0.0058428">
            <text:p>0.0058428</text:p>
          </table:table-cell>
          <table:table-cell table:formula="of:=[.X54]*1000000" office:value-type="float" office:value="0.00005082">
            <text:p>0.00005082</text:p>
          </table:table-cell>
          <table:table-cell table:formula="of:=[.Y54]*1000000" office:value-type="float" office:value="0.00000000089625">
            <text:p>8.9625E-010</text:p>
          </table:table-cell>
          <table:table-cell table:formula="of:=[.Z54]*1000000" office:value-type="float" office:value="1393.7">
            <text:p>1393.7</text:p>
          </table:table-cell>
          <table:table-cell table:formula="of:=[.AA54]*1000000" office:value-type="float" office:value="0.000028376">
            <text:p>0.000028376</text:p>
          </table:table-cell>
          <table:table-cell table:formula="of:=[.AB54]*1000000" office:value-type="float" office:value="0.00011176">
            <text:p>0.00011176</text:p>
          </table:table-cell>
          <table:table-cell table:formula="of:=[.AC54]*1000000" office:value-type="float" office:value="0.024217">
            <text:p>0.024217</text:p>
          </table:table-cell>
          <table:table-cell table:formula="of:=[.AD54]*1000000" office:value-type="float" office:value="0.000016498">
            <text:p>0.000016498</text:p>
          </table:table-cell>
          <table:table-cell table:formula="of:=[.AE54]*1000000" office:value-type="float" office:value="0.0058428">
            <text:p>0.0058428</text:p>
          </table:table-cell>
          <table:table-cell table:formula="of:=[.AF54]*1000000" office:value-type="float" office:value="0.00005082">
            <text:p>0.00005082</text:p>
          </table:table-cell>
          <table:table-cell table:formula="of:=[.AG54]*1000000" office:value-type="float" office:value="0.00000000089625">
            <text:p>8.9625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8376e-11</text:p>
          </table:table-cell>
          <table:table-cell table:style-name="ce1" office:value-type="string">
            <text:p>1.1176e-10</text:p>
          </table:table-cell>
          <table:table-cell table:style-name="ce1" office:value-type="string">
            <text:p>2.4217e-08</text:p>
          </table:table-cell>
          <table:table-cell table:style-name="ce1" office:value-type="string">
            <text:p>1.6498e-11</text:p>
          </table:table-cell>
          <table:table-cell table:style-name="ce1" office:value-type="string">
            <text:p>5.8428e-09</text:p>
          </table:table-cell>
          <table:table-cell table:style-name="ce1" office:value-type="string">
            <text:p>5.082e-11</text:p>
          </table:table-cell>
          <table:table-cell table:style-name="ce1" office:value-type="string">
            <text:p>8.9625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8376e-11</text:p>
          </table:table-cell>
          <table:table-cell table:style-name="ce1" office:value-type="string">
            <text:p>1.1176e-10</text:p>
          </table:table-cell>
          <table:table-cell table:style-name="ce1" office:value-type="string">
            <text:p>2.4217e-08</text:p>
          </table:table-cell>
          <table:table-cell table:style-name="ce1" office:value-type="string">
            <text:p>1.6498e-11</text:p>
          </table:table-cell>
          <table:table-cell table:style-name="ce1" office:value-type="string">
            <text:p>5.8428e-09</text:p>
          </table:table-cell>
          <table:table-cell table:style-name="ce1" office:value-type="string">
            <text:p>5.082e-11</text:p>
          </table:table-cell>
          <table:table-cell table:style-name="ce1" office:value-type="string">
            <text:p>8.9625e-16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R55]*1000000" office:value-type="float" office:value="1393.7">
            <text:p>1393.7</text:p>
          </table:table-cell>
          <table:table-cell table:formula="of:=[.S55]*1000000" office:value-type="float" office:value="0.000029804">
            <text:p>0.000029804</text:p>
          </table:table-cell>
          <table:table-cell table:formula="of:=[.T55]*1000000" office:value-type="float" office:value="0.00011608">
            <text:p>0.00011608</text:p>
          </table:table-cell>
          <table:table-cell table:formula="of:=[.U55]*1000000" office:value-type="float" office:value="0.026266">
            <text:p>0.026266</text:p>
          </table:table-cell>
          <table:table-cell table:formula="of:=[.V55]*1000000" office:value-type="float" office:value="0.000018492">
            <text:p>0.000018492</text:p>
          </table:table-cell>
          <table:table-cell table:formula="of:=[.W55]*1000000" office:value-type="float" office:value="0.006573">
            <text:p>0.006573</text:p>
          </table:table-cell>
          <table:table-cell table:formula="of:=[.X55]*1000000" office:value-type="float" office:value="0.000052477">
            <text:p>0.000052477</text:p>
          </table:table-cell>
          <table:table-cell table:formula="of:=[.Y55]*1000000" office:value-type="float" office:value="0.00000000089451">
            <text:p>8.9451E-010</text:p>
          </table:table-cell>
          <table:table-cell table:formula="of:=[.Z55]*1000000" office:value-type="float" office:value="1393.7">
            <text:p>1393.7</text:p>
          </table:table-cell>
          <table:table-cell table:formula="of:=[.AA55]*1000000" office:value-type="float" office:value="0.000029804">
            <text:p>0.000029804</text:p>
          </table:table-cell>
          <table:table-cell table:formula="of:=[.AB55]*1000000" office:value-type="float" office:value="0.00011608">
            <text:p>0.00011608</text:p>
          </table:table-cell>
          <table:table-cell table:formula="of:=[.AC55]*1000000" office:value-type="float" office:value="0.026266">
            <text:p>0.026266</text:p>
          </table:table-cell>
          <table:table-cell table:formula="of:=[.AD55]*1000000" office:value-type="float" office:value="0.000018492">
            <text:p>0.000018492</text:p>
          </table:table-cell>
          <table:table-cell table:formula="of:=[.AE55]*1000000" office:value-type="float" office:value="0.006573">
            <text:p>0.006573</text:p>
          </table:table-cell>
          <table:table-cell table:formula="of:=[.AF55]*1000000" office:value-type="float" office:value="0.000052477">
            <text:p>0.000052477</text:p>
          </table:table-cell>
          <table:table-cell table:formula="of:=[.AG55]*1000000" office:value-type="float" office:value="0.00000000089451">
            <text:p>8.9451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9804e-11</text:p>
          </table:table-cell>
          <table:table-cell table:style-name="ce1" office:value-type="string">
            <text:p>1.1608e-10</text:p>
          </table:table-cell>
          <table:table-cell table:style-name="ce1" office:value-type="string">
            <text:p>2.6266e-08</text:p>
          </table:table-cell>
          <table:table-cell table:style-name="ce1" office:value-type="string">
            <text:p>1.8492e-11</text:p>
          </table:table-cell>
          <table:table-cell table:style-name="ce1" office:value-type="string">
            <text:p>6.573e-09</text:p>
          </table:table-cell>
          <table:table-cell table:style-name="ce1" office:value-type="string">
            <text:p>5.2477e-11</text:p>
          </table:table-cell>
          <table:table-cell table:style-name="ce1" office:value-type="string">
            <text:p>8.9451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9804e-11</text:p>
          </table:table-cell>
          <table:table-cell table:style-name="ce1" office:value-type="string">
            <text:p>1.1608e-10</text:p>
          </table:table-cell>
          <table:table-cell table:style-name="ce1" office:value-type="string">
            <text:p>2.6266e-08</text:p>
          </table:table-cell>
          <table:table-cell table:style-name="ce1" office:value-type="string">
            <text:p>1.8492e-11</text:p>
          </table:table-cell>
          <table:table-cell table:style-name="ce1" office:value-type="string">
            <text:p>6.573e-09</text:p>
          </table:table-cell>
          <table:table-cell table:style-name="ce1" office:value-type="string">
            <text:p>5.2477e-11</text:p>
          </table:table-cell>
          <table:table-cell table:style-name="ce1" office:value-type="string">
            <text:p>8.9451e-16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R56]*1000000" office:value-type="float" office:value="1393.7">
            <text:p>1393.7</text:p>
          </table:table-cell>
          <table:table-cell table:formula="of:=[.S56]*1000000" office:value-type="float" office:value="0.000031403">
            <text:p>0.000031403</text:p>
          </table:table-cell>
          <table:table-cell table:formula="of:=[.T56]*1000000" office:value-type="float" office:value="0.00012062">
            <text:p>0.00012062</text:p>
          </table:table-cell>
          <table:table-cell table:formula="of:=[.U56]*1000000" office:value-type="float" office:value="0.028517">
            <text:p>0.028517</text:p>
          </table:table-cell>
          <table:table-cell table:formula="of:=[.V56]*1000000" office:value-type="float" office:value="0.000020733">
            <text:p>0.000020733</text:p>
          </table:table-cell>
          <table:table-cell table:formula="of:=[.W56]*1000000" office:value-type="float" office:value="0.0073996">
            <text:p>0.0073996</text:p>
          </table:table-cell>
          <table:table-cell table:formula="of:=[.X56]*1000000" office:value-type="float" office:value="0.000054223">
            <text:p>0.000054223</text:p>
          </table:table-cell>
          <table:table-cell table:formula="of:=[.Y56]*1000000" office:value-type="float" office:value="0.00000000089276">
            <text:p>8.9276E-010</text:p>
          </table:table-cell>
          <table:table-cell table:formula="of:=[.Z56]*1000000" office:value-type="float" office:value="1393.7">
            <text:p>1393.7</text:p>
          </table:table-cell>
          <table:table-cell table:formula="of:=[.AA56]*1000000" office:value-type="float" office:value="0.000031403">
            <text:p>0.000031403</text:p>
          </table:table-cell>
          <table:table-cell table:formula="of:=[.AB56]*1000000" office:value-type="float" office:value="0.00012062">
            <text:p>0.00012062</text:p>
          </table:table-cell>
          <table:table-cell table:formula="of:=[.AC56]*1000000" office:value-type="float" office:value="0.028517">
            <text:p>0.028517</text:p>
          </table:table-cell>
          <table:table-cell table:formula="of:=[.AD56]*1000000" office:value-type="float" office:value="0.000020733">
            <text:p>0.000020733</text:p>
          </table:table-cell>
          <table:table-cell table:formula="of:=[.AE56]*1000000" office:value-type="float" office:value="0.0073996">
            <text:p>0.0073996</text:p>
          </table:table-cell>
          <table:table-cell table:formula="of:=[.AF56]*1000000" office:value-type="float" office:value="0.000054223">
            <text:p>0.000054223</text:p>
          </table:table-cell>
          <table:table-cell table:formula="of:=[.AG56]*1000000" office:value-type="float" office:value="0.00000000089276">
            <text:p>8.9276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1403e-11</text:p>
          </table:table-cell>
          <table:table-cell table:style-name="ce1" office:value-type="string">
            <text:p>1.2062e-10</text:p>
          </table:table-cell>
          <table:table-cell table:style-name="ce1" office:value-type="string">
            <text:p>2.8517e-08</text:p>
          </table:table-cell>
          <table:table-cell table:style-name="ce1" office:value-type="string">
            <text:p>2.0733e-11</text:p>
          </table:table-cell>
          <table:table-cell table:style-name="ce1" office:value-type="string">
            <text:p>7.3996e-09</text:p>
          </table:table-cell>
          <table:table-cell table:style-name="ce1" office:value-type="string">
            <text:p>5.4223e-11</text:p>
          </table:table-cell>
          <table:table-cell table:style-name="ce1" office:value-type="string">
            <text:p>8.9276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1403e-11</text:p>
          </table:table-cell>
          <table:table-cell table:style-name="ce1" office:value-type="string">
            <text:p>1.2062e-10</text:p>
          </table:table-cell>
          <table:table-cell table:style-name="ce1" office:value-type="string">
            <text:p>2.8517e-08</text:p>
          </table:table-cell>
          <table:table-cell table:style-name="ce1" office:value-type="string">
            <text:p>2.0733e-11</text:p>
          </table:table-cell>
          <table:table-cell table:style-name="ce1" office:value-type="string">
            <text:p>7.3996e-09</text:p>
          </table:table-cell>
          <table:table-cell table:style-name="ce1" office:value-type="string">
            <text:p>5.4223e-11</text:p>
          </table:table-cell>
          <table:table-cell table:style-name="ce1" office:value-type="string">
            <text:p>8.9276e-16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R57]*1000000" office:value-type="float" office:value="1393.7">
            <text:p>1393.7</text:p>
          </table:table-cell>
          <table:table-cell table:formula="of:=[.S57]*1000000" office:value-type="float" office:value="0.000033215">
            <text:p>0.000033215</text:p>
          </table:table-cell>
          <table:table-cell table:formula="of:=[.T57]*1000000" office:value-type="float" office:value="0.00012542">
            <text:p>0.00012542</text:p>
          </table:table-cell>
          <table:table-cell table:formula="of:=[.U57]*1000000" office:value-type="float" office:value="0.030996">
            <text:p>0.030996</text:p>
          </table:table-cell>
          <table:table-cell table:formula="of:=[.V57]*1000000" office:value-type="float" office:value="0.000023253">
            <text:p>0.000023253</text:p>
          </table:table-cell>
          <table:table-cell table:formula="of:=[.W57]*1000000" office:value-type="float" office:value="0.0083378">
            <text:p>0.0083378</text:p>
          </table:table-cell>
          <table:table-cell table:formula="of:=[.X57]*1000000" office:value-type="float" office:value="0.000056064">
            <text:p>0.000056064</text:p>
          </table:table-cell>
          <table:table-cell table:formula="of:=[.Y57]*1000000" office:value-type="float" office:value="0.00000000089102">
            <text:p>8.9102E-010</text:p>
          </table:table-cell>
          <table:table-cell table:formula="of:=[.Z57]*1000000" office:value-type="float" office:value="1393.7">
            <text:p>1393.7</text:p>
          </table:table-cell>
          <table:table-cell table:formula="of:=[.AA57]*1000000" office:value-type="float" office:value="0.000033215">
            <text:p>0.000033215</text:p>
          </table:table-cell>
          <table:table-cell table:formula="of:=[.AB57]*1000000" office:value-type="float" office:value="0.00012542">
            <text:p>0.00012542</text:p>
          </table:table-cell>
          <table:table-cell table:formula="of:=[.AC57]*1000000" office:value-type="float" office:value="0.030996">
            <text:p>0.030996</text:p>
          </table:table-cell>
          <table:table-cell table:formula="of:=[.AD57]*1000000" office:value-type="float" office:value="0.000023253">
            <text:p>0.000023253</text:p>
          </table:table-cell>
          <table:table-cell table:formula="of:=[.AE57]*1000000" office:value-type="float" office:value="0.0083378">
            <text:p>0.0083378</text:p>
          </table:table-cell>
          <table:table-cell table:formula="of:=[.AF57]*1000000" office:value-type="float" office:value="0.000056064">
            <text:p>0.000056064</text:p>
          </table:table-cell>
          <table:table-cell table:formula="of:=[.AG57]*1000000" office:value-type="float" office:value="0.00000000089102">
            <text:p>8.9102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3215e-11</text:p>
          </table:table-cell>
          <table:table-cell table:style-name="ce1" office:value-type="string">
            <text:p>1.2542e-10</text:p>
          </table:table-cell>
          <table:table-cell table:style-name="ce1" office:value-type="string">
            <text:p>3.0996e-08</text:p>
          </table:table-cell>
          <table:table-cell table:style-name="ce1" office:value-type="string">
            <text:p>2.3253e-11</text:p>
          </table:table-cell>
          <table:table-cell table:style-name="ce1" office:value-type="string">
            <text:p>8.3378e-09</text:p>
          </table:table-cell>
          <table:table-cell table:style-name="ce1" office:value-type="string">
            <text:p>5.6064e-11</text:p>
          </table:table-cell>
          <table:table-cell table:style-name="ce1" office:value-type="string">
            <text:p>8.9102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3215e-11</text:p>
          </table:table-cell>
          <table:table-cell table:style-name="ce1" office:value-type="string">
            <text:p>1.2542e-10</text:p>
          </table:table-cell>
          <table:table-cell table:style-name="ce1" office:value-type="string">
            <text:p>3.0996e-08</text:p>
          </table:table-cell>
          <table:table-cell table:style-name="ce1" office:value-type="string">
            <text:p>2.3253e-11</text:p>
          </table:table-cell>
          <table:table-cell table:style-name="ce1" office:value-type="string">
            <text:p>8.3378e-09</text:p>
          </table:table-cell>
          <table:table-cell table:style-name="ce1" office:value-type="string">
            <text:p>5.6064e-11</text:p>
          </table:table-cell>
          <table:table-cell table:style-name="ce1" office:value-type="string">
            <text:p>8.9102e-16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R58]*1000000" office:value-type="float" office:value="1393.7">
            <text:p>1393.7</text:p>
          </table:table-cell>
          <table:table-cell table:formula="of:=[.S58]*1000000" office:value-type="float" office:value="0.000035293">
            <text:p>0.000035293</text:p>
          </table:table-cell>
          <table:table-cell table:formula="of:=[.T58]*1000000" office:value-type="float" office:value="0.00013052">
            <text:p>0.00013052</text:p>
          </table:table-cell>
          <table:table-cell table:formula="of:=[.U58]*1000000" office:value-type="float" office:value="0.033732">
            <text:p>0.033732</text:p>
          </table:table-cell>
          <table:table-cell table:formula="of:=[.V58]*1000000" office:value-type="float" office:value="0.000026092">
            <text:p>0.000026092</text:p>
          </table:table-cell>
          <table:table-cell table:formula="of:=[.W58]*1000000" office:value-type="float" office:value="0.0094067">
            <text:p>0.0094067</text:p>
          </table:table-cell>
          <table:table-cell table:formula="of:=[.X58]*1000000" office:value-type="float" office:value="0.000058008">
            <text:p>0.000058008</text:p>
          </table:table-cell>
          <table:table-cell table:formula="of:=[.Y58]*1000000" office:value-type="float" office:value="0.00000000088928">
            <text:p>8.8928E-010</text:p>
          </table:table-cell>
          <table:table-cell table:formula="of:=[.Z58]*1000000" office:value-type="float" office:value="1393.7">
            <text:p>1393.7</text:p>
          </table:table-cell>
          <table:table-cell table:formula="of:=[.AA58]*1000000" office:value-type="float" office:value="0.000035293">
            <text:p>0.000035293</text:p>
          </table:table-cell>
          <table:table-cell table:formula="of:=[.AB58]*1000000" office:value-type="float" office:value="0.00013052">
            <text:p>0.00013052</text:p>
          </table:table-cell>
          <table:table-cell table:formula="of:=[.AC58]*1000000" office:value-type="float" office:value="0.033732">
            <text:p>0.033732</text:p>
          </table:table-cell>
          <table:table-cell table:formula="of:=[.AD58]*1000000" office:value-type="float" office:value="0.000026092">
            <text:p>0.000026092</text:p>
          </table:table-cell>
          <table:table-cell table:formula="of:=[.AE58]*1000000" office:value-type="float" office:value="0.0094067">
            <text:p>0.0094067</text:p>
          </table:table-cell>
          <table:table-cell table:formula="of:=[.AF58]*1000000" office:value-type="float" office:value="0.000058008">
            <text:p>0.000058008</text:p>
          </table:table-cell>
          <table:table-cell table:formula="of:=[.AG58]*1000000" office:value-type="float" office:value="0.00000000088928">
            <text:p>8.8928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5293e-11</text:p>
          </table:table-cell>
          <table:table-cell table:style-name="ce1" office:value-type="string">
            <text:p>1.3052e-10</text:p>
          </table:table-cell>
          <table:table-cell table:style-name="ce1" office:value-type="string">
            <text:p>3.3732e-08</text:p>
          </table:table-cell>
          <table:table-cell table:style-name="ce1" office:value-type="string">
            <text:p>2.6092e-11</text:p>
          </table:table-cell>
          <table:table-cell table:style-name="ce1" office:value-type="string">
            <text:p>9.4067e-09</text:p>
          </table:table-cell>
          <table:table-cell table:style-name="ce1" office:value-type="string">
            <text:p>5.8008e-11</text:p>
          </table:table-cell>
          <table:table-cell table:style-name="ce1" office:value-type="string">
            <text:p>8.8928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5293e-11</text:p>
          </table:table-cell>
          <table:table-cell table:style-name="ce1" office:value-type="string">
            <text:p>1.3052e-10</text:p>
          </table:table-cell>
          <table:table-cell table:style-name="ce1" office:value-type="string">
            <text:p>3.3732e-08</text:p>
          </table:table-cell>
          <table:table-cell table:style-name="ce1" office:value-type="string">
            <text:p>2.6092e-11</text:p>
          </table:table-cell>
          <table:table-cell table:style-name="ce1" office:value-type="string">
            <text:p>9.4067e-09</text:p>
          </table:table-cell>
          <table:table-cell table:style-name="ce1" office:value-type="string">
            <text:p>5.8008e-11</text:p>
          </table:table-cell>
          <table:table-cell table:style-name="ce1" office:value-type="string">
            <text:p>8.8928e-16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R59]*1000000" office:value-type="float" office:value="1393.7">
            <text:p>1393.7</text:p>
          </table:table-cell>
          <table:table-cell table:formula="of:=[.S59]*1000000" office:value-type="float" office:value="0.000037712">
            <text:p>0.000037712</text:p>
          </table:table-cell>
          <table:table-cell table:formula="of:=[.T59]*1000000" office:value-type="float" office:value="0.00013596">
            <text:p>0.00013596</text:p>
          </table:table-cell>
          <table:table-cell table:formula="of:=[.U59]*1000000" office:value-type="float" office:value="0.036763">
            <text:p>0.036763</text:p>
          </table:table-cell>
          <table:table-cell table:formula="of:=[.V59]*1000000" office:value-type="float" office:value="0.000029295">
            <text:p>0.000029295</text:p>
          </table:table-cell>
          <table:table-cell table:formula="of:=[.W59]*1000000" office:value-type="float" office:value="0.01063">
            <text:p>0.01063</text:p>
          </table:table-cell>
          <table:table-cell table:formula="of:=[.X59]*1000000" office:value-type="float" office:value="0.000060062">
            <text:p>0.000060062</text:p>
          </table:table-cell>
          <table:table-cell table:formula="of:=[.Y59]*1000000" office:value-type="float" office:value="0.00000000088754">
            <text:p>8.8754E-010</text:p>
          </table:table-cell>
          <table:table-cell table:formula="of:=[.Z59]*1000000" office:value-type="float" office:value="1393.7">
            <text:p>1393.7</text:p>
          </table:table-cell>
          <table:table-cell table:formula="of:=[.AA59]*1000000" office:value-type="float" office:value="0.000037712">
            <text:p>0.000037712</text:p>
          </table:table-cell>
          <table:table-cell table:formula="of:=[.AB59]*1000000" office:value-type="float" office:value="0.00013596">
            <text:p>0.00013596</text:p>
          </table:table-cell>
          <table:table-cell table:formula="of:=[.AC59]*1000000" office:value-type="float" office:value="0.036763">
            <text:p>0.036763</text:p>
          </table:table-cell>
          <table:table-cell table:formula="of:=[.AD59]*1000000" office:value-type="float" office:value="0.000029295">
            <text:p>0.000029295</text:p>
          </table:table-cell>
          <table:table-cell table:formula="of:=[.AE59]*1000000" office:value-type="float" office:value="0.01063">
            <text:p>0.01063</text:p>
          </table:table-cell>
          <table:table-cell table:formula="of:=[.AF59]*1000000" office:value-type="float" office:value="0.000060062">
            <text:p>0.000060062</text:p>
          </table:table-cell>
          <table:table-cell table:formula="of:=[.AG59]*1000000" office:value-type="float" office:value="0.00000000088754">
            <text:p>8.8754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7712e-11</text:p>
          </table:table-cell>
          <table:table-cell table:style-name="ce1" office:value-type="string">
            <text:p>1.3596e-10</text:p>
          </table:table-cell>
          <table:table-cell table:style-name="ce1" office:value-type="string">
            <text:p>3.6763e-08</text:p>
          </table:table-cell>
          <table:table-cell table:style-name="ce1" office:value-type="string">
            <text:p>2.9295e-11</text:p>
          </table:table-cell>
          <table:table-cell table:style-name="ce1" office:value-type="string">
            <text:p>1.063e-08</text:p>
          </table:table-cell>
          <table:table-cell table:style-name="ce1" office:value-type="string">
            <text:p>6.0062e-11</text:p>
          </table:table-cell>
          <table:table-cell table:style-name="ce1" office:value-type="string">
            <text:p>8.8754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3.7712e-11</text:p>
          </table:table-cell>
          <table:table-cell table:style-name="ce1" office:value-type="string">
            <text:p>1.3596e-10</text:p>
          </table:table-cell>
          <table:table-cell table:style-name="ce1" office:value-type="string">
            <text:p>3.6763e-08</text:p>
          </table:table-cell>
          <table:table-cell table:style-name="ce1" office:value-type="string">
            <text:p>2.9295e-11</text:p>
          </table:table-cell>
          <table:table-cell table:style-name="ce1" office:value-type="string">
            <text:p>1.063e-08</text:p>
          </table:table-cell>
          <table:table-cell table:style-name="ce1" office:value-type="string">
            <text:p>6.0062e-11</text:p>
          </table:table-cell>
          <table:table-cell table:style-name="ce1" office:value-type="string">
            <text:p>8.8754e-16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R60]*1000000" office:value-type="float" office:value="1393.8">
            <text:p>1393.8</text:p>
          </table:table-cell>
          <table:table-cell table:formula="of:=[.S60]*1000000" office:value-type="float" office:value="0.000040576">
            <text:p>0.000040576</text:p>
          </table:table-cell>
          <table:table-cell table:formula="of:=[.T60]*1000000" office:value-type="float" office:value="0.0001418">
            <text:p>0.0001418</text:p>
          </table:table-cell>
          <table:table-cell table:formula="of:=[.U60]*1000000" office:value-type="float" office:value="0.040133">
            <text:p>0.040133</text:p>
          </table:table-cell>
          <table:table-cell table:formula="of:=[.V60]*1000000" office:value-type="float" office:value="0.000032915">
            <text:p>0.000032915</text:p>
          </table:table-cell>
          <table:table-cell table:formula="of:=[.W60]*1000000" office:value-type="float" office:value="0.012039">
            <text:p>0.012039</text:p>
          </table:table-cell>
          <table:table-cell table:formula="of:=[.X60]*1000000" office:value-type="float" office:value="0.000062236">
            <text:p>0.000062236</text:p>
          </table:table-cell>
          <table:table-cell table:formula="of:=[.Y60]*1000000" office:value-type="float" office:value="0.00000000088579">
            <text:p>8.8579E-010</text:p>
          </table:table-cell>
          <table:table-cell table:formula="of:=[.Z60]*1000000" office:value-type="float" office:value="1393.8">
            <text:p>1393.8</text:p>
          </table:table-cell>
          <table:table-cell table:formula="of:=[.AA60]*1000000" office:value-type="float" office:value="0.000040576">
            <text:p>0.000040576</text:p>
          </table:table-cell>
          <table:table-cell table:formula="of:=[.AB60]*1000000" office:value-type="float" office:value="0.0001418">
            <text:p>0.0001418</text:p>
          </table:table-cell>
          <table:table-cell table:formula="of:=[.AC60]*1000000" office:value-type="float" office:value="0.040133">
            <text:p>0.040133</text:p>
          </table:table-cell>
          <table:table-cell table:formula="of:=[.AD60]*1000000" office:value-type="float" office:value="0.000032915">
            <text:p>0.000032915</text:p>
          </table:table-cell>
          <table:table-cell table:formula="of:=[.AE60]*1000000" office:value-type="float" office:value="0.012039">
            <text:p>0.012039</text:p>
          </table:table-cell>
          <table:table-cell table:formula="of:=[.AF60]*1000000" office:value-type="float" office:value="0.000062236">
            <text:p>0.000062236</text:p>
          </table:table-cell>
          <table:table-cell table:formula="of:=[.AG60]*1000000" office:value-type="float" office:value="0.00000000088579">
            <text:p>8.8579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4.0576e-11</text:p>
          </table:table-cell>
          <table:table-cell table:style-name="ce1" office:value-type="string">
            <text:p>1.418e-10</text:p>
          </table:table-cell>
          <table:table-cell table:style-name="ce1" office:value-type="string">
            <text:p>4.0133e-08</text:p>
          </table:table-cell>
          <table:table-cell table:style-name="ce1" office:value-type="string">
            <text:p>3.2915e-11</text:p>
          </table:table-cell>
          <table:table-cell table:style-name="ce1" office:value-type="string">
            <text:p>1.2039e-08</text:p>
          </table:table-cell>
          <table:table-cell table:style-name="ce1" office:value-type="string">
            <text:p>6.2236e-11</text:p>
          </table:table-cell>
          <table:table-cell table:style-name="ce1" office:value-type="string">
            <text:p>8.8579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4.0576e-11</text:p>
          </table:table-cell>
          <table:table-cell table:style-name="ce1" office:value-type="string">
            <text:p>1.418e-10</text:p>
          </table:table-cell>
          <table:table-cell table:style-name="ce1" office:value-type="string">
            <text:p>4.0133e-08</text:p>
          </table:table-cell>
          <table:table-cell table:style-name="ce1" office:value-type="string">
            <text:p>3.2915e-11</text:p>
          </table:table-cell>
          <table:table-cell table:style-name="ce1" office:value-type="string">
            <text:p>1.2039e-08</text:p>
          </table:table-cell>
          <table:table-cell table:style-name="ce1" office:value-type="string">
            <text:p>6.2236e-11</text:p>
          </table:table-cell>
          <table:table-cell table:style-name="ce1" office:value-type="string">
            <text:p>8.8579e-16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R61]*1000000" office:value-type="float" office:value="1393.8">
            <text:p>1393.8</text:p>
          </table:table-cell>
          <table:table-cell table:formula="of:=[.S61]*1000000" office:value-type="float" office:value="0.000044039">
            <text:p>0.000044039</text:p>
          </table:table-cell>
          <table:table-cell table:formula="of:=[.T61]*1000000" office:value-type="float" office:value="0.00014813">
            <text:p>0.00014813</text:p>
          </table:table-cell>
          <table:table-cell table:formula="of:=[.U61]*1000000" office:value-type="float" office:value="0.043899">
            <text:p>0.043899</text:p>
          </table:table-cell>
          <table:table-cell table:formula="of:=[.V61]*1000000" office:value-type="float" office:value="0.000037022">
            <text:p>0.000037022</text:p>
          </table:table-cell>
          <table:table-cell table:formula="of:=[.W61]*1000000" office:value-type="float" office:value="0.013673">
            <text:p>0.013673</text:p>
          </table:table-cell>
          <table:table-cell table:formula="of:=[.X61]*1000000" office:value-type="float" office:value="0.000064543">
            <text:p>0.000064543</text:p>
          </table:table-cell>
          <table:table-cell table:formula="of:=[.Y61]*1000000" office:value-type="float" office:value="0.00000000088405">
            <text:p>8.8405E-010</text:p>
          </table:table-cell>
          <table:table-cell table:formula="of:=[.Z61]*1000000" office:value-type="float" office:value="1393.8">
            <text:p>1393.8</text:p>
          </table:table-cell>
          <table:table-cell table:formula="of:=[.AA61]*1000000" office:value-type="float" office:value="0.000044039">
            <text:p>0.000044039</text:p>
          </table:table-cell>
          <table:table-cell table:formula="of:=[.AB61]*1000000" office:value-type="float" office:value="0.00014813">
            <text:p>0.00014813</text:p>
          </table:table-cell>
          <table:table-cell table:formula="of:=[.AC61]*1000000" office:value-type="float" office:value="0.043899">
            <text:p>0.043899</text:p>
          </table:table-cell>
          <table:table-cell table:formula="of:=[.AD61]*1000000" office:value-type="float" office:value="0.000037022">
            <text:p>0.000037022</text:p>
          </table:table-cell>
          <table:table-cell table:formula="of:=[.AE61]*1000000" office:value-type="float" office:value="0.013673">
            <text:p>0.013673</text:p>
          </table:table-cell>
          <table:table-cell table:formula="of:=[.AF61]*1000000" office:value-type="float" office:value="0.000064543">
            <text:p>0.000064543</text:p>
          </table:table-cell>
          <table:table-cell table:formula="of:=[.AG61]*1000000" office:value-type="float" office:value="0.00000000088405">
            <text:p>8.8405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4.4039e-11</text:p>
          </table:table-cell>
          <table:table-cell table:style-name="ce1" office:value-type="string">
            <text:p>1.4813e-10</text:p>
          </table:table-cell>
          <table:table-cell table:style-name="ce1" office:value-type="string">
            <text:p>4.3899e-08</text:p>
          </table:table-cell>
          <table:table-cell table:style-name="ce1" office:value-type="string">
            <text:p>3.7022e-11</text:p>
          </table:table-cell>
          <table:table-cell table:style-name="ce1" office:value-type="string">
            <text:p>1.3673e-08</text:p>
          </table:table-cell>
          <table:table-cell table:style-name="ce1" office:value-type="string">
            <text:p>6.4543e-11</text:p>
          </table:table-cell>
          <table:table-cell table:style-name="ce1" office:value-type="string">
            <text:p>8.8405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4.4039e-11</text:p>
          </table:table-cell>
          <table:table-cell table:style-name="ce1" office:value-type="string">
            <text:p>1.4813e-10</text:p>
          </table:table-cell>
          <table:table-cell table:style-name="ce1" office:value-type="string">
            <text:p>4.3899e-08</text:p>
          </table:table-cell>
          <table:table-cell table:style-name="ce1" office:value-type="string">
            <text:p>3.7022e-11</text:p>
          </table:table-cell>
          <table:table-cell table:style-name="ce1" office:value-type="string">
            <text:p>1.3673e-08</text:p>
          </table:table-cell>
          <table:table-cell table:style-name="ce1" office:value-type="string">
            <text:p>6.4543e-11</text:p>
          </table:table-cell>
          <table:table-cell table:style-name="ce1" office:value-type="string">
            <text:p>8.8405e-16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R62]*1000000" office:value-type="float" office:value="1393.8">
            <text:p>1393.8</text:p>
          </table:table-cell>
          <table:table-cell table:formula="of:=[.S62]*1000000" office:value-type="float" office:value="0.000048326">
            <text:p>0.000048326</text:p>
          </table:table-cell>
          <table:table-cell table:formula="of:=[.T62]*1000000" office:value-type="float" office:value="0.00015506">
            <text:p>0.00015506</text:p>
          </table:table-cell>
          <table:table-cell table:formula="of:=[.U62]*1000000" office:value-type="float" office:value="0.048132">
            <text:p>0.048132</text:p>
          </table:table-cell>
          <table:table-cell table:formula="of:=[.V62]*1000000" office:value-type="float" office:value="0.000041696">
            <text:p>0.000041696</text:p>
          </table:table-cell>
          <table:table-cell table:formula="of:=[.W62]*1000000" office:value-type="float" office:value="0.015587">
            <text:p>0.015587</text:p>
          </table:table-cell>
          <table:table-cell table:formula="of:=[.X62]*1000000" office:value-type="float" office:value="0.000066998">
            <text:p>0.000066998</text:p>
          </table:table-cell>
          <table:table-cell table:formula="of:=[.Y62]*1000000" office:value-type="float" office:value="0.00000000088231">
            <text:p>8.8231E-010</text:p>
          </table:table-cell>
          <table:table-cell table:formula="of:=[.Z62]*1000000" office:value-type="float" office:value="1393.8">
            <text:p>1393.8</text:p>
          </table:table-cell>
          <table:table-cell table:formula="of:=[.AA62]*1000000" office:value-type="float" office:value="0.000048326">
            <text:p>0.000048326</text:p>
          </table:table-cell>
          <table:table-cell table:formula="of:=[.AB62]*1000000" office:value-type="float" office:value="0.00015506">
            <text:p>0.00015506</text:p>
          </table:table-cell>
          <table:table-cell table:formula="of:=[.AC62]*1000000" office:value-type="float" office:value="0.048132">
            <text:p>0.048132</text:p>
          </table:table-cell>
          <table:table-cell table:formula="of:=[.AD62]*1000000" office:value-type="float" office:value="0.000041696">
            <text:p>0.000041696</text:p>
          </table:table-cell>
          <table:table-cell table:formula="of:=[.AE62]*1000000" office:value-type="float" office:value="0.015587">
            <text:p>0.015587</text:p>
          </table:table-cell>
          <table:table-cell table:formula="of:=[.AF62]*1000000" office:value-type="float" office:value="0.000066998">
            <text:p>0.000066998</text:p>
          </table:table-cell>
          <table:table-cell table:formula="of:=[.AG62]*1000000" office:value-type="float" office:value="0.00000000088231">
            <text:p>8.8231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4.8326e-11</text:p>
          </table:table-cell>
          <table:table-cell table:style-name="ce1" office:value-type="string">
            <text:p>1.5506e-10</text:p>
          </table:table-cell>
          <table:table-cell table:style-name="ce1" office:value-type="string">
            <text:p>4.8132e-08</text:p>
          </table:table-cell>
          <table:table-cell table:style-name="ce1" office:value-type="string">
            <text:p>4.1696e-11</text:p>
          </table:table-cell>
          <table:table-cell table:style-name="ce1" office:value-type="string">
            <text:p>1.5587e-08</text:p>
          </table:table-cell>
          <table:table-cell table:style-name="ce1" office:value-type="string">
            <text:p>6.6998e-11</text:p>
          </table:table-cell>
          <table:table-cell table:style-name="ce1" office:value-type="string">
            <text:p>8.8231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4.8326e-11</text:p>
          </table:table-cell>
          <table:table-cell table:style-name="ce1" office:value-type="string">
            <text:p>1.5506e-10</text:p>
          </table:table-cell>
          <table:table-cell table:style-name="ce1" office:value-type="string">
            <text:p>4.8132e-08</text:p>
          </table:table-cell>
          <table:table-cell table:style-name="ce1" office:value-type="string">
            <text:p>4.1696e-11</text:p>
          </table:table-cell>
          <table:table-cell table:style-name="ce1" office:value-type="string">
            <text:p>1.5587e-08</text:p>
          </table:table-cell>
          <table:table-cell table:style-name="ce1" office:value-type="string">
            <text:p>6.6998e-11</text:p>
          </table:table-cell>
          <table:table-cell table:style-name="ce1" office:value-type="string">
            <text:p>8.8231e-16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R63]*1000000" office:value-type="float" office:value="1393.8">
            <text:p>1393.8</text:p>
          </table:table-cell>
          <table:table-cell table:formula="of:=[.S63]*1000000" office:value-type="float" office:value="0.00005379">
            <text:p>0.00005379</text:p>
          </table:table-cell>
          <table:table-cell table:formula="of:=[.T63]*1000000" office:value-type="float" office:value="0.00016276">
            <text:p>0.00016276</text:p>
          </table:table-cell>
          <table:table-cell table:formula="of:=[.U63]*1000000" office:value-type="float" office:value="0.052929">
            <text:p>0.052929</text:p>
          </table:table-cell>
          <table:table-cell table:formula="of:=[.V63]*1000000" office:value-type="float" office:value="0.000047045">
            <text:p>0.000047045</text:p>
          </table:table-cell>
          <table:table-cell table:formula="of:=[.W63]*1000000" office:value-type="float" office:value="0.017856">
            <text:p>0.017856</text:p>
          </table:table-cell>
          <table:table-cell table:formula="of:=[.X63]*1000000" office:value-type="float" office:value="0.000069618">
            <text:p>0.000069618</text:p>
          </table:table-cell>
          <table:table-cell table:formula="of:=[.Y63]*1000000" office:value-type="float" office:value="0.00000000088056">
            <text:p>8.8056E-010</text:p>
          </table:table-cell>
          <table:table-cell table:formula="of:=[.Z63]*1000000" office:value-type="float" office:value="1393.8">
            <text:p>1393.8</text:p>
          </table:table-cell>
          <table:table-cell table:formula="of:=[.AA63]*1000000" office:value-type="float" office:value="0.00005379">
            <text:p>0.00005379</text:p>
          </table:table-cell>
          <table:table-cell table:formula="of:=[.AB63]*1000000" office:value-type="float" office:value="0.00016276">
            <text:p>0.00016276</text:p>
          </table:table-cell>
          <table:table-cell table:formula="of:=[.AC63]*1000000" office:value-type="float" office:value="0.052929">
            <text:p>0.052929</text:p>
          </table:table-cell>
          <table:table-cell table:formula="of:=[.AD63]*1000000" office:value-type="float" office:value="0.000047045">
            <text:p>0.000047045</text:p>
          </table:table-cell>
          <table:table-cell table:formula="of:=[.AE63]*1000000" office:value-type="float" office:value="0.017856">
            <text:p>0.017856</text:p>
          </table:table-cell>
          <table:table-cell table:formula="of:=[.AF63]*1000000" office:value-type="float" office:value="0.000069618">
            <text:p>0.000069618</text:p>
          </table:table-cell>
          <table:table-cell table:formula="of:=[.AG63]*1000000" office:value-type="float" office:value="0.00000000088056">
            <text:p>8.8056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5.379e-11</text:p>
          </table:table-cell>
          <table:table-cell table:style-name="ce1" office:value-type="string">
            <text:p>1.6276e-10</text:p>
          </table:table-cell>
          <table:table-cell table:style-name="ce1" office:value-type="string">
            <text:p>5.2929e-08</text:p>
          </table:table-cell>
          <table:table-cell table:style-name="ce1" office:value-type="string">
            <text:p>4.7045e-11</text:p>
          </table:table-cell>
          <table:table-cell table:style-name="ce1" office:value-type="string">
            <text:p>1.7856e-08</text:p>
          </table:table-cell>
          <table:table-cell table:style-name="ce1" office:value-type="string">
            <text:p>6.9618e-11</text:p>
          </table:table-cell>
          <table:table-cell table:style-name="ce1" office:value-type="string">
            <text:p>8.8056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5.379e-11</text:p>
          </table:table-cell>
          <table:table-cell table:style-name="ce1" office:value-type="string">
            <text:p>1.6276e-10</text:p>
          </table:table-cell>
          <table:table-cell table:style-name="ce1" office:value-type="string">
            <text:p>5.2929e-08</text:p>
          </table:table-cell>
          <table:table-cell table:style-name="ce1" office:value-type="string">
            <text:p>4.7045e-11</text:p>
          </table:table-cell>
          <table:table-cell table:style-name="ce1" office:value-type="string">
            <text:p>1.7856e-08</text:p>
          </table:table-cell>
          <table:table-cell table:style-name="ce1" office:value-type="string">
            <text:p>6.9618e-11</text:p>
          </table:table-cell>
          <table:table-cell table:style-name="ce1" office:value-type="string">
            <text:p>8.8056e-16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R64]*1000000" office:value-type="float" office:value="1393.8">
            <text:p>1393.8</text:p>
          </table:table-cell>
          <table:table-cell table:formula="of:=[.S64]*1000000" office:value-type="float" office:value="0.000061006">
            <text:p>0.000061006</text:p>
          </table:table-cell>
          <table:table-cell table:formula="of:=[.T64]*1000000" office:value-type="float" office:value="0.00017145">
            <text:p>0.00017145</text:p>
          </table:table-cell>
          <table:table-cell table:formula="of:=[.U64]*1000000" office:value-type="float" office:value="0.058418">
            <text:p>0.058418</text:p>
          </table:table-cell>
          <table:table-cell table:formula="of:=[.V64]*1000000" office:value-type="float" office:value="0.000053204">
            <text:p>0.000053204</text:p>
          </table:table-cell>
          <table:table-cell table:formula="of:=[.W64]*1000000" office:value-type="float" office:value="0.020589">
            <text:p>0.020589</text:p>
          </table:table-cell>
          <table:table-cell table:formula="of:=[.X64]*1000000" office:value-type="float" office:value="0.000072429">
            <text:p>0.000072429</text:p>
          </table:table-cell>
          <table:table-cell table:formula="of:=[.Y64]*1000000" office:value-type="float" office:value="0.00000000087882">
            <text:p>8.7882E-010</text:p>
          </table:table-cell>
          <table:table-cell table:formula="of:=[.Z64]*1000000" office:value-type="float" office:value="1393.8">
            <text:p>1393.8</text:p>
          </table:table-cell>
          <table:table-cell table:formula="of:=[.AA64]*1000000" office:value-type="float" office:value="0.000061006">
            <text:p>0.000061006</text:p>
          </table:table-cell>
          <table:table-cell table:formula="of:=[.AB64]*1000000" office:value-type="float" office:value="0.00017145">
            <text:p>0.00017145</text:p>
          </table:table-cell>
          <table:table-cell table:formula="of:=[.AC64]*1000000" office:value-type="float" office:value="0.058418">
            <text:p>0.058418</text:p>
          </table:table-cell>
          <table:table-cell table:formula="of:=[.AD64]*1000000" office:value-type="float" office:value="0.000053204">
            <text:p>0.000053204</text:p>
          </table:table-cell>
          <table:table-cell table:formula="of:=[.AE64]*1000000" office:value-type="float" office:value="0.020589">
            <text:p>0.020589</text:p>
          </table:table-cell>
          <table:table-cell table:formula="of:=[.AF64]*1000000" office:value-type="float" office:value="0.000072429">
            <text:p>0.000072429</text:p>
          </table:table-cell>
          <table:table-cell table:formula="of:=[.AG64]*1000000" office:value-type="float" office:value="0.00000000087882">
            <text:p>8.7882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6.1006e-11</text:p>
          </table:table-cell>
          <table:table-cell table:style-name="ce1" office:value-type="string">
            <text:p>1.7145e-10</text:p>
          </table:table-cell>
          <table:table-cell table:style-name="ce1" office:value-type="string">
            <text:p>5.8418e-08</text:p>
          </table:table-cell>
          <table:table-cell table:style-name="ce1" office:value-type="string">
            <text:p>5.3204e-11</text:p>
          </table:table-cell>
          <table:table-cell table:style-name="ce1" office:value-type="string">
            <text:p>2.0589e-08</text:p>
          </table:table-cell>
          <table:table-cell table:style-name="ce1" office:value-type="string">
            <text:p>7.2429e-11</text:p>
          </table:table-cell>
          <table:table-cell table:style-name="ce1" office:value-type="string">
            <text:p>8.7882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6.1006e-11</text:p>
          </table:table-cell>
          <table:table-cell table:style-name="ce1" office:value-type="string">
            <text:p>1.7145e-10</text:p>
          </table:table-cell>
          <table:table-cell table:style-name="ce1" office:value-type="string">
            <text:p>5.8418e-08</text:p>
          </table:table-cell>
          <table:table-cell table:style-name="ce1" office:value-type="string">
            <text:p>5.3204e-11</text:p>
          </table:table-cell>
          <table:table-cell table:style-name="ce1" office:value-type="string">
            <text:p>2.0589e-08</text:p>
          </table:table-cell>
          <table:table-cell table:style-name="ce1" office:value-type="string">
            <text:p>7.2429e-11</text:p>
          </table:table-cell>
          <table:table-cell table:style-name="ce1" office:value-type="string">
            <text:p>8.7882e-16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R65]*1000000" office:value-type="float" office:value="1393.8">
            <text:p>1393.8</text:p>
          </table:table-cell>
          <table:table-cell table:formula="of:=[.S65]*1000000" office:value-type="float" office:value="0.000070969">
            <text:p>0.000070969</text:p>
          </table:table-cell>
          <table:table-cell table:formula="of:=[.T65]*1000000" office:value-type="float" office:value="0.0001815">
            <text:p>0.0001815</text:p>
          </table:table-cell>
          <table:table-cell table:formula="of:=[.U65]*1000000" office:value-type="float" office:value="0.064788">
            <text:p>0.064788</text:p>
          </table:table-cell>
          <table:table-cell table:formula="of:=[.V65]*1000000" office:value-type="float" office:value="0.000060359">
            <text:p>0.000060359</text:p>
          </table:table-cell>
          <table:table-cell table:formula="of:=[.W65]*1000000" office:value-type="float" office:value="0.023948">
            <text:p>0.023948</text:p>
          </table:table-cell>
          <table:table-cell table:formula="of:=[.X65]*1000000" office:value-type="float" office:value="0.00007546">
            <text:p>0.00007546</text:p>
          </table:table-cell>
          <table:table-cell table:formula="of:=[.Y65]*1000000" office:value-type="float" office:value="0.00000000087708">
            <text:p>8.7708E-010</text:p>
          </table:table-cell>
          <table:table-cell table:formula="of:=[.Z65]*1000000" office:value-type="float" office:value="1393.8">
            <text:p>1393.8</text:p>
          </table:table-cell>
          <table:table-cell table:formula="of:=[.AA65]*1000000" office:value-type="float" office:value="0.000070969">
            <text:p>0.000070969</text:p>
          </table:table-cell>
          <table:table-cell table:formula="of:=[.AB65]*1000000" office:value-type="float" office:value="0.0001815">
            <text:p>0.0001815</text:p>
          </table:table-cell>
          <table:table-cell table:formula="of:=[.AC65]*1000000" office:value-type="float" office:value="0.064788">
            <text:p>0.064788</text:p>
          </table:table-cell>
          <table:table-cell table:formula="of:=[.AD65]*1000000" office:value-type="float" office:value="0.000060359">
            <text:p>0.000060359</text:p>
          </table:table-cell>
          <table:table-cell table:formula="of:=[.AE65]*1000000" office:value-type="float" office:value="0.023948">
            <text:p>0.023948</text:p>
          </table:table-cell>
          <table:table-cell table:formula="of:=[.AF65]*1000000" office:value-type="float" office:value="0.00007546">
            <text:p>0.00007546</text:p>
          </table:table-cell>
          <table:table-cell table:formula="of:=[.AG65]*1000000" office:value-type="float" office:value="0.00000000087708">
            <text:p>8.7708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7.0969e-11</text:p>
          </table:table-cell>
          <table:table-cell table:style-name="ce1" office:value-type="string">
            <text:p>1.815e-10</text:p>
          </table:table-cell>
          <table:table-cell table:style-name="ce1" office:value-type="string">
            <text:p>6.4788e-08</text:p>
          </table:table-cell>
          <table:table-cell table:style-name="ce1" office:value-type="string">
            <text:p>6.0359e-11</text:p>
          </table:table-cell>
          <table:table-cell table:style-name="ce1" office:value-type="string">
            <text:p>2.3948e-08</text:p>
          </table:table-cell>
          <table:table-cell table:style-name="ce1" office:value-type="string">
            <text:p>7.546e-11</text:p>
          </table:table-cell>
          <table:table-cell table:style-name="ce1" office:value-type="string">
            <text:p>8.7708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7.0969e-11</text:p>
          </table:table-cell>
          <table:table-cell table:style-name="ce1" office:value-type="string">
            <text:p>1.815e-10</text:p>
          </table:table-cell>
          <table:table-cell table:style-name="ce1" office:value-type="string">
            <text:p>6.4788e-08</text:p>
          </table:table-cell>
          <table:table-cell table:style-name="ce1" office:value-type="string">
            <text:p>6.0359e-11</text:p>
          </table:table-cell>
          <table:table-cell table:style-name="ce1" office:value-type="string">
            <text:p>2.3948e-08</text:p>
          </table:table-cell>
          <table:table-cell table:style-name="ce1" office:value-type="string">
            <text:p>7.546e-11</text:p>
          </table:table-cell>
          <table:table-cell table:style-name="ce1" office:value-type="string">
            <text:p>8.7708e-16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R66]*1000000" office:value-type="float" office:value="1393.8">
            <text:p>1393.8</text:p>
          </table:table-cell>
          <table:table-cell table:formula="of:=[.S66]*1000000" office:value-type="float" office:value="0.000085536">
            <text:p>0.000085536</text:p>
          </table:table-cell>
          <table:table-cell table:formula="of:=[.T66]*1000000" office:value-type="float" office:value="0.00019353">
            <text:p>0.00019353</text:p>
          </table:table-cell>
          <table:table-cell table:formula="of:=[.U66]*1000000" office:value-type="float" office:value="0.072321">
            <text:p>0.072321</text:p>
          </table:table-cell>
          <table:table-cell table:formula="of:=[.V66]*1000000" office:value-type="float" office:value="0.000068764">
            <text:p>0.000068764</text:p>
          </table:table-cell>
          <table:table-cell table:formula="of:=[.W66]*1000000" office:value-type="float" office:value="0.028194">
            <text:p>0.028194</text:p>
          </table:table-cell>
          <table:table-cell table:formula="of:=[.X66]*1000000" office:value-type="float" office:value="0.000078757">
            <text:p>0.000078757</text:p>
          </table:table-cell>
          <table:table-cell table:formula="of:=[.Y66]*1000000" office:value-type="float" office:value="0.00000000087533">
            <text:p>8.7533E-010</text:p>
          </table:table-cell>
          <table:table-cell table:formula="of:=[.Z66]*1000000" office:value-type="float" office:value="1393.8">
            <text:p>1393.8</text:p>
          </table:table-cell>
          <table:table-cell table:formula="of:=[.AA66]*1000000" office:value-type="float" office:value="0.000085536">
            <text:p>0.000085536</text:p>
          </table:table-cell>
          <table:table-cell table:formula="of:=[.AB66]*1000000" office:value-type="float" office:value="0.00019353">
            <text:p>0.00019353</text:p>
          </table:table-cell>
          <table:table-cell table:formula="of:=[.AC66]*1000000" office:value-type="float" office:value="0.072321">
            <text:p>0.072321</text:p>
          </table:table-cell>
          <table:table-cell table:formula="of:=[.AD66]*1000000" office:value-type="float" office:value="0.000068764">
            <text:p>0.000068764</text:p>
          </table:table-cell>
          <table:table-cell table:formula="of:=[.AE66]*1000000" office:value-type="float" office:value="0.028194">
            <text:p>0.028194</text:p>
          </table:table-cell>
          <table:table-cell table:formula="of:=[.AF66]*1000000" office:value-type="float" office:value="0.000078757">
            <text:p>0.000078757</text:p>
          </table:table-cell>
          <table:table-cell table:formula="of:=[.AG66]*1000000" office:value-type="float" office:value="0.00000000087533">
            <text:p>8.7533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8.5536e-11</text:p>
          </table:table-cell>
          <table:table-cell table:style-name="ce1" office:value-type="string">
            <text:p>1.9353e-10</text:p>
          </table:table-cell>
          <table:table-cell table:style-name="ce1" office:value-type="string">
            <text:p>7.2321e-08</text:p>
          </table:table-cell>
          <table:table-cell table:style-name="ce1" office:value-type="string">
            <text:p>6.8764e-11</text:p>
          </table:table-cell>
          <table:table-cell table:style-name="ce1" office:value-type="string">
            <text:p>2.8194e-08</text:p>
          </table:table-cell>
          <table:table-cell table:style-name="ce1" office:value-type="string">
            <text:p>7.8757e-11</text:p>
          </table:table-cell>
          <table:table-cell table:style-name="ce1" office:value-type="string">
            <text:p>8.7533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8.5536e-11</text:p>
          </table:table-cell>
          <table:table-cell table:style-name="ce1" office:value-type="string">
            <text:p>1.9353e-10</text:p>
          </table:table-cell>
          <table:table-cell table:style-name="ce1" office:value-type="string">
            <text:p>7.2321e-08</text:p>
          </table:table-cell>
          <table:table-cell table:style-name="ce1" office:value-type="string">
            <text:p>6.8764e-11</text:p>
          </table:table-cell>
          <table:table-cell table:style-name="ce1" office:value-type="string">
            <text:p>2.8194e-08</text:p>
          </table:table-cell>
          <table:table-cell table:style-name="ce1" office:value-type="string">
            <text:p>7.8757e-11</text:p>
          </table:table-cell>
          <table:table-cell table:style-name="ce1" office:value-type="string">
            <text:p>8.7533e-16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R67]*1000000" office:value-type="float" office:value="1393.8">
            <text:p>1393.8</text:p>
          </table:table-cell>
          <table:table-cell table:formula="of:=[.S67]*1000000" office:value-type="float" office:value="0.00010853">
            <text:p>0.00010853</text:p>
          </table:table-cell>
          <table:table-cell table:formula="of:=[.T67]*1000000" office:value-type="float" office:value="0.00020859">
            <text:p>0.00020859</text:p>
          </table:table-cell>
          <table:table-cell table:formula="of:=[.U67]*1000000" office:value-type="float" office:value="0.081478">
            <text:p>0.081478</text:p>
          </table:table-cell>
          <table:table-cell table:formula="of:=[.V67]*1000000" office:value-type="float" office:value="0.000078788">
            <text:p>0.000078788</text:p>
          </table:table-cell>
          <table:table-cell table:formula="of:=[.W67]*1000000" office:value-type="float" office:value="0.033766">
            <text:p>0.033766</text:p>
          </table:table-cell>
          <table:table-cell table:formula="of:=[.X67]*1000000" office:value-type="float" office:value="0.000082384">
            <text:p>0.000082384</text:p>
          </table:table-cell>
          <table:table-cell table:formula="of:=[.Y67]*1000000" office:value-type="float" office:value="0.00000000087358">
            <text:p>8.7358E-010</text:p>
          </table:table-cell>
          <table:table-cell table:formula="of:=[.Z67]*1000000" office:value-type="float" office:value="1393.8">
            <text:p>1393.8</text:p>
          </table:table-cell>
          <table:table-cell table:formula="of:=[.AA67]*1000000" office:value-type="float" office:value="0.00010853">
            <text:p>0.00010853</text:p>
          </table:table-cell>
          <table:table-cell table:formula="of:=[.AB67]*1000000" office:value-type="float" office:value="0.00020859">
            <text:p>0.00020859</text:p>
          </table:table-cell>
          <table:table-cell table:formula="of:=[.AC67]*1000000" office:value-type="float" office:value="0.081478">
            <text:p>0.081478</text:p>
          </table:table-cell>
          <table:table-cell table:formula="of:=[.AD67]*1000000" office:value-type="float" office:value="0.000078788">
            <text:p>0.000078788</text:p>
          </table:table-cell>
          <table:table-cell table:formula="of:=[.AE67]*1000000" office:value-type="float" office:value="0.033766">
            <text:p>0.033766</text:p>
          </table:table-cell>
          <table:table-cell table:formula="of:=[.AF67]*1000000" office:value-type="float" office:value="0.000082384">
            <text:p>0.000082384</text:p>
          </table:table-cell>
          <table:table-cell table:formula="of:=[.AG67]*1000000" office:value-type="float" office:value="0.00000000087358">
            <text:p>8.7358E-010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1.0853e-10</text:p>
          </table:table-cell>
          <table:table-cell table:style-name="ce1" office:value-type="string">
            <text:p>2.0859e-10</text:p>
          </table:table-cell>
          <table:table-cell table:style-name="ce1" office:value-type="string">
            <text:p>8.1478e-08</text:p>
          </table:table-cell>
          <table:table-cell table:style-name="ce1" office:value-type="string">
            <text:p>7.8788e-11</text:p>
          </table:table-cell>
          <table:table-cell table:style-name="ce1" office:value-type="string">
            <text:p>3.3766e-08</text:p>
          </table:table-cell>
          <table:table-cell table:style-name="ce1" office:value-type="string">
            <text:p>8.2384e-11</text:p>
          </table:table-cell>
          <table:table-cell table:style-name="ce1" office:value-type="string">
            <text:p>8.7358e-16</text:p>
          </table:table-cell>
          <table:table-cell office:value-type="float" office:value="0.0013938">
            <text:p>0.0013938</text:p>
          </table:table-cell>
          <table:table-cell table:style-name="ce1" office:value-type="string">
            <text:p>1.0853e-10</text:p>
          </table:table-cell>
          <table:table-cell table:style-name="ce1" office:value-type="string">
            <text:p>2.0859e-10</text:p>
          </table:table-cell>
          <table:table-cell table:style-name="ce1" office:value-type="string">
            <text:p>8.1478e-08</text:p>
          </table:table-cell>
          <table:table-cell table:style-name="ce1" office:value-type="string">
            <text:p>7.8788e-11</text:p>
          </table:table-cell>
          <table:table-cell table:style-name="ce1" office:value-type="string">
            <text:p>3.3766e-08</text:p>
          </table:table-cell>
          <table:table-cell table:style-name="ce1" office:value-type="string">
            <text:p>8.2384e-11</text:p>
          </table:table-cell>
          <table:table-cell table:style-name="ce1" office:value-type="string">
            <text:p>8.7358e-16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R68]*1000000" office:value-type="float" office:value="1393.7">
            <text:p>1393.7</text:p>
          </table:table-cell>
          <table:table-cell table:formula="of:=[.S68]*1000000" office:value-type="float" office:value="0.00014887">
            <text:p>0.00014887</text:p>
          </table:table-cell>
          <table:table-cell table:formula="of:=[.T68]*1000000" office:value-type="float" office:value="0.00022881">
            <text:p>0.00022881</text:p>
          </table:table-cell>
          <table:table-cell table:formula="of:=[.U68]*1000000" office:value-type="float" office:value="0.093093">
            <text:p>0.093093</text:p>
          </table:table-cell>
          <table:table-cell table:formula="of:=[.V68]*1000000" office:value-type="float" office:value="0.000090989">
            <text:p>0.000090989</text:p>
          </table:table-cell>
          <table:table-cell table:formula="of:=[.W68]*1000000" office:value-type="float" office:value="0.041477">
            <text:p>0.041477</text:p>
          </table:table-cell>
          <table:table-cell table:formula="of:=[.X68]*1000000" office:value-type="float" office:value="0.000086442">
            <text:p>0.000086442</text:p>
          </table:table-cell>
          <table:table-cell table:formula="of:=[.Y68]*1000000" office:value-type="float" office:value="0.00000000087183">
            <text:p>8.7183E-010</text:p>
          </table:table-cell>
          <table:table-cell table:formula="of:=[.Z68]*1000000" office:value-type="float" office:value="1393.7">
            <text:p>1393.7</text:p>
          </table:table-cell>
          <table:table-cell table:formula="of:=[.AA68]*1000000" office:value-type="float" office:value="0.00014887">
            <text:p>0.00014887</text:p>
          </table:table-cell>
          <table:table-cell table:formula="of:=[.AB68]*1000000" office:value-type="float" office:value="0.00022881">
            <text:p>0.00022881</text:p>
          </table:table-cell>
          <table:table-cell table:formula="of:=[.AC68]*1000000" office:value-type="float" office:value="0.093093">
            <text:p>0.093093</text:p>
          </table:table-cell>
          <table:table-cell table:formula="of:=[.AD68]*1000000" office:value-type="float" office:value="0.000090989">
            <text:p>0.000090989</text:p>
          </table:table-cell>
          <table:table-cell table:formula="of:=[.AE68]*1000000" office:value-type="float" office:value="0.041477">
            <text:p>0.041477</text:p>
          </table:table-cell>
          <table:table-cell table:formula="of:=[.AF68]*1000000" office:value-type="float" office:value="0.000086442">
            <text:p>0.000086442</text:p>
          </table:table-cell>
          <table:table-cell table:formula="of:=[.AG68]*1000000" office:value-type="float" office:value="0.00000000087183">
            <text:p>8.7183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1.4887e-10</text:p>
          </table:table-cell>
          <table:table-cell table:style-name="ce1" office:value-type="string">
            <text:p>2.2881e-10</text:p>
          </table:table-cell>
          <table:table-cell table:style-name="ce1" office:value-type="string">
            <text:p>9.3093e-08</text:p>
          </table:table-cell>
          <table:table-cell table:style-name="ce1" office:value-type="string">
            <text:p>9.0989e-11</text:p>
          </table:table-cell>
          <table:table-cell table:style-name="ce1" office:value-type="string">
            <text:p>4.1477e-08</text:p>
          </table:table-cell>
          <table:table-cell table:style-name="ce1" office:value-type="string">
            <text:p>8.6442e-11</text:p>
          </table:table-cell>
          <table:table-cell table:style-name="ce1" office:value-type="string">
            <text:p>8.7183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1.4887e-10</text:p>
          </table:table-cell>
          <table:table-cell table:style-name="ce1" office:value-type="string">
            <text:p>2.2881e-10</text:p>
          </table:table-cell>
          <table:table-cell table:style-name="ce1" office:value-type="string">
            <text:p>9.3093e-08</text:p>
          </table:table-cell>
          <table:table-cell table:style-name="ce1" office:value-type="string">
            <text:p>9.0989e-11</text:p>
          </table:table-cell>
          <table:table-cell table:style-name="ce1" office:value-type="string">
            <text:p>4.1477e-08</text:p>
          </table:table-cell>
          <table:table-cell table:style-name="ce1" office:value-type="string">
            <text:p>8.6442e-11</text:p>
          </table:table-cell>
          <table:table-cell table:style-name="ce1" office:value-type="string">
            <text:p>8.7183e-16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R69]*1000000" office:value-type="float" office:value="1393.7">
            <text:p>1393.7</text:p>
          </table:table-cell>
          <table:table-cell table:formula="of:=[.S69]*1000000" office:value-type="float" office:value="0.00023157">
            <text:p>0.00023157</text:p>
          </table:table-cell>
          <table:table-cell table:formula="of:=[.T69]*1000000" office:value-type="float" office:value="0.00025903">
            <text:p>0.00025903</text:p>
          </table:table-cell>
          <table:table-cell table:formula="of:=[.U69]*1000000" office:value-type="float" office:value="0.1089">
            <text:p>0.1089</text:p>
          </table:table-cell>
          <table:table-cell table:formula="of:=[.V69]*1000000" office:value-type="float" office:value="0.00010626">
            <text:p>0.00010626</text:p>
          </table:table-cell>
          <table:table-cell table:formula="of:=[.W69]*1000000" office:value-type="float" office:value="0.053012">
            <text:p>0.053012</text:p>
          </table:table-cell>
          <table:table-cell table:formula="of:=[.X69]*1000000" office:value-type="float" office:value="0.000091102">
            <text:p>0.000091102</text:p>
          </table:table-cell>
          <table:table-cell table:formula="of:=[.Y69]*1000000" office:value-type="float" office:value="0.00000000087008">
            <text:p>8.7008E-010</text:p>
          </table:table-cell>
          <table:table-cell table:formula="of:=[.Z69]*1000000" office:value-type="float" office:value="1393.7">
            <text:p>1393.7</text:p>
          </table:table-cell>
          <table:table-cell table:formula="of:=[.AA69]*1000000" office:value-type="float" office:value="0.00023157">
            <text:p>0.00023157</text:p>
          </table:table-cell>
          <table:table-cell table:formula="of:=[.AB69]*1000000" office:value-type="float" office:value="0.00025903">
            <text:p>0.00025903</text:p>
          </table:table-cell>
          <table:table-cell table:formula="of:=[.AC69]*1000000" office:value-type="float" office:value="0.1089">
            <text:p>0.1089</text:p>
          </table:table-cell>
          <table:table-cell table:formula="of:=[.AD69]*1000000" office:value-type="float" office:value="0.00010626">
            <text:p>0.00010626</text:p>
          </table:table-cell>
          <table:table-cell table:formula="of:=[.AE69]*1000000" office:value-type="float" office:value="0.053012">
            <text:p>0.053012</text:p>
          </table:table-cell>
          <table:table-cell table:formula="of:=[.AF69]*1000000" office:value-type="float" office:value="0.000091102">
            <text:p>0.000091102</text:p>
          </table:table-cell>
          <table:table-cell table:formula="of:=[.AG69]*1000000" office:value-type="float" office:value="0.00000000087008">
            <text:p>8.7008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3157e-10</text:p>
          </table:table-cell>
          <table:table-cell table:style-name="ce1" office:value-type="string">
            <text:p>2.5903e-10</text:p>
          </table:table-cell>
          <table:table-cell table:style-name="ce1" office:value-type="string">
            <text:p>1.089e-07</text:p>
          </table:table-cell>
          <table:table-cell table:style-name="ce1" office:value-type="string">
            <text:p>1.0626e-10</text:p>
          </table:table-cell>
          <table:table-cell table:style-name="ce1" office:value-type="string">
            <text:p>5.3012e-08</text:p>
          </table:table-cell>
          <table:table-cell table:style-name="ce1" office:value-type="string">
            <text:p>9.1102e-11</text:p>
          </table:table-cell>
          <table:table-cell table:style-name="ce1" office:value-type="string">
            <text:p>8.7008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2.3157e-10</text:p>
          </table:table-cell>
          <table:table-cell table:style-name="ce1" office:value-type="string">
            <text:p>2.5903e-10</text:p>
          </table:table-cell>
          <table:table-cell table:style-name="ce1" office:value-type="string">
            <text:p>1.089e-07</text:p>
          </table:table-cell>
          <table:table-cell table:style-name="ce1" office:value-type="string">
            <text:p>1.0626e-10</text:p>
          </table:table-cell>
          <table:table-cell table:style-name="ce1" office:value-type="string">
            <text:p>5.3012e-08</text:p>
          </table:table-cell>
          <table:table-cell table:style-name="ce1" office:value-type="string">
            <text:p>9.1102e-11</text:p>
          </table:table-cell>
          <table:table-cell table:style-name="ce1" office:value-type="string">
            <text:p>8.7008e-16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R70]*1000000" office:value-type="float" office:value="1393.7">
            <text:p>1393.7</text:p>
          </table:table-cell>
          <table:table-cell table:formula="of:=[.S70]*1000000" office:value-type="float" office:value="0.00044733">
            <text:p>0.00044733</text:p>
          </table:table-cell>
          <table:table-cell table:formula="of:=[.T70]*1000000" office:value-type="float" office:value="0.00031296">
            <text:p>0.00031296</text:p>
          </table:table-cell>
          <table:table-cell table:formula="of:=[.U70]*1000000" office:value-type="float" office:value="0.13334">
            <text:p>0.13334</text:p>
          </table:table-cell>
          <table:table-cell table:formula="of:=[.V70]*1000000" office:value-type="float" office:value="0.00012612">
            <text:p>0.00012612</text:p>
          </table:table-cell>
          <table:table-cell table:formula="of:=[.W70]*1000000" office:value-type="float" office:value="0.072452">
            <text:p>0.072452</text:p>
          </table:table-cell>
          <table:table-cell table:formula="of:=[.X70]*1000000" office:value-type="float" office:value="0.000096709">
            <text:p>0.000096709</text:p>
          </table:table-cell>
          <table:table-cell table:formula="of:=[.Y70]*1000000" office:value-type="float" office:value="0.00000000086833">
            <text:p>8.6833E-010</text:p>
          </table:table-cell>
          <table:table-cell table:formula="of:=[.Z70]*1000000" office:value-type="float" office:value="1393.7">
            <text:p>1393.7</text:p>
          </table:table-cell>
          <table:table-cell table:formula="of:=[.AA70]*1000000" office:value-type="float" office:value="0.00044733">
            <text:p>0.00044733</text:p>
          </table:table-cell>
          <table:table-cell table:formula="of:=[.AB70]*1000000" office:value-type="float" office:value="0.00031296">
            <text:p>0.00031296</text:p>
          </table:table-cell>
          <table:table-cell table:formula="of:=[.AC70]*1000000" office:value-type="float" office:value="0.13334">
            <text:p>0.13334</text:p>
          </table:table-cell>
          <table:table-cell table:formula="of:=[.AD70]*1000000" office:value-type="float" office:value="0.00012612">
            <text:p>0.00012612</text:p>
          </table:table-cell>
          <table:table-cell table:formula="of:=[.AE70]*1000000" office:value-type="float" office:value="0.072452">
            <text:p>0.072452</text:p>
          </table:table-cell>
          <table:table-cell table:formula="of:=[.AF70]*1000000" office:value-type="float" office:value="0.000096709">
            <text:p>0.000096709</text:p>
          </table:table-cell>
          <table:table-cell table:formula="of:=[.AG70]*1000000" office:value-type="float" office:value="0.00000000086833">
            <text:p>8.6833E-0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4.4733e-10</text:p>
          </table:table-cell>
          <table:table-cell table:style-name="ce1" office:value-type="string">
            <text:p>3.1296e-10</text:p>
          </table:table-cell>
          <table:table-cell table:style-name="ce1" office:value-type="string">
            <text:p>1.3334e-07</text:p>
          </table:table-cell>
          <table:table-cell table:style-name="ce1" office:value-type="string">
            <text:p>1.2612e-10</text:p>
          </table:table-cell>
          <table:table-cell table:style-name="ce1" office:value-type="string">
            <text:p>7.2452e-08</text:p>
          </table:table-cell>
          <table:table-cell table:style-name="ce1" office:value-type="string">
            <text:p>9.6709e-11</text:p>
          </table:table-cell>
          <table:table-cell table:style-name="ce1" office:value-type="string">
            <text:p>8.6833e-16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4.4733e-10</text:p>
          </table:table-cell>
          <table:table-cell table:style-name="ce1" office:value-type="string">
            <text:p>3.1296e-10</text:p>
          </table:table-cell>
          <table:table-cell table:style-name="ce1" office:value-type="string">
            <text:p>1.3334e-07</text:p>
          </table:table-cell>
          <table:table-cell table:style-name="ce1" office:value-type="string">
            <text:p>1.2612e-10</text:p>
          </table:table-cell>
          <table:table-cell table:style-name="ce1" office:value-type="string">
            <text:p>7.2452e-08</text:p>
          </table:table-cell>
          <table:table-cell table:style-name="ce1" office:value-type="string">
            <text:p>9.6709e-11</text:p>
          </table:table-cell>
          <table:table-cell table:style-name="ce1" office:value-type="string">
            <text:p>8.6833e-16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R71]*1000000" office:value-type="float" office:value="1393.6">
            <text:p>1393.6</text:p>
          </table:table-cell>
          <table:table-cell table:formula="of:=[.S71]*1000000" office:value-type="float" office:value="0.001283">
            <text:p>0.001283</text:p>
          </table:table-cell>
          <table:table-cell table:formula="of:=[.T71]*1000000" office:value-type="float" office:value="0.00044509">
            <text:p>0.00044509</text:p>
          </table:table-cell>
          <table:table-cell table:formula="of:=[.U71]*1000000" office:value-type="float" office:value="0.1823">
            <text:p>0.1823</text:p>
          </table:table-cell>
          <table:table-cell table:formula="of:=[.V71]*1000000" office:value-type="float" office:value="0.00015315">
            <text:p>0.00015315</text:p>
          </table:table-cell>
          <table:table-cell table:formula="of:=[.W71]*1000000" office:value-type="float" office:value="0.11205">
            <text:p>0.11205</text:p>
          </table:table-cell>
          <table:table-cell table:formula="of:=[.X71]*1000000" office:value-type="float" office:value="0.0001041">
            <text:p>0.0001041</text:p>
          </table:table-cell>
          <table:table-cell table:formula="of:=[.Y71]*1000000" office:value-type="float" office:value="0.00000000086657">
            <text:p>8.6657E-010</text:p>
          </table:table-cell>
          <table:table-cell table:formula="of:=[.Z71]*1000000" office:value-type="float" office:value="1393.6">
            <text:p>1393.6</text:p>
          </table:table-cell>
          <table:table-cell table:formula="of:=[.AA71]*1000000" office:value-type="float" office:value="0.001283">
            <text:p>0.001283</text:p>
          </table:table-cell>
          <table:table-cell table:formula="of:=[.AB71]*1000000" office:value-type="float" office:value="0.00044509">
            <text:p>0.00044509</text:p>
          </table:table-cell>
          <table:table-cell table:formula="of:=[.AC71]*1000000" office:value-type="float" office:value="0.1823">
            <text:p>0.1823</text:p>
          </table:table-cell>
          <table:table-cell table:formula="of:=[.AD71]*1000000" office:value-type="float" office:value="0.00015315">
            <text:p>0.00015315</text:p>
          </table:table-cell>
          <table:table-cell table:formula="of:=[.AE71]*1000000" office:value-type="float" office:value="0.11205">
            <text:p>0.11205</text:p>
          </table:table-cell>
          <table:table-cell table:formula="of:=[.AF71]*1000000" office:value-type="float" office:value="0.0001041">
            <text:p>0.0001041</text:p>
          </table:table-cell>
          <table:table-cell table:formula="of:=[.AG71]*1000000" office:value-type="float" office:value="0.00000000086657">
            <text:p>8.6657E-010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1.283e-09</text:p>
          </table:table-cell>
          <table:table-cell table:style-name="ce1" office:value-type="string">
            <text:p>4.4509e-10</text:p>
          </table:table-cell>
          <table:table-cell table:style-name="ce1" office:value-type="string">
            <text:p>1.823e-07</text:p>
          </table:table-cell>
          <table:table-cell table:style-name="ce1" office:value-type="string">
            <text:p>1.5315e-10</text:p>
          </table:table-cell>
          <table:table-cell table:style-name="ce1" office:value-type="string">
            <text:p>1.1205e-07</text:p>
          </table:table-cell>
          <table:table-cell table:style-name="ce1" office:value-type="string">
            <text:p>1.041e-10</text:p>
          </table:table-cell>
          <table:table-cell table:style-name="ce1" office:value-type="string">
            <text:p>8.6657e-16</text:p>
          </table:table-cell>
          <table:table-cell office:value-type="float" office:value="0.0013936">
            <text:p>0.0013936</text:p>
          </table:table-cell>
          <table:table-cell table:style-name="ce1" office:value-type="string">
            <text:p>1.283e-09</text:p>
          </table:table-cell>
          <table:table-cell table:style-name="ce1" office:value-type="string">
            <text:p>4.4509e-10</text:p>
          </table:table-cell>
          <table:table-cell table:style-name="ce1" office:value-type="string">
            <text:p>1.823e-07</text:p>
          </table:table-cell>
          <table:table-cell table:style-name="ce1" office:value-type="string">
            <text:p>1.5315e-10</text:p>
          </table:table-cell>
          <table:table-cell table:style-name="ce1" office:value-type="string">
            <text:p>1.1205e-07</text:p>
          </table:table-cell>
          <table:table-cell table:style-name="ce1" office:value-type="string">
            <text:p>1.041e-10</text:p>
          </table:table-cell>
          <table:table-cell table:style-name="ce1" office:value-type="string">
            <text:p>8.6657e-16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R72]*1000000" office:value-type="float" office:value="1393.5">
            <text:p>1393.5</text:p>
          </table:table-cell>
          <table:table-cell table:formula="of:=[.S72]*1000000" office:value-type="float" office:value="0.0070166">
            <text:p>0.0070166</text:p>
          </table:table-cell>
          <table:table-cell table:formula="of:=[.T72]*1000000" office:value-type="float" office:value="0.0010133">
            <text:p>0.0010133</text:p>
          </table:table-cell>
          <table:table-cell table:formula="of:=[.U72]*1000000" office:value-type="float" office:value="0.34502">
            <text:p>0.34502</text:p>
          </table:table-cell>
          <table:table-cell table:formula="of:=[.V72]*1000000" office:value-type="float" office:value="0.00019125">
            <text:p>0.00019125</text:p>
          </table:table-cell>
          <table:table-cell table:formula="of:=[.W72]*1000000" office:value-type="float" office:value="0.21592">
            <text:p>0.21592</text:p>
          </table:table-cell>
          <table:table-cell table:formula="of:=[.X72]*1000000" office:value-type="float" office:value="0.00011603">
            <text:p>0.00011603</text:p>
          </table:table-cell>
          <table:table-cell table:formula="of:=[.Y72]*1000000" office:value-type="float" office:value="0.00000000086481">
            <text:p>8.6481E-010</text:p>
          </table:table-cell>
          <table:table-cell table:formula="of:=[.Z72]*1000000" office:value-type="float" office:value="1393.5">
            <text:p>1393.5</text:p>
          </table:table-cell>
          <table:table-cell table:formula="of:=[.AA72]*1000000" office:value-type="float" office:value="0.0070166">
            <text:p>0.0070166</text:p>
          </table:table-cell>
          <table:table-cell table:formula="of:=[.AB72]*1000000" office:value-type="float" office:value="0.0010133">
            <text:p>0.0010133</text:p>
          </table:table-cell>
          <table:table-cell table:formula="of:=[.AC72]*1000000" office:value-type="float" office:value="0.34502">
            <text:p>0.34502</text:p>
          </table:table-cell>
          <table:table-cell table:formula="of:=[.AD72]*1000000" office:value-type="float" office:value="0.00019125">
            <text:p>0.00019125</text:p>
          </table:table-cell>
          <table:table-cell table:formula="of:=[.AE72]*1000000" office:value-type="float" office:value="0.21592">
            <text:p>0.21592</text:p>
          </table:table-cell>
          <table:table-cell table:formula="of:=[.AF72]*1000000" office:value-type="float" office:value="0.00011603">
            <text:p>0.00011603</text:p>
          </table:table-cell>
          <table:table-cell table:formula="of:=[.AG72]*1000000" office:value-type="float" office:value="0.00000000086481">
            <text:p>8.6481E-010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7.0166e-09</text:p>
          </table:table-cell>
          <table:table-cell table:style-name="ce1" office:value-type="string">
            <text:p>1.0133e-09</text:p>
          </table:table-cell>
          <table:table-cell table:style-name="ce1" office:value-type="string">
            <text:p>3.4502e-07</text:p>
          </table:table-cell>
          <table:table-cell table:style-name="ce1" office:value-type="string">
            <text:p>1.9125e-10</text:p>
          </table:table-cell>
          <table:table-cell table:style-name="ce1" office:value-type="string">
            <text:p>2.1592e-07</text:p>
          </table:table-cell>
          <table:table-cell table:style-name="ce1" office:value-type="string">
            <text:p>1.1603e-10</text:p>
          </table:table-cell>
          <table:table-cell table:style-name="ce1" office:value-type="string">
            <text:p>8.6481e-16</text:p>
          </table:table-cell>
          <table:table-cell office:value-type="float" office:value="0.0013935">
            <text:p>0.0013935</text:p>
          </table:table-cell>
          <table:table-cell table:style-name="ce1" office:value-type="string">
            <text:p>7.0166e-09</text:p>
          </table:table-cell>
          <table:table-cell table:style-name="ce1" office:value-type="string">
            <text:p>1.0133e-09</text:p>
          </table:table-cell>
          <table:table-cell table:style-name="ce1" office:value-type="string">
            <text:p>3.4502e-07</text:p>
          </table:table-cell>
          <table:table-cell table:style-name="ce1" office:value-type="string">
            <text:p>1.9125e-10</text:p>
          </table:table-cell>
          <table:table-cell table:style-name="ce1" office:value-type="string">
            <text:p>2.1592e-07</text:p>
          </table:table-cell>
          <table:table-cell table:style-name="ce1" office:value-type="string">
            <text:p>1.1603e-10</text:p>
          </table:table-cell>
          <table:table-cell table:style-name="ce1" office:value-type="string">
            <text:p>8.6481e-16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R73]*1000000" office:value-type="float" office:value="1393.1">
            <text:p>1393.1</text:p>
          </table:table-cell>
          <table:table-cell table:formula="of:=[.S73]*1000000" office:value-type="float" office:value="0.049622">
            <text:p>0.049622</text:p>
          </table:table-cell>
          <table:table-cell table:formula="of:=[.T73]*1000000" office:value-type="float" office:value="0.0050776">
            <text:p>0.0050776</text:p>
          </table:table-cell>
          <table:table-cell table:formula="of:=[.U73]*1000000" office:value-type="float" office:value="1.0304">
            <text:p>1.0304</text:p>
          </table:table-cell>
          <table:table-cell table:formula="of:=[.V73]*1000000" office:value-type="float" office:value="0.00024296">
            <text:p>0.00024296</text:p>
          </table:table-cell>
          <table:table-cell table:formula="of:=[.W73]*1000000" office:value-type="float" office:value="0.47788">
            <text:p>0.47788</text:p>
          </table:table-cell>
          <table:table-cell table:formula="of:=[.X73]*1000000" office:value-type="float" office:value="0.00013864">
            <text:p>0.00013864</text:p>
          </table:table-cell>
          <table:table-cell table:formula="of:=[.Y73]*1000000" office:value-type="float" office:value="0.00000000086304">
            <text:p>8.6304E-010</text:p>
          </table:table-cell>
          <table:table-cell table:formula="of:=[.Z73]*1000000" office:value-type="float" office:value="1393.1">
            <text:p>1393.1</text:p>
          </table:table-cell>
          <table:table-cell table:formula="of:=[.AA73]*1000000" office:value-type="float" office:value="0.049622">
            <text:p>0.049622</text:p>
          </table:table-cell>
          <table:table-cell table:formula="of:=[.AB73]*1000000" office:value-type="float" office:value="0.0050776">
            <text:p>0.0050776</text:p>
          </table:table-cell>
          <table:table-cell table:formula="of:=[.AC73]*1000000" office:value-type="float" office:value="1.0304">
            <text:p>1.0304</text:p>
          </table:table-cell>
          <table:table-cell table:formula="of:=[.AD73]*1000000" office:value-type="float" office:value="0.00024296">
            <text:p>0.00024296</text:p>
          </table:table-cell>
          <table:table-cell table:formula="of:=[.AE73]*1000000" office:value-type="float" office:value="0.47788">
            <text:p>0.47788</text:p>
          </table:table-cell>
          <table:table-cell table:formula="of:=[.AF73]*1000000" office:value-type="float" office:value="0.00013864">
            <text:p>0.00013864</text:p>
          </table:table-cell>
          <table:table-cell table:formula="of:=[.AG73]*1000000" office:value-type="float" office:value="0.00000000086304">
            <text:p>8.6304E-010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4.9622e-08</text:p>
          </table:table-cell>
          <table:table-cell table:style-name="ce1" office:value-type="string">
            <text:p>5.0776e-09</text:p>
          </table:table-cell>
          <table:table-cell table:style-name="ce1" office:value-type="string">
            <text:p>1.0304e-06</text:p>
          </table:table-cell>
          <table:table-cell table:style-name="ce1" office:value-type="string">
            <text:p>2.4296e-10</text:p>
          </table:table-cell>
          <table:table-cell table:style-name="ce1" office:value-type="string">
            <text:p>4.7788e-07</text:p>
          </table:table-cell>
          <table:table-cell table:style-name="ce1" office:value-type="string">
            <text:p>1.3864e-10</text:p>
          </table:table-cell>
          <table:table-cell table:style-name="ce1" office:value-type="string">
            <text:p>8.6304e-16</text:p>
          </table:table-cell>
          <table:table-cell office:value-type="float" office:value="0.0013931">
            <text:p>0.0013931</text:p>
          </table:table-cell>
          <table:table-cell table:style-name="ce1" office:value-type="string">
            <text:p>4.9622e-08</text:p>
          </table:table-cell>
          <table:table-cell table:style-name="ce1" office:value-type="string">
            <text:p>5.0776e-09</text:p>
          </table:table-cell>
          <table:table-cell table:style-name="ce1" office:value-type="string">
            <text:p>1.0304e-06</text:p>
          </table:table-cell>
          <table:table-cell table:style-name="ce1" office:value-type="string">
            <text:p>2.4296e-10</text:p>
          </table:table-cell>
          <table:table-cell table:style-name="ce1" office:value-type="string">
            <text:p>4.7788e-07</text:p>
          </table:table-cell>
          <table:table-cell table:style-name="ce1" office:value-type="string">
            <text:p>1.3864e-10</text:p>
          </table:table-cell>
          <table:table-cell table:style-name="ce1" office:value-type="string">
            <text:p>8.6304e-16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R74]*1000000" office:value-type="float" office:value="1392.3">
            <text:p>1392.3</text:p>
          </table:table-cell>
          <table:table-cell table:formula="of:=[.S74]*1000000" office:value-type="float" office:value="0.19422">
            <text:p>0.19422</text:p>
          </table:table-cell>
          <table:table-cell table:formula="of:=[.T74]*1000000" office:value-type="float" office:value="0.025453">
            <text:p>0.025453</text:p>
          </table:table-cell>
          <table:table-cell table:formula="of:=[.U74]*1000000" office:value-type="float" office:value="2.0882">
            <text:p>2.0882</text:p>
          </table:table-cell>
          <table:table-cell table:formula="of:=[.V74]*1000000" office:value-type="float" office:value="0.00031397">
            <text:p>0.00031397</text:p>
          </table:table-cell>
          <table:table-cell table:formula="of:=[.W74]*1000000" office:value-type="float" office:value="0.90352">
            <text:p>0.90352</text:p>
          </table:table-cell>
          <table:table-cell table:formula="of:=[.X74]*1000000" office:value-type="float" office:value="0.00016952">
            <text:p>0.00016952</text:p>
          </table:table-cell>
          <table:table-cell table:formula="of:=[.Y74]*1000000" office:value-type="float" office:value="0.00000000086116">
            <text:p>8.6116E-010</text:p>
          </table:table-cell>
          <table:table-cell table:formula="of:=[.Z74]*1000000" office:value-type="float" office:value="1392.3">
            <text:p>1392.3</text:p>
          </table:table-cell>
          <table:table-cell table:formula="of:=[.AA74]*1000000" office:value-type="float" office:value="0.19422">
            <text:p>0.19422</text:p>
          </table:table-cell>
          <table:table-cell table:formula="of:=[.AB74]*1000000" office:value-type="float" office:value="0.025453">
            <text:p>0.025453</text:p>
          </table:table-cell>
          <table:table-cell table:formula="of:=[.AC74]*1000000" office:value-type="float" office:value="2.0882">
            <text:p>2.0882</text:p>
          </table:table-cell>
          <table:table-cell table:formula="of:=[.AD74]*1000000" office:value-type="float" office:value="0.00031397">
            <text:p>0.00031397</text:p>
          </table:table-cell>
          <table:table-cell table:formula="of:=[.AE74]*1000000" office:value-type="float" office:value="0.90352">
            <text:p>0.90352</text:p>
          </table:table-cell>
          <table:table-cell table:formula="of:=[.AF74]*1000000" office:value-type="float" office:value="0.00016952">
            <text:p>0.00016952</text:p>
          </table:table-cell>
          <table:table-cell table:formula="of:=[.AG74]*1000000" office:value-type="float" office:value="0.00000000086116">
            <text:p>8.6116E-010</text:p>
          </table:table-cell>
          <table:table-cell office:value-type="float" office:value="0.0013923">
            <text:p>0.0013923</text:p>
          </table:table-cell>
          <table:table-cell table:style-name="ce1" office:value-type="string">
            <text:p>1.9422e-07</text:p>
          </table:table-cell>
          <table:table-cell table:style-name="ce1" office:value-type="string">
            <text:p>2.5453e-08</text:p>
          </table:table-cell>
          <table:table-cell table:style-name="ce1" office:value-type="string">
            <text:p>2.0882e-06</text:p>
          </table:table-cell>
          <table:table-cell table:style-name="ce1" office:value-type="string">
            <text:p>3.1397e-10</text:p>
          </table:table-cell>
          <table:table-cell table:style-name="ce1" office:value-type="string">
            <text:p>9.0352e-07</text:p>
          </table:table-cell>
          <table:table-cell table:style-name="ce1" office:value-type="string">
            <text:p>1.6952e-10</text:p>
          </table:table-cell>
          <table:table-cell table:style-name="ce1" office:value-type="string">
            <text:p>8.6116e-16</text:p>
          </table:table-cell>
          <table:table-cell office:value-type="float" office:value="0.0013923">
            <text:p>0.0013923</text:p>
          </table:table-cell>
          <table:table-cell table:style-name="ce1" office:value-type="string">
            <text:p>1.9422e-07</text:p>
          </table:table-cell>
          <table:table-cell table:style-name="ce1" office:value-type="string">
            <text:p>2.5453e-08</text:p>
          </table:table-cell>
          <table:table-cell table:style-name="ce1" office:value-type="string">
            <text:p>2.0882e-06</text:p>
          </table:table-cell>
          <table:table-cell table:style-name="ce1" office:value-type="string">
            <text:p>3.1397e-10</text:p>
          </table:table-cell>
          <table:table-cell table:style-name="ce1" office:value-type="string">
            <text:p>9.0352e-07</text:p>
          </table:table-cell>
          <table:table-cell table:style-name="ce1" office:value-type="string">
            <text:p>1.6952e-10</text:p>
          </table:table-cell>
          <table:table-cell table:style-name="ce1" office:value-type="string">
            <text:p>8.6116e-16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R75]*1000000" office:value-type="float" office:value="1391.2">
            <text:p>1391.2</text:p>
          </table:table-cell>
          <table:table-cell table:formula="of:=[.S75]*1000000" office:value-type="float" office:value="0.49629">
            <text:p>0.49629</text:p>
          </table:table-cell>
          <table:table-cell table:formula="of:=[.T75]*1000000" office:value-type="float" office:value="0.085107">
            <text:p>0.085107</text:p>
          </table:table-cell>
          <table:table-cell table:formula="of:=[.U75]*1000000" office:value-type="float" office:value="3.4573">
            <text:p>3.4573</text:p>
          </table:table-cell>
          <table:table-cell table:formula="of:=[.V75]*1000000" office:value-type="float" office:value="0.00041489">
            <text:p>0.00041489</text:p>
          </table:table-cell>
          <table:table-cell table:formula="of:=[.W75]*1000000" office:value-type="float" office:value="1.4665">
            <text:p>1.4665</text:p>
          </table:table-cell>
          <table:table-cell table:formula="of:=[.X75]*1000000" office:value-type="float" office:value="0.00020707">
            <text:p>0.00020707</text:p>
          </table:table-cell>
          <table:table-cell table:formula="of:=[.Y75]*1000000" office:value-type="float" office:value="0.00000000085904">
            <text:p>8.5904E-010</text:p>
          </table:table-cell>
          <table:table-cell table:formula="of:=[.Z75]*1000000" office:value-type="float" office:value="1391.2">
            <text:p>1391.2</text:p>
          </table:table-cell>
          <table:table-cell table:formula="of:=[.AA75]*1000000" office:value-type="float" office:value="0.49629">
            <text:p>0.49629</text:p>
          </table:table-cell>
          <table:table-cell table:formula="of:=[.AB75]*1000000" office:value-type="float" office:value="0.085107">
            <text:p>0.085107</text:p>
          </table:table-cell>
          <table:table-cell table:formula="of:=[.AC75]*1000000" office:value-type="float" office:value="3.4573">
            <text:p>3.4573</text:p>
          </table:table-cell>
          <table:table-cell table:formula="of:=[.AD75]*1000000" office:value-type="float" office:value="0.00041489">
            <text:p>0.00041489</text:p>
          </table:table-cell>
          <table:table-cell table:formula="of:=[.AE75]*1000000" office:value-type="float" office:value="1.4665">
            <text:p>1.4665</text:p>
          </table:table-cell>
          <table:table-cell table:formula="of:=[.AF75]*1000000" office:value-type="float" office:value="0.00020707">
            <text:p>0.00020707</text:p>
          </table:table-cell>
          <table:table-cell table:formula="of:=[.AG75]*1000000" office:value-type="float" office:value="0.00000000085904">
            <text:p>8.5904E-010</text:p>
          </table:table-cell>
          <table:table-cell office:value-type="float" office:value="0.0013912">
            <text:p>0.0013912</text:p>
          </table:table-cell>
          <table:table-cell table:style-name="ce1" office:value-type="string">
            <text:p>4.9629e-07</text:p>
          </table:table-cell>
          <table:table-cell table:style-name="ce1" office:value-type="string">
            <text:p>8.5107e-08</text:p>
          </table:table-cell>
          <table:table-cell table:style-name="ce1" office:value-type="string">
            <text:p>3.4573e-06</text:p>
          </table:table-cell>
          <table:table-cell table:style-name="ce1" office:value-type="string">
            <text:p>4.1489e-10</text:p>
          </table:table-cell>
          <table:table-cell table:style-name="ce1" office:value-type="string">
            <text:p>1.4665e-06</text:p>
          </table:table-cell>
          <table:table-cell table:style-name="ce1" office:value-type="string">
            <text:p>2.0707e-10</text:p>
          </table:table-cell>
          <table:table-cell table:style-name="ce1" office:value-type="string">
            <text:p>8.5904e-16</text:p>
          </table:table-cell>
          <table:table-cell office:value-type="float" office:value="0.0013912">
            <text:p>0.0013912</text:p>
          </table:table-cell>
          <table:table-cell table:style-name="ce1" office:value-type="string">
            <text:p>4.9629e-07</text:p>
          </table:table-cell>
          <table:table-cell table:style-name="ce1" office:value-type="string">
            <text:p>8.5107e-08</text:p>
          </table:table-cell>
          <table:table-cell table:style-name="ce1" office:value-type="string">
            <text:p>3.4573e-06</text:p>
          </table:table-cell>
          <table:table-cell table:style-name="ce1" office:value-type="string">
            <text:p>4.1489e-10</text:p>
          </table:table-cell>
          <table:table-cell table:style-name="ce1" office:value-type="string">
            <text:p>1.4665e-06</text:p>
          </table:table-cell>
          <table:table-cell table:style-name="ce1" office:value-type="string">
            <text:p>2.0707e-10</text:p>
          </table:table-cell>
          <table:table-cell table:style-name="ce1" office:value-type="string">
            <text:p>8.5904e-16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R76]*1000000" office:value-type="float" office:value="1389.6">
            <text:p>1389.6</text:p>
          </table:table-cell>
          <table:table-cell table:formula="of:=[.S76]*1000000" office:value-type="float" office:value="1.0079">
            <text:p>1.0079</text:p>
          </table:table-cell>
          <table:table-cell table:formula="of:=[.T76]*1000000" office:value-type="float" office:value="0.21605">
            <text:p>0.21605</text:p>
          </table:table-cell>
          <table:table-cell table:formula="of:=[.U76]*1000000" office:value-type="float" office:value="4.8822">
            <text:p>4.8822</text:p>
          </table:table-cell>
          <table:table-cell table:formula="of:=[.V76]*1000000" office:value-type="float" office:value="0.00054208">
            <text:p>0.00054208</text:p>
          </table:table-cell>
          <table:table-cell table:formula="of:=[.W76]*1000000" office:value-type="float" office:value="2.1055">
            <text:p>2.1055</text:p>
          </table:table-cell>
          <table:table-cell table:formula="of:=[.X76]*1000000" office:value-type="float" office:value="0.00024775">
            <text:p>0.00024775</text:p>
          </table:table-cell>
          <table:table-cell table:formula="of:=[.Y76]*1000000" office:value-type="float" office:value="0.00000000085652">
            <text:p>8.5652E-010</text:p>
          </table:table-cell>
          <table:table-cell table:formula="of:=[.Z76]*1000000" office:value-type="float" office:value="1389.6">
            <text:p>1389.6</text:p>
          </table:table-cell>
          <table:table-cell table:formula="of:=[.AA76]*1000000" office:value-type="float" office:value="1.0079">
            <text:p>1.0079</text:p>
          </table:table-cell>
          <table:table-cell table:formula="of:=[.AB76]*1000000" office:value-type="float" office:value="0.21605">
            <text:p>0.21605</text:p>
          </table:table-cell>
          <table:table-cell table:formula="of:=[.AC76]*1000000" office:value-type="float" office:value="4.8822">
            <text:p>4.8822</text:p>
          </table:table-cell>
          <table:table-cell table:formula="of:=[.AD76]*1000000" office:value-type="float" office:value="0.00054208">
            <text:p>0.00054208</text:p>
          </table:table-cell>
          <table:table-cell table:formula="of:=[.AE76]*1000000" office:value-type="float" office:value="2.1055">
            <text:p>2.1055</text:p>
          </table:table-cell>
          <table:table-cell table:formula="of:=[.AF76]*1000000" office:value-type="float" office:value="0.00024775">
            <text:p>0.00024775</text:p>
          </table:table-cell>
          <table:table-cell table:formula="of:=[.AG76]*1000000" office:value-type="float" office:value="0.00000000085652">
            <text:p>8.5652E-010</text:p>
          </table:table-cell>
          <table:table-cell office:value-type="float" office:value="0.0013896">
            <text:p>0.0013896</text:p>
          </table:table-cell>
          <table:table-cell table:style-name="ce1" office:value-type="string">
            <text:p>1.0079e-06</text:p>
          </table:table-cell>
          <table:table-cell table:style-name="ce1" office:value-type="string">
            <text:p>2.1605e-07</text:p>
          </table:table-cell>
          <table:table-cell table:style-name="ce1" office:value-type="string">
            <text:p>4.8822e-06</text:p>
          </table:table-cell>
          <table:table-cell table:style-name="ce1" office:value-type="string">
            <text:p>5.4208e-10</text:p>
          </table:table-cell>
          <table:table-cell table:style-name="ce1" office:value-type="string">
            <text:p>2.1055e-06</text:p>
          </table:table-cell>
          <table:table-cell table:style-name="ce1" office:value-type="string">
            <text:p>2.4775e-10</text:p>
          </table:table-cell>
          <table:table-cell table:style-name="ce1" office:value-type="string">
            <text:p>8.5652e-16</text:p>
          </table:table-cell>
          <table:table-cell office:value-type="float" office:value="0.0013896">
            <text:p>0.0013896</text:p>
          </table:table-cell>
          <table:table-cell table:style-name="ce1" office:value-type="string">
            <text:p>1.0079e-06</text:p>
          </table:table-cell>
          <table:table-cell table:style-name="ce1" office:value-type="string">
            <text:p>2.1605e-07</text:p>
          </table:table-cell>
          <table:table-cell table:style-name="ce1" office:value-type="string">
            <text:p>4.8822e-06</text:p>
          </table:table-cell>
          <table:table-cell table:style-name="ce1" office:value-type="string">
            <text:p>5.4208e-10</text:p>
          </table:table-cell>
          <table:table-cell table:style-name="ce1" office:value-type="string">
            <text:p>2.1055e-06</text:p>
          </table:table-cell>
          <table:table-cell table:style-name="ce1" office:value-type="string">
            <text:p>2.4775e-10</text:p>
          </table:table-cell>
          <table:table-cell table:style-name="ce1" office:value-type="string">
            <text:p>8.5652e-16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R77]*1000000" office:value-type="float" office:value="1387.5">
            <text:p>1387.5</text:p>
          </table:table-cell>
          <table:table-cell table:formula="of:=[.S77]*1000000" office:value-type="float" office:value="1.7676">
            <text:p>1.7676</text:p>
          </table:table-cell>
          <table:table-cell table:formula="of:=[.T77]*1000000" office:value-type="float" office:value="0.45595">
            <text:p>0.45595</text:p>
          </table:table-cell>
          <table:table-cell table:formula="of:=[.U77]*1000000" office:value-type="float" office:value="6.7118">
            <text:p>6.7118</text:p>
          </table:table-cell>
          <table:table-cell table:formula="of:=[.V77]*1000000" office:value-type="float" office:value="0.00069157">
            <text:p>0.00069157</text:p>
          </table:table-cell>
          <table:table-cell table:formula="of:=[.W77]*1000000" office:value-type="float" office:value="2.8044">
            <text:p>2.8044</text:p>
          </table:table-cell>
          <table:table-cell table:formula="of:=[.X77]*1000000" office:value-type="float" office:value="0.00029472">
            <text:p>0.00029472</text:p>
          </table:table-cell>
          <table:table-cell table:formula="of:=[.Y77]*1000000" office:value-type="float" office:value="0.0000000008534">
            <text:p>8.534E-010</text:p>
          </table:table-cell>
          <table:table-cell table:formula="of:=[.Z77]*1000000" office:value-type="float" office:value="1387.5">
            <text:p>1387.5</text:p>
          </table:table-cell>
          <table:table-cell table:formula="of:=[.AA77]*1000000" office:value-type="float" office:value="1.7676">
            <text:p>1.7676</text:p>
          </table:table-cell>
          <table:table-cell table:formula="of:=[.AB77]*1000000" office:value-type="float" office:value="0.45595">
            <text:p>0.45595</text:p>
          </table:table-cell>
          <table:table-cell table:formula="of:=[.AC77]*1000000" office:value-type="float" office:value="6.7118">
            <text:p>6.7118</text:p>
          </table:table-cell>
          <table:table-cell table:formula="of:=[.AD77]*1000000" office:value-type="float" office:value="0.00069157">
            <text:p>0.00069157</text:p>
          </table:table-cell>
          <table:table-cell table:formula="of:=[.AE77]*1000000" office:value-type="float" office:value="2.8044">
            <text:p>2.8044</text:p>
          </table:table-cell>
          <table:table-cell table:formula="of:=[.AF77]*1000000" office:value-type="float" office:value="0.00029472">
            <text:p>0.00029472</text:p>
          </table:table-cell>
          <table:table-cell table:formula="of:=[.AG77]*1000000" office:value-type="float" office:value="0.0000000008534">
            <text:p>8.534E-010</text:p>
          </table:table-cell>
          <table:table-cell office:value-type="float" office:value="0.0013875">
            <text:p>0.0013875</text:p>
          </table:table-cell>
          <table:table-cell table:style-name="ce1" office:value-type="string">
            <text:p>1.7676e-06</text:p>
          </table:table-cell>
          <table:table-cell table:style-name="ce1" office:value-type="string">
            <text:p>4.5595e-07</text:p>
          </table:table-cell>
          <table:table-cell table:style-name="ce1" office:value-type="string">
            <text:p>6.7118e-06</text:p>
          </table:table-cell>
          <table:table-cell table:style-name="ce1" office:value-type="string">
            <text:p>6.9157e-10</text:p>
          </table:table-cell>
          <table:table-cell table:style-name="ce1" office:value-type="string">
            <text:p>2.8044e-06</text:p>
          </table:table-cell>
          <table:table-cell table:style-name="ce1" office:value-type="string">
            <text:p>2.9472e-10</text:p>
          </table:table-cell>
          <table:table-cell table:style-name="ce1" office:value-type="string">
            <text:p>8.534e-16</text:p>
          </table:table-cell>
          <table:table-cell office:value-type="float" office:value="0.0013875">
            <text:p>0.0013875</text:p>
          </table:table-cell>
          <table:table-cell table:style-name="ce1" office:value-type="string">
            <text:p>1.7676e-06</text:p>
          </table:table-cell>
          <table:table-cell table:style-name="ce1" office:value-type="string">
            <text:p>4.5595e-07</text:p>
          </table:table-cell>
          <table:table-cell table:style-name="ce1" office:value-type="string">
            <text:p>6.7118e-06</text:p>
          </table:table-cell>
          <table:table-cell table:style-name="ce1" office:value-type="string">
            <text:p>6.9157e-10</text:p>
          </table:table-cell>
          <table:table-cell table:style-name="ce1" office:value-type="string">
            <text:p>2.8044e-06</text:p>
          </table:table-cell>
          <table:table-cell table:style-name="ce1" office:value-type="string">
            <text:p>2.9472e-10</text:p>
          </table:table-cell>
          <table:table-cell table:style-name="ce1" office:value-type="string">
            <text:p>8.534e-16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R78]*1000000" office:value-type="float" office:value="1384.9">
            <text:p>1384.9</text:p>
          </table:table-cell>
          <table:table-cell table:formula="of:=[.S78]*1000000" office:value-type="float" office:value="2.8066">
            <text:p>2.8066</text:p>
          </table:table-cell>
          <table:table-cell table:formula="of:=[.T78]*1000000" office:value-type="float" office:value="0.84787">
            <text:p>0.84787</text:p>
          </table:table-cell>
          <table:table-cell table:formula="of:=[.U78]*1000000" office:value-type="float" office:value="8.5813">
            <text:p>8.5813</text:p>
          </table:table-cell>
          <table:table-cell table:formula="of:=[.V78]*1000000" office:value-type="float" office:value="0.00084876">
            <text:p>0.00084876</text:p>
          </table:table-cell>
          <table:table-cell table:formula="of:=[.W78]*1000000" office:value-type="float" office:value="3.5071">
            <text:p>3.5071</text:p>
          </table:table-cell>
          <table:table-cell table:formula="of:=[.X78]*1000000" office:value-type="float" office:value="0.0003474">
            <text:p>0.0003474</text:p>
          </table:table-cell>
          <table:table-cell table:formula="of:=[.Y78]*1000000" office:value-type="float" office:value="0.00000000084942">
            <text:p>8.4942E-010</text:p>
          </table:table-cell>
          <table:table-cell table:formula="of:=[.Z78]*1000000" office:value-type="float" office:value="1384.9">
            <text:p>1384.9</text:p>
          </table:table-cell>
          <table:table-cell table:formula="of:=[.AA78]*1000000" office:value-type="float" office:value="2.8066">
            <text:p>2.8066</text:p>
          </table:table-cell>
          <table:table-cell table:formula="of:=[.AB78]*1000000" office:value-type="float" office:value="0.84787">
            <text:p>0.84787</text:p>
          </table:table-cell>
          <table:table-cell table:formula="of:=[.AC78]*1000000" office:value-type="float" office:value="8.5813">
            <text:p>8.5813</text:p>
          </table:table-cell>
          <table:table-cell table:formula="of:=[.AD78]*1000000" office:value-type="float" office:value="0.00084876">
            <text:p>0.00084876</text:p>
          </table:table-cell>
          <table:table-cell table:formula="of:=[.AE78]*1000000" office:value-type="float" office:value="3.5071">
            <text:p>3.5071</text:p>
          </table:table-cell>
          <table:table-cell table:formula="of:=[.AF78]*1000000" office:value-type="float" office:value="0.0003474">
            <text:p>0.0003474</text:p>
          </table:table-cell>
          <table:table-cell table:formula="of:=[.AG78]*1000000" office:value-type="float" office:value="0.00000000084942">
            <text:p>8.4942E-010</text:p>
          </table:table-cell>
          <table:table-cell office:value-type="float" office:value="0.0013849">
            <text:p>0.0013849</text:p>
          </table:table-cell>
          <table:table-cell table:style-name="ce1" office:value-type="string">
            <text:p>2.8066e-06</text:p>
          </table:table-cell>
          <table:table-cell table:style-name="ce1" office:value-type="string">
            <text:p>8.4787e-07</text:p>
          </table:table-cell>
          <table:table-cell table:style-name="ce1" office:value-type="string">
            <text:p>8.5813e-06</text:p>
          </table:table-cell>
          <table:table-cell table:style-name="ce1" office:value-type="string">
            <text:p>8.4876e-10</text:p>
          </table:table-cell>
          <table:table-cell table:style-name="ce1" office:value-type="string">
            <text:p>3.5071e-06</text:p>
          </table:table-cell>
          <table:table-cell table:style-name="ce1" office:value-type="string">
            <text:p>3.474e-10</text:p>
          </table:table-cell>
          <table:table-cell table:style-name="ce1" office:value-type="string">
            <text:p>8.4942e-16</text:p>
          </table:table-cell>
          <table:table-cell office:value-type="float" office:value="0.0013849">
            <text:p>0.0013849</text:p>
          </table:table-cell>
          <table:table-cell table:style-name="ce1" office:value-type="string">
            <text:p>2.8066e-06</text:p>
          </table:table-cell>
          <table:table-cell table:style-name="ce1" office:value-type="string">
            <text:p>8.4787e-07</text:p>
          </table:table-cell>
          <table:table-cell table:style-name="ce1" office:value-type="string">
            <text:p>8.5813e-06</text:p>
          </table:table-cell>
          <table:table-cell table:style-name="ce1" office:value-type="string">
            <text:p>8.4876e-10</text:p>
          </table:table-cell>
          <table:table-cell table:style-name="ce1" office:value-type="string">
            <text:p>3.5071e-06</text:p>
          </table:table-cell>
          <table:table-cell table:style-name="ce1" office:value-type="string">
            <text:p>3.474e-10</text:p>
          </table:table-cell>
          <table:table-cell table:style-name="ce1" office:value-type="string">
            <text:p>8.4942e-16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R79]*1000000" office:value-type="float" office:value="1381.7">
            <text:p>1381.7</text:p>
          </table:table-cell>
          <table:table-cell table:formula="of:=[.S79]*1000000" office:value-type="float" office:value="4.1285">
            <text:p>4.1285</text:p>
          </table:table-cell>
          <table:table-cell table:formula="of:=[.T79]*1000000" office:value-type="float" office:value="1.4349">
            <text:p>1.4349</text:p>
          </table:table-cell>
          <table:table-cell table:formula="of:=[.U79]*1000000" office:value-type="float" office:value="10.637">
            <text:p>10.637</text:p>
          </table:table-cell>
          <table:table-cell table:formula="of:=[.V79]*1000000" office:value-type="float" office:value="0.0010106">
            <text:p>0.0010106</text:p>
          </table:table-cell>
          <table:table-cell table:formula="of:=[.W79]*1000000" office:value-type="float" office:value="4.2426">
            <text:p>4.2426</text:p>
          </table:table-cell>
          <table:table-cell table:formula="of:=[.X79]*1000000" office:value-type="float" office:value="0.00041549">
            <text:p>0.00041549</text:p>
          </table:table-cell>
          <table:table-cell table:formula="of:=[.Y79]*1000000" office:value-type="float" office:value="0.0000000008443">
            <text:p>8.443E-010</text:p>
          </table:table-cell>
          <table:table-cell table:formula="of:=[.Z79]*1000000" office:value-type="float" office:value="1381.7">
            <text:p>1381.7</text:p>
          </table:table-cell>
          <table:table-cell table:formula="of:=[.AA79]*1000000" office:value-type="float" office:value="4.1285">
            <text:p>4.1285</text:p>
          </table:table-cell>
          <table:table-cell table:formula="of:=[.AB79]*1000000" office:value-type="float" office:value="1.4349">
            <text:p>1.4349</text:p>
          </table:table-cell>
          <table:table-cell table:formula="of:=[.AC79]*1000000" office:value-type="float" office:value="10.637">
            <text:p>10.637</text:p>
          </table:table-cell>
          <table:table-cell table:formula="of:=[.AD79]*1000000" office:value-type="float" office:value="0.0010106">
            <text:p>0.0010106</text:p>
          </table:table-cell>
          <table:table-cell table:formula="of:=[.AE79]*1000000" office:value-type="float" office:value="4.2426">
            <text:p>4.2426</text:p>
          </table:table-cell>
          <table:table-cell table:formula="of:=[.AF79]*1000000" office:value-type="float" office:value="0.00041549">
            <text:p>0.00041549</text:p>
          </table:table-cell>
          <table:table-cell table:formula="of:=[.AG79]*1000000" office:value-type="float" office:value="0.0000000008443">
            <text:p>8.443E-010</text:p>
          </table:table-cell>
          <table:table-cell office:value-type="float" office:value="0.0013817">
            <text:p>0.0013817</text:p>
          </table:table-cell>
          <table:table-cell table:style-name="ce1" office:value-type="string">
            <text:p>4.1285e-06</text:p>
          </table:table-cell>
          <table:table-cell table:style-name="ce1" office:value-type="string">
            <text:p>1.4349e-06</text:p>
          </table:table-cell>
          <table:table-cell table:style-name="ce1" office:value-type="string">
            <text:p>1.0637e-05</text:p>
          </table:table-cell>
          <table:table-cell table:style-name="ce1" office:value-type="string">
            <text:p>1.0106e-09</text:p>
          </table:table-cell>
          <table:table-cell table:style-name="ce1" office:value-type="string">
            <text:p>4.2426e-06</text:p>
          </table:table-cell>
          <table:table-cell table:style-name="ce1" office:value-type="string">
            <text:p>4.1549e-10</text:p>
          </table:table-cell>
          <table:table-cell table:style-name="ce1" office:value-type="string">
            <text:p>8.443e-16</text:p>
          </table:table-cell>
          <table:table-cell office:value-type="float" office:value="0.0013817">
            <text:p>0.0013817</text:p>
          </table:table-cell>
          <table:table-cell table:style-name="ce1" office:value-type="string">
            <text:p>4.1285e-06</text:p>
          </table:table-cell>
          <table:table-cell table:style-name="ce1" office:value-type="string">
            <text:p>1.4349e-06</text:p>
          </table:table-cell>
          <table:table-cell table:style-name="ce1" office:value-type="string">
            <text:p>1.0637e-05</text:p>
          </table:table-cell>
          <table:table-cell table:style-name="ce1" office:value-type="string">
            <text:p>1.0106e-09</text:p>
          </table:table-cell>
          <table:table-cell table:style-name="ce1" office:value-type="string">
            <text:p>4.2426e-06</text:p>
          </table:table-cell>
          <table:table-cell table:style-name="ce1" office:value-type="string">
            <text:p>4.1549e-10</text:p>
          </table:table-cell>
          <table:table-cell table:style-name="ce1" office:value-type="string">
            <text:p>8.443e-16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R80]*1000000" office:value-type="float" office:value="1377.7">
            <text:p>1377.7</text:p>
          </table:table-cell>
          <table:table-cell table:formula="of:=[.S80]*1000000" office:value-type="float" office:value="5.7512">
            <text:p>5.7512</text:p>
          </table:table-cell>
          <table:table-cell table:formula="of:=[.T80]*1000000" office:value-type="float" office:value="2.2603">
            <text:p>2.2603</text:p>
          </table:table-cell>
          <table:table-cell table:formula="of:=[.U80]*1000000" office:value-type="float" office:value="13.192">
            <text:p>13.192</text:p>
          </table:table-cell>
          <table:table-cell table:formula="of:=[.V80]*1000000" office:value-type="float" office:value="0.00116">
            <text:p>0.00116</text:p>
          </table:table-cell>
          <table:table-cell table:formula="of:=[.W80]*1000000" office:value-type="float" office:value="5.056">
            <text:p>5.056</text:p>
          </table:table-cell>
          <table:table-cell table:formula="of:=[.X80]*1000000" office:value-type="float" office:value="0.00051091">
            <text:p>0.00051091</text:p>
          </table:table-cell>
          <table:table-cell table:formula="of:=[.Y80]*1000000" office:value-type="float" office:value="0.00000000083769">
            <text:p>8.3769E-010</text:p>
          </table:table-cell>
          <table:table-cell table:formula="of:=[.Z80]*1000000" office:value-type="float" office:value="1377.7">
            <text:p>1377.7</text:p>
          </table:table-cell>
          <table:table-cell table:formula="of:=[.AA80]*1000000" office:value-type="float" office:value="5.7512">
            <text:p>5.7512</text:p>
          </table:table-cell>
          <table:table-cell table:formula="of:=[.AB80]*1000000" office:value-type="float" office:value="2.2603">
            <text:p>2.2603</text:p>
          </table:table-cell>
          <table:table-cell table:formula="of:=[.AC80]*1000000" office:value-type="float" office:value="13.192">
            <text:p>13.192</text:p>
          </table:table-cell>
          <table:table-cell table:formula="of:=[.AD80]*1000000" office:value-type="float" office:value="0.00116">
            <text:p>0.00116</text:p>
          </table:table-cell>
          <table:table-cell table:formula="of:=[.AE80]*1000000" office:value-type="float" office:value="5.056">
            <text:p>5.056</text:p>
          </table:table-cell>
          <table:table-cell table:formula="of:=[.AF80]*1000000" office:value-type="float" office:value="0.00051091">
            <text:p>0.00051091</text:p>
          </table:table-cell>
          <table:table-cell table:formula="of:=[.AG80]*1000000" office:value-type="float" office:value="0.00000000083769">
            <text:p>8.3769E-010</text:p>
          </table:table-cell>
          <table:table-cell office:value-type="float" office:value="0.0013777">
            <text:p>0.0013777</text:p>
          </table:table-cell>
          <table:table-cell table:style-name="ce1" office:value-type="string">
            <text:p>5.7512e-06</text:p>
          </table:table-cell>
          <table:table-cell table:style-name="ce1" office:value-type="string">
            <text:p>2.2603e-06</text:p>
          </table:table-cell>
          <table:table-cell table:style-name="ce1" office:value-type="string">
            <text:p>1.3192e-05</text:p>
          </table:table-cell>
          <table:table-cell table:style-name="ce1" office:value-type="string">
            <text:p>1.16e-09</text:p>
          </table:table-cell>
          <table:table-cell table:style-name="ce1" office:value-type="string">
            <text:p>5.056e-06</text:p>
          </table:table-cell>
          <table:table-cell table:style-name="ce1" office:value-type="string">
            <text:p>5.1091e-10</text:p>
          </table:table-cell>
          <table:table-cell table:style-name="ce1" office:value-type="string">
            <text:p>8.3769e-16</text:p>
          </table:table-cell>
          <table:table-cell office:value-type="float" office:value="0.0013777">
            <text:p>0.0013777</text:p>
          </table:table-cell>
          <table:table-cell table:style-name="ce1" office:value-type="string">
            <text:p>5.7512e-06</text:p>
          </table:table-cell>
          <table:table-cell table:style-name="ce1" office:value-type="string">
            <text:p>2.2603e-06</text:p>
          </table:table-cell>
          <table:table-cell table:style-name="ce1" office:value-type="string">
            <text:p>1.3192e-05</text:p>
          </table:table-cell>
          <table:table-cell table:style-name="ce1" office:value-type="string">
            <text:p>1.16e-09</text:p>
          </table:table-cell>
          <table:table-cell table:style-name="ce1" office:value-type="string">
            <text:p>5.056e-06</text:p>
          </table:table-cell>
          <table:table-cell table:style-name="ce1" office:value-type="string">
            <text:p>5.1091e-10</text:p>
          </table:table-cell>
          <table:table-cell table:style-name="ce1" office:value-type="string">
            <text:p>8.3769e-16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R81]*1000000" office:value-type="float" office:value="1372.7">
            <text:p>1372.7</text:p>
          </table:table-cell>
          <table:table-cell table:formula="of:=[.S81]*1000000" office:value-type="float" office:value="7.6961">
            <text:p>7.6961</text:p>
          </table:table-cell>
          <table:table-cell table:formula="of:=[.T81]*1000000" office:value-type="float" office:value="3.3685">
            <text:p>3.3685</text:p>
          </table:table-cell>
          <table:table-cell table:formula="of:=[.U81]*1000000" office:value-type="float" office:value="16.748">
            <text:p>16.748</text:p>
          </table:table-cell>
          <table:table-cell table:formula="of:=[.V81]*1000000" office:value-type="float" office:value="0.0012868">
            <text:p>0.0012868</text:p>
          </table:table-cell>
          <table:table-cell table:formula="of:=[.W81]*1000000" office:value-type="float" office:value="6.0487">
            <text:p>6.0487</text:p>
          </table:table-cell>
          <table:table-cell table:formula="of:=[.X81]*1000000" office:value-type="float" office:value="0.0006525">
            <text:p>0.0006525</text:p>
          </table:table-cell>
          <table:table-cell table:formula="of:=[.Y81]*1000000" office:value-type="float" office:value="0.00000000082905">
            <text:p>8.2905E-010</text:p>
          </table:table-cell>
          <table:table-cell table:formula="of:=[.Z81]*1000000" office:value-type="float" office:value="1372.7">
            <text:p>1372.7</text:p>
          </table:table-cell>
          <table:table-cell table:formula="of:=[.AA81]*1000000" office:value-type="float" office:value="7.6961">
            <text:p>7.6961</text:p>
          </table:table-cell>
          <table:table-cell table:formula="of:=[.AB81]*1000000" office:value-type="float" office:value="3.3685">
            <text:p>3.3685</text:p>
          </table:table-cell>
          <table:table-cell table:formula="of:=[.AC81]*1000000" office:value-type="float" office:value="16.748">
            <text:p>16.748</text:p>
          </table:table-cell>
          <table:table-cell table:formula="of:=[.AD81]*1000000" office:value-type="float" office:value="0.0012868">
            <text:p>0.0012868</text:p>
          </table:table-cell>
          <table:table-cell table:formula="of:=[.AE81]*1000000" office:value-type="float" office:value="6.0487">
            <text:p>6.0487</text:p>
          </table:table-cell>
          <table:table-cell table:formula="of:=[.AF81]*1000000" office:value-type="float" office:value="0.0006525">
            <text:p>0.0006525</text:p>
          </table:table-cell>
          <table:table-cell table:formula="of:=[.AG81]*1000000" office:value-type="float" office:value="0.00000000082905">
            <text:p>8.2905E-010</text:p>
          </table:table-cell>
          <table:table-cell office:value-type="float" office:value="0.0013727">
            <text:p>0.0013727</text:p>
          </table:table-cell>
          <table:table-cell table:style-name="ce1" office:value-type="string">
            <text:p>7.6961e-06</text:p>
          </table:table-cell>
          <table:table-cell table:style-name="ce1" office:value-type="string">
            <text:p>3.3685e-06</text:p>
          </table:table-cell>
          <table:table-cell table:style-name="ce1" office:value-type="string">
            <text:p>1.6748e-05</text:p>
          </table:table-cell>
          <table:table-cell table:style-name="ce1" office:value-type="string">
            <text:p>1.2868e-09</text:p>
          </table:table-cell>
          <table:table-cell table:style-name="ce1" office:value-type="string">
            <text:p>6.0487e-06</text:p>
          </table:table-cell>
          <table:table-cell table:style-name="ce1" office:value-type="string">
            <text:p>6.525e-10</text:p>
          </table:table-cell>
          <table:table-cell table:style-name="ce1" office:value-type="string">
            <text:p>8.2905e-16</text:p>
          </table:table-cell>
          <table:table-cell office:value-type="float" office:value="0.0013727">
            <text:p>0.0013727</text:p>
          </table:table-cell>
          <table:table-cell table:style-name="ce1" office:value-type="string">
            <text:p>7.6961e-06</text:p>
          </table:table-cell>
          <table:table-cell table:style-name="ce1" office:value-type="string">
            <text:p>3.3685e-06</text:p>
          </table:table-cell>
          <table:table-cell table:style-name="ce1" office:value-type="string">
            <text:p>1.6748e-05</text:p>
          </table:table-cell>
          <table:table-cell table:style-name="ce1" office:value-type="string">
            <text:p>1.2868e-09</text:p>
          </table:table-cell>
          <table:table-cell table:style-name="ce1" office:value-type="string">
            <text:p>6.0487e-06</text:p>
          </table:table-cell>
          <table:table-cell table:style-name="ce1" office:value-type="string">
            <text:p>6.525e-10</text:p>
          </table:table-cell>
          <table:table-cell table:style-name="ce1" office:value-type="string">
            <text:p>8.2905e-16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R82]*1000000" office:value-type="float" office:value="1366.7">
            <text:p>1366.7</text:p>
          </table:table-cell>
          <table:table-cell table:formula="of:=[.S82]*1000000" office:value-type="float" office:value="10.03">
            <text:p>10.03</text:p>
          </table:table-cell>
          <table:table-cell table:formula="of:=[.T82]*1000000" office:value-type="float" office:value="4.8105">
            <text:p>4.8105</text:p>
          </table:table-cell>
          <table:table-cell table:formula="of:=[.U82]*1000000" office:value-type="float" office:value="22.065">
            <text:p>22.065</text:p>
          </table:table-cell>
          <table:table-cell table:formula="of:=[.V82]*1000000" office:value-type="float" office:value="0.0013763">
            <text:p>0.0013763</text:p>
          </table:table-cell>
          <table:table-cell table:formula="of:=[.W82]*1000000" office:value-type="float" office:value="7.2206">
            <text:p>7.2206</text:p>
          </table:table-cell>
          <table:table-cell table:formula="of:=[.X82]*1000000" office:value-type="float" office:value="0.00085564">
            <text:p>0.00085564</text:p>
          </table:table-cell>
          <table:table-cell table:formula="of:=[.Y82]*1000000" office:value-type="float" office:value="0.00000000081747">
            <text:p>8.1747E-010</text:p>
          </table:table-cell>
          <table:table-cell table:formula="of:=[.Z82]*1000000" office:value-type="float" office:value="1366.7">
            <text:p>1366.7</text:p>
          </table:table-cell>
          <table:table-cell table:formula="of:=[.AA82]*1000000" office:value-type="float" office:value="10.03">
            <text:p>10.03</text:p>
          </table:table-cell>
          <table:table-cell table:formula="of:=[.AB82]*1000000" office:value-type="float" office:value="4.8105">
            <text:p>4.8105</text:p>
          </table:table-cell>
          <table:table-cell table:formula="of:=[.AC82]*1000000" office:value-type="float" office:value="22.065">
            <text:p>22.065</text:p>
          </table:table-cell>
          <table:table-cell table:formula="of:=[.AD82]*1000000" office:value-type="float" office:value="0.0013763">
            <text:p>0.0013763</text:p>
          </table:table-cell>
          <table:table-cell table:formula="of:=[.AE82]*1000000" office:value-type="float" office:value="7.2206">
            <text:p>7.2206</text:p>
          </table:table-cell>
          <table:table-cell table:formula="of:=[.AF82]*1000000" office:value-type="float" office:value="0.00085564">
            <text:p>0.00085564</text:p>
          </table:table-cell>
          <table:table-cell table:formula="of:=[.AG82]*1000000" office:value-type="float" office:value="0.00000000081747">
            <text:p>8.1747E-010</text:p>
          </table:table-cell>
          <table:table-cell office:value-type="float" office:value="0.0013667">
            <text:p>0.0013667</text:p>
          </table:table-cell>
          <table:table-cell table:style-name="ce1" office:value-type="string">
            <text:p>1.003e-05</text:p>
          </table:table-cell>
          <table:table-cell table:style-name="ce1" office:value-type="string">
            <text:p>4.8105e-06</text:p>
          </table:table-cell>
          <table:table-cell table:style-name="ce1" office:value-type="string">
            <text:p>2.2065e-05</text:p>
          </table:table-cell>
          <table:table-cell table:style-name="ce1" office:value-type="string">
            <text:p>1.3763e-09</text:p>
          </table:table-cell>
          <table:table-cell table:style-name="ce1" office:value-type="string">
            <text:p>7.2206e-06</text:p>
          </table:table-cell>
          <table:table-cell table:style-name="ce1" office:value-type="string">
            <text:p>8.5564e-10</text:p>
          </table:table-cell>
          <table:table-cell table:style-name="ce1" office:value-type="string">
            <text:p>8.1747e-16</text:p>
          </table:table-cell>
          <table:table-cell office:value-type="float" office:value="0.0013667">
            <text:p>0.0013667</text:p>
          </table:table-cell>
          <table:table-cell table:style-name="ce1" office:value-type="string">
            <text:p>1.003e-05</text:p>
          </table:table-cell>
          <table:table-cell table:style-name="ce1" office:value-type="string">
            <text:p>4.8105e-06</text:p>
          </table:table-cell>
          <table:table-cell table:style-name="ce1" office:value-type="string">
            <text:p>2.2065e-05</text:p>
          </table:table-cell>
          <table:table-cell table:style-name="ce1" office:value-type="string">
            <text:p>1.3763e-09</text:p>
          </table:table-cell>
          <table:table-cell table:style-name="ce1" office:value-type="string">
            <text:p>7.2206e-06</text:p>
          </table:table-cell>
          <table:table-cell table:style-name="ce1" office:value-type="string">
            <text:p>8.5564e-10</text:p>
          </table:table-cell>
          <table:table-cell table:style-name="ce1" office:value-type="string">
            <text:p>8.1747e-16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R83]*1000000" office:value-type="float" office:value="1360">
            <text:p>1360</text:p>
          </table:table-cell>
          <table:table-cell table:formula="of:=[.S83]*1000000" office:value-type="float" office:value="12.756">
            <text:p>12.756</text:p>
          </table:table-cell>
          <table:table-cell table:formula="of:=[.T83]*1000000" office:value-type="float" office:value="6.6437">
            <text:p>6.6437</text:p>
          </table:table-cell>
          <table:table-cell table:formula="of:=[.U83]*1000000" office:value-type="float" office:value="25.97">
            <text:p>25.97</text:p>
          </table:table-cell>
          <table:table-cell table:formula="of:=[.V83]*1000000" office:value-type="float" office:value="0.0014372">
            <text:p>0.0014372</text:p>
          </table:table-cell>
          <table:table-cell table:formula="of:=[.W83]*1000000" office:value-type="float" office:value="8.3761">
            <text:p>8.3761</text:p>
          </table:table-cell>
          <table:table-cell table:formula="of:=[.X83]*1000000" office:value-type="float" office:value="0.0011619">
            <text:p>0.0011619</text:p>
          </table:table-cell>
          <table:table-cell table:formula="of:=[.Y83]*1000000" office:value-type="float" office:value="0.00000000080155">
            <text:p>8.0155E-010</text:p>
          </table:table-cell>
          <table:table-cell table:formula="of:=[.Z83]*1000000" office:value-type="float" office:value="1360">
            <text:p>1360</text:p>
          </table:table-cell>
          <table:table-cell table:formula="of:=[.AA83]*1000000" office:value-type="float" office:value="12.756">
            <text:p>12.756</text:p>
          </table:table-cell>
          <table:table-cell table:formula="of:=[.AB83]*1000000" office:value-type="float" office:value="6.6437">
            <text:p>6.6437</text:p>
          </table:table-cell>
          <table:table-cell table:formula="of:=[.AC83]*1000000" office:value-type="float" office:value="25.97">
            <text:p>25.97</text:p>
          </table:table-cell>
          <table:table-cell table:formula="of:=[.AD83]*1000000" office:value-type="float" office:value="0.0014372">
            <text:p>0.0014372</text:p>
          </table:table-cell>
          <table:table-cell table:formula="of:=[.AE83]*1000000" office:value-type="float" office:value="8.3761">
            <text:p>8.3761</text:p>
          </table:table-cell>
          <table:table-cell table:formula="of:=[.AF83]*1000000" office:value-type="float" office:value="0.0011619">
            <text:p>0.0011619</text:p>
          </table:table-cell>
          <table:table-cell table:formula="of:=[.AG83]*1000000" office:value-type="float" office:value="0.00000000080155">
            <text:p>8.0155E-010</text:p>
          </table:table-cell>
          <table:table-cell office:value-type="float" office:value="0.00136">
            <text:p>0.00136</text:p>
          </table:table-cell>
          <table:table-cell table:style-name="ce1" office:value-type="string">
            <text:p>1.2756e-05</text:p>
          </table:table-cell>
          <table:table-cell table:style-name="ce1" office:value-type="string">
            <text:p>6.6437e-06</text:p>
          </table:table-cell>
          <table:table-cell table:style-name="ce1" office:value-type="string">
            <text:p>2.597e-05</text:p>
          </table:table-cell>
          <table:table-cell table:style-name="ce1" office:value-type="string">
            <text:p>1.4372e-09</text:p>
          </table:table-cell>
          <table:table-cell table:style-name="ce1" office:value-type="string">
            <text:p>8.3761e-06</text:p>
          </table:table-cell>
          <table:table-cell table:style-name="ce1" office:value-type="string">
            <text:p>1.1619e-09</text:p>
          </table:table-cell>
          <table:table-cell table:style-name="ce1" office:value-type="string">
            <text:p>8.0155e-16</text:p>
          </table:table-cell>
          <table:table-cell office:value-type="float" office:value="0.00136">
            <text:p>0.00136</text:p>
          </table:table-cell>
          <table:table-cell table:style-name="ce1" office:value-type="string">
            <text:p>1.2756e-05</text:p>
          </table:table-cell>
          <table:table-cell table:style-name="ce1" office:value-type="string">
            <text:p>6.6437e-06</text:p>
          </table:table-cell>
          <table:table-cell table:style-name="ce1" office:value-type="string">
            <text:p>2.597e-05</text:p>
          </table:table-cell>
          <table:table-cell table:style-name="ce1" office:value-type="string">
            <text:p>1.4372e-09</text:p>
          </table:table-cell>
          <table:table-cell table:style-name="ce1" office:value-type="string">
            <text:p>8.3761e-06</text:p>
          </table:table-cell>
          <table:table-cell table:style-name="ce1" office:value-type="string">
            <text:p>1.1619e-09</text:p>
          </table:table-cell>
          <table:table-cell table:style-name="ce1" office:value-type="string">
            <text:p>8.0155e-16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R84]*1000000" office:value-type="float" office:value="1352.8">
            <text:p>1352.8</text:p>
          </table:table-cell>
          <table:table-cell table:formula="of:=[.S84]*1000000" office:value-type="float" office:value="15.759">
            <text:p>15.759</text:p>
          </table:table-cell>
          <table:table-cell table:formula="of:=[.T84]*1000000" office:value-type="float" office:value="8.9114">
            <text:p>8.9114</text:p>
          </table:table-cell>
          <table:table-cell table:formula="of:=[.U84]*1000000" office:value-type="float" office:value="27.005">
            <text:p>27.005</text:p>
          </table:table-cell>
          <table:table-cell table:formula="of:=[.V84]*1000000" office:value-type="float" office:value="0.001506">
            <text:p>0.001506</text:p>
          </table:table-cell>
          <table:table-cell table:formula="of:=[.W84]*1000000" office:value-type="float" office:value="9.3858">
            <text:p>9.3858</text:p>
          </table:table-cell>
          <table:table-cell table:formula="of:=[.X84]*1000000" office:value-type="float" office:value="0.001648">
            <text:p>0.001648</text:p>
          </table:table-cell>
          <table:table-cell table:formula="of:=[.Y84]*1000000" office:value-type="float" office:value="0.00000000077997">
            <text:p>7.7997E-010</text:p>
          </table:table-cell>
          <table:table-cell table:formula="of:=[.Z84]*1000000" office:value-type="float" office:value="1352.8">
            <text:p>1352.8</text:p>
          </table:table-cell>
          <table:table-cell table:formula="of:=[.AA84]*1000000" office:value-type="float" office:value="15.759">
            <text:p>15.759</text:p>
          </table:table-cell>
          <table:table-cell table:formula="of:=[.AB84]*1000000" office:value-type="float" office:value="8.9114">
            <text:p>8.9114</text:p>
          </table:table-cell>
          <table:table-cell table:formula="of:=[.AC84]*1000000" office:value-type="float" office:value="27.005">
            <text:p>27.005</text:p>
          </table:table-cell>
          <table:table-cell table:formula="of:=[.AD84]*1000000" office:value-type="float" office:value="0.001506">
            <text:p>0.001506</text:p>
          </table:table-cell>
          <table:table-cell table:formula="of:=[.AE84]*1000000" office:value-type="float" office:value="9.3858">
            <text:p>9.3858</text:p>
          </table:table-cell>
          <table:table-cell table:formula="of:=[.AF84]*1000000" office:value-type="float" office:value="0.001648">
            <text:p>0.001648</text:p>
          </table:table-cell>
          <table:table-cell table:formula="of:=[.AG84]*1000000" office:value-type="float" office:value="0.00000000077997">
            <text:p>7.7997E-010</text:p>
          </table:table-cell>
          <table:table-cell office:value-type="float" office:value="0.0013528">
            <text:p>0.0013528</text:p>
          </table:table-cell>
          <table:table-cell table:style-name="ce1" office:value-type="string">
            <text:p>1.5759e-05</text:p>
          </table:table-cell>
          <table:table-cell table:style-name="ce1" office:value-type="string">
            <text:p>8.9114e-06</text:p>
          </table:table-cell>
          <table:table-cell table:style-name="ce1" office:value-type="string">
            <text:p>2.7005e-05</text:p>
          </table:table-cell>
          <table:table-cell table:style-name="ce1" office:value-type="string">
            <text:p>1.506e-09</text:p>
          </table:table-cell>
          <table:table-cell table:style-name="ce1" office:value-type="string">
            <text:p>9.3858e-06</text:p>
          </table:table-cell>
          <table:table-cell table:style-name="ce1" office:value-type="string">
            <text:p>1.648e-09</text:p>
          </table:table-cell>
          <table:table-cell table:style-name="ce1" office:value-type="string">
            <text:p>7.7997e-16</text:p>
          </table:table-cell>
          <table:table-cell office:value-type="float" office:value="0.0013528">
            <text:p>0.0013528</text:p>
          </table:table-cell>
          <table:table-cell table:style-name="ce1" office:value-type="string">
            <text:p>1.5759e-05</text:p>
          </table:table-cell>
          <table:table-cell table:style-name="ce1" office:value-type="string">
            <text:p>8.9114e-06</text:p>
          </table:table-cell>
          <table:table-cell table:style-name="ce1" office:value-type="string">
            <text:p>2.7005e-05</text:p>
          </table:table-cell>
          <table:table-cell table:style-name="ce1" office:value-type="string">
            <text:p>1.506e-09</text:p>
          </table:table-cell>
          <table:table-cell table:style-name="ce1" office:value-type="string">
            <text:p>9.3858e-06</text:p>
          </table:table-cell>
          <table:table-cell table:style-name="ce1" office:value-type="string">
            <text:p>1.648e-09</text:p>
          </table:table-cell>
          <table:table-cell table:style-name="ce1" office:value-type="string">
            <text:p>7.7997e-16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R85]*1000000" office:value-type="float" office:value="1345">
            <text:p>1345</text:p>
          </table:table-cell>
          <table:table-cell table:formula="of:=[.S85]*1000000" office:value-type="float" office:value="18.887">
            <text:p>18.887</text:p>
          </table:table-cell>
          <table:table-cell table:formula="of:=[.T85]*1000000" office:value-type="float" office:value="11.63">
            <text:p>11.63</text:p>
          </table:table-cell>
          <table:table-cell table:formula="of:=[.U85]*1000000" office:value-type="float" office:value="26.726">
            <text:p>26.726</text:p>
          </table:table-cell>
          <table:table-cell table:formula="of:=[.V85]*1000000" office:value-type="float" office:value="0.0016201">
            <text:p>0.0016201</text:p>
          </table:table-cell>
          <table:table-cell table:formula="of:=[.W85]*1000000" office:value-type="float" office:value="10.217">
            <text:p>10.217</text:p>
          </table:table-cell>
          <table:table-cell table:formula="of:=[.X85]*1000000" office:value-type="float" office:value="0.0023729">
            <text:p>0.0023729</text:p>
          </table:table-cell>
          <table:table-cell table:formula="of:=[.Y85]*1000000" office:value-type="float" office:value="0.00000000075244">
            <text:p>7.5244E-010</text:p>
          </table:table-cell>
          <table:table-cell table:formula="of:=[.Z85]*1000000" office:value-type="float" office:value="1345">
            <text:p>1345</text:p>
          </table:table-cell>
          <table:table-cell table:formula="of:=[.AA85]*1000000" office:value-type="float" office:value="18.887">
            <text:p>18.887</text:p>
          </table:table-cell>
          <table:table-cell table:formula="of:=[.AB85]*1000000" office:value-type="float" office:value="11.63">
            <text:p>11.63</text:p>
          </table:table-cell>
          <table:table-cell table:formula="of:=[.AC85]*1000000" office:value-type="float" office:value="26.726">
            <text:p>26.726</text:p>
          </table:table-cell>
          <table:table-cell table:formula="of:=[.AD85]*1000000" office:value-type="float" office:value="0.0016201">
            <text:p>0.0016201</text:p>
          </table:table-cell>
          <table:table-cell table:formula="of:=[.AE85]*1000000" office:value-type="float" office:value="10.217">
            <text:p>10.217</text:p>
          </table:table-cell>
          <table:table-cell table:formula="of:=[.AF85]*1000000" office:value-type="float" office:value="0.0023729">
            <text:p>0.0023729</text:p>
          </table:table-cell>
          <table:table-cell table:formula="of:=[.AG85]*1000000" office:value-type="float" office:value="0.00000000075244">
            <text:p>7.5244E-010</text:p>
          </table:table-cell>
          <table:table-cell office:value-type="float" office:value="0.001345">
            <text:p>0.001345</text:p>
          </table:table-cell>
          <table:table-cell table:style-name="ce1" office:value-type="string">
            <text:p>1.8887e-05</text:p>
          </table:table-cell>
          <table:table-cell table:style-name="ce1" office:value-type="string">
            <text:p>1.163e-05</text:p>
          </table:table-cell>
          <table:table-cell table:style-name="ce1" office:value-type="string">
            <text:p>2.6726e-05</text:p>
          </table:table-cell>
          <table:table-cell table:style-name="ce1" office:value-type="string">
            <text:p>1.6201e-09</text:p>
          </table:table-cell>
          <table:table-cell table:style-name="ce1" office:value-type="string">
            <text:p>1.0217e-05</text:p>
          </table:table-cell>
          <table:table-cell table:style-name="ce1" office:value-type="string">
            <text:p>2.3729e-09</text:p>
          </table:table-cell>
          <table:table-cell table:style-name="ce1" office:value-type="string">
            <text:p>7.5244e-16</text:p>
          </table:table-cell>
          <table:table-cell office:value-type="float" office:value="0.001345">
            <text:p>0.001345</text:p>
          </table:table-cell>
          <table:table-cell table:style-name="ce1" office:value-type="string">
            <text:p>1.8887e-05</text:p>
          </table:table-cell>
          <table:table-cell table:style-name="ce1" office:value-type="string">
            <text:p>1.163e-05</text:p>
          </table:table-cell>
          <table:table-cell table:style-name="ce1" office:value-type="string">
            <text:p>2.6726e-05</text:p>
          </table:table-cell>
          <table:table-cell table:style-name="ce1" office:value-type="string">
            <text:p>1.6201e-09</text:p>
          </table:table-cell>
          <table:table-cell table:style-name="ce1" office:value-type="string">
            <text:p>1.0217e-05</text:p>
          </table:table-cell>
          <table:table-cell table:style-name="ce1" office:value-type="string">
            <text:p>2.3729e-09</text:p>
          </table:table-cell>
          <table:table-cell table:style-name="ce1" office:value-type="string">
            <text:p>7.5244e-16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R86]*1000000" office:value-type="float" office:value="1336.9">
            <text:p>1336.9</text:p>
          </table:table-cell>
          <table:table-cell table:formula="of:=[.S86]*1000000" office:value-type="float" office:value="22.002">
            <text:p>22.002</text:p>
          </table:table-cell>
          <table:table-cell table:formula="of:=[.T86]*1000000" office:value-type="float" office:value="14.788">
            <text:p>14.788</text:p>
          </table:table-cell>
          <table:table-cell table:formula="of:=[.U86]*1000000" office:value-type="float" office:value="26.092">
            <text:p>26.092</text:p>
          </table:table-cell>
          <table:table-cell table:formula="of:=[.V86]*1000000" office:value-type="float" office:value="0.0017833">
            <text:p>0.0017833</text:p>
          </table:table-cell>
          <table:table-cell table:formula="of:=[.W86]*1000000" office:value-type="float" office:value="10.863">
            <text:p>10.863</text:p>
          </table:table-cell>
          <table:table-cell table:formula="of:=[.X86]*1000000" office:value-type="float" office:value="0.0033568">
            <text:p>0.0033568</text:p>
          </table:table-cell>
          <table:table-cell table:formula="of:=[.Y86]*1000000" office:value-type="float" office:value="0.00000000071975">
            <text:p>7.1975E-010</text:p>
          </table:table-cell>
          <table:table-cell table:formula="of:=[.Z86]*1000000" office:value-type="float" office:value="1336.9">
            <text:p>1336.9</text:p>
          </table:table-cell>
          <table:table-cell table:formula="of:=[.AA86]*1000000" office:value-type="float" office:value="22.002">
            <text:p>22.002</text:p>
          </table:table-cell>
          <table:table-cell table:formula="of:=[.AB86]*1000000" office:value-type="float" office:value="14.788">
            <text:p>14.788</text:p>
          </table:table-cell>
          <table:table-cell table:formula="of:=[.AC86]*1000000" office:value-type="float" office:value="26.092">
            <text:p>26.092</text:p>
          </table:table-cell>
          <table:table-cell table:formula="of:=[.AD86]*1000000" office:value-type="float" office:value="0.0017833">
            <text:p>0.0017833</text:p>
          </table:table-cell>
          <table:table-cell table:formula="of:=[.AE86]*1000000" office:value-type="float" office:value="10.863">
            <text:p>10.863</text:p>
          </table:table-cell>
          <table:table-cell table:formula="of:=[.AF86]*1000000" office:value-type="float" office:value="0.0033568">
            <text:p>0.0033568</text:p>
          </table:table-cell>
          <table:table-cell table:formula="of:=[.AG86]*1000000" office:value-type="float" office:value="0.00000000071975">
            <text:p>7.1975E-010</text:p>
          </table:table-cell>
          <table:table-cell office:value-type="float" office:value="0.0013369">
            <text:p>0.0013369</text:p>
          </table:table-cell>
          <table:table-cell table:style-name="ce1" office:value-type="string">
            <text:p>2.2002e-05</text:p>
          </table:table-cell>
          <table:table-cell table:style-name="ce1" office:value-type="string">
            <text:p>1.4788e-05</text:p>
          </table:table-cell>
          <table:table-cell table:style-name="ce1" office:value-type="string">
            <text:p>2.6092e-05</text:p>
          </table:table-cell>
          <table:table-cell table:style-name="ce1" office:value-type="string">
            <text:p>1.7833e-09</text:p>
          </table:table-cell>
          <table:table-cell table:style-name="ce1" office:value-type="string">
            <text:p>1.0863e-05</text:p>
          </table:table-cell>
          <table:table-cell table:style-name="ce1" office:value-type="string">
            <text:p>3.3568e-09</text:p>
          </table:table-cell>
          <table:table-cell table:style-name="ce1" office:value-type="string">
            <text:p>7.1975e-16</text:p>
          </table:table-cell>
          <table:table-cell office:value-type="float" office:value="0.0013369">
            <text:p>0.0013369</text:p>
          </table:table-cell>
          <table:table-cell table:style-name="ce1" office:value-type="string">
            <text:p>2.2002e-05</text:p>
          </table:table-cell>
          <table:table-cell table:style-name="ce1" office:value-type="string">
            <text:p>1.4788e-05</text:p>
          </table:table-cell>
          <table:table-cell table:style-name="ce1" office:value-type="string">
            <text:p>2.6092e-05</text:p>
          </table:table-cell>
          <table:table-cell table:style-name="ce1" office:value-type="string">
            <text:p>1.7833e-09</text:p>
          </table:table-cell>
          <table:table-cell table:style-name="ce1" office:value-type="string">
            <text:p>1.0863e-05</text:p>
          </table:table-cell>
          <table:table-cell table:style-name="ce1" office:value-type="string">
            <text:p>3.3568e-09</text:p>
          </table:table-cell>
          <table:table-cell table:style-name="ce1" office:value-type="string">
            <text:p>7.1975e-16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R87]*1000000" office:value-type="float" office:value="1328.7">
            <text:p>1328.7</text:p>
          </table:table-cell>
          <table:table-cell table:formula="of:=[.S87]*1000000" office:value-type="float" office:value="24.998">
            <text:p>24.998</text:p>
          </table:table-cell>
          <table:table-cell table:formula="of:=[.T87]*1000000" office:value-type="float" office:value="18.356">
            <text:p>18.356</text:p>
          </table:table-cell>
          <table:table-cell table:formula="of:=[.U87]*1000000" office:value-type="float" office:value="25.418">
            <text:p>25.418</text:p>
          </table:table-cell>
          <table:table-cell table:formula="of:=[.V87]*1000000" office:value-type="float" office:value="0.0019715">
            <text:p>0.0019715</text:p>
          </table:table-cell>
          <table:table-cell table:formula="of:=[.W87]*1000000" office:value-type="float" office:value="11.337">
            <text:p>11.337</text:p>
          </table:table-cell>
          <table:table-cell table:formula="of:=[.X87]*1000000" office:value-type="float" office:value="0.0045953">
            <text:p>0.0045953</text:p>
          </table:table-cell>
          <table:table-cell table:formula="of:=[.Y87]*1000000" office:value-type="float" office:value="0.00000000068309">
            <text:p>6.8309E-010</text:p>
          </table:table-cell>
          <table:table-cell table:formula="of:=[.Z87]*1000000" office:value-type="float" office:value="1328.7">
            <text:p>1328.7</text:p>
          </table:table-cell>
          <table:table-cell table:formula="of:=[.AA87]*1000000" office:value-type="float" office:value="24.998">
            <text:p>24.998</text:p>
          </table:table-cell>
          <table:table-cell table:formula="of:=[.AB87]*1000000" office:value-type="float" office:value="18.356">
            <text:p>18.356</text:p>
          </table:table-cell>
          <table:table-cell table:formula="of:=[.AC87]*1000000" office:value-type="float" office:value="25.418">
            <text:p>25.418</text:p>
          </table:table-cell>
          <table:table-cell table:formula="of:=[.AD87]*1000000" office:value-type="float" office:value="0.0019715">
            <text:p>0.0019715</text:p>
          </table:table-cell>
          <table:table-cell table:formula="of:=[.AE87]*1000000" office:value-type="float" office:value="11.337">
            <text:p>11.337</text:p>
          </table:table-cell>
          <table:table-cell table:formula="of:=[.AF87]*1000000" office:value-type="float" office:value="0.0045953">
            <text:p>0.0045953</text:p>
          </table:table-cell>
          <table:table-cell table:formula="of:=[.AG87]*1000000" office:value-type="float" office:value="0.00000000068309">
            <text:p>6.8309E-010</text:p>
          </table:table-cell>
          <table:table-cell office:value-type="float" office:value="0.0013287">
            <text:p>0.0013287</text:p>
          </table:table-cell>
          <table:table-cell table:style-name="ce1" office:value-type="string">
            <text:p>2.4998e-05</text:p>
          </table:table-cell>
          <table:table-cell table:style-name="ce1" office:value-type="string">
            <text:p>1.8356e-05</text:p>
          </table:table-cell>
          <table:table-cell table:style-name="ce1" office:value-type="string">
            <text:p>2.5418e-05</text:p>
          </table:table-cell>
          <table:table-cell table:style-name="ce1" office:value-type="string">
            <text:p>1.9715e-09</text:p>
          </table:table-cell>
          <table:table-cell table:style-name="ce1" office:value-type="string">
            <text:p>1.1337e-05</text:p>
          </table:table-cell>
          <table:table-cell table:style-name="ce1" office:value-type="string">
            <text:p>4.5953e-09</text:p>
          </table:table-cell>
          <table:table-cell table:style-name="ce1" office:value-type="string">
            <text:p>6.8309e-16</text:p>
          </table:table-cell>
          <table:table-cell office:value-type="float" office:value="0.0013287">
            <text:p>0.0013287</text:p>
          </table:table-cell>
          <table:table-cell table:style-name="ce1" office:value-type="string">
            <text:p>2.4998e-05</text:p>
          </table:table-cell>
          <table:table-cell table:style-name="ce1" office:value-type="string">
            <text:p>1.8356e-05</text:p>
          </table:table-cell>
          <table:table-cell table:style-name="ce1" office:value-type="string">
            <text:p>2.5418e-05</text:p>
          </table:table-cell>
          <table:table-cell table:style-name="ce1" office:value-type="string">
            <text:p>1.9715e-09</text:p>
          </table:table-cell>
          <table:table-cell table:style-name="ce1" office:value-type="string">
            <text:p>1.1337e-05</text:p>
          </table:table-cell>
          <table:table-cell table:style-name="ce1" office:value-type="string">
            <text:p>4.5953e-09</text:p>
          </table:table-cell>
          <table:table-cell table:style-name="ce1" office:value-type="string">
            <text:p>6.8309e-16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R88]*1000000" office:value-type="float" office:value="1320.4">
            <text:p>1320.4</text:p>
          </table:table-cell>
          <table:table-cell table:formula="of:=[.S88]*1000000" office:value-type="float" office:value="27.79">
            <text:p>27.79</text:p>
          </table:table-cell>
          <table:table-cell table:formula="of:=[.T88]*1000000" office:value-type="float" office:value="22.29">
            <text:p>22.29</text:p>
          </table:table-cell>
          <table:table-cell table:formula="of:=[.U88]*1000000" office:value-type="float" office:value="24.803">
            <text:p>24.803</text:p>
          </table:table-cell>
          <table:table-cell table:formula="of:=[.V88]*1000000" office:value-type="float" office:value="0.0021645">
            <text:p>0.0021645</text:p>
          </table:table-cell>
          <table:table-cell table:formula="of:=[.W88]*1000000" office:value-type="float" office:value="11.657">
            <text:p>11.657</text:p>
          </table:table-cell>
          <table:table-cell table:formula="of:=[.X88]*1000000" office:value-type="float" office:value="0.0060841">
            <text:p>0.0060841</text:p>
          </table:table-cell>
          <table:table-cell table:formula="of:=[.Y88]*1000000" office:value-type="float" office:value="0.00000000064351">
            <text:p>6.4351E-010</text:p>
          </table:table-cell>
          <table:table-cell table:formula="of:=[.Z88]*1000000" office:value-type="float" office:value="1320.4">
            <text:p>1320.4</text:p>
          </table:table-cell>
          <table:table-cell table:formula="of:=[.AA88]*1000000" office:value-type="float" office:value="27.79">
            <text:p>27.79</text:p>
          </table:table-cell>
          <table:table-cell table:formula="of:=[.AB88]*1000000" office:value-type="float" office:value="22.29">
            <text:p>22.29</text:p>
          </table:table-cell>
          <table:table-cell table:formula="of:=[.AC88]*1000000" office:value-type="float" office:value="24.803">
            <text:p>24.803</text:p>
          </table:table-cell>
          <table:table-cell table:formula="of:=[.AD88]*1000000" office:value-type="float" office:value="0.0021645">
            <text:p>0.0021645</text:p>
          </table:table-cell>
          <table:table-cell table:formula="of:=[.AE88]*1000000" office:value-type="float" office:value="11.657">
            <text:p>11.657</text:p>
          </table:table-cell>
          <table:table-cell table:formula="of:=[.AF88]*1000000" office:value-type="float" office:value="0.0060841">
            <text:p>0.0060841</text:p>
          </table:table-cell>
          <table:table-cell table:formula="of:=[.AG88]*1000000" office:value-type="float" office:value="0.00000000064351">
            <text:p>6.4351E-010</text:p>
          </table:table-cell>
          <table:table-cell office:value-type="float" office:value="0.0013204">
            <text:p>0.0013204</text:p>
          </table:table-cell>
          <table:table-cell table:style-name="ce1" office:value-type="string">
            <text:p>2.779e-05</text:p>
          </table:table-cell>
          <table:table-cell table:style-name="ce1" office:value-type="string">
            <text:p>2.229e-05</text:p>
          </table:table-cell>
          <table:table-cell table:style-name="ce1" office:value-type="string">
            <text:p>2.4803e-05</text:p>
          </table:table-cell>
          <table:table-cell table:style-name="ce1" office:value-type="string">
            <text:p>2.1645e-09</text:p>
          </table:table-cell>
          <table:table-cell table:style-name="ce1" office:value-type="string">
            <text:p>1.1657e-05</text:p>
          </table:table-cell>
          <table:table-cell table:style-name="ce1" office:value-type="string">
            <text:p>6.0841e-09</text:p>
          </table:table-cell>
          <table:table-cell table:style-name="ce1" office:value-type="string">
            <text:p>6.4351e-16</text:p>
          </table:table-cell>
          <table:table-cell office:value-type="float" office:value="0.0013204">
            <text:p>0.0013204</text:p>
          </table:table-cell>
          <table:table-cell table:style-name="ce1" office:value-type="string">
            <text:p>2.779e-05</text:p>
          </table:table-cell>
          <table:table-cell table:style-name="ce1" office:value-type="string">
            <text:p>2.229e-05</text:p>
          </table:table-cell>
          <table:table-cell table:style-name="ce1" office:value-type="string">
            <text:p>2.4803e-05</text:p>
          </table:table-cell>
          <table:table-cell table:style-name="ce1" office:value-type="string">
            <text:p>2.1645e-09</text:p>
          </table:table-cell>
          <table:table-cell table:style-name="ce1" office:value-type="string">
            <text:p>1.1657e-05</text:p>
          </table:table-cell>
          <table:table-cell table:style-name="ce1" office:value-type="string">
            <text:p>6.0841e-09</text:p>
          </table:table-cell>
          <table:table-cell table:style-name="ce1" office:value-type="string">
            <text:p>6.4351e-16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R89]*1000000" office:value-type="float" office:value="1312.2">
            <text:p>1312.2</text:p>
          </table:table-cell>
          <table:table-cell table:formula="of:=[.S89]*1000000" office:value-type="float" office:value="30.296">
            <text:p>30.296</text:p>
          </table:table-cell>
          <table:table-cell table:formula="of:=[.T89]*1000000" office:value-type="float" office:value="26.533">
            <text:p>26.533</text:p>
          </table:table-cell>
          <table:table-cell table:formula="of:=[.U89]*1000000" office:value-type="float" office:value="24.268">
            <text:p>24.268</text:p>
          </table:table-cell>
          <table:table-cell table:formula="of:=[.V89]*1000000" office:value-type="float" office:value="0.0023547">
            <text:p>0.0023547</text:p>
          </table:table-cell>
          <table:table-cell table:formula="of:=[.W89]*1000000" office:value-type="float" office:value="11.849">
            <text:p>11.849</text:p>
          </table:table-cell>
          <table:table-cell table:formula="of:=[.X89]*1000000" office:value-type="float" office:value="0.0078382">
            <text:p>0.0078382</text:p>
          </table:table-cell>
          <table:table-cell table:formula="of:=[.Y89]*1000000" office:value-type="float" office:value="0.00000000060147">
            <text:p>6.0147E-010</text:p>
          </table:table-cell>
          <table:table-cell table:formula="of:=[.Z89]*1000000" office:value-type="float" office:value="1312.2">
            <text:p>1312.2</text:p>
          </table:table-cell>
          <table:table-cell table:formula="of:=[.AA89]*1000000" office:value-type="float" office:value="30.296">
            <text:p>30.296</text:p>
          </table:table-cell>
          <table:table-cell table:formula="of:=[.AB89]*1000000" office:value-type="float" office:value="26.533">
            <text:p>26.533</text:p>
          </table:table-cell>
          <table:table-cell table:formula="of:=[.AC89]*1000000" office:value-type="float" office:value="24.268">
            <text:p>24.268</text:p>
          </table:table-cell>
          <table:table-cell table:formula="of:=[.AD89]*1000000" office:value-type="float" office:value="0.0023547">
            <text:p>0.0023547</text:p>
          </table:table-cell>
          <table:table-cell table:formula="of:=[.AE89]*1000000" office:value-type="float" office:value="11.849">
            <text:p>11.849</text:p>
          </table:table-cell>
          <table:table-cell table:formula="of:=[.AF89]*1000000" office:value-type="float" office:value="0.0078382">
            <text:p>0.0078382</text:p>
          </table:table-cell>
          <table:table-cell table:formula="of:=[.AG89]*1000000" office:value-type="float" office:value="0.00000000060147">
            <text:p>6.0147E-010</text:p>
          </table:table-cell>
          <table:table-cell office:value-type="float" office:value="0.0013122">
            <text:p>0.0013122</text:p>
          </table:table-cell>
          <table:table-cell table:style-name="ce1" office:value-type="string">
            <text:p>3.0296e-05</text:p>
          </table:table-cell>
          <table:table-cell table:style-name="ce1" office:value-type="string">
            <text:p>2.6533e-05</text:p>
          </table:table-cell>
          <table:table-cell table:style-name="ce1" office:value-type="string">
            <text:p>2.4268e-05</text:p>
          </table:table-cell>
          <table:table-cell table:style-name="ce1" office:value-type="string">
            <text:p>2.3547e-09</text:p>
          </table:table-cell>
          <table:table-cell table:style-name="ce1" office:value-type="string">
            <text:p>1.1849e-05</text:p>
          </table:table-cell>
          <table:table-cell table:style-name="ce1" office:value-type="string">
            <text:p>7.8382e-09</text:p>
          </table:table-cell>
          <table:table-cell table:style-name="ce1" office:value-type="string">
            <text:p>6.0147e-16</text:p>
          </table:table-cell>
          <table:table-cell office:value-type="float" office:value="0.0013122">
            <text:p>0.0013122</text:p>
          </table:table-cell>
          <table:table-cell table:style-name="ce1" office:value-type="string">
            <text:p>3.0296e-05</text:p>
          </table:table-cell>
          <table:table-cell table:style-name="ce1" office:value-type="string">
            <text:p>2.6533e-05</text:p>
          </table:table-cell>
          <table:table-cell table:style-name="ce1" office:value-type="string">
            <text:p>2.4268e-05</text:p>
          </table:table-cell>
          <table:table-cell table:style-name="ce1" office:value-type="string">
            <text:p>2.3547e-09</text:p>
          </table:table-cell>
          <table:table-cell table:style-name="ce1" office:value-type="string">
            <text:p>1.1849e-05</text:p>
          </table:table-cell>
          <table:table-cell table:style-name="ce1" office:value-type="string">
            <text:p>7.8382e-09</text:p>
          </table:table-cell>
          <table:table-cell table:style-name="ce1" office:value-type="string">
            <text:p>6.0147e-16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R90]*1000000" office:value-type="float" office:value="1304.2">
            <text:p>1304.2</text:p>
          </table:table-cell>
          <table:table-cell table:formula="of:=[.S90]*1000000" office:value-type="float" office:value="32.418">
            <text:p>32.418</text:p>
          </table:table-cell>
          <table:table-cell table:formula="of:=[.T90]*1000000" office:value-type="float" office:value="31.02">
            <text:p>31.02</text:p>
          </table:table-cell>
          <table:table-cell table:formula="of:=[.U90]*1000000" office:value-type="float" office:value="23.809">
            <text:p>23.809</text:p>
          </table:table-cell>
          <table:table-cell table:formula="of:=[.V90]*1000000" office:value-type="float" office:value="0.0025401">
            <text:p>0.0025401</text:p>
          </table:table-cell>
          <table:table-cell table:formula="of:=[.W90]*1000000" office:value-type="float" office:value="11.938">
            <text:p>11.938</text:p>
          </table:table-cell>
          <table:table-cell table:formula="of:=[.X90]*1000000" office:value-type="float" office:value="0.0098955">
            <text:p>0.0098955</text:p>
          </table:table-cell>
          <table:table-cell table:formula="of:=[.Y90]*1000000" office:value-type="float" office:value="0.00000000055709">
            <text:p>5.5709E-010</text:p>
          </table:table-cell>
          <table:table-cell table:formula="of:=[.Z90]*1000000" office:value-type="float" office:value="1304.2">
            <text:p>1304.2</text:p>
          </table:table-cell>
          <table:table-cell table:formula="of:=[.AA90]*1000000" office:value-type="float" office:value="32.418">
            <text:p>32.418</text:p>
          </table:table-cell>
          <table:table-cell table:formula="of:=[.AB90]*1000000" office:value-type="float" office:value="31.02">
            <text:p>31.02</text:p>
          </table:table-cell>
          <table:table-cell table:formula="of:=[.AC90]*1000000" office:value-type="float" office:value="23.809">
            <text:p>23.809</text:p>
          </table:table-cell>
          <table:table-cell table:formula="of:=[.AD90]*1000000" office:value-type="float" office:value="0.0025401">
            <text:p>0.0025401</text:p>
          </table:table-cell>
          <table:table-cell table:formula="of:=[.AE90]*1000000" office:value-type="float" office:value="11.938">
            <text:p>11.938</text:p>
          </table:table-cell>
          <table:table-cell table:formula="of:=[.AF90]*1000000" office:value-type="float" office:value="0.0098955">
            <text:p>0.0098955</text:p>
          </table:table-cell>
          <table:table-cell table:formula="of:=[.AG90]*1000000" office:value-type="float" office:value="0.00000000055709">
            <text:p>5.5709E-010</text:p>
          </table:table-cell>
          <table:table-cell office:value-type="float" office:value="0.0013042">
            <text:p>0.0013042</text:p>
          </table:table-cell>
          <table:table-cell table:style-name="ce1" office:value-type="string">
            <text:p>3.2418e-05</text:p>
          </table:table-cell>
          <table:table-cell table:style-name="ce1" office:value-type="string">
            <text:p>3.102e-05</text:p>
          </table:table-cell>
          <table:table-cell table:style-name="ce1" office:value-type="string">
            <text:p>2.3809e-05</text:p>
          </table:table-cell>
          <table:table-cell table:style-name="ce1" office:value-type="string">
            <text:p>2.5401e-09</text:p>
          </table:table-cell>
          <table:table-cell table:style-name="ce1" office:value-type="string">
            <text:p>1.1938e-05</text:p>
          </table:table-cell>
          <table:table-cell table:style-name="ce1" office:value-type="string">
            <text:p>9.8955e-09</text:p>
          </table:table-cell>
          <table:table-cell table:style-name="ce1" office:value-type="string">
            <text:p>5.5709e-16</text:p>
          </table:table-cell>
          <table:table-cell office:value-type="float" office:value="0.0013042">
            <text:p>0.0013042</text:p>
          </table:table-cell>
          <table:table-cell table:style-name="ce1" office:value-type="string">
            <text:p>3.2418e-05</text:p>
          </table:table-cell>
          <table:table-cell table:style-name="ce1" office:value-type="string">
            <text:p>3.102e-05</text:p>
          </table:table-cell>
          <table:table-cell table:style-name="ce1" office:value-type="string">
            <text:p>2.3809e-05</text:p>
          </table:table-cell>
          <table:table-cell table:style-name="ce1" office:value-type="string">
            <text:p>2.5401e-09</text:p>
          </table:table-cell>
          <table:table-cell table:style-name="ce1" office:value-type="string">
            <text:p>1.1938e-05</text:p>
          </table:table-cell>
          <table:table-cell table:style-name="ce1" office:value-type="string">
            <text:p>9.8955e-09</text:p>
          </table:table-cell>
          <table:table-cell table:style-name="ce1" office:value-type="string">
            <text:p>5.5709e-16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R91]*1000000" office:value-type="float" office:value="1296.7">
            <text:p>1296.7</text:p>
          </table:table-cell>
          <table:table-cell table:formula="of:=[.S91]*1000000" office:value-type="float" office:value="34.044">
            <text:p>34.044</text:p>
          </table:table-cell>
          <table:table-cell table:formula="of:=[.T91]*1000000" office:value-type="float" office:value="35.667">
            <text:p>35.667</text:p>
          </table:table-cell>
          <table:table-cell table:formula="of:=[.U91]*1000000" office:value-type="float" office:value="23.414">
            <text:p>23.414</text:p>
          </table:table-cell>
          <table:table-cell table:formula="of:=[.V91]*1000000" office:value-type="float" office:value="0.0027202">
            <text:p>0.0027202</text:p>
          </table:table-cell>
          <table:table-cell table:formula="of:=[.W91]*1000000" office:value-type="float" office:value="11.948">
            <text:p>11.948</text:p>
          </table:table-cell>
          <table:table-cell table:formula="of:=[.X91]*1000000" office:value-type="float" office:value="0.012297">
            <text:p>0.012297</text:p>
          </table:table-cell>
          <table:table-cell table:formula="of:=[.Y91]*1000000" office:value-type="float" office:value="0.00000000051066">
            <text:p>5.1066E-010</text:p>
          </table:table-cell>
          <table:table-cell table:formula="of:=[.Z91]*1000000" office:value-type="float" office:value="1296.7">
            <text:p>1296.7</text:p>
          </table:table-cell>
          <table:table-cell table:formula="of:=[.AA91]*1000000" office:value-type="float" office:value="34.044">
            <text:p>34.044</text:p>
          </table:table-cell>
          <table:table-cell table:formula="of:=[.AB91]*1000000" office:value-type="float" office:value="35.667">
            <text:p>35.667</text:p>
          </table:table-cell>
          <table:table-cell table:formula="of:=[.AC91]*1000000" office:value-type="float" office:value="23.414">
            <text:p>23.414</text:p>
          </table:table-cell>
          <table:table-cell table:formula="of:=[.AD91]*1000000" office:value-type="float" office:value="0.0027202">
            <text:p>0.0027202</text:p>
          </table:table-cell>
          <table:table-cell table:formula="of:=[.AE91]*1000000" office:value-type="float" office:value="11.948">
            <text:p>11.948</text:p>
          </table:table-cell>
          <table:table-cell table:formula="of:=[.AF91]*1000000" office:value-type="float" office:value="0.012297">
            <text:p>0.012297</text:p>
          </table:table-cell>
          <table:table-cell table:formula="of:=[.AG91]*1000000" office:value-type="float" office:value="0.00000000051066">
            <text:p>5.1066E-010</text:p>
          </table:table-cell>
          <table:table-cell office:value-type="float" office:value="0.0012967">
            <text:p>0.0012967</text:p>
          </table:table-cell>
          <table:table-cell table:style-name="ce1" office:value-type="string">
            <text:p>3.4044e-05</text:p>
          </table:table-cell>
          <table:table-cell table:style-name="ce1" office:value-type="string">
            <text:p>3.5667e-05</text:p>
          </table:table-cell>
          <table:table-cell table:style-name="ce1" office:value-type="string">
            <text:p>2.3414e-05</text:p>
          </table:table-cell>
          <table:table-cell table:style-name="ce1" office:value-type="string">
            <text:p>2.7202e-09</text:p>
          </table:table-cell>
          <table:table-cell table:style-name="ce1" office:value-type="string">
            <text:p>1.1948e-05</text:p>
          </table:table-cell>
          <table:table-cell table:style-name="ce1" office:value-type="string">
            <text:p>1.2297e-08</text:p>
          </table:table-cell>
          <table:table-cell table:style-name="ce1" office:value-type="string">
            <text:p>5.1066e-16</text:p>
          </table:table-cell>
          <table:table-cell office:value-type="float" office:value="0.0012967">
            <text:p>0.0012967</text:p>
          </table:table-cell>
          <table:table-cell table:style-name="ce1" office:value-type="string">
            <text:p>3.4044e-05</text:p>
          </table:table-cell>
          <table:table-cell table:style-name="ce1" office:value-type="string">
            <text:p>3.5667e-05</text:p>
          </table:table-cell>
          <table:table-cell table:style-name="ce1" office:value-type="string">
            <text:p>2.3414e-05</text:p>
          </table:table-cell>
          <table:table-cell table:style-name="ce1" office:value-type="string">
            <text:p>2.7202e-09</text:p>
          </table:table-cell>
          <table:table-cell table:style-name="ce1" office:value-type="string">
            <text:p>1.1948e-05</text:p>
          </table:table-cell>
          <table:table-cell table:style-name="ce1" office:value-type="string">
            <text:p>1.2297e-08</text:p>
          </table:table-cell>
          <table:table-cell table:style-name="ce1" office:value-type="string">
            <text:p>5.1066e-16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R92]*1000000" office:value-type="float" office:value="1289.8">
            <text:p>1289.8</text:p>
          </table:table-cell>
          <table:table-cell table:formula="of:=[.S92]*1000000" office:value-type="float" office:value="35.081">
            <text:p>35.081</text:p>
          </table:table-cell>
          <table:table-cell table:formula="of:=[.T92]*1000000" office:value-type="float" office:value="40.379">
            <text:p>40.379</text:p>
          </table:table-cell>
          <table:table-cell table:formula="of:=[.U92]*1000000" office:value-type="float" office:value="23.071">
            <text:p>23.071</text:p>
          </table:table-cell>
          <table:table-cell table:formula="of:=[.V92]*1000000" office:value-type="float" office:value="0.0028951">
            <text:p>0.0028951</text:p>
          </table:table-cell>
          <table:table-cell table:formula="of:=[.W92]*1000000" office:value-type="float" office:value="11.904">
            <text:p>11.904</text:p>
          </table:table-cell>
          <table:table-cell table:formula="of:=[.X92]*1000000" office:value-type="float" office:value="0.015039">
            <text:p>0.015039</text:p>
          </table:table-cell>
          <table:table-cell table:formula="of:=[.Y92]*1000000" office:value-type="float" office:value="0.00000000046363">
            <text:p>4.6363E-010</text:p>
          </table:table-cell>
          <table:table-cell table:formula="of:=[.Z92]*1000000" office:value-type="float" office:value="1289.8">
            <text:p>1289.8</text:p>
          </table:table-cell>
          <table:table-cell table:formula="of:=[.AA92]*1000000" office:value-type="float" office:value="35.081">
            <text:p>35.081</text:p>
          </table:table-cell>
          <table:table-cell table:formula="of:=[.AB92]*1000000" office:value-type="float" office:value="40.379">
            <text:p>40.379</text:p>
          </table:table-cell>
          <table:table-cell table:formula="of:=[.AC92]*1000000" office:value-type="float" office:value="23.071">
            <text:p>23.071</text:p>
          </table:table-cell>
          <table:table-cell table:formula="of:=[.AD92]*1000000" office:value-type="float" office:value="0.0028951">
            <text:p>0.0028951</text:p>
          </table:table-cell>
          <table:table-cell table:formula="of:=[.AE92]*1000000" office:value-type="float" office:value="11.904">
            <text:p>11.904</text:p>
          </table:table-cell>
          <table:table-cell table:formula="of:=[.AF92]*1000000" office:value-type="float" office:value="0.015039">
            <text:p>0.015039</text:p>
          </table:table-cell>
          <table:table-cell table:formula="of:=[.AG92]*1000000" office:value-type="float" office:value="0.00000000046363">
            <text:p>4.6363E-010</text:p>
          </table:table-cell>
          <table:table-cell office:value-type="float" office:value="0.0012898">
            <text:p>0.0012898</text:p>
          </table:table-cell>
          <table:table-cell table:style-name="ce1" office:value-type="string">
            <text:p>3.5081e-05</text:p>
          </table:table-cell>
          <table:table-cell table:style-name="ce1" office:value-type="string">
            <text:p>4.0379e-05</text:p>
          </table:table-cell>
          <table:table-cell table:style-name="ce1" office:value-type="string">
            <text:p>2.3071e-05</text:p>
          </table:table-cell>
          <table:table-cell table:style-name="ce1" office:value-type="string">
            <text:p>2.8951e-09</text:p>
          </table:table-cell>
          <table:table-cell table:style-name="ce1" office:value-type="string">
            <text:p>1.1904e-05</text:p>
          </table:table-cell>
          <table:table-cell table:style-name="ce1" office:value-type="string">
            <text:p>1.5039e-08</text:p>
          </table:table-cell>
          <table:table-cell table:style-name="ce1" office:value-type="string">
            <text:p>4.6363e-16</text:p>
          </table:table-cell>
          <table:table-cell office:value-type="float" office:value="0.0012898">
            <text:p>0.0012898</text:p>
          </table:table-cell>
          <table:table-cell table:style-name="ce1" office:value-type="string">
            <text:p>3.5081e-05</text:p>
          </table:table-cell>
          <table:table-cell table:style-name="ce1" office:value-type="string">
            <text:p>4.0379e-05</text:p>
          </table:table-cell>
          <table:table-cell table:style-name="ce1" office:value-type="string">
            <text:p>2.3071e-05</text:p>
          </table:table-cell>
          <table:table-cell table:style-name="ce1" office:value-type="string">
            <text:p>2.8951e-09</text:p>
          </table:table-cell>
          <table:table-cell table:style-name="ce1" office:value-type="string">
            <text:p>1.1904e-05</text:p>
          </table:table-cell>
          <table:table-cell table:style-name="ce1" office:value-type="string">
            <text:p>1.5039e-08</text:p>
          </table:table-cell>
          <table:table-cell table:style-name="ce1" office:value-type="string">
            <text:p>4.6363e-16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R93]*1000000" office:value-type="float" office:value="1283.5">
            <text:p>1283.5</text:p>
          </table:table-cell>
          <table:table-cell table:formula="of:=[.S93]*1000000" office:value-type="float" office:value="35.501">
            <text:p>35.501</text:p>
          </table:table-cell>
          <table:table-cell table:formula="of:=[.T93]*1000000" office:value-type="float" office:value="45.055">
            <text:p>45.055</text:p>
          </table:table-cell>
          <table:table-cell table:formula="of:=[.U93]*1000000" office:value-type="float" office:value="22.768">
            <text:p>22.768</text:p>
          </table:table-cell>
          <table:table-cell table:formula="of:=[.V93]*1000000" office:value-type="float" office:value="0.0030647">
            <text:p>0.0030647</text:p>
          </table:table-cell>
          <table:table-cell table:formula="of:=[.W93]*1000000" office:value-type="float" office:value="11.829">
            <text:p>11.829</text:p>
          </table:table-cell>
          <table:table-cell table:formula="of:=[.X93]*1000000" office:value-type="float" office:value="0.018063">
            <text:p>0.018063</text:p>
          </table:table-cell>
          <table:table-cell table:formula="of:=[.Y93]*1000000" office:value-type="float" office:value="0.00000000041869">
            <text:p>4.1869E-010</text:p>
          </table:table-cell>
          <table:table-cell table:formula="of:=[.Z93]*1000000" office:value-type="float" office:value="1283.5">
            <text:p>1283.5</text:p>
          </table:table-cell>
          <table:table-cell table:formula="of:=[.AA93]*1000000" office:value-type="float" office:value="35.501">
            <text:p>35.501</text:p>
          </table:table-cell>
          <table:table-cell table:formula="of:=[.AB93]*1000000" office:value-type="float" office:value="45.055">
            <text:p>45.055</text:p>
          </table:table-cell>
          <table:table-cell table:formula="of:=[.AC93]*1000000" office:value-type="float" office:value="22.768">
            <text:p>22.768</text:p>
          </table:table-cell>
          <table:table-cell table:formula="of:=[.AD93]*1000000" office:value-type="float" office:value="0.0030647">
            <text:p>0.0030647</text:p>
          </table:table-cell>
          <table:table-cell table:formula="of:=[.AE93]*1000000" office:value-type="float" office:value="11.829">
            <text:p>11.829</text:p>
          </table:table-cell>
          <table:table-cell table:formula="of:=[.AF93]*1000000" office:value-type="float" office:value="0.018063">
            <text:p>0.018063</text:p>
          </table:table-cell>
          <table:table-cell table:formula="of:=[.AG93]*1000000" office:value-type="float" office:value="0.00000000041869">
            <text:p>4.1869E-010</text:p>
          </table:table-cell>
          <table:table-cell office:value-type="float" office:value="0.0012835">
            <text:p>0.0012835</text:p>
          </table:table-cell>
          <table:table-cell table:style-name="ce1" office:value-type="string">
            <text:p>3.5501e-05</text:p>
          </table:table-cell>
          <table:table-cell table:style-name="ce1" office:value-type="string">
            <text:p>4.5055e-05</text:p>
          </table:table-cell>
          <table:table-cell table:style-name="ce1" office:value-type="string">
            <text:p>2.2768e-05</text:p>
          </table:table-cell>
          <table:table-cell table:style-name="ce1" office:value-type="string">
            <text:p>3.0647e-09</text:p>
          </table:table-cell>
          <table:table-cell table:style-name="ce1" office:value-type="string">
            <text:p>1.1829e-05</text:p>
          </table:table-cell>
          <table:table-cell table:style-name="ce1" office:value-type="string">
            <text:p>1.8063e-08</text:p>
          </table:table-cell>
          <table:table-cell table:style-name="ce1" office:value-type="string">
            <text:p>4.1869e-16</text:p>
          </table:table-cell>
          <table:table-cell office:value-type="float" office:value="0.0012835">
            <text:p>0.0012835</text:p>
          </table:table-cell>
          <table:table-cell table:style-name="ce1" office:value-type="string">
            <text:p>3.5501e-05</text:p>
          </table:table-cell>
          <table:table-cell table:style-name="ce1" office:value-type="string">
            <text:p>4.5055e-05</text:p>
          </table:table-cell>
          <table:table-cell table:style-name="ce1" office:value-type="string">
            <text:p>2.2768e-05</text:p>
          </table:table-cell>
          <table:table-cell table:style-name="ce1" office:value-type="string">
            <text:p>3.0647e-09</text:p>
          </table:table-cell>
          <table:table-cell table:style-name="ce1" office:value-type="string">
            <text:p>1.1829e-05</text:p>
          </table:table-cell>
          <table:table-cell table:style-name="ce1" office:value-type="string">
            <text:p>1.8063e-08</text:p>
          </table:table-cell>
          <table:table-cell table:style-name="ce1" office:value-type="string">
            <text:p>4.1869e-16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R94]*1000000" office:value-type="float" office:value="1278">
            <text:p>1278</text:p>
          </table:table-cell>
          <table:table-cell table:formula="of:=[.S94]*1000000" office:value-type="float" office:value="35.355">
            <text:p>35.355</text:p>
          </table:table-cell>
          <table:table-cell table:formula="of:=[.T94]*1000000" office:value-type="float" office:value="49.6">
            <text:p>49.6</text:p>
          </table:table-cell>
          <table:table-cell table:formula="of:=[.U94]*1000000" office:value-type="float" office:value="22.496">
            <text:p>22.496</text:p>
          </table:table-cell>
          <table:table-cell table:formula="of:=[.V94]*1000000" office:value-type="float" office:value="0.0032291">
            <text:p>0.0032291</text:p>
          </table:table-cell>
          <table:table-cell table:formula="of:=[.W94]*1000000" office:value-type="float" office:value="11.741">
            <text:p>11.741</text:p>
          </table:table-cell>
          <table:table-cell table:formula="of:=[.X94]*1000000" office:value-type="float" office:value="0.021284">
            <text:p>0.021284</text:p>
          </table:table-cell>
          <table:table-cell table:formula="of:=[.Y94]*1000000" office:value-type="float" office:value="0.0000000003784">
            <text:p>3.784E-010</text:p>
          </table:table-cell>
          <table:table-cell table:formula="of:=[.Z94]*1000000" office:value-type="float" office:value="1278">
            <text:p>1278</text:p>
          </table:table-cell>
          <table:table-cell table:formula="of:=[.AA94]*1000000" office:value-type="float" office:value="35.355">
            <text:p>35.355</text:p>
          </table:table-cell>
          <table:table-cell table:formula="of:=[.AB94]*1000000" office:value-type="float" office:value="49.6">
            <text:p>49.6</text:p>
          </table:table-cell>
          <table:table-cell table:formula="of:=[.AC94]*1000000" office:value-type="float" office:value="22.496">
            <text:p>22.496</text:p>
          </table:table-cell>
          <table:table-cell table:formula="of:=[.AD94]*1000000" office:value-type="float" office:value="0.0032291">
            <text:p>0.0032291</text:p>
          </table:table-cell>
          <table:table-cell table:formula="of:=[.AE94]*1000000" office:value-type="float" office:value="11.741">
            <text:p>11.741</text:p>
          </table:table-cell>
          <table:table-cell table:formula="of:=[.AF94]*1000000" office:value-type="float" office:value="0.021284">
            <text:p>0.021284</text:p>
          </table:table-cell>
          <table:table-cell table:formula="of:=[.AG94]*1000000" office:value-type="float" office:value="0.0000000003784">
            <text:p>3.784E-010</text:p>
          </table:table-cell>
          <table:table-cell office:value-type="float" office:value="0.001278">
            <text:p>0.001278</text:p>
          </table:table-cell>
          <table:table-cell table:style-name="ce1" office:value-type="string">
            <text:p>3.5355e-05</text:p>
          </table:table-cell>
          <table:table-cell table:style-name="ce1" office:value-type="string">
            <text:p>4.96e-05</text:p>
          </table:table-cell>
          <table:table-cell table:style-name="ce1" office:value-type="string">
            <text:p>2.2496e-05</text:p>
          </table:table-cell>
          <table:table-cell table:style-name="ce1" office:value-type="string">
            <text:p>3.2291e-09</text:p>
          </table:table-cell>
          <table:table-cell table:style-name="ce1" office:value-type="string">
            <text:p>1.1741e-05</text:p>
          </table:table-cell>
          <table:table-cell table:style-name="ce1" office:value-type="string">
            <text:p>2.1284e-08</text:p>
          </table:table-cell>
          <table:table-cell table:style-name="ce1" office:value-type="string">
            <text:p>3.784e-16</text:p>
          </table:table-cell>
          <table:table-cell office:value-type="float" office:value="0.001278">
            <text:p>0.001278</text:p>
          </table:table-cell>
          <table:table-cell table:style-name="ce1" office:value-type="string">
            <text:p>3.5355e-05</text:p>
          </table:table-cell>
          <table:table-cell table:style-name="ce1" office:value-type="string">
            <text:p>4.96e-05</text:p>
          </table:table-cell>
          <table:table-cell table:style-name="ce1" office:value-type="string">
            <text:p>2.2496e-05</text:p>
          </table:table-cell>
          <table:table-cell table:style-name="ce1" office:value-type="string">
            <text:p>3.2291e-09</text:p>
          </table:table-cell>
          <table:table-cell table:style-name="ce1" office:value-type="string">
            <text:p>1.1741e-05</text:p>
          </table:table-cell>
          <table:table-cell table:style-name="ce1" office:value-type="string">
            <text:p>2.1284e-08</text:p>
          </table:table-cell>
          <table:table-cell table:style-name="ce1" office:value-type="string">
            <text:p>3.784e-16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R95]*1000000" office:value-type="float" office:value="1273.2">
            <text:p>1273.2</text:p>
          </table:table-cell>
          <table:table-cell table:formula="of:=[.S95]*1000000" office:value-type="float" office:value="34.738">
            <text:p>34.738</text:p>
          </table:table-cell>
          <table:table-cell table:formula="of:=[.T95]*1000000" office:value-type="float" office:value="53.94">
            <text:p>53.94</text:p>
          </table:table-cell>
          <table:table-cell table:formula="of:=[.U95]*1000000" office:value-type="float" office:value="22.247">
            <text:p>22.247</text:p>
          </table:table-cell>
          <table:table-cell table:formula="of:=[.V95]*1000000" office:value-type="float" office:value="0.0033887">
            <text:p>0.0033887</text:p>
          </table:table-cell>
          <table:table-cell table:formula="of:=[.W95]*1000000" office:value-type="float" office:value="11.652">
            <text:p>11.652</text:p>
          </table:table-cell>
          <table:table-cell table:formula="of:=[.X95]*1000000" office:value-type="float" office:value="0.024632">
            <text:p>0.024632</text:p>
          </table:table-cell>
          <table:table-cell table:formula="of:=[.Y95]*1000000" office:value-type="float" office:value="0.00000000034392">
            <text:p>3.4392E-010</text:p>
          </table:table-cell>
          <table:table-cell table:formula="of:=[.Z95]*1000000" office:value-type="float" office:value="1273.2">
            <text:p>1273.2</text:p>
          </table:table-cell>
          <table:table-cell table:formula="of:=[.AA95]*1000000" office:value-type="float" office:value="34.738">
            <text:p>34.738</text:p>
          </table:table-cell>
          <table:table-cell table:formula="of:=[.AB95]*1000000" office:value-type="float" office:value="53.94">
            <text:p>53.94</text:p>
          </table:table-cell>
          <table:table-cell table:formula="of:=[.AC95]*1000000" office:value-type="float" office:value="22.247">
            <text:p>22.247</text:p>
          </table:table-cell>
          <table:table-cell table:formula="of:=[.AD95]*1000000" office:value-type="float" office:value="0.0033887">
            <text:p>0.0033887</text:p>
          </table:table-cell>
          <table:table-cell table:formula="of:=[.AE95]*1000000" office:value-type="float" office:value="11.652">
            <text:p>11.652</text:p>
          </table:table-cell>
          <table:table-cell table:formula="of:=[.AF95]*1000000" office:value-type="float" office:value="0.024632">
            <text:p>0.024632</text:p>
          </table:table-cell>
          <table:table-cell table:formula="of:=[.AG95]*1000000" office:value-type="float" office:value="0.00000000034392">
            <text:p>3.4392E-010</text:p>
          </table:table-cell>
          <table:table-cell office:value-type="float" office:value="0.0012732">
            <text:p>0.0012732</text:p>
          </table:table-cell>
          <table:table-cell table:style-name="ce1" office:value-type="string">
            <text:p>3.4738e-05</text:p>
          </table:table-cell>
          <table:table-cell table:style-name="ce1" office:value-type="string">
            <text:p>5.394e-05</text:p>
          </table:table-cell>
          <table:table-cell table:style-name="ce1" office:value-type="string">
            <text:p>2.2247e-05</text:p>
          </table:table-cell>
          <table:table-cell table:style-name="ce1" office:value-type="string">
            <text:p>3.3887e-09</text:p>
          </table:table-cell>
          <table:table-cell table:style-name="ce1" office:value-type="string">
            <text:p>1.1652e-05</text:p>
          </table:table-cell>
          <table:table-cell table:style-name="ce1" office:value-type="string">
            <text:p>2.4632e-08</text:p>
          </table:table-cell>
          <table:table-cell table:style-name="ce1" office:value-type="string">
            <text:p>3.4392e-16</text:p>
          </table:table-cell>
          <table:table-cell office:value-type="float" office:value="0.0012732">
            <text:p>0.0012732</text:p>
          </table:table-cell>
          <table:table-cell table:style-name="ce1" office:value-type="string">
            <text:p>3.4738e-05</text:p>
          </table:table-cell>
          <table:table-cell table:style-name="ce1" office:value-type="string">
            <text:p>5.394e-05</text:p>
          </table:table-cell>
          <table:table-cell table:style-name="ce1" office:value-type="string">
            <text:p>2.2247e-05</text:p>
          </table:table-cell>
          <table:table-cell table:style-name="ce1" office:value-type="string">
            <text:p>3.3887e-09</text:p>
          </table:table-cell>
          <table:table-cell table:style-name="ce1" office:value-type="string">
            <text:p>1.1652e-05</text:p>
          </table:table-cell>
          <table:table-cell table:style-name="ce1" office:value-type="string">
            <text:p>2.4632e-08</text:p>
          </table:table-cell>
          <table:table-cell table:style-name="ce1" office:value-type="string">
            <text:p>3.4392e-16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R96]*1000000" office:value-type="float" office:value="1269">
            <text:p>1269</text:p>
          </table:table-cell>
          <table:table-cell table:formula="of:=[.S96]*1000000" office:value-type="float" office:value="33.767">
            <text:p>33.767</text:p>
          </table:table-cell>
          <table:table-cell table:formula="of:=[.T96]*1000000" office:value-type="float" office:value="58.021">
            <text:p>58.021</text:p>
          </table:table-cell>
          <table:table-cell table:formula="of:=[.U96]*1000000" office:value-type="float" office:value="22.016">
            <text:p>22.016</text:p>
          </table:table-cell>
          <table:table-cell table:formula="of:=[.V96]*1000000" office:value-type="float" office:value="0.0035435">
            <text:p>0.0035435</text:p>
          </table:table-cell>
          <table:table-cell table:formula="of:=[.W96]*1000000" office:value-type="float" office:value="11.567">
            <text:p>11.567</text:p>
          </table:table-cell>
          <table:table-cell table:formula="of:=[.X96]*1000000" office:value-type="float" office:value="0.028059">
            <text:p>0.028059</text:p>
          </table:table-cell>
          <table:table-cell table:formula="of:=[.Y96]*1000000" office:value-type="float" office:value="0.00000000031501">
            <text:p>3.1501E-010</text:p>
          </table:table-cell>
          <table:table-cell table:formula="of:=[.Z96]*1000000" office:value-type="float" office:value="1269">
            <text:p>1269</text:p>
          </table:table-cell>
          <table:table-cell table:formula="of:=[.AA96]*1000000" office:value-type="float" office:value="33.767">
            <text:p>33.767</text:p>
          </table:table-cell>
          <table:table-cell table:formula="of:=[.AB96]*1000000" office:value-type="float" office:value="58.021">
            <text:p>58.021</text:p>
          </table:table-cell>
          <table:table-cell table:formula="of:=[.AC96]*1000000" office:value-type="float" office:value="22.016">
            <text:p>22.016</text:p>
          </table:table-cell>
          <table:table-cell table:formula="of:=[.AD96]*1000000" office:value-type="float" office:value="0.0035435">
            <text:p>0.0035435</text:p>
          </table:table-cell>
          <table:table-cell table:formula="of:=[.AE96]*1000000" office:value-type="float" office:value="11.567">
            <text:p>11.567</text:p>
          </table:table-cell>
          <table:table-cell table:formula="of:=[.AF96]*1000000" office:value-type="float" office:value="0.028059">
            <text:p>0.028059</text:p>
          </table:table-cell>
          <table:table-cell table:formula="of:=[.AG96]*1000000" office:value-type="float" office:value="0.00000000031501">
            <text:p>3.1501E-010</text:p>
          </table:table-cell>
          <table:table-cell office:value-type="float" office:value="0.001269">
            <text:p>0.001269</text:p>
          </table:table-cell>
          <table:table-cell table:style-name="ce1" office:value-type="string">
            <text:p>3.3767e-05</text:p>
          </table:table-cell>
          <table:table-cell table:style-name="ce1" office:value-type="string">
            <text:p>5.8021e-05</text:p>
          </table:table-cell>
          <table:table-cell table:style-name="ce1" office:value-type="string">
            <text:p>2.2016e-05</text:p>
          </table:table-cell>
          <table:table-cell table:style-name="ce1" office:value-type="string">
            <text:p>3.5435e-09</text:p>
          </table:table-cell>
          <table:table-cell table:style-name="ce1" office:value-type="string">
            <text:p>1.1567e-05</text:p>
          </table:table-cell>
          <table:table-cell table:style-name="ce1" office:value-type="string">
            <text:p>2.8059e-08</text:p>
          </table:table-cell>
          <table:table-cell table:style-name="ce1" office:value-type="string">
            <text:p>3.1501e-16</text:p>
          </table:table-cell>
          <table:table-cell office:value-type="float" office:value="0.001269">
            <text:p>0.001269</text:p>
          </table:table-cell>
          <table:table-cell table:style-name="ce1" office:value-type="string">
            <text:p>3.3767e-05</text:p>
          </table:table-cell>
          <table:table-cell table:style-name="ce1" office:value-type="string">
            <text:p>5.8021e-05</text:p>
          </table:table-cell>
          <table:table-cell table:style-name="ce1" office:value-type="string">
            <text:p>2.2016e-05</text:p>
          </table:table-cell>
          <table:table-cell table:style-name="ce1" office:value-type="string">
            <text:p>3.5435e-09</text:p>
          </table:table-cell>
          <table:table-cell table:style-name="ce1" office:value-type="string">
            <text:p>1.1567e-05</text:p>
          </table:table-cell>
          <table:table-cell table:style-name="ce1" office:value-type="string">
            <text:p>2.8059e-08</text:p>
          </table:table-cell>
          <table:table-cell table:style-name="ce1" office:value-type="string">
            <text:p>3.1501e-16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R97]*1000000" office:value-type="float" office:value="1265.3">
            <text:p>1265.3</text:p>
          </table:table-cell>
          <table:table-cell table:formula="of:=[.S97]*1000000" office:value-type="float" office:value="32.548">
            <text:p>32.548</text:p>
          </table:table-cell>
          <table:table-cell table:formula="of:=[.T97]*1000000" office:value-type="float" office:value="61.813">
            <text:p>61.813</text:p>
          </table:table-cell>
          <table:table-cell table:formula="of:=[.U97]*1000000" office:value-type="float" office:value="21.799">
            <text:p>21.799</text:p>
          </table:table-cell>
          <table:table-cell table:formula="of:=[.V97]*1000000" office:value-type="float" office:value="0.0036937">
            <text:p>0.0036937</text:p>
          </table:table-cell>
          <table:table-cell table:formula="of:=[.W97]*1000000" office:value-type="float" office:value="11.488">
            <text:p>11.488</text:p>
          </table:table-cell>
          <table:table-cell table:formula="of:=[.X97]*1000000" office:value-type="float" office:value="0.031533">
            <text:p>0.031533</text:p>
          </table:table-cell>
          <table:table-cell table:formula="of:=[.Y97]*1000000" office:value-type="float" office:value="0.00000000029075">
            <text:p>2.9075E-010</text:p>
          </table:table-cell>
          <table:table-cell table:formula="of:=[.Z97]*1000000" office:value-type="float" office:value="1265.3">
            <text:p>1265.3</text:p>
          </table:table-cell>
          <table:table-cell table:formula="of:=[.AA97]*1000000" office:value-type="float" office:value="32.548">
            <text:p>32.548</text:p>
          </table:table-cell>
          <table:table-cell table:formula="of:=[.AB97]*1000000" office:value-type="float" office:value="61.813">
            <text:p>61.813</text:p>
          </table:table-cell>
          <table:table-cell table:formula="of:=[.AC97]*1000000" office:value-type="float" office:value="21.799">
            <text:p>21.799</text:p>
          </table:table-cell>
          <table:table-cell table:formula="of:=[.AD97]*1000000" office:value-type="float" office:value="0.0036937">
            <text:p>0.0036937</text:p>
          </table:table-cell>
          <table:table-cell table:formula="of:=[.AE97]*1000000" office:value-type="float" office:value="11.488">
            <text:p>11.488</text:p>
          </table:table-cell>
          <table:table-cell table:formula="of:=[.AF97]*1000000" office:value-type="float" office:value="0.031533">
            <text:p>0.031533</text:p>
          </table:table-cell>
          <table:table-cell table:formula="of:=[.AG97]*1000000" office:value-type="float" office:value="0.00000000029075">
            <text:p>2.9075E-010</text:p>
          </table:table-cell>
          <table:table-cell office:value-type="float" office:value="0.0012653">
            <text:p>0.0012653</text:p>
          </table:table-cell>
          <table:table-cell table:style-name="ce1" office:value-type="string">
            <text:p>3.2548e-05</text:p>
          </table:table-cell>
          <table:table-cell table:style-name="ce1" office:value-type="string">
            <text:p>6.1813e-05</text:p>
          </table:table-cell>
          <table:table-cell table:style-name="ce1" office:value-type="string">
            <text:p>2.1799e-05</text:p>
          </table:table-cell>
          <table:table-cell table:style-name="ce1" office:value-type="string">
            <text:p>3.6937e-09</text:p>
          </table:table-cell>
          <table:table-cell table:style-name="ce1" office:value-type="string">
            <text:p>1.1488e-05</text:p>
          </table:table-cell>
          <table:table-cell table:style-name="ce1" office:value-type="string">
            <text:p>3.1533e-08</text:p>
          </table:table-cell>
          <table:table-cell table:style-name="ce1" office:value-type="string">
            <text:p>2.9075e-16</text:p>
          </table:table-cell>
          <table:table-cell office:value-type="float" office:value="0.0012653">
            <text:p>0.0012653</text:p>
          </table:table-cell>
          <table:table-cell table:style-name="ce1" office:value-type="string">
            <text:p>3.2548e-05</text:p>
          </table:table-cell>
          <table:table-cell table:style-name="ce1" office:value-type="string">
            <text:p>6.1813e-05</text:p>
          </table:table-cell>
          <table:table-cell table:style-name="ce1" office:value-type="string">
            <text:p>2.1799e-05</text:p>
          </table:table-cell>
          <table:table-cell table:style-name="ce1" office:value-type="string">
            <text:p>3.6937e-09</text:p>
          </table:table-cell>
          <table:table-cell table:style-name="ce1" office:value-type="string">
            <text:p>1.1488e-05</text:p>
          </table:table-cell>
          <table:table-cell table:style-name="ce1" office:value-type="string">
            <text:p>3.1533e-08</text:p>
          </table:table-cell>
          <table:table-cell table:style-name="ce1" office:value-type="string">
            <text:p>2.9075e-16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R98]*1000000" office:value-type="float" office:value="1262.2">
            <text:p>1262.2</text:p>
          </table:table-cell>
          <table:table-cell table:formula="of:=[.S98]*1000000" office:value-type="float" office:value="31.174">
            <text:p>31.174</text:p>
          </table:table-cell>
          <table:table-cell table:formula="of:=[.T98]*1000000" office:value-type="float" office:value="65.299">
            <text:p>65.299</text:p>
          </table:table-cell>
          <table:table-cell table:formula="of:=[.U98]*1000000" office:value-type="float" office:value="21.596">
            <text:p>21.596</text:p>
          </table:table-cell>
          <table:table-cell table:formula="of:=[.V98]*1000000" office:value-type="float" office:value="0.0038394">
            <text:p>0.0038394</text:p>
          </table:table-cell>
          <table:table-cell table:formula="of:=[.W98]*1000000" office:value-type="float" office:value="11.413">
            <text:p>11.413</text:p>
          </table:table-cell>
          <table:table-cell table:formula="of:=[.X98]*1000000" office:value-type="float" office:value="0.035038">
            <text:p>0.035038</text:p>
          </table:table-cell>
          <table:table-cell table:formula="of:=[.Y98]*1000000" office:value-type="float" office:value="0.00000000027014">
            <text:p>2.7014E-010</text:p>
          </table:table-cell>
          <table:table-cell table:formula="of:=[.Z98]*1000000" office:value-type="float" office:value="1262.2">
            <text:p>1262.2</text:p>
          </table:table-cell>
          <table:table-cell table:formula="of:=[.AA98]*1000000" office:value-type="float" office:value="31.174">
            <text:p>31.174</text:p>
          </table:table-cell>
          <table:table-cell table:formula="of:=[.AB98]*1000000" office:value-type="float" office:value="65.299">
            <text:p>65.299</text:p>
          </table:table-cell>
          <table:table-cell table:formula="of:=[.AC98]*1000000" office:value-type="float" office:value="21.596">
            <text:p>21.596</text:p>
          </table:table-cell>
          <table:table-cell table:formula="of:=[.AD98]*1000000" office:value-type="float" office:value="0.0038394">
            <text:p>0.0038394</text:p>
          </table:table-cell>
          <table:table-cell table:formula="of:=[.AE98]*1000000" office:value-type="float" office:value="11.413">
            <text:p>11.413</text:p>
          </table:table-cell>
          <table:table-cell table:formula="of:=[.AF98]*1000000" office:value-type="float" office:value="0.035038">
            <text:p>0.035038</text:p>
          </table:table-cell>
          <table:table-cell table:formula="of:=[.AG98]*1000000" office:value-type="float" office:value="0.00000000027014">
            <text:p>2.7014E-010</text:p>
          </table:table-cell>
          <table:table-cell office:value-type="float" office:value="0.0012622">
            <text:p>0.0012622</text:p>
          </table:table-cell>
          <table:table-cell table:style-name="ce1" office:value-type="string">
            <text:p>3.1174e-05</text:p>
          </table:table-cell>
          <table:table-cell table:style-name="ce1" office:value-type="string">
            <text:p>6.5299e-05</text:p>
          </table:table-cell>
          <table:table-cell table:style-name="ce1" office:value-type="string">
            <text:p>2.1596e-05</text:p>
          </table:table-cell>
          <table:table-cell table:style-name="ce1" office:value-type="string">
            <text:p>3.8394e-09</text:p>
          </table:table-cell>
          <table:table-cell table:style-name="ce1" office:value-type="string">
            <text:p>1.1413e-05</text:p>
          </table:table-cell>
          <table:table-cell table:style-name="ce1" office:value-type="string">
            <text:p>3.5038e-08</text:p>
          </table:table-cell>
          <table:table-cell table:style-name="ce1" office:value-type="string">
            <text:p>2.7014e-16</text:p>
          </table:table-cell>
          <table:table-cell office:value-type="float" office:value="0.0012622">
            <text:p>0.0012622</text:p>
          </table:table-cell>
          <table:table-cell table:style-name="ce1" office:value-type="string">
            <text:p>3.1174e-05</text:p>
          </table:table-cell>
          <table:table-cell table:style-name="ce1" office:value-type="string">
            <text:p>6.5299e-05</text:p>
          </table:table-cell>
          <table:table-cell table:style-name="ce1" office:value-type="string">
            <text:p>2.1596e-05</text:p>
          </table:table-cell>
          <table:table-cell table:style-name="ce1" office:value-type="string">
            <text:p>3.8394e-09</text:p>
          </table:table-cell>
          <table:table-cell table:style-name="ce1" office:value-type="string">
            <text:p>1.1413e-05</text:p>
          </table:table-cell>
          <table:table-cell table:style-name="ce1" office:value-type="string">
            <text:p>3.5038e-08</text:p>
          </table:table-cell>
          <table:table-cell table:style-name="ce1" office:value-type="string">
            <text:p>2.7014e-16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R99]*1000000" office:value-type="float" office:value="1259.4">
            <text:p>1259.4</text:p>
          </table:table-cell>
          <table:table-cell table:formula="of:=[.S99]*1000000" office:value-type="float" office:value="29.717">
            <text:p>29.717</text:p>
          </table:table-cell>
          <table:table-cell table:formula="of:=[.T99]*1000000" office:value-type="float" office:value="68.48">
            <text:p>68.48</text:p>
          </table:table-cell>
          <table:table-cell table:formula="of:=[.U99]*1000000" office:value-type="float" office:value="21.402">
            <text:p>21.402</text:p>
          </table:table-cell>
          <table:table-cell table:formula="of:=[.V99]*1000000" office:value-type="float" office:value="0.0039809">
            <text:p>0.0039809</text:p>
          </table:table-cell>
          <table:table-cell table:formula="of:=[.W99]*1000000" office:value-type="float" office:value="11.34">
            <text:p>11.34</text:p>
          </table:table-cell>
          <table:table-cell table:formula="of:=[.X99]*1000000" office:value-type="float" office:value="0.038563">
            <text:p>0.038563</text:p>
          </table:table-cell>
          <table:table-cell table:formula="of:=[.Y99]*1000000" office:value-type="float" office:value="0.00000000025236">
            <text:p>2.5236E-010</text:p>
          </table:table-cell>
          <table:table-cell table:formula="of:=[.Z99]*1000000" office:value-type="float" office:value="1259.4">
            <text:p>1259.4</text:p>
          </table:table-cell>
          <table:table-cell table:formula="of:=[.AA99]*1000000" office:value-type="float" office:value="29.717">
            <text:p>29.717</text:p>
          </table:table-cell>
          <table:table-cell table:formula="of:=[.AB99]*1000000" office:value-type="float" office:value="68.48">
            <text:p>68.48</text:p>
          </table:table-cell>
          <table:table-cell table:formula="of:=[.AC99]*1000000" office:value-type="float" office:value="21.402">
            <text:p>21.402</text:p>
          </table:table-cell>
          <table:table-cell table:formula="of:=[.AD99]*1000000" office:value-type="float" office:value="0.0039809">
            <text:p>0.0039809</text:p>
          </table:table-cell>
          <table:table-cell table:formula="of:=[.AE99]*1000000" office:value-type="float" office:value="11.34">
            <text:p>11.34</text:p>
          </table:table-cell>
          <table:table-cell table:formula="of:=[.AF99]*1000000" office:value-type="float" office:value="0.038563">
            <text:p>0.038563</text:p>
          </table:table-cell>
          <table:table-cell table:formula="of:=[.AG99]*1000000" office:value-type="float" office:value="0.00000000025236">
            <text:p>2.5236E-010</text:p>
          </table:table-cell>
          <table:table-cell office:value-type="float" office:value="0.0012594">
            <text:p>0.0012594</text:p>
          </table:table-cell>
          <table:table-cell table:style-name="ce1" office:value-type="string">
            <text:p>2.9717e-05</text:p>
          </table:table-cell>
          <table:table-cell table:style-name="ce1" office:value-type="string">
            <text:p>6.848e-05</text:p>
          </table:table-cell>
          <table:table-cell table:style-name="ce1" office:value-type="string">
            <text:p>2.1402e-05</text:p>
          </table:table-cell>
          <table:table-cell table:style-name="ce1" office:value-type="string">
            <text:p>3.9809e-09</text:p>
          </table:table-cell>
          <table:table-cell table:style-name="ce1" office:value-type="string">
            <text:p>1.134e-05</text:p>
          </table:table-cell>
          <table:table-cell table:style-name="ce1" office:value-type="string">
            <text:p>3.8563e-08</text:p>
          </table:table-cell>
          <table:table-cell table:style-name="ce1" office:value-type="string">
            <text:p>2.5236e-16</text:p>
          </table:table-cell>
          <table:table-cell office:value-type="float" office:value="0.0012594">
            <text:p>0.0012594</text:p>
          </table:table-cell>
          <table:table-cell table:style-name="ce1" office:value-type="string">
            <text:p>2.9717e-05</text:p>
          </table:table-cell>
          <table:table-cell table:style-name="ce1" office:value-type="string">
            <text:p>6.848e-05</text:p>
          </table:table-cell>
          <table:table-cell table:style-name="ce1" office:value-type="string">
            <text:p>2.1402e-05</text:p>
          </table:table-cell>
          <table:table-cell table:style-name="ce1" office:value-type="string">
            <text:p>3.9809e-09</text:p>
          </table:table-cell>
          <table:table-cell table:style-name="ce1" office:value-type="string">
            <text:p>1.134e-05</text:p>
          </table:table-cell>
          <table:table-cell table:style-name="ce1" office:value-type="string">
            <text:p>3.8563e-08</text:p>
          </table:table-cell>
          <table:table-cell table:style-name="ce1" office:value-type="string">
            <text:p>2.5236e-16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R100]*1000000" office:value-type="float" office:value="1257">
            <text:p>1257</text:p>
          </table:table-cell>
          <table:table-cell table:formula="of:=[.S100]*1000000" office:value-type="float" office:value="28.232">
            <text:p>28.232</text:p>
          </table:table-cell>
          <table:table-cell table:formula="of:=[.T100]*1000000" office:value-type="float" office:value="71.363">
            <text:p>71.363</text:p>
          </table:table-cell>
          <table:table-cell table:formula="of:=[.U100]*1000000" office:value-type="float" office:value="21.219">
            <text:p>21.219</text:p>
          </table:table-cell>
          <table:table-cell table:formula="of:=[.V100]*1000000" office:value-type="float" office:value="0.0041182">
            <text:p>0.0041182</text:p>
          </table:table-cell>
          <table:table-cell table:formula="of:=[.W100]*1000000" office:value-type="float" office:value="11.267">
            <text:p>11.267</text:p>
          </table:table-cell>
          <table:table-cell table:formula="of:=[.X100]*1000000" office:value-type="float" office:value="0.042101">
            <text:p>0.042101</text:p>
          </table:table-cell>
          <table:table-cell table:formula="of:=[.Y100]*1000000" office:value-type="float" office:value="0.00000000023676">
            <text:p>2.3676E-010</text:p>
          </table:table-cell>
          <table:table-cell table:formula="of:=[.Z100]*1000000" office:value-type="float" office:value="1257">
            <text:p>1257</text:p>
          </table:table-cell>
          <table:table-cell table:formula="of:=[.AA100]*1000000" office:value-type="float" office:value="28.232">
            <text:p>28.232</text:p>
          </table:table-cell>
          <table:table-cell table:formula="of:=[.AB100]*1000000" office:value-type="float" office:value="71.363">
            <text:p>71.363</text:p>
          </table:table-cell>
          <table:table-cell table:formula="of:=[.AC100]*1000000" office:value-type="float" office:value="21.219">
            <text:p>21.219</text:p>
          </table:table-cell>
          <table:table-cell table:formula="of:=[.AD100]*1000000" office:value-type="float" office:value="0.0041182">
            <text:p>0.0041182</text:p>
          </table:table-cell>
          <table:table-cell table:formula="of:=[.AE100]*1000000" office:value-type="float" office:value="11.267">
            <text:p>11.267</text:p>
          </table:table-cell>
          <table:table-cell table:formula="of:=[.AF100]*1000000" office:value-type="float" office:value="0.042101">
            <text:p>0.042101</text:p>
          </table:table-cell>
          <table:table-cell table:formula="of:=[.AG100]*1000000" office:value-type="float" office:value="0.00000000023676">
            <text:p>2.3676E-010</text:p>
          </table:table-cell>
          <table:table-cell office:value-type="float" office:value="0.001257">
            <text:p>0.001257</text:p>
          </table:table-cell>
          <table:table-cell table:style-name="ce1" office:value-type="string">
            <text:p>2.8232e-05</text:p>
          </table:table-cell>
          <table:table-cell table:style-name="ce1" office:value-type="string">
            <text:p>7.1363e-05</text:p>
          </table:table-cell>
          <table:table-cell table:style-name="ce1" office:value-type="string">
            <text:p>2.1219e-05</text:p>
          </table:table-cell>
          <table:table-cell table:style-name="ce1" office:value-type="string">
            <text:p>4.1182e-09</text:p>
          </table:table-cell>
          <table:table-cell table:style-name="ce1" office:value-type="string">
            <text:p>1.1267e-05</text:p>
          </table:table-cell>
          <table:table-cell table:style-name="ce1" office:value-type="string">
            <text:p>4.2101e-08</text:p>
          </table:table-cell>
          <table:table-cell table:style-name="ce1" office:value-type="string">
            <text:p>2.3676e-16</text:p>
          </table:table-cell>
          <table:table-cell office:value-type="float" office:value="0.001257">
            <text:p>0.001257</text:p>
          </table:table-cell>
          <table:table-cell table:style-name="ce1" office:value-type="string">
            <text:p>2.8232e-05</text:p>
          </table:table-cell>
          <table:table-cell table:style-name="ce1" office:value-type="string">
            <text:p>7.1363e-05</text:p>
          </table:table-cell>
          <table:table-cell table:style-name="ce1" office:value-type="string">
            <text:p>2.1219e-05</text:p>
          </table:table-cell>
          <table:table-cell table:style-name="ce1" office:value-type="string">
            <text:p>4.1182e-09</text:p>
          </table:table-cell>
          <table:table-cell table:style-name="ce1" office:value-type="string">
            <text:p>1.1267e-05</text:p>
          </table:table-cell>
          <table:table-cell table:style-name="ce1" office:value-type="string">
            <text:p>4.2101e-08</text:p>
          </table:table-cell>
          <table:table-cell table:style-name="ce1" office:value-type="string">
            <text:p>2.3676e-16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R101]*1000000" office:value-type="float" office:value="1254.8">
            <text:p>1254.8</text:p>
          </table:table-cell>
          <table:table-cell table:formula="of:=[.S101]*1000000" office:value-type="float" office:value="26.76">
            <text:p>26.76</text:p>
          </table:table-cell>
          <table:table-cell table:formula="of:=[.T101]*1000000" office:value-type="float" office:value="73.963">
            <text:p>73.963</text:p>
          </table:table-cell>
          <table:table-cell table:formula="of:=[.U101]*1000000" office:value-type="float" office:value="21.044">
            <text:p>21.044</text:p>
          </table:table-cell>
          <table:table-cell table:formula="of:=[.V101]*1000000" office:value-type="float" office:value="0.0042515">
            <text:p>0.0042515</text:p>
          </table:table-cell>
          <table:table-cell table:formula="of:=[.W101]*1000000" office:value-type="float" office:value="11.193">
            <text:p>11.193</text:p>
          </table:table-cell>
          <table:table-cell table:formula="of:=[.X101]*1000000" office:value-type="float" office:value="0.045649">
            <text:p>0.045649</text:p>
          </table:table-cell>
          <table:table-cell table:formula="of:=[.Y101]*1000000" office:value-type="float" office:value="0.00000000022288">
            <text:p>2.2288E-010</text:p>
          </table:table-cell>
          <table:table-cell table:formula="of:=[.Z101]*1000000" office:value-type="float" office:value="1254.8">
            <text:p>1254.8</text:p>
          </table:table-cell>
          <table:table-cell table:formula="of:=[.AA101]*1000000" office:value-type="float" office:value="26.76">
            <text:p>26.76</text:p>
          </table:table-cell>
          <table:table-cell table:formula="of:=[.AB101]*1000000" office:value-type="float" office:value="73.963">
            <text:p>73.963</text:p>
          </table:table-cell>
          <table:table-cell table:formula="of:=[.AC101]*1000000" office:value-type="float" office:value="21.044">
            <text:p>21.044</text:p>
          </table:table-cell>
          <table:table-cell table:formula="of:=[.AD101]*1000000" office:value-type="float" office:value="0.0042515">
            <text:p>0.0042515</text:p>
          </table:table-cell>
          <table:table-cell table:formula="of:=[.AE101]*1000000" office:value-type="float" office:value="11.193">
            <text:p>11.193</text:p>
          </table:table-cell>
          <table:table-cell table:formula="of:=[.AF101]*1000000" office:value-type="float" office:value="0.045649">
            <text:p>0.045649</text:p>
          </table:table-cell>
          <table:table-cell table:formula="of:=[.AG101]*1000000" office:value-type="float" office:value="0.00000000022288">
            <text:p>2.2288E-010</text:p>
          </table:table-cell>
          <table:table-cell office:value-type="float" office:value="0.0012548">
            <text:p>0.0012548</text:p>
          </table:table-cell>
          <table:table-cell table:style-name="ce1" office:value-type="string">
            <text:p>2.676e-05</text:p>
          </table:table-cell>
          <table:table-cell table:style-name="ce1" office:value-type="string">
            <text:p>7.3963e-05</text:p>
          </table:table-cell>
          <table:table-cell table:style-name="ce1" office:value-type="string">
            <text:p>2.1044e-05</text:p>
          </table:table-cell>
          <table:table-cell table:style-name="ce1" office:value-type="string">
            <text:p>4.2515e-09</text:p>
          </table:table-cell>
          <table:table-cell table:style-name="ce1" office:value-type="string">
            <text:p>1.1193e-05</text:p>
          </table:table-cell>
          <table:table-cell table:style-name="ce1" office:value-type="string">
            <text:p>4.5649e-08</text:p>
          </table:table-cell>
          <table:table-cell table:style-name="ce1" office:value-type="string">
            <text:p>2.2288e-16</text:p>
          </table:table-cell>
          <table:table-cell office:value-type="float" office:value="0.0012548">
            <text:p>0.0012548</text:p>
          </table:table-cell>
          <table:table-cell table:style-name="ce1" office:value-type="string">
            <text:p>2.676e-05</text:p>
          </table:table-cell>
          <table:table-cell table:style-name="ce1" office:value-type="string">
            <text:p>7.3963e-05</text:p>
          </table:table-cell>
          <table:table-cell table:style-name="ce1" office:value-type="string">
            <text:p>2.1044e-05</text:p>
          </table:table-cell>
          <table:table-cell table:style-name="ce1" office:value-type="string">
            <text:p>4.2515e-09</text:p>
          </table:table-cell>
          <table:table-cell table:style-name="ce1" office:value-type="string">
            <text:p>1.1193e-05</text:p>
          </table:table-cell>
          <table:table-cell table:style-name="ce1" office:value-type="string">
            <text:p>4.5649e-08</text:p>
          </table:table-cell>
          <table:table-cell table:style-name="ce1" office:value-type="string">
            <text:p>2.2288e-16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R102]*1000000" office:value-type="float" office:value="1252.9">
            <text:p>1252.9</text:p>
          </table:table-cell>
          <table:table-cell table:formula="of:=[.S102]*1000000" office:value-type="float" office:value="25.328">
            <text:p>25.328</text:p>
          </table:table-cell>
          <table:table-cell table:formula="of:=[.T102]*1000000" office:value-type="float" office:value="76.299">
            <text:p>76.299</text:p>
          </table:table-cell>
          <table:table-cell table:formula="of:=[.U102]*1000000" office:value-type="float" office:value="20.878">
            <text:p>20.878</text:p>
          </table:table-cell>
          <table:table-cell table:formula="of:=[.V102]*1000000" office:value-type="float" office:value="0.0043809">
            <text:p>0.0043809</text:p>
          </table:table-cell>
          <table:table-cell table:formula="of:=[.W102]*1000000" office:value-type="float" office:value="11.118">
            <text:p>11.118</text:p>
          </table:table-cell>
          <table:table-cell table:formula="of:=[.X102]*1000000" office:value-type="float" office:value="0.049205">
            <text:p>0.049205</text:p>
          </table:table-cell>
          <table:table-cell table:formula="of:=[.Y102]*1000000" office:value-type="float" office:value="0.00000000021038">
            <text:p>2.1038E-010</text:p>
          </table:table-cell>
          <table:table-cell table:formula="of:=[.Z102]*1000000" office:value-type="float" office:value="1252.9">
            <text:p>1252.9</text:p>
          </table:table-cell>
          <table:table-cell table:formula="of:=[.AA102]*1000000" office:value-type="float" office:value="25.328">
            <text:p>25.328</text:p>
          </table:table-cell>
          <table:table-cell table:formula="of:=[.AB102]*1000000" office:value-type="float" office:value="76.299">
            <text:p>76.299</text:p>
          </table:table-cell>
          <table:table-cell table:formula="of:=[.AC102]*1000000" office:value-type="float" office:value="20.878">
            <text:p>20.878</text:p>
          </table:table-cell>
          <table:table-cell table:formula="of:=[.AD102]*1000000" office:value-type="float" office:value="0.0043809">
            <text:p>0.0043809</text:p>
          </table:table-cell>
          <table:table-cell table:formula="of:=[.AE102]*1000000" office:value-type="float" office:value="11.118">
            <text:p>11.118</text:p>
          </table:table-cell>
          <table:table-cell table:formula="of:=[.AF102]*1000000" office:value-type="float" office:value="0.049205">
            <text:p>0.049205</text:p>
          </table:table-cell>
          <table:table-cell table:formula="of:=[.AG102]*1000000" office:value-type="float" office:value="0.00000000021038">
            <text:p>2.1038E-010</text:p>
          </table:table-cell>
          <table:table-cell office:value-type="float" office:value="0.0012529">
            <text:p>0.0012529</text:p>
          </table:table-cell>
          <table:table-cell table:style-name="ce1" office:value-type="string">
            <text:p>2.5328e-05</text:p>
          </table:table-cell>
          <table:table-cell table:style-name="ce1" office:value-type="string">
            <text:p>7.6299e-05</text:p>
          </table:table-cell>
          <table:table-cell table:style-name="ce1" office:value-type="string">
            <text:p>2.0878e-05</text:p>
          </table:table-cell>
          <table:table-cell table:style-name="ce1" office:value-type="string">
            <text:p>4.3809e-09</text:p>
          </table:table-cell>
          <table:table-cell table:style-name="ce1" office:value-type="string">
            <text:p>1.1118e-05</text:p>
          </table:table-cell>
          <table:table-cell table:style-name="ce1" office:value-type="string">
            <text:p>4.9205e-08</text:p>
          </table:table-cell>
          <table:table-cell table:style-name="ce1" office:value-type="string">
            <text:p>2.1038e-16</text:p>
          </table:table-cell>
          <table:table-cell office:value-type="float" office:value="0.0012529">
            <text:p>0.0012529</text:p>
          </table:table-cell>
          <table:table-cell table:style-name="ce1" office:value-type="string">
            <text:p>2.5328e-05</text:p>
          </table:table-cell>
          <table:table-cell table:style-name="ce1" office:value-type="string">
            <text:p>7.6299e-05</text:p>
          </table:table-cell>
          <table:table-cell table:style-name="ce1" office:value-type="string">
            <text:p>2.0878e-05</text:p>
          </table:table-cell>
          <table:table-cell table:style-name="ce1" office:value-type="string">
            <text:p>4.3809e-09</text:p>
          </table:table-cell>
          <table:table-cell table:style-name="ce1" office:value-type="string">
            <text:p>1.1118e-05</text:p>
          </table:table-cell>
          <table:table-cell table:style-name="ce1" office:value-type="string">
            <text:p>4.9205e-08</text:p>
          </table:table-cell>
          <table:table-cell table:style-name="ce1" office:value-type="string">
            <text:p>2.1038e-16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R103]*1000000" office:value-type="float" office:value="1251.2">
            <text:p>1251.2</text:p>
          </table:table-cell>
          <table:table-cell table:formula="of:=[.S103]*1000000" office:value-type="float" office:value="23.954">
            <text:p>23.954</text:p>
          </table:table-cell>
          <table:table-cell table:formula="of:=[.T103]*1000000" office:value-type="float" office:value="78.392">
            <text:p>78.392</text:p>
          </table:table-cell>
          <table:table-cell table:formula="of:=[.U103]*1000000" office:value-type="float" office:value="20.719">
            <text:p>20.719</text:p>
          </table:table-cell>
          <table:table-cell table:formula="of:=[.V103]*1000000" office:value-type="float" office:value="0.0045067">
            <text:p>0.0045067</text:p>
          </table:table-cell>
          <table:table-cell table:formula="of:=[.W103]*1000000" office:value-type="float" office:value="11.039">
            <text:p>11.039</text:p>
          </table:table-cell>
          <table:table-cell table:formula="of:=[.X103]*1000000" office:value-type="float" office:value="0.052767">
            <text:p>0.052767</text:p>
          </table:table-cell>
          <table:table-cell table:formula="of:=[.Y103]*1000000" office:value-type="float" office:value="0.00000000019902">
            <text:p>1.9902E-010</text:p>
          </table:table-cell>
          <table:table-cell table:formula="of:=[.Z103]*1000000" office:value-type="float" office:value="1251.2">
            <text:p>1251.2</text:p>
          </table:table-cell>
          <table:table-cell table:formula="of:=[.AA103]*1000000" office:value-type="float" office:value="23.954">
            <text:p>23.954</text:p>
          </table:table-cell>
          <table:table-cell table:formula="of:=[.AB103]*1000000" office:value-type="float" office:value="78.392">
            <text:p>78.392</text:p>
          </table:table-cell>
          <table:table-cell table:formula="of:=[.AC103]*1000000" office:value-type="float" office:value="20.719">
            <text:p>20.719</text:p>
          </table:table-cell>
          <table:table-cell table:formula="of:=[.AD103]*1000000" office:value-type="float" office:value="0.0045067">
            <text:p>0.0045067</text:p>
          </table:table-cell>
          <table:table-cell table:formula="of:=[.AE103]*1000000" office:value-type="float" office:value="11.039">
            <text:p>11.039</text:p>
          </table:table-cell>
          <table:table-cell table:formula="of:=[.AF103]*1000000" office:value-type="float" office:value="0.052767">
            <text:p>0.052767</text:p>
          </table:table-cell>
          <table:table-cell table:formula="of:=[.AG103]*1000000" office:value-type="float" office:value="0.00000000019902">
            <text:p>1.9902E-010</text:p>
          </table:table-cell>
          <table:table-cell office:value-type="float" office:value="0.0012512">
            <text:p>0.0012512</text:p>
          </table:table-cell>
          <table:table-cell table:style-name="ce1" office:value-type="string">
            <text:p>2.3954e-05</text:p>
          </table:table-cell>
          <table:table-cell table:style-name="ce1" office:value-type="string">
            <text:p>7.8392e-05</text:p>
          </table:table-cell>
          <table:table-cell table:style-name="ce1" office:value-type="string">
            <text:p>2.0719e-05</text:p>
          </table:table-cell>
          <table:table-cell table:style-name="ce1" office:value-type="string">
            <text:p>4.5067e-09</text:p>
          </table:table-cell>
          <table:table-cell table:style-name="ce1" office:value-type="string">
            <text:p>1.1039e-05</text:p>
          </table:table-cell>
          <table:table-cell table:style-name="ce1" office:value-type="string">
            <text:p>5.2767e-08</text:p>
          </table:table-cell>
          <table:table-cell table:style-name="ce1" office:value-type="string">
            <text:p>1.9902e-16</text:p>
          </table:table-cell>
          <table:table-cell office:value-type="float" office:value="0.0012512">
            <text:p>0.0012512</text:p>
          </table:table-cell>
          <table:table-cell table:style-name="ce1" office:value-type="string">
            <text:p>2.3954e-05</text:p>
          </table:table-cell>
          <table:table-cell table:style-name="ce1" office:value-type="string">
            <text:p>7.8392e-05</text:p>
          </table:table-cell>
          <table:table-cell table:style-name="ce1" office:value-type="string">
            <text:p>2.0719e-05</text:p>
          </table:table-cell>
          <table:table-cell table:style-name="ce1" office:value-type="string">
            <text:p>4.5067e-09</text:p>
          </table:table-cell>
          <table:table-cell table:style-name="ce1" office:value-type="string">
            <text:p>1.1039e-05</text:p>
          </table:table-cell>
          <table:table-cell table:style-name="ce1" office:value-type="string">
            <text:p>5.2767e-08</text:p>
          </table:table-cell>
          <table:table-cell table:style-name="ce1" office:value-type="string">
            <text:p>1.9902e-16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R104]*1000000" office:value-type="float" office:value="1249.7">
            <text:p>1249.7</text:p>
          </table:table-cell>
          <table:table-cell table:formula="of:=[.S104]*1000000" office:value-type="float" office:value="22.648">
            <text:p>22.648</text:p>
          </table:table-cell>
          <table:table-cell table:formula="of:=[.T104]*1000000" office:value-type="float" office:value="80.262">
            <text:p>80.262</text:p>
          </table:table-cell>
          <table:table-cell table:formula="of:=[.U104]*1000000" office:value-type="float" office:value="20.567">
            <text:p>20.567</text:p>
          </table:table-cell>
          <table:table-cell table:formula="of:=[.V104]*1000000" office:value-type="float" office:value="0.0046289">
            <text:p>0.0046289</text:p>
          </table:table-cell>
          <table:table-cell table:formula="of:=[.W104]*1000000" office:value-type="float" office:value="10.958">
            <text:p>10.958</text:p>
          </table:table-cell>
          <table:table-cell table:formula="of:=[.X104]*1000000" office:value-type="float" office:value="0.056336">
            <text:p>0.056336</text:p>
          </table:table-cell>
          <table:table-cell table:formula="of:=[.Y104]*1000000" office:value-type="float" office:value="0.00000000018862">
            <text:p>1.8862E-010</text:p>
          </table:table-cell>
          <table:table-cell table:formula="of:=[.Z104]*1000000" office:value-type="float" office:value="1249.7">
            <text:p>1249.7</text:p>
          </table:table-cell>
          <table:table-cell table:formula="of:=[.AA104]*1000000" office:value-type="float" office:value="22.648">
            <text:p>22.648</text:p>
          </table:table-cell>
          <table:table-cell table:formula="of:=[.AB104]*1000000" office:value-type="float" office:value="80.262">
            <text:p>80.262</text:p>
          </table:table-cell>
          <table:table-cell table:formula="of:=[.AC104]*1000000" office:value-type="float" office:value="20.567">
            <text:p>20.567</text:p>
          </table:table-cell>
          <table:table-cell table:formula="of:=[.AD104]*1000000" office:value-type="float" office:value="0.0046289">
            <text:p>0.0046289</text:p>
          </table:table-cell>
          <table:table-cell table:formula="of:=[.AE104]*1000000" office:value-type="float" office:value="10.958">
            <text:p>10.958</text:p>
          </table:table-cell>
          <table:table-cell table:formula="of:=[.AF104]*1000000" office:value-type="float" office:value="0.056336">
            <text:p>0.056336</text:p>
          </table:table-cell>
          <table:table-cell table:formula="of:=[.AG104]*1000000" office:value-type="float" office:value="0.00000000018862">
            <text:p>1.8862E-010</text:p>
          </table:table-cell>
          <table:table-cell office:value-type="float" office:value="0.0012497">
            <text:p>0.0012497</text:p>
          </table:table-cell>
          <table:table-cell table:style-name="ce1" office:value-type="string">
            <text:p>2.2648e-05</text:p>
          </table:table-cell>
          <table:table-cell table:style-name="ce1" office:value-type="string">
            <text:p>8.0262e-05</text:p>
          </table:table-cell>
          <table:table-cell table:style-name="ce1" office:value-type="string">
            <text:p>2.0567e-05</text:p>
          </table:table-cell>
          <table:table-cell table:style-name="ce1" office:value-type="string">
            <text:p>4.6289e-09</text:p>
          </table:table-cell>
          <table:table-cell table:style-name="ce1" office:value-type="string">
            <text:p>1.0958e-05</text:p>
          </table:table-cell>
          <table:table-cell table:style-name="ce1" office:value-type="string">
            <text:p>5.6336e-08</text:p>
          </table:table-cell>
          <table:table-cell table:style-name="ce1" office:value-type="string">
            <text:p>1.8862e-16</text:p>
          </table:table-cell>
          <table:table-cell office:value-type="float" office:value="0.0012497">
            <text:p>0.0012497</text:p>
          </table:table-cell>
          <table:table-cell table:style-name="ce1" office:value-type="string">
            <text:p>2.2648e-05</text:p>
          </table:table-cell>
          <table:table-cell table:style-name="ce1" office:value-type="string">
            <text:p>8.0262e-05</text:p>
          </table:table-cell>
          <table:table-cell table:style-name="ce1" office:value-type="string">
            <text:p>2.0567e-05</text:p>
          </table:table-cell>
          <table:table-cell table:style-name="ce1" office:value-type="string">
            <text:p>4.6289e-09</text:p>
          </table:table-cell>
          <table:table-cell table:style-name="ce1" office:value-type="string">
            <text:p>1.0958e-05</text:p>
          </table:table-cell>
          <table:table-cell table:style-name="ce1" office:value-type="string">
            <text:p>5.6336e-08</text:p>
          </table:table-cell>
          <table:table-cell table:style-name="ce1" office:value-type="string">
            <text:p>1.8862e-16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R105]*1000000" office:value-type="float" office:value="1248.3">
            <text:p>1248.3</text:p>
          </table:table-cell>
          <table:table-cell table:formula="of:=[.S105]*1000000" office:value-type="float" office:value="21.417">
            <text:p>21.417</text:p>
          </table:table-cell>
          <table:table-cell table:formula="of:=[.T105]*1000000" office:value-type="float" office:value="81.93">
            <text:p>81.93</text:p>
          </table:table-cell>
          <table:table-cell table:formula="of:=[.U105]*1000000" office:value-type="float" office:value="20.423">
            <text:p>20.423</text:p>
          </table:table-cell>
          <table:table-cell table:formula="of:=[.V105]*1000000" office:value-type="float" office:value="0.0047477">
            <text:p>0.0047477</text:p>
          </table:table-cell>
          <table:table-cell table:formula="of:=[.W105]*1000000" office:value-type="float" office:value="10.873">
            <text:p>10.873</text:p>
          </table:table-cell>
          <table:table-cell table:formula="of:=[.X105]*1000000" office:value-type="float" office:value="0.05991">
            <text:p>0.05991</text:p>
          </table:table-cell>
          <table:table-cell table:formula="of:=[.Y105]*1000000" office:value-type="float" office:value="0.00000000017902">
            <text:p>1.7902E-010</text:p>
          </table:table-cell>
          <table:table-cell table:formula="of:=[.Z105]*1000000" office:value-type="float" office:value="1248.3">
            <text:p>1248.3</text:p>
          </table:table-cell>
          <table:table-cell table:formula="of:=[.AA105]*1000000" office:value-type="float" office:value="21.417">
            <text:p>21.417</text:p>
          </table:table-cell>
          <table:table-cell table:formula="of:=[.AB105]*1000000" office:value-type="float" office:value="81.93">
            <text:p>81.93</text:p>
          </table:table-cell>
          <table:table-cell table:formula="of:=[.AC105]*1000000" office:value-type="float" office:value="20.423">
            <text:p>20.423</text:p>
          </table:table-cell>
          <table:table-cell table:formula="of:=[.AD105]*1000000" office:value-type="float" office:value="0.0047477">
            <text:p>0.0047477</text:p>
          </table:table-cell>
          <table:table-cell table:formula="of:=[.AE105]*1000000" office:value-type="float" office:value="10.873">
            <text:p>10.873</text:p>
          </table:table-cell>
          <table:table-cell table:formula="of:=[.AF105]*1000000" office:value-type="float" office:value="0.05991">
            <text:p>0.05991</text:p>
          </table:table-cell>
          <table:table-cell table:formula="of:=[.AG105]*1000000" office:value-type="float" office:value="0.00000000017902">
            <text:p>1.7902E-010</text:p>
          </table:table-cell>
          <table:table-cell office:value-type="float" office:value="0.0012483">
            <text:p>0.0012483</text:p>
          </table:table-cell>
          <table:table-cell table:style-name="ce1" office:value-type="string">
            <text:p>2.1417e-05</text:p>
          </table:table-cell>
          <table:table-cell table:style-name="ce1" office:value-type="string">
            <text:p>8.193e-05</text:p>
          </table:table-cell>
          <table:table-cell table:style-name="ce1" office:value-type="string">
            <text:p>2.0423e-05</text:p>
          </table:table-cell>
          <table:table-cell table:style-name="ce1" office:value-type="string">
            <text:p>4.7477e-09</text:p>
          </table:table-cell>
          <table:table-cell table:style-name="ce1" office:value-type="string">
            <text:p>1.0873e-05</text:p>
          </table:table-cell>
          <table:table-cell table:style-name="ce1" office:value-type="string">
            <text:p>5.991e-08</text:p>
          </table:table-cell>
          <table:table-cell table:style-name="ce1" office:value-type="string">
            <text:p>1.7902e-16</text:p>
          </table:table-cell>
          <table:table-cell office:value-type="float" office:value="0.0012483">
            <text:p>0.0012483</text:p>
          </table:table-cell>
          <table:table-cell table:style-name="ce1" office:value-type="string">
            <text:p>2.1417e-05</text:p>
          </table:table-cell>
          <table:table-cell table:style-name="ce1" office:value-type="string">
            <text:p>8.193e-05</text:p>
          </table:table-cell>
          <table:table-cell table:style-name="ce1" office:value-type="string">
            <text:p>2.0423e-05</text:p>
          </table:table-cell>
          <table:table-cell table:style-name="ce1" office:value-type="string">
            <text:p>4.7477e-09</text:p>
          </table:table-cell>
          <table:table-cell table:style-name="ce1" office:value-type="string">
            <text:p>1.0873e-05</text:p>
          </table:table-cell>
          <table:table-cell table:style-name="ce1" office:value-type="string">
            <text:p>5.991e-08</text:p>
          </table:table-cell>
          <table:table-cell table:style-name="ce1" office:value-type="string">
            <text:p>1.7902e-16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R106]*1000000" office:value-type="float" office:value="1247">
            <text:p>1247</text:p>
          </table:table-cell>
          <table:table-cell table:formula="of:=[.S106]*1000000" office:value-type="float" office:value="20.263">
            <text:p>20.263</text:p>
          </table:table-cell>
          <table:table-cell table:formula="of:=[.T106]*1000000" office:value-type="float" office:value="83.418">
            <text:p>83.418</text:p>
          </table:table-cell>
          <table:table-cell table:formula="of:=[.U106]*1000000" office:value-type="float" office:value="20.285">
            <text:p>20.285</text:p>
          </table:table-cell>
          <table:table-cell table:formula="of:=[.V106]*1000000" office:value-type="float" office:value="0.0048632">
            <text:p>0.0048632</text:p>
          </table:table-cell>
          <table:table-cell table:formula="of:=[.W106]*1000000" office:value-type="float" office:value="10.786">
            <text:p>10.786</text:p>
          </table:table-cell>
          <table:table-cell table:formula="of:=[.X106]*1000000" office:value-type="float" office:value="0.063489">
            <text:p>0.063489</text:p>
          </table:table-cell>
          <table:table-cell table:formula="of:=[.Y106]*1000000" office:value-type="float" office:value="0.00000000017014">
            <text:p>1.7014E-010</text:p>
          </table:table-cell>
          <table:table-cell table:formula="of:=[.Z106]*1000000" office:value-type="float" office:value="1247">
            <text:p>1247</text:p>
          </table:table-cell>
          <table:table-cell table:formula="of:=[.AA106]*1000000" office:value-type="float" office:value="20.263">
            <text:p>20.263</text:p>
          </table:table-cell>
          <table:table-cell table:formula="of:=[.AB106]*1000000" office:value-type="float" office:value="83.418">
            <text:p>83.418</text:p>
          </table:table-cell>
          <table:table-cell table:formula="of:=[.AC106]*1000000" office:value-type="float" office:value="20.285">
            <text:p>20.285</text:p>
          </table:table-cell>
          <table:table-cell table:formula="of:=[.AD106]*1000000" office:value-type="float" office:value="0.0048632">
            <text:p>0.0048632</text:p>
          </table:table-cell>
          <table:table-cell table:formula="of:=[.AE106]*1000000" office:value-type="float" office:value="10.786">
            <text:p>10.786</text:p>
          </table:table-cell>
          <table:table-cell table:formula="of:=[.AF106]*1000000" office:value-type="float" office:value="0.063489">
            <text:p>0.063489</text:p>
          </table:table-cell>
          <table:table-cell table:formula="of:=[.AG106]*1000000" office:value-type="float" office:value="0.00000000017014">
            <text:p>1.7014E-010</text:p>
          </table:table-cell>
          <table:table-cell office:value-type="float" office:value="0.001247">
            <text:p>0.001247</text:p>
          </table:table-cell>
          <table:table-cell table:style-name="ce1" office:value-type="string">
            <text:p>2.0263e-05</text:p>
          </table:table-cell>
          <table:table-cell table:style-name="ce1" office:value-type="string">
            <text:p>8.3418e-05</text:p>
          </table:table-cell>
          <table:table-cell table:style-name="ce1" office:value-type="string">
            <text:p>2.0285e-05</text:p>
          </table:table-cell>
          <table:table-cell table:style-name="ce1" office:value-type="string">
            <text:p>4.8632e-09</text:p>
          </table:table-cell>
          <table:table-cell table:style-name="ce1" office:value-type="string">
            <text:p>1.0786e-05</text:p>
          </table:table-cell>
          <table:table-cell table:style-name="ce1" office:value-type="string">
            <text:p>6.3489e-08</text:p>
          </table:table-cell>
          <table:table-cell table:style-name="ce1" office:value-type="string">
            <text:p>1.7014e-16</text:p>
          </table:table-cell>
          <table:table-cell office:value-type="float" office:value="0.001247">
            <text:p>0.001247</text:p>
          </table:table-cell>
          <table:table-cell table:style-name="ce1" office:value-type="string">
            <text:p>2.0263e-05</text:p>
          </table:table-cell>
          <table:table-cell table:style-name="ce1" office:value-type="string">
            <text:p>8.3418e-05</text:p>
          </table:table-cell>
          <table:table-cell table:style-name="ce1" office:value-type="string">
            <text:p>2.0285e-05</text:p>
          </table:table-cell>
          <table:table-cell table:style-name="ce1" office:value-type="string">
            <text:p>4.8632e-09</text:p>
          </table:table-cell>
          <table:table-cell table:style-name="ce1" office:value-type="string">
            <text:p>1.0786e-05</text:p>
          </table:table-cell>
          <table:table-cell table:style-name="ce1" office:value-type="string">
            <text:p>6.3489e-08</text:p>
          </table:table-cell>
          <table:table-cell table:style-name="ce1" office:value-type="string">
            <text:p>1.7014e-16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R107]*1000000" office:value-type="float" office:value="1245.9">
            <text:p>1245.9</text:p>
          </table:table-cell>
          <table:table-cell table:formula="of:=[.S107]*1000000" office:value-type="float" office:value="19.185">
            <text:p>19.185</text:p>
          </table:table-cell>
          <table:table-cell table:formula="of:=[.T107]*1000000" office:value-type="float" office:value="84.743">
            <text:p>84.743</text:p>
          </table:table-cell>
          <table:table-cell table:formula="of:=[.U107]*1000000" office:value-type="float" office:value="20.153">
            <text:p>20.153</text:p>
          </table:table-cell>
          <table:table-cell table:formula="of:=[.V107]*1000000" office:value-type="float" office:value="0.0049755">
            <text:p>0.0049755</text:p>
          </table:table-cell>
          <table:table-cell table:formula="of:=[.W107]*1000000" office:value-type="float" office:value="10.696">
            <text:p>10.696</text:p>
          </table:table-cell>
          <table:table-cell table:formula="of:=[.X107]*1000000" office:value-type="float" office:value="0.067071">
            <text:p>0.067071</text:p>
          </table:table-cell>
          <table:table-cell table:formula="of:=[.Y107]*1000000" office:value-type="float" office:value="0.00000000016188">
            <text:p>1.6188E-010</text:p>
          </table:table-cell>
          <table:table-cell table:formula="of:=[.Z107]*1000000" office:value-type="float" office:value="1245.9">
            <text:p>1245.9</text:p>
          </table:table-cell>
          <table:table-cell table:formula="of:=[.AA107]*1000000" office:value-type="float" office:value="19.185">
            <text:p>19.185</text:p>
          </table:table-cell>
          <table:table-cell table:formula="of:=[.AB107]*1000000" office:value-type="float" office:value="84.743">
            <text:p>84.743</text:p>
          </table:table-cell>
          <table:table-cell table:formula="of:=[.AC107]*1000000" office:value-type="float" office:value="20.153">
            <text:p>20.153</text:p>
          </table:table-cell>
          <table:table-cell table:formula="of:=[.AD107]*1000000" office:value-type="float" office:value="0.0049755">
            <text:p>0.0049755</text:p>
          </table:table-cell>
          <table:table-cell table:formula="of:=[.AE107]*1000000" office:value-type="float" office:value="10.696">
            <text:p>10.696</text:p>
          </table:table-cell>
          <table:table-cell table:formula="of:=[.AF107]*1000000" office:value-type="float" office:value="0.067071">
            <text:p>0.067071</text:p>
          </table:table-cell>
          <table:table-cell table:formula="of:=[.AG107]*1000000" office:value-type="float" office:value="0.00000000016188">
            <text:p>1.6188E-010</text:p>
          </table:table-cell>
          <table:table-cell office:value-type="float" office:value="0.0012459">
            <text:p>0.0012459</text:p>
          </table:table-cell>
          <table:table-cell table:style-name="ce1" office:value-type="string">
            <text:p>1.9185e-05</text:p>
          </table:table-cell>
          <table:table-cell table:style-name="ce1" office:value-type="string">
            <text:p>8.4743e-05</text:p>
          </table:table-cell>
          <table:table-cell table:style-name="ce1" office:value-type="string">
            <text:p>2.0153e-05</text:p>
          </table:table-cell>
          <table:table-cell table:style-name="ce1" office:value-type="string">
            <text:p>4.9755e-09</text:p>
          </table:table-cell>
          <table:table-cell table:style-name="ce1" office:value-type="string">
            <text:p>1.0696e-05</text:p>
          </table:table-cell>
          <table:table-cell table:style-name="ce1" office:value-type="string">
            <text:p>6.7071e-08</text:p>
          </table:table-cell>
          <table:table-cell table:style-name="ce1" office:value-type="string">
            <text:p>1.6188e-16</text:p>
          </table:table-cell>
          <table:table-cell office:value-type="float" office:value="0.0012459">
            <text:p>0.0012459</text:p>
          </table:table-cell>
          <table:table-cell table:style-name="ce1" office:value-type="string">
            <text:p>1.9185e-05</text:p>
          </table:table-cell>
          <table:table-cell table:style-name="ce1" office:value-type="string">
            <text:p>8.4743e-05</text:p>
          </table:table-cell>
          <table:table-cell table:style-name="ce1" office:value-type="string">
            <text:p>2.0153e-05</text:p>
          </table:table-cell>
          <table:table-cell table:style-name="ce1" office:value-type="string">
            <text:p>4.9755e-09</text:p>
          </table:table-cell>
          <table:table-cell table:style-name="ce1" office:value-type="string">
            <text:p>1.0696e-05</text:p>
          </table:table-cell>
          <table:table-cell table:style-name="ce1" office:value-type="string">
            <text:p>6.7071e-08</text:p>
          </table:table-cell>
          <table:table-cell table:style-name="ce1" office:value-type="string">
            <text:p>1.6188e-16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R108]*1000000" office:value-type="float" office:value="1244.8">
            <text:p>1244.8</text:p>
          </table:table-cell>
          <table:table-cell table:formula="of:=[.S108]*1000000" office:value-type="float" office:value="18.18">
            <text:p>18.18</text:p>
          </table:table-cell>
          <table:table-cell table:formula="of:=[.T108]*1000000" office:value-type="float" office:value="85.924">
            <text:p>85.924</text:p>
          </table:table-cell>
          <table:table-cell table:formula="of:=[.U108]*1000000" office:value-type="float" office:value="20.027">
            <text:p>20.027</text:p>
          </table:table-cell>
          <table:table-cell table:formula="of:=[.V108]*1000000" office:value-type="float" office:value="0.0050848">
            <text:p>0.0050848</text:p>
          </table:table-cell>
          <table:table-cell table:formula="of:=[.W108]*1000000" office:value-type="float" office:value="10.605">
            <text:p>10.605</text:p>
          </table:table-cell>
          <table:table-cell table:formula="of:=[.X108]*1000000" office:value-type="float" office:value="0.070655">
            <text:p>0.070655</text:p>
          </table:table-cell>
          <table:table-cell table:formula="of:=[.Y108]*1000000" office:value-type="float" office:value="0.00000000015417">
            <text:p>1.5417E-010</text:p>
          </table:table-cell>
          <table:table-cell table:formula="of:=[.Z108]*1000000" office:value-type="float" office:value="1244.8">
            <text:p>1244.8</text:p>
          </table:table-cell>
          <table:table-cell table:formula="of:=[.AA108]*1000000" office:value-type="float" office:value="18.18">
            <text:p>18.18</text:p>
          </table:table-cell>
          <table:table-cell table:formula="of:=[.AB108]*1000000" office:value-type="float" office:value="85.924">
            <text:p>85.924</text:p>
          </table:table-cell>
          <table:table-cell table:formula="of:=[.AC108]*1000000" office:value-type="float" office:value="20.027">
            <text:p>20.027</text:p>
          </table:table-cell>
          <table:table-cell table:formula="of:=[.AD108]*1000000" office:value-type="float" office:value="0.0050848">
            <text:p>0.0050848</text:p>
          </table:table-cell>
          <table:table-cell table:formula="of:=[.AE108]*1000000" office:value-type="float" office:value="10.605">
            <text:p>10.605</text:p>
          </table:table-cell>
          <table:table-cell table:formula="of:=[.AF108]*1000000" office:value-type="float" office:value="0.070655">
            <text:p>0.070655</text:p>
          </table:table-cell>
          <table:table-cell table:formula="of:=[.AG108]*1000000" office:value-type="float" office:value="0.00000000015417">
            <text:p>1.5417E-010</text:p>
          </table:table-cell>
          <table:table-cell office:value-type="float" office:value="0.0012448">
            <text:p>0.0012448</text:p>
          </table:table-cell>
          <table:table-cell table:style-name="ce1" office:value-type="string">
            <text:p>1.818e-05</text:p>
          </table:table-cell>
          <table:table-cell table:style-name="ce1" office:value-type="string">
            <text:p>8.5924e-05</text:p>
          </table:table-cell>
          <table:table-cell table:style-name="ce1" office:value-type="string">
            <text:p>2.0027e-05</text:p>
          </table:table-cell>
          <table:table-cell table:style-name="ce1" office:value-type="string">
            <text:p>5.0848e-09</text:p>
          </table:table-cell>
          <table:table-cell table:style-name="ce1" office:value-type="string">
            <text:p>1.0605e-05</text:p>
          </table:table-cell>
          <table:table-cell table:style-name="ce1" office:value-type="string">
            <text:p>7.0655e-08</text:p>
          </table:table-cell>
          <table:table-cell table:style-name="ce1" office:value-type="string">
            <text:p>1.5417e-16</text:p>
          </table:table-cell>
          <table:table-cell office:value-type="float" office:value="0.0012448">
            <text:p>0.0012448</text:p>
          </table:table-cell>
          <table:table-cell table:style-name="ce1" office:value-type="string">
            <text:p>1.818e-05</text:p>
          </table:table-cell>
          <table:table-cell table:style-name="ce1" office:value-type="string">
            <text:p>8.5924e-05</text:p>
          </table:table-cell>
          <table:table-cell table:style-name="ce1" office:value-type="string">
            <text:p>2.0027e-05</text:p>
          </table:table-cell>
          <table:table-cell table:style-name="ce1" office:value-type="string">
            <text:p>5.0848e-09</text:p>
          </table:table-cell>
          <table:table-cell table:style-name="ce1" office:value-type="string">
            <text:p>1.0605e-05</text:p>
          </table:table-cell>
          <table:table-cell table:style-name="ce1" office:value-type="string">
            <text:p>7.0655e-08</text:p>
          </table:table-cell>
          <table:table-cell table:style-name="ce1" office:value-type="string">
            <text:p>1.5417e-16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R109]*1000000" office:value-type="float" office:value="1243.8">
            <text:p>1243.8</text:p>
          </table:table-cell>
          <table:table-cell table:formula="of:=[.S109]*1000000" office:value-type="float" office:value="17.247">
            <text:p>17.247</text:p>
          </table:table-cell>
          <table:table-cell table:formula="of:=[.T109]*1000000" office:value-type="float" office:value="86.977">
            <text:p>86.977</text:p>
          </table:table-cell>
          <table:table-cell table:formula="of:=[.U109]*1000000" office:value-type="float" office:value="19.906">
            <text:p>19.906</text:p>
          </table:table-cell>
          <table:table-cell table:formula="of:=[.V109]*1000000" office:value-type="float" office:value="0.0051913">
            <text:p>0.0051913</text:p>
          </table:table-cell>
          <table:table-cell table:formula="of:=[.W109]*1000000" office:value-type="float" office:value="10.512">
            <text:p>10.512</text:p>
          </table:table-cell>
          <table:table-cell table:formula="of:=[.X109]*1000000" office:value-type="float" office:value="0.074241">
            <text:p>0.074241</text:p>
          </table:table-cell>
          <table:table-cell table:formula="of:=[.Y109]*1000000" office:value-type="float" office:value="0.00000000014696">
            <text:p>1.4696E-010</text:p>
          </table:table-cell>
          <table:table-cell table:formula="of:=[.Z109]*1000000" office:value-type="float" office:value="1243.8">
            <text:p>1243.8</text:p>
          </table:table-cell>
          <table:table-cell table:formula="of:=[.AA109]*1000000" office:value-type="float" office:value="17.247">
            <text:p>17.247</text:p>
          </table:table-cell>
          <table:table-cell table:formula="of:=[.AB109]*1000000" office:value-type="float" office:value="86.977">
            <text:p>86.977</text:p>
          </table:table-cell>
          <table:table-cell table:formula="of:=[.AC109]*1000000" office:value-type="float" office:value="19.906">
            <text:p>19.906</text:p>
          </table:table-cell>
          <table:table-cell table:formula="of:=[.AD109]*1000000" office:value-type="float" office:value="0.0051913">
            <text:p>0.0051913</text:p>
          </table:table-cell>
          <table:table-cell table:formula="of:=[.AE109]*1000000" office:value-type="float" office:value="10.512">
            <text:p>10.512</text:p>
          </table:table-cell>
          <table:table-cell table:formula="of:=[.AF109]*1000000" office:value-type="float" office:value="0.074241">
            <text:p>0.074241</text:p>
          </table:table-cell>
          <table:table-cell table:formula="of:=[.AG109]*1000000" office:value-type="float" office:value="0.00000000014696">
            <text:p>1.4696E-010</text:p>
          </table:table-cell>
          <table:table-cell office:value-type="float" office:value="0.0012438">
            <text:p>0.0012438</text:p>
          </table:table-cell>
          <table:table-cell table:style-name="ce1" office:value-type="string">
            <text:p>1.7247e-05</text:p>
          </table:table-cell>
          <table:table-cell table:style-name="ce1" office:value-type="string">
            <text:p>8.6977e-05</text:p>
          </table:table-cell>
          <table:table-cell table:style-name="ce1" office:value-type="string">
            <text:p>1.9906e-05</text:p>
          </table:table-cell>
          <table:table-cell table:style-name="ce1" office:value-type="string">
            <text:p>5.1913e-09</text:p>
          </table:table-cell>
          <table:table-cell table:style-name="ce1" office:value-type="string">
            <text:p>1.0512e-05</text:p>
          </table:table-cell>
          <table:table-cell table:style-name="ce1" office:value-type="string">
            <text:p>7.4241e-08</text:p>
          </table:table-cell>
          <table:table-cell table:style-name="ce1" office:value-type="string">
            <text:p>1.4696e-16</text:p>
          </table:table-cell>
          <table:table-cell office:value-type="float" office:value="0.0012438">
            <text:p>0.0012438</text:p>
          </table:table-cell>
          <table:table-cell table:style-name="ce1" office:value-type="string">
            <text:p>1.7247e-05</text:p>
          </table:table-cell>
          <table:table-cell table:style-name="ce1" office:value-type="string">
            <text:p>8.6977e-05</text:p>
          </table:table-cell>
          <table:table-cell table:style-name="ce1" office:value-type="string">
            <text:p>1.9906e-05</text:p>
          </table:table-cell>
          <table:table-cell table:style-name="ce1" office:value-type="string">
            <text:p>5.1913e-09</text:p>
          </table:table-cell>
          <table:table-cell table:style-name="ce1" office:value-type="string">
            <text:p>1.0512e-05</text:p>
          </table:table-cell>
          <table:table-cell table:style-name="ce1" office:value-type="string">
            <text:p>7.4241e-08</text:p>
          </table:table-cell>
          <table:table-cell table:style-name="ce1" office:value-type="string">
            <text:p>1.4696e-16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R110]*1000000" office:value-type="float" office:value="1242.9">
            <text:p>1242.9</text:p>
          </table:table-cell>
          <table:table-cell table:formula="of:=[.S110]*1000000" office:value-type="float" office:value="16.38">
            <text:p>16.38</text:p>
          </table:table-cell>
          <table:table-cell table:formula="of:=[.T110]*1000000" office:value-type="float" office:value="87.917">
            <text:p>87.917</text:p>
          </table:table-cell>
          <table:table-cell table:formula="of:=[.U110]*1000000" office:value-type="float" office:value="19.79">
            <text:p>19.79</text:p>
          </table:table-cell>
          <table:table-cell table:formula="of:=[.V110]*1000000" office:value-type="float" office:value="0.0052949">
            <text:p>0.0052949</text:p>
          </table:table-cell>
          <table:table-cell table:formula="of:=[.W110]*1000000" office:value-type="float" office:value="10.417">
            <text:p>10.417</text:p>
          </table:table-cell>
          <table:table-cell table:formula="of:=[.X110]*1000000" office:value-type="float" office:value="0.077827">
            <text:p>0.077827</text:p>
          </table:table-cell>
          <table:table-cell table:formula="of:=[.Y110]*1000000" office:value-type="float" office:value="0.00000000014021">
            <text:p>1.4021E-010</text:p>
          </table:table-cell>
          <table:table-cell table:formula="of:=[.Z110]*1000000" office:value-type="float" office:value="1242.9">
            <text:p>1242.9</text:p>
          </table:table-cell>
          <table:table-cell table:formula="of:=[.AA110]*1000000" office:value-type="float" office:value="16.38">
            <text:p>16.38</text:p>
          </table:table-cell>
          <table:table-cell table:formula="of:=[.AB110]*1000000" office:value-type="float" office:value="87.917">
            <text:p>87.917</text:p>
          </table:table-cell>
          <table:table-cell table:formula="of:=[.AC110]*1000000" office:value-type="float" office:value="19.79">
            <text:p>19.79</text:p>
          </table:table-cell>
          <table:table-cell table:formula="of:=[.AD110]*1000000" office:value-type="float" office:value="0.0052949">
            <text:p>0.0052949</text:p>
          </table:table-cell>
          <table:table-cell table:formula="of:=[.AE110]*1000000" office:value-type="float" office:value="10.417">
            <text:p>10.417</text:p>
          </table:table-cell>
          <table:table-cell table:formula="of:=[.AF110]*1000000" office:value-type="float" office:value="0.077827">
            <text:p>0.077827</text:p>
          </table:table-cell>
          <table:table-cell table:formula="of:=[.AG110]*1000000" office:value-type="float" office:value="0.00000000014021">
            <text:p>1.4021E-010</text:p>
          </table:table-cell>
          <table:table-cell office:value-type="float" office:value="0.0012429">
            <text:p>0.0012429</text:p>
          </table:table-cell>
          <table:table-cell table:style-name="ce1" office:value-type="string">
            <text:p>1.638e-05</text:p>
          </table:table-cell>
          <table:table-cell table:style-name="ce1" office:value-type="string">
            <text:p>8.7917e-05</text:p>
          </table:table-cell>
          <table:table-cell table:style-name="ce1" office:value-type="string">
            <text:p>1.979e-05</text:p>
          </table:table-cell>
          <table:table-cell table:style-name="ce1" office:value-type="string">
            <text:p>5.2949e-09</text:p>
          </table:table-cell>
          <table:table-cell table:style-name="ce1" office:value-type="string">
            <text:p>1.0417e-05</text:p>
          </table:table-cell>
          <table:table-cell table:style-name="ce1" office:value-type="string">
            <text:p>7.7827e-08</text:p>
          </table:table-cell>
          <table:table-cell table:style-name="ce1" office:value-type="string">
            <text:p>1.4021e-16</text:p>
          </table:table-cell>
          <table:table-cell office:value-type="float" office:value="0.0012429">
            <text:p>0.0012429</text:p>
          </table:table-cell>
          <table:table-cell table:style-name="ce1" office:value-type="string">
            <text:p>1.638e-05</text:p>
          </table:table-cell>
          <table:table-cell table:style-name="ce1" office:value-type="string">
            <text:p>8.7917e-05</text:p>
          </table:table-cell>
          <table:table-cell table:style-name="ce1" office:value-type="string">
            <text:p>1.979e-05</text:p>
          </table:table-cell>
          <table:table-cell table:style-name="ce1" office:value-type="string">
            <text:p>5.2949e-09</text:p>
          </table:table-cell>
          <table:table-cell table:style-name="ce1" office:value-type="string">
            <text:p>1.0417e-05</text:p>
          </table:table-cell>
          <table:table-cell table:style-name="ce1" office:value-type="string">
            <text:p>7.7827e-08</text:p>
          </table:table-cell>
          <table:table-cell table:style-name="ce1" office:value-type="string">
            <text:p>1.4021e-16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R111]*1000000" office:value-type="float" office:value="1242">
            <text:p>1242</text:p>
          </table:table-cell>
          <table:table-cell table:formula="of:=[.S111]*1000000" office:value-type="float" office:value="15.575">
            <text:p>15.575</text:p>
          </table:table-cell>
          <table:table-cell table:formula="of:=[.T111]*1000000" office:value-type="float" office:value="88.758">
            <text:p>88.758</text:p>
          </table:table-cell>
          <table:table-cell table:formula="of:=[.U111]*1000000" office:value-type="float" office:value="19.679">
            <text:p>19.679</text:p>
          </table:table-cell>
          <table:table-cell table:formula="of:=[.V111]*1000000" office:value-type="float" office:value="0.005396">
            <text:p>0.005396</text:p>
          </table:table-cell>
          <table:table-cell table:formula="of:=[.W111]*1000000" office:value-type="float" office:value="10.322">
            <text:p>10.322</text:p>
          </table:table-cell>
          <table:table-cell table:formula="of:=[.X111]*1000000" office:value-type="float" office:value="0.08141">
            <text:p>0.08141</text:p>
          </table:table-cell>
          <table:table-cell table:formula="of:=[.Y111]*1000000" office:value-type="float" office:value="0.00000000013386">
            <text:p>1.3386E-010</text:p>
          </table:table-cell>
          <table:table-cell table:formula="of:=[.Z111]*1000000" office:value-type="float" office:value="1242">
            <text:p>1242</text:p>
          </table:table-cell>
          <table:table-cell table:formula="of:=[.AA111]*1000000" office:value-type="float" office:value="15.575">
            <text:p>15.575</text:p>
          </table:table-cell>
          <table:table-cell table:formula="of:=[.AB111]*1000000" office:value-type="float" office:value="88.758">
            <text:p>88.758</text:p>
          </table:table-cell>
          <table:table-cell table:formula="of:=[.AC111]*1000000" office:value-type="float" office:value="19.679">
            <text:p>19.679</text:p>
          </table:table-cell>
          <table:table-cell table:formula="of:=[.AD111]*1000000" office:value-type="float" office:value="0.005396">
            <text:p>0.005396</text:p>
          </table:table-cell>
          <table:table-cell table:formula="of:=[.AE111]*1000000" office:value-type="float" office:value="10.322">
            <text:p>10.322</text:p>
          </table:table-cell>
          <table:table-cell table:formula="of:=[.AF111]*1000000" office:value-type="float" office:value="0.08141">
            <text:p>0.08141</text:p>
          </table:table-cell>
          <table:table-cell table:formula="of:=[.AG111]*1000000" office:value-type="float" office:value="0.00000000013386">
            <text:p>1.3386E-010</text:p>
          </table:table-cell>
          <table:table-cell office:value-type="float" office:value="0.001242">
            <text:p>0.001242</text:p>
          </table:table-cell>
          <table:table-cell table:style-name="ce1" office:value-type="string">
            <text:p>1.5575e-05</text:p>
          </table:table-cell>
          <table:table-cell table:style-name="ce1" office:value-type="string">
            <text:p>8.8758e-05</text:p>
          </table:table-cell>
          <table:table-cell table:style-name="ce1" office:value-type="string">
            <text:p>1.9679e-05</text:p>
          </table:table-cell>
          <table:table-cell table:style-name="ce1" office:value-type="string">
            <text:p>5.396e-09</text:p>
          </table:table-cell>
          <table:table-cell table:style-name="ce1" office:value-type="string">
            <text:p>1.0322e-05</text:p>
          </table:table-cell>
          <table:table-cell table:style-name="ce1" office:value-type="string">
            <text:p>8.141e-08</text:p>
          </table:table-cell>
          <table:table-cell table:style-name="ce1" office:value-type="string">
            <text:p>1.3386e-16</text:p>
          </table:table-cell>
          <table:table-cell office:value-type="float" office:value="0.001242">
            <text:p>0.001242</text:p>
          </table:table-cell>
          <table:table-cell table:style-name="ce1" office:value-type="string">
            <text:p>1.5575e-05</text:p>
          </table:table-cell>
          <table:table-cell table:style-name="ce1" office:value-type="string">
            <text:p>8.8758e-05</text:p>
          </table:table-cell>
          <table:table-cell table:style-name="ce1" office:value-type="string">
            <text:p>1.9679e-05</text:p>
          </table:table-cell>
          <table:table-cell table:style-name="ce1" office:value-type="string">
            <text:p>5.396e-09</text:p>
          </table:table-cell>
          <table:table-cell table:style-name="ce1" office:value-type="string">
            <text:p>1.0322e-05</text:p>
          </table:table-cell>
          <table:table-cell table:style-name="ce1" office:value-type="string">
            <text:p>8.141e-08</text:p>
          </table:table-cell>
          <table:table-cell table:style-name="ce1" office:value-type="string">
            <text:p>1.3386e-16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R112]*1000000" office:value-type="float" office:value="1241.2">
            <text:p>1241.2</text:p>
          </table:table-cell>
          <table:table-cell table:formula="of:=[.S112]*1000000" office:value-type="float" office:value="14.829">
            <text:p>14.829</text:p>
          </table:table-cell>
          <table:table-cell table:formula="of:=[.T112]*1000000" office:value-type="float" office:value="89.51">
            <text:p>89.51</text:p>
          </table:table-cell>
          <table:table-cell table:formula="of:=[.U112]*1000000" office:value-type="float" office:value="19.572">
            <text:p>19.572</text:p>
          </table:table-cell>
          <table:table-cell table:formula="of:=[.V112]*1000000" office:value-type="float" office:value="0.0054945">
            <text:p>0.0054945</text:p>
          </table:table-cell>
          <table:table-cell table:formula="of:=[.W112]*1000000" office:value-type="float" office:value="10.226">
            <text:p>10.226</text:p>
          </table:table-cell>
          <table:table-cell table:formula="of:=[.X112]*1000000" office:value-type="float" office:value="0.084989">
            <text:p>0.084989</text:p>
          </table:table-cell>
          <table:table-cell table:formula="of:=[.Y112]*1000000" office:value-type="float" office:value="0.00000000012789">
            <text:p>1.2789E-010</text:p>
          </table:table-cell>
          <table:table-cell table:formula="of:=[.Z112]*1000000" office:value-type="float" office:value="1241.2">
            <text:p>1241.2</text:p>
          </table:table-cell>
          <table:table-cell table:formula="of:=[.AA112]*1000000" office:value-type="float" office:value="14.829">
            <text:p>14.829</text:p>
          </table:table-cell>
          <table:table-cell table:formula="of:=[.AB112]*1000000" office:value-type="float" office:value="89.51">
            <text:p>89.51</text:p>
          </table:table-cell>
          <table:table-cell table:formula="of:=[.AC112]*1000000" office:value-type="float" office:value="19.572">
            <text:p>19.572</text:p>
          </table:table-cell>
          <table:table-cell table:formula="of:=[.AD112]*1000000" office:value-type="float" office:value="0.0054945">
            <text:p>0.0054945</text:p>
          </table:table-cell>
          <table:table-cell table:formula="of:=[.AE112]*1000000" office:value-type="float" office:value="10.226">
            <text:p>10.226</text:p>
          </table:table-cell>
          <table:table-cell table:formula="of:=[.AF112]*1000000" office:value-type="float" office:value="0.084989">
            <text:p>0.084989</text:p>
          </table:table-cell>
          <table:table-cell table:formula="of:=[.AG112]*1000000" office:value-type="float" office:value="0.00000000012789">
            <text:p>1.2789E-010</text:p>
          </table:table-cell>
          <table:table-cell office:value-type="float" office:value="0.0012412">
            <text:p>0.0012412</text:p>
          </table:table-cell>
          <table:table-cell table:style-name="ce1" office:value-type="string">
            <text:p>1.4829e-05</text:p>
          </table:table-cell>
          <table:table-cell table:style-name="ce1" office:value-type="string">
            <text:p>8.951e-05</text:p>
          </table:table-cell>
          <table:table-cell table:style-name="ce1" office:value-type="string">
            <text:p>1.9572e-05</text:p>
          </table:table-cell>
          <table:table-cell table:style-name="ce1" office:value-type="string">
            <text:p>5.4945e-09</text:p>
          </table:table-cell>
          <table:table-cell table:style-name="ce1" office:value-type="string">
            <text:p>1.0226e-05</text:p>
          </table:table-cell>
          <table:table-cell table:style-name="ce1" office:value-type="string">
            <text:p>8.4989e-08</text:p>
          </table:table-cell>
          <table:table-cell table:style-name="ce1" office:value-type="string">
            <text:p>1.2789e-16</text:p>
          </table:table-cell>
          <table:table-cell office:value-type="float" office:value="0.0012412">
            <text:p>0.0012412</text:p>
          </table:table-cell>
          <table:table-cell table:style-name="ce1" office:value-type="string">
            <text:p>1.4829e-05</text:p>
          </table:table-cell>
          <table:table-cell table:style-name="ce1" office:value-type="string">
            <text:p>8.951e-05</text:p>
          </table:table-cell>
          <table:table-cell table:style-name="ce1" office:value-type="string">
            <text:p>1.9572e-05</text:p>
          </table:table-cell>
          <table:table-cell table:style-name="ce1" office:value-type="string">
            <text:p>5.4945e-09</text:p>
          </table:table-cell>
          <table:table-cell table:style-name="ce1" office:value-type="string">
            <text:p>1.0226e-05</text:p>
          </table:table-cell>
          <table:table-cell table:style-name="ce1" office:value-type="string">
            <text:p>8.4989e-08</text:p>
          </table:table-cell>
          <table:table-cell table:style-name="ce1" office:value-type="string">
            <text:p>1.2789e-16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R113]*1000000" office:value-type="float" office:value="1240.4">
            <text:p>1240.4</text:p>
          </table:table-cell>
          <table:table-cell table:formula="of:=[.S113]*1000000" office:value-type="float" office:value="14.136">
            <text:p>14.136</text:p>
          </table:table-cell>
          <table:table-cell table:formula="of:=[.T113]*1000000" office:value-type="float" office:value="90.186">
            <text:p>90.186</text:p>
          </table:table-cell>
          <table:table-cell table:formula="of:=[.U113]*1000000" office:value-type="float" office:value="19.469">
            <text:p>19.469</text:p>
          </table:table-cell>
          <table:table-cell table:formula="of:=[.V113]*1000000" office:value-type="float" office:value="0.0055905">
            <text:p>0.0055905</text:p>
          </table:table-cell>
          <table:table-cell table:formula="of:=[.W113]*1000000" office:value-type="float" office:value="10.13">
            <text:p>10.13</text:p>
          </table:table-cell>
          <table:table-cell table:formula="of:=[.X113]*1000000" office:value-type="float" office:value="0.088562">
            <text:p>0.088562</text:p>
          </table:table-cell>
          <table:table-cell table:formula="of:=[.Y113]*1000000" office:value-type="float" office:value="0.00000000012226">
            <text:p>1.2226E-010</text:p>
          </table:table-cell>
          <table:table-cell table:formula="of:=[.Z113]*1000000" office:value-type="float" office:value="1240.4">
            <text:p>1240.4</text:p>
          </table:table-cell>
          <table:table-cell table:formula="of:=[.AA113]*1000000" office:value-type="float" office:value="14.136">
            <text:p>14.136</text:p>
          </table:table-cell>
          <table:table-cell table:formula="of:=[.AB113]*1000000" office:value-type="float" office:value="90.186">
            <text:p>90.186</text:p>
          </table:table-cell>
          <table:table-cell table:formula="of:=[.AC113]*1000000" office:value-type="float" office:value="19.469">
            <text:p>19.469</text:p>
          </table:table-cell>
          <table:table-cell table:formula="of:=[.AD113]*1000000" office:value-type="float" office:value="0.0055905">
            <text:p>0.0055905</text:p>
          </table:table-cell>
          <table:table-cell table:formula="of:=[.AE113]*1000000" office:value-type="float" office:value="10.13">
            <text:p>10.13</text:p>
          </table:table-cell>
          <table:table-cell table:formula="of:=[.AF113]*1000000" office:value-type="float" office:value="0.088562">
            <text:p>0.088562</text:p>
          </table:table-cell>
          <table:table-cell table:formula="of:=[.AG113]*1000000" office:value-type="float" office:value="0.00000000012226">
            <text:p>1.2226E-010</text:p>
          </table:table-cell>
          <table:table-cell office:value-type="float" office:value="0.0012404">
            <text:p>0.0012404</text:p>
          </table:table-cell>
          <table:table-cell table:style-name="ce1" office:value-type="string">
            <text:p>1.4136e-05</text:p>
          </table:table-cell>
          <table:table-cell table:style-name="ce1" office:value-type="string">
            <text:p>9.0186e-05</text:p>
          </table:table-cell>
          <table:table-cell table:style-name="ce1" office:value-type="string">
            <text:p>1.9469e-05</text:p>
          </table:table-cell>
          <table:table-cell table:style-name="ce1" office:value-type="string">
            <text:p>5.5905e-09</text:p>
          </table:table-cell>
          <table:table-cell table:style-name="ce1" office:value-type="string">
            <text:p>1.013e-05</text:p>
          </table:table-cell>
          <table:table-cell table:style-name="ce1" office:value-type="string">
            <text:p>8.8562e-08</text:p>
          </table:table-cell>
          <table:table-cell table:style-name="ce1" office:value-type="string">
            <text:p>1.2226e-16</text:p>
          </table:table-cell>
          <table:table-cell office:value-type="float" office:value="0.0012404">
            <text:p>0.0012404</text:p>
          </table:table-cell>
          <table:table-cell table:style-name="ce1" office:value-type="string">
            <text:p>1.4136e-05</text:p>
          </table:table-cell>
          <table:table-cell table:style-name="ce1" office:value-type="string">
            <text:p>9.0186e-05</text:p>
          </table:table-cell>
          <table:table-cell table:style-name="ce1" office:value-type="string">
            <text:p>1.9469e-05</text:p>
          </table:table-cell>
          <table:table-cell table:style-name="ce1" office:value-type="string">
            <text:p>5.5905e-09</text:p>
          </table:table-cell>
          <table:table-cell table:style-name="ce1" office:value-type="string">
            <text:p>1.013e-05</text:p>
          </table:table-cell>
          <table:table-cell table:style-name="ce1" office:value-type="string">
            <text:p>8.8562e-08</text:p>
          </table:table-cell>
          <table:table-cell table:style-name="ce1" office:value-type="string">
            <text:p>1.2226e-16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R114]*1000000" office:value-type="float" office:value="1239.6">
            <text:p>1239.6</text:p>
          </table:table-cell>
          <table:table-cell table:formula="of:=[.S114]*1000000" office:value-type="float" office:value="13.493">
            <text:p>13.493</text:p>
          </table:table-cell>
          <table:table-cell table:formula="of:=[.T114]*1000000" office:value-type="float" office:value="90.795">
            <text:p>90.795</text:p>
          </table:table-cell>
          <table:table-cell table:formula="of:=[.U114]*1000000" office:value-type="float" office:value="19.37">
            <text:p>19.37</text:p>
          </table:table-cell>
          <table:table-cell table:formula="of:=[.V114]*1000000" office:value-type="float" office:value="0.0056843">
            <text:p>0.0056843</text:p>
          </table:table-cell>
          <table:table-cell table:formula="of:=[.W114]*1000000" office:value-type="float" office:value="10.035">
            <text:p>10.035</text:p>
          </table:table-cell>
          <table:table-cell table:formula="of:=[.X114]*1000000" office:value-type="float" office:value="0.092127">
            <text:p>0.092127</text:p>
          </table:table-cell>
          <table:table-cell table:formula="of:=[.Y114]*1000000" office:value-type="float" office:value="0.00000000011695">
            <text:p>1.1695E-010</text:p>
          </table:table-cell>
          <table:table-cell table:formula="of:=[.Z114]*1000000" office:value-type="float" office:value="1239.6">
            <text:p>1239.6</text:p>
          </table:table-cell>
          <table:table-cell table:formula="of:=[.AA114]*1000000" office:value-type="float" office:value="13.493">
            <text:p>13.493</text:p>
          </table:table-cell>
          <table:table-cell table:formula="of:=[.AB114]*1000000" office:value-type="float" office:value="90.795">
            <text:p>90.795</text:p>
          </table:table-cell>
          <table:table-cell table:formula="of:=[.AC114]*1000000" office:value-type="float" office:value="19.37">
            <text:p>19.37</text:p>
          </table:table-cell>
          <table:table-cell table:formula="of:=[.AD114]*1000000" office:value-type="float" office:value="0.0056843">
            <text:p>0.0056843</text:p>
          </table:table-cell>
          <table:table-cell table:formula="of:=[.AE114]*1000000" office:value-type="float" office:value="10.035">
            <text:p>10.035</text:p>
          </table:table-cell>
          <table:table-cell table:formula="of:=[.AF114]*1000000" office:value-type="float" office:value="0.092127">
            <text:p>0.092127</text:p>
          </table:table-cell>
          <table:table-cell table:formula="of:=[.AG114]*1000000" office:value-type="float" office:value="0.00000000011695">
            <text:p>1.1695E-010</text:p>
          </table:table-cell>
          <table:table-cell office:value-type="float" office:value="0.0012396">
            <text:p>0.0012396</text:p>
          </table:table-cell>
          <table:table-cell table:style-name="ce1" office:value-type="string">
            <text:p>1.3493e-05</text:p>
          </table:table-cell>
          <table:table-cell table:style-name="ce1" office:value-type="string">
            <text:p>9.0795e-05</text:p>
          </table:table-cell>
          <table:table-cell table:style-name="ce1" office:value-type="string">
            <text:p>1.937e-05</text:p>
          </table:table-cell>
          <table:table-cell table:style-name="ce1" office:value-type="string">
            <text:p>5.6843e-09</text:p>
          </table:table-cell>
          <table:table-cell table:style-name="ce1" office:value-type="string">
            <text:p>1.0035e-05</text:p>
          </table:table-cell>
          <table:table-cell table:style-name="ce1" office:value-type="string">
            <text:p>9.2127e-08</text:p>
          </table:table-cell>
          <table:table-cell table:style-name="ce1" office:value-type="string">
            <text:p>1.1695e-16</text:p>
          </table:table-cell>
          <table:table-cell office:value-type="float" office:value="0.0012396">
            <text:p>0.0012396</text:p>
          </table:table-cell>
          <table:table-cell table:style-name="ce1" office:value-type="string">
            <text:p>1.3493e-05</text:p>
          </table:table-cell>
          <table:table-cell table:style-name="ce1" office:value-type="string">
            <text:p>9.0795e-05</text:p>
          </table:table-cell>
          <table:table-cell table:style-name="ce1" office:value-type="string">
            <text:p>1.937e-05</text:p>
          </table:table-cell>
          <table:table-cell table:style-name="ce1" office:value-type="string">
            <text:p>5.6843e-09</text:p>
          </table:table-cell>
          <table:table-cell table:style-name="ce1" office:value-type="string">
            <text:p>1.0035e-05</text:p>
          </table:table-cell>
          <table:table-cell table:style-name="ce1" office:value-type="string">
            <text:p>9.2127e-08</text:p>
          </table:table-cell>
          <table:table-cell table:style-name="ce1" office:value-type="string">
            <text:p>1.1695e-16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R115]*1000000" office:value-type="float" office:value="1238.9">
            <text:p>1238.9</text:p>
          </table:table-cell>
          <table:table-cell table:formula="of:=[.S115]*1000000" office:value-type="float" office:value="12.896">
            <text:p>12.896</text:p>
          </table:table-cell>
          <table:table-cell table:formula="of:=[.T115]*1000000" office:value-type="float" office:value="91.345">
            <text:p>91.345</text:p>
          </table:table-cell>
          <table:table-cell table:formula="of:=[.U115]*1000000" office:value-type="float" office:value="19.274">
            <text:p>19.274</text:p>
          </table:table-cell>
          <table:table-cell table:formula="of:=[.V115]*1000000" office:value-type="float" office:value="0.0057759">
            <text:p>0.0057759</text:p>
          </table:table-cell>
          <table:table-cell table:formula="of:=[.W115]*1000000" office:value-type="float" office:value="9.9391">
            <text:p>9.9391</text:p>
          </table:table-cell>
          <table:table-cell table:formula="of:=[.X115]*1000000" office:value-type="float" office:value="0.095682">
            <text:p>0.095682</text:p>
          </table:table-cell>
          <table:table-cell table:formula="of:=[.Y115]*1000000" office:value-type="float" office:value="0.00000000011194">
            <text:p>1.1194E-010</text:p>
          </table:table-cell>
          <table:table-cell table:formula="of:=[.Z115]*1000000" office:value-type="float" office:value="1238.9">
            <text:p>1238.9</text:p>
          </table:table-cell>
          <table:table-cell table:formula="of:=[.AA115]*1000000" office:value-type="float" office:value="12.896">
            <text:p>12.896</text:p>
          </table:table-cell>
          <table:table-cell table:formula="of:=[.AB115]*1000000" office:value-type="float" office:value="91.345">
            <text:p>91.345</text:p>
          </table:table-cell>
          <table:table-cell table:formula="of:=[.AC115]*1000000" office:value-type="float" office:value="19.274">
            <text:p>19.274</text:p>
          </table:table-cell>
          <table:table-cell table:formula="of:=[.AD115]*1000000" office:value-type="float" office:value="0.0057759">
            <text:p>0.0057759</text:p>
          </table:table-cell>
          <table:table-cell table:formula="of:=[.AE115]*1000000" office:value-type="float" office:value="9.9391">
            <text:p>9.9391</text:p>
          </table:table-cell>
          <table:table-cell table:formula="of:=[.AF115]*1000000" office:value-type="float" office:value="0.095682">
            <text:p>0.095682</text:p>
          </table:table-cell>
          <table:table-cell table:formula="of:=[.AG115]*1000000" office:value-type="float" office:value="0.00000000011194">
            <text:p>1.1194E-010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1.2896e-05</text:p>
          </table:table-cell>
          <table:table-cell table:style-name="ce1" office:value-type="string">
            <text:p>9.1345e-05</text:p>
          </table:table-cell>
          <table:table-cell table:style-name="ce1" office:value-type="string">
            <text:p>1.9274e-05</text:p>
          </table:table-cell>
          <table:table-cell table:style-name="ce1" office:value-type="string">
            <text:p>5.7759e-09</text:p>
          </table:table-cell>
          <table:table-cell table:style-name="ce1" office:value-type="string">
            <text:p>9.9391e-06</text:p>
          </table:table-cell>
          <table:table-cell table:style-name="ce1" office:value-type="string">
            <text:p>9.5682e-08</text:p>
          </table:table-cell>
          <table:table-cell table:style-name="ce1" office:value-type="string">
            <text:p>1.1194e-16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1.2896e-05</text:p>
          </table:table-cell>
          <table:table-cell table:style-name="ce1" office:value-type="string">
            <text:p>9.1345e-05</text:p>
          </table:table-cell>
          <table:table-cell table:style-name="ce1" office:value-type="string">
            <text:p>1.9274e-05</text:p>
          </table:table-cell>
          <table:table-cell table:style-name="ce1" office:value-type="string">
            <text:p>5.7759e-09</text:p>
          </table:table-cell>
          <table:table-cell table:style-name="ce1" office:value-type="string">
            <text:p>9.9391e-06</text:p>
          </table:table-cell>
          <table:table-cell table:style-name="ce1" office:value-type="string">
            <text:p>9.5682e-08</text:p>
          </table:table-cell>
          <table:table-cell table:style-name="ce1" office:value-type="string">
            <text:p>1.1194e-16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R116]*1000000" office:value-type="float" office:value="1238.2">
            <text:p>1238.2</text:p>
          </table:table-cell>
          <table:table-cell table:formula="of:=[.S116]*1000000" office:value-type="float" office:value="12.341">
            <text:p>12.341</text:p>
          </table:table-cell>
          <table:table-cell table:formula="of:=[.T116]*1000000" office:value-type="float" office:value="91.843">
            <text:p>91.843</text:p>
          </table:table-cell>
          <table:table-cell table:formula="of:=[.U116]*1000000" office:value-type="float" office:value="19.181">
            <text:p>19.181</text:p>
          </table:table-cell>
          <table:table-cell table:formula="of:=[.V116]*1000000" office:value-type="float" office:value="0.0058653">
            <text:p>0.0058653</text:p>
          </table:table-cell>
          <table:table-cell table:formula="of:=[.W116]*1000000" office:value-type="float" office:value="9.8441">
            <text:p>9.8441</text:p>
          </table:table-cell>
          <table:table-cell table:formula="of:=[.X116]*1000000" office:value-type="float" office:value="0.099224">
            <text:p>0.099224</text:p>
          </table:table-cell>
          <table:table-cell table:formula="of:=[.Y116]*1000000" office:value-type="float" office:value="0.0000000001072">
            <text:p>1.072E-010</text:p>
          </table:table-cell>
          <table:table-cell table:formula="of:=[.Z116]*1000000" office:value-type="float" office:value="1238.2">
            <text:p>1238.2</text:p>
          </table:table-cell>
          <table:table-cell table:formula="of:=[.AA116]*1000000" office:value-type="float" office:value="12.341">
            <text:p>12.341</text:p>
          </table:table-cell>
          <table:table-cell table:formula="of:=[.AB116]*1000000" office:value-type="float" office:value="91.843">
            <text:p>91.843</text:p>
          </table:table-cell>
          <table:table-cell table:formula="of:=[.AC116]*1000000" office:value-type="float" office:value="19.181">
            <text:p>19.181</text:p>
          </table:table-cell>
          <table:table-cell table:formula="of:=[.AD116]*1000000" office:value-type="float" office:value="0.0058653">
            <text:p>0.0058653</text:p>
          </table:table-cell>
          <table:table-cell table:formula="of:=[.AE116]*1000000" office:value-type="float" office:value="9.8441">
            <text:p>9.8441</text:p>
          </table:table-cell>
          <table:table-cell table:formula="of:=[.AF116]*1000000" office:value-type="float" office:value="0.099224">
            <text:p>0.099224</text:p>
          </table:table-cell>
          <table:table-cell table:formula="of:=[.AG116]*1000000" office:value-type="float" office:value="0.0000000001072">
            <text:p>1.072E-010</text:p>
          </table:table-cell>
          <table:table-cell office:value-type="float" office:value="0.0012382">
            <text:p>0.0012382</text:p>
          </table:table-cell>
          <table:table-cell table:style-name="ce1" office:value-type="string">
            <text:p>1.2341e-05</text:p>
          </table:table-cell>
          <table:table-cell table:style-name="ce1" office:value-type="string">
            <text:p>9.1843e-05</text:p>
          </table:table-cell>
          <table:table-cell table:style-name="ce1" office:value-type="string">
            <text:p>1.9181e-05</text:p>
          </table:table-cell>
          <table:table-cell table:style-name="ce1" office:value-type="string">
            <text:p>5.8653e-09</text:p>
          </table:table-cell>
          <table:table-cell table:style-name="ce1" office:value-type="string">
            <text:p>9.8441e-06</text:p>
          </table:table-cell>
          <table:table-cell table:style-name="ce1" office:value-type="string">
            <text:p>9.9224e-08</text:p>
          </table:table-cell>
          <table:table-cell table:style-name="ce1" office:value-type="string">
            <text:p>1.072e-16</text:p>
          </table:table-cell>
          <table:table-cell office:value-type="float" office:value="0.0012382">
            <text:p>0.0012382</text:p>
          </table:table-cell>
          <table:table-cell table:style-name="ce1" office:value-type="string">
            <text:p>1.2341e-05</text:p>
          </table:table-cell>
          <table:table-cell table:style-name="ce1" office:value-type="string">
            <text:p>9.1843e-05</text:p>
          </table:table-cell>
          <table:table-cell table:style-name="ce1" office:value-type="string">
            <text:p>1.9181e-05</text:p>
          </table:table-cell>
          <table:table-cell table:style-name="ce1" office:value-type="string">
            <text:p>5.8653e-09</text:p>
          </table:table-cell>
          <table:table-cell table:style-name="ce1" office:value-type="string">
            <text:p>9.8441e-06</text:p>
          </table:table-cell>
          <table:table-cell table:style-name="ce1" office:value-type="string">
            <text:p>9.9224e-08</text:p>
          </table:table-cell>
          <table:table-cell table:style-name="ce1" office:value-type="string">
            <text:p>1.072e-16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R117]*1000000" office:value-type="float" office:value="1237.5">
            <text:p>1237.5</text:p>
          </table:table-cell>
          <table:table-cell table:formula="of:=[.S117]*1000000" office:value-type="float" office:value="11.824">
            <text:p>11.824</text:p>
          </table:table-cell>
          <table:table-cell table:formula="of:=[.T117]*1000000" office:value-type="float" office:value="92.298">
            <text:p>92.298</text:p>
          </table:table-cell>
          <table:table-cell table:formula="of:=[.U117]*1000000" office:value-type="float" office:value="19.09">
            <text:p>19.09</text:p>
          </table:table-cell>
          <table:table-cell table:formula="of:=[.V117]*1000000" office:value-type="float" office:value="0.0059528">
            <text:p>0.0059528</text:p>
          </table:table-cell>
          <table:table-cell table:formula="of:=[.W117]*1000000" office:value-type="float" office:value="9.7498">
            <text:p>9.7498</text:p>
          </table:table-cell>
          <table:table-cell table:formula="of:=[.X117]*1000000" office:value-type="float" office:value="0.10275">
            <text:p>0.10275</text:p>
          </table:table-cell>
          <table:table-cell table:formula="of:=[.Y117]*1000000" office:value-type="float" office:value="0.00000000010271">
            <text:p>1.0271E-010</text:p>
          </table:table-cell>
          <table:table-cell table:formula="of:=[.Z117]*1000000" office:value-type="float" office:value="1237.5">
            <text:p>1237.5</text:p>
          </table:table-cell>
          <table:table-cell table:formula="of:=[.AA117]*1000000" office:value-type="float" office:value="11.824">
            <text:p>11.824</text:p>
          </table:table-cell>
          <table:table-cell table:formula="of:=[.AB117]*1000000" office:value-type="float" office:value="92.298">
            <text:p>92.298</text:p>
          </table:table-cell>
          <table:table-cell table:formula="of:=[.AC117]*1000000" office:value-type="float" office:value="19.09">
            <text:p>19.09</text:p>
          </table:table-cell>
          <table:table-cell table:formula="of:=[.AD117]*1000000" office:value-type="float" office:value="0.0059528">
            <text:p>0.0059528</text:p>
          </table:table-cell>
          <table:table-cell table:formula="of:=[.AE117]*1000000" office:value-type="float" office:value="9.7498">
            <text:p>9.7498</text:p>
          </table:table-cell>
          <table:table-cell table:formula="of:=[.AF117]*1000000" office:value-type="float" office:value="0.10275">
            <text:p>0.10275</text:p>
          </table:table-cell>
          <table:table-cell table:formula="of:=[.AG117]*1000000" office:value-type="float" office:value="0.00000000010271">
            <text:p>1.0271E-010</text:p>
          </table:table-cell>
          <table:table-cell office:value-type="float" office:value="0.0012375">
            <text:p>0.0012375</text:p>
          </table:table-cell>
          <table:table-cell table:style-name="ce1" office:value-type="string">
            <text:p>1.1824e-05</text:p>
          </table:table-cell>
          <table:table-cell table:style-name="ce1" office:value-type="string">
            <text:p>9.2298e-05</text:p>
          </table:table-cell>
          <table:table-cell table:style-name="ce1" office:value-type="string">
            <text:p>1.909e-05</text:p>
          </table:table-cell>
          <table:table-cell table:style-name="ce1" office:value-type="string">
            <text:p>5.9528e-09</text:p>
          </table:table-cell>
          <table:table-cell table:style-name="ce1" office:value-type="string">
            <text:p>9.7498e-06</text:p>
          </table:table-cell>
          <table:table-cell table:style-name="ce1" office:value-type="string">
            <text:p>1.0275e-07</text:p>
          </table:table-cell>
          <table:table-cell table:style-name="ce1" office:value-type="string">
            <text:p>1.0271e-16</text:p>
          </table:table-cell>
          <table:table-cell office:value-type="float" office:value="0.0012375">
            <text:p>0.0012375</text:p>
          </table:table-cell>
          <table:table-cell table:style-name="ce1" office:value-type="string">
            <text:p>1.1824e-05</text:p>
          </table:table-cell>
          <table:table-cell table:style-name="ce1" office:value-type="string">
            <text:p>9.2298e-05</text:p>
          </table:table-cell>
          <table:table-cell table:style-name="ce1" office:value-type="string">
            <text:p>1.909e-05</text:p>
          </table:table-cell>
          <table:table-cell table:style-name="ce1" office:value-type="string">
            <text:p>5.9528e-09</text:p>
          </table:table-cell>
          <table:table-cell table:style-name="ce1" office:value-type="string">
            <text:p>9.7498e-06</text:p>
          </table:table-cell>
          <table:table-cell table:style-name="ce1" office:value-type="string">
            <text:p>1.0275e-07</text:p>
          </table:table-cell>
          <table:table-cell table:style-name="ce1" office:value-type="string">
            <text:p>1.0271e-16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R118]*1000000" office:value-type="float" office:value="1236.9">
            <text:p>1236.9</text:p>
          </table:table-cell>
          <table:table-cell table:formula="of:=[.S118]*1000000" office:value-type="float" office:value="11.343">
            <text:p>11.343</text:p>
          </table:table-cell>
          <table:table-cell table:formula="of:=[.T118]*1000000" office:value-type="float" office:value="92.714">
            <text:p>92.714</text:p>
          </table:table-cell>
          <table:table-cell table:formula="of:=[.U118]*1000000" office:value-type="float" office:value="19.003">
            <text:p>19.003</text:p>
          </table:table-cell>
          <table:table-cell table:formula="of:=[.V118]*1000000" office:value-type="float" office:value="0.0060383">
            <text:p>0.0060383</text:p>
          </table:table-cell>
          <table:table-cell table:formula="of:=[.W118]*1000000" office:value-type="float" office:value="9.6563">
            <text:p>9.6563</text:p>
          </table:table-cell>
          <table:table-cell table:formula="of:=[.X118]*1000000" office:value-type="float" office:value="0.10626">
            <text:p>0.10626</text:p>
          </table:table-cell>
          <table:table-cell table:formula="of:=[.Y118]*1000000" office:value-type="float" office:value="0.000000000098452">
            <text:p>9.8452E-011</text:p>
          </table:table-cell>
          <table:table-cell table:formula="of:=[.Z118]*1000000" office:value-type="float" office:value="1236.9">
            <text:p>1236.9</text:p>
          </table:table-cell>
          <table:table-cell table:formula="of:=[.AA118]*1000000" office:value-type="float" office:value="11.343">
            <text:p>11.343</text:p>
          </table:table-cell>
          <table:table-cell table:formula="of:=[.AB118]*1000000" office:value-type="float" office:value="92.714">
            <text:p>92.714</text:p>
          </table:table-cell>
          <table:table-cell table:formula="of:=[.AC118]*1000000" office:value-type="float" office:value="19.003">
            <text:p>19.003</text:p>
          </table:table-cell>
          <table:table-cell table:formula="of:=[.AD118]*1000000" office:value-type="float" office:value="0.0060383">
            <text:p>0.0060383</text:p>
          </table:table-cell>
          <table:table-cell table:formula="of:=[.AE118]*1000000" office:value-type="float" office:value="9.6563">
            <text:p>9.6563</text:p>
          </table:table-cell>
          <table:table-cell table:formula="of:=[.AF118]*1000000" office:value-type="float" office:value="0.10626">
            <text:p>0.10626</text:p>
          </table:table-cell>
          <table:table-cell table:formula="of:=[.AG118]*1000000" office:value-type="float" office:value="0.000000000098452">
            <text:p>9.8452E-011</text:p>
          </table:table-cell>
          <table:table-cell office:value-type="float" office:value="0.0012369">
            <text:p>0.0012369</text:p>
          </table:table-cell>
          <table:table-cell table:style-name="ce1" office:value-type="string">
            <text:p>1.1343e-05</text:p>
          </table:table-cell>
          <table:table-cell table:style-name="ce1" office:value-type="string">
            <text:p>9.2714e-05</text:p>
          </table:table-cell>
          <table:table-cell table:style-name="ce1" office:value-type="string">
            <text:p>1.9003e-05</text:p>
          </table:table-cell>
          <table:table-cell table:style-name="ce1" office:value-type="string">
            <text:p>6.0383e-09</text:p>
          </table:table-cell>
          <table:table-cell table:style-name="ce1" office:value-type="string">
            <text:p>9.6563e-06</text:p>
          </table:table-cell>
          <table:table-cell table:style-name="ce1" office:value-type="string">
            <text:p>1.0626e-07</text:p>
          </table:table-cell>
          <table:table-cell table:style-name="ce1" office:value-type="string">
            <text:p>9.8452e-17</text:p>
          </table:table-cell>
          <table:table-cell office:value-type="float" office:value="0.0012369">
            <text:p>0.0012369</text:p>
          </table:table-cell>
          <table:table-cell table:style-name="ce1" office:value-type="string">
            <text:p>1.1343e-05</text:p>
          </table:table-cell>
          <table:table-cell table:style-name="ce1" office:value-type="string">
            <text:p>9.2714e-05</text:p>
          </table:table-cell>
          <table:table-cell table:style-name="ce1" office:value-type="string">
            <text:p>1.9003e-05</text:p>
          </table:table-cell>
          <table:table-cell table:style-name="ce1" office:value-type="string">
            <text:p>6.0383e-09</text:p>
          </table:table-cell>
          <table:table-cell table:style-name="ce1" office:value-type="string">
            <text:p>9.6563e-06</text:p>
          </table:table-cell>
          <table:table-cell table:style-name="ce1" office:value-type="string">
            <text:p>1.0626e-07</text:p>
          </table:table-cell>
          <table:table-cell table:style-name="ce1" office:value-type="string">
            <text:p>9.8452e-17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R119]*1000000" office:value-type="float" office:value="1236.2">
            <text:p>1236.2</text:p>
          </table:table-cell>
          <table:table-cell table:formula="of:=[.S119]*1000000" office:value-type="float" office:value="10.894">
            <text:p>10.894</text:p>
          </table:table-cell>
          <table:table-cell table:formula="of:=[.T119]*1000000" office:value-type="float" office:value="93.097">
            <text:p>93.097</text:p>
          </table:table-cell>
          <table:table-cell table:formula="of:=[.U119]*1000000" office:value-type="float" office:value="18.918">
            <text:p>18.918</text:p>
          </table:table-cell>
          <table:table-cell table:formula="of:=[.V119]*1000000" office:value-type="float" office:value="0.0061219">
            <text:p>0.0061219</text:p>
          </table:table-cell>
          <table:table-cell table:formula="of:=[.W119]*1000000" office:value-type="float" office:value="9.5638">
            <text:p>9.5638</text:p>
          </table:table-cell>
          <table:table-cell table:formula="of:=[.X119]*1000000" office:value-type="float" office:value="0.10975">
            <text:p>0.10975</text:p>
          </table:table-cell>
          <table:table-cell table:formula="of:=[.Y119]*1000000" office:value-type="float" office:value="0.000000000094417">
            <text:p>9.4417E-011</text:p>
          </table:table-cell>
          <table:table-cell table:formula="of:=[.Z119]*1000000" office:value-type="float" office:value="1236.2">
            <text:p>1236.2</text:p>
          </table:table-cell>
          <table:table-cell table:formula="of:=[.AA119]*1000000" office:value-type="float" office:value="10.894">
            <text:p>10.894</text:p>
          </table:table-cell>
          <table:table-cell table:formula="of:=[.AB119]*1000000" office:value-type="float" office:value="93.097">
            <text:p>93.097</text:p>
          </table:table-cell>
          <table:table-cell table:formula="of:=[.AC119]*1000000" office:value-type="float" office:value="18.918">
            <text:p>18.918</text:p>
          </table:table-cell>
          <table:table-cell table:formula="of:=[.AD119]*1000000" office:value-type="float" office:value="0.0061219">
            <text:p>0.0061219</text:p>
          </table:table-cell>
          <table:table-cell table:formula="of:=[.AE119]*1000000" office:value-type="float" office:value="9.5638">
            <text:p>9.5638</text:p>
          </table:table-cell>
          <table:table-cell table:formula="of:=[.AF119]*1000000" office:value-type="float" office:value="0.10975">
            <text:p>0.10975</text:p>
          </table:table-cell>
          <table:table-cell table:formula="of:=[.AG119]*1000000" office:value-type="float" office:value="0.000000000094417">
            <text:p>9.4417E-011</text:p>
          </table:table-cell>
          <table:table-cell office:value-type="float" office:value="0.0012362">
            <text:p>0.0012362</text:p>
          </table:table-cell>
          <table:table-cell table:style-name="ce1" office:value-type="string">
            <text:p>1.0894e-05</text:p>
          </table:table-cell>
          <table:table-cell table:style-name="ce1" office:value-type="string">
            <text:p>9.3097e-05</text:p>
          </table:table-cell>
          <table:table-cell table:style-name="ce1" office:value-type="string">
            <text:p>1.8918e-05</text:p>
          </table:table-cell>
          <table:table-cell table:style-name="ce1" office:value-type="string">
            <text:p>6.1219e-09</text:p>
          </table:table-cell>
          <table:table-cell table:style-name="ce1" office:value-type="string">
            <text:p>9.5638e-06</text:p>
          </table:table-cell>
          <table:table-cell table:style-name="ce1" office:value-type="string">
            <text:p>1.0975e-07</text:p>
          </table:table-cell>
          <table:table-cell table:style-name="ce1" office:value-type="string">
            <text:p>9.4417e-17</text:p>
          </table:table-cell>
          <table:table-cell office:value-type="float" office:value="0.0012362">
            <text:p>0.0012362</text:p>
          </table:table-cell>
          <table:table-cell table:style-name="ce1" office:value-type="string">
            <text:p>1.0894e-05</text:p>
          </table:table-cell>
          <table:table-cell table:style-name="ce1" office:value-type="string">
            <text:p>9.3097e-05</text:p>
          </table:table-cell>
          <table:table-cell table:style-name="ce1" office:value-type="string">
            <text:p>1.8918e-05</text:p>
          </table:table-cell>
          <table:table-cell table:style-name="ce1" office:value-type="string">
            <text:p>6.1219e-09</text:p>
          </table:table-cell>
          <table:table-cell table:style-name="ce1" office:value-type="string">
            <text:p>9.5638e-06</text:p>
          </table:table-cell>
          <table:table-cell table:style-name="ce1" office:value-type="string">
            <text:p>1.0975e-07</text:p>
          </table:table-cell>
          <table:table-cell table:style-name="ce1" office:value-type="string">
            <text:p>9.4417e-17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R120]*1000000" office:value-type="float" office:value="1235.6">
            <text:p>1235.6</text:p>
          </table:table-cell>
          <table:table-cell table:formula="of:=[.S120]*1000000" office:value-type="float" office:value="10.475">
            <text:p>10.475</text:p>
          </table:table-cell>
          <table:table-cell table:formula="of:=[.T120]*1000000" office:value-type="float" office:value="93.451">
            <text:p>93.451</text:p>
          </table:table-cell>
          <table:table-cell table:formula="of:=[.U120]*1000000" office:value-type="float" office:value="18.834">
            <text:p>18.834</text:p>
          </table:table-cell>
          <table:table-cell table:formula="of:=[.V120]*1000000" office:value-type="float" office:value="0.0062039">
            <text:p>0.0062039</text:p>
          </table:table-cell>
          <table:table-cell table:formula="of:=[.W120]*1000000" office:value-type="float" office:value="9.4723">
            <text:p>9.4723</text:p>
          </table:table-cell>
          <table:table-cell table:formula="of:=[.X120]*1000000" office:value-type="float" office:value="0.11322">
            <text:p>0.11322</text:p>
          </table:table-cell>
          <table:table-cell table:formula="of:=[.Y120]*1000000" office:value-type="float" office:value="0.000000000090587">
            <text:p>9.0587E-011</text:p>
          </table:table-cell>
          <table:table-cell table:formula="of:=[.Z120]*1000000" office:value-type="float" office:value="1235.6">
            <text:p>1235.6</text:p>
          </table:table-cell>
          <table:table-cell table:formula="of:=[.AA120]*1000000" office:value-type="float" office:value="10.475">
            <text:p>10.475</text:p>
          </table:table-cell>
          <table:table-cell table:formula="of:=[.AB120]*1000000" office:value-type="float" office:value="93.451">
            <text:p>93.451</text:p>
          </table:table-cell>
          <table:table-cell table:formula="of:=[.AC120]*1000000" office:value-type="float" office:value="18.834">
            <text:p>18.834</text:p>
          </table:table-cell>
          <table:table-cell table:formula="of:=[.AD120]*1000000" office:value-type="float" office:value="0.0062039">
            <text:p>0.0062039</text:p>
          </table:table-cell>
          <table:table-cell table:formula="of:=[.AE120]*1000000" office:value-type="float" office:value="9.4723">
            <text:p>9.4723</text:p>
          </table:table-cell>
          <table:table-cell table:formula="of:=[.AF120]*1000000" office:value-type="float" office:value="0.11322">
            <text:p>0.11322</text:p>
          </table:table-cell>
          <table:table-cell table:formula="of:=[.AG120]*1000000" office:value-type="float" office:value="0.000000000090587">
            <text:p>9.0587E-011</text:p>
          </table:table-cell>
          <table:table-cell office:value-type="float" office:value="0.0012356">
            <text:p>0.0012356</text:p>
          </table:table-cell>
          <table:table-cell table:style-name="ce1" office:value-type="string">
            <text:p>1.0475e-05</text:p>
          </table:table-cell>
          <table:table-cell table:style-name="ce1" office:value-type="string">
            <text:p>9.3451e-05</text:p>
          </table:table-cell>
          <table:table-cell table:style-name="ce1" office:value-type="string">
            <text:p>1.8834e-05</text:p>
          </table:table-cell>
          <table:table-cell table:style-name="ce1" office:value-type="string">
            <text:p>6.2039e-09</text:p>
          </table:table-cell>
          <table:table-cell table:style-name="ce1" office:value-type="string">
            <text:p>9.4723e-06</text:p>
          </table:table-cell>
          <table:table-cell table:style-name="ce1" office:value-type="string">
            <text:p>1.1322e-07</text:p>
          </table:table-cell>
          <table:table-cell table:style-name="ce1" office:value-type="string">
            <text:p>9.0587e-17</text:p>
          </table:table-cell>
          <table:table-cell office:value-type="float" office:value="0.0012356">
            <text:p>0.0012356</text:p>
          </table:table-cell>
          <table:table-cell table:style-name="ce1" office:value-type="string">
            <text:p>1.0475e-05</text:p>
          </table:table-cell>
          <table:table-cell table:style-name="ce1" office:value-type="string">
            <text:p>9.3451e-05</text:p>
          </table:table-cell>
          <table:table-cell table:style-name="ce1" office:value-type="string">
            <text:p>1.8834e-05</text:p>
          </table:table-cell>
          <table:table-cell table:style-name="ce1" office:value-type="string">
            <text:p>6.2039e-09</text:p>
          </table:table-cell>
          <table:table-cell table:style-name="ce1" office:value-type="string">
            <text:p>9.4723e-06</text:p>
          </table:table-cell>
          <table:table-cell table:style-name="ce1" office:value-type="string">
            <text:p>1.1322e-07</text:p>
          </table:table-cell>
          <table:table-cell table:style-name="ce1" office:value-type="string">
            <text:p>9.0587e-17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R121]*1000000" office:value-type="float" office:value="1234.9">
            <text:p>1234.9</text:p>
          </table:table-cell>
          <table:table-cell table:formula="of:=[.S121]*1000000" office:value-type="float" office:value="10.083">
            <text:p>10.083</text:p>
          </table:table-cell>
          <table:table-cell table:formula="of:=[.T121]*1000000" office:value-type="float" office:value="93.78">
            <text:p>93.78</text:p>
          </table:table-cell>
          <table:table-cell table:formula="of:=[.U121]*1000000" office:value-type="float" office:value="18.753">
            <text:p>18.753</text:p>
          </table:table-cell>
          <table:table-cell table:formula="of:=[.V121]*1000000" office:value-type="float" office:value="0.0062841">
            <text:p>0.0062841</text:p>
          </table:table-cell>
          <table:table-cell table:formula="of:=[.W121]*1000000" office:value-type="float" office:value="9.3821">
            <text:p>9.3821</text:p>
          </table:table-cell>
          <table:table-cell table:formula="of:=[.X121]*1000000" office:value-type="float" office:value="0.11666">
            <text:p>0.11666</text:p>
          </table:table-cell>
          <table:table-cell table:formula="of:=[.Y121]*1000000" office:value-type="float" office:value="0.000000000086947">
            <text:p>8.6947E-011</text:p>
          </table:table-cell>
          <table:table-cell table:formula="of:=[.Z121]*1000000" office:value-type="float" office:value="1234.9">
            <text:p>1234.9</text:p>
          </table:table-cell>
          <table:table-cell table:formula="of:=[.AA121]*1000000" office:value-type="float" office:value="10.083">
            <text:p>10.083</text:p>
          </table:table-cell>
          <table:table-cell table:formula="of:=[.AB121]*1000000" office:value-type="float" office:value="93.78">
            <text:p>93.78</text:p>
          </table:table-cell>
          <table:table-cell table:formula="of:=[.AC121]*1000000" office:value-type="float" office:value="18.753">
            <text:p>18.753</text:p>
          </table:table-cell>
          <table:table-cell table:formula="of:=[.AD121]*1000000" office:value-type="float" office:value="0.0062841">
            <text:p>0.0062841</text:p>
          </table:table-cell>
          <table:table-cell table:formula="of:=[.AE121]*1000000" office:value-type="float" office:value="9.3821">
            <text:p>9.3821</text:p>
          </table:table-cell>
          <table:table-cell table:formula="of:=[.AF121]*1000000" office:value-type="float" office:value="0.11666">
            <text:p>0.11666</text:p>
          </table:table-cell>
          <table:table-cell table:formula="of:=[.AG121]*1000000" office:value-type="float" office:value="0.000000000086947">
            <text:p>8.6947E-011</text:p>
          </table:table-cell>
          <table:table-cell office:value-type="float" office:value="0.0012349">
            <text:p>0.0012349</text:p>
          </table:table-cell>
          <table:table-cell table:style-name="ce1" office:value-type="string">
            <text:p>1.0083e-05</text:p>
          </table:table-cell>
          <table:table-cell table:style-name="ce1" office:value-type="string">
            <text:p>9.378e-05</text:p>
          </table:table-cell>
          <table:table-cell table:style-name="ce1" office:value-type="string">
            <text:p>1.8753e-05</text:p>
          </table:table-cell>
          <table:table-cell table:style-name="ce1" office:value-type="string">
            <text:p>6.2841e-09</text:p>
          </table:table-cell>
          <table:table-cell table:style-name="ce1" office:value-type="string">
            <text:p>9.3821e-06</text:p>
          </table:table-cell>
          <table:table-cell table:style-name="ce1" office:value-type="string">
            <text:p>1.1666e-07</text:p>
          </table:table-cell>
          <table:table-cell table:style-name="ce1" office:value-type="string">
            <text:p>8.6947e-17</text:p>
          </table:table-cell>
          <table:table-cell office:value-type="float" office:value="0.0012349">
            <text:p>0.0012349</text:p>
          </table:table-cell>
          <table:table-cell table:style-name="ce1" office:value-type="string">
            <text:p>1.0083e-05</text:p>
          </table:table-cell>
          <table:table-cell table:style-name="ce1" office:value-type="string">
            <text:p>9.378e-05</text:p>
          </table:table-cell>
          <table:table-cell table:style-name="ce1" office:value-type="string">
            <text:p>1.8753e-05</text:p>
          </table:table-cell>
          <table:table-cell table:style-name="ce1" office:value-type="string">
            <text:p>6.2841e-09</text:p>
          </table:table-cell>
          <table:table-cell table:style-name="ce1" office:value-type="string">
            <text:p>9.3821e-06</text:p>
          </table:table-cell>
          <table:table-cell table:style-name="ce1" office:value-type="string">
            <text:p>1.1666e-07</text:p>
          </table:table-cell>
          <table:table-cell table:style-name="ce1" office:value-type="string">
            <text:p>8.6947e-17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R122]*1000000" office:value-type="float" office:value="1234.3">
            <text:p>1234.3</text:p>
          </table:table-cell>
          <table:table-cell table:formula="of:=[.S122]*1000000" office:value-type="float" office:value="9.7154">
            <text:p>9.7154</text:p>
          </table:table-cell>
          <table:table-cell table:formula="of:=[.T122]*1000000" office:value-type="float" office:value="94.088">
            <text:p>94.088</text:p>
          </table:table-cell>
          <table:table-cell table:formula="of:=[.U122]*1000000" office:value-type="float" office:value="18.674">
            <text:p>18.674</text:p>
          </table:table-cell>
          <table:table-cell table:formula="of:=[.V122]*1000000" office:value-type="float" office:value="0.0063627">
            <text:p>0.0063627</text:p>
          </table:table-cell>
          <table:table-cell table:formula="of:=[.W122]*1000000" office:value-type="float" office:value="9.293">
            <text:p>9.293</text:p>
          </table:table-cell>
          <table:table-cell table:formula="of:=[.X122]*1000000" office:value-type="float" office:value="0.12007">
            <text:p>0.12007</text:p>
          </table:table-cell>
          <table:table-cell table:formula="of:=[.Y122]*1000000" office:value-type="float" office:value="0.000000000083487">
            <text:p>8.3487E-011</text:p>
          </table:table-cell>
          <table:table-cell table:formula="of:=[.Z122]*1000000" office:value-type="float" office:value="1234.3">
            <text:p>1234.3</text:p>
          </table:table-cell>
          <table:table-cell table:formula="of:=[.AA122]*1000000" office:value-type="float" office:value="9.7154">
            <text:p>9.7154</text:p>
          </table:table-cell>
          <table:table-cell table:formula="of:=[.AB122]*1000000" office:value-type="float" office:value="94.088">
            <text:p>94.088</text:p>
          </table:table-cell>
          <table:table-cell table:formula="of:=[.AC122]*1000000" office:value-type="float" office:value="18.674">
            <text:p>18.674</text:p>
          </table:table-cell>
          <table:table-cell table:formula="of:=[.AD122]*1000000" office:value-type="float" office:value="0.0063627">
            <text:p>0.0063627</text:p>
          </table:table-cell>
          <table:table-cell table:formula="of:=[.AE122]*1000000" office:value-type="float" office:value="9.293">
            <text:p>9.293</text:p>
          </table:table-cell>
          <table:table-cell table:formula="of:=[.AF122]*1000000" office:value-type="float" office:value="0.12007">
            <text:p>0.12007</text:p>
          </table:table-cell>
          <table:table-cell table:formula="of:=[.AG122]*1000000" office:value-type="float" office:value="0.000000000083487">
            <text:p>8.3487E-011</text:p>
          </table:table-cell>
          <table:table-cell office:value-type="float" office:value="0.0012343">
            <text:p>0.0012343</text:p>
          </table:table-cell>
          <table:table-cell table:style-name="ce1" office:value-type="string">
            <text:p>9.7154e-06</text:p>
          </table:table-cell>
          <table:table-cell table:style-name="ce1" office:value-type="string">
            <text:p>9.4088e-05</text:p>
          </table:table-cell>
          <table:table-cell table:style-name="ce1" office:value-type="string">
            <text:p>1.8674e-05</text:p>
          </table:table-cell>
          <table:table-cell table:style-name="ce1" office:value-type="string">
            <text:p>6.3627e-09</text:p>
          </table:table-cell>
          <table:table-cell table:style-name="ce1" office:value-type="string">
            <text:p>9.293e-06</text:p>
          </table:table-cell>
          <table:table-cell table:style-name="ce1" office:value-type="string">
            <text:p>1.2007e-07</text:p>
          </table:table-cell>
          <table:table-cell table:style-name="ce1" office:value-type="string">
            <text:p>8.3487e-17</text:p>
          </table:table-cell>
          <table:table-cell office:value-type="float" office:value="0.0012343">
            <text:p>0.0012343</text:p>
          </table:table-cell>
          <table:table-cell table:style-name="ce1" office:value-type="string">
            <text:p>9.7154e-06</text:p>
          </table:table-cell>
          <table:table-cell table:style-name="ce1" office:value-type="string">
            <text:p>9.4088e-05</text:p>
          </table:table-cell>
          <table:table-cell table:style-name="ce1" office:value-type="string">
            <text:p>1.8674e-05</text:p>
          </table:table-cell>
          <table:table-cell table:style-name="ce1" office:value-type="string">
            <text:p>6.3627e-09</text:p>
          </table:table-cell>
          <table:table-cell table:style-name="ce1" office:value-type="string">
            <text:p>9.293e-06</text:p>
          </table:table-cell>
          <table:table-cell table:style-name="ce1" office:value-type="string">
            <text:p>1.2007e-07</text:p>
          </table:table-cell>
          <table:table-cell table:style-name="ce1" office:value-type="string">
            <text:p>8.3487e-17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R123]*1000000" office:value-type="float" office:value="1233.7">
            <text:p>1233.7</text:p>
          </table:table-cell>
          <table:table-cell table:formula="of:=[.S123]*1000000" office:value-type="float" office:value="9.3712">
            <text:p>9.3712</text:p>
          </table:table-cell>
          <table:table-cell table:formula="of:=[.T123]*1000000" office:value-type="float" office:value="94.378">
            <text:p>94.378</text:p>
          </table:table-cell>
          <table:table-cell table:formula="of:=[.U123]*1000000" office:value-type="float" office:value="18.596">
            <text:p>18.596</text:p>
          </table:table-cell>
          <table:table-cell table:formula="of:=[.V123]*1000000" office:value-type="float" office:value="0.0064397">
            <text:p>0.0064397</text:p>
          </table:table-cell>
          <table:table-cell table:formula="of:=[.W123]*1000000" office:value-type="float" office:value="9.2052">
            <text:p>9.2052</text:p>
          </table:table-cell>
          <table:table-cell table:formula="of:=[.X123]*1000000" office:value-type="float" office:value="0.12346">
            <text:p>0.12346</text:p>
          </table:table-cell>
          <table:table-cell table:formula="of:=[.Y123]*1000000" office:value-type="float" office:value="0.000000000080195">
            <text:p>8.0195E-011</text:p>
          </table:table-cell>
          <table:table-cell table:formula="of:=[.Z123]*1000000" office:value-type="float" office:value="1233.7">
            <text:p>1233.7</text:p>
          </table:table-cell>
          <table:table-cell table:formula="of:=[.AA123]*1000000" office:value-type="float" office:value="9.3712">
            <text:p>9.3712</text:p>
          </table:table-cell>
          <table:table-cell table:formula="of:=[.AB123]*1000000" office:value-type="float" office:value="94.378">
            <text:p>94.378</text:p>
          </table:table-cell>
          <table:table-cell table:formula="of:=[.AC123]*1000000" office:value-type="float" office:value="18.596">
            <text:p>18.596</text:p>
          </table:table-cell>
          <table:table-cell table:formula="of:=[.AD123]*1000000" office:value-type="float" office:value="0.0064397">
            <text:p>0.0064397</text:p>
          </table:table-cell>
          <table:table-cell table:formula="of:=[.AE123]*1000000" office:value-type="float" office:value="9.2052">
            <text:p>9.2052</text:p>
          </table:table-cell>
          <table:table-cell table:formula="of:=[.AF123]*1000000" office:value-type="float" office:value="0.12346">
            <text:p>0.12346</text:p>
          </table:table-cell>
          <table:table-cell table:formula="of:=[.AG123]*1000000" office:value-type="float" office:value="0.000000000080195">
            <text:p>8.0195E-011</text:p>
          </table:table-cell>
          <table:table-cell office:value-type="float" office:value="0.0012337">
            <text:p>0.0012337</text:p>
          </table:table-cell>
          <table:table-cell table:style-name="ce1" office:value-type="string">
            <text:p>9.3712e-06</text:p>
          </table:table-cell>
          <table:table-cell table:style-name="ce1" office:value-type="string">
            <text:p>9.4378e-05</text:p>
          </table:table-cell>
          <table:table-cell table:style-name="ce1" office:value-type="string">
            <text:p>1.8596e-05</text:p>
          </table:table-cell>
          <table:table-cell table:style-name="ce1" office:value-type="string">
            <text:p>6.4397e-09</text:p>
          </table:table-cell>
          <table:table-cell table:style-name="ce1" office:value-type="string">
            <text:p>9.2052e-06</text:p>
          </table:table-cell>
          <table:table-cell table:style-name="ce1" office:value-type="string">
            <text:p>1.2346e-07</text:p>
          </table:table-cell>
          <table:table-cell table:style-name="ce1" office:value-type="string">
            <text:p>8.0195e-17</text:p>
          </table:table-cell>
          <table:table-cell office:value-type="float" office:value="0.0012337">
            <text:p>0.0012337</text:p>
          </table:table-cell>
          <table:table-cell table:style-name="ce1" office:value-type="string">
            <text:p>9.3712e-06</text:p>
          </table:table-cell>
          <table:table-cell table:style-name="ce1" office:value-type="string">
            <text:p>9.4378e-05</text:p>
          </table:table-cell>
          <table:table-cell table:style-name="ce1" office:value-type="string">
            <text:p>1.8596e-05</text:p>
          </table:table-cell>
          <table:table-cell table:style-name="ce1" office:value-type="string">
            <text:p>6.4397e-09</text:p>
          </table:table-cell>
          <table:table-cell table:style-name="ce1" office:value-type="string">
            <text:p>9.2052e-06</text:p>
          </table:table-cell>
          <table:table-cell table:style-name="ce1" office:value-type="string">
            <text:p>1.2346e-07</text:p>
          </table:table-cell>
          <table:table-cell table:style-name="ce1" office:value-type="string">
            <text:p>8.0195e-17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R124]*1000000" office:value-type="float" office:value="1233.1">
            <text:p>1233.1</text:p>
          </table:table-cell>
          <table:table-cell table:formula="of:=[.S124]*1000000" office:value-type="float" office:value="9.048">
            <text:p>9.048</text:p>
          </table:table-cell>
          <table:table-cell table:formula="of:=[.T124]*1000000" office:value-type="float" office:value="94.653">
            <text:p>94.653</text:p>
          </table:table-cell>
          <table:table-cell table:formula="of:=[.U124]*1000000" office:value-type="float" office:value="18.519">
            <text:p>18.519</text:p>
          </table:table-cell>
          <table:table-cell table:formula="of:=[.V124]*1000000" office:value-type="float" office:value="0.0065153">
            <text:p>0.0065153</text:p>
          </table:table-cell>
          <table:table-cell table:formula="of:=[.W124]*1000000" office:value-type="float" office:value="9.1187">
            <text:p>9.1187</text:p>
          </table:table-cell>
          <table:table-cell table:formula="of:=[.X124]*1000000" office:value-type="float" office:value="0.12681">
            <text:p>0.12681</text:p>
          </table:table-cell>
          <table:table-cell table:formula="of:=[.Y124]*1000000" office:value-type="float" office:value="0.00000000007706">
            <text:p>7.706E-011</text:p>
          </table:table-cell>
          <table:table-cell table:formula="of:=[.Z124]*1000000" office:value-type="float" office:value="1233.1">
            <text:p>1233.1</text:p>
          </table:table-cell>
          <table:table-cell table:formula="of:=[.AA124]*1000000" office:value-type="float" office:value="9.048">
            <text:p>9.048</text:p>
          </table:table-cell>
          <table:table-cell table:formula="of:=[.AB124]*1000000" office:value-type="float" office:value="94.653">
            <text:p>94.653</text:p>
          </table:table-cell>
          <table:table-cell table:formula="of:=[.AC124]*1000000" office:value-type="float" office:value="18.519">
            <text:p>18.519</text:p>
          </table:table-cell>
          <table:table-cell table:formula="of:=[.AD124]*1000000" office:value-type="float" office:value="0.0065153">
            <text:p>0.0065153</text:p>
          </table:table-cell>
          <table:table-cell table:formula="of:=[.AE124]*1000000" office:value-type="float" office:value="9.1187">
            <text:p>9.1187</text:p>
          </table:table-cell>
          <table:table-cell table:formula="of:=[.AF124]*1000000" office:value-type="float" office:value="0.12681">
            <text:p>0.12681</text:p>
          </table:table-cell>
          <table:table-cell table:formula="of:=[.AG124]*1000000" office:value-type="float" office:value="0.00000000007706">
            <text:p>7.706E-011</text:p>
          </table:table-cell>
          <table:table-cell office:value-type="float" office:value="0.0012331">
            <text:p>0.0012331</text:p>
          </table:table-cell>
          <table:table-cell table:style-name="ce1" office:value-type="string">
            <text:p>9.048e-06</text:p>
          </table:table-cell>
          <table:table-cell table:style-name="ce1" office:value-type="string">
            <text:p>9.4653e-05</text:p>
          </table:table-cell>
          <table:table-cell table:style-name="ce1" office:value-type="string">
            <text:p>1.8519e-05</text:p>
          </table:table-cell>
          <table:table-cell table:style-name="ce1" office:value-type="string">
            <text:p>6.5153e-09</text:p>
          </table:table-cell>
          <table:table-cell table:style-name="ce1" office:value-type="string">
            <text:p>9.1187e-06</text:p>
          </table:table-cell>
          <table:table-cell table:style-name="ce1" office:value-type="string">
            <text:p>1.2681e-07</text:p>
          </table:table-cell>
          <table:table-cell table:style-name="ce1" office:value-type="string">
            <text:p>7.706e-17</text:p>
          </table:table-cell>
          <table:table-cell office:value-type="float" office:value="0.0012331">
            <text:p>0.0012331</text:p>
          </table:table-cell>
          <table:table-cell table:style-name="ce1" office:value-type="string">
            <text:p>9.048e-06</text:p>
          </table:table-cell>
          <table:table-cell table:style-name="ce1" office:value-type="string">
            <text:p>9.4653e-05</text:p>
          </table:table-cell>
          <table:table-cell table:style-name="ce1" office:value-type="string">
            <text:p>1.8519e-05</text:p>
          </table:table-cell>
          <table:table-cell table:style-name="ce1" office:value-type="string">
            <text:p>6.5153e-09</text:p>
          </table:table-cell>
          <table:table-cell table:style-name="ce1" office:value-type="string">
            <text:p>9.1187e-06</text:p>
          </table:table-cell>
          <table:table-cell table:style-name="ce1" office:value-type="string">
            <text:p>1.2681e-07</text:p>
          </table:table-cell>
          <table:table-cell table:style-name="ce1" office:value-type="string">
            <text:p>7.706e-17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R125]*1000000" office:value-type="float" office:value="1232.5">
            <text:p>1232.5</text:p>
          </table:table-cell>
          <table:table-cell table:formula="of:=[.S125]*1000000" office:value-type="float" office:value="8.7442">
            <text:p>8.7442</text:p>
          </table:table-cell>
          <table:table-cell table:formula="of:=[.T125]*1000000" office:value-type="float" office:value="94.914">
            <text:p>94.914</text:p>
          </table:table-cell>
          <table:table-cell table:formula="of:=[.U125]*1000000" office:value-type="float" office:value="18.444">
            <text:p>18.444</text:p>
          </table:table-cell>
          <table:table-cell table:formula="of:=[.V125]*1000000" office:value-type="float" office:value="0.0065894">
            <text:p>0.0065894</text:p>
          </table:table-cell>
          <table:table-cell table:formula="of:=[.W125]*1000000" office:value-type="float" office:value="9.0335">
            <text:p>9.0335</text:p>
          </table:table-cell>
          <table:table-cell table:formula="of:=[.X125]*1000000" office:value-type="float" office:value="0.13013">
            <text:p>0.13013</text:p>
          </table:table-cell>
          <table:table-cell table:formula="of:=[.Y125]*1000000" office:value-type="float" office:value="0.000000000074073">
            <text:p>7.4073E-011</text:p>
          </table:table-cell>
          <table:table-cell table:formula="of:=[.Z125]*1000000" office:value-type="float" office:value="1232.5">
            <text:p>1232.5</text:p>
          </table:table-cell>
          <table:table-cell table:formula="of:=[.AA125]*1000000" office:value-type="float" office:value="8.7442">
            <text:p>8.7442</text:p>
          </table:table-cell>
          <table:table-cell table:formula="of:=[.AB125]*1000000" office:value-type="float" office:value="94.914">
            <text:p>94.914</text:p>
          </table:table-cell>
          <table:table-cell table:formula="of:=[.AC125]*1000000" office:value-type="float" office:value="18.444">
            <text:p>18.444</text:p>
          </table:table-cell>
          <table:table-cell table:formula="of:=[.AD125]*1000000" office:value-type="float" office:value="0.0065894">
            <text:p>0.0065894</text:p>
          </table:table-cell>
          <table:table-cell table:formula="of:=[.AE125]*1000000" office:value-type="float" office:value="9.0335">
            <text:p>9.0335</text:p>
          </table:table-cell>
          <table:table-cell table:formula="of:=[.AF125]*1000000" office:value-type="float" office:value="0.13013">
            <text:p>0.13013</text:p>
          </table:table-cell>
          <table:table-cell table:formula="of:=[.AG125]*1000000" office:value-type="float" office:value="0.000000000074073">
            <text:p>7.4073E-011</text:p>
          </table:table-cell>
          <table:table-cell office:value-type="float" office:value="0.0012325">
            <text:p>0.0012325</text:p>
          </table:table-cell>
          <table:table-cell table:style-name="ce1" office:value-type="string">
            <text:p>8.7442e-06</text:p>
          </table:table-cell>
          <table:table-cell table:style-name="ce1" office:value-type="string">
            <text:p>9.4914e-05</text:p>
          </table:table-cell>
          <table:table-cell table:style-name="ce1" office:value-type="string">
            <text:p>1.8444e-05</text:p>
          </table:table-cell>
          <table:table-cell table:style-name="ce1" office:value-type="string">
            <text:p>6.5894e-09</text:p>
          </table:table-cell>
          <table:table-cell table:style-name="ce1" office:value-type="string">
            <text:p>9.0335e-06</text:p>
          </table:table-cell>
          <table:table-cell table:style-name="ce1" office:value-type="string">
            <text:p>1.3013e-07</text:p>
          </table:table-cell>
          <table:table-cell table:style-name="ce1" office:value-type="string">
            <text:p>7.4073e-17</text:p>
          </table:table-cell>
          <table:table-cell office:value-type="float" office:value="0.0012325">
            <text:p>0.0012325</text:p>
          </table:table-cell>
          <table:table-cell table:style-name="ce1" office:value-type="string">
            <text:p>8.7442e-06</text:p>
          </table:table-cell>
          <table:table-cell table:style-name="ce1" office:value-type="string">
            <text:p>9.4914e-05</text:p>
          </table:table-cell>
          <table:table-cell table:style-name="ce1" office:value-type="string">
            <text:p>1.8444e-05</text:p>
          </table:table-cell>
          <table:table-cell table:style-name="ce1" office:value-type="string">
            <text:p>6.5894e-09</text:p>
          </table:table-cell>
          <table:table-cell table:style-name="ce1" office:value-type="string">
            <text:p>9.0335e-06</text:p>
          </table:table-cell>
          <table:table-cell table:style-name="ce1" office:value-type="string">
            <text:p>1.3013e-07</text:p>
          </table:table-cell>
          <table:table-cell table:style-name="ce1" office:value-type="string">
            <text:p>7.4073e-17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R126]*1000000" office:value-type="float" office:value="1231.9">
            <text:p>1231.9</text:p>
          </table:table-cell>
          <table:table-cell table:formula="of:=[.S126]*1000000" office:value-type="float" office:value="8.4582">
            <text:p>8.4582</text:p>
          </table:table-cell>
          <table:table-cell table:formula="of:=[.T126]*1000000" office:value-type="float" office:value="95.164">
            <text:p>95.164</text:p>
          </table:table-cell>
          <table:table-cell table:formula="of:=[.U126]*1000000" office:value-type="float" office:value="18.37">
            <text:p>18.37</text:p>
          </table:table-cell>
          <table:table-cell table:formula="of:=[.V126]*1000000" office:value-type="float" office:value="0.0066622">
            <text:p>0.0066622</text:p>
          </table:table-cell>
          <table:table-cell table:formula="of:=[.W126]*1000000" office:value-type="float" office:value="8.9496">
            <text:p>8.9496</text:p>
          </table:table-cell>
          <table:table-cell table:formula="of:=[.X126]*1000000" office:value-type="float" office:value="0.13342">
            <text:p>0.13342</text:p>
          </table:table-cell>
          <table:table-cell table:formula="of:=[.Y126]*1000000" office:value-type="float" office:value="0.000000000071226">
            <text:p>7.1226E-011</text:p>
          </table:table-cell>
          <table:table-cell table:formula="of:=[.Z126]*1000000" office:value-type="float" office:value="1231.9">
            <text:p>1231.9</text:p>
          </table:table-cell>
          <table:table-cell table:formula="of:=[.AA126]*1000000" office:value-type="float" office:value="8.4582">
            <text:p>8.4582</text:p>
          </table:table-cell>
          <table:table-cell table:formula="of:=[.AB126]*1000000" office:value-type="float" office:value="95.164">
            <text:p>95.164</text:p>
          </table:table-cell>
          <table:table-cell table:formula="of:=[.AC126]*1000000" office:value-type="float" office:value="18.37">
            <text:p>18.37</text:p>
          </table:table-cell>
          <table:table-cell table:formula="of:=[.AD126]*1000000" office:value-type="float" office:value="0.0066622">
            <text:p>0.0066622</text:p>
          </table:table-cell>
          <table:table-cell table:formula="of:=[.AE126]*1000000" office:value-type="float" office:value="8.9496">
            <text:p>8.9496</text:p>
          </table:table-cell>
          <table:table-cell table:formula="of:=[.AF126]*1000000" office:value-type="float" office:value="0.13342">
            <text:p>0.13342</text:p>
          </table:table-cell>
          <table:table-cell table:formula="of:=[.AG126]*1000000" office:value-type="float" office:value="0.000000000071226">
            <text:p>7.1226E-011</text:p>
          </table:table-cell>
          <table:table-cell office:value-type="float" office:value="0.0012319">
            <text:p>0.0012319</text:p>
          </table:table-cell>
          <table:table-cell table:style-name="ce1" office:value-type="string">
            <text:p>8.4582e-06</text:p>
          </table:table-cell>
          <table:table-cell table:style-name="ce1" office:value-type="string">
            <text:p>9.5164e-05</text:p>
          </table:table-cell>
          <table:table-cell table:style-name="ce1" office:value-type="string">
            <text:p>1.837e-05</text:p>
          </table:table-cell>
          <table:table-cell table:style-name="ce1" office:value-type="string">
            <text:p>6.6622e-09</text:p>
          </table:table-cell>
          <table:table-cell table:style-name="ce1" office:value-type="string">
            <text:p>8.9496e-06</text:p>
          </table:table-cell>
          <table:table-cell table:style-name="ce1" office:value-type="string">
            <text:p>1.3342e-07</text:p>
          </table:table-cell>
          <table:table-cell table:style-name="ce1" office:value-type="string">
            <text:p>7.1226e-17</text:p>
          </table:table-cell>
          <table:table-cell office:value-type="float" office:value="0.0012319">
            <text:p>0.0012319</text:p>
          </table:table-cell>
          <table:table-cell table:style-name="ce1" office:value-type="string">
            <text:p>8.4582e-06</text:p>
          </table:table-cell>
          <table:table-cell table:style-name="ce1" office:value-type="string">
            <text:p>9.5164e-05</text:p>
          </table:table-cell>
          <table:table-cell table:style-name="ce1" office:value-type="string">
            <text:p>1.837e-05</text:p>
          </table:table-cell>
          <table:table-cell table:style-name="ce1" office:value-type="string">
            <text:p>6.6622e-09</text:p>
          </table:table-cell>
          <table:table-cell table:style-name="ce1" office:value-type="string">
            <text:p>8.9496e-06</text:p>
          </table:table-cell>
          <table:table-cell table:style-name="ce1" office:value-type="string">
            <text:p>1.3342e-07</text:p>
          </table:table-cell>
          <table:table-cell table:style-name="ce1" office:value-type="string">
            <text:p>7.1226e-17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R127]*1000000" office:value-type="float" office:value="1231.3">
            <text:p>1231.3</text:p>
          </table:table-cell>
          <table:table-cell table:formula="of:=[.S127]*1000000" office:value-type="float" office:value="8.1885">
            <text:p>8.1885</text:p>
          </table:table-cell>
          <table:table-cell table:formula="of:=[.T127]*1000000" office:value-type="float" office:value="95.405">
            <text:p>95.405</text:p>
          </table:table-cell>
          <table:table-cell table:formula="of:=[.U127]*1000000" office:value-type="float" office:value="18.297">
            <text:p>18.297</text:p>
          </table:table-cell>
          <table:table-cell table:formula="of:=[.V127]*1000000" office:value-type="float" office:value="0.0067336">
            <text:p>0.0067336</text:p>
          </table:table-cell>
          <table:table-cell table:formula="of:=[.W127]*1000000" office:value-type="float" office:value="8.8671">
            <text:p>8.8671</text:p>
          </table:table-cell>
          <table:table-cell table:formula="of:=[.X127]*1000000" office:value-type="float" office:value="0.13667">
            <text:p>0.13667</text:p>
          </table:table-cell>
          <table:table-cell table:formula="of:=[.Y127]*1000000" office:value-type="float" office:value="0.000000000068509">
            <text:p>6.8509E-011</text:p>
          </table:table-cell>
          <table:table-cell table:formula="of:=[.Z127]*1000000" office:value-type="float" office:value="1231.3">
            <text:p>1231.3</text:p>
          </table:table-cell>
          <table:table-cell table:formula="of:=[.AA127]*1000000" office:value-type="float" office:value="8.1885">
            <text:p>8.1885</text:p>
          </table:table-cell>
          <table:table-cell table:formula="of:=[.AB127]*1000000" office:value-type="float" office:value="95.405">
            <text:p>95.405</text:p>
          </table:table-cell>
          <table:table-cell table:formula="of:=[.AC127]*1000000" office:value-type="float" office:value="18.297">
            <text:p>18.297</text:p>
          </table:table-cell>
          <table:table-cell table:formula="of:=[.AD127]*1000000" office:value-type="float" office:value="0.0067336">
            <text:p>0.0067336</text:p>
          </table:table-cell>
          <table:table-cell table:formula="of:=[.AE127]*1000000" office:value-type="float" office:value="8.8671">
            <text:p>8.8671</text:p>
          </table:table-cell>
          <table:table-cell table:formula="of:=[.AF127]*1000000" office:value-type="float" office:value="0.13667">
            <text:p>0.13667</text:p>
          </table:table-cell>
          <table:table-cell table:formula="of:=[.AG127]*1000000" office:value-type="float" office:value="0.000000000068509">
            <text:p>6.8509E-011</text:p>
          </table:table-cell>
          <table:table-cell office:value-type="float" office:value="0.0012313">
            <text:p>0.0012313</text:p>
          </table:table-cell>
          <table:table-cell table:style-name="ce1" office:value-type="string">
            <text:p>8.1885e-06</text:p>
          </table:table-cell>
          <table:table-cell table:style-name="ce1" office:value-type="string">
            <text:p>9.5405e-05</text:p>
          </table:table-cell>
          <table:table-cell table:style-name="ce1" office:value-type="string">
            <text:p>1.8297e-05</text:p>
          </table:table-cell>
          <table:table-cell table:style-name="ce1" office:value-type="string">
            <text:p>6.7336e-09</text:p>
          </table:table-cell>
          <table:table-cell table:style-name="ce1" office:value-type="string">
            <text:p>8.8671e-06</text:p>
          </table:table-cell>
          <table:table-cell table:style-name="ce1" office:value-type="string">
            <text:p>1.3667e-07</text:p>
          </table:table-cell>
          <table:table-cell table:style-name="ce1" office:value-type="string">
            <text:p>6.8509e-17</text:p>
          </table:table-cell>
          <table:table-cell office:value-type="float" office:value="0.0012313">
            <text:p>0.0012313</text:p>
          </table:table-cell>
          <table:table-cell table:style-name="ce1" office:value-type="string">
            <text:p>8.1885e-06</text:p>
          </table:table-cell>
          <table:table-cell table:style-name="ce1" office:value-type="string">
            <text:p>9.5405e-05</text:p>
          </table:table-cell>
          <table:table-cell table:style-name="ce1" office:value-type="string">
            <text:p>1.8297e-05</text:p>
          </table:table-cell>
          <table:table-cell table:style-name="ce1" office:value-type="string">
            <text:p>6.7336e-09</text:p>
          </table:table-cell>
          <table:table-cell table:style-name="ce1" office:value-type="string">
            <text:p>8.8671e-06</text:p>
          </table:table-cell>
          <table:table-cell table:style-name="ce1" office:value-type="string">
            <text:p>1.3667e-07</text:p>
          </table:table-cell>
          <table:table-cell table:style-name="ce1" office:value-type="string">
            <text:p>6.8509e-17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R128]*1000000" office:value-type="float" office:value="1230.7">
            <text:p>1230.7</text:p>
          </table:table-cell>
          <table:table-cell table:formula="of:=[.S128]*1000000" office:value-type="float" office:value="7.934">
            <text:p>7.934</text:p>
          </table:table-cell>
          <table:table-cell table:formula="of:=[.T128]*1000000" office:value-type="float" office:value="95.638">
            <text:p>95.638</text:p>
          </table:table-cell>
          <table:table-cell table:formula="of:=[.U128]*1000000" office:value-type="float" office:value="18.225">
            <text:p>18.225</text:p>
          </table:table-cell>
          <table:table-cell table:formula="of:=[.V128]*1000000" office:value-type="float" office:value="0.0068038">
            <text:p>0.0068038</text:p>
          </table:table-cell>
          <table:table-cell table:formula="of:=[.W128]*1000000" office:value-type="float" office:value="8.7859">
            <text:p>8.7859</text:p>
          </table:table-cell>
          <table:table-cell table:formula="of:=[.X128]*1000000" office:value-type="float" office:value="0.13987">
            <text:p>0.13987</text:p>
          </table:table-cell>
          <table:table-cell table:formula="of:=[.Y128]*1000000" office:value-type="float" office:value="0.000000000065916">
            <text:p>6.5916E-011</text:p>
          </table:table-cell>
          <table:table-cell table:formula="of:=[.Z128]*1000000" office:value-type="float" office:value="1230.7">
            <text:p>1230.7</text:p>
          </table:table-cell>
          <table:table-cell table:formula="of:=[.AA128]*1000000" office:value-type="float" office:value="7.934">
            <text:p>7.934</text:p>
          </table:table-cell>
          <table:table-cell table:formula="of:=[.AB128]*1000000" office:value-type="float" office:value="95.638">
            <text:p>95.638</text:p>
          </table:table-cell>
          <table:table-cell table:formula="of:=[.AC128]*1000000" office:value-type="float" office:value="18.225">
            <text:p>18.225</text:p>
          </table:table-cell>
          <table:table-cell table:formula="of:=[.AD128]*1000000" office:value-type="float" office:value="0.0068038">
            <text:p>0.0068038</text:p>
          </table:table-cell>
          <table:table-cell table:formula="of:=[.AE128]*1000000" office:value-type="float" office:value="8.7859">
            <text:p>8.7859</text:p>
          </table:table-cell>
          <table:table-cell table:formula="of:=[.AF128]*1000000" office:value-type="float" office:value="0.13987">
            <text:p>0.13987</text:p>
          </table:table-cell>
          <table:table-cell table:formula="of:=[.AG128]*1000000" office:value-type="float" office:value="0.000000000065916">
            <text:p>6.5916E-011</text:p>
          </table:table-cell>
          <table:table-cell office:value-type="float" office:value="0.0012307">
            <text:p>0.0012307</text:p>
          </table:table-cell>
          <table:table-cell table:style-name="ce1" office:value-type="string">
            <text:p>7.934e-06</text:p>
          </table:table-cell>
          <table:table-cell table:style-name="ce1" office:value-type="string">
            <text:p>9.5638e-05</text:p>
          </table:table-cell>
          <table:table-cell table:style-name="ce1" office:value-type="string">
            <text:p>1.8225e-05</text:p>
          </table:table-cell>
          <table:table-cell table:style-name="ce1" office:value-type="string">
            <text:p>6.8038e-09</text:p>
          </table:table-cell>
          <table:table-cell table:style-name="ce1" office:value-type="string">
            <text:p>8.7859e-06</text:p>
          </table:table-cell>
          <table:table-cell table:style-name="ce1" office:value-type="string">
            <text:p>1.3987e-07</text:p>
          </table:table-cell>
          <table:table-cell table:style-name="ce1" office:value-type="string">
            <text:p>6.5916e-17</text:p>
          </table:table-cell>
          <table:table-cell office:value-type="float" office:value="0.0012307">
            <text:p>0.0012307</text:p>
          </table:table-cell>
          <table:table-cell table:style-name="ce1" office:value-type="string">
            <text:p>7.934e-06</text:p>
          </table:table-cell>
          <table:table-cell table:style-name="ce1" office:value-type="string">
            <text:p>9.5638e-05</text:p>
          </table:table-cell>
          <table:table-cell table:style-name="ce1" office:value-type="string">
            <text:p>1.8225e-05</text:p>
          </table:table-cell>
          <table:table-cell table:style-name="ce1" office:value-type="string">
            <text:p>6.8038e-09</text:p>
          </table:table-cell>
          <table:table-cell table:style-name="ce1" office:value-type="string">
            <text:p>8.7859e-06</text:p>
          </table:table-cell>
          <table:table-cell table:style-name="ce1" office:value-type="string">
            <text:p>1.3987e-07</text:p>
          </table:table-cell>
          <table:table-cell table:style-name="ce1" office:value-type="string">
            <text:p>6.5916e-17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R129]*1000000" office:value-type="float" office:value="1230.2">
            <text:p>1230.2</text:p>
          </table:table-cell>
          <table:table-cell table:formula="of:=[.S129]*1000000" office:value-type="float" office:value="7.6934">
            <text:p>7.6934</text:p>
          </table:table-cell>
          <table:table-cell table:formula="of:=[.T129]*1000000" office:value-type="float" office:value="95.864">
            <text:p>95.864</text:p>
          </table:table-cell>
          <table:table-cell table:formula="of:=[.U129]*1000000" office:value-type="float" office:value="18.154">
            <text:p>18.154</text:p>
          </table:table-cell>
          <table:table-cell table:formula="of:=[.V129]*1000000" office:value-type="float" office:value="0.0068727">
            <text:p>0.0068727</text:p>
          </table:table-cell>
          <table:table-cell table:formula="of:=[.W129]*1000000" office:value-type="float" office:value="8.706">
            <text:p>8.706</text:p>
          </table:table-cell>
          <table:table-cell table:formula="of:=[.X129]*1000000" office:value-type="float" office:value="0.14304">
            <text:p>0.14304</text:p>
          </table:table-cell>
          <table:table-cell table:formula="of:=[.Y129]*1000000" office:value-type="float" office:value="0.000000000063439">
            <text:p>6.3439E-011</text:p>
          </table:table-cell>
          <table:table-cell table:formula="of:=[.Z129]*1000000" office:value-type="float" office:value="1230.2">
            <text:p>1230.2</text:p>
          </table:table-cell>
          <table:table-cell table:formula="of:=[.AA129]*1000000" office:value-type="float" office:value="7.6934">
            <text:p>7.6934</text:p>
          </table:table-cell>
          <table:table-cell table:formula="of:=[.AB129]*1000000" office:value-type="float" office:value="95.864">
            <text:p>95.864</text:p>
          </table:table-cell>
          <table:table-cell table:formula="of:=[.AC129]*1000000" office:value-type="float" office:value="18.154">
            <text:p>18.154</text:p>
          </table:table-cell>
          <table:table-cell table:formula="of:=[.AD129]*1000000" office:value-type="float" office:value="0.0068727">
            <text:p>0.0068727</text:p>
          </table:table-cell>
          <table:table-cell table:formula="of:=[.AE129]*1000000" office:value-type="float" office:value="8.706">
            <text:p>8.706</text:p>
          </table:table-cell>
          <table:table-cell table:formula="of:=[.AF129]*1000000" office:value-type="float" office:value="0.14304">
            <text:p>0.14304</text:p>
          </table:table-cell>
          <table:table-cell table:formula="of:=[.AG129]*1000000" office:value-type="float" office:value="0.000000000063439">
            <text:p>6.3439E-011</text:p>
          </table:table-cell>
          <table:table-cell office:value-type="float" office:value="0.0012302">
            <text:p>0.0012302</text:p>
          </table:table-cell>
          <table:table-cell table:style-name="ce1" office:value-type="string">
            <text:p>7.6934e-06</text:p>
          </table:table-cell>
          <table:table-cell table:style-name="ce1" office:value-type="string">
            <text:p>9.5864e-05</text:p>
          </table:table-cell>
          <table:table-cell table:style-name="ce1" office:value-type="string">
            <text:p>1.8154e-05</text:p>
          </table:table-cell>
          <table:table-cell table:style-name="ce1" office:value-type="string">
            <text:p>6.8727e-09</text:p>
          </table:table-cell>
          <table:table-cell table:style-name="ce1" office:value-type="string">
            <text:p>8.706e-06</text:p>
          </table:table-cell>
          <table:table-cell table:style-name="ce1" office:value-type="string">
            <text:p>1.4304e-07</text:p>
          </table:table-cell>
          <table:table-cell table:style-name="ce1" office:value-type="string">
            <text:p>6.3439e-17</text:p>
          </table:table-cell>
          <table:table-cell office:value-type="float" office:value="0.0012302">
            <text:p>0.0012302</text:p>
          </table:table-cell>
          <table:table-cell table:style-name="ce1" office:value-type="string">
            <text:p>7.6934e-06</text:p>
          </table:table-cell>
          <table:table-cell table:style-name="ce1" office:value-type="string">
            <text:p>9.5864e-05</text:p>
          </table:table-cell>
          <table:table-cell table:style-name="ce1" office:value-type="string">
            <text:p>1.8154e-05</text:p>
          </table:table-cell>
          <table:table-cell table:style-name="ce1" office:value-type="string">
            <text:p>6.8727e-09</text:p>
          </table:table-cell>
          <table:table-cell table:style-name="ce1" office:value-type="string">
            <text:p>8.706e-06</text:p>
          </table:table-cell>
          <table:table-cell table:style-name="ce1" office:value-type="string">
            <text:p>1.4304e-07</text:p>
          </table:table-cell>
          <table:table-cell table:style-name="ce1" office:value-type="string">
            <text:p>6.3439e-17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R130]*1000000" office:value-type="float" office:value="1229.6">
            <text:p>1229.6</text:p>
          </table:table-cell>
          <table:table-cell table:formula="of:=[.S130]*1000000" office:value-type="float" office:value="7.4656">
            <text:p>7.4656</text:p>
          </table:table-cell>
          <table:table-cell table:formula="of:=[.T130]*1000000" office:value-type="float" office:value="96.085">
            <text:p>96.085</text:p>
          </table:table-cell>
          <table:table-cell table:formula="of:=[.U130]*1000000" office:value-type="float" office:value="18.083">
            <text:p>18.083</text:p>
          </table:table-cell>
          <table:table-cell table:formula="of:=[.V130]*1000000" office:value-type="float" office:value="0.0069404">
            <text:p>0.0069404</text:p>
          </table:table-cell>
          <table:table-cell table:formula="of:=[.W130]*1000000" office:value-type="float" office:value="8.6274">
            <text:p>8.6274</text:p>
          </table:table-cell>
          <table:table-cell table:formula="of:=[.X130]*1000000" office:value-type="float" office:value="0.14616">
            <text:p>0.14616</text:p>
          </table:table-cell>
          <table:table-cell table:formula="of:=[.Y130]*1000000" office:value-type="float" office:value="0.000000000061073">
            <text:p>6.1073E-011</text:p>
          </table:table-cell>
          <table:table-cell table:formula="of:=[.Z130]*1000000" office:value-type="float" office:value="1229.6">
            <text:p>1229.6</text:p>
          </table:table-cell>
          <table:table-cell table:formula="of:=[.AA130]*1000000" office:value-type="float" office:value="7.4656">
            <text:p>7.4656</text:p>
          </table:table-cell>
          <table:table-cell table:formula="of:=[.AB130]*1000000" office:value-type="float" office:value="96.085">
            <text:p>96.085</text:p>
          </table:table-cell>
          <table:table-cell table:formula="of:=[.AC130]*1000000" office:value-type="float" office:value="18.083">
            <text:p>18.083</text:p>
          </table:table-cell>
          <table:table-cell table:formula="of:=[.AD130]*1000000" office:value-type="float" office:value="0.0069404">
            <text:p>0.0069404</text:p>
          </table:table-cell>
          <table:table-cell table:formula="of:=[.AE130]*1000000" office:value-type="float" office:value="8.6274">
            <text:p>8.6274</text:p>
          </table:table-cell>
          <table:table-cell table:formula="of:=[.AF130]*1000000" office:value-type="float" office:value="0.14616">
            <text:p>0.14616</text:p>
          </table:table-cell>
          <table:table-cell table:formula="of:=[.AG130]*1000000" office:value-type="float" office:value="0.000000000061073">
            <text:p>6.1073E-011</text:p>
          </table:table-cell>
          <table:table-cell office:value-type="float" office:value="0.0012296">
            <text:p>0.0012296</text:p>
          </table:table-cell>
          <table:table-cell table:style-name="ce1" office:value-type="string">
            <text:p>7.4656e-06</text:p>
          </table:table-cell>
          <table:table-cell table:style-name="ce1" office:value-type="string">
            <text:p>9.6085e-05</text:p>
          </table:table-cell>
          <table:table-cell table:style-name="ce1" office:value-type="string">
            <text:p>1.8083e-05</text:p>
          </table:table-cell>
          <table:table-cell table:style-name="ce1" office:value-type="string">
            <text:p>6.9404e-09</text:p>
          </table:table-cell>
          <table:table-cell table:style-name="ce1" office:value-type="string">
            <text:p>8.6274e-06</text:p>
          </table:table-cell>
          <table:table-cell table:style-name="ce1" office:value-type="string">
            <text:p>1.4616e-07</text:p>
          </table:table-cell>
          <table:table-cell table:style-name="ce1" office:value-type="string">
            <text:p>6.1073e-17</text:p>
          </table:table-cell>
          <table:table-cell office:value-type="float" office:value="0.0012296">
            <text:p>0.0012296</text:p>
          </table:table-cell>
          <table:table-cell table:style-name="ce1" office:value-type="string">
            <text:p>7.4656e-06</text:p>
          </table:table-cell>
          <table:table-cell table:style-name="ce1" office:value-type="string">
            <text:p>9.6085e-05</text:p>
          </table:table-cell>
          <table:table-cell table:style-name="ce1" office:value-type="string">
            <text:p>1.8083e-05</text:p>
          </table:table-cell>
          <table:table-cell table:style-name="ce1" office:value-type="string">
            <text:p>6.9404e-09</text:p>
          </table:table-cell>
          <table:table-cell table:style-name="ce1" office:value-type="string">
            <text:p>8.6274e-06</text:p>
          </table:table-cell>
          <table:table-cell table:style-name="ce1" office:value-type="string">
            <text:p>1.4616e-07</text:p>
          </table:table-cell>
          <table:table-cell table:style-name="ce1" office:value-type="string">
            <text:p>6.1073e-17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R131]*1000000" office:value-type="float" office:value="1229">
            <text:p>1229</text:p>
          </table:table-cell>
          <table:table-cell table:formula="of:=[.S131]*1000000" office:value-type="float" office:value="7.2499">
            <text:p>7.2499</text:p>
          </table:table-cell>
          <table:table-cell table:formula="of:=[.T131]*1000000" office:value-type="float" office:value="96.301">
            <text:p>96.301</text:p>
          </table:table-cell>
          <table:table-cell table:formula="of:=[.U131]*1000000" office:value-type="float" office:value="18.013">
            <text:p>18.013</text:p>
          </table:table-cell>
          <table:table-cell table:formula="of:=[.V131]*1000000" office:value-type="float" office:value="0.007007">
            <text:p>0.007007</text:p>
          </table:table-cell>
          <table:table-cell table:formula="of:=[.W131]*1000000" office:value-type="float" office:value="8.5502">
            <text:p>8.5502</text:p>
          </table:table-cell>
          <table:table-cell table:formula="of:=[.X131]*1000000" office:value-type="float" office:value="0.14924">
            <text:p>0.14924</text:p>
          </table:table-cell>
          <table:table-cell table:formula="of:=[.Y131]*1000000" office:value-type="float" office:value="0.00000000005881">
            <text:p>5.881E-011</text:p>
          </table:table-cell>
          <table:table-cell table:formula="of:=[.Z131]*1000000" office:value-type="float" office:value="1229">
            <text:p>1229</text:p>
          </table:table-cell>
          <table:table-cell table:formula="of:=[.AA131]*1000000" office:value-type="float" office:value="7.2499">
            <text:p>7.2499</text:p>
          </table:table-cell>
          <table:table-cell table:formula="of:=[.AB131]*1000000" office:value-type="float" office:value="96.301">
            <text:p>96.301</text:p>
          </table:table-cell>
          <table:table-cell table:formula="of:=[.AC131]*1000000" office:value-type="float" office:value="18.013">
            <text:p>18.013</text:p>
          </table:table-cell>
          <table:table-cell table:formula="of:=[.AD131]*1000000" office:value-type="float" office:value="0.007007">
            <text:p>0.007007</text:p>
          </table:table-cell>
          <table:table-cell table:formula="of:=[.AE131]*1000000" office:value-type="float" office:value="8.5502">
            <text:p>8.5502</text:p>
          </table:table-cell>
          <table:table-cell table:formula="of:=[.AF131]*1000000" office:value-type="float" office:value="0.14924">
            <text:p>0.14924</text:p>
          </table:table-cell>
          <table:table-cell table:formula="of:=[.AG131]*1000000" office:value-type="float" office:value="0.00000000005881">
            <text:p>5.881E-011</text:p>
          </table:table-cell>
          <table:table-cell office:value-type="float" office:value="0.001229">
            <text:p>0.001229</text:p>
          </table:table-cell>
          <table:table-cell table:style-name="ce1" office:value-type="string">
            <text:p>7.2499e-06</text:p>
          </table:table-cell>
          <table:table-cell table:style-name="ce1" office:value-type="string">
            <text:p>9.6301e-05</text:p>
          </table:table-cell>
          <table:table-cell table:style-name="ce1" office:value-type="string">
            <text:p>1.8013e-05</text:p>
          </table:table-cell>
          <table:table-cell table:style-name="ce1" office:value-type="string">
            <text:p>7.007e-09</text:p>
          </table:table-cell>
          <table:table-cell table:style-name="ce1" office:value-type="string">
            <text:p>8.5502e-06</text:p>
          </table:table-cell>
          <table:table-cell table:style-name="ce1" office:value-type="string">
            <text:p>1.4924e-07</text:p>
          </table:table-cell>
          <table:table-cell table:style-name="ce1" office:value-type="string">
            <text:p>5.881e-17</text:p>
          </table:table-cell>
          <table:table-cell office:value-type="float" office:value="0.001229">
            <text:p>0.001229</text:p>
          </table:table-cell>
          <table:table-cell table:style-name="ce1" office:value-type="string">
            <text:p>7.2499e-06</text:p>
          </table:table-cell>
          <table:table-cell table:style-name="ce1" office:value-type="string">
            <text:p>9.6301e-05</text:p>
          </table:table-cell>
          <table:table-cell table:style-name="ce1" office:value-type="string">
            <text:p>1.8013e-05</text:p>
          </table:table-cell>
          <table:table-cell table:style-name="ce1" office:value-type="string">
            <text:p>7.007e-09</text:p>
          </table:table-cell>
          <table:table-cell table:style-name="ce1" office:value-type="string">
            <text:p>8.5502e-06</text:p>
          </table:table-cell>
          <table:table-cell table:style-name="ce1" office:value-type="string">
            <text:p>1.4924e-07</text:p>
          </table:table-cell>
          <table:table-cell table:style-name="ce1" office:value-type="string">
            <text:p>5.881e-17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R132]*1000000" office:value-type="float" office:value="1228.4">
            <text:p>1228.4</text:p>
          </table:table-cell>
          <table:table-cell table:formula="of:=[.S132]*1000000" office:value-type="float" office:value="7.0451">
            <text:p>7.0451</text:p>
          </table:table-cell>
          <table:table-cell table:formula="of:=[.T132]*1000000" office:value-type="float" office:value="96.513">
            <text:p>96.513</text:p>
          </table:table-cell>
          <table:table-cell table:formula="of:=[.U132]*1000000" office:value-type="float" office:value="17.944">
            <text:p>17.944</text:p>
          </table:table-cell>
          <table:table-cell table:formula="of:=[.V132]*1000000" office:value-type="float" office:value="0.0070725">
            <text:p>0.0070725</text:p>
          </table:table-cell>
          <table:table-cell table:formula="of:=[.W132]*1000000" office:value-type="float" office:value="8.4742">
            <text:p>8.4742</text:p>
          </table:table-cell>
          <table:table-cell table:formula="of:=[.X132]*1000000" office:value-type="float" office:value="0.15227">
            <text:p>0.15227</text:p>
          </table:table-cell>
          <table:table-cell table:formula="of:=[.Y132]*1000000" office:value-type="float" office:value="0.000000000056645">
            <text:p>5.6645E-011</text:p>
          </table:table-cell>
          <table:table-cell table:formula="of:=[.Z132]*1000000" office:value-type="float" office:value="1228.4">
            <text:p>1228.4</text:p>
          </table:table-cell>
          <table:table-cell table:formula="of:=[.AA132]*1000000" office:value-type="float" office:value="7.0451">
            <text:p>7.0451</text:p>
          </table:table-cell>
          <table:table-cell table:formula="of:=[.AB132]*1000000" office:value-type="float" office:value="96.513">
            <text:p>96.513</text:p>
          </table:table-cell>
          <table:table-cell table:formula="of:=[.AC132]*1000000" office:value-type="float" office:value="17.944">
            <text:p>17.944</text:p>
          </table:table-cell>
          <table:table-cell table:formula="of:=[.AD132]*1000000" office:value-type="float" office:value="0.0070725">
            <text:p>0.0070725</text:p>
          </table:table-cell>
          <table:table-cell table:formula="of:=[.AE132]*1000000" office:value-type="float" office:value="8.4742">
            <text:p>8.4742</text:p>
          </table:table-cell>
          <table:table-cell table:formula="of:=[.AF132]*1000000" office:value-type="float" office:value="0.15227">
            <text:p>0.15227</text:p>
          </table:table-cell>
          <table:table-cell table:formula="of:=[.AG132]*1000000" office:value-type="float" office:value="0.000000000056645">
            <text:p>5.6645E-011</text:p>
          </table:table-cell>
          <table:table-cell office:value-type="float" office:value="0.0012284">
            <text:p>0.0012284</text:p>
          </table:table-cell>
          <table:table-cell table:style-name="ce1" office:value-type="string">
            <text:p>7.0451e-06</text:p>
          </table:table-cell>
          <table:table-cell table:style-name="ce1" office:value-type="string">
            <text:p>9.6513e-05</text:p>
          </table:table-cell>
          <table:table-cell table:style-name="ce1" office:value-type="string">
            <text:p>1.7944e-05</text:p>
          </table:table-cell>
          <table:table-cell table:style-name="ce1" office:value-type="string">
            <text:p>7.0725e-09</text:p>
          </table:table-cell>
          <table:table-cell table:style-name="ce1" office:value-type="string">
            <text:p>8.4742e-06</text:p>
          </table:table-cell>
          <table:table-cell table:style-name="ce1" office:value-type="string">
            <text:p>1.5227e-07</text:p>
          </table:table-cell>
          <table:table-cell table:style-name="ce1" office:value-type="string">
            <text:p>5.6645e-17</text:p>
          </table:table-cell>
          <table:table-cell office:value-type="float" office:value="0.0012284">
            <text:p>0.0012284</text:p>
          </table:table-cell>
          <table:table-cell table:style-name="ce1" office:value-type="string">
            <text:p>7.0451e-06</text:p>
          </table:table-cell>
          <table:table-cell table:style-name="ce1" office:value-type="string">
            <text:p>9.6513e-05</text:p>
          </table:table-cell>
          <table:table-cell table:style-name="ce1" office:value-type="string">
            <text:p>1.7944e-05</text:p>
          </table:table-cell>
          <table:table-cell table:style-name="ce1" office:value-type="string">
            <text:p>7.0725e-09</text:p>
          </table:table-cell>
          <table:table-cell table:style-name="ce1" office:value-type="string">
            <text:p>8.4742e-06</text:p>
          </table:table-cell>
          <table:table-cell table:style-name="ce1" office:value-type="string">
            <text:p>1.5227e-07</text:p>
          </table:table-cell>
          <table:table-cell table:style-name="ce1" office:value-type="string">
            <text:p>5.6645e-17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R133]*1000000" office:value-type="float" office:value="1227.8">
            <text:p>1227.8</text:p>
          </table:table-cell>
          <table:table-cell table:formula="of:=[.S133]*1000000" office:value-type="float" office:value="6.8506">
            <text:p>6.8506</text:p>
          </table:table-cell>
          <table:table-cell table:formula="of:=[.T133]*1000000" office:value-type="float" office:value="96.722">
            <text:p>96.722</text:p>
          </table:table-cell>
          <table:table-cell table:formula="of:=[.U133]*1000000" office:value-type="float" office:value="17.875">
            <text:p>17.875</text:p>
          </table:table-cell>
          <table:table-cell table:formula="of:=[.V133]*1000000" office:value-type="float" office:value="0.0071369">
            <text:p>0.0071369</text:p>
          </table:table-cell>
          <table:table-cell table:formula="of:=[.W133]*1000000" office:value-type="float" office:value="8.3995">
            <text:p>8.3995</text:p>
          </table:table-cell>
          <table:table-cell table:formula="of:=[.X133]*1000000" office:value-type="float" office:value="0.15525">
            <text:p>0.15525</text:p>
          </table:table-cell>
          <table:table-cell table:formula="of:=[.Y133]*1000000" office:value-type="float" office:value="0.000000000054573">
            <text:p>5.4573E-011</text:p>
          </table:table-cell>
          <table:table-cell table:formula="of:=[.Z133]*1000000" office:value-type="float" office:value="1227.8">
            <text:p>1227.8</text:p>
          </table:table-cell>
          <table:table-cell table:formula="of:=[.AA133]*1000000" office:value-type="float" office:value="6.8506">
            <text:p>6.8506</text:p>
          </table:table-cell>
          <table:table-cell table:formula="of:=[.AB133]*1000000" office:value-type="float" office:value="96.722">
            <text:p>96.722</text:p>
          </table:table-cell>
          <table:table-cell table:formula="of:=[.AC133]*1000000" office:value-type="float" office:value="17.875">
            <text:p>17.875</text:p>
          </table:table-cell>
          <table:table-cell table:formula="of:=[.AD133]*1000000" office:value-type="float" office:value="0.0071369">
            <text:p>0.0071369</text:p>
          </table:table-cell>
          <table:table-cell table:formula="of:=[.AE133]*1000000" office:value-type="float" office:value="8.3995">
            <text:p>8.3995</text:p>
          </table:table-cell>
          <table:table-cell table:formula="of:=[.AF133]*1000000" office:value-type="float" office:value="0.15525">
            <text:p>0.15525</text:p>
          </table:table-cell>
          <table:table-cell table:formula="of:=[.AG133]*1000000" office:value-type="float" office:value="0.000000000054573">
            <text:p>5.4573E-011</text:p>
          </table:table-cell>
          <table:table-cell office:value-type="float" office:value="0.0012278">
            <text:p>0.0012278</text:p>
          </table:table-cell>
          <table:table-cell table:style-name="ce1" office:value-type="string">
            <text:p>6.8506e-06</text:p>
          </table:table-cell>
          <table:table-cell table:style-name="ce1" office:value-type="string">
            <text:p>9.6722e-05</text:p>
          </table:table-cell>
          <table:table-cell table:style-name="ce1" office:value-type="string">
            <text:p>1.7875e-05</text:p>
          </table:table-cell>
          <table:table-cell table:style-name="ce1" office:value-type="string">
            <text:p>7.1369e-09</text:p>
          </table:table-cell>
          <table:table-cell table:style-name="ce1" office:value-type="string">
            <text:p>8.3995e-06</text:p>
          </table:table-cell>
          <table:table-cell table:style-name="ce1" office:value-type="string">
            <text:p>1.5525e-07</text:p>
          </table:table-cell>
          <table:table-cell table:style-name="ce1" office:value-type="string">
            <text:p>5.4573e-17</text:p>
          </table:table-cell>
          <table:table-cell office:value-type="float" office:value="0.0012278">
            <text:p>0.0012278</text:p>
          </table:table-cell>
          <table:table-cell table:style-name="ce1" office:value-type="string">
            <text:p>6.8506e-06</text:p>
          </table:table-cell>
          <table:table-cell table:style-name="ce1" office:value-type="string">
            <text:p>9.6722e-05</text:p>
          </table:table-cell>
          <table:table-cell table:style-name="ce1" office:value-type="string">
            <text:p>1.7875e-05</text:p>
          </table:table-cell>
          <table:table-cell table:style-name="ce1" office:value-type="string">
            <text:p>7.1369e-09</text:p>
          </table:table-cell>
          <table:table-cell table:style-name="ce1" office:value-type="string">
            <text:p>8.3995e-06</text:p>
          </table:table-cell>
          <table:table-cell table:style-name="ce1" office:value-type="string">
            <text:p>1.5525e-07</text:p>
          </table:table-cell>
          <table:table-cell table:style-name="ce1" office:value-type="string">
            <text:p>5.4573e-17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R134]*1000000" office:value-type="float" office:value="1227.2">
            <text:p>1227.2</text:p>
          </table:table-cell>
          <table:table-cell table:formula="of:=[.S134]*1000000" office:value-type="float" office:value="6.6656">
            <text:p>6.6656</text:p>
          </table:table-cell>
          <table:table-cell table:formula="of:=[.T134]*1000000" office:value-type="float" office:value="96.929">
            <text:p>96.929</text:p>
          </table:table-cell>
          <table:table-cell table:formula="of:=[.U134]*1000000" office:value-type="float" office:value="17.807">
            <text:p>17.807</text:p>
          </table:table-cell>
          <table:table-cell table:formula="of:=[.V134]*1000000" office:value-type="float" office:value="0.0072003">
            <text:p>0.0072003</text:p>
          </table:table-cell>
          <table:table-cell table:formula="of:=[.W134]*1000000" office:value-type="float" office:value="8.326">
            <text:p>8.326</text:p>
          </table:table-cell>
          <table:table-cell table:formula="of:=[.X134]*1000000" office:value-type="float" office:value="0.15818">
            <text:p>0.15818</text:p>
          </table:table-cell>
          <table:table-cell table:formula="of:=[.Y134]*1000000" office:value-type="float" office:value="0.000000000052589">
            <text:p>5.2589E-011</text:p>
          </table:table-cell>
          <table:table-cell table:formula="of:=[.Z134]*1000000" office:value-type="float" office:value="1227.2">
            <text:p>1227.2</text:p>
          </table:table-cell>
          <table:table-cell table:formula="of:=[.AA134]*1000000" office:value-type="float" office:value="6.6656">
            <text:p>6.6656</text:p>
          </table:table-cell>
          <table:table-cell table:formula="of:=[.AB134]*1000000" office:value-type="float" office:value="96.929">
            <text:p>96.929</text:p>
          </table:table-cell>
          <table:table-cell table:formula="of:=[.AC134]*1000000" office:value-type="float" office:value="17.807">
            <text:p>17.807</text:p>
          </table:table-cell>
          <table:table-cell table:formula="of:=[.AD134]*1000000" office:value-type="float" office:value="0.0072003">
            <text:p>0.0072003</text:p>
          </table:table-cell>
          <table:table-cell table:formula="of:=[.AE134]*1000000" office:value-type="float" office:value="8.326">
            <text:p>8.326</text:p>
          </table:table-cell>
          <table:table-cell table:formula="of:=[.AF134]*1000000" office:value-type="float" office:value="0.15818">
            <text:p>0.15818</text:p>
          </table:table-cell>
          <table:table-cell table:formula="of:=[.AG134]*1000000" office:value-type="float" office:value="0.000000000052589">
            <text:p>5.2589E-011</text:p>
          </table:table-cell>
          <table:table-cell office:value-type="float" office:value="0.0012272">
            <text:p>0.0012272</text:p>
          </table:table-cell>
          <table:table-cell table:style-name="ce1" office:value-type="string">
            <text:p>6.6656e-06</text:p>
          </table:table-cell>
          <table:table-cell table:style-name="ce1" office:value-type="string">
            <text:p>9.6929e-05</text:p>
          </table:table-cell>
          <table:table-cell table:style-name="ce1" office:value-type="string">
            <text:p>1.7807e-05</text:p>
          </table:table-cell>
          <table:table-cell table:style-name="ce1" office:value-type="string">
            <text:p>7.2003e-09</text:p>
          </table:table-cell>
          <table:table-cell table:style-name="ce1" office:value-type="string">
            <text:p>8.326e-06</text:p>
          </table:table-cell>
          <table:table-cell table:style-name="ce1" office:value-type="string">
            <text:p>1.5818e-07</text:p>
          </table:table-cell>
          <table:table-cell table:style-name="ce1" office:value-type="string">
            <text:p>5.2589e-17</text:p>
          </table:table-cell>
          <table:table-cell office:value-type="float" office:value="0.0012272">
            <text:p>0.0012272</text:p>
          </table:table-cell>
          <table:table-cell table:style-name="ce1" office:value-type="string">
            <text:p>6.6656e-06</text:p>
          </table:table-cell>
          <table:table-cell table:style-name="ce1" office:value-type="string">
            <text:p>9.6929e-05</text:p>
          </table:table-cell>
          <table:table-cell table:style-name="ce1" office:value-type="string">
            <text:p>1.7807e-05</text:p>
          </table:table-cell>
          <table:table-cell table:style-name="ce1" office:value-type="string">
            <text:p>7.2003e-09</text:p>
          </table:table-cell>
          <table:table-cell table:style-name="ce1" office:value-type="string">
            <text:p>8.326e-06</text:p>
          </table:table-cell>
          <table:table-cell table:style-name="ce1" office:value-type="string">
            <text:p>1.5818e-07</text:p>
          </table:table-cell>
          <table:table-cell table:style-name="ce1" office:value-type="string">
            <text:p>5.2589e-17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R135]*1000000" office:value-type="float" office:value="1226.6">
            <text:p>1226.6</text:p>
          </table:table-cell>
          <table:table-cell table:formula="of:=[.S135]*1000000" office:value-type="float" office:value="6.4895">
            <text:p>6.4895</text:p>
          </table:table-cell>
          <table:table-cell table:formula="of:=[.T135]*1000000" office:value-type="float" office:value="97.134">
            <text:p>97.134</text:p>
          </table:table-cell>
          <table:table-cell table:formula="of:=[.U135]*1000000" office:value-type="float" office:value="17.739">
            <text:p>17.739</text:p>
          </table:table-cell>
          <table:table-cell table:formula="of:=[.V135]*1000000" office:value-type="float" office:value="0.0072626">
            <text:p>0.0072626</text:p>
          </table:table-cell>
          <table:table-cell table:formula="of:=[.W135]*1000000" office:value-type="float" office:value="8.2537">
            <text:p>8.2537</text:p>
          </table:table-cell>
          <table:table-cell table:formula="of:=[.X135]*1000000" office:value-type="float" office:value="0.16107">
            <text:p>0.16107</text:p>
          </table:table-cell>
          <table:table-cell table:formula="of:=[.Y135]*1000000" office:value-type="float" office:value="0.000000000050689">
            <text:p>5.0689E-011</text:p>
          </table:table-cell>
          <table:table-cell table:formula="of:=[.Z135]*1000000" office:value-type="float" office:value="1226.6">
            <text:p>1226.6</text:p>
          </table:table-cell>
          <table:table-cell table:formula="of:=[.AA135]*1000000" office:value-type="float" office:value="6.4895">
            <text:p>6.4895</text:p>
          </table:table-cell>
          <table:table-cell table:formula="of:=[.AB135]*1000000" office:value-type="float" office:value="97.134">
            <text:p>97.134</text:p>
          </table:table-cell>
          <table:table-cell table:formula="of:=[.AC135]*1000000" office:value-type="float" office:value="17.739">
            <text:p>17.739</text:p>
          </table:table-cell>
          <table:table-cell table:formula="of:=[.AD135]*1000000" office:value-type="float" office:value="0.0072626">
            <text:p>0.0072626</text:p>
          </table:table-cell>
          <table:table-cell table:formula="of:=[.AE135]*1000000" office:value-type="float" office:value="8.2537">
            <text:p>8.2537</text:p>
          </table:table-cell>
          <table:table-cell table:formula="of:=[.AF135]*1000000" office:value-type="float" office:value="0.16107">
            <text:p>0.16107</text:p>
          </table:table-cell>
          <table:table-cell table:formula="of:=[.AG135]*1000000" office:value-type="float" office:value="0.000000000050689">
            <text:p>5.0689E-011</text:p>
          </table:table-cell>
          <table:table-cell office:value-type="float" office:value="0.0012266">
            <text:p>0.0012266</text:p>
          </table:table-cell>
          <table:table-cell table:style-name="ce1" office:value-type="string">
            <text:p>6.4895e-06</text:p>
          </table:table-cell>
          <table:table-cell table:style-name="ce1" office:value-type="string">
            <text:p>9.7134e-05</text:p>
          </table:table-cell>
          <table:table-cell table:style-name="ce1" office:value-type="string">
            <text:p>1.7739e-05</text:p>
          </table:table-cell>
          <table:table-cell table:style-name="ce1" office:value-type="string">
            <text:p>7.2626e-09</text:p>
          </table:table-cell>
          <table:table-cell table:style-name="ce1" office:value-type="string">
            <text:p>8.2537e-06</text:p>
          </table:table-cell>
          <table:table-cell table:style-name="ce1" office:value-type="string">
            <text:p>1.6107e-07</text:p>
          </table:table-cell>
          <table:table-cell table:style-name="ce1" office:value-type="string">
            <text:p>5.0689e-17</text:p>
          </table:table-cell>
          <table:table-cell office:value-type="float" office:value="0.0012266">
            <text:p>0.0012266</text:p>
          </table:table-cell>
          <table:table-cell table:style-name="ce1" office:value-type="string">
            <text:p>6.4895e-06</text:p>
          </table:table-cell>
          <table:table-cell table:style-name="ce1" office:value-type="string">
            <text:p>9.7134e-05</text:p>
          </table:table-cell>
          <table:table-cell table:style-name="ce1" office:value-type="string">
            <text:p>1.7739e-05</text:p>
          </table:table-cell>
          <table:table-cell table:style-name="ce1" office:value-type="string">
            <text:p>7.2626e-09</text:p>
          </table:table-cell>
          <table:table-cell table:style-name="ce1" office:value-type="string">
            <text:p>8.2537e-06</text:p>
          </table:table-cell>
          <table:table-cell table:style-name="ce1" office:value-type="string">
            <text:p>1.6107e-07</text:p>
          </table:table-cell>
          <table:table-cell table:style-name="ce1" office:value-type="string">
            <text:p>5.0689e-17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R136]*1000000" office:value-type="float" office:value="1226">
            <text:p>1226</text:p>
          </table:table-cell>
          <table:table-cell table:formula="of:=[.S136]*1000000" office:value-type="float" office:value="6.3216">
            <text:p>6.3216</text:p>
          </table:table-cell>
          <table:table-cell table:formula="of:=[.T136]*1000000" office:value-type="float" office:value="97.337">
            <text:p>97.337</text:p>
          </table:table-cell>
          <table:table-cell table:formula="of:=[.U136]*1000000" office:value-type="float" office:value="17.671">
            <text:p>17.671</text:p>
          </table:table-cell>
          <table:table-cell table:formula="of:=[.V136]*1000000" office:value-type="float" office:value="0.0073239">
            <text:p>0.0073239</text:p>
          </table:table-cell>
          <table:table-cell table:formula="of:=[.W136]*1000000" office:value-type="float" office:value="8.1826">
            <text:p>8.1826</text:p>
          </table:table-cell>
          <table:table-cell table:formula="of:=[.X136]*1000000" office:value-type="float" office:value="0.16389">
            <text:p>0.16389</text:p>
          </table:table-cell>
          <table:table-cell table:formula="of:=[.Y136]*1000000" office:value-type="float" office:value="0.000000000048868">
            <text:p>4.8868E-011</text:p>
          </table:table-cell>
          <table:table-cell table:formula="of:=[.Z136]*1000000" office:value-type="float" office:value="1226">
            <text:p>1226</text:p>
          </table:table-cell>
          <table:table-cell table:formula="of:=[.AA136]*1000000" office:value-type="float" office:value="6.3216">
            <text:p>6.3216</text:p>
          </table:table-cell>
          <table:table-cell table:formula="of:=[.AB136]*1000000" office:value-type="float" office:value="97.337">
            <text:p>97.337</text:p>
          </table:table-cell>
          <table:table-cell table:formula="of:=[.AC136]*1000000" office:value-type="float" office:value="17.671">
            <text:p>17.671</text:p>
          </table:table-cell>
          <table:table-cell table:formula="of:=[.AD136]*1000000" office:value-type="float" office:value="0.0073239">
            <text:p>0.0073239</text:p>
          </table:table-cell>
          <table:table-cell table:formula="of:=[.AE136]*1000000" office:value-type="float" office:value="8.1826">
            <text:p>8.1826</text:p>
          </table:table-cell>
          <table:table-cell table:formula="of:=[.AF136]*1000000" office:value-type="float" office:value="0.16389">
            <text:p>0.16389</text:p>
          </table:table-cell>
          <table:table-cell table:formula="of:=[.AG136]*1000000" office:value-type="float" office:value="0.000000000048868">
            <text:p>4.8868E-011</text:p>
          </table:table-cell>
          <table:table-cell office:value-type="float" office:value="0.001226">
            <text:p>0.001226</text:p>
          </table:table-cell>
          <table:table-cell table:style-name="ce1" office:value-type="string">
            <text:p>6.3216e-06</text:p>
          </table:table-cell>
          <table:table-cell table:style-name="ce1" office:value-type="string">
            <text:p>9.7337e-05</text:p>
          </table:table-cell>
          <table:table-cell table:style-name="ce1" office:value-type="string">
            <text:p>1.7671e-05</text:p>
          </table:table-cell>
          <table:table-cell table:style-name="ce1" office:value-type="string">
            <text:p>7.3239e-09</text:p>
          </table:table-cell>
          <table:table-cell table:style-name="ce1" office:value-type="string">
            <text:p>8.1826e-06</text:p>
          </table:table-cell>
          <table:table-cell table:style-name="ce1" office:value-type="string">
            <text:p>1.6389e-07</text:p>
          </table:table-cell>
          <table:table-cell table:style-name="ce1" office:value-type="string">
            <text:p>4.8868e-17</text:p>
          </table:table-cell>
          <table:table-cell office:value-type="float" office:value="0.001226">
            <text:p>0.001226</text:p>
          </table:table-cell>
          <table:table-cell table:style-name="ce1" office:value-type="string">
            <text:p>6.3216e-06</text:p>
          </table:table-cell>
          <table:table-cell table:style-name="ce1" office:value-type="string">
            <text:p>9.7337e-05</text:p>
          </table:table-cell>
          <table:table-cell table:style-name="ce1" office:value-type="string">
            <text:p>1.7671e-05</text:p>
          </table:table-cell>
          <table:table-cell table:style-name="ce1" office:value-type="string">
            <text:p>7.3239e-09</text:p>
          </table:table-cell>
          <table:table-cell table:style-name="ce1" office:value-type="string">
            <text:p>8.1826e-06</text:p>
          </table:table-cell>
          <table:table-cell table:style-name="ce1" office:value-type="string">
            <text:p>1.6389e-07</text:p>
          </table:table-cell>
          <table:table-cell table:style-name="ce1" office:value-type="string">
            <text:p>4.8868e-17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R137]*1000000" office:value-type="float" office:value="1225.5">
            <text:p>1225.5</text:p>
          </table:table-cell>
          <table:table-cell table:formula="of:=[.S137]*1000000" office:value-type="float" office:value="6.1614">
            <text:p>6.1614</text:p>
          </table:table-cell>
          <table:table-cell table:formula="of:=[.T137]*1000000" office:value-type="float" office:value="97.538">
            <text:p>97.538</text:p>
          </table:table-cell>
          <table:table-cell table:formula="of:=[.U137]*1000000" office:value-type="float" office:value="17.604">
            <text:p>17.604</text:p>
          </table:table-cell>
          <table:table-cell table:formula="of:=[.V137]*1000000" office:value-type="float" office:value="0.0073843">
            <text:p>0.0073843</text:p>
          </table:table-cell>
          <table:table-cell table:formula="of:=[.W137]*1000000" office:value-type="float" office:value="8.1126">
            <text:p>8.1126</text:p>
          </table:table-cell>
          <table:table-cell table:formula="of:=[.X137]*1000000" office:value-type="float" office:value="0.16667">
            <text:p>0.16667</text:p>
          </table:table-cell>
          <table:table-cell table:formula="of:=[.Y137]*1000000" office:value-type="float" office:value="0.000000000047122">
            <text:p>4.7122E-011</text:p>
          </table:table-cell>
          <table:table-cell table:formula="of:=[.Z137]*1000000" office:value-type="float" office:value="1225.5">
            <text:p>1225.5</text:p>
          </table:table-cell>
          <table:table-cell table:formula="of:=[.AA137]*1000000" office:value-type="float" office:value="6.1614">
            <text:p>6.1614</text:p>
          </table:table-cell>
          <table:table-cell table:formula="of:=[.AB137]*1000000" office:value-type="float" office:value="97.538">
            <text:p>97.538</text:p>
          </table:table-cell>
          <table:table-cell table:formula="of:=[.AC137]*1000000" office:value-type="float" office:value="17.604">
            <text:p>17.604</text:p>
          </table:table-cell>
          <table:table-cell table:formula="of:=[.AD137]*1000000" office:value-type="float" office:value="0.0073843">
            <text:p>0.0073843</text:p>
          </table:table-cell>
          <table:table-cell table:formula="of:=[.AE137]*1000000" office:value-type="float" office:value="8.1126">
            <text:p>8.1126</text:p>
          </table:table-cell>
          <table:table-cell table:formula="of:=[.AF137]*1000000" office:value-type="float" office:value="0.16667">
            <text:p>0.16667</text:p>
          </table:table-cell>
          <table:table-cell table:formula="of:=[.AG137]*1000000" office:value-type="float" office:value="0.000000000047122">
            <text:p>4.7122E-011</text:p>
          </table:table-cell>
          <table:table-cell office:value-type="float" office:value="0.0012255">
            <text:p>0.0012255</text:p>
          </table:table-cell>
          <table:table-cell table:style-name="ce1" office:value-type="string">
            <text:p>6.1614e-06</text:p>
          </table:table-cell>
          <table:table-cell table:style-name="ce1" office:value-type="string">
            <text:p>9.7538e-05</text:p>
          </table:table-cell>
          <table:table-cell table:style-name="ce1" office:value-type="string">
            <text:p>1.7604e-05</text:p>
          </table:table-cell>
          <table:table-cell table:style-name="ce1" office:value-type="string">
            <text:p>7.3843e-09</text:p>
          </table:table-cell>
          <table:table-cell table:style-name="ce1" office:value-type="string">
            <text:p>8.1126e-06</text:p>
          </table:table-cell>
          <table:table-cell table:style-name="ce1" office:value-type="string">
            <text:p>1.6667e-07</text:p>
          </table:table-cell>
          <table:table-cell table:style-name="ce1" office:value-type="string">
            <text:p>4.7122e-17</text:p>
          </table:table-cell>
          <table:table-cell office:value-type="float" office:value="0.0012255">
            <text:p>0.0012255</text:p>
          </table:table-cell>
          <table:table-cell table:style-name="ce1" office:value-type="string">
            <text:p>6.1614e-06</text:p>
          </table:table-cell>
          <table:table-cell table:style-name="ce1" office:value-type="string">
            <text:p>9.7538e-05</text:p>
          </table:table-cell>
          <table:table-cell table:style-name="ce1" office:value-type="string">
            <text:p>1.7604e-05</text:p>
          </table:table-cell>
          <table:table-cell table:style-name="ce1" office:value-type="string">
            <text:p>7.3843e-09</text:p>
          </table:table-cell>
          <table:table-cell table:style-name="ce1" office:value-type="string">
            <text:p>8.1126e-06</text:p>
          </table:table-cell>
          <table:table-cell table:style-name="ce1" office:value-type="string">
            <text:p>1.6667e-07</text:p>
          </table:table-cell>
          <table:table-cell table:style-name="ce1" office:value-type="string">
            <text:p>4.7122e-17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R138]*1000000" office:value-type="float" office:value="1224.9">
            <text:p>1224.9</text:p>
          </table:table-cell>
          <table:table-cell table:formula="of:=[.S138]*1000000" office:value-type="float" office:value="6.0083">
            <text:p>6.0083</text:p>
          </table:table-cell>
          <table:table-cell table:formula="of:=[.T138]*1000000" office:value-type="float" office:value="97.739">
            <text:p>97.739</text:p>
          </table:table-cell>
          <table:table-cell table:formula="of:=[.U138]*1000000" office:value-type="float" office:value="17.537">
            <text:p>17.537</text:p>
          </table:table-cell>
          <table:table-cell table:formula="of:=[.V138]*1000000" office:value-type="float" office:value="0.0074438">
            <text:p>0.0074438</text:p>
          </table:table-cell>
          <table:table-cell table:formula="of:=[.W138]*1000000" office:value-type="float" office:value="8.0438">
            <text:p>8.0438</text:p>
          </table:table-cell>
          <table:table-cell table:formula="of:=[.X138]*1000000" office:value-type="float" office:value="0.16939">
            <text:p>0.16939</text:p>
          </table:table-cell>
          <table:table-cell table:formula="of:=[.Y138]*1000000" office:value-type="float" office:value="0.000000000045448">
            <text:p>4.5448E-011</text:p>
          </table:table-cell>
          <table:table-cell table:formula="of:=[.Z138]*1000000" office:value-type="float" office:value="1224.9">
            <text:p>1224.9</text:p>
          </table:table-cell>
          <table:table-cell table:formula="of:=[.AA138]*1000000" office:value-type="float" office:value="6.0083">
            <text:p>6.0083</text:p>
          </table:table-cell>
          <table:table-cell table:formula="of:=[.AB138]*1000000" office:value-type="float" office:value="97.739">
            <text:p>97.739</text:p>
          </table:table-cell>
          <table:table-cell table:formula="of:=[.AC138]*1000000" office:value-type="float" office:value="17.537">
            <text:p>17.537</text:p>
          </table:table-cell>
          <table:table-cell table:formula="of:=[.AD138]*1000000" office:value-type="float" office:value="0.0074438">
            <text:p>0.0074438</text:p>
          </table:table-cell>
          <table:table-cell table:formula="of:=[.AE138]*1000000" office:value-type="float" office:value="8.0438">
            <text:p>8.0438</text:p>
          </table:table-cell>
          <table:table-cell table:formula="of:=[.AF138]*1000000" office:value-type="float" office:value="0.16939">
            <text:p>0.16939</text:p>
          </table:table-cell>
          <table:table-cell table:formula="of:=[.AG138]*1000000" office:value-type="float" office:value="0.000000000045448">
            <text:p>4.5448E-011</text:p>
          </table:table-cell>
          <table:table-cell office:value-type="float" office:value="0.0012249">
            <text:p>0.0012249</text:p>
          </table:table-cell>
          <table:table-cell table:style-name="ce1" office:value-type="string">
            <text:p>6.0083e-06</text:p>
          </table:table-cell>
          <table:table-cell table:style-name="ce1" office:value-type="string">
            <text:p>9.7739e-05</text:p>
          </table:table-cell>
          <table:table-cell table:style-name="ce1" office:value-type="string">
            <text:p>1.7537e-05</text:p>
          </table:table-cell>
          <table:table-cell table:style-name="ce1" office:value-type="string">
            <text:p>7.4438e-09</text:p>
          </table:table-cell>
          <table:table-cell table:style-name="ce1" office:value-type="string">
            <text:p>8.0438e-06</text:p>
          </table:table-cell>
          <table:table-cell table:style-name="ce1" office:value-type="string">
            <text:p>1.6939e-07</text:p>
          </table:table-cell>
          <table:table-cell table:style-name="ce1" office:value-type="string">
            <text:p>4.5448e-17</text:p>
          </table:table-cell>
          <table:table-cell office:value-type="float" office:value="0.0012249">
            <text:p>0.0012249</text:p>
          </table:table-cell>
          <table:table-cell table:style-name="ce1" office:value-type="string">
            <text:p>6.0083e-06</text:p>
          </table:table-cell>
          <table:table-cell table:style-name="ce1" office:value-type="string">
            <text:p>9.7739e-05</text:p>
          </table:table-cell>
          <table:table-cell table:style-name="ce1" office:value-type="string">
            <text:p>1.7537e-05</text:p>
          </table:table-cell>
          <table:table-cell table:style-name="ce1" office:value-type="string">
            <text:p>7.4438e-09</text:p>
          </table:table-cell>
          <table:table-cell table:style-name="ce1" office:value-type="string">
            <text:p>8.0438e-06</text:p>
          </table:table-cell>
          <table:table-cell table:style-name="ce1" office:value-type="string">
            <text:p>1.6939e-07</text:p>
          </table:table-cell>
          <table:table-cell table:style-name="ce1" office:value-type="string">
            <text:p>4.5448e-17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R139]*1000000" office:value-type="float" office:value="1224.3">
            <text:p>1224.3</text:p>
          </table:table-cell>
          <table:table-cell table:formula="of:=[.S139]*1000000" office:value-type="float" office:value="5.8619">
            <text:p>5.8619</text:p>
          </table:table-cell>
          <table:table-cell table:formula="of:=[.T139]*1000000" office:value-type="float" office:value="97.939">
            <text:p>97.939</text:p>
          </table:table-cell>
          <table:table-cell table:formula="of:=[.U139]*1000000" office:value-type="float" office:value="17.469">
            <text:p>17.469</text:p>
          </table:table-cell>
          <table:table-cell table:formula="of:=[.V139]*1000000" office:value-type="float" office:value="0.0075023">
            <text:p>0.0075023</text:p>
          </table:table-cell>
          <table:table-cell table:formula="of:=[.W139]*1000000" office:value-type="float" office:value="7.9761">
            <text:p>7.9761</text:p>
          </table:table-cell>
          <table:table-cell table:formula="of:=[.X139]*1000000" office:value-type="float" office:value="0.17206">
            <text:p>0.17206</text:p>
          </table:table-cell>
          <table:table-cell table:formula="of:=[.Y139]*1000000" office:value-type="float" office:value="0.000000000043841">
            <text:p>4.3841E-011</text:p>
          </table:table-cell>
          <table:table-cell table:formula="of:=[.Z139]*1000000" office:value-type="float" office:value="1224.3">
            <text:p>1224.3</text:p>
          </table:table-cell>
          <table:table-cell table:formula="of:=[.AA139]*1000000" office:value-type="float" office:value="5.8619">
            <text:p>5.8619</text:p>
          </table:table-cell>
          <table:table-cell table:formula="of:=[.AB139]*1000000" office:value-type="float" office:value="97.939">
            <text:p>97.939</text:p>
          </table:table-cell>
          <table:table-cell table:formula="of:=[.AC139]*1000000" office:value-type="float" office:value="17.469">
            <text:p>17.469</text:p>
          </table:table-cell>
          <table:table-cell table:formula="of:=[.AD139]*1000000" office:value-type="float" office:value="0.0075023">
            <text:p>0.0075023</text:p>
          </table:table-cell>
          <table:table-cell table:formula="of:=[.AE139]*1000000" office:value-type="float" office:value="7.9761">
            <text:p>7.9761</text:p>
          </table:table-cell>
          <table:table-cell table:formula="of:=[.AF139]*1000000" office:value-type="float" office:value="0.17206">
            <text:p>0.17206</text:p>
          </table:table-cell>
          <table:table-cell table:formula="of:=[.AG139]*1000000" office:value-type="float" office:value="0.000000000043841">
            <text:p>4.3841E-011</text:p>
          </table:table-cell>
          <table:table-cell office:value-type="float" office:value="0.0012243">
            <text:p>0.0012243</text:p>
          </table:table-cell>
          <table:table-cell table:style-name="ce1" office:value-type="string">
            <text:p>5.8619e-06</text:p>
          </table:table-cell>
          <table:table-cell table:style-name="ce1" office:value-type="string">
            <text:p>9.7939e-05</text:p>
          </table:table-cell>
          <table:table-cell table:style-name="ce1" office:value-type="string">
            <text:p>1.7469e-05</text:p>
          </table:table-cell>
          <table:table-cell table:style-name="ce1" office:value-type="string">
            <text:p>7.5023e-09</text:p>
          </table:table-cell>
          <table:table-cell table:style-name="ce1" office:value-type="string">
            <text:p>7.9761e-06</text:p>
          </table:table-cell>
          <table:table-cell table:style-name="ce1" office:value-type="string">
            <text:p>1.7206e-07</text:p>
          </table:table-cell>
          <table:table-cell table:style-name="ce1" office:value-type="string">
            <text:p>4.3841e-17</text:p>
          </table:table-cell>
          <table:table-cell office:value-type="float" office:value="0.0012243">
            <text:p>0.0012243</text:p>
          </table:table-cell>
          <table:table-cell table:style-name="ce1" office:value-type="string">
            <text:p>5.8619e-06</text:p>
          </table:table-cell>
          <table:table-cell table:style-name="ce1" office:value-type="string">
            <text:p>9.7939e-05</text:p>
          </table:table-cell>
          <table:table-cell table:style-name="ce1" office:value-type="string">
            <text:p>1.7469e-05</text:p>
          </table:table-cell>
          <table:table-cell table:style-name="ce1" office:value-type="string">
            <text:p>7.5023e-09</text:p>
          </table:table-cell>
          <table:table-cell table:style-name="ce1" office:value-type="string">
            <text:p>7.9761e-06</text:p>
          </table:table-cell>
          <table:table-cell table:style-name="ce1" office:value-type="string">
            <text:p>1.7206e-07</text:p>
          </table:table-cell>
          <table:table-cell table:style-name="ce1" office:value-type="string">
            <text:p>4.3841e-17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R140]*1000000" office:value-type="float" office:value="1223.7">
            <text:p>1223.7</text:p>
          </table:table-cell>
          <table:table-cell table:formula="of:=[.S140]*1000000" office:value-type="float" office:value="5.7218">
            <text:p>5.7218</text:p>
          </table:table-cell>
          <table:table-cell table:formula="of:=[.T140]*1000000" office:value-type="float" office:value="98.138">
            <text:p>98.138</text:p>
          </table:table-cell>
          <table:table-cell table:formula="of:=[.U140]*1000000" office:value-type="float" office:value="17.403">
            <text:p>17.403</text:p>
          </table:table-cell>
          <table:table-cell table:formula="of:=[.V140]*1000000" office:value-type="float" office:value="0.0075599">
            <text:p>0.0075599</text:p>
          </table:table-cell>
          <table:table-cell table:formula="of:=[.W140]*1000000" office:value-type="float" office:value="7.9095">
            <text:p>7.9095</text:p>
          </table:table-cell>
          <table:table-cell table:formula="of:=[.X140]*1000000" office:value-type="float" office:value="0.17467">
            <text:p>0.17467</text:p>
          </table:table-cell>
          <table:table-cell table:formula="of:=[.Y140]*1000000" office:value-type="float" office:value="0.000000000042299">
            <text:p>4.2299E-011</text:p>
          </table:table-cell>
          <table:table-cell table:formula="of:=[.Z140]*1000000" office:value-type="float" office:value="1223.7">
            <text:p>1223.7</text:p>
          </table:table-cell>
          <table:table-cell table:formula="of:=[.AA140]*1000000" office:value-type="float" office:value="5.7218">
            <text:p>5.7218</text:p>
          </table:table-cell>
          <table:table-cell table:formula="of:=[.AB140]*1000000" office:value-type="float" office:value="98.138">
            <text:p>98.138</text:p>
          </table:table-cell>
          <table:table-cell table:formula="of:=[.AC140]*1000000" office:value-type="float" office:value="17.403">
            <text:p>17.403</text:p>
          </table:table-cell>
          <table:table-cell table:formula="of:=[.AD140]*1000000" office:value-type="float" office:value="0.0075599">
            <text:p>0.0075599</text:p>
          </table:table-cell>
          <table:table-cell table:formula="of:=[.AE140]*1000000" office:value-type="float" office:value="7.9095">
            <text:p>7.9095</text:p>
          </table:table-cell>
          <table:table-cell table:formula="of:=[.AF140]*1000000" office:value-type="float" office:value="0.17467">
            <text:p>0.17467</text:p>
          </table:table-cell>
          <table:table-cell table:formula="of:=[.AG140]*1000000" office:value-type="float" office:value="0.000000000042299">
            <text:p>4.2299E-011</text:p>
          </table:table-cell>
          <table:table-cell office:value-type="float" office:value="0.0012237">
            <text:p>0.0012237</text:p>
          </table:table-cell>
          <table:table-cell table:style-name="ce1" office:value-type="string">
            <text:p>5.7218e-06</text:p>
          </table:table-cell>
          <table:table-cell table:style-name="ce1" office:value-type="string">
            <text:p>9.8138e-05</text:p>
          </table:table-cell>
          <table:table-cell table:style-name="ce1" office:value-type="string">
            <text:p>1.7403e-05</text:p>
          </table:table-cell>
          <table:table-cell table:style-name="ce1" office:value-type="string">
            <text:p>7.5599e-09</text:p>
          </table:table-cell>
          <table:table-cell table:style-name="ce1" office:value-type="string">
            <text:p>7.9095e-06</text:p>
          </table:table-cell>
          <table:table-cell table:style-name="ce1" office:value-type="string">
            <text:p>1.7467e-07</text:p>
          </table:table-cell>
          <table:table-cell table:style-name="ce1" office:value-type="string">
            <text:p>4.2299e-17</text:p>
          </table:table-cell>
          <table:table-cell office:value-type="float" office:value="0.0012237">
            <text:p>0.0012237</text:p>
          </table:table-cell>
          <table:table-cell table:style-name="ce1" office:value-type="string">
            <text:p>5.7218e-06</text:p>
          </table:table-cell>
          <table:table-cell table:style-name="ce1" office:value-type="string">
            <text:p>9.8138e-05</text:p>
          </table:table-cell>
          <table:table-cell table:style-name="ce1" office:value-type="string">
            <text:p>1.7403e-05</text:p>
          </table:table-cell>
          <table:table-cell table:style-name="ce1" office:value-type="string">
            <text:p>7.5599e-09</text:p>
          </table:table-cell>
          <table:table-cell table:style-name="ce1" office:value-type="string">
            <text:p>7.9095e-06</text:p>
          </table:table-cell>
          <table:table-cell table:style-name="ce1" office:value-type="string">
            <text:p>1.7467e-07</text:p>
          </table:table-cell>
          <table:table-cell table:style-name="ce1" office:value-type="string">
            <text:p>4.2299e-17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R141]*1000000" office:value-type="float" office:value="1223.1">
            <text:p>1223.1</text:p>
          </table:table-cell>
          <table:table-cell table:formula="of:=[.S141]*1000000" office:value-type="float" office:value="5.5875">
            <text:p>5.5875</text:p>
          </table:table-cell>
          <table:table-cell table:formula="of:=[.T141]*1000000" office:value-type="float" office:value="98.336">
            <text:p>98.336</text:p>
          </table:table-cell>
          <table:table-cell table:formula="of:=[.U141]*1000000" office:value-type="float" office:value="17.336">
            <text:p>17.336</text:p>
          </table:table-cell>
          <table:table-cell table:formula="of:=[.V141]*1000000" office:value-type="float" office:value="0.0076167">
            <text:p>0.0076167</text:p>
          </table:table-cell>
          <table:table-cell table:formula="of:=[.W141]*1000000" office:value-type="float" office:value="7.8439">
            <text:p>7.8439</text:p>
          </table:table-cell>
          <table:table-cell table:formula="of:=[.X141]*1000000" office:value-type="float" office:value="0.17722">
            <text:p>0.17722</text:p>
          </table:table-cell>
          <table:table-cell table:formula="of:=[.Y141]*1000000" office:value-type="float" office:value="0.000000000040818">
            <text:p>4.0818E-011</text:p>
          </table:table-cell>
          <table:table-cell table:formula="of:=[.Z141]*1000000" office:value-type="float" office:value="1223.1">
            <text:p>1223.1</text:p>
          </table:table-cell>
          <table:table-cell table:formula="of:=[.AA141]*1000000" office:value-type="float" office:value="5.5875">
            <text:p>5.5875</text:p>
          </table:table-cell>
          <table:table-cell table:formula="of:=[.AB141]*1000000" office:value-type="float" office:value="98.336">
            <text:p>98.336</text:p>
          </table:table-cell>
          <table:table-cell table:formula="of:=[.AC141]*1000000" office:value-type="float" office:value="17.336">
            <text:p>17.336</text:p>
          </table:table-cell>
          <table:table-cell table:formula="of:=[.AD141]*1000000" office:value-type="float" office:value="0.0076167">
            <text:p>0.0076167</text:p>
          </table:table-cell>
          <table:table-cell table:formula="of:=[.AE141]*1000000" office:value-type="float" office:value="7.8439">
            <text:p>7.8439</text:p>
          </table:table-cell>
          <table:table-cell table:formula="of:=[.AF141]*1000000" office:value-type="float" office:value="0.17722">
            <text:p>0.17722</text:p>
          </table:table-cell>
          <table:table-cell table:formula="of:=[.AG141]*1000000" office:value-type="float" office:value="0.000000000040818">
            <text:p>4.0818E-011</text:p>
          </table:table-cell>
          <table:table-cell office:value-type="float" office:value="0.0012231">
            <text:p>0.0012231</text:p>
          </table:table-cell>
          <table:table-cell table:style-name="ce1" office:value-type="string">
            <text:p>5.5875e-06</text:p>
          </table:table-cell>
          <table:table-cell table:style-name="ce1" office:value-type="string">
            <text:p>9.8336e-05</text:p>
          </table:table-cell>
          <table:table-cell table:style-name="ce1" office:value-type="string">
            <text:p>1.7336e-05</text:p>
          </table:table-cell>
          <table:table-cell table:style-name="ce1" office:value-type="string">
            <text:p>7.6167e-09</text:p>
          </table:table-cell>
          <table:table-cell table:style-name="ce1" office:value-type="string">
            <text:p>7.8439e-06</text:p>
          </table:table-cell>
          <table:table-cell table:style-name="ce1" office:value-type="string">
            <text:p>1.7722e-07</text:p>
          </table:table-cell>
          <table:table-cell table:style-name="ce1" office:value-type="string">
            <text:p>4.0818e-17</text:p>
          </table:table-cell>
          <table:table-cell office:value-type="float" office:value="0.0012231">
            <text:p>0.0012231</text:p>
          </table:table-cell>
          <table:table-cell table:style-name="ce1" office:value-type="string">
            <text:p>5.5875e-06</text:p>
          </table:table-cell>
          <table:table-cell table:style-name="ce1" office:value-type="string">
            <text:p>9.8336e-05</text:p>
          </table:table-cell>
          <table:table-cell table:style-name="ce1" office:value-type="string">
            <text:p>1.7336e-05</text:p>
          </table:table-cell>
          <table:table-cell table:style-name="ce1" office:value-type="string">
            <text:p>7.6167e-09</text:p>
          </table:table-cell>
          <table:table-cell table:style-name="ce1" office:value-type="string">
            <text:p>7.8439e-06</text:p>
          </table:table-cell>
          <table:table-cell table:style-name="ce1" office:value-type="string">
            <text:p>1.7722e-07</text:p>
          </table:table-cell>
          <table:table-cell table:style-name="ce1" office:value-type="string">
            <text:p>4.0818e-17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R142]*1000000" office:value-type="float" office:value="1222.5">
            <text:p>1222.5</text:p>
          </table:table-cell>
          <table:table-cell table:formula="of:=[.S142]*1000000" office:value-type="float" office:value="5.4587">
            <text:p>5.4587</text:p>
          </table:table-cell>
          <table:table-cell table:formula="of:=[.T142]*1000000" office:value-type="float" office:value="98.534">
            <text:p>98.534</text:p>
          </table:table-cell>
          <table:table-cell table:formula="of:=[.U142]*1000000" office:value-type="float" office:value="17.269">
            <text:p>17.269</text:p>
          </table:table-cell>
          <table:table-cell table:formula="of:=[.V142]*1000000" office:value-type="float" office:value="0.0076726">
            <text:p>0.0076726</text:p>
          </table:table-cell>
          <table:table-cell table:formula="of:=[.W142]*1000000" office:value-type="float" office:value="7.7793">
            <text:p>7.7793</text:p>
          </table:table-cell>
          <table:table-cell table:formula="of:=[.X142]*1000000" office:value-type="float" office:value="0.17971">
            <text:p>0.17971</text:p>
          </table:table-cell>
          <table:table-cell table:formula="of:=[.Y142]*1000000" office:value-type="float" office:value="0.000000000039396">
            <text:p>3.9396E-011</text:p>
          </table:table-cell>
          <table:table-cell table:formula="of:=[.Z142]*1000000" office:value-type="float" office:value="1222.5">
            <text:p>1222.5</text:p>
          </table:table-cell>
          <table:table-cell table:formula="of:=[.AA142]*1000000" office:value-type="float" office:value="5.4587">
            <text:p>5.4587</text:p>
          </table:table-cell>
          <table:table-cell table:formula="of:=[.AB142]*1000000" office:value-type="float" office:value="98.534">
            <text:p>98.534</text:p>
          </table:table-cell>
          <table:table-cell table:formula="of:=[.AC142]*1000000" office:value-type="float" office:value="17.269">
            <text:p>17.269</text:p>
          </table:table-cell>
          <table:table-cell table:formula="of:=[.AD142]*1000000" office:value-type="float" office:value="0.0076726">
            <text:p>0.0076726</text:p>
          </table:table-cell>
          <table:table-cell table:formula="of:=[.AE142]*1000000" office:value-type="float" office:value="7.7793">
            <text:p>7.7793</text:p>
          </table:table-cell>
          <table:table-cell table:formula="of:=[.AF142]*1000000" office:value-type="float" office:value="0.17971">
            <text:p>0.17971</text:p>
          </table:table-cell>
          <table:table-cell table:formula="of:=[.AG142]*1000000" office:value-type="float" office:value="0.000000000039396">
            <text:p>3.9396E-011</text:p>
          </table:table-cell>
          <table:table-cell office:value-type="float" office:value="0.0012225">
            <text:p>0.0012225</text:p>
          </table:table-cell>
          <table:table-cell table:style-name="ce1" office:value-type="string">
            <text:p>5.4587e-06</text:p>
          </table:table-cell>
          <table:table-cell table:style-name="ce1" office:value-type="string">
            <text:p>9.8534e-05</text:p>
          </table:table-cell>
          <table:table-cell table:style-name="ce1" office:value-type="string">
            <text:p>1.7269e-05</text:p>
          </table:table-cell>
          <table:table-cell table:style-name="ce1" office:value-type="string">
            <text:p>7.6726e-09</text:p>
          </table:table-cell>
          <table:table-cell table:style-name="ce1" office:value-type="string">
            <text:p>7.7793e-06</text:p>
          </table:table-cell>
          <table:table-cell table:style-name="ce1" office:value-type="string">
            <text:p>1.7971e-07</text:p>
          </table:table-cell>
          <table:table-cell table:style-name="ce1" office:value-type="string">
            <text:p>3.9396e-17</text:p>
          </table:table-cell>
          <table:table-cell office:value-type="float" office:value="0.0012225">
            <text:p>0.0012225</text:p>
          </table:table-cell>
          <table:table-cell table:style-name="ce1" office:value-type="string">
            <text:p>5.4587e-06</text:p>
          </table:table-cell>
          <table:table-cell table:style-name="ce1" office:value-type="string">
            <text:p>9.8534e-05</text:p>
          </table:table-cell>
          <table:table-cell table:style-name="ce1" office:value-type="string">
            <text:p>1.7269e-05</text:p>
          </table:table-cell>
          <table:table-cell table:style-name="ce1" office:value-type="string">
            <text:p>7.6726e-09</text:p>
          </table:table-cell>
          <table:table-cell table:style-name="ce1" office:value-type="string">
            <text:p>7.7793e-06</text:p>
          </table:table-cell>
          <table:table-cell table:style-name="ce1" office:value-type="string">
            <text:p>1.7971e-07</text:p>
          </table:table-cell>
          <table:table-cell table:style-name="ce1" office:value-type="string">
            <text:p>3.9396e-17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R143]*1000000" office:value-type="float" office:value="1221.9">
            <text:p>1221.9</text:p>
          </table:table-cell>
          <table:table-cell table:formula="of:=[.S143]*1000000" office:value-type="float" office:value="5.3351">
            <text:p>5.3351</text:p>
          </table:table-cell>
          <table:table-cell table:formula="of:=[.T143]*1000000" office:value-type="float" office:value="98.732">
            <text:p>98.732</text:p>
          </table:table-cell>
          <table:table-cell table:formula="of:=[.U143]*1000000" office:value-type="float" office:value="17.202">
            <text:p>17.202</text:p>
          </table:table-cell>
          <table:table-cell table:formula="of:=[.V143]*1000000" office:value-type="float" office:value="0.0077276">
            <text:p>0.0077276</text:p>
          </table:table-cell>
          <table:table-cell table:formula="of:=[.W143]*1000000" office:value-type="float" office:value="7.7156">
            <text:p>7.7156</text:p>
          </table:table-cell>
          <table:table-cell table:formula="of:=[.X143]*1000000" office:value-type="float" office:value="0.18215">
            <text:p>0.18215</text:p>
          </table:table-cell>
          <table:table-cell table:formula="of:=[.Y143]*1000000" office:value-type="float" office:value="0.000000000038029">
            <text:p>3.8029E-011</text:p>
          </table:table-cell>
          <table:table-cell table:formula="of:=[.Z143]*1000000" office:value-type="float" office:value="1221.9">
            <text:p>1221.9</text:p>
          </table:table-cell>
          <table:table-cell table:formula="of:=[.AA143]*1000000" office:value-type="float" office:value="5.3351">
            <text:p>5.3351</text:p>
          </table:table-cell>
          <table:table-cell table:formula="of:=[.AB143]*1000000" office:value-type="float" office:value="98.732">
            <text:p>98.732</text:p>
          </table:table-cell>
          <table:table-cell table:formula="of:=[.AC143]*1000000" office:value-type="float" office:value="17.202">
            <text:p>17.202</text:p>
          </table:table-cell>
          <table:table-cell table:formula="of:=[.AD143]*1000000" office:value-type="float" office:value="0.0077276">
            <text:p>0.0077276</text:p>
          </table:table-cell>
          <table:table-cell table:formula="of:=[.AE143]*1000000" office:value-type="float" office:value="7.7156">
            <text:p>7.7156</text:p>
          </table:table-cell>
          <table:table-cell table:formula="of:=[.AF143]*1000000" office:value-type="float" office:value="0.18215">
            <text:p>0.18215</text:p>
          </table:table-cell>
          <table:table-cell table:formula="of:=[.AG143]*1000000" office:value-type="float" office:value="0.000000000038029">
            <text:p>3.8029E-011</text:p>
          </table:table-cell>
          <table:table-cell office:value-type="float" office:value="0.0012219">
            <text:p>0.0012219</text:p>
          </table:table-cell>
          <table:table-cell table:style-name="ce1" office:value-type="string">
            <text:p>5.3351e-06</text:p>
          </table:table-cell>
          <table:table-cell table:style-name="ce1" office:value-type="string">
            <text:p>9.8732e-05</text:p>
          </table:table-cell>
          <table:table-cell table:style-name="ce1" office:value-type="string">
            <text:p>1.7202e-05</text:p>
          </table:table-cell>
          <table:table-cell table:style-name="ce1" office:value-type="string">
            <text:p>7.7276e-09</text:p>
          </table:table-cell>
          <table:table-cell table:style-name="ce1" office:value-type="string">
            <text:p>7.7156e-06</text:p>
          </table:table-cell>
          <table:table-cell table:style-name="ce1" office:value-type="string">
            <text:p>1.8215e-07</text:p>
          </table:table-cell>
          <table:table-cell table:style-name="ce1" office:value-type="string">
            <text:p>3.8029e-17</text:p>
          </table:table-cell>
          <table:table-cell office:value-type="float" office:value="0.0012219">
            <text:p>0.0012219</text:p>
          </table:table-cell>
          <table:table-cell table:style-name="ce1" office:value-type="string">
            <text:p>5.3351e-06</text:p>
          </table:table-cell>
          <table:table-cell table:style-name="ce1" office:value-type="string">
            <text:p>9.8732e-05</text:p>
          </table:table-cell>
          <table:table-cell table:style-name="ce1" office:value-type="string">
            <text:p>1.7202e-05</text:p>
          </table:table-cell>
          <table:table-cell table:style-name="ce1" office:value-type="string">
            <text:p>7.7276e-09</text:p>
          </table:table-cell>
          <table:table-cell table:style-name="ce1" office:value-type="string">
            <text:p>7.7156e-06</text:p>
          </table:table-cell>
          <table:table-cell table:style-name="ce1" office:value-type="string">
            <text:p>1.8215e-07</text:p>
          </table:table-cell>
          <table:table-cell table:style-name="ce1" office:value-type="string">
            <text:p>3.8029e-17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R144]*1000000" office:value-type="float" office:value="1221.4">
            <text:p>1221.4</text:p>
          </table:table-cell>
          <table:table-cell table:formula="of:=[.S144]*1000000" office:value-type="float" office:value="5.2163">
            <text:p>5.2163</text:p>
          </table:table-cell>
          <table:table-cell table:formula="of:=[.T144]*1000000" office:value-type="float" office:value="98.929">
            <text:p>98.929</text:p>
          </table:table-cell>
          <table:table-cell table:formula="of:=[.U144]*1000000" office:value-type="float" office:value="17.136">
            <text:p>17.136</text:p>
          </table:table-cell>
          <table:table-cell table:formula="of:=[.V144]*1000000" office:value-type="float" office:value="0.0077819">
            <text:p>0.0077819</text:p>
          </table:table-cell>
          <table:table-cell table:formula="of:=[.W144]*1000000" office:value-type="float" office:value="7.653">
            <text:p>7.653</text:p>
          </table:table-cell>
          <table:table-cell table:formula="of:=[.X144]*1000000" office:value-type="float" office:value="0.18453">
            <text:p>0.18453</text:p>
          </table:table-cell>
          <table:table-cell table:formula="of:=[.Y144]*1000000" office:value-type="float" office:value="0.000000000036716">
            <text:p>3.6716E-011</text:p>
          </table:table-cell>
          <table:table-cell table:formula="of:=[.Z144]*1000000" office:value-type="float" office:value="1221.4">
            <text:p>1221.4</text:p>
          </table:table-cell>
          <table:table-cell table:formula="of:=[.AA144]*1000000" office:value-type="float" office:value="5.2163">
            <text:p>5.2163</text:p>
          </table:table-cell>
          <table:table-cell table:formula="of:=[.AB144]*1000000" office:value-type="float" office:value="98.929">
            <text:p>98.929</text:p>
          </table:table-cell>
          <table:table-cell table:formula="of:=[.AC144]*1000000" office:value-type="float" office:value="17.136">
            <text:p>17.136</text:p>
          </table:table-cell>
          <table:table-cell table:formula="of:=[.AD144]*1000000" office:value-type="float" office:value="0.0077819">
            <text:p>0.0077819</text:p>
          </table:table-cell>
          <table:table-cell table:formula="of:=[.AE144]*1000000" office:value-type="float" office:value="7.653">
            <text:p>7.653</text:p>
          </table:table-cell>
          <table:table-cell table:formula="of:=[.AF144]*1000000" office:value-type="float" office:value="0.18453">
            <text:p>0.18453</text:p>
          </table:table-cell>
          <table:table-cell table:formula="of:=[.AG144]*1000000" office:value-type="float" office:value="0.000000000036716">
            <text:p>3.6716E-011</text:p>
          </table:table-cell>
          <table:table-cell office:value-type="float" office:value="0.0012214">
            <text:p>0.0012214</text:p>
          </table:table-cell>
          <table:table-cell table:style-name="ce1" office:value-type="string">
            <text:p>5.2163e-06</text:p>
          </table:table-cell>
          <table:table-cell table:style-name="ce1" office:value-type="string">
            <text:p>9.8929e-05</text:p>
          </table:table-cell>
          <table:table-cell table:style-name="ce1" office:value-type="string">
            <text:p>1.7136e-05</text:p>
          </table:table-cell>
          <table:table-cell table:style-name="ce1" office:value-type="string">
            <text:p>7.7819e-09</text:p>
          </table:table-cell>
          <table:table-cell table:style-name="ce1" office:value-type="string">
            <text:p>7.653e-06</text:p>
          </table:table-cell>
          <table:table-cell table:style-name="ce1" office:value-type="string">
            <text:p>1.8453e-07</text:p>
          </table:table-cell>
          <table:table-cell table:style-name="ce1" office:value-type="string">
            <text:p>3.6716e-17</text:p>
          </table:table-cell>
          <table:table-cell office:value-type="float" office:value="0.0012214">
            <text:p>0.0012214</text:p>
          </table:table-cell>
          <table:table-cell table:style-name="ce1" office:value-type="string">
            <text:p>5.2163e-06</text:p>
          </table:table-cell>
          <table:table-cell table:style-name="ce1" office:value-type="string">
            <text:p>9.8929e-05</text:p>
          </table:table-cell>
          <table:table-cell table:style-name="ce1" office:value-type="string">
            <text:p>1.7136e-05</text:p>
          </table:table-cell>
          <table:table-cell table:style-name="ce1" office:value-type="string">
            <text:p>7.7819e-09</text:p>
          </table:table-cell>
          <table:table-cell table:style-name="ce1" office:value-type="string">
            <text:p>7.653e-06</text:p>
          </table:table-cell>
          <table:table-cell table:style-name="ce1" office:value-type="string">
            <text:p>1.8453e-07</text:p>
          </table:table-cell>
          <table:table-cell table:style-name="ce1" office:value-type="string">
            <text:p>3.6716e-17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R145]*1000000" office:value-type="float" office:value="1220.8">
            <text:p>1220.8</text:p>
          </table:table-cell>
          <table:table-cell table:formula="of:=[.S145]*1000000" office:value-type="float" office:value="5.102">
            <text:p>5.102</text:p>
          </table:table-cell>
          <table:table-cell table:formula="of:=[.T145]*1000000" office:value-type="float" office:value="99.127">
            <text:p>99.127</text:p>
          </table:table-cell>
          <table:table-cell table:formula="of:=[.U145]*1000000" office:value-type="float" office:value="17.069">
            <text:p>17.069</text:p>
          </table:table-cell>
          <table:table-cell table:formula="of:=[.V145]*1000000" office:value-type="float" office:value="0.0078353">
            <text:p>0.0078353</text:p>
          </table:table-cell>
          <table:table-cell table:formula="of:=[.W145]*1000000" office:value-type="float" office:value="7.5913">
            <text:p>7.5913</text:p>
          </table:table-cell>
          <table:table-cell table:formula="of:=[.X145]*1000000" office:value-type="float" office:value="0.18684">
            <text:p>0.18684</text:p>
          </table:table-cell>
          <table:table-cell table:formula="of:=[.Y145]*1000000" office:value-type="float" office:value="0.000000000035453">
            <text:p>3.5453E-011</text:p>
          </table:table-cell>
          <table:table-cell table:formula="of:=[.Z145]*1000000" office:value-type="float" office:value="1220.8">
            <text:p>1220.8</text:p>
          </table:table-cell>
          <table:table-cell table:formula="of:=[.AA145]*1000000" office:value-type="float" office:value="5.102">
            <text:p>5.102</text:p>
          </table:table-cell>
          <table:table-cell table:formula="of:=[.AB145]*1000000" office:value-type="float" office:value="99.127">
            <text:p>99.127</text:p>
          </table:table-cell>
          <table:table-cell table:formula="of:=[.AC145]*1000000" office:value-type="float" office:value="17.069">
            <text:p>17.069</text:p>
          </table:table-cell>
          <table:table-cell table:formula="of:=[.AD145]*1000000" office:value-type="float" office:value="0.0078353">
            <text:p>0.0078353</text:p>
          </table:table-cell>
          <table:table-cell table:formula="of:=[.AE145]*1000000" office:value-type="float" office:value="7.5913">
            <text:p>7.5913</text:p>
          </table:table-cell>
          <table:table-cell table:formula="of:=[.AF145]*1000000" office:value-type="float" office:value="0.18684">
            <text:p>0.18684</text:p>
          </table:table-cell>
          <table:table-cell table:formula="of:=[.AG145]*1000000" office:value-type="float" office:value="0.000000000035453">
            <text:p>3.5453E-011</text:p>
          </table:table-cell>
          <table:table-cell office:value-type="float" office:value="0.0012208">
            <text:p>0.0012208</text:p>
          </table:table-cell>
          <table:table-cell table:style-name="ce1" office:value-type="string">
            <text:p>5.102e-06</text:p>
          </table:table-cell>
          <table:table-cell table:style-name="ce1" office:value-type="string">
            <text:p>9.9127e-05</text:p>
          </table:table-cell>
          <table:table-cell table:style-name="ce1" office:value-type="string">
            <text:p>1.7069e-05</text:p>
          </table:table-cell>
          <table:table-cell table:style-name="ce1" office:value-type="string">
            <text:p>7.8353e-09</text:p>
          </table:table-cell>
          <table:table-cell table:style-name="ce1" office:value-type="string">
            <text:p>7.5913e-06</text:p>
          </table:table-cell>
          <table:table-cell table:style-name="ce1" office:value-type="string">
            <text:p>1.8684e-07</text:p>
          </table:table-cell>
          <table:table-cell table:style-name="ce1" office:value-type="string">
            <text:p>3.5453e-17</text:p>
          </table:table-cell>
          <table:table-cell office:value-type="float" office:value="0.0012208">
            <text:p>0.0012208</text:p>
          </table:table-cell>
          <table:table-cell table:style-name="ce1" office:value-type="string">
            <text:p>5.102e-06</text:p>
          </table:table-cell>
          <table:table-cell table:style-name="ce1" office:value-type="string">
            <text:p>9.9127e-05</text:p>
          </table:table-cell>
          <table:table-cell table:style-name="ce1" office:value-type="string">
            <text:p>1.7069e-05</text:p>
          </table:table-cell>
          <table:table-cell table:style-name="ce1" office:value-type="string">
            <text:p>7.8353e-09</text:p>
          </table:table-cell>
          <table:table-cell table:style-name="ce1" office:value-type="string">
            <text:p>7.5913e-06</text:p>
          </table:table-cell>
          <table:table-cell table:style-name="ce1" office:value-type="string">
            <text:p>1.8684e-07</text:p>
          </table:table-cell>
          <table:table-cell table:style-name="ce1" office:value-type="string">
            <text:p>3.5453e-17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R146]*1000000" office:value-type="float" office:value="1220.2">
            <text:p>1220.2</text:p>
          </table:table-cell>
          <table:table-cell table:formula="of:=[.S146]*1000000" office:value-type="float" office:value="4.992">
            <text:p>4.992</text:p>
          </table:table-cell>
          <table:table-cell table:formula="of:=[.T146]*1000000" office:value-type="float" office:value="99.323">
            <text:p>99.323</text:p>
          </table:table-cell>
          <table:table-cell table:formula="of:=[.U146]*1000000" office:value-type="float" office:value="17.002">
            <text:p>17.002</text:p>
          </table:table-cell>
          <table:table-cell table:formula="of:=[.V146]*1000000" office:value-type="float" office:value="0.007888">
            <text:p>0.007888</text:p>
          </table:table-cell>
          <table:table-cell table:formula="of:=[.W146]*1000000" office:value-type="float" office:value="7.5304">
            <text:p>7.5304</text:p>
          </table:table-cell>
          <table:table-cell table:formula="of:=[.X146]*1000000" office:value-type="float" office:value="0.1891">
            <text:p>0.1891</text:p>
          </table:table-cell>
          <table:table-cell table:formula="of:=[.Y146]*1000000" office:value-type="float" office:value="0.000000000034239">
            <text:p>3.4239E-011</text:p>
          </table:table-cell>
          <table:table-cell table:formula="of:=[.Z146]*1000000" office:value-type="float" office:value="1220.2">
            <text:p>1220.2</text:p>
          </table:table-cell>
          <table:table-cell table:formula="of:=[.AA146]*1000000" office:value-type="float" office:value="4.992">
            <text:p>4.992</text:p>
          </table:table-cell>
          <table:table-cell table:formula="of:=[.AB146]*1000000" office:value-type="float" office:value="99.323">
            <text:p>99.323</text:p>
          </table:table-cell>
          <table:table-cell table:formula="of:=[.AC146]*1000000" office:value-type="float" office:value="17.002">
            <text:p>17.002</text:p>
          </table:table-cell>
          <table:table-cell table:formula="of:=[.AD146]*1000000" office:value-type="float" office:value="0.007888">
            <text:p>0.007888</text:p>
          </table:table-cell>
          <table:table-cell table:formula="of:=[.AE146]*1000000" office:value-type="float" office:value="7.5304">
            <text:p>7.5304</text:p>
          </table:table-cell>
          <table:table-cell table:formula="of:=[.AF146]*1000000" office:value-type="float" office:value="0.1891">
            <text:p>0.1891</text:p>
          </table:table-cell>
          <table:table-cell table:formula="of:=[.AG146]*1000000" office:value-type="float" office:value="0.000000000034239">
            <text:p>3.4239E-011</text:p>
          </table:table-cell>
          <table:table-cell office:value-type="float" office:value="0.0012202">
            <text:p>0.0012202</text:p>
          </table:table-cell>
          <table:table-cell table:style-name="ce1" office:value-type="string">
            <text:p>4.992e-06</text:p>
          </table:table-cell>
          <table:table-cell table:style-name="ce1" office:value-type="string">
            <text:p>9.9323e-05</text:p>
          </table:table-cell>
          <table:table-cell table:style-name="ce1" office:value-type="string">
            <text:p>1.7002e-05</text:p>
          </table:table-cell>
          <table:table-cell table:style-name="ce1" office:value-type="string">
            <text:p>7.888e-09</text:p>
          </table:table-cell>
          <table:table-cell table:style-name="ce1" office:value-type="string">
            <text:p>7.5304e-06</text:p>
          </table:table-cell>
          <table:table-cell table:style-name="ce1" office:value-type="string">
            <text:p>1.891e-07</text:p>
          </table:table-cell>
          <table:table-cell table:style-name="ce1" office:value-type="string">
            <text:p>3.4239e-17</text:p>
          </table:table-cell>
          <table:table-cell office:value-type="float" office:value="0.0012202">
            <text:p>0.0012202</text:p>
          </table:table-cell>
          <table:table-cell table:style-name="ce1" office:value-type="string">
            <text:p>4.992e-06</text:p>
          </table:table-cell>
          <table:table-cell table:style-name="ce1" office:value-type="string">
            <text:p>9.9323e-05</text:p>
          </table:table-cell>
          <table:table-cell table:style-name="ce1" office:value-type="string">
            <text:p>1.7002e-05</text:p>
          </table:table-cell>
          <table:table-cell table:style-name="ce1" office:value-type="string">
            <text:p>7.888e-09</text:p>
          </table:table-cell>
          <table:table-cell table:style-name="ce1" office:value-type="string">
            <text:p>7.5304e-06</text:p>
          </table:table-cell>
          <table:table-cell table:style-name="ce1" office:value-type="string">
            <text:p>1.891e-07</text:p>
          </table:table-cell>
          <table:table-cell table:style-name="ce1" office:value-type="string">
            <text:p>3.4239e-17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R147]*1000000" office:value-type="float" office:value="1219.6">
            <text:p>1219.6</text:p>
          </table:table-cell>
          <table:table-cell table:formula="of:=[.S147]*1000000" office:value-type="float" office:value="4.886">
            <text:p>4.886</text:p>
          </table:table-cell>
          <table:table-cell table:formula="of:=[.T147]*1000000" office:value-type="float" office:value="99.52">
            <text:p>99.52</text:p>
          </table:table-cell>
          <table:table-cell table:formula="of:=[.U147]*1000000" office:value-type="float" office:value="16.936">
            <text:p>16.936</text:p>
          </table:table-cell>
          <table:table-cell table:formula="of:=[.V147]*1000000" office:value-type="float" office:value="0.0079398">
            <text:p>0.0079398</text:p>
          </table:table-cell>
          <table:table-cell table:formula="of:=[.W147]*1000000" office:value-type="float" office:value="7.4705">
            <text:p>7.4705</text:p>
          </table:table-cell>
          <table:table-cell table:formula="of:=[.X147]*1000000" office:value-type="float" office:value="0.19129">
            <text:p>0.19129</text:p>
          </table:table-cell>
          <table:table-cell table:formula="of:=[.Y147]*1000000" office:value-type="float" office:value="0.000000000033071">
            <text:p>3.3071E-011</text:p>
          </table:table-cell>
          <table:table-cell table:formula="of:=[.Z147]*1000000" office:value-type="float" office:value="1219.6">
            <text:p>1219.6</text:p>
          </table:table-cell>
          <table:table-cell table:formula="of:=[.AA147]*1000000" office:value-type="float" office:value="4.886">
            <text:p>4.886</text:p>
          </table:table-cell>
          <table:table-cell table:formula="of:=[.AB147]*1000000" office:value-type="float" office:value="99.52">
            <text:p>99.52</text:p>
          </table:table-cell>
          <table:table-cell table:formula="of:=[.AC147]*1000000" office:value-type="float" office:value="16.936">
            <text:p>16.936</text:p>
          </table:table-cell>
          <table:table-cell table:formula="of:=[.AD147]*1000000" office:value-type="float" office:value="0.0079398">
            <text:p>0.0079398</text:p>
          </table:table-cell>
          <table:table-cell table:formula="of:=[.AE147]*1000000" office:value-type="float" office:value="7.4705">
            <text:p>7.4705</text:p>
          </table:table-cell>
          <table:table-cell table:formula="of:=[.AF147]*1000000" office:value-type="float" office:value="0.19129">
            <text:p>0.19129</text:p>
          </table:table-cell>
          <table:table-cell table:formula="of:=[.AG147]*1000000" office:value-type="float" office:value="0.000000000033071">
            <text:p>3.3071E-011</text:p>
          </table:table-cell>
          <table:table-cell office:value-type="float" office:value="0.0012196">
            <text:p>0.0012196</text:p>
          </table:table-cell>
          <table:table-cell table:style-name="ce1" office:value-type="string">
            <text:p>4.886e-06</text:p>
          </table:table-cell>
          <table:table-cell table:style-name="ce1" office:value-type="string">
            <text:p>9.952e-05</text:p>
          </table:table-cell>
          <table:table-cell table:style-name="ce1" office:value-type="string">
            <text:p>1.6936e-05</text:p>
          </table:table-cell>
          <table:table-cell table:style-name="ce1" office:value-type="string">
            <text:p>7.9398e-09</text:p>
          </table:table-cell>
          <table:table-cell table:style-name="ce1" office:value-type="string">
            <text:p>7.4705e-06</text:p>
          </table:table-cell>
          <table:table-cell table:style-name="ce1" office:value-type="string">
            <text:p>1.9129e-07</text:p>
          </table:table-cell>
          <table:table-cell table:style-name="ce1" office:value-type="string">
            <text:p>3.3071e-17</text:p>
          </table:table-cell>
          <table:table-cell office:value-type="float" office:value="0.0012196">
            <text:p>0.0012196</text:p>
          </table:table-cell>
          <table:table-cell table:style-name="ce1" office:value-type="string">
            <text:p>4.886e-06</text:p>
          </table:table-cell>
          <table:table-cell table:style-name="ce1" office:value-type="string">
            <text:p>9.952e-05</text:p>
          </table:table-cell>
          <table:table-cell table:style-name="ce1" office:value-type="string">
            <text:p>1.6936e-05</text:p>
          </table:table-cell>
          <table:table-cell table:style-name="ce1" office:value-type="string">
            <text:p>7.9398e-09</text:p>
          </table:table-cell>
          <table:table-cell table:style-name="ce1" office:value-type="string">
            <text:p>7.4705e-06</text:p>
          </table:table-cell>
          <table:table-cell table:style-name="ce1" office:value-type="string">
            <text:p>1.9129e-07</text:p>
          </table:table-cell>
          <table:table-cell table:style-name="ce1" office:value-type="string">
            <text:p>3.3071e-17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R148]*1000000" office:value-type="float" office:value="1219">
            <text:p>1219</text:p>
          </table:table-cell>
          <table:table-cell table:formula="of:=[.S148]*1000000" office:value-type="float" office:value="4.7838">
            <text:p>4.7838</text:p>
          </table:table-cell>
          <table:table-cell table:formula="of:=[.T148]*1000000" office:value-type="float" office:value="99.716">
            <text:p>99.716</text:p>
          </table:table-cell>
          <table:table-cell table:formula="of:=[.U148]*1000000" office:value-type="float" office:value="16.869">
            <text:p>16.869</text:p>
          </table:table-cell>
          <table:table-cell table:formula="of:=[.V148]*1000000" office:value-type="float" office:value="0.0079909">
            <text:p>0.0079909</text:p>
          </table:table-cell>
          <table:table-cell table:formula="of:=[.W148]*1000000" office:value-type="float" office:value="7.4113">
            <text:p>7.4113</text:p>
          </table:table-cell>
          <table:table-cell table:formula="of:=[.X148]*1000000" office:value-type="float" office:value="0.19342">
            <text:p>0.19342</text:p>
          </table:table-cell>
          <table:table-cell table:formula="of:=[.Y148]*1000000" office:value-type="float" office:value="0.000000000031947">
            <text:p>3.1947E-011</text:p>
          </table:table-cell>
          <table:table-cell table:formula="of:=[.Z148]*1000000" office:value-type="float" office:value="1219">
            <text:p>1219</text:p>
          </table:table-cell>
          <table:table-cell table:formula="of:=[.AA148]*1000000" office:value-type="float" office:value="4.7838">
            <text:p>4.7838</text:p>
          </table:table-cell>
          <table:table-cell table:formula="of:=[.AB148]*1000000" office:value-type="float" office:value="99.716">
            <text:p>99.716</text:p>
          </table:table-cell>
          <table:table-cell table:formula="of:=[.AC148]*1000000" office:value-type="float" office:value="16.869">
            <text:p>16.869</text:p>
          </table:table-cell>
          <table:table-cell table:formula="of:=[.AD148]*1000000" office:value-type="float" office:value="0.0079909">
            <text:p>0.0079909</text:p>
          </table:table-cell>
          <table:table-cell table:formula="of:=[.AE148]*1000000" office:value-type="float" office:value="7.4113">
            <text:p>7.4113</text:p>
          </table:table-cell>
          <table:table-cell table:formula="of:=[.AF148]*1000000" office:value-type="float" office:value="0.19342">
            <text:p>0.19342</text:p>
          </table:table-cell>
          <table:table-cell table:formula="of:=[.AG148]*1000000" office:value-type="float" office:value="0.000000000031947">
            <text:p>3.1947E-011</text:p>
          </table:table-cell>
          <table:table-cell office:value-type="float" office:value="0.001219">
            <text:p>0.001219</text:p>
          </table:table-cell>
          <table:table-cell table:style-name="ce1" office:value-type="string">
            <text:p>4.7838e-06</text:p>
          </table:table-cell>
          <table:table-cell table:style-name="ce1" office:value-type="string">
            <text:p>9.9716e-05</text:p>
          </table:table-cell>
          <table:table-cell table:style-name="ce1" office:value-type="string">
            <text:p>1.6869e-05</text:p>
          </table:table-cell>
          <table:table-cell table:style-name="ce1" office:value-type="string">
            <text:p>7.9909e-09</text:p>
          </table:table-cell>
          <table:table-cell table:style-name="ce1" office:value-type="string">
            <text:p>7.4113e-06</text:p>
          </table:table-cell>
          <table:table-cell table:style-name="ce1" office:value-type="string">
            <text:p>1.9342e-07</text:p>
          </table:table-cell>
          <table:table-cell table:style-name="ce1" office:value-type="string">
            <text:p>3.1947e-17</text:p>
          </table:table-cell>
          <table:table-cell office:value-type="float" office:value="0.001219">
            <text:p>0.001219</text:p>
          </table:table-cell>
          <table:table-cell table:style-name="ce1" office:value-type="string">
            <text:p>4.7838e-06</text:p>
          </table:table-cell>
          <table:table-cell table:style-name="ce1" office:value-type="string">
            <text:p>9.9716e-05</text:p>
          </table:table-cell>
          <table:table-cell table:style-name="ce1" office:value-type="string">
            <text:p>1.6869e-05</text:p>
          </table:table-cell>
          <table:table-cell table:style-name="ce1" office:value-type="string">
            <text:p>7.9909e-09</text:p>
          </table:table-cell>
          <table:table-cell table:style-name="ce1" office:value-type="string">
            <text:p>7.4113e-06</text:p>
          </table:table-cell>
          <table:table-cell table:style-name="ce1" office:value-type="string">
            <text:p>1.9342e-07</text:p>
          </table:table-cell>
          <table:table-cell table:style-name="ce1" office:value-type="string">
            <text:p>3.1947e-17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R149]*1000000" office:value-type="float" office:value="1218.4">
            <text:p>1218.4</text:p>
          </table:table-cell>
          <table:table-cell table:formula="of:=[.S149]*1000000" office:value-type="float" office:value="4.6852">
            <text:p>4.6852</text:p>
          </table:table-cell>
          <table:table-cell table:formula="of:=[.T149]*1000000" office:value-type="float" office:value="99.912">
            <text:p>99.912</text:p>
          </table:table-cell>
          <table:table-cell table:formula="of:=[.U149]*1000000" office:value-type="float" office:value="16.802">
            <text:p>16.802</text:p>
          </table:table-cell>
          <table:table-cell table:formula="of:=[.V149]*1000000" office:value-type="float" office:value="0.0080413">
            <text:p>0.0080413</text:p>
          </table:table-cell>
          <table:table-cell table:formula="of:=[.W149]*1000000" office:value-type="float" office:value="7.353">
            <text:p>7.353</text:p>
          </table:table-cell>
          <table:table-cell table:formula="of:=[.X149]*1000000" office:value-type="float" office:value="0.19549">
            <text:p>0.19549</text:p>
          </table:table-cell>
          <table:table-cell table:formula="of:=[.Y149]*1000000" office:value-type="float" office:value="0.000000000030865">
            <text:p>3.0865E-011</text:p>
          </table:table-cell>
          <table:table-cell table:formula="of:=[.Z149]*1000000" office:value-type="float" office:value="1218.4">
            <text:p>1218.4</text:p>
          </table:table-cell>
          <table:table-cell table:formula="of:=[.AA149]*1000000" office:value-type="float" office:value="4.6852">
            <text:p>4.6852</text:p>
          </table:table-cell>
          <table:table-cell table:formula="of:=[.AB149]*1000000" office:value-type="float" office:value="99.912">
            <text:p>99.912</text:p>
          </table:table-cell>
          <table:table-cell table:formula="of:=[.AC149]*1000000" office:value-type="float" office:value="16.802">
            <text:p>16.802</text:p>
          </table:table-cell>
          <table:table-cell table:formula="of:=[.AD149]*1000000" office:value-type="float" office:value="0.0080413">
            <text:p>0.0080413</text:p>
          </table:table-cell>
          <table:table-cell table:formula="of:=[.AE149]*1000000" office:value-type="float" office:value="7.353">
            <text:p>7.353</text:p>
          </table:table-cell>
          <table:table-cell table:formula="of:=[.AF149]*1000000" office:value-type="float" office:value="0.19549">
            <text:p>0.19549</text:p>
          </table:table-cell>
          <table:table-cell table:formula="of:=[.AG149]*1000000" office:value-type="float" office:value="0.000000000030865">
            <text:p>3.0865E-011</text:p>
          </table:table-cell>
          <table:table-cell office:value-type="float" office:value="0.0012184">
            <text:p>0.0012184</text:p>
          </table:table-cell>
          <table:table-cell table:style-name="ce1" office:value-type="string">
            <text:p>4.6852e-06</text:p>
          </table:table-cell>
          <table:table-cell table:style-name="ce1" office:value-type="string">
            <text:p>9.9912e-05</text:p>
          </table:table-cell>
          <table:table-cell table:style-name="ce1" office:value-type="string">
            <text:p>1.6802e-05</text:p>
          </table:table-cell>
          <table:table-cell table:style-name="ce1" office:value-type="string">
            <text:p>8.0413e-09</text:p>
          </table:table-cell>
          <table:table-cell table:style-name="ce1" office:value-type="string">
            <text:p>7.353e-06</text:p>
          </table:table-cell>
          <table:table-cell table:style-name="ce1" office:value-type="string">
            <text:p>1.9549e-07</text:p>
          </table:table-cell>
          <table:table-cell table:style-name="ce1" office:value-type="string">
            <text:p>3.0865e-17</text:p>
          </table:table-cell>
          <table:table-cell office:value-type="float" office:value="0.0012184">
            <text:p>0.0012184</text:p>
          </table:table-cell>
          <table:table-cell table:style-name="ce1" office:value-type="string">
            <text:p>4.6852e-06</text:p>
          </table:table-cell>
          <table:table-cell table:style-name="ce1" office:value-type="string">
            <text:p>9.9912e-05</text:p>
          </table:table-cell>
          <table:table-cell table:style-name="ce1" office:value-type="string">
            <text:p>1.6802e-05</text:p>
          </table:table-cell>
          <table:table-cell table:style-name="ce1" office:value-type="string">
            <text:p>8.0413e-09</text:p>
          </table:table-cell>
          <table:table-cell table:style-name="ce1" office:value-type="string">
            <text:p>7.353e-06</text:p>
          </table:table-cell>
          <table:table-cell table:style-name="ce1" office:value-type="string">
            <text:p>1.9549e-07</text:p>
          </table:table-cell>
          <table:table-cell table:style-name="ce1" office:value-type="string">
            <text:p>3.0865e-17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R150]*1000000" office:value-type="float" office:value="1217.8">
            <text:p>1217.8</text:p>
          </table:table-cell>
          <table:table-cell table:formula="of:=[.S150]*1000000" office:value-type="float" office:value="4.59">
            <text:p>4.59</text:p>
          </table:table-cell>
          <table:table-cell table:formula="of:=[.T150]*1000000" office:value-type="float" office:value="100.11">
            <text:p>100.11</text:p>
          </table:table-cell>
          <table:table-cell table:formula="of:=[.U150]*1000000" office:value-type="float" office:value="16.736">
            <text:p>16.736</text:p>
          </table:table-cell>
          <table:table-cell table:formula="of:=[.V150]*1000000" office:value-type="float" office:value="0.0080909">
            <text:p>0.0080909</text:p>
          </table:table-cell>
          <table:table-cell table:formula="of:=[.W150]*1000000" office:value-type="float" office:value="7.2955">
            <text:p>7.2955</text:p>
          </table:table-cell>
          <table:table-cell table:formula="of:=[.X150]*1000000" office:value-type="float" office:value="0.1975">
            <text:p>0.1975</text:p>
          </table:table-cell>
          <table:table-cell table:formula="of:=[.Y150]*1000000" office:value-type="float" office:value="0.000000000029824">
            <text:p>2.9824E-011</text:p>
          </table:table-cell>
          <table:table-cell table:formula="of:=[.Z150]*1000000" office:value-type="float" office:value="1217.8">
            <text:p>1217.8</text:p>
          </table:table-cell>
          <table:table-cell table:formula="of:=[.AA150]*1000000" office:value-type="float" office:value="4.59">
            <text:p>4.59</text:p>
          </table:table-cell>
          <table:table-cell table:formula="of:=[.AB150]*1000000" office:value-type="float" office:value="100.11">
            <text:p>100.11</text:p>
          </table:table-cell>
          <table:table-cell table:formula="of:=[.AC150]*1000000" office:value-type="float" office:value="16.736">
            <text:p>16.736</text:p>
          </table:table-cell>
          <table:table-cell table:formula="of:=[.AD150]*1000000" office:value-type="float" office:value="0.0080909">
            <text:p>0.0080909</text:p>
          </table:table-cell>
          <table:table-cell table:formula="of:=[.AE150]*1000000" office:value-type="float" office:value="7.2955">
            <text:p>7.2955</text:p>
          </table:table-cell>
          <table:table-cell table:formula="of:=[.AF150]*1000000" office:value-type="float" office:value="0.1975">
            <text:p>0.1975</text:p>
          </table:table-cell>
          <table:table-cell table:formula="of:=[.AG150]*1000000" office:value-type="float" office:value="0.000000000029824">
            <text:p>2.9824E-011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4.59e-06</text:p>
          </table:table-cell>
          <table:table-cell office:value-type="float" office:value="0.00010011">
            <text:p>0.00010011</text:p>
          </table:table-cell>
          <table:table-cell table:style-name="ce1" office:value-type="string">
            <text:p>1.6736e-05</text:p>
          </table:table-cell>
          <table:table-cell table:style-name="ce1" office:value-type="string">
            <text:p>8.0909e-09</text:p>
          </table:table-cell>
          <table:table-cell table:style-name="ce1" office:value-type="string">
            <text:p>7.2955e-06</text:p>
          </table:table-cell>
          <table:table-cell table:style-name="ce1" office:value-type="string">
            <text:p>1.975e-07</text:p>
          </table:table-cell>
          <table:table-cell table:style-name="ce1" office:value-type="string">
            <text:p>2.9824e-17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4.59e-06</text:p>
          </table:table-cell>
          <table:table-cell office:value-type="float" office:value="0.00010011">
            <text:p>0.00010011</text:p>
          </table:table-cell>
          <table:table-cell table:style-name="ce1" office:value-type="string">
            <text:p>1.6736e-05</text:p>
          </table:table-cell>
          <table:table-cell table:style-name="ce1" office:value-type="string">
            <text:p>8.0909e-09</text:p>
          </table:table-cell>
          <table:table-cell table:style-name="ce1" office:value-type="string">
            <text:p>7.2955e-06</text:p>
          </table:table-cell>
          <table:table-cell table:style-name="ce1" office:value-type="string">
            <text:p>1.975e-07</text:p>
          </table:table-cell>
          <table:table-cell table:style-name="ce1" office:value-type="string">
            <text:p>2.9824e-17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R151]*1000000" office:value-type="float" office:value="1217.3">
            <text:p>1217.3</text:p>
          </table:table-cell>
          <table:table-cell table:formula="of:=[.S151]*1000000" office:value-type="float" office:value="4.4979">
            <text:p>4.4979</text:p>
          </table:table-cell>
          <table:table-cell table:formula="of:=[.T151]*1000000" office:value-type="float" office:value="100.3">
            <text:p>100.3</text:p>
          </table:table-cell>
          <table:table-cell table:formula="of:=[.U151]*1000000" office:value-type="float" office:value="16.669">
            <text:p>16.669</text:p>
          </table:table-cell>
          <table:table-cell table:formula="of:=[.V151]*1000000" office:value-type="float" office:value="0.0081397">
            <text:p>0.0081397</text:p>
          </table:table-cell>
          <table:table-cell table:formula="of:=[.W151]*1000000" office:value-type="float" office:value="7.2388">
            <text:p>7.2388</text:p>
          </table:table-cell>
          <table:table-cell table:formula="of:=[.X151]*1000000" office:value-type="float" office:value="0.19945">
            <text:p>0.19945</text:p>
          </table:table-cell>
          <table:table-cell table:formula="of:=[.Y151]*1000000" office:value-type="float" office:value="0.000000000028822">
            <text:p>2.8822E-011</text:p>
          </table:table-cell>
          <table:table-cell table:formula="of:=[.Z151]*1000000" office:value-type="float" office:value="1217.3">
            <text:p>1217.3</text:p>
          </table:table-cell>
          <table:table-cell table:formula="of:=[.AA151]*1000000" office:value-type="float" office:value="4.4979">
            <text:p>4.4979</text:p>
          </table:table-cell>
          <table:table-cell table:formula="of:=[.AB151]*1000000" office:value-type="float" office:value="100.3">
            <text:p>100.3</text:p>
          </table:table-cell>
          <table:table-cell table:formula="of:=[.AC151]*1000000" office:value-type="float" office:value="16.669">
            <text:p>16.669</text:p>
          </table:table-cell>
          <table:table-cell table:formula="of:=[.AD151]*1000000" office:value-type="float" office:value="0.0081397">
            <text:p>0.0081397</text:p>
          </table:table-cell>
          <table:table-cell table:formula="of:=[.AE151]*1000000" office:value-type="float" office:value="7.2388">
            <text:p>7.2388</text:p>
          </table:table-cell>
          <table:table-cell table:formula="of:=[.AF151]*1000000" office:value-type="float" office:value="0.19945">
            <text:p>0.19945</text:p>
          </table:table-cell>
          <table:table-cell table:formula="of:=[.AG151]*1000000" office:value-type="float" office:value="0.000000000028822">
            <text:p>2.8822E-011</text:p>
          </table:table-cell>
          <table:table-cell office:value-type="float" office:value="0.0012173">
            <text:p>0.0012173</text:p>
          </table:table-cell>
          <table:table-cell table:style-name="ce1" office:value-type="string">
            <text:p>4.4979e-06</text:p>
          </table:table-cell>
          <table:table-cell office:value-type="float" office:value="0.0001003">
            <text:p>0.0001003</text:p>
          </table:table-cell>
          <table:table-cell table:style-name="ce1" office:value-type="string">
            <text:p>1.6669e-05</text:p>
          </table:table-cell>
          <table:table-cell table:style-name="ce1" office:value-type="string">
            <text:p>8.1397e-09</text:p>
          </table:table-cell>
          <table:table-cell table:style-name="ce1" office:value-type="string">
            <text:p>7.2388e-06</text:p>
          </table:table-cell>
          <table:table-cell table:style-name="ce1" office:value-type="string">
            <text:p>1.9945e-07</text:p>
          </table:table-cell>
          <table:table-cell table:style-name="ce1" office:value-type="string">
            <text:p>2.8822e-17</text:p>
          </table:table-cell>
          <table:table-cell office:value-type="float" office:value="0.0012173">
            <text:p>0.0012173</text:p>
          </table:table-cell>
          <table:table-cell table:style-name="ce1" office:value-type="string">
            <text:p>4.4979e-06</text:p>
          </table:table-cell>
          <table:table-cell office:value-type="float" office:value="0.0001003">
            <text:p>0.0001003</text:p>
          </table:table-cell>
          <table:table-cell table:style-name="ce1" office:value-type="string">
            <text:p>1.6669e-05</text:p>
          </table:table-cell>
          <table:table-cell table:style-name="ce1" office:value-type="string">
            <text:p>8.1397e-09</text:p>
          </table:table-cell>
          <table:table-cell table:style-name="ce1" office:value-type="string">
            <text:p>7.2388e-06</text:p>
          </table:table-cell>
          <table:table-cell table:style-name="ce1" office:value-type="string">
            <text:p>1.9945e-07</text:p>
          </table:table-cell>
          <table:table-cell table:style-name="ce1" office:value-type="string">
            <text:p>2.8822e-17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R152]*1000000" office:value-type="float" office:value="1216.7">
            <text:p>1216.7</text:p>
          </table:table-cell>
          <table:table-cell table:formula="of:=[.S152]*1000000" office:value-type="float" office:value="4.4089">
            <text:p>4.4089</text:p>
          </table:table-cell>
          <table:table-cell table:formula="of:=[.T152]*1000000" office:value-type="float" office:value="100.5">
            <text:p>100.5</text:p>
          </table:table-cell>
          <table:table-cell table:formula="of:=[.U152]*1000000" office:value-type="float" office:value="16.602">
            <text:p>16.602</text:p>
          </table:table-cell>
          <table:table-cell table:formula="of:=[.V152]*1000000" office:value-type="float" office:value="0.0081879">
            <text:p>0.0081879</text:p>
          </table:table-cell>
          <table:table-cell table:formula="of:=[.W152]*1000000" office:value-type="float" office:value="7.1828">
            <text:p>7.1828</text:p>
          </table:table-cell>
          <table:table-cell table:formula="of:=[.X152]*1000000" office:value-type="float" office:value="0.20133">
            <text:p>0.20133</text:p>
          </table:table-cell>
          <table:table-cell table:formula="of:=[.Y152]*1000000" office:value-type="float" office:value="0.000000000027856">
            <text:p>2.7856E-011</text:p>
          </table:table-cell>
          <table:table-cell table:formula="of:=[.Z152]*1000000" office:value-type="float" office:value="1216.7">
            <text:p>1216.7</text:p>
          </table:table-cell>
          <table:table-cell table:formula="of:=[.AA152]*1000000" office:value-type="float" office:value="4.4089">
            <text:p>4.4089</text:p>
          </table:table-cell>
          <table:table-cell table:formula="of:=[.AB152]*1000000" office:value-type="float" office:value="100.5">
            <text:p>100.5</text:p>
          </table:table-cell>
          <table:table-cell table:formula="of:=[.AC152]*1000000" office:value-type="float" office:value="16.602">
            <text:p>16.602</text:p>
          </table:table-cell>
          <table:table-cell table:formula="of:=[.AD152]*1000000" office:value-type="float" office:value="0.0081879">
            <text:p>0.0081879</text:p>
          </table:table-cell>
          <table:table-cell table:formula="of:=[.AE152]*1000000" office:value-type="float" office:value="7.1828">
            <text:p>7.1828</text:p>
          </table:table-cell>
          <table:table-cell table:formula="of:=[.AF152]*1000000" office:value-type="float" office:value="0.20133">
            <text:p>0.20133</text:p>
          </table:table-cell>
          <table:table-cell table:formula="of:=[.AG152]*1000000" office:value-type="float" office:value="0.000000000027856">
            <text:p>2.7856E-011</text:p>
          </table:table-cell>
          <table:table-cell office:value-type="float" office:value="0.0012167">
            <text:p>0.0012167</text:p>
          </table:table-cell>
          <table:table-cell table:style-name="ce1" office:value-type="string">
            <text:p>4.4089e-06</text:p>
          </table:table-cell>
          <table:table-cell office:value-type="float" office:value="0.0001005">
            <text:p>0.0001005</text:p>
          </table:table-cell>
          <table:table-cell table:style-name="ce1" office:value-type="string">
            <text:p>1.6602e-05</text:p>
          </table:table-cell>
          <table:table-cell table:style-name="ce1" office:value-type="string">
            <text:p>8.1879e-09</text:p>
          </table:table-cell>
          <table:table-cell table:style-name="ce1" office:value-type="string">
            <text:p>7.1828e-06</text:p>
          </table:table-cell>
          <table:table-cell table:style-name="ce1" office:value-type="string">
            <text:p>2.0133e-07</text:p>
          </table:table-cell>
          <table:table-cell table:style-name="ce1" office:value-type="string">
            <text:p>2.7856e-17</text:p>
          </table:table-cell>
          <table:table-cell office:value-type="float" office:value="0.0012167">
            <text:p>0.0012167</text:p>
          </table:table-cell>
          <table:table-cell table:style-name="ce1" office:value-type="string">
            <text:p>4.4089e-06</text:p>
          </table:table-cell>
          <table:table-cell office:value-type="float" office:value="0.0001005">
            <text:p>0.0001005</text:p>
          </table:table-cell>
          <table:table-cell table:style-name="ce1" office:value-type="string">
            <text:p>1.6602e-05</text:p>
          </table:table-cell>
          <table:table-cell table:style-name="ce1" office:value-type="string">
            <text:p>8.1879e-09</text:p>
          </table:table-cell>
          <table:table-cell table:style-name="ce1" office:value-type="string">
            <text:p>7.1828e-06</text:p>
          </table:table-cell>
          <table:table-cell table:style-name="ce1" office:value-type="string">
            <text:p>2.0133e-07</text:p>
          </table:table-cell>
          <table:table-cell table:style-name="ce1" office:value-type="string">
            <text:p>2.7856e-17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R153]*1000000" office:value-type="float" office:value="1216.1">
            <text:p>1216.1</text:p>
          </table:table-cell>
          <table:table-cell table:formula="of:=[.S153]*1000000" office:value-type="float" office:value="4.3228">
            <text:p>4.3228</text:p>
          </table:table-cell>
          <table:table-cell table:formula="of:=[.T153]*1000000" office:value-type="float" office:value="100.69">
            <text:p>100.69</text:p>
          </table:table-cell>
          <table:table-cell table:formula="of:=[.U153]*1000000" office:value-type="float" office:value="16.535">
            <text:p>16.535</text:p>
          </table:table-cell>
          <table:table-cell table:formula="of:=[.V153]*1000000" office:value-type="float" office:value="0.0082353">
            <text:p>0.0082353</text:p>
          </table:table-cell>
          <table:table-cell table:formula="of:=[.W153]*1000000" office:value-type="float" office:value="7.1275">
            <text:p>7.1275</text:p>
          </table:table-cell>
          <table:table-cell table:formula="of:=[.X153]*1000000" office:value-type="float" office:value="0.20315">
            <text:p>0.20315</text:p>
          </table:table-cell>
          <table:table-cell table:formula="of:=[.Y153]*1000000" office:value-type="float" office:value="0.000000000026926">
            <text:p>2.6926E-011</text:p>
          </table:table-cell>
          <table:table-cell table:formula="of:=[.Z153]*1000000" office:value-type="float" office:value="1216.1">
            <text:p>1216.1</text:p>
          </table:table-cell>
          <table:table-cell table:formula="of:=[.AA153]*1000000" office:value-type="float" office:value="4.3228">
            <text:p>4.3228</text:p>
          </table:table-cell>
          <table:table-cell table:formula="of:=[.AB153]*1000000" office:value-type="float" office:value="100.69">
            <text:p>100.69</text:p>
          </table:table-cell>
          <table:table-cell table:formula="of:=[.AC153]*1000000" office:value-type="float" office:value="16.535">
            <text:p>16.535</text:p>
          </table:table-cell>
          <table:table-cell table:formula="of:=[.AD153]*1000000" office:value-type="float" office:value="0.0082353">
            <text:p>0.0082353</text:p>
          </table:table-cell>
          <table:table-cell table:formula="of:=[.AE153]*1000000" office:value-type="float" office:value="7.1275">
            <text:p>7.1275</text:p>
          </table:table-cell>
          <table:table-cell table:formula="of:=[.AF153]*1000000" office:value-type="float" office:value="0.20315">
            <text:p>0.20315</text:p>
          </table:table-cell>
          <table:table-cell table:formula="of:=[.AG153]*1000000" office:value-type="float" office:value="0.000000000026926">
            <text:p>2.6926E-011</text:p>
          </table:table-cell>
          <table:table-cell office:value-type="float" office:value="0.0012161">
            <text:p>0.0012161</text:p>
          </table:table-cell>
          <table:table-cell table:style-name="ce1" office:value-type="string">
            <text:p>4.3228e-06</text:p>
          </table:table-cell>
          <table:table-cell office:value-type="float" office:value="0.00010069">
            <text:p>0.00010069</text:p>
          </table:table-cell>
          <table:table-cell table:style-name="ce1" office:value-type="string">
            <text:p>1.6535e-05</text:p>
          </table:table-cell>
          <table:table-cell table:style-name="ce1" office:value-type="string">
            <text:p>8.2353e-09</text:p>
          </table:table-cell>
          <table:table-cell table:style-name="ce1" office:value-type="string">
            <text:p>7.1275e-06</text:p>
          </table:table-cell>
          <table:table-cell table:style-name="ce1" office:value-type="string">
            <text:p>2.0315e-07</text:p>
          </table:table-cell>
          <table:table-cell table:style-name="ce1" office:value-type="string">
            <text:p>2.6926e-17</text:p>
          </table:table-cell>
          <table:table-cell office:value-type="float" office:value="0.0012161">
            <text:p>0.0012161</text:p>
          </table:table-cell>
          <table:table-cell table:style-name="ce1" office:value-type="string">
            <text:p>4.3228e-06</text:p>
          </table:table-cell>
          <table:table-cell office:value-type="float" office:value="0.00010069">
            <text:p>0.00010069</text:p>
          </table:table-cell>
          <table:table-cell table:style-name="ce1" office:value-type="string">
            <text:p>1.6535e-05</text:p>
          </table:table-cell>
          <table:table-cell table:style-name="ce1" office:value-type="string">
            <text:p>8.2353e-09</text:p>
          </table:table-cell>
          <table:table-cell table:style-name="ce1" office:value-type="string">
            <text:p>7.1275e-06</text:p>
          </table:table-cell>
          <table:table-cell table:style-name="ce1" office:value-type="string">
            <text:p>2.0315e-07</text:p>
          </table:table-cell>
          <table:table-cell table:style-name="ce1" office:value-type="string">
            <text:p>2.6926e-17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R154]*1000000" office:value-type="float" office:value="1215.5">
            <text:p>1215.5</text:p>
          </table:table-cell>
          <table:table-cell table:formula="of:=[.S154]*1000000" office:value-type="float" office:value="4.2393">
            <text:p>4.2393</text:p>
          </table:table-cell>
          <table:table-cell table:formula="of:=[.T154]*1000000" office:value-type="float" office:value="100.88">
            <text:p>100.88</text:p>
          </table:table-cell>
          <table:table-cell table:formula="of:=[.U154]*1000000" office:value-type="float" office:value="16.467">
            <text:p>16.467</text:p>
          </table:table-cell>
          <table:table-cell table:formula="of:=[.V154]*1000000" office:value-type="float" office:value="0.008282">
            <text:p>0.008282</text:p>
          </table:table-cell>
          <table:table-cell table:formula="of:=[.W154]*1000000" office:value-type="float" office:value="7.0729">
            <text:p>7.0729</text:p>
          </table:table-cell>
          <table:table-cell table:formula="of:=[.X154]*1000000" office:value-type="float" office:value="0.20491">
            <text:p>0.20491</text:p>
          </table:table-cell>
          <table:table-cell table:formula="of:=[.Y154]*1000000" office:value-type="float" office:value="0.000000000026029">
            <text:p>2.6029E-011</text:p>
          </table:table-cell>
          <table:table-cell table:formula="of:=[.Z154]*1000000" office:value-type="float" office:value="1215.5">
            <text:p>1215.5</text:p>
          </table:table-cell>
          <table:table-cell table:formula="of:=[.AA154]*1000000" office:value-type="float" office:value="4.2393">
            <text:p>4.2393</text:p>
          </table:table-cell>
          <table:table-cell table:formula="of:=[.AB154]*1000000" office:value-type="float" office:value="100.88">
            <text:p>100.88</text:p>
          </table:table-cell>
          <table:table-cell table:formula="of:=[.AC154]*1000000" office:value-type="float" office:value="16.467">
            <text:p>16.467</text:p>
          </table:table-cell>
          <table:table-cell table:formula="of:=[.AD154]*1000000" office:value-type="float" office:value="0.008282">
            <text:p>0.008282</text:p>
          </table:table-cell>
          <table:table-cell table:formula="of:=[.AE154]*1000000" office:value-type="float" office:value="7.0729">
            <text:p>7.0729</text:p>
          </table:table-cell>
          <table:table-cell table:formula="of:=[.AF154]*1000000" office:value-type="float" office:value="0.20491">
            <text:p>0.20491</text:p>
          </table:table-cell>
          <table:table-cell table:formula="of:=[.AG154]*1000000" office:value-type="float" office:value="0.000000000026029">
            <text:p>2.6029E-011</text:p>
          </table:table-cell>
          <table:table-cell office:value-type="float" office:value="0.0012155">
            <text:p>0.0012155</text:p>
          </table:table-cell>
          <table:table-cell table:style-name="ce1" office:value-type="string">
            <text:p>4.2393e-06</text:p>
          </table:table-cell>
          <table:table-cell office:value-type="float" office:value="0.00010088">
            <text:p>0.00010088</text:p>
          </table:table-cell>
          <table:table-cell table:style-name="ce1" office:value-type="string">
            <text:p>1.6467e-05</text:p>
          </table:table-cell>
          <table:table-cell table:style-name="ce1" office:value-type="string">
            <text:p>8.282e-09</text:p>
          </table:table-cell>
          <table:table-cell table:style-name="ce1" office:value-type="string">
            <text:p>7.0729e-06</text:p>
          </table:table-cell>
          <table:table-cell table:style-name="ce1" office:value-type="string">
            <text:p>2.0491e-07</text:p>
          </table:table-cell>
          <table:table-cell table:style-name="ce1" office:value-type="string">
            <text:p>2.6029e-17</text:p>
          </table:table-cell>
          <table:table-cell office:value-type="float" office:value="0.0012155">
            <text:p>0.0012155</text:p>
          </table:table-cell>
          <table:table-cell table:style-name="ce1" office:value-type="string">
            <text:p>4.2393e-06</text:p>
          </table:table-cell>
          <table:table-cell office:value-type="float" office:value="0.00010088">
            <text:p>0.00010088</text:p>
          </table:table-cell>
          <table:table-cell table:style-name="ce1" office:value-type="string">
            <text:p>1.6467e-05</text:p>
          </table:table-cell>
          <table:table-cell table:style-name="ce1" office:value-type="string">
            <text:p>8.282e-09</text:p>
          </table:table-cell>
          <table:table-cell table:style-name="ce1" office:value-type="string">
            <text:p>7.0729e-06</text:p>
          </table:table-cell>
          <table:table-cell table:style-name="ce1" office:value-type="string">
            <text:p>2.0491e-07</text:p>
          </table:table-cell>
          <table:table-cell table:style-name="ce1" office:value-type="string">
            <text:p>2.6029e-17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R155]*1000000" office:value-type="float" office:value="1215">
            <text:p>1215</text:p>
          </table:table-cell>
          <table:table-cell table:formula="of:=[.S155]*1000000" office:value-type="float" office:value="4.1584">
            <text:p>4.1584</text:p>
          </table:table-cell>
          <table:table-cell table:formula="of:=[.T155]*1000000" office:value-type="float" office:value="101.08">
            <text:p>101.08</text:p>
          </table:table-cell>
          <table:table-cell table:formula="of:=[.U155]*1000000" office:value-type="float" office:value="16.4">
            <text:p>16.4</text:p>
          </table:table-cell>
          <table:table-cell table:formula="of:=[.V155]*1000000" office:value-type="float" office:value="0.008328">
            <text:p>0.008328</text:p>
          </table:table-cell>
          <table:table-cell table:formula="of:=[.W155]*1000000" office:value-type="float" office:value="7.019">
            <text:p>7.019</text:p>
          </table:table-cell>
          <table:table-cell table:formula="of:=[.X155]*1000000" office:value-type="float" office:value="0.2066">
            <text:p>0.2066</text:p>
          </table:table-cell>
          <table:table-cell table:formula="of:=[.Y155]*1000000" office:value-type="float" office:value="0.000000000025165">
            <text:p>2.5165E-011</text:p>
          </table:table-cell>
          <table:table-cell table:formula="of:=[.Z155]*1000000" office:value-type="float" office:value="1215">
            <text:p>1215</text:p>
          </table:table-cell>
          <table:table-cell table:formula="of:=[.AA155]*1000000" office:value-type="float" office:value="4.1584">
            <text:p>4.1584</text:p>
          </table:table-cell>
          <table:table-cell table:formula="of:=[.AB155]*1000000" office:value-type="float" office:value="101.08">
            <text:p>101.08</text:p>
          </table:table-cell>
          <table:table-cell table:formula="of:=[.AC155]*1000000" office:value-type="float" office:value="16.4">
            <text:p>16.4</text:p>
          </table:table-cell>
          <table:table-cell table:formula="of:=[.AD155]*1000000" office:value-type="float" office:value="0.008328">
            <text:p>0.008328</text:p>
          </table:table-cell>
          <table:table-cell table:formula="of:=[.AE155]*1000000" office:value-type="float" office:value="7.019">
            <text:p>7.019</text:p>
          </table:table-cell>
          <table:table-cell table:formula="of:=[.AF155]*1000000" office:value-type="float" office:value="0.2066">
            <text:p>0.2066</text:p>
          </table:table-cell>
          <table:table-cell table:formula="of:=[.AG155]*1000000" office:value-type="float" office:value="0.000000000025165">
            <text:p>2.5165E-011</text:p>
          </table:table-cell>
          <table:table-cell office:value-type="float" office:value="0.001215">
            <text:p>0.001215</text:p>
          </table:table-cell>
          <table:table-cell table:style-name="ce1" office:value-type="string">
            <text:p>4.1584e-06</text:p>
          </table:table-cell>
          <table:table-cell office:value-type="float" office:value="0.00010108">
            <text:p>0.00010108</text:p>
          </table:table-cell>
          <table:table-cell table:style-name="ce1" office:value-type="string">
            <text:p>1.64e-05</text:p>
          </table:table-cell>
          <table:table-cell table:style-name="ce1" office:value-type="string">
            <text:p>8.328e-09</text:p>
          </table:table-cell>
          <table:table-cell table:style-name="ce1" office:value-type="string">
            <text:p>7.019e-06</text:p>
          </table:table-cell>
          <table:table-cell table:style-name="ce1" office:value-type="string">
            <text:p>2.066e-07</text:p>
          </table:table-cell>
          <table:table-cell table:style-name="ce1" office:value-type="string">
            <text:p>2.5165e-17</text:p>
          </table:table-cell>
          <table:table-cell office:value-type="float" office:value="0.001215">
            <text:p>0.001215</text:p>
          </table:table-cell>
          <table:table-cell table:style-name="ce1" office:value-type="string">
            <text:p>4.1584e-06</text:p>
          </table:table-cell>
          <table:table-cell office:value-type="float" office:value="0.00010108">
            <text:p>0.00010108</text:p>
          </table:table-cell>
          <table:table-cell table:style-name="ce1" office:value-type="string">
            <text:p>1.64e-05</text:p>
          </table:table-cell>
          <table:table-cell table:style-name="ce1" office:value-type="string">
            <text:p>8.328e-09</text:p>
          </table:table-cell>
          <table:table-cell table:style-name="ce1" office:value-type="string">
            <text:p>7.019e-06</text:p>
          </table:table-cell>
          <table:table-cell table:style-name="ce1" office:value-type="string">
            <text:p>2.066e-07</text:p>
          </table:table-cell>
          <table:table-cell table:style-name="ce1" office:value-type="string">
            <text:p>2.5165e-17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R156]*1000000" office:value-type="float" office:value="1214.4">
            <text:p>1214.4</text:p>
          </table:table-cell>
          <table:table-cell table:formula="of:=[.S156]*1000000" office:value-type="float" office:value="4.08">
            <text:p>4.08</text:p>
          </table:table-cell>
          <table:table-cell table:formula="of:=[.T156]*1000000" office:value-type="float" office:value="101.27">
            <text:p>101.27</text:p>
          </table:table-cell>
          <table:table-cell table:formula="of:=[.U156]*1000000" office:value-type="float" office:value="16.333">
            <text:p>16.333</text:p>
          </table:table-cell>
          <table:table-cell table:formula="of:=[.V156]*1000000" office:value-type="float" office:value="0.0083734">
            <text:p>0.0083734</text:p>
          </table:table-cell>
          <table:table-cell table:formula="of:=[.W156]*1000000" office:value-type="float" office:value="6.9657">
            <text:p>6.9657</text:p>
          </table:table-cell>
          <table:table-cell table:formula="of:=[.X156]*1000000" office:value-type="float" office:value="0.20824">
            <text:p>0.20824</text:p>
          </table:table-cell>
          <table:table-cell table:formula="of:=[.Y156]*1000000" office:value-type="float" office:value="0.000000000024333">
            <text:p>2.4333E-011</text:p>
          </table:table-cell>
          <table:table-cell table:formula="of:=[.Z156]*1000000" office:value-type="float" office:value="1214.4">
            <text:p>1214.4</text:p>
          </table:table-cell>
          <table:table-cell table:formula="of:=[.AA156]*1000000" office:value-type="float" office:value="4.08">
            <text:p>4.08</text:p>
          </table:table-cell>
          <table:table-cell table:formula="of:=[.AB156]*1000000" office:value-type="float" office:value="101.27">
            <text:p>101.27</text:p>
          </table:table-cell>
          <table:table-cell table:formula="of:=[.AC156]*1000000" office:value-type="float" office:value="16.333">
            <text:p>16.333</text:p>
          </table:table-cell>
          <table:table-cell table:formula="of:=[.AD156]*1000000" office:value-type="float" office:value="0.0083734">
            <text:p>0.0083734</text:p>
          </table:table-cell>
          <table:table-cell table:formula="of:=[.AE156]*1000000" office:value-type="float" office:value="6.9657">
            <text:p>6.9657</text:p>
          </table:table-cell>
          <table:table-cell table:formula="of:=[.AF156]*1000000" office:value-type="float" office:value="0.20824">
            <text:p>0.20824</text:p>
          </table:table-cell>
          <table:table-cell table:formula="of:=[.AG156]*1000000" office:value-type="float" office:value="0.000000000024333">
            <text:p>2.4333E-011</text:p>
          </table:table-cell>
          <table:table-cell office:value-type="float" office:value="0.0012144">
            <text:p>0.0012144</text:p>
          </table:table-cell>
          <table:table-cell table:style-name="ce1" office:value-type="string">
            <text:p>4.08e-06</text:p>
          </table:table-cell>
          <table:table-cell office:value-type="float" office:value="0.00010127">
            <text:p>0.00010127</text:p>
          </table:table-cell>
          <table:table-cell table:style-name="ce1" office:value-type="string">
            <text:p>1.6333e-05</text:p>
          </table:table-cell>
          <table:table-cell table:style-name="ce1" office:value-type="string">
            <text:p>8.3734e-09</text:p>
          </table:table-cell>
          <table:table-cell table:style-name="ce1" office:value-type="string">
            <text:p>6.9657e-06</text:p>
          </table:table-cell>
          <table:table-cell table:style-name="ce1" office:value-type="string">
            <text:p>2.0824e-07</text:p>
          </table:table-cell>
          <table:table-cell table:style-name="ce1" office:value-type="string">
            <text:p>2.4333e-17</text:p>
          </table:table-cell>
          <table:table-cell office:value-type="float" office:value="0.0012144">
            <text:p>0.0012144</text:p>
          </table:table-cell>
          <table:table-cell table:style-name="ce1" office:value-type="string">
            <text:p>4.08e-06</text:p>
          </table:table-cell>
          <table:table-cell office:value-type="float" office:value="0.00010127">
            <text:p>0.00010127</text:p>
          </table:table-cell>
          <table:table-cell table:style-name="ce1" office:value-type="string">
            <text:p>1.6333e-05</text:p>
          </table:table-cell>
          <table:table-cell table:style-name="ce1" office:value-type="string">
            <text:p>8.3734e-09</text:p>
          </table:table-cell>
          <table:table-cell table:style-name="ce1" office:value-type="string">
            <text:p>6.9657e-06</text:p>
          </table:table-cell>
          <table:table-cell table:style-name="ce1" office:value-type="string">
            <text:p>2.0824e-07</text:p>
          </table:table-cell>
          <table:table-cell table:style-name="ce1" office:value-type="string">
            <text:p>2.4333e-17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R157]*1000000" office:value-type="float" office:value="1213.8">
            <text:p>1213.8</text:p>
          </table:table-cell>
          <table:table-cell table:formula="of:=[.S157]*1000000" office:value-type="float" office:value="4.0038">
            <text:p>4.0038</text:p>
          </table:table-cell>
          <table:table-cell table:formula="of:=[.T157]*1000000" office:value-type="float" office:value="101.46">
            <text:p>101.46</text:p>
          </table:table-cell>
          <table:table-cell table:formula="of:=[.U157]*1000000" office:value-type="float" office:value="16.265">
            <text:p>16.265</text:p>
          </table:table-cell>
          <table:table-cell table:formula="of:=[.V157]*1000000" office:value-type="float" office:value="0.008418">
            <text:p>0.008418</text:p>
          </table:table-cell>
          <table:table-cell table:formula="of:=[.W157]*1000000" office:value-type="float" office:value="6.913">
            <text:p>6.913</text:p>
          </table:table-cell>
          <table:table-cell table:formula="of:=[.X157]*1000000" office:value-type="float" office:value="0.20981">
            <text:p>0.20981</text:p>
          </table:table-cell>
          <table:table-cell table:formula="of:=[.Y157]*1000000" office:value-type="float" office:value="0.00000000002353">
            <text:p>2.353E-011</text:p>
          </table:table-cell>
          <table:table-cell table:formula="of:=[.Z157]*1000000" office:value-type="float" office:value="1213.8">
            <text:p>1213.8</text:p>
          </table:table-cell>
          <table:table-cell table:formula="of:=[.AA157]*1000000" office:value-type="float" office:value="4.0038">
            <text:p>4.0038</text:p>
          </table:table-cell>
          <table:table-cell table:formula="of:=[.AB157]*1000000" office:value-type="float" office:value="101.46">
            <text:p>101.46</text:p>
          </table:table-cell>
          <table:table-cell table:formula="of:=[.AC157]*1000000" office:value-type="float" office:value="16.265">
            <text:p>16.265</text:p>
          </table:table-cell>
          <table:table-cell table:formula="of:=[.AD157]*1000000" office:value-type="float" office:value="0.008418">
            <text:p>0.008418</text:p>
          </table:table-cell>
          <table:table-cell table:formula="of:=[.AE157]*1000000" office:value-type="float" office:value="6.913">
            <text:p>6.913</text:p>
          </table:table-cell>
          <table:table-cell table:formula="of:=[.AF157]*1000000" office:value-type="float" office:value="0.20981">
            <text:p>0.20981</text:p>
          </table:table-cell>
          <table:table-cell table:formula="of:=[.AG157]*1000000" office:value-type="float" office:value="0.00000000002353">
            <text:p>2.353E-011</text:p>
          </table:table-cell>
          <table:table-cell office:value-type="float" office:value="0.0012138">
            <text:p>0.0012138</text:p>
          </table:table-cell>
          <table:table-cell table:style-name="ce1" office:value-type="string">
            <text:p>4.0038e-06</text:p>
          </table:table-cell>
          <table:table-cell office:value-type="float" office:value="0.00010146">
            <text:p>0.00010146</text:p>
          </table:table-cell>
          <table:table-cell table:style-name="ce1" office:value-type="string">
            <text:p>1.6265e-05</text:p>
          </table:table-cell>
          <table:table-cell table:style-name="ce1" office:value-type="string">
            <text:p>8.418e-09</text:p>
          </table:table-cell>
          <table:table-cell table:style-name="ce1" office:value-type="string">
            <text:p>6.913e-06</text:p>
          </table:table-cell>
          <table:table-cell table:style-name="ce1" office:value-type="string">
            <text:p>2.0981e-07</text:p>
          </table:table-cell>
          <table:table-cell table:style-name="ce1" office:value-type="string">
            <text:p>2.353e-17</text:p>
          </table:table-cell>
          <table:table-cell office:value-type="float" office:value="0.0012138">
            <text:p>0.0012138</text:p>
          </table:table-cell>
          <table:table-cell table:style-name="ce1" office:value-type="string">
            <text:p>4.0038e-06</text:p>
          </table:table-cell>
          <table:table-cell office:value-type="float" office:value="0.00010146">
            <text:p>0.00010146</text:p>
          </table:table-cell>
          <table:table-cell table:style-name="ce1" office:value-type="string">
            <text:p>1.6265e-05</text:p>
          </table:table-cell>
          <table:table-cell table:style-name="ce1" office:value-type="string">
            <text:p>8.418e-09</text:p>
          </table:table-cell>
          <table:table-cell table:style-name="ce1" office:value-type="string">
            <text:p>6.913e-06</text:p>
          </table:table-cell>
          <table:table-cell table:style-name="ce1" office:value-type="string">
            <text:p>2.0981e-07</text:p>
          </table:table-cell>
          <table:table-cell table:style-name="ce1" office:value-type="string">
            <text:p>2.353e-17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R158]*1000000" office:value-type="float" office:value="1213.2">
            <text:p>1213.2</text:p>
          </table:table-cell>
          <table:table-cell table:formula="of:=[.S158]*1000000" office:value-type="float" office:value="3.9299">
            <text:p>3.9299</text:p>
          </table:table-cell>
          <table:table-cell table:formula="of:=[.T158]*1000000" office:value-type="float" office:value="101.65">
            <text:p>101.65</text:p>
          </table:table-cell>
          <table:table-cell table:formula="of:=[.U158]*1000000" office:value-type="float" office:value="16.198">
            <text:p>16.198</text:p>
          </table:table-cell>
          <table:table-cell table:formula="of:=[.V158]*1000000" office:value-type="float" office:value="0.008462">
            <text:p>0.008462</text:p>
          </table:table-cell>
          <table:table-cell table:formula="of:=[.W158]*1000000" office:value-type="float" office:value="6.861">
            <text:p>6.861</text:p>
          </table:table-cell>
          <table:table-cell table:formula="of:=[.X158]*1000000" office:value-type="float" office:value="0.21131">
            <text:p>0.21131</text:p>
          </table:table-cell>
          <table:table-cell table:formula="of:=[.Y158]*1000000" office:value-type="float" office:value="0.000000000022755">
            <text:p>2.2755E-011</text:p>
          </table:table-cell>
          <table:table-cell table:formula="of:=[.Z158]*1000000" office:value-type="float" office:value="1213.2">
            <text:p>1213.2</text:p>
          </table:table-cell>
          <table:table-cell table:formula="of:=[.AA158]*1000000" office:value-type="float" office:value="3.9299">
            <text:p>3.9299</text:p>
          </table:table-cell>
          <table:table-cell table:formula="of:=[.AB158]*1000000" office:value-type="float" office:value="101.65">
            <text:p>101.65</text:p>
          </table:table-cell>
          <table:table-cell table:formula="of:=[.AC158]*1000000" office:value-type="float" office:value="16.198">
            <text:p>16.198</text:p>
          </table:table-cell>
          <table:table-cell table:formula="of:=[.AD158]*1000000" office:value-type="float" office:value="0.008462">
            <text:p>0.008462</text:p>
          </table:table-cell>
          <table:table-cell table:formula="of:=[.AE158]*1000000" office:value-type="float" office:value="6.861">
            <text:p>6.861</text:p>
          </table:table-cell>
          <table:table-cell table:formula="of:=[.AF158]*1000000" office:value-type="float" office:value="0.21131">
            <text:p>0.21131</text:p>
          </table:table-cell>
          <table:table-cell table:formula="of:=[.AG158]*1000000" office:value-type="float" office:value="0.000000000022755">
            <text:p>2.2755E-011</text:p>
          </table:table-cell>
          <table:table-cell office:value-type="float" office:value="0.0012132">
            <text:p>0.0012132</text:p>
          </table:table-cell>
          <table:table-cell table:style-name="ce1" office:value-type="string">
            <text:p>3.9299e-06</text:p>
          </table:table-cell>
          <table:table-cell office:value-type="float" office:value="0.00010165">
            <text:p>0.00010165</text:p>
          </table:table-cell>
          <table:table-cell table:style-name="ce1" office:value-type="string">
            <text:p>1.6198e-05</text:p>
          </table:table-cell>
          <table:table-cell table:style-name="ce1" office:value-type="string">
            <text:p>8.462e-09</text:p>
          </table:table-cell>
          <table:table-cell table:style-name="ce1" office:value-type="string">
            <text:p>6.861e-06</text:p>
          </table:table-cell>
          <table:table-cell table:style-name="ce1" office:value-type="string">
            <text:p>2.1131e-07</text:p>
          </table:table-cell>
          <table:table-cell table:style-name="ce1" office:value-type="string">
            <text:p>2.2755e-17</text:p>
          </table:table-cell>
          <table:table-cell office:value-type="float" office:value="0.0012132">
            <text:p>0.0012132</text:p>
          </table:table-cell>
          <table:table-cell table:style-name="ce1" office:value-type="string">
            <text:p>3.9299e-06</text:p>
          </table:table-cell>
          <table:table-cell office:value-type="float" office:value="0.00010165">
            <text:p>0.00010165</text:p>
          </table:table-cell>
          <table:table-cell table:style-name="ce1" office:value-type="string">
            <text:p>1.6198e-05</text:p>
          </table:table-cell>
          <table:table-cell table:style-name="ce1" office:value-type="string">
            <text:p>8.462e-09</text:p>
          </table:table-cell>
          <table:table-cell table:style-name="ce1" office:value-type="string">
            <text:p>6.861e-06</text:p>
          </table:table-cell>
          <table:table-cell table:style-name="ce1" office:value-type="string">
            <text:p>2.1131e-07</text:p>
          </table:table-cell>
          <table:table-cell table:style-name="ce1" office:value-type="string">
            <text:p>2.2755e-17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R159]*1000000" office:value-type="float" office:value="1212.7">
            <text:p>1212.7</text:p>
          </table:table-cell>
          <table:table-cell table:formula="of:=[.S159]*1000000" office:value-type="float" office:value="3.858">
            <text:p>3.858</text:p>
          </table:table-cell>
          <table:table-cell table:formula="of:=[.T159]*1000000" office:value-type="float" office:value="101.84">
            <text:p>101.84</text:p>
          </table:table-cell>
          <table:table-cell table:formula="of:=[.U159]*1000000" office:value-type="float" office:value="16.13">
            <text:p>16.13</text:p>
          </table:table-cell>
          <table:table-cell table:formula="of:=[.V159]*1000000" office:value-type="float" office:value="0.0085053">
            <text:p>0.0085053</text:p>
          </table:table-cell>
          <table:table-cell table:formula="of:=[.W159]*1000000" office:value-type="float" office:value="6.8095">
            <text:p>6.8095</text:p>
          </table:table-cell>
          <table:table-cell table:formula="of:=[.X159]*1000000" office:value-type="float" office:value="0.21276">
            <text:p>0.21276</text:p>
          </table:table-cell>
          <table:table-cell table:formula="of:=[.Y159]*1000000" office:value-type="float" office:value="0.000000000022009">
            <text:p>2.2009E-011</text:p>
          </table:table-cell>
          <table:table-cell table:formula="of:=[.Z159]*1000000" office:value-type="float" office:value="1212.7">
            <text:p>1212.7</text:p>
          </table:table-cell>
          <table:table-cell table:formula="of:=[.AA159]*1000000" office:value-type="float" office:value="3.858">
            <text:p>3.858</text:p>
          </table:table-cell>
          <table:table-cell table:formula="of:=[.AB159]*1000000" office:value-type="float" office:value="101.84">
            <text:p>101.84</text:p>
          </table:table-cell>
          <table:table-cell table:formula="of:=[.AC159]*1000000" office:value-type="float" office:value="16.13">
            <text:p>16.13</text:p>
          </table:table-cell>
          <table:table-cell table:formula="of:=[.AD159]*1000000" office:value-type="float" office:value="0.0085053">
            <text:p>0.0085053</text:p>
          </table:table-cell>
          <table:table-cell table:formula="of:=[.AE159]*1000000" office:value-type="float" office:value="6.8095">
            <text:p>6.8095</text:p>
          </table:table-cell>
          <table:table-cell table:formula="of:=[.AF159]*1000000" office:value-type="float" office:value="0.21276">
            <text:p>0.21276</text:p>
          </table:table-cell>
          <table:table-cell table:formula="of:=[.AG159]*1000000" office:value-type="float" office:value="0.000000000022009">
            <text:p>2.2009E-011</text:p>
          </table:table-cell>
          <table:table-cell office:value-type="float" office:value="0.0012127">
            <text:p>0.0012127</text:p>
          </table:table-cell>
          <table:table-cell table:style-name="ce1" office:value-type="string">
            <text:p>3.858e-06</text:p>
          </table:table-cell>
          <table:table-cell office:value-type="float" office:value="0.00010184">
            <text:p>0.00010184</text:p>
          </table:table-cell>
          <table:table-cell table:style-name="ce1" office:value-type="string">
            <text:p>1.613e-05</text:p>
          </table:table-cell>
          <table:table-cell table:style-name="ce1" office:value-type="string">
            <text:p>8.5053e-09</text:p>
          </table:table-cell>
          <table:table-cell table:style-name="ce1" office:value-type="string">
            <text:p>6.8095e-06</text:p>
          </table:table-cell>
          <table:table-cell table:style-name="ce1" office:value-type="string">
            <text:p>2.1276e-07</text:p>
          </table:table-cell>
          <table:table-cell table:style-name="ce1" office:value-type="string">
            <text:p>2.2009e-17</text:p>
          </table:table-cell>
          <table:table-cell office:value-type="float" office:value="0.0012127">
            <text:p>0.0012127</text:p>
          </table:table-cell>
          <table:table-cell table:style-name="ce1" office:value-type="string">
            <text:p>3.858e-06</text:p>
          </table:table-cell>
          <table:table-cell office:value-type="float" office:value="0.00010184">
            <text:p>0.00010184</text:p>
          </table:table-cell>
          <table:table-cell table:style-name="ce1" office:value-type="string">
            <text:p>1.613e-05</text:p>
          </table:table-cell>
          <table:table-cell table:style-name="ce1" office:value-type="string">
            <text:p>8.5053e-09</text:p>
          </table:table-cell>
          <table:table-cell table:style-name="ce1" office:value-type="string">
            <text:p>6.8095e-06</text:p>
          </table:table-cell>
          <table:table-cell table:style-name="ce1" office:value-type="string">
            <text:p>2.1276e-07</text:p>
          </table:table-cell>
          <table:table-cell table:style-name="ce1" office:value-type="string">
            <text:p>2.2009e-17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R160]*1000000" office:value-type="float" office:value="1212.1">
            <text:p>1212.1</text:p>
          </table:table-cell>
          <table:table-cell table:formula="of:=[.S160]*1000000" office:value-type="float" office:value="3.7881">
            <text:p>3.7881</text:p>
          </table:table-cell>
          <table:table-cell table:formula="of:=[.T160]*1000000" office:value-type="float" office:value="102.03">
            <text:p>102.03</text:p>
          </table:table-cell>
          <table:table-cell table:formula="of:=[.U160]*1000000" office:value-type="float" office:value="16.062">
            <text:p>16.062</text:p>
          </table:table-cell>
          <table:table-cell table:formula="of:=[.V160]*1000000" office:value-type="float" office:value="0.008548">
            <text:p>0.008548</text:p>
          </table:table-cell>
          <table:table-cell table:formula="of:=[.W160]*1000000" office:value-type="float" office:value="6.7586">
            <text:p>6.7586</text:p>
          </table:table-cell>
          <table:table-cell table:formula="of:=[.X160]*1000000" office:value-type="float" office:value="0.21414">
            <text:p>0.21414</text:p>
          </table:table-cell>
          <table:table-cell table:formula="of:=[.Y160]*1000000" office:value-type="float" office:value="0.000000000021289">
            <text:p>2.1289E-011</text:p>
          </table:table-cell>
          <table:table-cell table:formula="of:=[.Z160]*1000000" office:value-type="float" office:value="1212.1">
            <text:p>1212.1</text:p>
          </table:table-cell>
          <table:table-cell table:formula="of:=[.AA160]*1000000" office:value-type="float" office:value="3.7881">
            <text:p>3.7881</text:p>
          </table:table-cell>
          <table:table-cell table:formula="of:=[.AB160]*1000000" office:value-type="float" office:value="102.03">
            <text:p>102.03</text:p>
          </table:table-cell>
          <table:table-cell table:formula="of:=[.AC160]*1000000" office:value-type="float" office:value="16.062">
            <text:p>16.062</text:p>
          </table:table-cell>
          <table:table-cell table:formula="of:=[.AD160]*1000000" office:value-type="float" office:value="0.008548">
            <text:p>0.008548</text:p>
          </table:table-cell>
          <table:table-cell table:formula="of:=[.AE160]*1000000" office:value-type="float" office:value="6.7586">
            <text:p>6.7586</text:p>
          </table:table-cell>
          <table:table-cell table:formula="of:=[.AF160]*1000000" office:value-type="float" office:value="0.21414">
            <text:p>0.21414</text:p>
          </table:table-cell>
          <table:table-cell table:formula="of:=[.AG160]*1000000" office:value-type="float" office:value="0.000000000021289">
            <text:p>2.1289E-011</text:p>
          </table:table-cell>
          <table:table-cell office:value-type="float" office:value="0.0012121">
            <text:p>0.0012121</text:p>
          </table:table-cell>
          <table:table-cell table:style-name="ce1" office:value-type="string">
            <text:p>3.7881e-06</text:p>
          </table:table-cell>
          <table:table-cell office:value-type="float" office:value="0.00010203">
            <text:p>0.00010203</text:p>
          </table:table-cell>
          <table:table-cell table:style-name="ce1" office:value-type="string">
            <text:p>1.6062e-05</text:p>
          </table:table-cell>
          <table:table-cell table:style-name="ce1" office:value-type="string">
            <text:p>8.548e-09</text:p>
          </table:table-cell>
          <table:table-cell table:style-name="ce1" office:value-type="string">
            <text:p>6.7586e-06</text:p>
          </table:table-cell>
          <table:table-cell table:style-name="ce1" office:value-type="string">
            <text:p>2.1414e-07</text:p>
          </table:table-cell>
          <table:table-cell table:style-name="ce1" office:value-type="string">
            <text:p>2.1289e-17</text:p>
          </table:table-cell>
          <table:table-cell office:value-type="float" office:value="0.0012121">
            <text:p>0.0012121</text:p>
          </table:table-cell>
          <table:table-cell table:style-name="ce1" office:value-type="string">
            <text:p>3.7881e-06</text:p>
          </table:table-cell>
          <table:table-cell office:value-type="float" office:value="0.00010203">
            <text:p>0.00010203</text:p>
          </table:table-cell>
          <table:table-cell table:style-name="ce1" office:value-type="string">
            <text:p>1.6062e-05</text:p>
          </table:table-cell>
          <table:table-cell table:style-name="ce1" office:value-type="string">
            <text:p>8.548e-09</text:p>
          </table:table-cell>
          <table:table-cell table:style-name="ce1" office:value-type="string">
            <text:p>6.7586e-06</text:p>
          </table:table-cell>
          <table:table-cell table:style-name="ce1" office:value-type="string">
            <text:p>2.1414e-07</text:p>
          </table:table-cell>
          <table:table-cell table:style-name="ce1" office:value-type="string">
            <text:p>2.1289e-17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R161]*1000000" office:value-type="float" office:value="1211.5">
            <text:p>1211.5</text:p>
          </table:table-cell>
          <table:table-cell table:formula="of:=[.S161]*1000000" office:value-type="float" office:value="3.7201">
            <text:p>3.7201</text:p>
          </table:table-cell>
          <table:table-cell table:formula="of:=[.T161]*1000000" office:value-type="float" office:value="102.21">
            <text:p>102.21</text:p>
          </table:table-cell>
          <table:table-cell table:formula="of:=[.U161]*1000000" office:value-type="float" office:value="15.994">
            <text:p>15.994</text:p>
          </table:table-cell>
          <table:table-cell table:formula="of:=[.V161]*1000000" office:value-type="float" office:value="0.00859">
            <text:p>0.00859</text:p>
          </table:table-cell>
          <table:table-cell table:formula="of:=[.W161]*1000000" office:value-type="float" office:value="6.7083">
            <text:p>6.7083</text:p>
          </table:table-cell>
          <table:table-cell table:formula="of:=[.X161]*1000000" office:value-type="float" office:value="0.21546">
            <text:p>0.21546</text:p>
          </table:table-cell>
          <table:table-cell table:formula="of:=[.Y161]*1000000" office:value-type="float" office:value="0.000000000020594">
            <text:p>2.0594E-011</text:p>
          </table:table-cell>
          <table:table-cell table:formula="of:=[.Z161]*1000000" office:value-type="float" office:value="1211.5">
            <text:p>1211.5</text:p>
          </table:table-cell>
          <table:table-cell table:formula="of:=[.AA161]*1000000" office:value-type="float" office:value="3.7201">
            <text:p>3.7201</text:p>
          </table:table-cell>
          <table:table-cell table:formula="of:=[.AB161]*1000000" office:value-type="float" office:value="102.21">
            <text:p>102.21</text:p>
          </table:table-cell>
          <table:table-cell table:formula="of:=[.AC161]*1000000" office:value-type="float" office:value="15.994">
            <text:p>15.994</text:p>
          </table:table-cell>
          <table:table-cell table:formula="of:=[.AD161]*1000000" office:value-type="float" office:value="0.00859">
            <text:p>0.00859</text:p>
          </table:table-cell>
          <table:table-cell table:formula="of:=[.AE161]*1000000" office:value-type="float" office:value="6.7083">
            <text:p>6.7083</text:p>
          </table:table-cell>
          <table:table-cell table:formula="of:=[.AF161]*1000000" office:value-type="float" office:value="0.21546">
            <text:p>0.21546</text:p>
          </table:table-cell>
          <table:table-cell table:formula="of:=[.AG161]*1000000" office:value-type="float" office:value="0.000000000020594">
            <text:p>2.0594E-011</text:p>
          </table:table-cell>
          <table:table-cell office:value-type="float" office:value="0.0012115">
            <text:p>0.0012115</text:p>
          </table:table-cell>
          <table:table-cell table:style-name="ce1" office:value-type="string">
            <text:p>3.7201e-06</text:p>
          </table:table-cell>
          <table:table-cell office:value-type="float" office:value="0.00010221">
            <text:p>0.00010221</text:p>
          </table:table-cell>
          <table:table-cell table:style-name="ce1" office:value-type="string">
            <text:p>1.5994e-05</text:p>
          </table:table-cell>
          <table:table-cell table:style-name="ce1" office:value-type="string">
            <text:p>8.59e-09</text:p>
          </table:table-cell>
          <table:table-cell table:style-name="ce1" office:value-type="string">
            <text:p>6.7083e-06</text:p>
          </table:table-cell>
          <table:table-cell table:style-name="ce1" office:value-type="string">
            <text:p>2.1546e-07</text:p>
          </table:table-cell>
          <table:table-cell table:style-name="ce1" office:value-type="string">
            <text:p>2.0594e-17</text:p>
          </table:table-cell>
          <table:table-cell office:value-type="float" office:value="0.0012115">
            <text:p>0.0012115</text:p>
          </table:table-cell>
          <table:table-cell table:style-name="ce1" office:value-type="string">
            <text:p>3.7201e-06</text:p>
          </table:table-cell>
          <table:table-cell office:value-type="float" office:value="0.00010221">
            <text:p>0.00010221</text:p>
          </table:table-cell>
          <table:table-cell table:style-name="ce1" office:value-type="string">
            <text:p>1.5994e-05</text:p>
          </table:table-cell>
          <table:table-cell table:style-name="ce1" office:value-type="string">
            <text:p>8.59e-09</text:p>
          </table:table-cell>
          <table:table-cell table:style-name="ce1" office:value-type="string">
            <text:p>6.7083e-06</text:p>
          </table:table-cell>
          <table:table-cell table:style-name="ce1" office:value-type="string">
            <text:p>2.1546e-07</text:p>
          </table:table-cell>
          <table:table-cell table:style-name="ce1" office:value-type="string">
            <text:p>2.0594e-17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R162]*1000000" office:value-type="float" office:value="1211">
            <text:p>1211</text:p>
          </table:table-cell>
          <table:table-cell table:formula="of:=[.S162]*1000000" office:value-type="float" office:value="3.6539">
            <text:p>3.6539</text:p>
          </table:table-cell>
          <table:table-cell table:formula="of:=[.T162]*1000000" office:value-type="float" office:value="102.4">
            <text:p>102.4</text:p>
          </table:table-cell>
          <table:table-cell table:formula="of:=[.U162]*1000000" office:value-type="float" office:value="15.927">
            <text:p>15.927</text:p>
          </table:table-cell>
          <table:table-cell table:formula="of:=[.V162]*1000000" office:value-type="float" office:value="0.0086314">
            <text:p>0.0086314</text:p>
          </table:table-cell>
          <table:table-cell table:formula="of:=[.W162]*1000000" office:value-type="float" office:value="6.6585">
            <text:p>6.6585</text:p>
          </table:table-cell>
          <table:table-cell table:formula="of:=[.X162]*1000000" office:value-type="float" office:value="0.21671">
            <text:p>0.21671</text:p>
          </table:table-cell>
          <table:table-cell table:formula="of:=[.Y162]*1000000" office:value-type="float" office:value="0.000000000019923">
            <text:p>1.9923E-011</text:p>
          </table:table-cell>
          <table:table-cell table:formula="of:=[.Z162]*1000000" office:value-type="float" office:value="1211">
            <text:p>1211</text:p>
          </table:table-cell>
          <table:table-cell table:formula="of:=[.AA162]*1000000" office:value-type="float" office:value="3.6539">
            <text:p>3.6539</text:p>
          </table:table-cell>
          <table:table-cell table:formula="of:=[.AB162]*1000000" office:value-type="float" office:value="102.4">
            <text:p>102.4</text:p>
          </table:table-cell>
          <table:table-cell table:formula="of:=[.AC162]*1000000" office:value-type="float" office:value="15.927">
            <text:p>15.927</text:p>
          </table:table-cell>
          <table:table-cell table:formula="of:=[.AD162]*1000000" office:value-type="float" office:value="0.0086314">
            <text:p>0.0086314</text:p>
          </table:table-cell>
          <table:table-cell table:formula="of:=[.AE162]*1000000" office:value-type="float" office:value="6.6585">
            <text:p>6.6585</text:p>
          </table:table-cell>
          <table:table-cell table:formula="of:=[.AF162]*1000000" office:value-type="float" office:value="0.21671">
            <text:p>0.21671</text:p>
          </table:table-cell>
          <table:table-cell table:formula="of:=[.AG162]*1000000" office:value-type="float" office:value="0.000000000019923">
            <text:p>1.9923E-011</text:p>
          </table:table-cell>
          <table:table-cell office:value-type="float" office:value="0.001211">
            <text:p>0.001211</text:p>
          </table:table-cell>
          <table:table-cell table:style-name="ce1" office:value-type="string">
            <text:p>3.6539e-06</text:p>
          </table:table-cell>
          <table:table-cell office:value-type="float" office:value="0.0001024">
            <text:p>0.0001024</text:p>
          </table:table-cell>
          <table:table-cell table:style-name="ce1" office:value-type="string">
            <text:p>1.5927e-05</text:p>
          </table:table-cell>
          <table:table-cell table:style-name="ce1" office:value-type="string">
            <text:p>8.6314e-09</text:p>
          </table:table-cell>
          <table:table-cell table:style-name="ce1" office:value-type="string">
            <text:p>6.6585e-06</text:p>
          </table:table-cell>
          <table:table-cell table:style-name="ce1" office:value-type="string">
            <text:p>2.1671e-07</text:p>
          </table:table-cell>
          <table:table-cell table:style-name="ce1" office:value-type="string">
            <text:p>1.9923e-17</text:p>
          </table:table-cell>
          <table:table-cell office:value-type="float" office:value="0.001211">
            <text:p>0.001211</text:p>
          </table:table-cell>
          <table:table-cell table:style-name="ce1" office:value-type="string">
            <text:p>3.6539e-06</text:p>
          </table:table-cell>
          <table:table-cell office:value-type="float" office:value="0.0001024">
            <text:p>0.0001024</text:p>
          </table:table-cell>
          <table:table-cell table:style-name="ce1" office:value-type="string">
            <text:p>1.5927e-05</text:p>
          </table:table-cell>
          <table:table-cell table:style-name="ce1" office:value-type="string">
            <text:p>8.6314e-09</text:p>
          </table:table-cell>
          <table:table-cell table:style-name="ce1" office:value-type="string">
            <text:p>6.6585e-06</text:p>
          </table:table-cell>
          <table:table-cell table:style-name="ce1" office:value-type="string">
            <text:p>2.1671e-07</text:p>
          </table:table-cell>
          <table:table-cell table:style-name="ce1" office:value-type="string">
            <text:p>1.9923e-17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R163]*1000000" office:value-type="float" office:value="1210.4">
            <text:p>1210.4</text:p>
          </table:table-cell>
          <table:table-cell table:formula="of:=[.S163]*1000000" office:value-type="float" office:value="3.5895">
            <text:p>3.5895</text:p>
          </table:table-cell>
          <table:table-cell table:formula="of:=[.T163]*1000000" office:value-type="float" office:value="102.59">
            <text:p>102.59</text:p>
          </table:table-cell>
          <table:table-cell table:formula="of:=[.U163]*1000000" office:value-type="float" office:value="15.859">
            <text:p>15.859</text:p>
          </table:table-cell>
          <table:table-cell table:formula="of:=[.V163]*1000000" office:value-type="float" office:value="0.0086721">
            <text:p>0.0086721</text:p>
          </table:table-cell>
          <table:table-cell table:formula="of:=[.W163]*1000000" office:value-type="float" office:value="6.6091">
            <text:p>6.6091</text:p>
          </table:table-cell>
          <table:table-cell table:formula="of:=[.X163]*1000000" office:value-type="float" office:value="0.21791">
            <text:p>0.21791</text:p>
          </table:table-cell>
          <table:table-cell table:formula="of:=[.Y163]*1000000" office:value-type="float" office:value="0.000000000019276">
            <text:p>1.9276E-011</text:p>
          </table:table-cell>
          <table:table-cell table:formula="of:=[.Z163]*1000000" office:value-type="float" office:value="1210.4">
            <text:p>1210.4</text:p>
          </table:table-cell>
          <table:table-cell table:formula="of:=[.AA163]*1000000" office:value-type="float" office:value="3.5895">
            <text:p>3.5895</text:p>
          </table:table-cell>
          <table:table-cell table:formula="of:=[.AB163]*1000000" office:value-type="float" office:value="102.59">
            <text:p>102.59</text:p>
          </table:table-cell>
          <table:table-cell table:formula="of:=[.AC163]*1000000" office:value-type="float" office:value="15.859">
            <text:p>15.859</text:p>
          </table:table-cell>
          <table:table-cell table:formula="of:=[.AD163]*1000000" office:value-type="float" office:value="0.0086721">
            <text:p>0.0086721</text:p>
          </table:table-cell>
          <table:table-cell table:formula="of:=[.AE163]*1000000" office:value-type="float" office:value="6.6091">
            <text:p>6.6091</text:p>
          </table:table-cell>
          <table:table-cell table:formula="of:=[.AF163]*1000000" office:value-type="float" office:value="0.21791">
            <text:p>0.21791</text:p>
          </table:table-cell>
          <table:table-cell table:formula="of:=[.AG163]*1000000" office:value-type="float" office:value="0.000000000019276">
            <text:p>1.9276E-011</text:p>
          </table:table-cell>
          <table:table-cell office:value-type="float" office:value="0.0012104">
            <text:p>0.0012104</text:p>
          </table:table-cell>
          <table:table-cell table:style-name="ce1" office:value-type="string">
            <text:p>3.5895e-06</text:p>
          </table:table-cell>
          <table:table-cell office:value-type="float" office:value="0.00010259">
            <text:p>0.00010259</text:p>
          </table:table-cell>
          <table:table-cell table:style-name="ce1" office:value-type="string">
            <text:p>1.5859e-05</text:p>
          </table:table-cell>
          <table:table-cell table:style-name="ce1" office:value-type="string">
            <text:p>8.6721e-09</text:p>
          </table:table-cell>
          <table:table-cell table:style-name="ce1" office:value-type="string">
            <text:p>6.6091e-06</text:p>
          </table:table-cell>
          <table:table-cell table:style-name="ce1" office:value-type="string">
            <text:p>2.1791e-07</text:p>
          </table:table-cell>
          <table:table-cell table:style-name="ce1" office:value-type="string">
            <text:p>1.9276e-17</text:p>
          </table:table-cell>
          <table:table-cell office:value-type="float" office:value="0.0012104">
            <text:p>0.0012104</text:p>
          </table:table-cell>
          <table:table-cell table:style-name="ce1" office:value-type="string">
            <text:p>3.5895e-06</text:p>
          </table:table-cell>
          <table:table-cell office:value-type="float" office:value="0.00010259">
            <text:p>0.00010259</text:p>
          </table:table-cell>
          <table:table-cell table:style-name="ce1" office:value-type="string">
            <text:p>1.5859e-05</text:p>
          </table:table-cell>
          <table:table-cell table:style-name="ce1" office:value-type="string">
            <text:p>8.6721e-09</text:p>
          </table:table-cell>
          <table:table-cell table:style-name="ce1" office:value-type="string">
            <text:p>6.6091e-06</text:p>
          </table:table-cell>
          <table:table-cell table:style-name="ce1" office:value-type="string">
            <text:p>2.1791e-07</text:p>
          </table:table-cell>
          <table:table-cell table:style-name="ce1" office:value-type="string">
            <text:p>1.9276e-17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R164]*1000000" office:value-type="float" office:value="1209.9">
            <text:p>1209.9</text:p>
          </table:table-cell>
          <table:table-cell table:formula="of:=[.S164]*1000000" office:value-type="float" office:value="3.5266">
            <text:p>3.5266</text:p>
          </table:table-cell>
          <table:table-cell table:formula="of:=[.T164]*1000000" office:value-type="float" office:value="102.77">
            <text:p>102.77</text:p>
          </table:table-cell>
          <table:table-cell table:formula="of:=[.U164]*1000000" office:value-type="float" office:value="15.79">
            <text:p>15.79</text:p>
          </table:table-cell>
          <table:table-cell table:formula="of:=[.V164]*1000000" office:value-type="float" office:value="0.0087122">
            <text:p>0.0087122</text:p>
          </table:table-cell>
          <table:table-cell table:formula="of:=[.W164]*1000000" office:value-type="float" office:value="6.5603">
            <text:p>6.5603</text:p>
          </table:table-cell>
          <table:table-cell table:formula="of:=[.X164]*1000000" office:value-type="float" office:value="0.21904">
            <text:p>0.21904</text:p>
          </table:table-cell>
          <table:table-cell table:formula="of:=[.Y164]*1000000" office:value-type="float" office:value="0.000000000018651">
            <text:p>1.8651E-011</text:p>
          </table:table-cell>
          <table:table-cell table:formula="of:=[.Z164]*1000000" office:value-type="float" office:value="1209.9">
            <text:p>1209.9</text:p>
          </table:table-cell>
          <table:table-cell table:formula="of:=[.AA164]*1000000" office:value-type="float" office:value="3.5266">
            <text:p>3.5266</text:p>
          </table:table-cell>
          <table:table-cell table:formula="of:=[.AB164]*1000000" office:value-type="float" office:value="102.77">
            <text:p>102.77</text:p>
          </table:table-cell>
          <table:table-cell table:formula="of:=[.AC164]*1000000" office:value-type="float" office:value="15.79">
            <text:p>15.79</text:p>
          </table:table-cell>
          <table:table-cell table:formula="of:=[.AD164]*1000000" office:value-type="float" office:value="0.0087122">
            <text:p>0.0087122</text:p>
          </table:table-cell>
          <table:table-cell table:formula="of:=[.AE164]*1000000" office:value-type="float" office:value="6.5603">
            <text:p>6.5603</text:p>
          </table:table-cell>
          <table:table-cell table:formula="of:=[.AF164]*1000000" office:value-type="float" office:value="0.21904">
            <text:p>0.21904</text:p>
          </table:table-cell>
          <table:table-cell table:formula="of:=[.AG164]*1000000" office:value-type="float" office:value="0.000000000018651">
            <text:p>1.8651E-011</text:p>
          </table:table-cell>
          <table:table-cell office:value-type="float" office:value="0.0012099">
            <text:p>0.0012099</text:p>
          </table:table-cell>
          <table:table-cell table:style-name="ce1" office:value-type="string">
            <text:p>3.5266e-06</text:p>
          </table:table-cell>
          <table:table-cell office:value-type="float" office:value="0.00010277">
            <text:p>0.00010277</text:p>
          </table:table-cell>
          <table:table-cell table:style-name="ce1" office:value-type="string">
            <text:p>1.579e-05</text:p>
          </table:table-cell>
          <table:table-cell table:style-name="ce1" office:value-type="string">
            <text:p>8.7122e-09</text:p>
          </table:table-cell>
          <table:table-cell table:style-name="ce1" office:value-type="string">
            <text:p>6.5603e-06</text:p>
          </table:table-cell>
          <table:table-cell table:style-name="ce1" office:value-type="string">
            <text:p>2.1904e-07</text:p>
          </table:table-cell>
          <table:table-cell table:style-name="ce1" office:value-type="string">
            <text:p>1.8651e-17</text:p>
          </table:table-cell>
          <table:table-cell office:value-type="float" office:value="0.0012099">
            <text:p>0.0012099</text:p>
          </table:table-cell>
          <table:table-cell table:style-name="ce1" office:value-type="string">
            <text:p>3.5266e-06</text:p>
          </table:table-cell>
          <table:table-cell office:value-type="float" office:value="0.00010277">
            <text:p>0.00010277</text:p>
          </table:table-cell>
          <table:table-cell table:style-name="ce1" office:value-type="string">
            <text:p>1.579e-05</text:p>
          </table:table-cell>
          <table:table-cell table:style-name="ce1" office:value-type="string">
            <text:p>8.7122e-09</text:p>
          </table:table-cell>
          <table:table-cell table:style-name="ce1" office:value-type="string">
            <text:p>6.5603e-06</text:p>
          </table:table-cell>
          <table:table-cell table:style-name="ce1" office:value-type="string">
            <text:p>2.1904e-07</text:p>
          </table:table-cell>
          <table:table-cell table:style-name="ce1" office:value-type="string">
            <text:p>1.8651e-17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R165]*1000000" office:value-type="float" office:value="1209.3">
            <text:p>1209.3</text:p>
          </table:table-cell>
          <table:table-cell table:formula="of:=[.S165]*1000000" office:value-type="float" office:value="3.4653">
            <text:p>3.4653</text:p>
          </table:table-cell>
          <table:table-cell table:formula="of:=[.T165]*1000000" office:value-type="float" office:value="102.95">
            <text:p>102.95</text:p>
          </table:table-cell>
          <table:table-cell table:formula="of:=[.U165]*1000000" office:value-type="float" office:value="15.722">
            <text:p>15.722</text:p>
          </table:table-cell>
          <table:table-cell table:formula="of:=[.V165]*1000000" office:value-type="float" office:value="0.0087516">
            <text:p>0.0087516</text:p>
          </table:table-cell>
          <table:table-cell table:formula="of:=[.W165]*1000000" office:value-type="float" office:value="6.5119">
            <text:p>6.5119</text:p>
          </table:table-cell>
          <table:table-cell table:formula="of:=[.X165]*1000000" office:value-type="float" office:value="0.22012">
            <text:p>0.22012</text:p>
          </table:table-cell>
          <table:table-cell table:formula="of:=[.Y165]*1000000" office:value-type="float" office:value="0.000000000018048">
            <text:p>1.8048E-011</text:p>
          </table:table-cell>
          <table:table-cell table:formula="of:=[.Z165]*1000000" office:value-type="float" office:value="1209.3">
            <text:p>1209.3</text:p>
          </table:table-cell>
          <table:table-cell table:formula="of:=[.AA165]*1000000" office:value-type="float" office:value="3.4653">
            <text:p>3.4653</text:p>
          </table:table-cell>
          <table:table-cell table:formula="of:=[.AB165]*1000000" office:value-type="float" office:value="102.95">
            <text:p>102.95</text:p>
          </table:table-cell>
          <table:table-cell table:formula="of:=[.AC165]*1000000" office:value-type="float" office:value="15.722">
            <text:p>15.722</text:p>
          </table:table-cell>
          <table:table-cell table:formula="of:=[.AD165]*1000000" office:value-type="float" office:value="0.0087516">
            <text:p>0.0087516</text:p>
          </table:table-cell>
          <table:table-cell table:formula="of:=[.AE165]*1000000" office:value-type="float" office:value="6.5119">
            <text:p>6.5119</text:p>
          </table:table-cell>
          <table:table-cell table:formula="of:=[.AF165]*1000000" office:value-type="float" office:value="0.22012">
            <text:p>0.22012</text:p>
          </table:table-cell>
          <table:table-cell table:formula="of:=[.AG165]*1000000" office:value-type="float" office:value="0.000000000018048">
            <text:p>1.8048E-011</text:p>
          </table:table-cell>
          <table:table-cell office:value-type="float" office:value="0.0012093">
            <text:p>0.0012093</text:p>
          </table:table-cell>
          <table:table-cell table:style-name="ce1" office:value-type="string">
            <text:p>3.4653e-06</text:p>
          </table:table-cell>
          <table:table-cell office:value-type="float" office:value="0.00010295">
            <text:p>0.00010295</text:p>
          </table:table-cell>
          <table:table-cell table:style-name="ce1" office:value-type="string">
            <text:p>1.5722e-05</text:p>
          </table:table-cell>
          <table:table-cell table:style-name="ce1" office:value-type="string">
            <text:p>8.7516e-09</text:p>
          </table:table-cell>
          <table:table-cell table:style-name="ce1" office:value-type="string">
            <text:p>6.5119e-06</text:p>
          </table:table-cell>
          <table:table-cell table:style-name="ce1" office:value-type="string">
            <text:p>2.2012e-07</text:p>
          </table:table-cell>
          <table:table-cell table:style-name="ce1" office:value-type="string">
            <text:p>1.8048e-17</text:p>
          </table:table-cell>
          <table:table-cell office:value-type="float" office:value="0.0012093">
            <text:p>0.0012093</text:p>
          </table:table-cell>
          <table:table-cell table:style-name="ce1" office:value-type="string">
            <text:p>3.4653e-06</text:p>
          </table:table-cell>
          <table:table-cell office:value-type="float" office:value="0.00010295">
            <text:p>0.00010295</text:p>
          </table:table-cell>
          <table:table-cell table:style-name="ce1" office:value-type="string">
            <text:p>1.5722e-05</text:p>
          </table:table-cell>
          <table:table-cell table:style-name="ce1" office:value-type="string">
            <text:p>8.7516e-09</text:p>
          </table:table-cell>
          <table:table-cell table:style-name="ce1" office:value-type="string">
            <text:p>6.5119e-06</text:p>
          </table:table-cell>
          <table:table-cell table:style-name="ce1" office:value-type="string">
            <text:p>2.2012e-07</text:p>
          </table:table-cell>
          <table:table-cell table:style-name="ce1" office:value-type="string">
            <text:p>1.8048e-17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R166]*1000000" office:value-type="float" office:value="1208.8">
            <text:p>1208.8</text:p>
          </table:table-cell>
          <table:table-cell table:formula="of:=[.S166]*1000000" office:value-type="float" office:value="3.4056">
            <text:p>3.4056</text:p>
          </table:table-cell>
          <table:table-cell table:formula="of:=[.T166]*1000000" office:value-type="float" office:value="103.13">
            <text:p>103.13</text:p>
          </table:table-cell>
          <table:table-cell table:formula="of:=[.U166]*1000000" office:value-type="float" office:value="15.654">
            <text:p>15.654</text:p>
          </table:table-cell>
          <table:table-cell table:formula="of:=[.V166]*1000000" office:value-type="float" office:value="0.0087905">
            <text:p>0.0087905</text:p>
          </table:table-cell>
          <table:table-cell table:formula="of:=[.W166]*1000000" office:value-type="float" office:value="6.464">
            <text:p>6.464</text:p>
          </table:table-cell>
          <table:table-cell table:formula="of:=[.X166]*1000000" office:value-type="float" office:value="0.22113">
            <text:p>0.22113</text:p>
          </table:table-cell>
          <table:table-cell table:formula="of:=[.Y166]*1000000" office:value-type="float" office:value="0.000000000017466">
            <text:p>1.7466E-011</text:p>
          </table:table-cell>
          <table:table-cell table:formula="of:=[.Z166]*1000000" office:value-type="float" office:value="1208.8">
            <text:p>1208.8</text:p>
          </table:table-cell>
          <table:table-cell table:formula="of:=[.AA166]*1000000" office:value-type="float" office:value="3.4056">
            <text:p>3.4056</text:p>
          </table:table-cell>
          <table:table-cell table:formula="of:=[.AB166]*1000000" office:value-type="float" office:value="103.13">
            <text:p>103.13</text:p>
          </table:table-cell>
          <table:table-cell table:formula="of:=[.AC166]*1000000" office:value-type="float" office:value="15.654">
            <text:p>15.654</text:p>
          </table:table-cell>
          <table:table-cell table:formula="of:=[.AD166]*1000000" office:value-type="float" office:value="0.0087905">
            <text:p>0.0087905</text:p>
          </table:table-cell>
          <table:table-cell table:formula="of:=[.AE166]*1000000" office:value-type="float" office:value="6.464">
            <text:p>6.464</text:p>
          </table:table-cell>
          <table:table-cell table:formula="of:=[.AF166]*1000000" office:value-type="float" office:value="0.22113">
            <text:p>0.22113</text:p>
          </table:table-cell>
          <table:table-cell table:formula="of:=[.AG166]*1000000" office:value-type="float" office:value="0.000000000017466">
            <text:p>1.7466E-011</text:p>
          </table:table-cell>
          <table:table-cell office:value-type="float" office:value="0.0012088">
            <text:p>0.0012088</text:p>
          </table:table-cell>
          <table:table-cell table:style-name="ce1" office:value-type="string">
            <text:p>3.4056e-06</text:p>
          </table:table-cell>
          <table:table-cell office:value-type="float" office:value="0.00010313">
            <text:p>0.00010313</text:p>
          </table:table-cell>
          <table:table-cell table:style-name="ce1" office:value-type="string">
            <text:p>1.5654e-05</text:p>
          </table:table-cell>
          <table:table-cell table:style-name="ce1" office:value-type="string">
            <text:p>8.7905e-09</text:p>
          </table:table-cell>
          <table:table-cell table:style-name="ce1" office:value-type="string">
            <text:p>6.464e-06</text:p>
          </table:table-cell>
          <table:table-cell table:style-name="ce1" office:value-type="string">
            <text:p>2.2113e-07</text:p>
          </table:table-cell>
          <table:table-cell table:style-name="ce1" office:value-type="string">
            <text:p>1.7466e-17</text:p>
          </table:table-cell>
          <table:table-cell office:value-type="float" office:value="0.0012088">
            <text:p>0.0012088</text:p>
          </table:table-cell>
          <table:table-cell table:style-name="ce1" office:value-type="string">
            <text:p>3.4056e-06</text:p>
          </table:table-cell>
          <table:table-cell office:value-type="float" office:value="0.00010313">
            <text:p>0.00010313</text:p>
          </table:table-cell>
          <table:table-cell table:style-name="ce1" office:value-type="string">
            <text:p>1.5654e-05</text:p>
          </table:table-cell>
          <table:table-cell table:style-name="ce1" office:value-type="string">
            <text:p>8.7905e-09</text:p>
          </table:table-cell>
          <table:table-cell table:style-name="ce1" office:value-type="string">
            <text:p>6.464e-06</text:p>
          </table:table-cell>
          <table:table-cell table:style-name="ce1" office:value-type="string">
            <text:p>2.2113e-07</text:p>
          </table:table-cell>
          <table:table-cell table:style-name="ce1" office:value-type="string">
            <text:p>1.7466e-17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R167]*1000000" office:value-type="float" office:value="1208.2">
            <text:p>1208.2</text:p>
          </table:table-cell>
          <table:table-cell table:formula="of:=[.S167]*1000000" office:value-type="float" office:value="3.3472">
            <text:p>3.3472</text:p>
          </table:table-cell>
          <table:table-cell table:formula="of:=[.T167]*1000000" office:value-type="float" office:value="103.31">
            <text:p>103.31</text:p>
          </table:table-cell>
          <table:table-cell table:formula="of:=[.U167]*1000000" office:value-type="float" office:value="15.585">
            <text:p>15.585</text:p>
          </table:table-cell>
          <table:table-cell table:formula="of:=[.V167]*1000000" office:value-type="float" office:value="0.0088287">
            <text:p>0.0088287</text:p>
          </table:table-cell>
          <table:table-cell table:formula="of:=[.W167]*1000000" office:value-type="float" office:value="6.4166">
            <text:p>6.4166</text:p>
          </table:table-cell>
          <table:table-cell table:formula="of:=[.X167]*1000000" office:value-type="float" office:value="0.22208">
            <text:p>0.22208</text:p>
          </table:table-cell>
          <table:table-cell table:formula="of:=[.Y167]*1000000" office:value-type="float" office:value="0.000000000016904">
            <text:p>1.6904E-011</text:p>
          </table:table-cell>
          <table:table-cell table:formula="of:=[.Z167]*1000000" office:value-type="float" office:value="1208.2">
            <text:p>1208.2</text:p>
          </table:table-cell>
          <table:table-cell table:formula="of:=[.AA167]*1000000" office:value-type="float" office:value="3.3472">
            <text:p>3.3472</text:p>
          </table:table-cell>
          <table:table-cell table:formula="of:=[.AB167]*1000000" office:value-type="float" office:value="103.31">
            <text:p>103.31</text:p>
          </table:table-cell>
          <table:table-cell table:formula="of:=[.AC167]*1000000" office:value-type="float" office:value="15.585">
            <text:p>15.585</text:p>
          </table:table-cell>
          <table:table-cell table:formula="of:=[.AD167]*1000000" office:value-type="float" office:value="0.0088287">
            <text:p>0.0088287</text:p>
          </table:table-cell>
          <table:table-cell table:formula="of:=[.AE167]*1000000" office:value-type="float" office:value="6.4166">
            <text:p>6.4166</text:p>
          </table:table-cell>
          <table:table-cell table:formula="of:=[.AF167]*1000000" office:value-type="float" office:value="0.22208">
            <text:p>0.22208</text:p>
          </table:table-cell>
          <table:table-cell table:formula="of:=[.AG167]*1000000" office:value-type="float" office:value="0.000000000016904">
            <text:p>1.6904E-011</text:p>
          </table:table-cell>
          <table:table-cell office:value-type="float" office:value="0.0012082">
            <text:p>0.0012082</text:p>
          </table:table-cell>
          <table:table-cell table:style-name="ce1" office:value-type="string">
            <text:p>3.3472e-06</text:p>
          </table:table-cell>
          <table:table-cell office:value-type="float" office:value="0.00010331">
            <text:p>0.00010331</text:p>
          </table:table-cell>
          <table:table-cell table:style-name="ce1" office:value-type="string">
            <text:p>1.5585e-05</text:p>
          </table:table-cell>
          <table:table-cell table:style-name="ce1" office:value-type="string">
            <text:p>8.8287e-09</text:p>
          </table:table-cell>
          <table:table-cell table:style-name="ce1" office:value-type="string">
            <text:p>6.4166e-06</text:p>
          </table:table-cell>
          <table:table-cell table:style-name="ce1" office:value-type="string">
            <text:p>2.2208e-07</text:p>
          </table:table-cell>
          <table:table-cell table:style-name="ce1" office:value-type="string">
            <text:p>1.6904e-17</text:p>
          </table:table-cell>
          <table:table-cell office:value-type="float" office:value="0.0012082">
            <text:p>0.0012082</text:p>
          </table:table-cell>
          <table:table-cell table:style-name="ce1" office:value-type="string">
            <text:p>3.3472e-06</text:p>
          </table:table-cell>
          <table:table-cell office:value-type="float" office:value="0.00010331">
            <text:p>0.00010331</text:p>
          </table:table-cell>
          <table:table-cell table:style-name="ce1" office:value-type="string">
            <text:p>1.5585e-05</text:p>
          </table:table-cell>
          <table:table-cell table:style-name="ce1" office:value-type="string">
            <text:p>8.8287e-09</text:p>
          </table:table-cell>
          <table:table-cell table:style-name="ce1" office:value-type="string">
            <text:p>6.4166e-06</text:p>
          </table:table-cell>
          <table:table-cell table:style-name="ce1" office:value-type="string">
            <text:p>2.2208e-07</text:p>
          </table:table-cell>
          <table:table-cell table:style-name="ce1" office:value-type="string">
            <text:p>1.6904e-17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R168]*1000000" office:value-type="float" office:value="1207.7">
            <text:p>1207.7</text:p>
          </table:table-cell>
          <table:table-cell table:formula="of:=[.S168]*1000000" office:value-type="float" office:value="3.2902">
            <text:p>3.2902</text:p>
          </table:table-cell>
          <table:table-cell table:formula="of:=[.T168]*1000000" office:value-type="float" office:value="103.49">
            <text:p>103.49</text:p>
          </table:table-cell>
          <table:table-cell table:formula="of:=[.U168]*1000000" office:value-type="float" office:value="15.517">
            <text:p>15.517</text:p>
          </table:table-cell>
          <table:table-cell table:formula="of:=[.V168]*1000000" office:value-type="float" office:value="0.0088663">
            <text:p>0.0088663</text:p>
          </table:table-cell>
          <table:table-cell table:formula="of:=[.W168]*1000000" office:value-type="float" office:value="6.3695">
            <text:p>6.3695</text:p>
          </table:table-cell>
          <table:table-cell table:formula="of:=[.X168]*1000000" office:value-type="float" office:value="0.22297">
            <text:p>0.22297</text:p>
          </table:table-cell>
          <table:table-cell table:formula="of:=[.Y168]*1000000" office:value-type="float" office:value="0.000000000016361">
            <text:p>1.6361E-011</text:p>
          </table:table-cell>
          <table:table-cell table:formula="of:=[.Z168]*1000000" office:value-type="float" office:value="1207.7">
            <text:p>1207.7</text:p>
          </table:table-cell>
          <table:table-cell table:formula="of:=[.AA168]*1000000" office:value-type="float" office:value="3.2902">
            <text:p>3.2902</text:p>
          </table:table-cell>
          <table:table-cell table:formula="of:=[.AB168]*1000000" office:value-type="float" office:value="103.49">
            <text:p>103.49</text:p>
          </table:table-cell>
          <table:table-cell table:formula="of:=[.AC168]*1000000" office:value-type="float" office:value="15.517">
            <text:p>15.517</text:p>
          </table:table-cell>
          <table:table-cell table:formula="of:=[.AD168]*1000000" office:value-type="float" office:value="0.0088663">
            <text:p>0.0088663</text:p>
          </table:table-cell>
          <table:table-cell table:formula="of:=[.AE168]*1000000" office:value-type="float" office:value="6.3695">
            <text:p>6.3695</text:p>
          </table:table-cell>
          <table:table-cell table:formula="of:=[.AF168]*1000000" office:value-type="float" office:value="0.22297">
            <text:p>0.22297</text:p>
          </table:table-cell>
          <table:table-cell table:formula="of:=[.AG168]*1000000" office:value-type="float" office:value="0.000000000016361">
            <text:p>1.6361E-011</text:p>
          </table:table-cell>
          <table:table-cell office:value-type="float" office:value="0.0012077">
            <text:p>0.0012077</text:p>
          </table:table-cell>
          <table:table-cell table:style-name="ce1" office:value-type="string">
            <text:p>3.2902e-06</text:p>
          </table:table-cell>
          <table:table-cell office:value-type="float" office:value="0.00010349">
            <text:p>0.00010349</text:p>
          </table:table-cell>
          <table:table-cell table:style-name="ce1" office:value-type="string">
            <text:p>1.5517e-05</text:p>
          </table:table-cell>
          <table:table-cell table:style-name="ce1" office:value-type="string">
            <text:p>8.8663e-09</text:p>
          </table:table-cell>
          <table:table-cell table:style-name="ce1" office:value-type="string">
            <text:p>6.3695e-06</text:p>
          </table:table-cell>
          <table:table-cell table:style-name="ce1" office:value-type="string">
            <text:p>2.2297e-07</text:p>
          </table:table-cell>
          <table:table-cell table:style-name="ce1" office:value-type="string">
            <text:p>1.6361e-17</text:p>
          </table:table-cell>
          <table:table-cell office:value-type="float" office:value="0.0012077">
            <text:p>0.0012077</text:p>
          </table:table-cell>
          <table:table-cell table:style-name="ce1" office:value-type="string">
            <text:p>3.2902e-06</text:p>
          </table:table-cell>
          <table:table-cell office:value-type="float" office:value="0.00010349">
            <text:p>0.00010349</text:p>
          </table:table-cell>
          <table:table-cell table:style-name="ce1" office:value-type="string">
            <text:p>1.5517e-05</text:p>
          </table:table-cell>
          <table:table-cell table:style-name="ce1" office:value-type="string">
            <text:p>8.8663e-09</text:p>
          </table:table-cell>
          <table:table-cell table:style-name="ce1" office:value-type="string">
            <text:p>6.3695e-06</text:p>
          </table:table-cell>
          <table:table-cell table:style-name="ce1" office:value-type="string">
            <text:p>2.2297e-07</text:p>
          </table:table-cell>
          <table:table-cell table:style-name="ce1" office:value-type="string">
            <text:p>1.6361e-17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R169]*1000000" office:value-type="float" office:value="1207.1">
            <text:p>1207.1</text:p>
          </table:table-cell>
          <table:table-cell table:formula="of:=[.S169]*1000000" office:value-type="float" office:value="3.2345">
            <text:p>3.2345</text:p>
          </table:table-cell>
          <table:table-cell table:formula="of:=[.T169]*1000000" office:value-type="float" office:value="103.67">
            <text:p>103.67</text:p>
          </table:table-cell>
          <table:table-cell table:formula="of:=[.U169]*1000000" office:value-type="float" office:value="15.449">
            <text:p>15.449</text:p>
          </table:table-cell>
          <table:table-cell table:formula="of:=[.V169]*1000000" office:value-type="float" office:value="0.0089032">
            <text:p>0.0089032</text:p>
          </table:table-cell>
          <table:table-cell table:formula="of:=[.W169]*1000000" office:value-type="float" office:value="6.3228">
            <text:p>6.3228</text:p>
          </table:table-cell>
          <table:table-cell table:formula="of:=[.X169]*1000000" office:value-type="float" office:value="0.2238">
            <text:p>0.2238</text:p>
          </table:table-cell>
          <table:table-cell table:formula="of:=[.Y169]*1000000" office:value-type="float" office:value="0.000000000015837">
            <text:p>1.5837E-011</text:p>
          </table:table-cell>
          <table:table-cell table:formula="of:=[.Z169]*1000000" office:value-type="float" office:value="1207.1">
            <text:p>1207.1</text:p>
          </table:table-cell>
          <table:table-cell table:formula="of:=[.AA169]*1000000" office:value-type="float" office:value="3.2345">
            <text:p>3.2345</text:p>
          </table:table-cell>
          <table:table-cell table:formula="of:=[.AB169]*1000000" office:value-type="float" office:value="103.67">
            <text:p>103.67</text:p>
          </table:table-cell>
          <table:table-cell table:formula="of:=[.AC169]*1000000" office:value-type="float" office:value="15.449">
            <text:p>15.449</text:p>
          </table:table-cell>
          <table:table-cell table:formula="of:=[.AD169]*1000000" office:value-type="float" office:value="0.0089032">
            <text:p>0.0089032</text:p>
          </table:table-cell>
          <table:table-cell table:formula="of:=[.AE169]*1000000" office:value-type="float" office:value="6.3228">
            <text:p>6.3228</text:p>
          </table:table-cell>
          <table:table-cell table:formula="of:=[.AF169]*1000000" office:value-type="float" office:value="0.2238">
            <text:p>0.2238</text:p>
          </table:table-cell>
          <table:table-cell table:formula="of:=[.AG169]*1000000" office:value-type="float" office:value="0.000000000015837">
            <text:p>1.5837E-011</text:p>
          </table:table-cell>
          <table:table-cell office:value-type="float" office:value="0.0012071">
            <text:p>0.0012071</text:p>
          </table:table-cell>
          <table:table-cell table:style-name="ce1" office:value-type="string">
            <text:p>3.2345e-06</text:p>
          </table:table-cell>
          <table:table-cell office:value-type="float" office:value="0.00010367">
            <text:p>0.00010367</text:p>
          </table:table-cell>
          <table:table-cell table:style-name="ce1" office:value-type="string">
            <text:p>1.5449e-05</text:p>
          </table:table-cell>
          <table:table-cell table:style-name="ce1" office:value-type="string">
            <text:p>8.9032e-09</text:p>
          </table:table-cell>
          <table:table-cell table:style-name="ce1" office:value-type="string">
            <text:p>6.3228e-06</text:p>
          </table:table-cell>
          <table:table-cell table:style-name="ce1" office:value-type="string">
            <text:p>2.238e-07</text:p>
          </table:table-cell>
          <table:table-cell table:style-name="ce1" office:value-type="string">
            <text:p>1.5837e-17</text:p>
          </table:table-cell>
          <table:table-cell office:value-type="float" office:value="0.0012071">
            <text:p>0.0012071</text:p>
          </table:table-cell>
          <table:table-cell table:style-name="ce1" office:value-type="string">
            <text:p>3.2345e-06</text:p>
          </table:table-cell>
          <table:table-cell office:value-type="float" office:value="0.00010367">
            <text:p>0.00010367</text:p>
          </table:table-cell>
          <table:table-cell table:style-name="ce1" office:value-type="string">
            <text:p>1.5449e-05</text:p>
          </table:table-cell>
          <table:table-cell table:style-name="ce1" office:value-type="string">
            <text:p>8.9032e-09</text:p>
          </table:table-cell>
          <table:table-cell table:style-name="ce1" office:value-type="string">
            <text:p>6.3228e-06</text:p>
          </table:table-cell>
          <table:table-cell table:style-name="ce1" office:value-type="string">
            <text:p>2.238e-07</text:p>
          </table:table-cell>
          <table:table-cell table:style-name="ce1" office:value-type="string">
            <text:p>1.5837e-17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R170]*1000000" office:value-type="float" office:value="1206.6">
            <text:p>1206.6</text:p>
          </table:table-cell>
          <table:table-cell table:formula="of:=[.S170]*1000000" office:value-type="float" office:value="3.18">
            <text:p>3.18</text:p>
          </table:table-cell>
          <table:table-cell table:formula="of:=[.T170]*1000000" office:value-type="float" office:value="103.85">
            <text:p>103.85</text:p>
          </table:table-cell>
          <table:table-cell table:formula="of:=[.U170]*1000000" office:value-type="float" office:value="15.38">
            <text:p>15.38</text:p>
          </table:table-cell>
          <table:table-cell table:formula="of:=[.V170]*1000000" office:value-type="float" office:value="0.0089396">
            <text:p>0.0089396</text:p>
          </table:table-cell>
          <table:table-cell table:formula="of:=[.W170]*1000000" office:value-type="float" office:value="6.2766">
            <text:p>6.2766</text:p>
          </table:table-cell>
          <table:table-cell table:formula="of:=[.X170]*1000000" office:value-type="float" office:value="0.22458">
            <text:p>0.22458</text:p>
          </table:table-cell>
          <table:table-cell table:formula="of:=[.Y170]*1000000" office:value-type="float" office:value="0.00000000001533">
            <text:p>1.533E-011</text:p>
          </table:table-cell>
          <table:table-cell table:formula="of:=[.Z170]*1000000" office:value-type="float" office:value="1206.6">
            <text:p>1206.6</text:p>
          </table:table-cell>
          <table:table-cell table:formula="of:=[.AA170]*1000000" office:value-type="float" office:value="3.18">
            <text:p>3.18</text:p>
          </table:table-cell>
          <table:table-cell table:formula="of:=[.AB170]*1000000" office:value-type="float" office:value="103.85">
            <text:p>103.85</text:p>
          </table:table-cell>
          <table:table-cell table:formula="of:=[.AC170]*1000000" office:value-type="float" office:value="15.38">
            <text:p>15.38</text:p>
          </table:table-cell>
          <table:table-cell table:formula="of:=[.AD170]*1000000" office:value-type="float" office:value="0.0089396">
            <text:p>0.0089396</text:p>
          </table:table-cell>
          <table:table-cell table:formula="of:=[.AE170]*1000000" office:value-type="float" office:value="6.2766">
            <text:p>6.2766</text:p>
          </table:table-cell>
          <table:table-cell table:formula="of:=[.AF170]*1000000" office:value-type="float" office:value="0.22458">
            <text:p>0.22458</text:p>
          </table:table-cell>
          <table:table-cell table:formula="of:=[.AG170]*1000000" office:value-type="float" office:value="0.00000000001533">
            <text:p>1.533E-011</text:p>
          </table:table-cell>
          <table:table-cell office:value-type="float" office:value="0.0012066">
            <text:p>0.0012066</text:p>
          </table:table-cell>
          <table:table-cell table:style-name="ce1" office:value-type="string">
            <text:p>3.18e-06</text:p>
          </table:table-cell>
          <table:table-cell office:value-type="float" office:value="0.00010385">
            <text:p>0.00010385</text:p>
          </table:table-cell>
          <table:table-cell table:style-name="ce1" office:value-type="string">
            <text:p>1.538e-05</text:p>
          </table:table-cell>
          <table:table-cell table:style-name="ce1" office:value-type="string">
            <text:p>8.9396e-09</text:p>
          </table:table-cell>
          <table:table-cell table:style-name="ce1" office:value-type="string">
            <text:p>6.2766e-06</text:p>
          </table:table-cell>
          <table:table-cell table:style-name="ce1" office:value-type="string">
            <text:p>2.2458e-07</text:p>
          </table:table-cell>
          <table:table-cell table:style-name="ce1" office:value-type="string">
            <text:p>1.533e-17</text:p>
          </table:table-cell>
          <table:table-cell office:value-type="float" office:value="0.0012066">
            <text:p>0.0012066</text:p>
          </table:table-cell>
          <table:table-cell table:style-name="ce1" office:value-type="string">
            <text:p>3.18e-06</text:p>
          </table:table-cell>
          <table:table-cell office:value-type="float" office:value="0.00010385">
            <text:p>0.00010385</text:p>
          </table:table-cell>
          <table:table-cell table:style-name="ce1" office:value-type="string">
            <text:p>1.538e-05</text:p>
          </table:table-cell>
          <table:table-cell table:style-name="ce1" office:value-type="string">
            <text:p>8.9396e-09</text:p>
          </table:table-cell>
          <table:table-cell table:style-name="ce1" office:value-type="string">
            <text:p>6.2766e-06</text:p>
          </table:table-cell>
          <table:table-cell table:style-name="ce1" office:value-type="string">
            <text:p>2.2458e-07</text:p>
          </table:table-cell>
          <table:table-cell table:style-name="ce1" office:value-type="string">
            <text:p>1.533e-17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R171]*1000000" office:value-type="float" office:value="1206.1">
            <text:p>1206.1</text:p>
          </table:table-cell>
          <table:table-cell table:formula="of:=[.S171]*1000000" office:value-type="float" office:value="3.1267">
            <text:p>3.1267</text:p>
          </table:table-cell>
          <table:table-cell table:formula="of:=[.T171]*1000000" office:value-type="float" office:value="104.02">
            <text:p>104.02</text:p>
          </table:table-cell>
          <table:table-cell table:formula="of:=[.U171]*1000000" office:value-type="float" office:value="15.311">
            <text:p>15.311</text:p>
          </table:table-cell>
          <table:table-cell table:formula="of:=[.V171]*1000000" office:value-type="float" office:value="0.0089754">
            <text:p>0.0089754</text:p>
          </table:table-cell>
          <table:table-cell table:formula="of:=[.W171]*1000000" office:value-type="float" office:value="6.2307">
            <text:p>6.2307</text:p>
          </table:table-cell>
          <table:table-cell table:formula="of:=[.X171]*1000000" office:value-type="float" office:value="0.2253">
            <text:p>0.2253</text:p>
          </table:table-cell>
          <table:table-cell table:formula="of:=[.Y171]*1000000" office:value-type="float" office:value="0.000000000014841">
            <text:p>1.4841E-011</text:p>
          </table:table-cell>
          <table:table-cell table:formula="of:=[.Z171]*1000000" office:value-type="float" office:value="1206.1">
            <text:p>1206.1</text:p>
          </table:table-cell>
          <table:table-cell table:formula="of:=[.AA171]*1000000" office:value-type="float" office:value="3.1267">
            <text:p>3.1267</text:p>
          </table:table-cell>
          <table:table-cell table:formula="of:=[.AB171]*1000000" office:value-type="float" office:value="104.02">
            <text:p>104.02</text:p>
          </table:table-cell>
          <table:table-cell table:formula="of:=[.AC171]*1000000" office:value-type="float" office:value="15.311">
            <text:p>15.311</text:p>
          </table:table-cell>
          <table:table-cell table:formula="of:=[.AD171]*1000000" office:value-type="float" office:value="0.0089754">
            <text:p>0.0089754</text:p>
          </table:table-cell>
          <table:table-cell table:formula="of:=[.AE171]*1000000" office:value-type="float" office:value="6.2307">
            <text:p>6.2307</text:p>
          </table:table-cell>
          <table:table-cell table:formula="of:=[.AF171]*1000000" office:value-type="float" office:value="0.2253">
            <text:p>0.2253</text:p>
          </table:table-cell>
          <table:table-cell table:formula="of:=[.AG171]*1000000" office:value-type="float" office:value="0.000000000014841">
            <text:p>1.4841E-011</text:p>
          </table:table-cell>
          <table:table-cell office:value-type="float" office:value="0.0012061">
            <text:p>0.0012061</text:p>
          </table:table-cell>
          <table:table-cell table:style-name="ce1" office:value-type="string">
            <text:p>3.1267e-06</text:p>
          </table:table-cell>
          <table:table-cell office:value-type="float" office:value="0.00010402">
            <text:p>0.00010402</text:p>
          </table:table-cell>
          <table:table-cell table:style-name="ce1" office:value-type="string">
            <text:p>1.5311e-05</text:p>
          </table:table-cell>
          <table:table-cell table:style-name="ce1" office:value-type="string">
            <text:p>8.9754e-09</text:p>
          </table:table-cell>
          <table:table-cell table:style-name="ce1" office:value-type="string">
            <text:p>6.2307e-06</text:p>
          </table:table-cell>
          <table:table-cell table:style-name="ce1" office:value-type="string">
            <text:p>2.253e-07</text:p>
          </table:table-cell>
          <table:table-cell table:style-name="ce1" office:value-type="string">
            <text:p>1.4841e-17</text:p>
          </table:table-cell>
          <table:table-cell office:value-type="float" office:value="0.0012061">
            <text:p>0.0012061</text:p>
          </table:table-cell>
          <table:table-cell table:style-name="ce1" office:value-type="string">
            <text:p>3.1267e-06</text:p>
          </table:table-cell>
          <table:table-cell office:value-type="float" office:value="0.00010402">
            <text:p>0.00010402</text:p>
          </table:table-cell>
          <table:table-cell table:style-name="ce1" office:value-type="string">
            <text:p>1.5311e-05</text:p>
          </table:table-cell>
          <table:table-cell table:style-name="ce1" office:value-type="string">
            <text:p>8.9754e-09</text:p>
          </table:table-cell>
          <table:table-cell table:style-name="ce1" office:value-type="string">
            <text:p>6.2307e-06</text:p>
          </table:table-cell>
          <table:table-cell table:style-name="ce1" office:value-type="string">
            <text:p>2.253e-07</text:p>
          </table:table-cell>
          <table:table-cell table:style-name="ce1" office:value-type="string">
            <text:p>1.4841e-17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R172]*1000000" office:value-type="float" office:value="1205.5">
            <text:p>1205.5</text:p>
          </table:table-cell>
          <table:table-cell table:formula="of:=[.S172]*1000000" office:value-type="float" office:value="3.0746">
            <text:p>3.0746</text:p>
          </table:table-cell>
          <table:table-cell table:formula="of:=[.T172]*1000000" office:value-type="float" office:value="104.19">
            <text:p>104.19</text:p>
          </table:table-cell>
          <table:table-cell table:formula="of:=[.U172]*1000000" office:value-type="float" office:value="15.243">
            <text:p>15.243</text:p>
          </table:table-cell>
          <table:table-cell table:formula="of:=[.V172]*1000000" office:value-type="float" office:value="0.0090106">
            <text:p>0.0090106</text:p>
          </table:table-cell>
          <table:table-cell table:formula="of:=[.W172]*1000000" office:value-type="float" office:value="6.1851">
            <text:p>6.1851</text:p>
          </table:table-cell>
          <table:table-cell table:formula="of:=[.X172]*1000000" office:value-type="float" office:value="0.22595">
            <text:p>0.22595</text:p>
          </table:table-cell>
          <table:table-cell table:formula="of:=[.Y172]*1000000" office:value-type="float" office:value="0.000000000014368">
            <text:p>1.4368E-011</text:p>
          </table:table-cell>
          <table:table-cell table:formula="of:=[.Z172]*1000000" office:value-type="float" office:value="1205.5">
            <text:p>1205.5</text:p>
          </table:table-cell>
          <table:table-cell table:formula="of:=[.AA172]*1000000" office:value-type="float" office:value="3.0746">
            <text:p>3.0746</text:p>
          </table:table-cell>
          <table:table-cell table:formula="of:=[.AB172]*1000000" office:value-type="float" office:value="104.19">
            <text:p>104.19</text:p>
          </table:table-cell>
          <table:table-cell table:formula="of:=[.AC172]*1000000" office:value-type="float" office:value="15.243">
            <text:p>15.243</text:p>
          </table:table-cell>
          <table:table-cell table:formula="of:=[.AD172]*1000000" office:value-type="float" office:value="0.0090106">
            <text:p>0.0090106</text:p>
          </table:table-cell>
          <table:table-cell table:formula="of:=[.AE172]*1000000" office:value-type="float" office:value="6.1851">
            <text:p>6.1851</text:p>
          </table:table-cell>
          <table:table-cell table:formula="of:=[.AF172]*1000000" office:value-type="float" office:value="0.22595">
            <text:p>0.22595</text:p>
          </table:table-cell>
          <table:table-cell table:formula="of:=[.AG172]*1000000" office:value-type="float" office:value="0.000000000014368">
            <text:p>1.4368E-011</text:p>
          </table:table-cell>
          <table:table-cell office:value-type="float" office:value="0.0012055">
            <text:p>0.0012055</text:p>
          </table:table-cell>
          <table:table-cell table:style-name="ce1" office:value-type="string">
            <text:p>3.0746e-06</text:p>
          </table:table-cell>
          <table:table-cell office:value-type="float" office:value="0.00010419">
            <text:p>0.00010419</text:p>
          </table:table-cell>
          <table:table-cell table:style-name="ce1" office:value-type="string">
            <text:p>1.5243e-05</text:p>
          </table:table-cell>
          <table:table-cell table:style-name="ce1" office:value-type="string">
            <text:p>9.0106e-09</text:p>
          </table:table-cell>
          <table:table-cell table:style-name="ce1" office:value-type="string">
            <text:p>6.1851e-06</text:p>
          </table:table-cell>
          <table:table-cell table:style-name="ce1" office:value-type="string">
            <text:p>2.2595e-07</text:p>
          </table:table-cell>
          <table:table-cell table:style-name="ce1" office:value-type="string">
            <text:p>1.4368e-17</text:p>
          </table:table-cell>
          <table:table-cell office:value-type="float" office:value="0.0012055">
            <text:p>0.0012055</text:p>
          </table:table-cell>
          <table:table-cell table:style-name="ce1" office:value-type="string">
            <text:p>3.0746e-06</text:p>
          </table:table-cell>
          <table:table-cell office:value-type="float" office:value="0.00010419">
            <text:p>0.00010419</text:p>
          </table:table-cell>
          <table:table-cell table:style-name="ce1" office:value-type="string">
            <text:p>1.5243e-05</text:p>
          </table:table-cell>
          <table:table-cell table:style-name="ce1" office:value-type="string">
            <text:p>9.0106e-09</text:p>
          </table:table-cell>
          <table:table-cell table:style-name="ce1" office:value-type="string">
            <text:p>6.1851e-06</text:p>
          </table:table-cell>
          <table:table-cell table:style-name="ce1" office:value-type="string">
            <text:p>2.2595e-07</text:p>
          </table:table-cell>
          <table:table-cell table:style-name="ce1" office:value-type="string">
            <text:p>1.4368e-17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R173]*1000000" office:value-type="float" office:value="1205">
            <text:p>1205</text:p>
          </table:table-cell>
          <table:table-cell table:formula="of:=[.S173]*1000000" office:value-type="float" office:value="3.0236">
            <text:p>3.0236</text:p>
          </table:table-cell>
          <table:table-cell table:formula="of:=[.T173]*1000000" office:value-type="float" office:value="104.37">
            <text:p>104.37</text:p>
          </table:table-cell>
          <table:table-cell table:formula="of:=[.U173]*1000000" office:value-type="float" office:value="15.174">
            <text:p>15.174</text:p>
          </table:table-cell>
          <table:table-cell table:formula="of:=[.V173]*1000000" office:value-type="float" office:value="0.0090452">
            <text:p>0.0090452</text:p>
          </table:table-cell>
          <table:table-cell table:formula="of:=[.W173]*1000000" office:value-type="float" office:value="6.1399">
            <text:p>6.1399</text:p>
          </table:table-cell>
          <table:table-cell table:formula="of:=[.X173]*1000000" office:value-type="float" office:value="0.22656">
            <text:p>0.22656</text:p>
          </table:table-cell>
          <table:table-cell table:formula="of:=[.Y173]*1000000" office:value-type="float" office:value="0.000000000013911">
            <text:p>1.3911E-011</text:p>
          </table:table-cell>
          <table:table-cell table:formula="of:=[.Z173]*1000000" office:value-type="float" office:value="1205">
            <text:p>1205</text:p>
          </table:table-cell>
          <table:table-cell table:formula="of:=[.AA173]*1000000" office:value-type="float" office:value="3.0236">
            <text:p>3.0236</text:p>
          </table:table-cell>
          <table:table-cell table:formula="of:=[.AB173]*1000000" office:value-type="float" office:value="104.37">
            <text:p>104.37</text:p>
          </table:table-cell>
          <table:table-cell table:formula="of:=[.AC173]*1000000" office:value-type="float" office:value="15.174">
            <text:p>15.174</text:p>
          </table:table-cell>
          <table:table-cell table:formula="of:=[.AD173]*1000000" office:value-type="float" office:value="0.0090452">
            <text:p>0.0090452</text:p>
          </table:table-cell>
          <table:table-cell table:formula="of:=[.AE173]*1000000" office:value-type="float" office:value="6.1399">
            <text:p>6.1399</text:p>
          </table:table-cell>
          <table:table-cell table:formula="of:=[.AF173]*1000000" office:value-type="float" office:value="0.22656">
            <text:p>0.22656</text:p>
          </table:table-cell>
          <table:table-cell table:formula="of:=[.AG173]*1000000" office:value-type="float" office:value="0.000000000013911">
            <text:p>1.3911E-011</text:p>
          </table:table-cell>
          <table:table-cell office:value-type="float" office:value="0.001205">
            <text:p>0.001205</text:p>
          </table:table-cell>
          <table:table-cell table:style-name="ce1" office:value-type="string">
            <text:p>3.0236e-06</text:p>
          </table:table-cell>
          <table:table-cell office:value-type="float" office:value="0.00010437">
            <text:p>0.00010437</text:p>
          </table:table-cell>
          <table:table-cell table:style-name="ce1" office:value-type="string">
            <text:p>1.5174e-05</text:p>
          </table:table-cell>
          <table:table-cell table:style-name="ce1" office:value-type="string">
            <text:p>9.0452e-09</text:p>
          </table:table-cell>
          <table:table-cell table:style-name="ce1" office:value-type="string">
            <text:p>6.1399e-06</text:p>
          </table:table-cell>
          <table:table-cell table:style-name="ce1" office:value-type="string">
            <text:p>2.2656e-07</text:p>
          </table:table-cell>
          <table:table-cell table:style-name="ce1" office:value-type="string">
            <text:p>1.3911e-17</text:p>
          </table:table-cell>
          <table:table-cell office:value-type="float" office:value="0.001205">
            <text:p>0.001205</text:p>
          </table:table-cell>
          <table:table-cell table:style-name="ce1" office:value-type="string">
            <text:p>3.0236e-06</text:p>
          </table:table-cell>
          <table:table-cell office:value-type="float" office:value="0.00010437">
            <text:p>0.00010437</text:p>
          </table:table-cell>
          <table:table-cell table:style-name="ce1" office:value-type="string">
            <text:p>1.5174e-05</text:p>
          </table:table-cell>
          <table:table-cell table:style-name="ce1" office:value-type="string">
            <text:p>9.0452e-09</text:p>
          </table:table-cell>
          <table:table-cell table:style-name="ce1" office:value-type="string">
            <text:p>6.1399e-06</text:p>
          </table:table-cell>
          <table:table-cell table:style-name="ce1" office:value-type="string">
            <text:p>2.2656e-07</text:p>
          </table:table-cell>
          <table:table-cell table:style-name="ce1" office:value-type="string">
            <text:p>1.3911e-17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R174]*1000000" office:value-type="float" office:value="1204.5">
            <text:p>1204.5</text:p>
          </table:table-cell>
          <table:table-cell table:formula="of:=[.S174]*1000000" office:value-type="float" office:value="2.9736">
            <text:p>2.9736</text:p>
          </table:table-cell>
          <table:table-cell table:formula="of:=[.T174]*1000000" office:value-type="float" office:value="104.54">
            <text:p>104.54</text:p>
          </table:table-cell>
          <table:table-cell table:formula="of:=[.U174]*1000000" office:value-type="float" office:value="15.105">
            <text:p>15.105</text:p>
          </table:table-cell>
          <table:table-cell table:formula="of:=[.V174]*1000000" office:value-type="float" office:value="0.0090792">
            <text:p>0.0090792</text:p>
          </table:table-cell>
          <table:table-cell table:formula="of:=[.W174]*1000000" office:value-type="float" office:value="6.0951">
            <text:p>6.0951</text:p>
          </table:table-cell>
          <table:table-cell table:formula="of:=[.X174]*1000000" office:value-type="float" office:value="0.2271">
            <text:p>0.2271</text:p>
          </table:table-cell>
          <table:table-cell table:formula="of:=[.Y174]*1000000" office:value-type="float" office:value="0.00000000001347">
            <text:p>1.347E-011</text:p>
          </table:table-cell>
          <table:table-cell table:formula="of:=[.Z174]*1000000" office:value-type="float" office:value="1204.5">
            <text:p>1204.5</text:p>
          </table:table-cell>
          <table:table-cell table:formula="of:=[.AA174]*1000000" office:value-type="float" office:value="2.9736">
            <text:p>2.9736</text:p>
          </table:table-cell>
          <table:table-cell table:formula="of:=[.AB174]*1000000" office:value-type="float" office:value="104.54">
            <text:p>104.54</text:p>
          </table:table-cell>
          <table:table-cell table:formula="of:=[.AC174]*1000000" office:value-type="float" office:value="15.105">
            <text:p>15.105</text:p>
          </table:table-cell>
          <table:table-cell table:formula="of:=[.AD174]*1000000" office:value-type="float" office:value="0.0090792">
            <text:p>0.0090792</text:p>
          </table:table-cell>
          <table:table-cell table:formula="of:=[.AE174]*1000000" office:value-type="float" office:value="6.0951">
            <text:p>6.0951</text:p>
          </table:table-cell>
          <table:table-cell table:formula="of:=[.AF174]*1000000" office:value-type="float" office:value="0.2271">
            <text:p>0.2271</text:p>
          </table:table-cell>
          <table:table-cell table:formula="of:=[.AG174]*1000000" office:value-type="float" office:value="0.00000000001347">
            <text:p>1.347E-011</text:p>
          </table:table-cell>
          <table:table-cell office:value-type="float" office:value="0.0012045">
            <text:p>0.0012045</text:p>
          </table:table-cell>
          <table:table-cell table:style-name="ce1" office:value-type="string">
            <text:p>2.9736e-06</text:p>
          </table:table-cell>
          <table:table-cell office:value-type="float" office:value="0.00010454">
            <text:p>0.00010454</text:p>
          </table:table-cell>
          <table:table-cell table:style-name="ce1" office:value-type="string">
            <text:p>1.5105e-05</text:p>
          </table:table-cell>
          <table:table-cell table:style-name="ce1" office:value-type="string">
            <text:p>9.0792e-09</text:p>
          </table:table-cell>
          <table:table-cell table:style-name="ce1" office:value-type="string">
            <text:p>6.0951e-06</text:p>
          </table:table-cell>
          <table:table-cell table:style-name="ce1" office:value-type="string">
            <text:p>2.271e-07</text:p>
          </table:table-cell>
          <table:table-cell table:style-name="ce1" office:value-type="string">
            <text:p>1.347e-17</text:p>
          </table:table-cell>
          <table:table-cell office:value-type="float" office:value="0.0012045">
            <text:p>0.0012045</text:p>
          </table:table-cell>
          <table:table-cell table:style-name="ce1" office:value-type="string">
            <text:p>2.9736e-06</text:p>
          </table:table-cell>
          <table:table-cell office:value-type="float" office:value="0.00010454">
            <text:p>0.00010454</text:p>
          </table:table-cell>
          <table:table-cell table:style-name="ce1" office:value-type="string">
            <text:p>1.5105e-05</text:p>
          </table:table-cell>
          <table:table-cell table:style-name="ce1" office:value-type="string">
            <text:p>9.0792e-09</text:p>
          </table:table-cell>
          <table:table-cell table:style-name="ce1" office:value-type="string">
            <text:p>6.0951e-06</text:p>
          </table:table-cell>
          <table:table-cell table:style-name="ce1" office:value-type="string">
            <text:p>2.271e-07</text:p>
          </table:table-cell>
          <table:table-cell table:style-name="ce1" office:value-type="string">
            <text:p>1.347e-17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R175]*1000000" office:value-type="float" office:value="1204">
            <text:p>1204</text:p>
          </table:table-cell>
          <table:table-cell table:formula="of:=[.S175]*1000000" office:value-type="float" office:value="2.9246">
            <text:p>2.9246</text:p>
          </table:table-cell>
          <table:table-cell table:formula="of:=[.T175]*1000000" office:value-type="float" office:value="104.7">
            <text:p>104.7</text:p>
          </table:table-cell>
          <table:table-cell table:formula="of:=[.U175]*1000000" office:value-type="float" office:value="15.036">
            <text:p>15.036</text:p>
          </table:table-cell>
          <table:table-cell table:formula="of:=[.V175]*1000000" office:value-type="float" office:value="0.0091126">
            <text:p>0.0091126</text:p>
          </table:table-cell>
          <table:table-cell table:formula="of:=[.W175]*1000000" office:value-type="float" office:value="6.0505">
            <text:p>6.0505</text:p>
          </table:table-cell>
          <table:table-cell table:formula="of:=[.X175]*1000000" office:value-type="float" office:value="0.22759">
            <text:p>0.22759</text:p>
          </table:table-cell>
          <table:table-cell table:formula="of:=[.Y175]*1000000" office:value-type="float" office:value="0.000000000013043">
            <text:p>1.3043E-011</text:p>
          </table:table-cell>
          <table:table-cell table:formula="of:=[.Z175]*1000000" office:value-type="float" office:value="1204">
            <text:p>1204</text:p>
          </table:table-cell>
          <table:table-cell table:formula="of:=[.AA175]*1000000" office:value-type="float" office:value="2.9246">
            <text:p>2.9246</text:p>
          </table:table-cell>
          <table:table-cell table:formula="of:=[.AB175]*1000000" office:value-type="float" office:value="104.7">
            <text:p>104.7</text:p>
          </table:table-cell>
          <table:table-cell table:formula="of:=[.AC175]*1000000" office:value-type="float" office:value="15.036">
            <text:p>15.036</text:p>
          </table:table-cell>
          <table:table-cell table:formula="of:=[.AD175]*1000000" office:value-type="float" office:value="0.0091126">
            <text:p>0.0091126</text:p>
          </table:table-cell>
          <table:table-cell table:formula="of:=[.AE175]*1000000" office:value-type="float" office:value="6.0505">
            <text:p>6.0505</text:p>
          </table:table-cell>
          <table:table-cell table:formula="of:=[.AF175]*1000000" office:value-type="float" office:value="0.22759">
            <text:p>0.22759</text:p>
          </table:table-cell>
          <table:table-cell table:formula="of:=[.AG175]*1000000" office:value-type="float" office:value="0.000000000013043">
            <text:p>1.3043E-011</text:p>
          </table:table-cell>
          <table:table-cell office:value-type="float" office:value="0.001204">
            <text:p>0.001204</text:p>
          </table:table-cell>
          <table:table-cell table:style-name="ce1" office:value-type="string">
            <text:p>2.9246e-06</text:p>
          </table:table-cell>
          <table:table-cell office:value-type="float" office:value="0.0001047">
            <text:p>0.0001047</text:p>
          </table:table-cell>
          <table:table-cell table:style-name="ce1" office:value-type="string">
            <text:p>1.5036e-05</text:p>
          </table:table-cell>
          <table:table-cell table:style-name="ce1" office:value-type="string">
            <text:p>9.1126e-09</text:p>
          </table:table-cell>
          <table:table-cell table:style-name="ce1" office:value-type="string">
            <text:p>6.0505e-06</text:p>
          </table:table-cell>
          <table:table-cell table:style-name="ce1" office:value-type="string">
            <text:p>2.2759e-07</text:p>
          </table:table-cell>
          <table:table-cell table:style-name="ce1" office:value-type="string">
            <text:p>1.3043e-17</text:p>
          </table:table-cell>
          <table:table-cell office:value-type="float" office:value="0.001204">
            <text:p>0.001204</text:p>
          </table:table-cell>
          <table:table-cell table:style-name="ce1" office:value-type="string">
            <text:p>2.9246e-06</text:p>
          </table:table-cell>
          <table:table-cell office:value-type="float" office:value="0.0001047">
            <text:p>0.0001047</text:p>
          </table:table-cell>
          <table:table-cell table:style-name="ce1" office:value-type="string">
            <text:p>1.5036e-05</text:p>
          </table:table-cell>
          <table:table-cell table:style-name="ce1" office:value-type="string">
            <text:p>9.1126e-09</text:p>
          </table:table-cell>
          <table:table-cell table:style-name="ce1" office:value-type="string">
            <text:p>6.0505e-06</text:p>
          </table:table-cell>
          <table:table-cell table:style-name="ce1" office:value-type="string">
            <text:p>2.2759e-07</text:p>
          </table:table-cell>
          <table:table-cell table:style-name="ce1" office:value-type="string">
            <text:p>1.3043e-17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R176]*1000000" office:value-type="float" office:value="1203.5">
            <text:p>1203.5</text:p>
          </table:table-cell>
          <table:table-cell table:formula="of:=[.S176]*1000000" office:value-type="float" office:value="2.8766">
            <text:p>2.8766</text:p>
          </table:table-cell>
          <table:table-cell table:formula="of:=[.T176]*1000000" office:value-type="float" office:value="104.87">
            <text:p>104.87</text:p>
          </table:table-cell>
          <table:table-cell table:formula="of:=[.U176]*1000000" office:value-type="float" office:value="14.967">
            <text:p>14.967</text:p>
          </table:table-cell>
          <table:table-cell table:formula="of:=[.V176]*1000000" office:value-type="float" office:value="0.0091454">
            <text:p>0.0091454</text:p>
          </table:table-cell>
          <table:table-cell table:formula="of:=[.W176]*1000000" office:value-type="float" office:value="6.0063">
            <text:p>6.0063</text:p>
          </table:table-cell>
          <table:table-cell table:formula="of:=[.X176]*1000000" office:value-type="float" office:value="0.22803">
            <text:p>0.22803</text:p>
          </table:table-cell>
          <table:table-cell table:formula="of:=[.Y176]*1000000" office:value-type="float" office:value="0.000000000012631">
            <text:p>1.2631E-011</text:p>
          </table:table-cell>
          <table:table-cell table:formula="of:=[.Z176]*1000000" office:value-type="float" office:value="1203.5">
            <text:p>1203.5</text:p>
          </table:table-cell>
          <table:table-cell table:formula="of:=[.AA176]*1000000" office:value-type="float" office:value="2.8766">
            <text:p>2.8766</text:p>
          </table:table-cell>
          <table:table-cell table:formula="of:=[.AB176]*1000000" office:value-type="float" office:value="104.87">
            <text:p>104.87</text:p>
          </table:table-cell>
          <table:table-cell table:formula="of:=[.AC176]*1000000" office:value-type="float" office:value="14.967">
            <text:p>14.967</text:p>
          </table:table-cell>
          <table:table-cell table:formula="of:=[.AD176]*1000000" office:value-type="float" office:value="0.0091454">
            <text:p>0.0091454</text:p>
          </table:table-cell>
          <table:table-cell table:formula="of:=[.AE176]*1000000" office:value-type="float" office:value="6.0063">
            <text:p>6.0063</text:p>
          </table:table-cell>
          <table:table-cell table:formula="of:=[.AF176]*1000000" office:value-type="float" office:value="0.22803">
            <text:p>0.22803</text:p>
          </table:table-cell>
          <table:table-cell table:formula="of:=[.AG176]*1000000" office:value-type="float" office:value="0.000000000012631">
            <text:p>1.2631E-011</text:p>
          </table:table-cell>
          <table:table-cell office:value-type="float" office:value="0.0012035">
            <text:p>0.0012035</text:p>
          </table:table-cell>
          <table:table-cell table:style-name="ce1" office:value-type="string">
            <text:p>2.8766e-06</text:p>
          </table:table-cell>
          <table:table-cell office:value-type="float" office:value="0.00010487">
            <text:p>0.00010487</text:p>
          </table:table-cell>
          <table:table-cell table:style-name="ce1" office:value-type="string">
            <text:p>1.4967e-05</text:p>
          </table:table-cell>
          <table:table-cell table:style-name="ce1" office:value-type="string">
            <text:p>9.1454e-09</text:p>
          </table:table-cell>
          <table:table-cell table:style-name="ce1" office:value-type="string">
            <text:p>6.0063e-06</text:p>
          </table:table-cell>
          <table:table-cell table:style-name="ce1" office:value-type="string">
            <text:p>2.2803e-07</text:p>
          </table:table-cell>
          <table:table-cell table:style-name="ce1" office:value-type="string">
            <text:p>1.2631e-17</text:p>
          </table:table-cell>
          <table:table-cell office:value-type="float" office:value="0.0012035">
            <text:p>0.0012035</text:p>
          </table:table-cell>
          <table:table-cell table:style-name="ce1" office:value-type="string">
            <text:p>2.8766e-06</text:p>
          </table:table-cell>
          <table:table-cell office:value-type="float" office:value="0.00010487">
            <text:p>0.00010487</text:p>
          </table:table-cell>
          <table:table-cell table:style-name="ce1" office:value-type="string">
            <text:p>1.4967e-05</text:p>
          </table:table-cell>
          <table:table-cell table:style-name="ce1" office:value-type="string">
            <text:p>9.1454e-09</text:p>
          </table:table-cell>
          <table:table-cell table:style-name="ce1" office:value-type="string">
            <text:p>6.0063e-06</text:p>
          </table:table-cell>
          <table:table-cell table:style-name="ce1" office:value-type="string">
            <text:p>2.2803e-07</text:p>
          </table:table-cell>
          <table:table-cell table:style-name="ce1" office:value-type="string">
            <text:p>1.2631e-17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R177]*1000000" office:value-type="float" office:value="1202.9">
            <text:p>1202.9</text:p>
          </table:table-cell>
          <table:table-cell table:formula="of:=[.S177]*1000000" office:value-type="float" office:value="2.8295">
            <text:p>2.8295</text:p>
          </table:table-cell>
          <table:table-cell table:formula="of:=[.T177]*1000000" office:value-type="float" office:value="105.04">
            <text:p>105.04</text:p>
          </table:table-cell>
          <table:table-cell table:formula="of:=[.U177]*1000000" office:value-type="float" office:value="14.899">
            <text:p>14.899</text:p>
          </table:table-cell>
          <table:table-cell table:formula="of:=[.V177]*1000000" office:value-type="float" office:value="0.0091777">
            <text:p>0.0091777</text:p>
          </table:table-cell>
          <table:table-cell table:formula="of:=[.W177]*1000000" office:value-type="float" office:value="5.9623">
            <text:p>5.9623</text:p>
          </table:table-cell>
          <table:table-cell table:formula="of:=[.X177]*1000000" office:value-type="float" office:value="0.22841">
            <text:p>0.22841</text:p>
          </table:table-cell>
          <table:table-cell table:formula="of:=[.Y177]*1000000" office:value-type="float" office:value="0.000000000012232">
            <text:p>1.2232E-011</text:p>
          </table:table-cell>
          <table:table-cell table:formula="of:=[.Z177]*1000000" office:value-type="float" office:value="1202.9">
            <text:p>1202.9</text:p>
          </table:table-cell>
          <table:table-cell table:formula="of:=[.AA177]*1000000" office:value-type="float" office:value="2.8295">
            <text:p>2.8295</text:p>
          </table:table-cell>
          <table:table-cell table:formula="of:=[.AB177]*1000000" office:value-type="float" office:value="105.04">
            <text:p>105.04</text:p>
          </table:table-cell>
          <table:table-cell table:formula="of:=[.AC177]*1000000" office:value-type="float" office:value="14.899">
            <text:p>14.899</text:p>
          </table:table-cell>
          <table:table-cell table:formula="of:=[.AD177]*1000000" office:value-type="float" office:value="0.0091777">
            <text:p>0.0091777</text:p>
          </table:table-cell>
          <table:table-cell table:formula="of:=[.AE177]*1000000" office:value-type="float" office:value="5.9623">
            <text:p>5.9623</text:p>
          </table:table-cell>
          <table:table-cell table:formula="of:=[.AF177]*1000000" office:value-type="float" office:value="0.22841">
            <text:p>0.22841</text:p>
          </table:table-cell>
          <table:table-cell table:formula="of:=[.AG177]*1000000" office:value-type="float" office:value="0.000000000012232">
            <text:p>1.2232E-011</text:p>
          </table:table-cell>
          <table:table-cell office:value-type="float" office:value="0.0012029">
            <text:p>0.0012029</text:p>
          </table:table-cell>
          <table:table-cell table:style-name="ce1" office:value-type="string">
            <text:p>2.8295e-06</text:p>
          </table:table-cell>
          <table:table-cell office:value-type="float" office:value="0.00010504">
            <text:p>0.00010504</text:p>
          </table:table-cell>
          <table:table-cell table:style-name="ce1" office:value-type="string">
            <text:p>1.4899e-05</text:p>
          </table:table-cell>
          <table:table-cell table:style-name="ce1" office:value-type="string">
            <text:p>9.1777e-09</text:p>
          </table:table-cell>
          <table:table-cell table:style-name="ce1" office:value-type="string">
            <text:p>5.9623e-06</text:p>
          </table:table-cell>
          <table:table-cell table:style-name="ce1" office:value-type="string">
            <text:p>2.2841e-07</text:p>
          </table:table-cell>
          <table:table-cell table:style-name="ce1" office:value-type="string">
            <text:p>1.2232e-17</text:p>
          </table:table-cell>
          <table:table-cell office:value-type="float" office:value="0.0012029">
            <text:p>0.0012029</text:p>
          </table:table-cell>
          <table:table-cell table:style-name="ce1" office:value-type="string">
            <text:p>2.8295e-06</text:p>
          </table:table-cell>
          <table:table-cell office:value-type="float" office:value="0.00010504">
            <text:p>0.00010504</text:p>
          </table:table-cell>
          <table:table-cell table:style-name="ce1" office:value-type="string">
            <text:p>1.4899e-05</text:p>
          </table:table-cell>
          <table:table-cell table:style-name="ce1" office:value-type="string">
            <text:p>9.1777e-09</text:p>
          </table:table-cell>
          <table:table-cell table:style-name="ce1" office:value-type="string">
            <text:p>5.9623e-06</text:p>
          </table:table-cell>
          <table:table-cell table:style-name="ce1" office:value-type="string">
            <text:p>2.2841e-07</text:p>
          </table:table-cell>
          <table:table-cell table:style-name="ce1" office:value-type="string">
            <text:p>1.2232e-17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R178]*1000000" office:value-type="float" office:value="1202.4">
            <text:p>1202.4</text:p>
          </table:table-cell>
          <table:table-cell table:formula="of:=[.S178]*1000000" office:value-type="float" office:value="2.7833">
            <text:p>2.7833</text:p>
          </table:table-cell>
          <table:table-cell table:formula="of:=[.T178]*1000000" office:value-type="float" office:value="105.2">
            <text:p>105.2</text:p>
          </table:table-cell>
          <table:table-cell table:formula="of:=[.U178]*1000000" office:value-type="float" office:value="14.83">
            <text:p>14.83</text:p>
          </table:table-cell>
          <table:table-cell table:formula="of:=[.V178]*1000000" office:value-type="float" office:value="0.0092094">
            <text:p>0.0092094</text:p>
          </table:table-cell>
          <table:table-cell table:formula="of:=[.W178]*1000000" office:value-type="float" office:value="5.9186">
            <text:p>5.9186</text:p>
          </table:table-cell>
          <table:table-cell table:formula="of:=[.X178]*1000000" office:value-type="float" office:value="0.22874">
            <text:p>0.22874</text:p>
          </table:table-cell>
          <table:table-cell table:formula="of:=[.Y178]*1000000" office:value-type="float" office:value="0.000000000011846">
            <text:p>1.1846E-011</text:p>
          </table:table-cell>
          <table:table-cell table:formula="of:=[.Z178]*1000000" office:value-type="float" office:value="1202.4">
            <text:p>1202.4</text:p>
          </table:table-cell>
          <table:table-cell table:formula="of:=[.AA178]*1000000" office:value-type="float" office:value="2.7833">
            <text:p>2.7833</text:p>
          </table:table-cell>
          <table:table-cell table:formula="of:=[.AB178]*1000000" office:value-type="float" office:value="105.2">
            <text:p>105.2</text:p>
          </table:table-cell>
          <table:table-cell table:formula="of:=[.AC178]*1000000" office:value-type="float" office:value="14.83">
            <text:p>14.83</text:p>
          </table:table-cell>
          <table:table-cell table:formula="of:=[.AD178]*1000000" office:value-type="float" office:value="0.0092094">
            <text:p>0.0092094</text:p>
          </table:table-cell>
          <table:table-cell table:formula="of:=[.AE178]*1000000" office:value-type="float" office:value="5.9186">
            <text:p>5.9186</text:p>
          </table:table-cell>
          <table:table-cell table:formula="of:=[.AF178]*1000000" office:value-type="float" office:value="0.22874">
            <text:p>0.22874</text:p>
          </table:table-cell>
          <table:table-cell table:formula="of:=[.AG178]*1000000" office:value-type="float" office:value="0.000000000011846">
            <text:p>1.1846E-011</text:p>
          </table:table-cell>
          <table:table-cell office:value-type="float" office:value="0.0012024">
            <text:p>0.0012024</text:p>
          </table:table-cell>
          <table:table-cell table:style-name="ce1" office:value-type="string">
            <text:p>2.7833e-06</text:p>
          </table:table-cell>
          <table:table-cell office:value-type="float" office:value="0.0001052">
            <text:p>0.0001052</text:p>
          </table:table-cell>
          <table:table-cell table:style-name="ce1" office:value-type="string">
            <text:p>1.483e-05</text:p>
          </table:table-cell>
          <table:table-cell table:style-name="ce1" office:value-type="string">
            <text:p>9.2094e-09</text:p>
          </table:table-cell>
          <table:table-cell table:style-name="ce1" office:value-type="string">
            <text:p>5.9186e-06</text:p>
          </table:table-cell>
          <table:table-cell table:style-name="ce1" office:value-type="string">
            <text:p>2.2874e-07</text:p>
          </table:table-cell>
          <table:table-cell table:style-name="ce1" office:value-type="string">
            <text:p>1.1846e-17</text:p>
          </table:table-cell>
          <table:table-cell office:value-type="float" office:value="0.0012024">
            <text:p>0.0012024</text:p>
          </table:table-cell>
          <table:table-cell table:style-name="ce1" office:value-type="string">
            <text:p>2.7833e-06</text:p>
          </table:table-cell>
          <table:table-cell office:value-type="float" office:value="0.0001052">
            <text:p>0.0001052</text:p>
          </table:table-cell>
          <table:table-cell table:style-name="ce1" office:value-type="string">
            <text:p>1.483e-05</text:p>
          </table:table-cell>
          <table:table-cell table:style-name="ce1" office:value-type="string">
            <text:p>9.2094e-09</text:p>
          </table:table-cell>
          <table:table-cell table:style-name="ce1" office:value-type="string">
            <text:p>5.9186e-06</text:p>
          </table:table-cell>
          <table:table-cell table:style-name="ce1" office:value-type="string">
            <text:p>2.2874e-07</text:p>
          </table:table-cell>
          <table:table-cell table:style-name="ce1" office:value-type="string">
            <text:p>1.1846e-17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R179]*1000000" office:value-type="float" office:value="1201.9">
            <text:p>1201.9</text:p>
          </table:table-cell>
          <table:table-cell table:formula="of:=[.S179]*1000000" office:value-type="float" office:value="2.738">
            <text:p>2.738</text:p>
          </table:table-cell>
          <table:table-cell table:formula="of:=[.T179]*1000000" office:value-type="float" office:value="105.36">
            <text:p>105.36</text:p>
          </table:table-cell>
          <table:table-cell table:formula="of:=[.U179]*1000000" office:value-type="float" office:value="14.761">
            <text:p>14.761</text:p>
          </table:table-cell>
          <table:table-cell table:formula="of:=[.V179]*1000000" office:value-type="float" office:value="0.0092405">
            <text:p>0.0092405</text:p>
          </table:table-cell>
          <table:table-cell table:formula="of:=[.W179]*1000000" office:value-type="float" office:value="5.8752">
            <text:p>5.8752</text:p>
          </table:table-cell>
          <table:table-cell table:formula="of:=[.X179]*1000000" office:value-type="float" office:value="0.22902">
            <text:p>0.22902</text:p>
          </table:table-cell>
          <table:table-cell table:formula="of:=[.Y179]*1000000" office:value-type="float" office:value="0.000000000011474">
            <text:p>1.1474E-011</text:p>
          </table:table-cell>
          <table:table-cell table:formula="of:=[.Z179]*1000000" office:value-type="float" office:value="1201.9">
            <text:p>1201.9</text:p>
          </table:table-cell>
          <table:table-cell table:formula="of:=[.AA179]*1000000" office:value-type="float" office:value="2.738">
            <text:p>2.738</text:p>
          </table:table-cell>
          <table:table-cell table:formula="of:=[.AB179]*1000000" office:value-type="float" office:value="105.36">
            <text:p>105.36</text:p>
          </table:table-cell>
          <table:table-cell table:formula="of:=[.AC179]*1000000" office:value-type="float" office:value="14.761">
            <text:p>14.761</text:p>
          </table:table-cell>
          <table:table-cell table:formula="of:=[.AD179]*1000000" office:value-type="float" office:value="0.0092405">
            <text:p>0.0092405</text:p>
          </table:table-cell>
          <table:table-cell table:formula="of:=[.AE179]*1000000" office:value-type="float" office:value="5.8752">
            <text:p>5.8752</text:p>
          </table:table-cell>
          <table:table-cell table:formula="of:=[.AF179]*1000000" office:value-type="float" office:value="0.22902">
            <text:p>0.22902</text:p>
          </table:table-cell>
          <table:table-cell table:formula="of:=[.AG179]*1000000" office:value-type="float" office:value="0.000000000011474">
            <text:p>1.1474E-011</text:p>
          </table:table-cell>
          <table:table-cell office:value-type="float" office:value="0.0012019">
            <text:p>0.0012019</text:p>
          </table:table-cell>
          <table:table-cell table:style-name="ce1" office:value-type="string">
            <text:p>2.738e-06</text:p>
          </table:table-cell>
          <table:table-cell office:value-type="float" office:value="0.00010536">
            <text:p>0.00010536</text:p>
          </table:table-cell>
          <table:table-cell table:style-name="ce1" office:value-type="string">
            <text:p>1.4761e-05</text:p>
          </table:table-cell>
          <table:table-cell table:style-name="ce1" office:value-type="string">
            <text:p>9.2405e-09</text:p>
          </table:table-cell>
          <table:table-cell table:style-name="ce1" office:value-type="string">
            <text:p>5.8752e-06</text:p>
          </table:table-cell>
          <table:table-cell table:style-name="ce1" office:value-type="string">
            <text:p>2.2902e-07</text:p>
          </table:table-cell>
          <table:table-cell table:style-name="ce1" office:value-type="string">
            <text:p>1.1474e-17</text:p>
          </table:table-cell>
          <table:table-cell office:value-type="float" office:value="0.0012019">
            <text:p>0.0012019</text:p>
          </table:table-cell>
          <table:table-cell table:style-name="ce1" office:value-type="string">
            <text:p>2.738e-06</text:p>
          </table:table-cell>
          <table:table-cell office:value-type="float" office:value="0.00010536">
            <text:p>0.00010536</text:p>
          </table:table-cell>
          <table:table-cell table:style-name="ce1" office:value-type="string">
            <text:p>1.4761e-05</text:p>
          </table:table-cell>
          <table:table-cell table:style-name="ce1" office:value-type="string">
            <text:p>9.2405e-09</text:p>
          </table:table-cell>
          <table:table-cell table:style-name="ce1" office:value-type="string">
            <text:p>5.8752e-06</text:p>
          </table:table-cell>
          <table:table-cell table:style-name="ce1" office:value-type="string">
            <text:p>2.2902e-07</text:p>
          </table:table-cell>
          <table:table-cell table:style-name="ce1" office:value-type="string">
            <text:p>1.1474e-17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R180]*1000000" office:value-type="float" office:value="1201.4">
            <text:p>1201.4</text:p>
          </table:table-cell>
          <table:table-cell table:formula="of:=[.S180]*1000000" office:value-type="float" office:value="2.6935">
            <text:p>2.6935</text:p>
          </table:table-cell>
          <table:table-cell table:formula="of:=[.T180]*1000000" office:value-type="float" office:value="105.52">
            <text:p>105.52</text:p>
          </table:table-cell>
          <table:table-cell table:formula="of:=[.U180]*1000000" office:value-type="float" office:value="14.692">
            <text:p>14.692</text:p>
          </table:table-cell>
          <table:table-cell table:formula="of:=[.V180]*1000000" office:value-type="float" office:value="0.009271">
            <text:p>0.009271</text:p>
          </table:table-cell>
          <table:table-cell table:formula="of:=[.W180]*1000000" office:value-type="float" office:value="5.8321">
            <text:p>5.8321</text:p>
          </table:table-cell>
          <table:table-cell table:formula="of:=[.X180]*1000000" office:value-type="float" office:value="0.22924">
            <text:p>0.22924</text:p>
          </table:table-cell>
          <table:table-cell table:formula="of:=[.Y180]*1000000" office:value-type="float" office:value="0.000000000011113">
            <text:p>1.1113E-011</text:p>
          </table:table-cell>
          <table:table-cell table:formula="of:=[.Z180]*1000000" office:value-type="float" office:value="1201.4">
            <text:p>1201.4</text:p>
          </table:table-cell>
          <table:table-cell table:formula="of:=[.AA180]*1000000" office:value-type="float" office:value="2.6935">
            <text:p>2.6935</text:p>
          </table:table-cell>
          <table:table-cell table:formula="of:=[.AB180]*1000000" office:value-type="float" office:value="105.52">
            <text:p>105.52</text:p>
          </table:table-cell>
          <table:table-cell table:formula="of:=[.AC180]*1000000" office:value-type="float" office:value="14.692">
            <text:p>14.692</text:p>
          </table:table-cell>
          <table:table-cell table:formula="of:=[.AD180]*1000000" office:value-type="float" office:value="0.009271">
            <text:p>0.009271</text:p>
          </table:table-cell>
          <table:table-cell table:formula="of:=[.AE180]*1000000" office:value-type="float" office:value="5.8321">
            <text:p>5.8321</text:p>
          </table:table-cell>
          <table:table-cell table:formula="of:=[.AF180]*1000000" office:value-type="float" office:value="0.22924">
            <text:p>0.22924</text:p>
          </table:table-cell>
          <table:table-cell table:formula="of:=[.AG180]*1000000" office:value-type="float" office:value="0.000000000011113">
            <text:p>1.1113E-011</text:p>
          </table:table-cell>
          <table:table-cell office:value-type="float" office:value="0.0012014">
            <text:p>0.0012014</text:p>
          </table:table-cell>
          <table:table-cell table:style-name="ce1" office:value-type="string">
            <text:p>2.6935e-06</text:p>
          </table:table-cell>
          <table:table-cell office:value-type="float" office:value="0.00010552">
            <text:p>0.00010552</text:p>
          </table:table-cell>
          <table:table-cell table:style-name="ce1" office:value-type="string">
            <text:p>1.4692e-05</text:p>
          </table:table-cell>
          <table:table-cell table:style-name="ce1" office:value-type="string">
            <text:p>9.271e-09</text:p>
          </table:table-cell>
          <table:table-cell table:style-name="ce1" office:value-type="string">
            <text:p>5.8321e-06</text:p>
          </table:table-cell>
          <table:table-cell table:style-name="ce1" office:value-type="string">
            <text:p>2.2924e-07</text:p>
          </table:table-cell>
          <table:table-cell table:style-name="ce1" office:value-type="string">
            <text:p>1.1113e-17</text:p>
          </table:table-cell>
          <table:table-cell office:value-type="float" office:value="0.0012014">
            <text:p>0.0012014</text:p>
          </table:table-cell>
          <table:table-cell table:style-name="ce1" office:value-type="string">
            <text:p>2.6935e-06</text:p>
          </table:table-cell>
          <table:table-cell office:value-type="float" office:value="0.00010552">
            <text:p>0.00010552</text:p>
          </table:table-cell>
          <table:table-cell table:style-name="ce1" office:value-type="string">
            <text:p>1.4692e-05</text:p>
          </table:table-cell>
          <table:table-cell table:style-name="ce1" office:value-type="string">
            <text:p>9.271e-09</text:p>
          </table:table-cell>
          <table:table-cell table:style-name="ce1" office:value-type="string">
            <text:p>5.8321e-06</text:p>
          </table:table-cell>
          <table:table-cell table:style-name="ce1" office:value-type="string">
            <text:p>2.2924e-07</text:p>
          </table:table-cell>
          <table:table-cell table:style-name="ce1" office:value-type="string">
            <text:p>1.1113e-17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R181]*1000000" office:value-type="float" office:value="1200.9">
            <text:p>1200.9</text:p>
          </table:table-cell>
          <table:table-cell table:formula="of:=[.S181]*1000000" office:value-type="float" office:value="2.6498">
            <text:p>2.6498</text:p>
          </table:table-cell>
          <table:table-cell table:formula="of:=[.T181]*1000000" office:value-type="float" office:value="105.68">
            <text:p>105.68</text:p>
          </table:table-cell>
          <table:table-cell table:formula="of:=[.U181]*1000000" office:value-type="float" office:value="14.623">
            <text:p>14.623</text:p>
          </table:table-cell>
          <table:table-cell table:formula="of:=[.V181]*1000000" office:value-type="float" office:value="0.009301">
            <text:p>0.009301</text:p>
          </table:table-cell>
          <table:table-cell table:formula="of:=[.W181]*1000000" office:value-type="float" office:value="5.7892">
            <text:p>5.7892</text:p>
          </table:table-cell>
          <table:table-cell table:formula="of:=[.X181]*1000000" office:value-type="float" office:value="0.22941">
            <text:p>0.22941</text:p>
          </table:table-cell>
          <table:table-cell table:formula="of:=[.Y181]*1000000" office:value-type="float" office:value="0.000000000010765">
            <text:p>1.0765E-011</text:p>
          </table:table-cell>
          <table:table-cell table:formula="of:=[.Z181]*1000000" office:value-type="float" office:value="1200.9">
            <text:p>1200.9</text:p>
          </table:table-cell>
          <table:table-cell table:formula="of:=[.AA181]*1000000" office:value-type="float" office:value="2.6498">
            <text:p>2.6498</text:p>
          </table:table-cell>
          <table:table-cell table:formula="of:=[.AB181]*1000000" office:value-type="float" office:value="105.68">
            <text:p>105.68</text:p>
          </table:table-cell>
          <table:table-cell table:formula="of:=[.AC181]*1000000" office:value-type="float" office:value="14.623">
            <text:p>14.623</text:p>
          </table:table-cell>
          <table:table-cell table:formula="of:=[.AD181]*1000000" office:value-type="float" office:value="0.009301">
            <text:p>0.009301</text:p>
          </table:table-cell>
          <table:table-cell table:formula="of:=[.AE181]*1000000" office:value-type="float" office:value="5.7892">
            <text:p>5.7892</text:p>
          </table:table-cell>
          <table:table-cell table:formula="of:=[.AF181]*1000000" office:value-type="float" office:value="0.22941">
            <text:p>0.22941</text:p>
          </table:table-cell>
          <table:table-cell table:formula="of:=[.AG181]*1000000" office:value-type="float" office:value="0.000000000010765">
            <text:p>1.0765E-011</text:p>
          </table:table-cell>
          <table:table-cell office:value-type="float" office:value="0.0012009">
            <text:p>0.0012009</text:p>
          </table:table-cell>
          <table:table-cell table:style-name="ce1" office:value-type="string">
            <text:p>2.6498e-06</text:p>
          </table:table-cell>
          <table:table-cell office:value-type="float" office:value="0.00010568">
            <text:p>0.00010568</text:p>
          </table:table-cell>
          <table:table-cell table:style-name="ce1" office:value-type="string">
            <text:p>1.4623e-05</text:p>
          </table:table-cell>
          <table:table-cell table:style-name="ce1" office:value-type="string">
            <text:p>9.301e-09</text:p>
          </table:table-cell>
          <table:table-cell table:style-name="ce1" office:value-type="string">
            <text:p>5.7892e-06</text:p>
          </table:table-cell>
          <table:table-cell table:style-name="ce1" office:value-type="string">
            <text:p>2.2941e-07</text:p>
          </table:table-cell>
          <table:table-cell table:style-name="ce1" office:value-type="string">
            <text:p>1.0765e-17</text:p>
          </table:table-cell>
          <table:table-cell office:value-type="float" office:value="0.0012009">
            <text:p>0.0012009</text:p>
          </table:table-cell>
          <table:table-cell table:style-name="ce1" office:value-type="string">
            <text:p>2.6498e-06</text:p>
          </table:table-cell>
          <table:table-cell office:value-type="float" office:value="0.00010568">
            <text:p>0.00010568</text:p>
          </table:table-cell>
          <table:table-cell table:style-name="ce1" office:value-type="string">
            <text:p>1.4623e-05</text:p>
          </table:table-cell>
          <table:table-cell table:style-name="ce1" office:value-type="string">
            <text:p>9.301e-09</text:p>
          </table:table-cell>
          <table:table-cell table:style-name="ce1" office:value-type="string">
            <text:p>5.7892e-06</text:p>
          </table:table-cell>
          <table:table-cell table:style-name="ce1" office:value-type="string">
            <text:p>2.2941e-07</text:p>
          </table:table-cell>
          <table:table-cell table:style-name="ce1" office:value-type="string">
            <text:p>1.0765e-17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R182]*1000000" office:value-type="float" office:value="1200.4">
            <text:p>1200.4</text:p>
          </table:table-cell>
          <table:table-cell table:formula="of:=[.S182]*1000000" office:value-type="float" office:value="2.6069">
            <text:p>2.6069</text:p>
          </table:table-cell>
          <table:table-cell table:formula="of:=[.T182]*1000000" office:value-type="float" office:value="105.83">
            <text:p>105.83</text:p>
          </table:table-cell>
          <table:table-cell table:formula="of:=[.U182]*1000000" office:value-type="float" office:value="14.554">
            <text:p>14.554</text:p>
          </table:table-cell>
          <table:table-cell table:formula="of:=[.V182]*1000000" office:value-type="float" office:value="0.0093304">
            <text:p>0.0093304</text:p>
          </table:table-cell>
          <table:table-cell table:formula="of:=[.W182]*1000000" office:value-type="float" office:value="5.7465">
            <text:p>5.7465</text:p>
          </table:table-cell>
          <table:table-cell table:formula="of:=[.X182]*1000000" office:value-type="float" office:value="0.22954">
            <text:p>0.22954</text:p>
          </table:table-cell>
          <table:table-cell table:formula="of:=[.Y182]*1000000" office:value-type="float" office:value="0.000000000010428">
            <text:p>1.0428E-011</text:p>
          </table:table-cell>
          <table:table-cell table:formula="of:=[.Z182]*1000000" office:value-type="float" office:value="1200.4">
            <text:p>1200.4</text:p>
          </table:table-cell>
          <table:table-cell table:formula="of:=[.AA182]*1000000" office:value-type="float" office:value="2.6069">
            <text:p>2.6069</text:p>
          </table:table-cell>
          <table:table-cell table:formula="of:=[.AB182]*1000000" office:value-type="float" office:value="105.83">
            <text:p>105.83</text:p>
          </table:table-cell>
          <table:table-cell table:formula="of:=[.AC182]*1000000" office:value-type="float" office:value="14.554">
            <text:p>14.554</text:p>
          </table:table-cell>
          <table:table-cell table:formula="of:=[.AD182]*1000000" office:value-type="float" office:value="0.0093304">
            <text:p>0.0093304</text:p>
          </table:table-cell>
          <table:table-cell table:formula="of:=[.AE182]*1000000" office:value-type="float" office:value="5.7465">
            <text:p>5.7465</text:p>
          </table:table-cell>
          <table:table-cell table:formula="of:=[.AF182]*1000000" office:value-type="float" office:value="0.22954">
            <text:p>0.22954</text:p>
          </table:table-cell>
          <table:table-cell table:formula="of:=[.AG182]*1000000" office:value-type="float" office:value="0.000000000010428">
            <text:p>1.0428E-011</text:p>
          </table:table-cell>
          <table:table-cell office:value-type="float" office:value="0.0012004">
            <text:p>0.0012004</text:p>
          </table:table-cell>
          <table:table-cell table:style-name="ce1" office:value-type="string">
            <text:p>2.6069e-06</text:p>
          </table:table-cell>
          <table:table-cell office:value-type="float" office:value="0.00010583">
            <text:p>0.00010583</text:p>
          </table:table-cell>
          <table:table-cell table:style-name="ce1" office:value-type="string">
            <text:p>1.4554e-05</text:p>
          </table:table-cell>
          <table:table-cell table:style-name="ce1" office:value-type="string">
            <text:p>9.3304e-09</text:p>
          </table:table-cell>
          <table:table-cell table:style-name="ce1" office:value-type="string">
            <text:p>5.7465e-06</text:p>
          </table:table-cell>
          <table:table-cell table:style-name="ce1" office:value-type="string">
            <text:p>2.2954e-07</text:p>
          </table:table-cell>
          <table:table-cell table:style-name="ce1" office:value-type="string">
            <text:p>1.0428e-17</text:p>
          </table:table-cell>
          <table:table-cell office:value-type="float" office:value="0.0012004">
            <text:p>0.0012004</text:p>
          </table:table-cell>
          <table:table-cell table:style-name="ce1" office:value-type="string">
            <text:p>2.6069e-06</text:p>
          </table:table-cell>
          <table:table-cell office:value-type="float" office:value="0.00010583">
            <text:p>0.00010583</text:p>
          </table:table-cell>
          <table:table-cell table:style-name="ce1" office:value-type="string">
            <text:p>1.4554e-05</text:p>
          </table:table-cell>
          <table:table-cell table:style-name="ce1" office:value-type="string">
            <text:p>9.3304e-09</text:p>
          </table:table-cell>
          <table:table-cell table:style-name="ce1" office:value-type="string">
            <text:p>5.7465e-06</text:p>
          </table:table-cell>
          <table:table-cell table:style-name="ce1" office:value-type="string">
            <text:p>2.2954e-07</text:p>
          </table:table-cell>
          <table:table-cell table:style-name="ce1" office:value-type="string">
            <text:p>1.0428e-17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R183]*1000000" office:value-type="float" office:value="1200">
            <text:p>1200</text:p>
          </table:table-cell>
          <table:table-cell table:formula="of:=[.S183]*1000000" office:value-type="float" office:value="2.5647">
            <text:p>2.5647</text:p>
          </table:table-cell>
          <table:table-cell table:formula="of:=[.T183]*1000000" office:value-type="float" office:value="105.99">
            <text:p>105.99</text:p>
          </table:table-cell>
          <table:table-cell table:formula="of:=[.U183]*1000000" office:value-type="float" office:value="14.485">
            <text:p>14.485</text:p>
          </table:table-cell>
          <table:table-cell table:formula="of:=[.V183]*1000000" office:value-type="float" office:value="0.0093593">
            <text:p>0.0093593</text:p>
          </table:table-cell>
          <table:table-cell table:formula="of:=[.W183]*1000000" office:value-type="float" office:value="5.704">
            <text:p>5.704</text:p>
          </table:table-cell>
          <table:table-cell table:formula="of:=[.X183]*1000000" office:value-type="float" office:value="0.22961">
            <text:p>0.22961</text:p>
          </table:table-cell>
          <table:table-cell table:formula="of:=[.Y183]*1000000" office:value-type="float" office:value="0.000000000010102">
            <text:p>1.0102E-011</text:p>
          </table:table-cell>
          <table:table-cell table:formula="of:=[.Z183]*1000000" office:value-type="float" office:value="1200">
            <text:p>1200</text:p>
          </table:table-cell>
          <table:table-cell table:formula="of:=[.AA183]*1000000" office:value-type="float" office:value="2.5647">
            <text:p>2.5647</text:p>
          </table:table-cell>
          <table:table-cell table:formula="of:=[.AB183]*1000000" office:value-type="float" office:value="105.99">
            <text:p>105.99</text:p>
          </table:table-cell>
          <table:table-cell table:formula="of:=[.AC183]*1000000" office:value-type="float" office:value="14.485">
            <text:p>14.485</text:p>
          </table:table-cell>
          <table:table-cell table:formula="of:=[.AD183]*1000000" office:value-type="float" office:value="0.0093593">
            <text:p>0.0093593</text:p>
          </table:table-cell>
          <table:table-cell table:formula="of:=[.AE183]*1000000" office:value-type="float" office:value="5.704">
            <text:p>5.704</text:p>
          </table:table-cell>
          <table:table-cell table:formula="of:=[.AF183]*1000000" office:value-type="float" office:value="0.22961">
            <text:p>0.22961</text:p>
          </table:table-cell>
          <table:table-cell table:formula="of:=[.AG183]*1000000" office:value-type="float" office:value="0.000000000010102">
            <text:p>1.0102E-011</text:p>
          </table:table-cell>
          <table:table-cell office:value-type="float" office:value="0.0012">
            <text:p>0.0012</text:p>
          </table:table-cell>
          <table:table-cell table:style-name="ce1" office:value-type="string">
            <text:p>2.5647e-06</text:p>
          </table:table-cell>
          <table:table-cell office:value-type="float" office:value="0.00010599">
            <text:p>0.00010599</text:p>
          </table:table-cell>
          <table:table-cell table:style-name="ce1" office:value-type="string">
            <text:p>1.4485e-05</text:p>
          </table:table-cell>
          <table:table-cell table:style-name="ce1" office:value-type="string">
            <text:p>9.3593e-09</text:p>
          </table:table-cell>
          <table:table-cell table:style-name="ce1" office:value-type="string">
            <text:p>5.704e-06</text:p>
          </table:table-cell>
          <table:table-cell table:style-name="ce1" office:value-type="string">
            <text:p>2.2961e-07</text:p>
          </table:table-cell>
          <table:table-cell table:style-name="ce1" office:value-type="string">
            <text:p>1.0102e-17</text:p>
          </table:table-cell>
          <table:table-cell office:value-type="float" office:value="0.0012">
            <text:p>0.0012</text:p>
          </table:table-cell>
          <table:table-cell table:style-name="ce1" office:value-type="string">
            <text:p>2.5647e-06</text:p>
          </table:table-cell>
          <table:table-cell office:value-type="float" office:value="0.00010599">
            <text:p>0.00010599</text:p>
          </table:table-cell>
          <table:table-cell table:style-name="ce1" office:value-type="string">
            <text:p>1.4485e-05</text:p>
          </table:table-cell>
          <table:table-cell table:style-name="ce1" office:value-type="string">
            <text:p>9.3593e-09</text:p>
          </table:table-cell>
          <table:table-cell table:style-name="ce1" office:value-type="string">
            <text:p>5.704e-06</text:p>
          </table:table-cell>
          <table:table-cell table:style-name="ce1" office:value-type="string">
            <text:p>2.2961e-07</text:p>
          </table:table-cell>
          <table:table-cell table:style-name="ce1" office:value-type="string">
            <text:p>1.0102e-17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R184]*1000000" office:value-type="float" office:value="1199.5">
            <text:p>1199.5</text:p>
          </table:table-cell>
          <table:table-cell table:formula="of:=[.S184]*1000000" office:value-type="float" office:value="2.5232">
            <text:p>2.5232</text:p>
          </table:table-cell>
          <table:table-cell table:formula="of:=[.T184]*1000000" office:value-type="float" office:value="106.14">
            <text:p>106.14</text:p>
          </table:table-cell>
          <table:table-cell table:formula="of:=[.U184]*1000000" office:value-type="float" office:value="14.417">
            <text:p>14.417</text:p>
          </table:table-cell>
          <table:table-cell table:formula="of:=[.V184]*1000000" office:value-type="float" office:value="0.0093876">
            <text:p>0.0093876</text:p>
          </table:table-cell>
          <table:table-cell table:formula="of:=[.W184]*1000000" office:value-type="float" office:value="5.6618">
            <text:p>5.6618</text:p>
          </table:table-cell>
          <table:table-cell table:formula="of:=[.X184]*1000000" office:value-type="float" office:value="0.22964">
            <text:p>0.22964</text:p>
          </table:table-cell>
          <table:table-cell table:formula="of:=[.Y184]*1000000" office:value-type="float" office:value="0.0000000000097866">
            <text:p>9.7866E-012</text:p>
          </table:table-cell>
          <table:table-cell table:formula="of:=[.Z184]*1000000" office:value-type="float" office:value="1199.5">
            <text:p>1199.5</text:p>
          </table:table-cell>
          <table:table-cell table:formula="of:=[.AA184]*1000000" office:value-type="float" office:value="2.5232">
            <text:p>2.5232</text:p>
          </table:table-cell>
          <table:table-cell table:formula="of:=[.AB184]*1000000" office:value-type="float" office:value="106.14">
            <text:p>106.14</text:p>
          </table:table-cell>
          <table:table-cell table:formula="of:=[.AC184]*1000000" office:value-type="float" office:value="14.417">
            <text:p>14.417</text:p>
          </table:table-cell>
          <table:table-cell table:formula="of:=[.AD184]*1000000" office:value-type="float" office:value="0.0093876">
            <text:p>0.0093876</text:p>
          </table:table-cell>
          <table:table-cell table:formula="of:=[.AE184]*1000000" office:value-type="float" office:value="5.6618">
            <text:p>5.6618</text:p>
          </table:table-cell>
          <table:table-cell table:formula="of:=[.AF184]*1000000" office:value-type="float" office:value="0.22964">
            <text:p>0.22964</text:p>
          </table:table-cell>
          <table:table-cell table:formula="of:=[.AG184]*1000000" office:value-type="float" office:value="0.0000000000097866">
            <text:p>9.7866E-012</text:p>
          </table:table-cell>
          <table:table-cell office:value-type="float" office:value="0.0011995">
            <text:p>0.0011995</text:p>
          </table:table-cell>
          <table:table-cell table:style-name="ce1" office:value-type="string">
            <text:p>2.5232e-06</text:p>
          </table:table-cell>
          <table:table-cell office:value-type="float" office:value="0.00010614">
            <text:p>0.00010614</text:p>
          </table:table-cell>
          <table:table-cell table:style-name="ce1" office:value-type="string">
            <text:p>1.4417e-05</text:p>
          </table:table-cell>
          <table:table-cell table:style-name="ce1" office:value-type="string">
            <text:p>9.3876e-09</text:p>
          </table:table-cell>
          <table:table-cell table:style-name="ce1" office:value-type="string">
            <text:p>5.6618e-06</text:p>
          </table:table-cell>
          <table:table-cell table:style-name="ce1" office:value-type="string">
            <text:p>2.2964e-07</text:p>
          </table:table-cell>
          <table:table-cell table:style-name="ce1" office:value-type="string">
            <text:p>9.7866e-18</text:p>
          </table:table-cell>
          <table:table-cell office:value-type="float" office:value="0.0011995">
            <text:p>0.0011995</text:p>
          </table:table-cell>
          <table:table-cell table:style-name="ce1" office:value-type="string">
            <text:p>2.5232e-06</text:p>
          </table:table-cell>
          <table:table-cell office:value-type="float" office:value="0.00010614">
            <text:p>0.00010614</text:p>
          </table:table-cell>
          <table:table-cell table:style-name="ce1" office:value-type="string">
            <text:p>1.4417e-05</text:p>
          </table:table-cell>
          <table:table-cell table:style-name="ce1" office:value-type="string">
            <text:p>9.3876e-09</text:p>
          </table:table-cell>
          <table:table-cell table:style-name="ce1" office:value-type="string">
            <text:p>5.6618e-06</text:p>
          </table:table-cell>
          <table:table-cell table:style-name="ce1" office:value-type="string">
            <text:p>2.2964e-07</text:p>
          </table:table-cell>
          <table:table-cell table:style-name="ce1" office:value-type="string">
            <text:p>9.7866e-18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R185]*1000000" office:value-type="float" office:value="1199">
            <text:p>1199</text:p>
          </table:table-cell>
          <table:table-cell table:formula="of:=[.S185]*1000000" office:value-type="float" office:value="2.4825">
            <text:p>2.4825</text:p>
          </table:table-cell>
          <table:table-cell table:formula="of:=[.T185]*1000000" office:value-type="float" office:value="106.29">
            <text:p>106.29</text:p>
          </table:table-cell>
          <table:table-cell table:formula="of:=[.U185]*1000000" office:value-type="float" office:value="14.348">
            <text:p>14.348</text:p>
          </table:table-cell>
          <table:table-cell table:formula="of:=[.V185]*1000000" office:value-type="float" office:value="0.0094154">
            <text:p>0.0094154</text:p>
          </table:table-cell>
          <table:table-cell table:formula="of:=[.W185]*1000000" office:value-type="float" office:value="5.6198">
            <text:p>5.6198</text:p>
          </table:table-cell>
          <table:table-cell table:formula="of:=[.X185]*1000000" office:value-type="float" office:value="0.22962">
            <text:p>0.22962</text:p>
          </table:table-cell>
          <table:table-cell table:formula="of:=[.Y185]*1000000" office:value-type="float" office:value="0.0000000000094816">
            <text:p>9.4816E-012</text:p>
          </table:table-cell>
          <table:table-cell table:formula="of:=[.Z185]*1000000" office:value-type="float" office:value="1199">
            <text:p>1199</text:p>
          </table:table-cell>
          <table:table-cell table:formula="of:=[.AA185]*1000000" office:value-type="float" office:value="2.4825">
            <text:p>2.4825</text:p>
          </table:table-cell>
          <table:table-cell table:formula="of:=[.AB185]*1000000" office:value-type="float" office:value="106.29">
            <text:p>106.29</text:p>
          </table:table-cell>
          <table:table-cell table:formula="of:=[.AC185]*1000000" office:value-type="float" office:value="14.348">
            <text:p>14.348</text:p>
          </table:table-cell>
          <table:table-cell table:formula="of:=[.AD185]*1000000" office:value-type="float" office:value="0.0094154">
            <text:p>0.0094154</text:p>
          </table:table-cell>
          <table:table-cell table:formula="of:=[.AE185]*1000000" office:value-type="float" office:value="5.6198">
            <text:p>5.6198</text:p>
          </table:table-cell>
          <table:table-cell table:formula="of:=[.AF185]*1000000" office:value-type="float" office:value="0.22962">
            <text:p>0.22962</text:p>
          </table:table-cell>
          <table:table-cell table:formula="of:=[.AG185]*1000000" office:value-type="float" office:value="0.0000000000094816">
            <text:p>9.4816E-012</text:p>
          </table:table-cell>
          <table:table-cell office:value-type="float" office:value="0.001199">
            <text:p>0.001199</text:p>
          </table:table-cell>
          <table:table-cell table:style-name="ce1" office:value-type="string">
            <text:p>2.4825e-06</text:p>
          </table:table-cell>
          <table:table-cell office:value-type="float" office:value="0.00010629">
            <text:p>0.00010629</text:p>
          </table:table-cell>
          <table:table-cell table:style-name="ce1" office:value-type="string">
            <text:p>1.4348e-05</text:p>
          </table:table-cell>
          <table:table-cell table:style-name="ce1" office:value-type="string">
            <text:p>9.4154e-09</text:p>
          </table:table-cell>
          <table:table-cell table:style-name="ce1" office:value-type="string">
            <text:p>5.6198e-06</text:p>
          </table:table-cell>
          <table:table-cell table:style-name="ce1" office:value-type="string">
            <text:p>2.2962e-07</text:p>
          </table:table-cell>
          <table:table-cell table:style-name="ce1" office:value-type="string">
            <text:p>9.4816e-18</text:p>
          </table:table-cell>
          <table:table-cell office:value-type="float" office:value="0.001199">
            <text:p>0.001199</text:p>
          </table:table-cell>
          <table:table-cell table:style-name="ce1" office:value-type="string">
            <text:p>2.4825e-06</text:p>
          </table:table-cell>
          <table:table-cell office:value-type="float" office:value="0.00010629">
            <text:p>0.00010629</text:p>
          </table:table-cell>
          <table:table-cell table:style-name="ce1" office:value-type="string">
            <text:p>1.4348e-05</text:p>
          </table:table-cell>
          <table:table-cell table:style-name="ce1" office:value-type="string">
            <text:p>9.4154e-09</text:p>
          </table:table-cell>
          <table:table-cell table:style-name="ce1" office:value-type="string">
            <text:p>5.6198e-06</text:p>
          </table:table-cell>
          <table:table-cell table:style-name="ce1" office:value-type="string">
            <text:p>2.2962e-07</text:p>
          </table:table-cell>
          <table:table-cell table:style-name="ce1" office:value-type="string">
            <text:p>9.4816e-18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R186]*1000000" office:value-type="float" office:value="1198.5">
            <text:p>1198.5</text:p>
          </table:table-cell>
          <table:table-cell table:formula="of:=[.S186]*1000000" office:value-type="float" office:value="2.4424">
            <text:p>2.4424</text:p>
          </table:table-cell>
          <table:table-cell table:formula="of:=[.T186]*1000000" office:value-type="float" office:value="106.44">
            <text:p>106.44</text:p>
          </table:table-cell>
          <table:table-cell table:formula="of:=[.U186]*1000000" office:value-type="float" office:value="14.279">
            <text:p>14.279</text:p>
          </table:table-cell>
          <table:table-cell table:formula="of:=[.V186]*1000000" office:value-type="float" office:value="0.0094426">
            <text:p>0.0094426</text:p>
          </table:table-cell>
          <table:table-cell table:formula="of:=[.W186]*1000000" office:value-type="float" office:value="5.5779">
            <text:p>5.5779</text:p>
          </table:table-cell>
          <table:table-cell table:formula="of:=[.X186]*1000000" office:value-type="float" office:value="0.22955">
            <text:p>0.22955</text:p>
          </table:table-cell>
          <table:table-cell table:formula="of:=[.Y186]*1000000" office:value-type="float" office:value="0.0000000000091866">
            <text:p>9.1866E-012</text:p>
          </table:table-cell>
          <table:table-cell table:formula="of:=[.Z186]*1000000" office:value-type="float" office:value="1198.5">
            <text:p>1198.5</text:p>
          </table:table-cell>
          <table:table-cell table:formula="of:=[.AA186]*1000000" office:value-type="float" office:value="2.4424">
            <text:p>2.4424</text:p>
          </table:table-cell>
          <table:table-cell table:formula="of:=[.AB186]*1000000" office:value-type="float" office:value="106.44">
            <text:p>106.44</text:p>
          </table:table-cell>
          <table:table-cell table:formula="of:=[.AC186]*1000000" office:value-type="float" office:value="14.279">
            <text:p>14.279</text:p>
          </table:table-cell>
          <table:table-cell table:formula="of:=[.AD186]*1000000" office:value-type="float" office:value="0.0094426">
            <text:p>0.0094426</text:p>
          </table:table-cell>
          <table:table-cell table:formula="of:=[.AE186]*1000000" office:value-type="float" office:value="5.5779">
            <text:p>5.5779</text:p>
          </table:table-cell>
          <table:table-cell table:formula="of:=[.AF186]*1000000" office:value-type="float" office:value="0.22955">
            <text:p>0.22955</text:p>
          </table:table-cell>
          <table:table-cell table:formula="of:=[.AG186]*1000000" office:value-type="float" office:value="0.0000000000091866">
            <text:p>9.1866E-012</text:p>
          </table:table-cell>
          <table:table-cell office:value-type="float" office:value="0.0011985">
            <text:p>0.0011985</text:p>
          </table:table-cell>
          <table:table-cell table:style-name="ce1" office:value-type="string">
            <text:p>2.4424e-06</text:p>
          </table:table-cell>
          <table:table-cell office:value-type="float" office:value="0.00010644">
            <text:p>0.00010644</text:p>
          </table:table-cell>
          <table:table-cell table:style-name="ce1" office:value-type="string">
            <text:p>1.4279e-05</text:p>
          </table:table-cell>
          <table:table-cell table:style-name="ce1" office:value-type="string">
            <text:p>9.4426e-09</text:p>
          </table:table-cell>
          <table:table-cell table:style-name="ce1" office:value-type="string">
            <text:p>5.5779e-06</text:p>
          </table:table-cell>
          <table:table-cell table:style-name="ce1" office:value-type="string">
            <text:p>2.2955e-07</text:p>
          </table:table-cell>
          <table:table-cell table:style-name="ce1" office:value-type="string">
            <text:p>9.1866e-18</text:p>
          </table:table-cell>
          <table:table-cell office:value-type="float" office:value="0.0011985">
            <text:p>0.0011985</text:p>
          </table:table-cell>
          <table:table-cell table:style-name="ce1" office:value-type="string">
            <text:p>2.4424e-06</text:p>
          </table:table-cell>
          <table:table-cell office:value-type="float" office:value="0.00010644">
            <text:p>0.00010644</text:p>
          </table:table-cell>
          <table:table-cell table:style-name="ce1" office:value-type="string">
            <text:p>1.4279e-05</text:p>
          </table:table-cell>
          <table:table-cell table:style-name="ce1" office:value-type="string">
            <text:p>9.4426e-09</text:p>
          </table:table-cell>
          <table:table-cell table:style-name="ce1" office:value-type="string">
            <text:p>5.5779e-06</text:p>
          </table:table-cell>
          <table:table-cell table:style-name="ce1" office:value-type="string">
            <text:p>2.2955e-07</text:p>
          </table:table-cell>
          <table:table-cell table:style-name="ce1" office:value-type="string">
            <text:p>9.1866e-18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R187]*1000000" office:value-type="float" office:value="1198">
            <text:p>1198</text:p>
          </table:table-cell>
          <table:table-cell table:formula="of:=[.S187]*1000000" office:value-type="float" office:value="2.4029">
            <text:p>2.4029</text:p>
          </table:table-cell>
          <table:table-cell table:formula="of:=[.T187]*1000000" office:value-type="float" office:value="106.59">
            <text:p>106.59</text:p>
          </table:table-cell>
          <table:table-cell table:formula="of:=[.U187]*1000000" office:value-type="float" office:value="14.21">
            <text:p>14.21</text:p>
          </table:table-cell>
          <table:table-cell table:formula="of:=[.V187]*1000000" office:value-type="float" office:value="0.0094693">
            <text:p>0.0094693</text:p>
          </table:table-cell>
          <table:table-cell table:formula="of:=[.W187]*1000000" office:value-type="float" office:value="5.5363">
            <text:p>5.5363</text:p>
          </table:table-cell>
          <table:table-cell table:formula="of:=[.X187]*1000000" office:value-type="float" office:value="0.22944">
            <text:p>0.22944</text:p>
          </table:table-cell>
          <table:table-cell table:formula="of:=[.Y187]*1000000" office:value-type="float" office:value="0.0000000000089012">
            <text:p>8.9012E-012</text:p>
          </table:table-cell>
          <table:table-cell table:formula="of:=[.Z187]*1000000" office:value-type="float" office:value="1198">
            <text:p>1198</text:p>
          </table:table-cell>
          <table:table-cell table:formula="of:=[.AA187]*1000000" office:value-type="float" office:value="2.4029">
            <text:p>2.4029</text:p>
          </table:table-cell>
          <table:table-cell table:formula="of:=[.AB187]*1000000" office:value-type="float" office:value="106.59">
            <text:p>106.59</text:p>
          </table:table-cell>
          <table:table-cell table:formula="of:=[.AC187]*1000000" office:value-type="float" office:value="14.21">
            <text:p>14.21</text:p>
          </table:table-cell>
          <table:table-cell table:formula="of:=[.AD187]*1000000" office:value-type="float" office:value="0.0094693">
            <text:p>0.0094693</text:p>
          </table:table-cell>
          <table:table-cell table:formula="of:=[.AE187]*1000000" office:value-type="float" office:value="5.5363">
            <text:p>5.5363</text:p>
          </table:table-cell>
          <table:table-cell table:formula="of:=[.AF187]*1000000" office:value-type="float" office:value="0.22944">
            <text:p>0.22944</text:p>
          </table:table-cell>
          <table:table-cell table:formula="of:=[.AG187]*1000000" office:value-type="float" office:value="0.0000000000089012">
            <text:p>8.9012E-012</text:p>
          </table:table-cell>
          <table:table-cell office:value-type="float" office:value="0.001198">
            <text:p>0.001198</text:p>
          </table:table-cell>
          <table:table-cell table:style-name="ce1" office:value-type="string">
            <text:p>2.4029e-06</text:p>
          </table:table-cell>
          <table:table-cell office:value-type="float" office:value="0.00010659">
            <text:p>0.00010659</text:p>
          </table:table-cell>
          <table:table-cell table:style-name="ce1" office:value-type="string">
            <text:p>1.421e-05</text:p>
          </table:table-cell>
          <table:table-cell table:style-name="ce1" office:value-type="string">
            <text:p>9.4693e-09</text:p>
          </table:table-cell>
          <table:table-cell table:style-name="ce1" office:value-type="string">
            <text:p>5.5363e-06</text:p>
          </table:table-cell>
          <table:table-cell table:style-name="ce1" office:value-type="string">
            <text:p>2.2944e-07</text:p>
          </table:table-cell>
          <table:table-cell table:style-name="ce1" office:value-type="string">
            <text:p>8.9012e-18</text:p>
          </table:table-cell>
          <table:table-cell office:value-type="float" office:value="0.001198">
            <text:p>0.001198</text:p>
          </table:table-cell>
          <table:table-cell table:style-name="ce1" office:value-type="string">
            <text:p>2.4029e-06</text:p>
          </table:table-cell>
          <table:table-cell office:value-type="float" office:value="0.00010659">
            <text:p>0.00010659</text:p>
          </table:table-cell>
          <table:table-cell table:style-name="ce1" office:value-type="string">
            <text:p>1.421e-05</text:p>
          </table:table-cell>
          <table:table-cell table:style-name="ce1" office:value-type="string">
            <text:p>9.4693e-09</text:p>
          </table:table-cell>
          <table:table-cell table:style-name="ce1" office:value-type="string">
            <text:p>5.5363e-06</text:p>
          </table:table-cell>
          <table:table-cell table:style-name="ce1" office:value-type="string">
            <text:p>2.2944e-07</text:p>
          </table:table-cell>
          <table:table-cell table:style-name="ce1" office:value-type="string">
            <text:p>8.9012e-18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R188]*1000000" office:value-type="float" office:value="1197.6">
            <text:p>1197.6</text:p>
          </table:table-cell>
          <table:table-cell table:formula="of:=[.S188]*1000000" office:value-type="float" office:value="2.3641">
            <text:p>2.3641</text:p>
          </table:table-cell>
          <table:table-cell table:formula="of:=[.T188]*1000000" office:value-type="float" office:value="106.73">
            <text:p>106.73</text:p>
          </table:table-cell>
          <table:table-cell table:formula="of:=[.U188]*1000000" office:value-type="float" office:value="14.142">
            <text:p>14.142</text:p>
          </table:table-cell>
          <table:table-cell table:formula="of:=[.V188]*1000000" office:value-type="float" office:value="0.0094954">
            <text:p>0.0094954</text:p>
          </table:table-cell>
          <table:table-cell table:formula="of:=[.W188]*1000000" office:value-type="float" office:value="5.4948">
            <text:p>5.4948</text:p>
          </table:table-cell>
          <table:table-cell table:formula="of:=[.X188]*1000000" office:value-type="float" office:value="0.22929">
            <text:p>0.22929</text:p>
          </table:table-cell>
          <table:table-cell table:formula="of:=[.Y188]*1000000" office:value-type="float" office:value="0.000000000008625">
            <text:p>8.625E-012</text:p>
          </table:table-cell>
          <table:table-cell table:formula="of:=[.Z188]*1000000" office:value-type="float" office:value="1197.6">
            <text:p>1197.6</text:p>
          </table:table-cell>
          <table:table-cell table:formula="of:=[.AA188]*1000000" office:value-type="float" office:value="2.3641">
            <text:p>2.3641</text:p>
          </table:table-cell>
          <table:table-cell table:formula="of:=[.AB188]*1000000" office:value-type="float" office:value="106.73">
            <text:p>106.73</text:p>
          </table:table-cell>
          <table:table-cell table:formula="of:=[.AC188]*1000000" office:value-type="float" office:value="14.142">
            <text:p>14.142</text:p>
          </table:table-cell>
          <table:table-cell table:formula="of:=[.AD188]*1000000" office:value-type="float" office:value="0.0094954">
            <text:p>0.0094954</text:p>
          </table:table-cell>
          <table:table-cell table:formula="of:=[.AE188]*1000000" office:value-type="float" office:value="5.4948">
            <text:p>5.4948</text:p>
          </table:table-cell>
          <table:table-cell table:formula="of:=[.AF188]*1000000" office:value-type="float" office:value="0.22929">
            <text:p>0.22929</text:p>
          </table:table-cell>
          <table:table-cell table:formula="of:=[.AG188]*1000000" office:value-type="float" office:value="0.000000000008625">
            <text:p>8.625E-012</text:p>
          </table:table-cell>
          <table:table-cell office:value-type="float" office:value="0.0011976">
            <text:p>0.0011976</text:p>
          </table:table-cell>
          <table:table-cell table:style-name="ce1" office:value-type="string">
            <text:p>2.3641e-06</text:p>
          </table:table-cell>
          <table:table-cell office:value-type="float" office:value="0.00010673">
            <text:p>0.00010673</text:p>
          </table:table-cell>
          <table:table-cell table:style-name="ce1" office:value-type="string">
            <text:p>1.4142e-05</text:p>
          </table:table-cell>
          <table:table-cell table:style-name="ce1" office:value-type="string">
            <text:p>9.4954e-09</text:p>
          </table:table-cell>
          <table:table-cell table:style-name="ce1" office:value-type="string">
            <text:p>5.4948e-06</text:p>
          </table:table-cell>
          <table:table-cell table:style-name="ce1" office:value-type="string">
            <text:p>2.2929e-07</text:p>
          </table:table-cell>
          <table:table-cell table:style-name="ce1" office:value-type="string">
            <text:p>8.625e-18</text:p>
          </table:table-cell>
          <table:table-cell office:value-type="float" office:value="0.0011976">
            <text:p>0.0011976</text:p>
          </table:table-cell>
          <table:table-cell table:style-name="ce1" office:value-type="string">
            <text:p>2.3641e-06</text:p>
          </table:table-cell>
          <table:table-cell office:value-type="float" office:value="0.00010673">
            <text:p>0.00010673</text:p>
          </table:table-cell>
          <table:table-cell table:style-name="ce1" office:value-type="string">
            <text:p>1.4142e-05</text:p>
          </table:table-cell>
          <table:table-cell table:style-name="ce1" office:value-type="string">
            <text:p>9.4954e-09</text:p>
          </table:table-cell>
          <table:table-cell table:style-name="ce1" office:value-type="string">
            <text:p>5.4948e-06</text:p>
          </table:table-cell>
          <table:table-cell table:style-name="ce1" office:value-type="string">
            <text:p>2.2929e-07</text:p>
          </table:table-cell>
          <table:table-cell table:style-name="ce1" office:value-type="string">
            <text:p>8.625e-18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R189]*1000000" office:value-type="float" office:value="1197.1">
            <text:p>1197.1</text:p>
          </table:table-cell>
          <table:table-cell table:formula="of:=[.S189]*1000000" office:value-type="float" office:value="2.3258">
            <text:p>2.3258</text:p>
          </table:table-cell>
          <table:table-cell table:formula="of:=[.T189]*1000000" office:value-type="float" office:value="106.88">
            <text:p>106.88</text:p>
          </table:table-cell>
          <table:table-cell table:formula="of:=[.U189]*1000000" office:value-type="float" office:value="14.073">
            <text:p>14.073</text:p>
          </table:table-cell>
          <table:table-cell table:formula="of:=[.V189]*1000000" office:value-type="float" office:value="0.009521">
            <text:p>0.009521</text:p>
          </table:table-cell>
          <table:table-cell table:formula="of:=[.W189]*1000000" office:value-type="float" office:value="5.4535">
            <text:p>5.4535</text:p>
          </table:table-cell>
          <table:table-cell table:formula="of:=[.X189]*1000000" office:value-type="float" office:value="0.22909">
            <text:p>0.22909</text:p>
          </table:table-cell>
          <table:table-cell table:formula="of:=[.Y189]*1000000" office:value-type="float" office:value="0.0000000000083579">
            <text:p>8.3579E-012</text:p>
          </table:table-cell>
          <table:table-cell table:formula="of:=[.Z189]*1000000" office:value-type="float" office:value="1197.1">
            <text:p>1197.1</text:p>
          </table:table-cell>
          <table:table-cell table:formula="of:=[.AA189]*1000000" office:value-type="float" office:value="2.3258">
            <text:p>2.3258</text:p>
          </table:table-cell>
          <table:table-cell table:formula="of:=[.AB189]*1000000" office:value-type="float" office:value="106.88">
            <text:p>106.88</text:p>
          </table:table-cell>
          <table:table-cell table:formula="of:=[.AC189]*1000000" office:value-type="float" office:value="14.073">
            <text:p>14.073</text:p>
          </table:table-cell>
          <table:table-cell table:formula="of:=[.AD189]*1000000" office:value-type="float" office:value="0.009521">
            <text:p>0.009521</text:p>
          </table:table-cell>
          <table:table-cell table:formula="of:=[.AE189]*1000000" office:value-type="float" office:value="5.4535">
            <text:p>5.4535</text:p>
          </table:table-cell>
          <table:table-cell table:formula="of:=[.AF189]*1000000" office:value-type="float" office:value="0.22909">
            <text:p>0.22909</text:p>
          </table:table-cell>
          <table:table-cell table:formula="of:=[.AG189]*1000000" office:value-type="float" office:value="0.0000000000083579">
            <text:p>8.3579E-012</text:p>
          </table:table-cell>
          <table:table-cell office:value-type="float" office:value="0.0011971">
            <text:p>0.0011971</text:p>
          </table:table-cell>
          <table:table-cell table:style-name="ce1" office:value-type="string">
            <text:p>2.3258e-06</text:p>
          </table:table-cell>
          <table:table-cell office:value-type="float" office:value="0.00010688">
            <text:p>0.00010688</text:p>
          </table:table-cell>
          <table:table-cell table:style-name="ce1" office:value-type="string">
            <text:p>1.4073e-05</text:p>
          </table:table-cell>
          <table:table-cell table:style-name="ce1" office:value-type="string">
            <text:p>9.521e-09</text:p>
          </table:table-cell>
          <table:table-cell table:style-name="ce1" office:value-type="string">
            <text:p>5.4535e-06</text:p>
          </table:table-cell>
          <table:table-cell table:style-name="ce1" office:value-type="string">
            <text:p>2.2909e-07</text:p>
          </table:table-cell>
          <table:table-cell table:style-name="ce1" office:value-type="string">
            <text:p>8.3579e-18</text:p>
          </table:table-cell>
          <table:table-cell office:value-type="float" office:value="0.0011971">
            <text:p>0.0011971</text:p>
          </table:table-cell>
          <table:table-cell table:style-name="ce1" office:value-type="string">
            <text:p>2.3258e-06</text:p>
          </table:table-cell>
          <table:table-cell office:value-type="float" office:value="0.00010688">
            <text:p>0.00010688</text:p>
          </table:table-cell>
          <table:table-cell table:style-name="ce1" office:value-type="string">
            <text:p>1.4073e-05</text:p>
          </table:table-cell>
          <table:table-cell table:style-name="ce1" office:value-type="string">
            <text:p>9.521e-09</text:p>
          </table:table-cell>
          <table:table-cell table:style-name="ce1" office:value-type="string">
            <text:p>5.4535e-06</text:p>
          </table:table-cell>
          <table:table-cell table:style-name="ce1" office:value-type="string">
            <text:p>2.2909e-07</text:p>
          </table:table-cell>
          <table:table-cell table:style-name="ce1" office:value-type="string">
            <text:p>8.3579e-18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R190]*1000000" office:value-type="float" office:value="1196.6">
            <text:p>1196.6</text:p>
          </table:table-cell>
          <table:table-cell table:formula="of:=[.S190]*1000000" office:value-type="float" office:value="2.2882">
            <text:p>2.2882</text:p>
          </table:table-cell>
          <table:table-cell table:formula="of:=[.T190]*1000000" office:value-type="float" office:value="107.02">
            <text:p>107.02</text:p>
          </table:table-cell>
          <table:table-cell table:formula="of:=[.U190]*1000000" office:value-type="float" office:value="14.005">
            <text:p>14.005</text:p>
          </table:table-cell>
          <table:table-cell table:formula="of:=[.V190]*1000000" office:value-type="float" office:value="0.0095461">
            <text:p>0.0095461</text:p>
          </table:table-cell>
          <table:table-cell table:formula="of:=[.W190]*1000000" office:value-type="float" office:value="5.4123">
            <text:p>5.4123</text:p>
          </table:table-cell>
          <table:table-cell table:formula="of:=[.X190]*1000000" office:value-type="float" office:value="0.22885">
            <text:p>0.22885</text:p>
          </table:table-cell>
          <table:table-cell table:formula="of:=[.Y190]*1000000" office:value-type="float" office:value="0.0000000000080994">
            <text:p>8.0994E-012</text:p>
          </table:table-cell>
          <table:table-cell table:formula="of:=[.Z190]*1000000" office:value-type="float" office:value="1196.6">
            <text:p>1196.6</text:p>
          </table:table-cell>
          <table:table-cell table:formula="of:=[.AA190]*1000000" office:value-type="float" office:value="2.2882">
            <text:p>2.2882</text:p>
          </table:table-cell>
          <table:table-cell table:formula="of:=[.AB190]*1000000" office:value-type="float" office:value="107.02">
            <text:p>107.02</text:p>
          </table:table-cell>
          <table:table-cell table:formula="of:=[.AC190]*1000000" office:value-type="float" office:value="14.005">
            <text:p>14.005</text:p>
          </table:table-cell>
          <table:table-cell table:formula="of:=[.AD190]*1000000" office:value-type="float" office:value="0.0095461">
            <text:p>0.0095461</text:p>
          </table:table-cell>
          <table:table-cell table:formula="of:=[.AE190]*1000000" office:value-type="float" office:value="5.4123">
            <text:p>5.4123</text:p>
          </table:table-cell>
          <table:table-cell table:formula="of:=[.AF190]*1000000" office:value-type="float" office:value="0.22885">
            <text:p>0.22885</text:p>
          </table:table-cell>
          <table:table-cell table:formula="of:=[.AG190]*1000000" office:value-type="float" office:value="0.0000000000080994">
            <text:p>8.0994E-012</text:p>
          </table:table-cell>
          <table:table-cell office:value-type="float" office:value="0.0011966">
            <text:p>0.0011966</text:p>
          </table:table-cell>
          <table:table-cell table:style-name="ce1" office:value-type="string">
            <text:p>2.2882e-06</text:p>
          </table:table-cell>
          <table:table-cell office:value-type="float" office:value="0.00010702">
            <text:p>0.00010702</text:p>
          </table:table-cell>
          <table:table-cell table:style-name="ce1" office:value-type="string">
            <text:p>1.4005e-05</text:p>
          </table:table-cell>
          <table:table-cell table:style-name="ce1" office:value-type="string">
            <text:p>9.5461e-09</text:p>
          </table:table-cell>
          <table:table-cell table:style-name="ce1" office:value-type="string">
            <text:p>5.4123e-06</text:p>
          </table:table-cell>
          <table:table-cell table:style-name="ce1" office:value-type="string">
            <text:p>2.2885e-07</text:p>
          </table:table-cell>
          <table:table-cell table:style-name="ce1" office:value-type="string">
            <text:p>8.0994e-18</text:p>
          </table:table-cell>
          <table:table-cell office:value-type="float" office:value="0.0011966">
            <text:p>0.0011966</text:p>
          </table:table-cell>
          <table:table-cell table:style-name="ce1" office:value-type="string">
            <text:p>2.2882e-06</text:p>
          </table:table-cell>
          <table:table-cell office:value-type="float" office:value="0.00010702">
            <text:p>0.00010702</text:p>
          </table:table-cell>
          <table:table-cell table:style-name="ce1" office:value-type="string">
            <text:p>1.4005e-05</text:p>
          </table:table-cell>
          <table:table-cell table:style-name="ce1" office:value-type="string">
            <text:p>9.5461e-09</text:p>
          </table:table-cell>
          <table:table-cell table:style-name="ce1" office:value-type="string">
            <text:p>5.4123e-06</text:p>
          </table:table-cell>
          <table:table-cell table:style-name="ce1" office:value-type="string">
            <text:p>2.2885e-07</text:p>
          </table:table-cell>
          <table:table-cell table:style-name="ce1" office:value-type="string">
            <text:p>8.0994e-18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R191]*1000000" office:value-type="float" office:value="1196.2">
            <text:p>1196.2</text:p>
          </table:table-cell>
          <table:table-cell table:formula="of:=[.S191]*1000000" office:value-type="float" office:value="2.2511">
            <text:p>2.2511</text:p>
          </table:table-cell>
          <table:table-cell table:formula="of:=[.T191]*1000000" office:value-type="float" office:value="107.16">
            <text:p>107.16</text:p>
          </table:table-cell>
          <table:table-cell table:formula="of:=[.U191]*1000000" office:value-type="float" office:value="13.936">
            <text:p>13.936</text:p>
          </table:table-cell>
          <table:table-cell table:formula="of:=[.V191]*1000000" office:value-type="float" office:value="0.0095706">
            <text:p>0.0095706</text:p>
          </table:table-cell>
          <table:table-cell table:formula="of:=[.W191]*1000000" office:value-type="float" office:value="5.3713">
            <text:p>5.3713</text:p>
          </table:table-cell>
          <table:table-cell table:formula="of:=[.X191]*1000000" office:value-type="float" office:value="0.22857">
            <text:p>0.22857</text:p>
          </table:table-cell>
          <table:table-cell table:formula="of:=[.Y191]*1000000" office:value-type="float" office:value="0.0000000000078492">
            <text:p>7.8492E-012</text:p>
          </table:table-cell>
          <table:table-cell table:formula="of:=[.Z191]*1000000" office:value-type="float" office:value="1196.2">
            <text:p>1196.2</text:p>
          </table:table-cell>
          <table:table-cell table:formula="of:=[.AA191]*1000000" office:value-type="float" office:value="2.2511">
            <text:p>2.2511</text:p>
          </table:table-cell>
          <table:table-cell table:formula="of:=[.AB191]*1000000" office:value-type="float" office:value="107.16">
            <text:p>107.16</text:p>
          </table:table-cell>
          <table:table-cell table:formula="of:=[.AC191]*1000000" office:value-type="float" office:value="13.936">
            <text:p>13.936</text:p>
          </table:table-cell>
          <table:table-cell table:formula="of:=[.AD191]*1000000" office:value-type="float" office:value="0.0095706">
            <text:p>0.0095706</text:p>
          </table:table-cell>
          <table:table-cell table:formula="of:=[.AE191]*1000000" office:value-type="float" office:value="5.3713">
            <text:p>5.3713</text:p>
          </table:table-cell>
          <table:table-cell table:formula="of:=[.AF191]*1000000" office:value-type="float" office:value="0.22857">
            <text:p>0.22857</text:p>
          </table:table-cell>
          <table:table-cell table:formula="of:=[.AG191]*1000000" office:value-type="float" office:value="0.0000000000078492">
            <text:p>7.8492E-012</text:p>
          </table:table-cell>
          <table:table-cell office:value-type="float" office:value="0.0011962">
            <text:p>0.0011962</text:p>
          </table:table-cell>
          <table:table-cell table:style-name="ce1" office:value-type="string">
            <text:p>2.2511e-06</text:p>
          </table:table-cell>
          <table:table-cell office:value-type="float" office:value="0.00010716">
            <text:p>0.00010716</text:p>
          </table:table-cell>
          <table:table-cell table:style-name="ce1" office:value-type="string">
            <text:p>1.3936e-05</text:p>
          </table:table-cell>
          <table:table-cell table:style-name="ce1" office:value-type="string">
            <text:p>9.5706e-09</text:p>
          </table:table-cell>
          <table:table-cell table:style-name="ce1" office:value-type="string">
            <text:p>5.3713e-06</text:p>
          </table:table-cell>
          <table:table-cell table:style-name="ce1" office:value-type="string">
            <text:p>2.2857e-07</text:p>
          </table:table-cell>
          <table:table-cell table:style-name="ce1" office:value-type="string">
            <text:p>7.8492e-18</text:p>
          </table:table-cell>
          <table:table-cell office:value-type="float" office:value="0.0011962">
            <text:p>0.0011962</text:p>
          </table:table-cell>
          <table:table-cell table:style-name="ce1" office:value-type="string">
            <text:p>2.2511e-06</text:p>
          </table:table-cell>
          <table:table-cell office:value-type="float" office:value="0.00010716">
            <text:p>0.00010716</text:p>
          </table:table-cell>
          <table:table-cell table:style-name="ce1" office:value-type="string">
            <text:p>1.3936e-05</text:p>
          </table:table-cell>
          <table:table-cell table:style-name="ce1" office:value-type="string">
            <text:p>9.5706e-09</text:p>
          </table:table-cell>
          <table:table-cell table:style-name="ce1" office:value-type="string">
            <text:p>5.3713e-06</text:p>
          </table:table-cell>
          <table:table-cell table:style-name="ce1" office:value-type="string">
            <text:p>2.2857e-07</text:p>
          </table:table-cell>
          <table:table-cell table:style-name="ce1" office:value-type="string">
            <text:p>7.8492e-18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R192]*1000000" office:value-type="float" office:value="1195.7">
            <text:p>1195.7</text:p>
          </table:table-cell>
          <table:table-cell table:formula="of:=[.S192]*1000000" office:value-type="float" office:value="2.2146">
            <text:p>2.2146</text:p>
          </table:table-cell>
          <table:table-cell table:formula="of:=[.T192]*1000000" office:value-type="float" office:value="107.29">
            <text:p>107.29</text:p>
          </table:table-cell>
          <table:table-cell table:formula="of:=[.U192]*1000000" office:value-type="float" office:value="13.868">
            <text:p>13.868</text:p>
          </table:table-cell>
          <table:table-cell table:formula="of:=[.V192]*1000000" office:value-type="float" office:value="0.0095946">
            <text:p>0.0095946</text:p>
          </table:table-cell>
          <table:table-cell table:formula="of:=[.W192]*1000000" office:value-type="float" office:value="5.3304">
            <text:p>5.3304</text:p>
          </table:table-cell>
          <table:table-cell table:formula="of:=[.X192]*1000000" office:value-type="float" office:value="0.22825">
            <text:p>0.22825</text:p>
          </table:table-cell>
          <table:table-cell table:formula="of:=[.Y192]*1000000" office:value-type="float" office:value="0.0000000000076071">
            <text:p>7.6071E-012</text:p>
          </table:table-cell>
          <table:table-cell table:formula="of:=[.Z192]*1000000" office:value-type="float" office:value="1195.7">
            <text:p>1195.7</text:p>
          </table:table-cell>
          <table:table-cell table:formula="of:=[.AA192]*1000000" office:value-type="float" office:value="2.2146">
            <text:p>2.2146</text:p>
          </table:table-cell>
          <table:table-cell table:formula="of:=[.AB192]*1000000" office:value-type="float" office:value="107.29">
            <text:p>107.29</text:p>
          </table:table-cell>
          <table:table-cell table:formula="of:=[.AC192]*1000000" office:value-type="float" office:value="13.868">
            <text:p>13.868</text:p>
          </table:table-cell>
          <table:table-cell table:formula="of:=[.AD192]*1000000" office:value-type="float" office:value="0.0095946">
            <text:p>0.0095946</text:p>
          </table:table-cell>
          <table:table-cell table:formula="of:=[.AE192]*1000000" office:value-type="float" office:value="5.3304">
            <text:p>5.3304</text:p>
          </table:table-cell>
          <table:table-cell table:formula="of:=[.AF192]*1000000" office:value-type="float" office:value="0.22825">
            <text:p>0.22825</text:p>
          </table:table-cell>
          <table:table-cell table:formula="of:=[.AG192]*1000000" office:value-type="float" office:value="0.0000000000076071">
            <text:p>7.6071E-012</text:p>
          </table:table-cell>
          <table:table-cell office:value-type="float" office:value="0.0011957">
            <text:p>0.0011957</text:p>
          </table:table-cell>
          <table:table-cell table:style-name="ce1" office:value-type="string">
            <text:p>2.2146e-06</text:p>
          </table:table-cell>
          <table:table-cell office:value-type="float" office:value="0.00010729">
            <text:p>0.00010729</text:p>
          </table:table-cell>
          <table:table-cell table:style-name="ce1" office:value-type="string">
            <text:p>1.3868e-05</text:p>
          </table:table-cell>
          <table:table-cell table:style-name="ce1" office:value-type="string">
            <text:p>9.5946e-09</text:p>
          </table:table-cell>
          <table:table-cell table:style-name="ce1" office:value-type="string">
            <text:p>5.3304e-06</text:p>
          </table:table-cell>
          <table:table-cell table:style-name="ce1" office:value-type="string">
            <text:p>2.2825e-07</text:p>
          </table:table-cell>
          <table:table-cell table:style-name="ce1" office:value-type="string">
            <text:p>7.6071e-18</text:p>
          </table:table-cell>
          <table:table-cell office:value-type="float" office:value="0.0011957">
            <text:p>0.0011957</text:p>
          </table:table-cell>
          <table:table-cell table:style-name="ce1" office:value-type="string">
            <text:p>2.2146e-06</text:p>
          </table:table-cell>
          <table:table-cell office:value-type="float" office:value="0.00010729">
            <text:p>0.00010729</text:p>
          </table:table-cell>
          <table:table-cell table:style-name="ce1" office:value-type="string">
            <text:p>1.3868e-05</text:p>
          </table:table-cell>
          <table:table-cell table:style-name="ce1" office:value-type="string">
            <text:p>9.5946e-09</text:p>
          </table:table-cell>
          <table:table-cell table:style-name="ce1" office:value-type="string">
            <text:p>5.3304e-06</text:p>
          </table:table-cell>
          <table:table-cell table:style-name="ce1" office:value-type="string">
            <text:p>2.2825e-07</text:p>
          </table:table-cell>
          <table:table-cell table:style-name="ce1" office:value-type="string">
            <text:p>7.6071e-18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R193]*1000000" office:value-type="float" office:value="1195.3">
            <text:p>1195.3</text:p>
          </table:table-cell>
          <table:table-cell table:formula="of:=[.S193]*1000000" office:value-type="float" office:value="2.1786">
            <text:p>2.1786</text:p>
          </table:table-cell>
          <table:table-cell table:formula="of:=[.T193]*1000000" office:value-type="float" office:value="107.43">
            <text:p>107.43</text:p>
          </table:table-cell>
          <table:table-cell table:formula="of:=[.U193]*1000000" office:value-type="float" office:value="13.799">
            <text:p>13.799</text:p>
          </table:table-cell>
          <table:table-cell table:formula="of:=[.V193]*1000000" office:value-type="float" office:value="0.0096181">
            <text:p>0.0096181</text:p>
          </table:table-cell>
          <table:table-cell table:formula="of:=[.W193]*1000000" office:value-type="float" office:value="5.2897">
            <text:p>5.2897</text:p>
          </table:table-cell>
          <table:table-cell table:formula="of:=[.X193]*1000000" office:value-type="float" office:value="0.22789">
            <text:p>0.22789</text:p>
          </table:table-cell>
          <table:table-cell table:formula="of:=[.Y193]*1000000" office:value-type="float" office:value="0.0000000000073728">
            <text:p>7.3728E-012</text:p>
          </table:table-cell>
          <table:table-cell table:formula="of:=[.Z193]*1000000" office:value-type="float" office:value="1195.3">
            <text:p>1195.3</text:p>
          </table:table-cell>
          <table:table-cell table:formula="of:=[.AA193]*1000000" office:value-type="float" office:value="2.1786">
            <text:p>2.1786</text:p>
          </table:table-cell>
          <table:table-cell table:formula="of:=[.AB193]*1000000" office:value-type="float" office:value="107.43">
            <text:p>107.43</text:p>
          </table:table-cell>
          <table:table-cell table:formula="of:=[.AC193]*1000000" office:value-type="float" office:value="13.799">
            <text:p>13.799</text:p>
          </table:table-cell>
          <table:table-cell table:formula="of:=[.AD193]*1000000" office:value-type="float" office:value="0.0096181">
            <text:p>0.0096181</text:p>
          </table:table-cell>
          <table:table-cell table:formula="of:=[.AE193]*1000000" office:value-type="float" office:value="5.2897">
            <text:p>5.2897</text:p>
          </table:table-cell>
          <table:table-cell table:formula="of:=[.AF193]*1000000" office:value-type="float" office:value="0.22789">
            <text:p>0.22789</text:p>
          </table:table-cell>
          <table:table-cell table:formula="of:=[.AG193]*1000000" office:value-type="float" office:value="0.0000000000073728">
            <text:p>7.3728E-012</text:p>
          </table:table-cell>
          <table:table-cell office:value-type="float" office:value="0.0011953">
            <text:p>0.0011953</text:p>
          </table:table-cell>
          <table:table-cell table:style-name="ce1" office:value-type="string">
            <text:p>2.1786e-06</text:p>
          </table:table-cell>
          <table:table-cell office:value-type="float" office:value="0.00010743">
            <text:p>0.00010743</text:p>
          </table:table-cell>
          <table:table-cell table:style-name="ce1" office:value-type="string">
            <text:p>1.3799e-05</text:p>
          </table:table-cell>
          <table:table-cell table:style-name="ce1" office:value-type="string">
            <text:p>9.6181e-09</text:p>
          </table:table-cell>
          <table:table-cell table:style-name="ce1" office:value-type="string">
            <text:p>5.2897e-06</text:p>
          </table:table-cell>
          <table:table-cell table:style-name="ce1" office:value-type="string">
            <text:p>2.2789e-07</text:p>
          </table:table-cell>
          <table:table-cell table:style-name="ce1" office:value-type="string">
            <text:p>7.3728e-18</text:p>
          </table:table-cell>
          <table:table-cell office:value-type="float" office:value="0.0011953">
            <text:p>0.0011953</text:p>
          </table:table-cell>
          <table:table-cell table:style-name="ce1" office:value-type="string">
            <text:p>2.1786e-06</text:p>
          </table:table-cell>
          <table:table-cell office:value-type="float" office:value="0.00010743">
            <text:p>0.00010743</text:p>
          </table:table-cell>
          <table:table-cell table:style-name="ce1" office:value-type="string">
            <text:p>1.3799e-05</text:p>
          </table:table-cell>
          <table:table-cell table:style-name="ce1" office:value-type="string">
            <text:p>9.6181e-09</text:p>
          </table:table-cell>
          <table:table-cell table:style-name="ce1" office:value-type="string">
            <text:p>5.2897e-06</text:p>
          </table:table-cell>
          <table:table-cell table:style-name="ce1" office:value-type="string">
            <text:p>2.2789e-07</text:p>
          </table:table-cell>
          <table:table-cell table:style-name="ce1" office:value-type="string">
            <text:p>7.3728e-18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R194]*1000000" office:value-type="float" office:value="1194.8">
            <text:p>1194.8</text:p>
          </table:table-cell>
          <table:table-cell table:formula="of:=[.S194]*1000000" office:value-type="float" office:value="2.1432">
            <text:p>2.1432</text:p>
          </table:table-cell>
          <table:table-cell table:formula="of:=[.T194]*1000000" office:value-type="float" office:value="107.56">
            <text:p>107.56</text:p>
          </table:table-cell>
          <table:table-cell table:formula="of:=[.U194]*1000000" office:value-type="float" office:value="13.731">
            <text:p>13.731</text:p>
          </table:table-cell>
          <table:table-cell table:formula="of:=[.V194]*1000000" office:value-type="float" office:value="0.009641">
            <text:p>0.009641</text:p>
          </table:table-cell>
          <table:table-cell table:formula="of:=[.W194]*1000000" office:value-type="float" office:value="5.2491">
            <text:p>5.2491</text:p>
          </table:table-cell>
          <table:table-cell table:formula="of:=[.X194]*1000000" office:value-type="float" office:value="0.22749">
            <text:p>0.22749</text:p>
          </table:table-cell>
          <table:table-cell table:formula="of:=[.Y194]*1000000" office:value-type="float" office:value="0.0000000000071461">
            <text:p>7.1461E-012</text:p>
          </table:table-cell>
          <table:table-cell table:formula="of:=[.Z194]*1000000" office:value-type="float" office:value="1194.8">
            <text:p>1194.8</text:p>
          </table:table-cell>
          <table:table-cell table:formula="of:=[.AA194]*1000000" office:value-type="float" office:value="2.1432">
            <text:p>2.1432</text:p>
          </table:table-cell>
          <table:table-cell table:formula="of:=[.AB194]*1000000" office:value-type="float" office:value="107.56">
            <text:p>107.56</text:p>
          </table:table-cell>
          <table:table-cell table:formula="of:=[.AC194]*1000000" office:value-type="float" office:value="13.731">
            <text:p>13.731</text:p>
          </table:table-cell>
          <table:table-cell table:formula="of:=[.AD194]*1000000" office:value-type="float" office:value="0.009641">
            <text:p>0.009641</text:p>
          </table:table-cell>
          <table:table-cell table:formula="of:=[.AE194]*1000000" office:value-type="float" office:value="5.2491">
            <text:p>5.2491</text:p>
          </table:table-cell>
          <table:table-cell table:formula="of:=[.AF194]*1000000" office:value-type="float" office:value="0.22749">
            <text:p>0.22749</text:p>
          </table:table-cell>
          <table:table-cell table:formula="of:=[.AG194]*1000000" office:value-type="float" office:value="0.0000000000071461">
            <text:p>7.1461E-012</text:p>
          </table:table-cell>
          <table:table-cell office:value-type="float" office:value="0.0011948">
            <text:p>0.0011948</text:p>
          </table:table-cell>
          <table:table-cell table:style-name="ce1" office:value-type="string">
            <text:p>2.1432e-06</text:p>
          </table:table-cell>
          <table:table-cell office:value-type="float" office:value="0.00010756">
            <text:p>0.00010756</text:p>
          </table:table-cell>
          <table:table-cell table:style-name="ce1" office:value-type="string">
            <text:p>1.3731e-05</text:p>
          </table:table-cell>
          <table:table-cell table:style-name="ce1" office:value-type="string">
            <text:p>9.641e-09</text:p>
          </table:table-cell>
          <table:table-cell table:style-name="ce1" office:value-type="string">
            <text:p>5.2491e-06</text:p>
          </table:table-cell>
          <table:table-cell table:style-name="ce1" office:value-type="string">
            <text:p>2.2749e-07</text:p>
          </table:table-cell>
          <table:table-cell table:style-name="ce1" office:value-type="string">
            <text:p>7.1461e-18</text:p>
          </table:table-cell>
          <table:table-cell office:value-type="float" office:value="0.0011948">
            <text:p>0.0011948</text:p>
          </table:table-cell>
          <table:table-cell table:style-name="ce1" office:value-type="string">
            <text:p>2.1432e-06</text:p>
          </table:table-cell>
          <table:table-cell office:value-type="float" office:value="0.00010756">
            <text:p>0.00010756</text:p>
          </table:table-cell>
          <table:table-cell table:style-name="ce1" office:value-type="string">
            <text:p>1.3731e-05</text:p>
          </table:table-cell>
          <table:table-cell table:style-name="ce1" office:value-type="string">
            <text:p>9.641e-09</text:p>
          </table:table-cell>
          <table:table-cell table:style-name="ce1" office:value-type="string">
            <text:p>5.2491e-06</text:p>
          </table:table-cell>
          <table:table-cell table:style-name="ce1" office:value-type="string">
            <text:p>2.2749e-07</text:p>
          </table:table-cell>
          <table:table-cell table:style-name="ce1" office:value-type="string">
            <text:p>7.1461e-18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R195]*1000000" office:value-type="float" office:value="1194.4">
            <text:p>1194.4</text:p>
          </table:table-cell>
          <table:table-cell table:formula="of:=[.S195]*1000000" office:value-type="float" office:value="2.1082">
            <text:p>2.1082</text:p>
          </table:table-cell>
          <table:table-cell table:formula="of:=[.T195]*1000000" office:value-type="float" office:value="107.7">
            <text:p>107.7</text:p>
          </table:table-cell>
          <table:table-cell table:formula="of:=[.U195]*1000000" office:value-type="float" office:value="13.663">
            <text:p>13.663</text:p>
          </table:table-cell>
          <table:table-cell table:formula="of:=[.V195]*1000000" office:value-type="float" office:value="0.0096635">
            <text:p>0.0096635</text:p>
          </table:table-cell>
          <table:table-cell table:formula="of:=[.W195]*1000000" office:value-type="float" office:value="5.2086">
            <text:p>5.2086</text:p>
          </table:table-cell>
          <table:table-cell table:formula="of:=[.X195]*1000000" office:value-type="float" office:value="0.22705">
            <text:p>0.22705</text:p>
          </table:table-cell>
          <table:table-cell table:formula="of:=[.Y195]*1000000" office:value-type="float" office:value="0.0000000000069266">
            <text:p>6.9266E-012</text:p>
          </table:table-cell>
          <table:table-cell table:formula="of:=[.Z195]*1000000" office:value-type="float" office:value="1194.4">
            <text:p>1194.4</text:p>
          </table:table-cell>
          <table:table-cell table:formula="of:=[.AA195]*1000000" office:value-type="float" office:value="2.1082">
            <text:p>2.1082</text:p>
          </table:table-cell>
          <table:table-cell table:formula="of:=[.AB195]*1000000" office:value-type="float" office:value="107.7">
            <text:p>107.7</text:p>
          </table:table-cell>
          <table:table-cell table:formula="of:=[.AC195]*1000000" office:value-type="float" office:value="13.663">
            <text:p>13.663</text:p>
          </table:table-cell>
          <table:table-cell table:formula="of:=[.AD195]*1000000" office:value-type="float" office:value="0.0096635">
            <text:p>0.0096635</text:p>
          </table:table-cell>
          <table:table-cell table:formula="of:=[.AE195]*1000000" office:value-type="float" office:value="5.2086">
            <text:p>5.2086</text:p>
          </table:table-cell>
          <table:table-cell table:formula="of:=[.AF195]*1000000" office:value-type="float" office:value="0.22705">
            <text:p>0.22705</text:p>
          </table:table-cell>
          <table:table-cell table:formula="of:=[.AG195]*1000000" office:value-type="float" office:value="0.0000000000069266">
            <text:p>6.9266E-012</text:p>
          </table:table-cell>
          <table:table-cell office:value-type="float" office:value="0.0011944">
            <text:p>0.0011944</text:p>
          </table:table-cell>
          <table:table-cell table:style-name="ce1" office:value-type="string">
            <text:p>2.1082e-06</text:p>
          </table:table-cell>
          <table:table-cell office:value-type="float" office:value="0.0001077">
            <text:p>0.0001077</text:p>
          </table:table-cell>
          <table:table-cell table:style-name="ce1" office:value-type="string">
            <text:p>1.3663e-05</text:p>
          </table:table-cell>
          <table:table-cell table:style-name="ce1" office:value-type="string">
            <text:p>9.6635e-09</text:p>
          </table:table-cell>
          <table:table-cell table:style-name="ce1" office:value-type="string">
            <text:p>5.2086e-06</text:p>
          </table:table-cell>
          <table:table-cell table:style-name="ce1" office:value-type="string">
            <text:p>2.2705e-07</text:p>
          </table:table-cell>
          <table:table-cell table:style-name="ce1" office:value-type="string">
            <text:p>6.9266e-18</text:p>
          </table:table-cell>
          <table:table-cell office:value-type="float" office:value="0.0011944">
            <text:p>0.0011944</text:p>
          </table:table-cell>
          <table:table-cell table:style-name="ce1" office:value-type="string">
            <text:p>2.1082e-06</text:p>
          </table:table-cell>
          <table:table-cell office:value-type="float" office:value="0.0001077">
            <text:p>0.0001077</text:p>
          </table:table-cell>
          <table:table-cell table:style-name="ce1" office:value-type="string">
            <text:p>1.3663e-05</text:p>
          </table:table-cell>
          <table:table-cell table:style-name="ce1" office:value-type="string">
            <text:p>9.6635e-09</text:p>
          </table:table-cell>
          <table:table-cell table:style-name="ce1" office:value-type="string">
            <text:p>5.2086e-06</text:p>
          </table:table-cell>
          <table:table-cell table:style-name="ce1" office:value-type="string">
            <text:p>2.2705e-07</text:p>
          </table:table-cell>
          <table:table-cell table:style-name="ce1" office:value-type="string">
            <text:p>6.9266e-18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R196]*1000000" office:value-type="float" office:value="1194">
            <text:p>1194</text:p>
          </table:table-cell>
          <table:table-cell table:formula="of:=[.S196]*1000000" office:value-type="float" office:value="2.0738">
            <text:p>2.0738</text:p>
          </table:table-cell>
          <table:table-cell table:formula="of:=[.T196]*1000000" office:value-type="float" office:value="107.83">
            <text:p>107.83</text:p>
          </table:table-cell>
          <table:table-cell table:formula="of:=[.U196]*1000000" office:value-type="float" office:value="13.595">
            <text:p>13.595</text:p>
          </table:table-cell>
          <table:table-cell table:formula="of:=[.V196]*1000000" office:value-type="float" office:value="0.0096854">
            <text:p>0.0096854</text:p>
          </table:table-cell>
          <table:table-cell table:formula="of:=[.W196]*1000000" office:value-type="float" office:value="5.1683">
            <text:p>5.1683</text:p>
          </table:table-cell>
          <table:table-cell table:formula="of:=[.X196]*1000000" office:value-type="float" office:value="0.22658">
            <text:p>0.22658</text:p>
          </table:table-cell>
          <table:table-cell table:formula="of:=[.Y196]*1000000" office:value-type="float" office:value="0.0000000000067141">
            <text:p>6.7141E-012</text:p>
          </table:table-cell>
          <table:table-cell table:formula="of:=[.Z196]*1000000" office:value-type="float" office:value="1194">
            <text:p>1194</text:p>
          </table:table-cell>
          <table:table-cell table:formula="of:=[.AA196]*1000000" office:value-type="float" office:value="2.0738">
            <text:p>2.0738</text:p>
          </table:table-cell>
          <table:table-cell table:formula="of:=[.AB196]*1000000" office:value-type="float" office:value="107.83">
            <text:p>107.83</text:p>
          </table:table-cell>
          <table:table-cell table:formula="of:=[.AC196]*1000000" office:value-type="float" office:value="13.595">
            <text:p>13.595</text:p>
          </table:table-cell>
          <table:table-cell table:formula="of:=[.AD196]*1000000" office:value-type="float" office:value="0.0096854">
            <text:p>0.0096854</text:p>
          </table:table-cell>
          <table:table-cell table:formula="of:=[.AE196]*1000000" office:value-type="float" office:value="5.1683">
            <text:p>5.1683</text:p>
          </table:table-cell>
          <table:table-cell table:formula="of:=[.AF196]*1000000" office:value-type="float" office:value="0.22658">
            <text:p>0.22658</text:p>
          </table:table-cell>
          <table:table-cell table:formula="of:=[.AG196]*1000000" office:value-type="float" office:value="0.0000000000067141">
            <text:p>6.7141E-012</text:p>
          </table:table-cell>
          <table:table-cell office:value-type="float" office:value="0.001194">
            <text:p>0.001194</text:p>
          </table:table-cell>
          <table:table-cell table:style-name="ce1" office:value-type="string">
            <text:p>2.0738e-06</text:p>
          </table:table-cell>
          <table:table-cell office:value-type="float" office:value="0.00010783">
            <text:p>0.00010783</text:p>
          </table:table-cell>
          <table:table-cell table:style-name="ce1" office:value-type="string">
            <text:p>1.3595e-05</text:p>
          </table:table-cell>
          <table:table-cell table:style-name="ce1" office:value-type="string">
            <text:p>9.6854e-09</text:p>
          </table:table-cell>
          <table:table-cell table:style-name="ce1" office:value-type="string">
            <text:p>5.1683e-06</text:p>
          </table:table-cell>
          <table:table-cell table:style-name="ce1" office:value-type="string">
            <text:p>2.2658e-07</text:p>
          </table:table-cell>
          <table:table-cell table:style-name="ce1" office:value-type="string">
            <text:p>6.7141e-18</text:p>
          </table:table-cell>
          <table:table-cell office:value-type="float" office:value="0.001194">
            <text:p>0.001194</text:p>
          </table:table-cell>
          <table:table-cell table:style-name="ce1" office:value-type="string">
            <text:p>2.0738e-06</text:p>
          </table:table-cell>
          <table:table-cell office:value-type="float" office:value="0.00010783">
            <text:p>0.00010783</text:p>
          </table:table-cell>
          <table:table-cell table:style-name="ce1" office:value-type="string">
            <text:p>1.3595e-05</text:p>
          </table:table-cell>
          <table:table-cell table:style-name="ce1" office:value-type="string">
            <text:p>9.6854e-09</text:p>
          </table:table-cell>
          <table:table-cell table:style-name="ce1" office:value-type="string">
            <text:p>5.1683e-06</text:p>
          </table:table-cell>
          <table:table-cell table:style-name="ce1" office:value-type="string">
            <text:p>2.2658e-07</text:p>
          </table:table-cell>
          <table:table-cell table:style-name="ce1" office:value-type="string">
            <text:p>6.7141e-18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R197]*1000000" office:value-type="float" office:value="1193.5">
            <text:p>1193.5</text:p>
          </table:table-cell>
          <table:table-cell table:formula="of:=[.S197]*1000000" office:value-type="float" office:value="2.0398">
            <text:p>2.0398</text:p>
          </table:table-cell>
          <table:table-cell table:formula="of:=[.T197]*1000000" office:value-type="float" office:value="107.95">
            <text:p>107.95</text:p>
          </table:table-cell>
          <table:table-cell table:formula="of:=[.U197]*1000000" office:value-type="float" office:value="13.527">
            <text:p>13.527</text:p>
          </table:table-cell>
          <table:table-cell table:formula="of:=[.V197]*1000000" office:value-type="float" office:value="0.0097068">
            <text:p>0.0097068</text:p>
          </table:table-cell>
          <table:table-cell table:formula="of:=[.W197]*1000000" office:value-type="float" office:value="5.128">
            <text:p>5.128</text:p>
          </table:table-cell>
          <table:table-cell table:formula="of:=[.X197]*1000000" office:value-type="float" office:value="0.22607">
            <text:p>0.22607</text:p>
          </table:table-cell>
          <table:table-cell table:formula="of:=[.Y197]*1000000" office:value-type="float" office:value="0.0000000000065085">
            <text:p>6.5085E-012</text:p>
          </table:table-cell>
          <table:table-cell table:formula="of:=[.Z197]*1000000" office:value-type="float" office:value="1193.5">
            <text:p>1193.5</text:p>
          </table:table-cell>
          <table:table-cell table:formula="of:=[.AA197]*1000000" office:value-type="float" office:value="2.0398">
            <text:p>2.0398</text:p>
          </table:table-cell>
          <table:table-cell table:formula="of:=[.AB197]*1000000" office:value-type="float" office:value="107.95">
            <text:p>107.95</text:p>
          </table:table-cell>
          <table:table-cell table:formula="of:=[.AC197]*1000000" office:value-type="float" office:value="13.527">
            <text:p>13.527</text:p>
          </table:table-cell>
          <table:table-cell table:formula="of:=[.AD197]*1000000" office:value-type="float" office:value="0.0097068">
            <text:p>0.0097068</text:p>
          </table:table-cell>
          <table:table-cell table:formula="of:=[.AE197]*1000000" office:value-type="float" office:value="5.128">
            <text:p>5.128</text:p>
          </table:table-cell>
          <table:table-cell table:formula="of:=[.AF197]*1000000" office:value-type="float" office:value="0.22607">
            <text:p>0.22607</text:p>
          </table:table-cell>
          <table:table-cell table:formula="of:=[.AG197]*1000000" office:value-type="float" office:value="0.0000000000065085">
            <text:p>6.5085E-012</text:p>
          </table:table-cell>
          <table:table-cell office:value-type="float" office:value="0.0011935">
            <text:p>0.0011935</text:p>
          </table:table-cell>
          <table:table-cell table:style-name="ce1" office:value-type="string">
            <text:p>2.0398e-06</text:p>
          </table:table-cell>
          <table:table-cell office:value-type="float" office:value="0.00010795">
            <text:p>0.00010795</text:p>
          </table:table-cell>
          <table:table-cell table:style-name="ce1" office:value-type="string">
            <text:p>1.3527e-05</text:p>
          </table:table-cell>
          <table:table-cell table:style-name="ce1" office:value-type="string">
            <text:p>9.7068e-09</text:p>
          </table:table-cell>
          <table:table-cell table:style-name="ce1" office:value-type="string">
            <text:p>5.128e-06</text:p>
          </table:table-cell>
          <table:table-cell table:style-name="ce1" office:value-type="string">
            <text:p>2.2607e-07</text:p>
          </table:table-cell>
          <table:table-cell table:style-name="ce1" office:value-type="string">
            <text:p>6.5085e-18</text:p>
          </table:table-cell>
          <table:table-cell office:value-type="float" office:value="0.0011935">
            <text:p>0.0011935</text:p>
          </table:table-cell>
          <table:table-cell table:style-name="ce1" office:value-type="string">
            <text:p>2.0398e-06</text:p>
          </table:table-cell>
          <table:table-cell office:value-type="float" office:value="0.00010795">
            <text:p>0.00010795</text:p>
          </table:table-cell>
          <table:table-cell table:style-name="ce1" office:value-type="string">
            <text:p>1.3527e-05</text:p>
          </table:table-cell>
          <table:table-cell table:style-name="ce1" office:value-type="string">
            <text:p>9.7068e-09</text:p>
          </table:table-cell>
          <table:table-cell table:style-name="ce1" office:value-type="string">
            <text:p>5.128e-06</text:p>
          </table:table-cell>
          <table:table-cell table:style-name="ce1" office:value-type="string">
            <text:p>2.2607e-07</text:p>
          </table:table-cell>
          <table:table-cell table:style-name="ce1" office:value-type="string">
            <text:p>6.5085e-18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R198]*1000000" office:value-type="float" office:value="1193.1">
            <text:p>1193.1</text:p>
          </table:table-cell>
          <table:table-cell table:formula="of:=[.S198]*1000000" office:value-type="float" office:value="2.0063">
            <text:p>2.0063</text:p>
          </table:table-cell>
          <table:table-cell table:formula="of:=[.T198]*1000000" office:value-type="float" office:value="108.08">
            <text:p>108.08</text:p>
          </table:table-cell>
          <table:table-cell table:formula="of:=[.U198]*1000000" office:value-type="float" office:value="13.459">
            <text:p>13.459</text:p>
          </table:table-cell>
          <table:table-cell table:formula="of:=[.V198]*1000000" office:value-type="float" office:value="0.0097277">
            <text:p>0.0097277</text:p>
          </table:table-cell>
          <table:table-cell table:formula="of:=[.W198]*1000000" office:value-type="float" office:value="5.0879">
            <text:p>5.0879</text:p>
          </table:table-cell>
          <table:table-cell table:formula="of:=[.X198]*1000000" office:value-type="float" office:value="0.22553">
            <text:p>0.22553</text:p>
          </table:table-cell>
          <table:table-cell table:formula="of:=[.Y198]*1000000" office:value-type="float" office:value="0.0000000000063095">
            <text:p>6.3095E-012</text:p>
          </table:table-cell>
          <table:table-cell table:formula="of:=[.Z198]*1000000" office:value-type="float" office:value="1193.1">
            <text:p>1193.1</text:p>
          </table:table-cell>
          <table:table-cell table:formula="of:=[.AA198]*1000000" office:value-type="float" office:value="2.0063">
            <text:p>2.0063</text:p>
          </table:table-cell>
          <table:table-cell table:formula="of:=[.AB198]*1000000" office:value-type="float" office:value="108.08">
            <text:p>108.08</text:p>
          </table:table-cell>
          <table:table-cell table:formula="of:=[.AC198]*1000000" office:value-type="float" office:value="13.459">
            <text:p>13.459</text:p>
          </table:table-cell>
          <table:table-cell table:formula="of:=[.AD198]*1000000" office:value-type="float" office:value="0.0097277">
            <text:p>0.0097277</text:p>
          </table:table-cell>
          <table:table-cell table:formula="of:=[.AE198]*1000000" office:value-type="float" office:value="5.0879">
            <text:p>5.0879</text:p>
          </table:table-cell>
          <table:table-cell table:formula="of:=[.AF198]*1000000" office:value-type="float" office:value="0.22553">
            <text:p>0.22553</text:p>
          </table:table-cell>
          <table:table-cell table:formula="of:=[.AG198]*1000000" office:value-type="float" office:value="0.0000000000063095">
            <text:p>6.3095E-012</text:p>
          </table:table-cell>
          <table:table-cell office:value-type="float" office:value="0.0011931">
            <text:p>0.0011931</text:p>
          </table:table-cell>
          <table:table-cell table:style-name="ce1" office:value-type="string">
            <text:p>2.0063e-06</text:p>
          </table:table-cell>
          <table:table-cell office:value-type="float" office:value="0.00010808">
            <text:p>0.00010808</text:p>
          </table:table-cell>
          <table:table-cell table:style-name="ce1" office:value-type="string">
            <text:p>1.3459e-05</text:p>
          </table:table-cell>
          <table:table-cell table:style-name="ce1" office:value-type="string">
            <text:p>9.7277e-09</text:p>
          </table:table-cell>
          <table:table-cell table:style-name="ce1" office:value-type="string">
            <text:p>5.0879e-06</text:p>
          </table:table-cell>
          <table:table-cell table:style-name="ce1" office:value-type="string">
            <text:p>2.2553e-07</text:p>
          </table:table-cell>
          <table:table-cell table:style-name="ce1" office:value-type="string">
            <text:p>6.3095e-18</text:p>
          </table:table-cell>
          <table:table-cell office:value-type="float" office:value="0.0011931">
            <text:p>0.0011931</text:p>
          </table:table-cell>
          <table:table-cell table:style-name="ce1" office:value-type="string">
            <text:p>2.0063e-06</text:p>
          </table:table-cell>
          <table:table-cell office:value-type="float" office:value="0.00010808">
            <text:p>0.00010808</text:p>
          </table:table-cell>
          <table:table-cell table:style-name="ce1" office:value-type="string">
            <text:p>1.3459e-05</text:p>
          </table:table-cell>
          <table:table-cell table:style-name="ce1" office:value-type="string">
            <text:p>9.7277e-09</text:p>
          </table:table-cell>
          <table:table-cell table:style-name="ce1" office:value-type="string">
            <text:p>5.0879e-06</text:p>
          </table:table-cell>
          <table:table-cell table:style-name="ce1" office:value-type="string">
            <text:p>2.2553e-07</text:p>
          </table:table-cell>
          <table:table-cell table:style-name="ce1" office:value-type="string">
            <text:p>6.3095e-18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R199]*1000000" office:value-type="float" office:value="1192.7">
            <text:p>1192.7</text:p>
          </table:table-cell>
          <table:table-cell table:formula="of:=[.S199]*1000000" office:value-type="float" office:value="1.9733">
            <text:p>1.9733</text:p>
          </table:table-cell>
          <table:table-cell table:formula="of:=[.T199]*1000000" office:value-type="float" office:value="108.21">
            <text:p>108.21</text:p>
          </table:table-cell>
          <table:table-cell table:formula="of:=[.U199]*1000000" office:value-type="float" office:value="13.392">
            <text:p>13.392</text:p>
          </table:table-cell>
          <table:table-cell table:formula="of:=[.V199]*1000000" office:value-type="float" office:value="0.0097481">
            <text:p>0.0097481</text:p>
          </table:table-cell>
          <table:table-cell table:formula="of:=[.W199]*1000000" office:value-type="float" office:value="5.0479">
            <text:p>5.0479</text:p>
          </table:table-cell>
          <table:table-cell table:formula="of:=[.X199]*1000000" office:value-type="float" office:value="0.22496">
            <text:p>0.22496</text:p>
          </table:table-cell>
          <table:table-cell table:formula="of:=[.Y199]*1000000" office:value-type="float" office:value="0.0000000000061168">
            <text:p>6.1168E-012</text:p>
          </table:table-cell>
          <table:table-cell table:formula="of:=[.Z199]*1000000" office:value-type="float" office:value="1192.7">
            <text:p>1192.7</text:p>
          </table:table-cell>
          <table:table-cell table:formula="of:=[.AA199]*1000000" office:value-type="float" office:value="1.9733">
            <text:p>1.9733</text:p>
          </table:table-cell>
          <table:table-cell table:formula="of:=[.AB199]*1000000" office:value-type="float" office:value="108.21">
            <text:p>108.21</text:p>
          </table:table-cell>
          <table:table-cell table:formula="of:=[.AC199]*1000000" office:value-type="float" office:value="13.392">
            <text:p>13.392</text:p>
          </table:table-cell>
          <table:table-cell table:formula="of:=[.AD199]*1000000" office:value-type="float" office:value="0.0097481">
            <text:p>0.0097481</text:p>
          </table:table-cell>
          <table:table-cell table:formula="of:=[.AE199]*1000000" office:value-type="float" office:value="5.0479">
            <text:p>5.0479</text:p>
          </table:table-cell>
          <table:table-cell table:formula="of:=[.AF199]*1000000" office:value-type="float" office:value="0.22496">
            <text:p>0.22496</text:p>
          </table:table-cell>
          <table:table-cell table:formula="of:=[.AG199]*1000000" office:value-type="float" office:value="0.0000000000061168">
            <text:p>6.1168E-012</text:p>
          </table:table-cell>
          <table:table-cell office:value-type="float" office:value="0.0011927">
            <text:p>0.0011927</text:p>
          </table:table-cell>
          <table:table-cell table:style-name="ce1" office:value-type="string">
            <text:p>1.9733e-06</text:p>
          </table:table-cell>
          <table:table-cell office:value-type="float" office:value="0.00010821">
            <text:p>0.00010821</text:p>
          </table:table-cell>
          <table:table-cell table:style-name="ce1" office:value-type="string">
            <text:p>1.3392e-05</text:p>
          </table:table-cell>
          <table:table-cell table:style-name="ce1" office:value-type="string">
            <text:p>9.7481e-09</text:p>
          </table:table-cell>
          <table:table-cell table:style-name="ce1" office:value-type="string">
            <text:p>5.0479e-06</text:p>
          </table:table-cell>
          <table:table-cell table:style-name="ce1" office:value-type="string">
            <text:p>2.2496e-07</text:p>
          </table:table-cell>
          <table:table-cell table:style-name="ce1" office:value-type="string">
            <text:p>6.1168e-18</text:p>
          </table:table-cell>
          <table:table-cell office:value-type="float" office:value="0.0011927">
            <text:p>0.0011927</text:p>
          </table:table-cell>
          <table:table-cell table:style-name="ce1" office:value-type="string">
            <text:p>1.9733e-06</text:p>
          </table:table-cell>
          <table:table-cell office:value-type="float" office:value="0.00010821">
            <text:p>0.00010821</text:p>
          </table:table-cell>
          <table:table-cell table:style-name="ce1" office:value-type="string">
            <text:p>1.3392e-05</text:p>
          </table:table-cell>
          <table:table-cell table:style-name="ce1" office:value-type="string">
            <text:p>9.7481e-09</text:p>
          </table:table-cell>
          <table:table-cell table:style-name="ce1" office:value-type="string">
            <text:p>5.0479e-06</text:p>
          </table:table-cell>
          <table:table-cell table:style-name="ce1" office:value-type="string">
            <text:p>2.2496e-07</text:p>
          </table:table-cell>
          <table:table-cell table:style-name="ce1" office:value-type="string">
            <text:p>6.1168e-18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R200]*1000000" office:value-type="float" office:value="1192.3">
            <text:p>1192.3</text:p>
          </table:table-cell>
          <table:table-cell table:formula="of:=[.S200]*1000000" office:value-type="float" office:value="1.9407">
            <text:p>1.9407</text:p>
          </table:table-cell>
          <table:table-cell table:formula="of:=[.T200]*1000000" office:value-type="float" office:value="108.33">
            <text:p>108.33</text:p>
          </table:table-cell>
          <table:table-cell table:formula="of:=[.U200]*1000000" office:value-type="float" office:value="13.324">
            <text:p>13.324</text:p>
          </table:table-cell>
          <table:table-cell table:formula="of:=[.V200]*1000000" office:value-type="float" office:value="0.009768">
            <text:p>0.009768</text:p>
          </table:table-cell>
          <table:table-cell table:formula="of:=[.W200]*1000000" office:value-type="float" office:value="5.0079">
            <text:p>5.0079</text:p>
          </table:table-cell>
          <table:table-cell table:formula="of:=[.X200]*1000000" office:value-type="float" office:value="0.22435">
            <text:p>0.22435</text:p>
          </table:table-cell>
          <table:table-cell table:formula="of:=[.Y200]*1000000" office:value-type="float" office:value="0.0000000000059302">
            <text:p>5.9302E-012</text:p>
          </table:table-cell>
          <table:table-cell table:formula="of:=[.Z200]*1000000" office:value-type="float" office:value="1192.3">
            <text:p>1192.3</text:p>
          </table:table-cell>
          <table:table-cell table:formula="of:=[.AA200]*1000000" office:value-type="float" office:value="1.9407">
            <text:p>1.9407</text:p>
          </table:table-cell>
          <table:table-cell table:formula="of:=[.AB200]*1000000" office:value-type="float" office:value="108.33">
            <text:p>108.33</text:p>
          </table:table-cell>
          <table:table-cell table:formula="of:=[.AC200]*1000000" office:value-type="float" office:value="13.324">
            <text:p>13.324</text:p>
          </table:table-cell>
          <table:table-cell table:formula="of:=[.AD200]*1000000" office:value-type="float" office:value="0.009768">
            <text:p>0.009768</text:p>
          </table:table-cell>
          <table:table-cell table:formula="of:=[.AE200]*1000000" office:value-type="float" office:value="5.0079">
            <text:p>5.0079</text:p>
          </table:table-cell>
          <table:table-cell table:formula="of:=[.AF200]*1000000" office:value-type="float" office:value="0.22435">
            <text:p>0.22435</text:p>
          </table:table-cell>
          <table:table-cell table:formula="of:=[.AG200]*1000000" office:value-type="float" office:value="0.0000000000059302">
            <text:p>5.9302E-012</text:p>
          </table:table-cell>
          <table:table-cell office:value-type="float" office:value="0.0011923">
            <text:p>0.0011923</text:p>
          </table:table-cell>
          <table:table-cell table:style-name="ce1" office:value-type="string">
            <text:p>1.9407e-06</text:p>
          </table:table-cell>
          <table:table-cell office:value-type="float" office:value="0.00010833">
            <text:p>0.00010833</text:p>
          </table:table-cell>
          <table:table-cell table:style-name="ce1" office:value-type="string">
            <text:p>1.3324e-05</text:p>
          </table:table-cell>
          <table:table-cell table:style-name="ce1" office:value-type="string">
            <text:p>9.768e-09</text:p>
          </table:table-cell>
          <table:table-cell table:style-name="ce1" office:value-type="string">
            <text:p>5.0079e-06</text:p>
          </table:table-cell>
          <table:table-cell table:style-name="ce1" office:value-type="string">
            <text:p>2.2435e-07</text:p>
          </table:table-cell>
          <table:table-cell table:style-name="ce1" office:value-type="string">
            <text:p>5.9302e-18</text:p>
          </table:table-cell>
          <table:table-cell office:value-type="float" office:value="0.0011923">
            <text:p>0.0011923</text:p>
          </table:table-cell>
          <table:table-cell table:style-name="ce1" office:value-type="string">
            <text:p>1.9407e-06</text:p>
          </table:table-cell>
          <table:table-cell office:value-type="float" office:value="0.00010833">
            <text:p>0.00010833</text:p>
          </table:table-cell>
          <table:table-cell table:style-name="ce1" office:value-type="string">
            <text:p>1.3324e-05</text:p>
          </table:table-cell>
          <table:table-cell table:style-name="ce1" office:value-type="string">
            <text:p>9.768e-09</text:p>
          </table:table-cell>
          <table:table-cell table:style-name="ce1" office:value-type="string">
            <text:p>5.0079e-06</text:p>
          </table:table-cell>
          <table:table-cell table:style-name="ce1" office:value-type="string">
            <text:p>2.2435e-07</text:p>
          </table:table-cell>
          <table:table-cell table:style-name="ce1" office:value-type="string">
            <text:p>5.9302e-18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R201]*1000000" office:value-type="float" office:value="1191.9">
            <text:p>1191.9</text:p>
          </table:table-cell>
          <table:table-cell table:formula="of:=[.S201]*1000000" office:value-type="float" office:value="1.9086">
            <text:p>1.9086</text:p>
          </table:table-cell>
          <table:table-cell table:formula="of:=[.T201]*1000000" office:value-type="float" office:value="108.45">
            <text:p>108.45</text:p>
          </table:table-cell>
          <table:table-cell table:formula="of:=[.U201]*1000000" office:value-type="float" office:value="13.257">
            <text:p>13.257</text:p>
          </table:table-cell>
          <table:table-cell table:formula="of:=[.V201]*1000000" office:value-type="float" office:value="0.0097874">
            <text:p>0.0097874</text:p>
          </table:table-cell>
          <table:table-cell table:formula="of:=[.W201]*1000000" office:value-type="float" office:value="4.9681">
            <text:p>4.9681</text:p>
          </table:table-cell>
          <table:table-cell table:formula="of:=[.X201]*1000000" office:value-type="float" office:value="0.22372">
            <text:p>0.22372</text:p>
          </table:table-cell>
          <table:table-cell table:formula="of:=[.Y201]*1000000" office:value-type="float" office:value="0.0000000000057496">
            <text:p>5.7496E-012</text:p>
          </table:table-cell>
          <table:table-cell table:formula="of:=[.Z201]*1000000" office:value-type="float" office:value="1191.9">
            <text:p>1191.9</text:p>
          </table:table-cell>
          <table:table-cell table:formula="of:=[.AA201]*1000000" office:value-type="float" office:value="1.9086">
            <text:p>1.9086</text:p>
          </table:table-cell>
          <table:table-cell table:formula="of:=[.AB201]*1000000" office:value-type="float" office:value="108.45">
            <text:p>108.45</text:p>
          </table:table-cell>
          <table:table-cell table:formula="of:=[.AC201]*1000000" office:value-type="float" office:value="13.257">
            <text:p>13.257</text:p>
          </table:table-cell>
          <table:table-cell table:formula="of:=[.AD201]*1000000" office:value-type="float" office:value="0.0097874">
            <text:p>0.0097874</text:p>
          </table:table-cell>
          <table:table-cell table:formula="of:=[.AE201]*1000000" office:value-type="float" office:value="4.9681">
            <text:p>4.9681</text:p>
          </table:table-cell>
          <table:table-cell table:formula="of:=[.AF201]*1000000" office:value-type="float" office:value="0.22372">
            <text:p>0.22372</text:p>
          </table:table-cell>
          <table:table-cell table:formula="of:=[.AG201]*1000000" office:value-type="float" office:value="0.0000000000057496">
            <text:p>5.7496E-012</text:p>
          </table:table-cell>
          <table:table-cell office:value-type="float" office:value="0.0011919">
            <text:p>0.0011919</text:p>
          </table:table-cell>
          <table:table-cell table:style-name="ce1" office:value-type="string">
            <text:p>1.9086e-06</text:p>
          </table:table-cell>
          <table:table-cell office:value-type="float" office:value="0.00010845">
            <text:p>0.00010845</text:p>
          </table:table-cell>
          <table:table-cell table:style-name="ce1" office:value-type="string">
            <text:p>1.3257e-05</text:p>
          </table:table-cell>
          <table:table-cell table:style-name="ce1" office:value-type="string">
            <text:p>9.7874e-09</text:p>
          </table:table-cell>
          <table:table-cell table:style-name="ce1" office:value-type="string">
            <text:p>4.9681e-06</text:p>
          </table:table-cell>
          <table:table-cell table:style-name="ce1" office:value-type="string">
            <text:p>2.2372e-07</text:p>
          </table:table-cell>
          <table:table-cell table:style-name="ce1" office:value-type="string">
            <text:p>5.7496e-18</text:p>
          </table:table-cell>
          <table:table-cell office:value-type="float" office:value="0.0011919">
            <text:p>0.0011919</text:p>
          </table:table-cell>
          <table:table-cell table:style-name="ce1" office:value-type="string">
            <text:p>1.9086e-06</text:p>
          </table:table-cell>
          <table:table-cell office:value-type="float" office:value="0.00010845">
            <text:p>0.00010845</text:p>
          </table:table-cell>
          <table:table-cell table:style-name="ce1" office:value-type="string">
            <text:p>1.3257e-05</text:p>
          </table:table-cell>
          <table:table-cell table:style-name="ce1" office:value-type="string">
            <text:p>9.7874e-09</text:p>
          </table:table-cell>
          <table:table-cell table:style-name="ce1" office:value-type="string">
            <text:p>4.9681e-06</text:p>
          </table:table-cell>
          <table:table-cell table:style-name="ce1" office:value-type="string">
            <text:p>2.2372e-07</text:p>
          </table:table-cell>
          <table:table-cell table:style-name="ce1" office:value-type="string">
            <text:p>5.7496e-18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R202]*1000000" office:value-type="float" office:value="1191.5">
            <text:p>1191.5</text:p>
          </table:table-cell>
          <table:table-cell table:formula="of:=[.S202]*1000000" office:value-type="float" office:value="1.8768">
            <text:p>1.8768</text:p>
          </table:table-cell>
          <table:table-cell table:formula="of:=[.T202]*1000000" office:value-type="float" office:value="108.57">
            <text:p>108.57</text:p>
          </table:table-cell>
          <table:table-cell table:formula="of:=[.U202]*1000000" office:value-type="float" office:value="13.189">
            <text:p>13.189</text:p>
          </table:table-cell>
          <table:table-cell table:formula="of:=[.V202]*1000000" office:value-type="float" office:value="0.0098063">
            <text:p>0.0098063</text:p>
          </table:table-cell>
          <table:table-cell table:formula="of:=[.W202]*1000000" office:value-type="float" office:value="4.9283">
            <text:p>4.9283</text:p>
          </table:table-cell>
          <table:table-cell table:formula="of:=[.X202]*1000000" office:value-type="float" office:value="0.22305">
            <text:p>0.22305</text:p>
          </table:table-cell>
          <table:table-cell table:formula="of:=[.Y202]*1000000" office:value-type="float" office:value="0.0000000000055747">
            <text:p>5.5747E-012</text:p>
          </table:table-cell>
          <table:table-cell table:formula="of:=[.Z202]*1000000" office:value-type="float" office:value="1191.5">
            <text:p>1191.5</text:p>
          </table:table-cell>
          <table:table-cell table:formula="of:=[.AA202]*1000000" office:value-type="float" office:value="1.8768">
            <text:p>1.8768</text:p>
          </table:table-cell>
          <table:table-cell table:formula="of:=[.AB202]*1000000" office:value-type="float" office:value="108.57">
            <text:p>108.57</text:p>
          </table:table-cell>
          <table:table-cell table:formula="of:=[.AC202]*1000000" office:value-type="float" office:value="13.189">
            <text:p>13.189</text:p>
          </table:table-cell>
          <table:table-cell table:formula="of:=[.AD202]*1000000" office:value-type="float" office:value="0.0098063">
            <text:p>0.0098063</text:p>
          </table:table-cell>
          <table:table-cell table:formula="of:=[.AE202]*1000000" office:value-type="float" office:value="4.9283">
            <text:p>4.9283</text:p>
          </table:table-cell>
          <table:table-cell table:formula="of:=[.AF202]*1000000" office:value-type="float" office:value="0.22305">
            <text:p>0.22305</text:p>
          </table:table-cell>
          <table:table-cell table:formula="of:=[.AG202]*1000000" office:value-type="float" office:value="0.0000000000055747">
            <text:p>5.5747E-012</text:p>
          </table:table-cell>
          <table:table-cell office:value-type="float" office:value="0.0011915">
            <text:p>0.0011915</text:p>
          </table:table-cell>
          <table:table-cell table:style-name="ce1" office:value-type="string">
            <text:p>1.8768e-06</text:p>
          </table:table-cell>
          <table:table-cell office:value-type="float" office:value="0.00010857">
            <text:p>0.00010857</text:p>
          </table:table-cell>
          <table:table-cell table:style-name="ce1" office:value-type="string">
            <text:p>1.3189e-05</text:p>
          </table:table-cell>
          <table:table-cell table:style-name="ce1" office:value-type="string">
            <text:p>9.8063e-09</text:p>
          </table:table-cell>
          <table:table-cell table:style-name="ce1" office:value-type="string">
            <text:p>4.9283e-06</text:p>
          </table:table-cell>
          <table:table-cell table:style-name="ce1" office:value-type="string">
            <text:p>2.2305e-07</text:p>
          </table:table-cell>
          <table:table-cell table:style-name="ce1" office:value-type="string">
            <text:p>5.5747e-18</text:p>
          </table:table-cell>
          <table:table-cell office:value-type="float" office:value="0.0011915">
            <text:p>0.0011915</text:p>
          </table:table-cell>
          <table:table-cell table:style-name="ce1" office:value-type="string">
            <text:p>1.8768e-06</text:p>
          </table:table-cell>
          <table:table-cell office:value-type="float" office:value="0.00010857">
            <text:p>0.00010857</text:p>
          </table:table-cell>
          <table:table-cell table:style-name="ce1" office:value-type="string">
            <text:p>1.3189e-05</text:p>
          </table:table-cell>
          <table:table-cell table:style-name="ce1" office:value-type="string">
            <text:p>9.8063e-09</text:p>
          </table:table-cell>
          <table:table-cell table:style-name="ce1" office:value-type="string">
            <text:p>4.9283e-06</text:p>
          </table:table-cell>
          <table:table-cell table:style-name="ce1" office:value-type="string">
            <text:p>2.2305e-07</text:p>
          </table:table-cell>
          <table:table-cell table:style-name="ce1" office:value-type="string">
            <text:p>5.5747e-18</text:p>
          </table:table-cell>
        </table:table-row>
        <table:table-row table:style-name="ro2" table:number-rows-repeated="1048373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24T12:29:59</dc:date>
    <dc:creator>Tie Wu</dc:creator>
    <meta:editing-duration>P1DT1M11S</meta:editing-duration>
    <meta:editing-cycles>16</meta:editing-cycles>
    <meta:document-statistic meta:table-count="3" meta:cell-count="66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J1:'10 percent'.J202" chart:data-source-has-labels="row" svg:x="0.77cm" svg:y="1.635cm" svg:width="12.002cm" svg:height="6.765cm">
          <chartooo:coordinate-region svg:x="1.762cm" svg:y="1.835cm" svg:width="10.638cm" svg:height="5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81">
                <text:p>138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82.5">
                <text:p>1382.5</text:p>
              </table:table-cell>
              <table:table-cell office:value-type="float" office:value="1382.5">
                <text:p>13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84.3">
                <text:p>1384.3</text:p>
              </table:table-cell>
              <table:table-cell office:value-type="float" office:value="1384.3">
                <text:p>138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85.9">
                <text:p>1385.9</text:p>
              </table:table-cell>
              <table:table-cell office:value-type="float" office:value="1385.9">
                <text:p>138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87.1">
                <text:p>1387.1</text:p>
              </table:table-cell>
              <table:table-cell office:value-type="float" office:value="1387.1">
                <text:p>138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88.1">
                <text:p>1388.1</text:p>
              </table:table-cell>
              <table:table-cell office:value-type="float" office:value="1388.1">
                <text:p>138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88.8">
                <text:p>1388.8</text:p>
              </table:table-cell>
              <table:table-cell office:value-type="float" office:value="1388.8">
                <text:p>138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89.3">
                <text:p>1389.3</text:p>
              </table:table-cell>
              <table:table-cell office:value-type="float" office:value="1389.3">
                <text:p>138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89.7">
                <text:p>1389.7</text:p>
              </table:table-cell>
              <table:table-cell office:value-type="float" office:value="1389.7">
                <text:p>138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0.1">
                <text:p>1390.1</text:p>
              </table:table-cell>
              <table:table-cell office:value-type="float" office:value="1390.1">
                <text:p>139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0.4">
                <text:p>1390.4</text:p>
              </table:table-cell>
              <table:table-cell office:value-type="float" office:value="1390.4">
                <text:p>139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0.7">
                <text:p>1390.7</text:p>
              </table:table-cell>
              <table:table-cell office:value-type="float" office:value="1390.7">
                <text:p>139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0.9">
                <text:p>1390.9</text:p>
              </table:table-cell>
              <table:table-cell office:value-type="float" office:value="1390.9">
                <text:p>139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1.2">
                <text:p>1391.2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91.4">
                <text:p>1391.4</text:p>
              </table:table-cell>
              <table:table-cell office:value-type="float" office:value="1391.4">
                <text:p>139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91.6">
                <text:p>1391.6</text:p>
              </table:table-cell>
              <table:table-cell office:value-type="float" office:value="1391.6">
                <text:p>139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91.7">
                <text:p>1391.7</text:p>
              </table:table-cell>
              <table:table-cell office:value-type="float" office:value="1391.7">
                <text:p>139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91.9">
                <text:p>1391.9</text:p>
              </table:table-cell>
              <table:table-cell office:value-type="float" office:value="1391.9">
                <text:p>139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92">
                <text:p>139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392.2">
                <text:p>1392.2</text:p>
              </table:table-cell>
              <table:table-cell office:value-type="float" office:value="1392.2">
                <text:p>139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392.3">
                <text:p>1392.3</text:p>
              </table:table-cell>
              <table:table-cell office:value-type="float" office:value="1392.3">
                <text:p>139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392.4">
                <text:p>1392.4</text:p>
              </table:table-cell>
              <table:table-cell office:value-type="float" office:value="1392.4">
                <text:p>139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392.5">
                <text:p>1392.5</text:p>
              </table:table-cell>
              <table:table-cell office:value-type="float" office:value="1392.5">
                <text:p>139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392.6">
                <text:p>1392.6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392.7">
                <text:p>1392.7</text:p>
              </table:table-cell>
              <table:table-cell office:value-type="float" office:value="1392.7">
                <text:p>139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392.8">
                <text:p>1392.8</text:p>
              </table:table-cell>
              <table:table-cell office:value-type="float" office:value="1392.8">
                <text:p>1392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392.9">
                <text:p>1392.9</text:p>
              </table:table-cell>
              <table:table-cell office:value-type="float" office:value="1392.9">
                <text:p>139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392.9">
                <text:p>1392.9</text:p>
              </table:table-cell>
              <table:table-cell office:value-type="float" office:value="1392.9">
                <text:p>139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393">
                <text:p>139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393.1">
                <text:p>1393.1</text:p>
              </table:table-cell>
              <table:table-cell office:value-type="float" office:value="1393.1">
                <text:p>139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393.1">
                <text:p>1393.1</text:p>
              </table:table-cell>
              <table:table-cell office:value-type="float" office:value="1393.1">
                <text:p>139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393.2">
                <text:p>1393.2</text:p>
              </table:table-cell>
              <table:table-cell office:value-type="float" office:value="1393.2">
                <text:p>1393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393.2">
                <text:p>1393.2</text:p>
              </table:table-cell>
              <table:table-cell office:value-type="float" office:value="1393.2">
                <text:p>139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393.3">
                <text:p>1393.3</text:p>
              </table:table-cell>
              <table:table-cell office:value-type="float" office:value="1393.3">
                <text:p>139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393.3">
                <text:p>1393.3</text:p>
              </table:table-cell>
              <table:table-cell office:value-type="float" office:value="1393.3">
                <text:p>1393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393.4">
                <text:p>1393.4</text:p>
              </table:table-cell>
              <table:table-cell office:value-type="float" office:value="1393.4">
                <text:p>139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393.4">
                <text:p>1393.4</text:p>
              </table:table-cell>
              <table:table-cell office:value-type="float" office:value="1393.4">
                <text:p>1393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393.4">
                <text:p>1393.4</text:p>
              </table:table-cell>
              <table:table-cell office:value-type="float" office:value="1393.4">
                <text:p>1393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393.5">
                <text:p>1393.5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393.5">
                <text:p>1393.5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393.5">
                <text:p>1393.5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393.5">
                <text:p>1393.5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393.6">
                <text:p>1393.6</text:p>
              </table:table-cell>
              <table:table-cell office:value-type="float" office:value="1393.6">
                <text:p>139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393.6">
                <text:p>1393.6</text:p>
              </table:table-cell>
              <table:table-cell office:value-type="float" office:value="1393.6">
                <text:p>1393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393.6">
                <text:p>1393.6</text:p>
              </table:table-cell>
              <table:table-cell office:value-type="float" office:value="1393.6">
                <text:p>139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393.6">
                <text:p>1393.6</text:p>
              </table:table-cell>
              <table:table-cell office:value-type="float" office:value="1393.6">
                <text:p>139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393.6">
                <text:p>1393.6</text:p>
              </table:table-cell>
              <table:table-cell office:value-type="float" office:value="1393.6">
                <text:p>1393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393.8">
                <text:p>1393.8</text:p>
              </table:table-cell>
              <table:table-cell office:value-type="float" office:value="1393.8">
                <text:p>1393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393.6">
                <text:p>1393.6</text:p>
              </table:table-cell>
              <table:table-cell office:value-type="float" office:value="1393.6">
                <text:p>1393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393.5">
                <text:p>1393.5</text:p>
              </table:table-cell>
              <table:table-cell office:value-type="float" office:value="1393.5">
                <text:p>139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393.1">
                <text:p>1393.1</text:p>
              </table:table-cell>
              <table:table-cell office:value-type="float" office:value="1393.1">
                <text:p>1393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392.3">
                <text:p>1392.3</text:p>
              </table:table-cell>
              <table:table-cell office:value-type="float" office:value="1392.3">
                <text:p>1392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391.2">
                <text:p>1391.2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389.6">
                <text:p>1389.6</text:p>
              </table:table-cell>
              <table:table-cell office:value-type="float" office:value="1389.6">
                <text:p>1389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387.5">
                <text:p>1387.5</text:p>
              </table:table-cell>
              <table:table-cell office:value-type="float" office:value="1387.5">
                <text:p>138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384.9">
                <text:p>1384.9</text:p>
              </table:table-cell>
              <table:table-cell office:value-type="float" office:value="1384.9">
                <text:p>1384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381.7">
                <text:p>1381.7</text:p>
              </table:table-cell>
              <table:table-cell office:value-type="float" office:value="1381.7">
                <text:p>1381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377.7">
                <text:p>1377.7</text:p>
              </table:table-cell>
              <table:table-cell office:value-type="float" office:value="1377.7">
                <text:p>1377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372.7">
                <text:p>1372.7</text:p>
              </table:table-cell>
              <table:table-cell office:value-type="float" office:value="1372.7">
                <text:p>1372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366.7">
                <text:p>1366.7</text:p>
              </table:table-cell>
              <table:table-cell office:value-type="float" office:value="1366.7">
                <text:p>1366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360">
                <text:p>136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352.8">
                <text:p>1352.8</text:p>
              </table:table-cell>
              <table:table-cell office:value-type="float" office:value="1352.8">
                <text:p>1352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336.9">
                <text:p>1336.9</text:p>
              </table:table-cell>
              <table:table-cell office:value-type="float" office:value="1336.9">
                <text:p>1336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328.7">
                <text:p>1328.7</text:p>
              </table:table-cell>
              <table:table-cell office:value-type="float" office:value="1328.7">
                <text:p>1328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320.4">
                <text:p>1320.4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312.2">
                <text:p>1312.2</text:p>
              </table:table-cell>
              <table:table-cell office:value-type="float" office:value="1312.2">
                <text:p>1312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304.2">
                <text:p>1304.2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296.7">
                <text:p>1296.7</text:p>
              </table:table-cell>
              <table:table-cell office:value-type="float" office:value="1296.7">
                <text:p>1296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289.8">
                <text:p>1289.8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283.5">
                <text:p>1283.5</text:p>
              </table:table-cell>
              <table:table-cell office:value-type="float" office:value="1283.5">
                <text:p>128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278">
                <text:p>127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273.2">
                <text:p>1273.2</text:p>
              </table:table-cell>
              <table:table-cell office:value-type="float" office:value="1273.2">
                <text:p>1273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269">
                <text:p>126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265.3">
                <text:p>1265.3</text:p>
              </table:table-cell>
              <table:table-cell office:value-type="float" office:value="1265.3">
                <text:p>1265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262.2">
                <text:p>1262.2</text:p>
              </table:table-cell>
              <table:table-cell office:value-type="float" office:value="1262.2">
                <text:p>1262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259.4">
                <text:p>1259.4</text:p>
              </table:table-cell>
              <table:table-cell office:value-type="float" office:value="1259.4">
                <text:p>1259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257">
                <text:p>1257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254.8">
                <text:p>1254.8</text:p>
              </table:table-cell>
              <table:table-cell office:value-type="float" office:value="1254.8">
                <text:p>1254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252.9">
                <text:p>1252.9</text:p>
              </table:table-cell>
              <table:table-cell office:value-type="float" office:value="1252.9">
                <text:p>1252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251.2">
                <text:p>1251.2</text:p>
              </table:table-cell>
              <table:table-cell office:value-type="float" office:value="1251.2">
                <text:p>1251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249.7">
                <text:p>1249.7</text:p>
              </table:table-cell>
              <table:table-cell office:value-type="float" office:value="1249.7">
                <text:p>1249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248.3">
                <text:p>1248.3</text:p>
              </table:table-cell>
              <table:table-cell office:value-type="float" office:value="1248.3">
                <text:p>1248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247">
                <text:p>124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245.9">
                <text:p>1245.9</text:p>
              </table:table-cell>
              <table:table-cell office:value-type="float" office:value="1245.9">
                <text:p>124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244.8">
                <text:p>1244.8</text:p>
              </table:table-cell>
              <table:table-cell office:value-type="float" office:value="1244.8">
                <text:p>1244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243.8">
                <text:p>1243.8</text:p>
              </table:table-cell>
              <table:table-cell office:value-type="float" office:value="1243.8">
                <text:p>1243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242.9">
                <text:p>1242.9</text:p>
              </table:table-cell>
              <table:table-cell office:value-type="float" office:value="1242.9">
                <text:p>1242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242">
                <text:p>124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241.2">
                <text:p>1241.2</text:p>
              </table:table-cell>
              <table:table-cell office:value-type="float" office:value="1241.2">
                <text:p>1241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240.4">
                <text:p>1240.4</text:p>
              </table:table-cell>
              <table:table-cell office:value-type="float" office:value="1240.4">
                <text:p>1240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239.6">
                <text:p>1239.6</text:p>
              </table:table-cell>
              <table:table-cell office:value-type="float" office:value="1239.6">
                <text:p>1239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238.9">
                <text:p>1238.9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238.2">
                <text:p>1238.2</text:p>
              </table:table-cell>
              <table:table-cell office:value-type="float" office:value="1238.2">
                <text:p>1238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237.5">
                <text:p>1237.5</text:p>
              </table:table-cell>
              <table:table-cell office:value-type="float" office:value="1237.5">
                <text:p>123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236.9">
                <text:p>1236.9</text:p>
              </table:table-cell>
              <table:table-cell office:value-type="float" office:value="1236.9">
                <text:p>1236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236.2">
                <text:p>1236.2</text:p>
              </table:table-cell>
              <table:table-cell office:value-type="float" office:value="1236.2">
                <text:p>1236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235.6">
                <text:p>1235.6</text:p>
              </table:table-cell>
              <table:table-cell office:value-type="float" office:value="1235.6">
                <text:p>1235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234.9">
                <text:p>1234.9</text:p>
              </table:table-cell>
              <table:table-cell office:value-type="float" office:value="1234.9">
                <text:p>1234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234.3">
                <text:p>1234.3</text:p>
              </table:table-cell>
              <table:table-cell office:value-type="float" office:value="1234.3">
                <text:p>1234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233.7">
                <text:p>1233.7</text:p>
              </table:table-cell>
              <table:table-cell office:value-type="float" office:value="1233.7">
                <text:p>1233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233.1">
                <text:p>1233.1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232.5">
                <text:p>1232.5</text:p>
              </table:table-cell>
              <table:table-cell office:value-type="float" office:value="1232.5">
                <text:p>1232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231.9">
                <text:p>1231.9</text:p>
              </table:table-cell>
              <table:table-cell office:value-type="float" office:value="1231.9">
                <text:p>1231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231.3">
                <text:p>1231.3</text:p>
              </table:table-cell>
              <table:table-cell office:value-type="float" office:value="1231.3">
                <text:p>1231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230.7">
                <text:p>1230.7</text:p>
              </table:table-cell>
              <table:table-cell office:value-type="float" office:value="1230.7">
                <text:p>1230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230.2">
                <text:p>1230.2</text:p>
              </table:table-cell>
              <table:table-cell office:value-type="float" office:value="1230.2">
                <text:p>1230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229.6">
                <text:p>1229.6</text:p>
              </table:table-cell>
              <table:table-cell office:value-type="float" office:value="1229.6">
                <text:p>1229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229">
                <text:p>122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228.4">
                <text:p>1228.4</text:p>
              </table:table-cell>
              <table:table-cell office:value-type="float" office:value="1228.4">
                <text:p>1228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227.8">
                <text:p>1227.8</text:p>
              </table:table-cell>
              <table:table-cell office:value-type="float" office:value="1227.8">
                <text:p>1227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227.2">
                <text:p>1227.2</text:p>
              </table:table-cell>
              <table:table-cell office:value-type="float" office:value="1227.2">
                <text:p>1227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226.6">
                <text:p>1226.6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226">
                <text:p>122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225.5">
                <text:p>1225.5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224.9">
                <text:p>1224.9</text:p>
              </table:table-cell>
              <table:table-cell office:value-type="float" office:value="1224.9">
                <text:p>1224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224.3">
                <text:p>1224.3</text:p>
              </table:table-cell>
              <table:table-cell office:value-type="float" office:value="1224.3">
                <text:p>1224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223.7">
                <text:p>1223.7</text:p>
              </table:table-cell>
              <table:table-cell office:value-type="float" office:value="1223.7">
                <text:p>1223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223.1">
                <text:p>1223.1</text:p>
              </table:table-cell>
              <table:table-cell office:value-type="float" office:value="1223.1">
                <text:p>1223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222.5">
                <text:p>1222.5</text:p>
              </table:table-cell>
              <table:table-cell office:value-type="float" office:value="1222.5">
                <text:p>122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221.9">
                <text:p>1221.9</text:p>
              </table:table-cell>
              <table:table-cell office:value-type="float" office:value="1221.9">
                <text:p>1221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221.4">
                <text:p>1221.4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220.8">
                <text:p>1220.8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220.2">
                <text:p>1220.2</text:p>
              </table:table-cell>
              <table:table-cell office:value-type="float" office:value="1220.2">
                <text:p>122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219.6">
                <text:p>1219.6</text:p>
              </table:table-cell>
              <table:table-cell office:value-type="float" office:value="1219.6">
                <text:p>1219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218.4">
                <text:p>1218.4</text:p>
              </table:table-cell>
              <table:table-cell office:value-type="float" office:value="1218.4">
                <text:p>1218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217.8">
                <text:p>1217.8</text:p>
              </table:table-cell>
              <table:table-cell office:value-type="float" office:value="1217.8">
                <text:p>1217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217.3">
                <text:p>1217.3</text:p>
              </table:table-cell>
              <table:table-cell office:value-type="float" office:value="1217.3">
                <text:p>1217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216.7">
                <text:p>1216.7</text:p>
              </table:table-cell>
              <table:table-cell office:value-type="float" office:value="1216.7">
                <text:p>1216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216.1">
                <text:p>1216.1</text:p>
              </table:table-cell>
              <table:table-cell office:value-type="float" office:value="1216.1">
                <text:p>1216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15.5">
                <text:p>1215.5</text:p>
              </table:table-cell>
              <table:table-cell office:value-type="float" office:value="1215.5">
                <text:p>12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14.4">
                <text:p>1214.4</text:p>
              </table:table-cell>
              <table:table-cell office:value-type="float" office:value="1214.4">
                <text:p>1214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13.8">
                <text:p>1213.8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13.2">
                <text:p>1213.2</text:p>
              </table:table-cell>
              <table:table-cell office:value-type="float" office:value="1213.2">
                <text:p>1213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12.7">
                <text:p>1212.7</text:p>
              </table:table-cell>
              <table:table-cell office:value-type="float" office:value="1212.7">
                <text:p>1212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12.1">
                <text:p>1212.1</text:p>
              </table:table-cell>
              <table:table-cell office:value-type="float" office:value="1212.1">
                <text:p>1212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11.5">
                <text:p>1211.5</text:p>
              </table:table-cell>
              <table:table-cell office:value-type="float" office:value="1211.5">
                <text:p>121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11">
                <text:p>121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10.4">
                <text:p>1210.4</text:p>
              </table:table-cell>
              <table:table-cell office:value-type="float" office:value="1210.4">
                <text:p>1210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09.9">
                <text:p>1209.9</text:p>
              </table:table-cell>
              <table:table-cell office:value-type="float" office:value="1209.9">
                <text:p>1209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09.3">
                <text:p>1209.3</text:p>
              </table:table-cell>
              <table:table-cell office:value-type="float" office:value="1209.3">
                <text:p>1209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08.8">
                <text:p>1208.8</text:p>
              </table:table-cell>
              <table:table-cell office:value-type="float" office:value="1208.8">
                <text:p>1208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08.2">
                <text:p>1208.2</text:p>
              </table:table-cell>
              <table:table-cell office:value-type="float" office:value="1208.2">
                <text:p>1208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07.7">
                <text:p>1207.7</text:p>
              </table:table-cell>
              <table:table-cell office:value-type="float" office:value="1207.7">
                <text:p>1207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07.1">
                <text:p>1207.1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06.6">
                <text:p>1206.6</text:p>
              </table:table-cell>
              <table:table-cell office:value-type="float" office:value="1206.6">
                <text:p>1206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06.1">
                <text:p>1206.1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05.5">
                <text:p>1205.5</text:p>
              </table:table-cell>
              <table:table-cell office:value-type="float" office:value="1205.5">
                <text:p>120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05">
                <text:p>120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04.5">
                <text:p>1204.5</text:p>
              </table:table-cell>
              <table:table-cell office:value-type="float" office:value="1204.5">
                <text:p>120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04">
                <text:p>120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03.5">
                <text:p>1203.5</text:p>
              </table:table-cell>
              <table:table-cell office:value-type="float" office:value="1203.5">
                <text:p>1203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02.9">
                <text:p>1202.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02.4">
                <text:p>1202.4</text:p>
              </table:table-cell>
              <table:table-cell office:value-type="float" office:value="1202.4">
                <text:p>1202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01.9">
                <text:p>1201.9</text:p>
              </table:table-cell>
              <table:table-cell office:value-type="float" office:value="1201.9">
                <text:p>1201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01.4">
                <text:p>1201.4</text:p>
              </table:table-cell>
              <table:table-cell office:value-type="float" office:value="1201.4">
                <text:p>1201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00.9">
                <text:p>1200.9</text:p>
              </table:table-cell>
              <table:table-cell office:value-type="float" office:value="1200.9">
                <text:p>1200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00.4">
                <text:p>1200.4</text:p>
              </table:table-cell>
              <table:table-cell office:value-type="float" office:value="1200.4">
                <text:p>1200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199.5">
                <text:p>1199.5</text:p>
              </table:table-cell>
              <table:table-cell office:value-type="float" office:value="1199.5">
                <text:p>1199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199">
                <text:p>119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198.5">
                <text:p>1198.5</text:p>
              </table:table-cell>
              <table:table-cell office:value-type="float" office:value="1198.5">
                <text:p>1198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198">
                <text:p>119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197.6">
                <text:p>1197.6</text:p>
              </table:table-cell>
              <table:table-cell office:value-type="float" office:value="1197.6">
                <text:p>1197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197.1">
                <text:p>1197.1</text:p>
              </table:table-cell>
              <table:table-cell office:value-type="float" office:value="1197.1">
                <text:p>1197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196.6">
                <text:p>1196.6</text:p>
              </table:table-cell>
              <table:table-cell office:value-type="float" office:value="1196.6">
                <text:p>1196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196.2">
                <text:p>1196.2</text:p>
              </table:table-cell>
              <table:table-cell office:value-type="float" office:value="1196.2">
                <text:p>1196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195.7">
                <text:p>1195.7</text:p>
              </table:table-cell>
              <table:table-cell office:value-type="float" office:value="1195.7">
                <text:p>1195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195.3">
                <text:p>1195.3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194.8">
                <text:p>1194.8</text:p>
              </table:table-cell>
              <table:table-cell office:value-type="float" office:value="1194.8">
                <text:p>1194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194.4">
                <text:p>1194.4</text:p>
              </table:table-cell>
              <table:table-cell office:value-type="float" office:value="1194.4">
                <text:p>1194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194">
                <text:p>119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193.5">
                <text:p>1193.5</text:p>
              </table:table-cell>
              <table:table-cell office:value-type="float" office:value="1193.5">
                <text:p>119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193.1">
                <text:p>1193.1</text:p>
              </table:table-cell>
              <table:table-cell office:value-type="float" office:value="1193.1">
                <text:p>1193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192.7">
                <text:p>1192.7</text:p>
              </table:table-cell>
              <table:table-cell office:value-type="float" office:value="1192.7">
                <text:p>1192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192.3">
                <text:p>1192.3</text:p>
              </table:table-cell>
              <table:table-cell office:value-type="float" office:value="1192.3">
                <text:p>1192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191.9">
                <text:p>1191.9</text:p>
              </table:table-cell>
              <table:table-cell office:value-type="float" office:value="1191.9">
                <text:p>1191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191.5">
                <text:p>1191.5</text:p>
              </table:table-cell>
              <table:table-cell office:value-type="float" office:value="1191.5">
                <text:p>119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K1:'10 percent'.K202" chart:data-source-has-labels="row" svg:x="0.769cm" svg:y="1.635cm" svg:width="11.845cm" svg:height="6.77cm">
          <chartooo:coordinate-region svg:x="1.39cm" svg:y="1.835cm" svg:width="10.852cm" svg:height="5.9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67323">
                <text:p>0.0000000067323</text:p>
              </table:table-cell>
              <table:table-cell office:value-type="float" office:value="0.0000000067323">
                <text:p>0.000000006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37327">
                <text:p>0.000000037327</text:p>
              </table:table-cell>
              <table:table-cell office:value-type="float" office:value="0.000000037327">
                <text:p>0.000000037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10436">
                <text:p>0.00000010436</text:p>
              </table:table-cell>
              <table:table-cell office:value-type="float" office:value="0.00000010436">
                <text:p>0.00000010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29156">
                <text:p>0.00000029156</text:p>
              </table:table-cell>
              <table:table-cell office:value-type="float" office:value="0.00000029156">
                <text:p>0.00000029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69854">
                <text:p>0.00000069854</text:p>
              </table:table-cell>
              <table:table-cell office:value-type="float" office:value="0.00000069854">
                <text:p>0.00000069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14065">
                <text:p>0.0000014065</text:p>
              </table:table-cell>
              <table:table-cell office:value-type="float" office:value="0.0000014065">
                <text:p>0.0000014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25627">
                <text:p>0.0000025627</text:p>
              </table:table-cell>
              <table:table-cell office:value-type="float" office:value="0.0000025627">
                <text:p>0.0000025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41048">
                <text:p>0.0000041048</text:p>
              </table:table-cell>
              <table:table-cell office:value-type="float" office:value="0.0000041048">
                <text:p>0.0000041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62294">
                <text:p>0.0000062294</text:p>
              </table:table-cell>
              <table:table-cell office:value-type="float" office:value="0.0000062294">
                <text:p>0.0000062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86596">
                <text:p>0.0000086596</text:p>
              </table:table-cell>
              <table:table-cell office:value-type="float" office:value="0.0000086596">
                <text:p>0.0000086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10655">
                <text:p>0.000010655</text:p>
              </table:table-cell>
              <table:table-cell office:value-type="float" office:value="0.000010655">
                <text:p>0.000010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12107">
                <text:p>0.000012107</text:p>
              </table:table-cell>
              <table:table-cell office:value-type="float" office:value="0.000012107">
                <text:p>0.000012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13055">
                <text:p>0.000013055</text:p>
              </table:table-cell>
              <table:table-cell office:value-type="float" office:value="0.000013055">
                <text:p>0.00001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13626">
                <text:p>0.000013626</text:p>
              </table:table-cell>
              <table:table-cell office:value-type="float" office:value="0.000013626">
                <text:p>0.000013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13945">
                <text:p>0.000013945</text:p>
              </table:table-cell>
              <table:table-cell office:value-type="float" office:value="0.000013945">
                <text:p>0.000013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14106">
                <text:p>0.000014106</text:p>
              </table:table-cell>
              <table:table-cell office:value-type="float" office:value="0.000014106">
                <text:p>0.000014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14168">
                <text:p>0.000014168</text:p>
              </table:table-cell>
              <table:table-cell office:value-type="float" office:value="0.000014168">
                <text:p>0.000014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14168">
                <text:p>0.000014168</text:p>
              </table:table-cell>
              <table:table-cell office:value-type="float" office:value="0.000014168">
                <text:p>0.000014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14131">
                <text:p>0.000014131</text:p>
              </table:table-cell>
              <table:table-cell office:value-type="float" office:value="0.000014131">
                <text:p>0.000014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14077">
                <text:p>0.000014077</text:p>
              </table:table-cell>
              <table:table-cell office:value-type="float" office:value="0.000014077">
                <text:p>0.0000140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14023">
                <text:p>0.000014023</text:p>
              </table:table-cell>
              <table:table-cell office:value-type="float" office:value="0.000014023">
                <text:p>0.000014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13978">
                <text:p>0.000013978</text:p>
              </table:table-cell>
              <table:table-cell office:value-type="float" office:value="0.000013978">
                <text:p>0.000013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013952">
                <text:p>0.000013952</text:p>
              </table:table-cell>
              <table:table-cell office:value-type="float" office:value="0.000013952">
                <text:p>0.000013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013948">
                <text:p>0.000013948</text:p>
              </table:table-cell>
              <table:table-cell office:value-type="float" office:value="0.000013948">
                <text:p>0.000013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013972">
                <text:p>0.000013972</text:p>
              </table:table-cell>
              <table:table-cell office:value-type="float" office:value="0.000013972">
                <text:p>0.000013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014024">
                <text:p>0.000014024</text:p>
              </table:table-cell>
              <table:table-cell office:value-type="float" office:value="0.000014024">
                <text:p>0.000014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014107">
                <text:p>0.000014107</text:p>
              </table:table-cell>
              <table:table-cell office:value-type="float" office:value="0.000014107">
                <text:p>0.000014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014222">
                <text:p>0.000014222</text:p>
              </table:table-cell>
              <table:table-cell office:value-type="float" office:value="0.000014222">
                <text:p>0.000014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01437">
                <text:p>0.00001437</text:p>
              </table:table-cell>
              <table:table-cell office:value-type="float" office:value="0.00001437">
                <text:p>0.00001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01455">
                <text:p>0.00001455</text:p>
              </table:table-cell>
              <table:table-cell office:value-type="float" office:value="0.00001455">
                <text:p>0.00001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014762">
                <text:p>0.000014762</text:p>
              </table:table-cell>
              <table:table-cell office:value-type="float" office:value="0.000014762">
                <text:p>0.000014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015007">
                <text:p>0.000015007</text:p>
              </table:table-cell>
              <table:table-cell office:value-type="float" office:value="0.000015007">
                <text:p>0.000015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015285">
                <text:p>0.000015285</text:p>
              </table:table-cell>
              <table:table-cell office:value-type="float" office:value="0.000015285">
                <text:p>0.000015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015595">
                <text:p>0.000015595</text:p>
              </table:table-cell>
              <table:table-cell office:value-type="float" office:value="0.000015595">
                <text:p>0.000015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015938">
                <text:p>0.000015938</text:p>
              </table:table-cell>
              <table:table-cell office:value-type="float" office:value="0.000015938">
                <text:p>0.000015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0016314">
                <text:p>0.000016314</text:p>
              </table:table-cell>
              <table:table-cell office:value-type="float" office:value="0.000016314">
                <text:p>0.000016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0016724">
                <text:p>0.000016724</text:p>
              </table:table-cell>
              <table:table-cell office:value-type="float" office:value="0.000016724">
                <text:p>0.000016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0017167">
                <text:p>0.000017167</text:p>
              </table:table-cell>
              <table:table-cell office:value-type="float" office:value="0.000017167">
                <text:p>0.000017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0017646">
                <text:p>0.000017646</text:p>
              </table:table-cell>
              <table:table-cell office:value-type="float" office:value="0.000017646">
                <text:p>0.000017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0018161">
                <text:p>0.000018161</text:p>
              </table:table-cell>
              <table:table-cell office:value-type="float" office:value="0.000018161">
                <text:p>0.000018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0018713">
                <text:p>0.000018713</text:p>
              </table:table-cell>
              <table:table-cell office:value-type="float" office:value="0.000018713">
                <text:p>0.000018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0019305">
                <text:p>0.000019305</text:p>
              </table:table-cell>
              <table:table-cell office:value-type="float" office:value="0.000019305">
                <text:p>0.000019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0019939">
                <text:p>0.000019939</text:p>
              </table:table-cell>
              <table:table-cell office:value-type="float" office:value="0.000019939">
                <text:p>0.000019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0020618">
                <text:p>0.000020618</text:p>
              </table:table-cell>
              <table:table-cell office:value-type="float" office:value="0.000020618">
                <text:p>0.000020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0021346">
                <text:p>0.000021346</text:p>
              </table:table-cell>
              <table:table-cell office:value-type="float" office:value="0.000021346">
                <text:p>0.000021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0022127">
                <text:p>0.000022127</text:p>
              </table:table-cell>
              <table:table-cell office:value-type="float" office:value="0.000022127">
                <text:p>0.000022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0022967">
                <text:p>0.000022967</text:p>
              </table:table-cell>
              <table:table-cell office:value-type="float" office:value="0.000022967">
                <text:p>0.0000229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0023873">
                <text:p>0.000023873</text:p>
              </table:table-cell>
              <table:table-cell office:value-type="float" office:value="0.000023873">
                <text:p>0.000023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0024855">
                <text:p>0.000024855</text:p>
              </table:table-cell>
              <table:table-cell office:value-type="float" office:value="0.000024855">
                <text:p>0.000024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0025922">
                <text:p>0.000025922</text:p>
              </table:table-cell>
              <table:table-cell office:value-type="float" office:value="0.000025922">
                <text:p>0.000025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002709">
                <text:p>0.00002709</text:p>
              </table:table-cell>
              <table:table-cell office:value-type="float" office:value="0.00002709">
                <text:p>0.00002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0028376">
                <text:p>0.000028376</text:p>
              </table:table-cell>
              <table:table-cell office:value-type="float" office:value="0.000028376">
                <text:p>0.000028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0029804">
                <text:p>0.000029804</text:p>
              </table:table-cell>
              <table:table-cell office:value-type="float" office:value="0.000029804">
                <text:p>0.000029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0031403">
                <text:p>0.000031403</text:p>
              </table:table-cell>
              <table:table-cell office:value-type="float" office:value="0.000031403">
                <text:p>0.000031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0033215">
                <text:p>0.000033215</text:p>
              </table:table-cell>
              <table:table-cell office:value-type="float" office:value="0.000033215">
                <text:p>0.000033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0035293">
                <text:p>0.000035293</text:p>
              </table:table-cell>
              <table:table-cell office:value-type="float" office:value="0.000035293">
                <text:p>0.0000352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0037712">
                <text:p>0.000037712</text:p>
              </table:table-cell>
              <table:table-cell office:value-type="float" office:value="0.000037712">
                <text:p>0.000037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0040576">
                <text:p>0.000040576</text:p>
              </table:table-cell>
              <table:table-cell office:value-type="float" office:value="0.000040576">
                <text:p>0.000040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0044039">
                <text:p>0.000044039</text:p>
              </table:table-cell>
              <table:table-cell office:value-type="float" office:value="0.000044039">
                <text:p>0.000044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0048326">
                <text:p>0.000048326</text:p>
              </table:table-cell>
              <table:table-cell office:value-type="float" office:value="0.000048326">
                <text:p>0.0000483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005379">
                <text:p>0.00005379</text:p>
              </table:table-cell>
              <table:table-cell office:value-type="float" office:value="0.00005379">
                <text:p>0.00005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0061006">
                <text:p>0.000061006</text:p>
              </table:table-cell>
              <table:table-cell office:value-type="float" office:value="0.000061006">
                <text:p>0.000061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0070969">
                <text:p>0.000070969</text:p>
              </table:table-cell>
              <table:table-cell office:value-type="float" office:value="0.000070969">
                <text:p>0.000070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0085536">
                <text:p>0.000085536</text:p>
              </table:table-cell>
              <table:table-cell office:value-type="float" office:value="0.000085536">
                <text:p>0.000085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010853">
                <text:p>0.00010853</text:p>
              </table:table-cell>
              <table:table-cell office:value-type="float" office:value="0.00010853">
                <text:p>0.00010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014887">
                <text:p>0.00014887</text:p>
              </table:table-cell>
              <table:table-cell office:value-type="float" office:value="0.00014887">
                <text:p>0.00014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023157">
                <text:p>0.00023157</text:p>
              </table:table-cell>
              <table:table-cell office:value-type="float" office:value="0.00023157">
                <text:p>0.00023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044733">
                <text:p>0.00044733</text:p>
              </table:table-cell>
              <table:table-cell office:value-type="float" office:value="0.00044733">
                <text:p>0.000447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1283">
                <text:p>0.001283</text:p>
              </table:table-cell>
              <table:table-cell office:value-type="float" office:value="0.001283">
                <text:p>0.0012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70166">
                <text:p>0.0070166</text:p>
              </table:table-cell>
              <table:table-cell office:value-type="float" office:value="0.0070166">
                <text:p>0.007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49622">
                <text:p>0.049622</text:p>
              </table:table-cell>
              <table:table-cell office:value-type="float" office:value="0.049622">
                <text:p>0.049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19422">
                <text:p>0.19422</text:p>
              </table:table-cell>
              <table:table-cell office:value-type="float" office:value="0.19422">
                <text:p>0.19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49629">
                <text:p>0.49629</text:p>
              </table:table-cell>
              <table:table-cell office:value-type="float" office:value="0.49629">
                <text:p>0.49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.0079">
                <text:p>1.0079</text:p>
              </table:table-cell>
              <table:table-cell office:value-type="float" office:value="1.0079">
                <text:p>1.0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.7676">
                <text:p>1.7676</text:p>
              </table:table-cell>
              <table:table-cell office:value-type="float" office:value="1.7676">
                <text:p>1.76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2.8066">
                <text:p>2.8066</text:p>
              </table:table-cell>
              <table:table-cell office:value-type="float" office:value="2.8066">
                <text:p>2.8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4.1285">
                <text:p>4.1285</text:p>
              </table:table-cell>
              <table:table-cell office:value-type="float" office:value="4.1285">
                <text:p>4.1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5.7512">
                <text:p>5.7512</text:p>
              </table:table-cell>
              <table:table-cell office:value-type="float" office:value="5.7512">
                <text:p>5.7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7.6961">
                <text:p>7.6961</text:p>
              </table:table-cell>
              <table:table-cell office:value-type="float" office:value="7.6961">
                <text:p>7.69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0.03">
                <text:p>10.03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2.756">
                <text:p>12.756</text:p>
              </table:table-cell>
              <table:table-cell office:value-type="float" office:value="12.756">
                <text:p>12.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5.759">
                <text:p>15.759</text:p>
              </table:table-cell>
              <table:table-cell office:value-type="float" office:value="15.759">
                <text:p>15.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8.887">
                <text:p>18.887</text:p>
              </table:table-cell>
              <table:table-cell office:value-type="float" office:value="18.887">
                <text:p>18.8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22.002">
                <text:p>22.002</text:p>
              </table:table-cell>
              <table:table-cell office:value-type="float" office:value="22.002">
                <text:p>22.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24.998">
                <text:p>24.998</text:p>
              </table:table-cell>
              <table:table-cell office:value-type="float" office:value="24.998">
                <text:p>24.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7.79">
                <text:p>27.79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30.296">
                <text:p>30.296</text:p>
              </table:table-cell>
              <table:table-cell office:value-type="float" office:value="30.296">
                <text:p>30.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32.418">
                <text:p>32.418</text:p>
              </table:table-cell>
              <table:table-cell office:value-type="float" office:value="32.418">
                <text:p>32.4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34.044">
                <text:p>34.044</text:p>
              </table:table-cell>
              <table:table-cell office:value-type="float" office:value="34.044">
                <text:p>34.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35.081">
                <text:p>35.081</text:p>
              </table:table-cell>
              <table:table-cell office:value-type="float" office:value="35.081">
                <text:p>35.0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35.501">
                <text:p>35.501</text:p>
              </table:table-cell>
              <table:table-cell office:value-type="float" office:value="35.501">
                <text:p>35.5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35.355">
                <text:p>35.355</text:p>
              </table:table-cell>
              <table:table-cell office:value-type="float" office:value="35.355">
                <text:p>35.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34.738">
                <text:p>34.738</text:p>
              </table:table-cell>
              <table:table-cell office:value-type="float" office:value="34.738">
                <text:p>34.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33.767">
                <text:p>33.767</text:p>
              </table:table-cell>
              <table:table-cell office:value-type="float" office:value="33.767">
                <text:p>33.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32.548">
                <text:p>32.548</text:p>
              </table:table-cell>
              <table:table-cell office:value-type="float" office:value="32.548">
                <text:p>32.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31.174">
                <text:p>31.174</text:p>
              </table:table-cell>
              <table:table-cell office:value-type="float" office:value="31.174">
                <text:p>31.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9.717">
                <text:p>29.717</text:p>
              </table:table-cell>
              <table:table-cell office:value-type="float" office:value="29.717">
                <text:p>29.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8.232">
                <text:p>28.232</text:p>
              </table:table-cell>
              <table:table-cell office:value-type="float" office:value="28.232">
                <text:p>28.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6.76">
                <text:p>26.76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5.328">
                <text:p>25.328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3.954">
                <text:p>23.954</text:p>
              </table:table-cell>
              <table:table-cell office:value-type="float" office:value="23.954">
                <text:p>23.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2.648">
                <text:p>22.648</text:p>
              </table:table-cell>
              <table:table-cell office:value-type="float" office:value="22.648">
                <text:p>22.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1.417">
                <text:p>21.417</text:p>
              </table:table-cell>
              <table:table-cell office:value-type="float" office:value="21.417">
                <text:p>21.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0.263">
                <text:p>20.263</text:p>
              </table:table-cell>
              <table:table-cell office:value-type="float" office:value="20.263">
                <text:p>20.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9.185">
                <text:p>19.185</text:p>
              </table:table-cell>
              <table:table-cell office:value-type="float" office:value="19.185">
                <text:p>19.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8.18">
                <text:p>18.18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7.247">
                <text:p>17.247</text:p>
              </table:table-cell>
              <table:table-cell office:value-type="float" office:value="17.247">
                <text:p>17.2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6.38">
                <text:p>16.38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5.575">
                <text:p>15.575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4.829">
                <text:p>14.829</text:p>
              </table:table-cell>
              <table:table-cell office:value-type="float" office:value="14.829">
                <text:p>14.8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4.136">
                <text:p>14.136</text:p>
              </table:table-cell>
              <table:table-cell office:value-type="float" office:value="14.136">
                <text:p>14.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3.493">
                <text:p>13.493</text:p>
              </table:table-cell>
              <table:table-cell office:value-type="float" office:value="13.493">
                <text:p>13.4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2.896">
                <text:p>12.896</text:p>
              </table:table-cell>
              <table:table-cell office:value-type="float" office:value="12.896">
                <text:p>12.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2.341">
                <text:p>12.341</text:p>
              </table:table-cell>
              <table:table-cell office:value-type="float" office:value="12.341">
                <text:p>12.3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1.824">
                <text:p>11.824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1.343">
                <text:p>11.343</text:p>
              </table:table-cell>
              <table:table-cell office:value-type="float" office:value="11.343">
                <text:p>11.3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0.894">
                <text:p>10.894</text:p>
              </table:table-cell>
              <table:table-cell office:value-type="float" office:value="10.894">
                <text:p>10.8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0.475">
                <text:p>10.475</text:p>
              </table:table-cell>
              <table:table-cell office:value-type="float" office:value="10.475">
                <text:p>10.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0.083">
                <text:p>10.083</text:p>
              </table:table-cell>
              <table:table-cell office:value-type="float" office:value="10.083">
                <text:p>10.0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9.7154">
                <text:p>9.7154</text:p>
              </table:table-cell>
              <table:table-cell office:value-type="float" office:value="9.7154">
                <text:p>9.7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9.3712">
                <text:p>9.3712</text:p>
              </table:table-cell>
              <table:table-cell office:value-type="float" office:value="9.3712">
                <text:p>9.3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9.048">
                <text:p>9.048</text:p>
              </table:table-cell>
              <table:table-cell office:value-type="float" office:value="9.048">
                <text:p>9.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8.7442">
                <text:p>8.7442</text:p>
              </table:table-cell>
              <table:table-cell office:value-type="float" office:value="8.7442">
                <text:p>8.74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8.4582">
                <text:p>8.4582</text:p>
              </table:table-cell>
              <table:table-cell office:value-type="float" office:value="8.4582">
                <text:p>8.4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8.1885">
                <text:p>8.1885</text:p>
              </table:table-cell>
              <table:table-cell office:value-type="float" office:value="8.1885">
                <text:p>8.18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7.934">
                <text:p>7.934</text:p>
              </table:table-cell>
              <table:table-cell office:value-type="float" office:value="7.934">
                <text:p>7.9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7.6934">
                <text:p>7.6934</text:p>
              </table:table-cell>
              <table:table-cell office:value-type="float" office:value="7.6934">
                <text:p>7.6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7.4656">
                <text:p>7.4656</text:p>
              </table:table-cell>
              <table:table-cell office:value-type="float" office:value="7.4656">
                <text:p>7.46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7.2499">
                <text:p>7.2499</text:p>
              </table:table-cell>
              <table:table-cell office:value-type="float" office:value="7.2499">
                <text:p>7.24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7.0451">
                <text:p>7.0451</text:p>
              </table:table-cell>
              <table:table-cell office:value-type="float" office:value="7.0451">
                <text:p>7.04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.8506">
                <text:p>6.8506</text:p>
              </table:table-cell>
              <table:table-cell office:value-type="float" office:value="6.8506">
                <text:p>6.85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6.6656">
                <text:p>6.6656</text:p>
              </table:table-cell>
              <table:table-cell office:value-type="float" office:value="6.6656">
                <text:p>6.6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6.4895">
                <text:p>6.4895</text:p>
              </table:table-cell>
              <table:table-cell office:value-type="float" office:value="6.4895">
                <text:p>6.48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6.3216">
                <text:p>6.3216</text:p>
              </table:table-cell>
              <table:table-cell office:value-type="float" office:value="6.3216">
                <text:p>6.3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6.1614">
                <text:p>6.1614</text:p>
              </table:table-cell>
              <table:table-cell office:value-type="float" office:value="6.1614">
                <text:p>6.1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6.0083">
                <text:p>6.0083</text:p>
              </table:table-cell>
              <table:table-cell office:value-type="float" office:value="6.0083">
                <text:p>6.00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.8619">
                <text:p>5.8619</text:p>
              </table:table-cell>
              <table:table-cell office:value-type="float" office:value="5.8619">
                <text:p>5.86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.7218">
                <text:p>5.7218</text:p>
              </table:table-cell>
              <table:table-cell office:value-type="float" office:value="5.7218">
                <text:p>5.72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.5875">
                <text:p>5.5875</text:p>
              </table:table-cell>
              <table:table-cell office:value-type="float" office:value="5.5875">
                <text:p>5.5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.4587">
                <text:p>5.4587</text:p>
              </table:table-cell>
              <table:table-cell office:value-type="float" office:value="5.4587">
                <text:p>5.45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.3351">
                <text:p>5.3351</text:p>
              </table:table-cell>
              <table:table-cell office:value-type="float" office:value="5.3351">
                <text:p>5.33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.2163">
                <text:p>5.2163</text:p>
              </table:table-cell>
              <table:table-cell office:value-type="float" office:value="5.2163">
                <text:p>5.2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.102">
                <text:p>5.102</text:p>
              </table:table-cell>
              <table:table-cell office:value-type="float" office:value="5.102">
                <text:p>5.1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.992">
                <text:p>4.992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.886">
                <text:p>4.886</text:p>
              </table:table-cell>
              <table:table-cell office:value-type="float" office:value="4.886">
                <text:p>4.8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.7838">
                <text:p>4.7838</text:p>
              </table:table-cell>
              <table:table-cell office:value-type="float" office:value="4.7838">
                <text:p>4.7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.6852">
                <text:p>4.6852</text:p>
              </table:table-cell>
              <table:table-cell office:value-type="float" office:value="4.6852">
                <text:p>4.68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.59">
                <text:p>4.59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.4979">
                <text:p>4.4979</text:p>
              </table:table-cell>
              <table:table-cell office:value-type="float" office:value="4.4979">
                <text:p>4.49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.4089">
                <text:p>4.4089</text:p>
              </table:table-cell>
              <table:table-cell office:value-type="float" office:value="4.4089">
                <text:p>4.40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.3228">
                <text:p>4.3228</text:p>
              </table:table-cell>
              <table:table-cell office:value-type="float" office:value="4.3228">
                <text:p>4.32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.2393">
                <text:p>4.2393</text:p>
              </table:table-cell>
              <table:table-cell office:value-type="float" office:value="4.2393">
                <text:p>4.23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.1584">
                <text:p>4.1584</text:p>
              </table:table-cell>
              <table:table-cell office:value-type="float" office:value="4.1584">
                <text:p>4.1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.08">
                <text:p>4.0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.0038">
                <text:p>4.0038</text:p>
              </table:table-cell>
              <table:table-cell office:value-type="float" office:value="4.0038">
                <text:p>4.00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.9299">
                <text:p>3.9299</text:p>
              </table:table-cell>
              <table:table-cell office:value-type="float" office:value="3.9299">
                <text:p>3.9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.858">
                <text:p>3.858</text:p>
              </table:table-cell>
              <table:table-cell office:value-type="float" office:value="3.858">
                <text:p>3.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.7881">
                <text:p>3.7881</text:p>
              </table:table-cell>
              <table:table-cell office:value-type="float" office:value="3.7881">
                <text:p>3.78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.7201">
                <text:p>3.7201</text:p>
              </table:table-cell>
              <table:table-cell office:value-type="float" office:value="3.7201">
                <text:p>3.7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.6539">
                <text:p>3.6539</text:p>
              </table:table-cell>
              <table:table-cell office:value-type="float" office:value="3.6539">
                <text:p>3.65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.5895">
                <text:p>3.5895</text:p>
              </table:table-cell>
              <table:table-cell office:value-type="float" office:value="3.5895">
                <text:p>3.58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.5266">
                <text:p>3.5266</text:p>
              </table:table-cell>
              <table:table-cell office:value-type="float" office:value="3.5266">
                <text:p>3.52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.4653">
                <text:p>3.4653</text:p>
              </table:table-cell>
              <table:table-cell office:value-type="float" office:value="3.4653">
                <text:p>3.4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.4056">
                <text:p>3.4056</text:p>
              </table:table-cell>
              <table:table-cell office:value-type="float" office:value="3.4056">
                <text:p>3.4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.3472">
                <text:p>3.3472</text:p>
              </table:table-cell>
              <table:table-cell office:value-type="float" office:value="3.3472">
                <text:p>3.34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.2902">
                <text:p>3.2902</text:p>
              </table:table-cell>
              <table:table-cell office:value-type="float" office:value="3.2902">
                <text:p>3.29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.2345">
                <text:p>3.2345</text:p>
              </table:table-cell>
              <table:table-cell office:value-type="float" office:value="3.2345">
                <text:p>3.2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.18">
                <text:p>3.1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.1267">
                <text:p>3.1267</text:p>
              </table:table-cell>
              <table:table-cell office:value-type="float" office:value="3.1267">
                <text:p>3.12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.0746">
                <text:p>3.0746</text:p>
              </table:table-cell>
              <table:table-cell office:value-type="float" office:value="3.0746">
                <text:p>3.0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.0236">
                <text:p>3.0236</text:p>
              </table:table-cell>
              <table:table-cell office:value-type="float" office:value="3.0236">
                <text:p>3.02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2.9736">
                <text:p>2.9736</text:p>
              </table:table-cell>
              <table:table-cell office:value-type="float" office:value="2.9736">
                <text:p>2.97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2.9246">
                <text:p>2.9246</text:p>
              </table:table-cell>
              <table:table-cell office:value-type="float" office:value="2.9246">
                <text:p>2.9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2.8766">
                <text:p>2.8766</text:p>
              </table:table-cell>
              <table:table-cell office:value-type="float" office:value="2.8766">
                <text:p>2.87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2.8295">
                <text:p>2.8295</text:p>
              </table:table-cell>
              <table:table-cell office:value-type="float" office:value="2.8295">
                <text:p>2.8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2.7833">
                <text:p>2.7833</text:p>
              </table:table-cell>
              <table:table-cell office:value-type="float" office:value="2.7833">
                <text:p>2.78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2.738">
                <text:p>2.738</text:p>
              </table:table-cell>
              <table:table-cell office:value-type="float" office:value="2.738">
                <text:p>2.7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2.6935">
                <text:p>2.6935</text:p>
              </table:table-cell>
              <table:table-cell office:value-type="float" office:value="2.6935">
                <text:p>2.69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2.6498">
                <text:p>2.6498</text:p>
              </table:table-cell>
              <table:table-cell office:value-type="float" office:value="2.6498">
                <text:p>2.64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2.6069">
                <text:p>2.6069</text:p>
              </table:table-cell>
              <table:table-cell office:value-type="float" office:value="2.6069">
                <text:p>2.6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.5647">
                <text:p>2.5647</text:p>
              </table:table-cell>
              <table:table-cell office:value-type="float" office:value="2.5647">
                <text:p>2.5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.5232">
                <text:p>2.5232</text:p>
              </table:table-cell>
              <table:table-cell office:value-type="float" office:value="2.5232">
                <text:p>2.52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.4825">
                <text:p>2.4825</text:p>
              </table:table-cell>
              <table:table-cell office:value-type="float" office:value="2.4825">
                <text:p>2.4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.4424">
                <text:p>2.4424</text:p>
              </table:table-cell>
              <table:table-cell office:value-type="float" office:value="2.4424">
                <text:p>2.44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.4029">
                <text:p>2.4029</text:p>
              </table:table-cell>
              <table:table-cell office:value-type="float" office:value="2.4029">
                <text:p>2.40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.3641">
                <text:p>2.3641</text:p>
              </table:table-cell>
              <table:table-cell office:value-type="float" office:value="2.3641">
                <text:p>2.3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.3258">
                <text:p>2.3258</text:p>
              </table:table-cell>
              <table:table-cell office:value-type="float" office:value="2.3258">
                <text:p>2.3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.2882">
                <text:p>2.2882</text:p>
              </table:table-cell>
              <table:table-cell office:value-type="float" office:value="2.2882">
                <text:p>2.28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.2511">
                <text:p>2.2511</text:p>
              </table:table-cell>
              <table:table-cell office:value-type="float" office:value="2.2511">
                <text:p>2.25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.2146">
                <text:p>2.2146</text:p>
              </table:table-cell>
              <table:table-cell office:value-type="float" office:value="2.2146">
                <text:p>2.21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.1786">
                <text:p>2.1786</text:p>
              </table:table-cell>
              <table:table-cell office:value-type="float" office:value="2.1786">
                <text:p>2.17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.1432">
                <text:p>2.1432</text:p>
              </table:table-cell>
              <table:table-cell office:value-type="float" office:value="2.1432">
                <text:p>2.1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.1082">
                <text:p>2.1082</text:p>
              </table:table-cell>
              <table:table-cell office:value-type="float" office:value="2.1082">
                <text:p>2.10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.0738">
                <text:p>2.0738</text:p>
              </table:table-cell>
              <table:table-cell office:value-type="float" office:value="2.0738">
                <text:p>2.07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.0398">
                <text:p>2.0398</text:p>
              </table:table-cell>
              <table:table-cell office:value-type="float" office:value="2.0398">
                <text:p>2.03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.0063">
                <text:p>2.0063</text:p>
              </table:table-cell>
              <table:table-cell office:value-type="float" office:value="2.0063">
                <text:p>2.0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.9733">
                <text:p>1.9733</text:p>
              </table:table-cell>
              <table:table-cell office:value-type="float" office:value="1.9733">
                <text:p>1.97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.9407">
                <text:p>1.9407</text:p>
              </table:table-cell>
              <table:table-cell office:value-type="float" office:value="1.9407">
                <text:p>1.9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.9086">
                <text:p>1.9086</text:p>
              </table:table-cell>
              <table:table-cell office:value-type="float" office:value="1.9086">
                <text:p>1.9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.8768">
                <text:p>1.8768</text:p>
              </table:table-cell>
              <table:table-cell office:value-type="float" office:value="1.8768">
                <text:p>1.8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L1:'10 percent'.L202" chart:data-source-has-labels="row" svg:x="0.769cm" svg:y="1.635cm" svg:width="11.554cm" svg:height="6.771cm">
          <chartooo:coordinate-region svg:x="1.576cm" svg:y="1.834cm" svg:width="10.375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L2:'10 percent'.L202" chart:label-cell-address="'10 percent'.L1:'10 percent'.L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L1:'10 percent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L2:'10 percent'.L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00041071">
                <text:p>0.00000000041071</text:p>
              </table:table-cell>
              <table:table-cell office:value-type="float" office:value="0.00000000041071">
                <text:p>0.00000000041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00044599">
                <text:p>0.0000000044599</text:p>
              </table:table-cell>
              <table:table-cell office:value-type="float" office:value="0.0000000044599">
                <text:p>0.000000004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00017706">
                <text:p>0.000000017706</text:p>
              </table:table-cell>
              <table:table-cell office:value-type="float" office:value="0.000000017706">
                <text:p>0.000000017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00053688">
                <text:p>0.000000053688</text:p>
              </table:table-cell>
              <table:table-cell office:value-type="float" office:value="0.000000053688">
                <text:p>0.000000053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0014739">
                <text:p>0.00000014739</text:p>
              </table:table-cell>
              <table:table-cell office:value-type="float" office:value="0.00000014739">
                <text:p>0.0000001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00034925">
                <text:p>0.00000034925</text:p>
              </table:table-cell>
              <table:table-cell office:value-type="float" office:value="0.00000034925">
                <text:p>0.00000034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00075063">
                <text:p>0.00000075063</text:p>
              </table:table-cell>
              <table:table-cell office:value-type="float" office:value="0.00000075063">
                <text:p>0.00000075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0013836">
                <text:p>0.0000013836</text:p>
              </table:table-cell>
              <table:table-cell office:value-type="float" office:value="0.0000013836">
                <text:p>0.0000013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002405">
                <text:p>0.000002405</text:p>
              </table:table-cell>
              <table:table-cell office:value-type="float" office:value="0.000002405">
                <text:p>0.000002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00039119">
                <text:p>0.0000039119</text:p>
              </table:table-cell>
              <table:table-cell office:value-type="float" office:value="0.0000039119">
                <text:p>0.0000039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00057562">
                <text:p>0.0000057562</text:p>
              </table:table-cell>
              <table:table-cell office:value-type="float" office:value="0.0000057562">
                <text:p>0.000005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00078855">
                <text:p>0.0000078855</text:p>
              </table:table-cell>
              <table:table-cell office:value-type="float" office:value="0.0000078855">
                <text:p>0.0000078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0001019">
                <text:p>0.00001019</text:p>
              </table:table-cell>
              <table:table-cell office:value-type="float" office:value="0.00001019">
                <text:p>0.00001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00012584">
                <text:p>0.000012584</text:p>
              </table:table-cell>
              <table:table-cell office:value-type="float" office:value="0.000012584">
                <text:p>0.000012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0001501">
                <text:p>0.00001501</text:p>
              </table:table-cell>
              <table:table-cell office:value-type="float" office:value="0.00001501">
                <text:p>0.00001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000017432">
                <text:p>0.000017432</text:p>
              </table:table-cell>
              <table:table-cell office:value-type="float" office:value="0.000017432">
                <text:p>0.000017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000019831">
                <text:p>0.000019831</text:p>
              </table:table-cell>
              <table:table-cell office:value-type="float" office:value="0.000019831">
                <text:p>0.000019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000022194">
                <text:p>0.000022194</text:p>
              </table:table-cell>
              <table:table-cell office:value-type="float" office:value="0.000022194">
                <text:p>0.000022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0.000024517">
                <text:p>0.000024517</text:p>
              </table:table-cell>
              <table:table-cell office:value-type="float" office:value="0.000024517">
                <text:p>0.00002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0.000026797">
                <text:p>0.000026797</text:p>
              </table:table-cell>
              <table:table-cell office:value-type="float" office:value="0.000026797">
                <text:p>0.000026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0.000029035">
                <text:p>0.000029035</text:p>
              </table:table-cell>
              <table:table-cell office:value-type="float" office:value="0.000029035">
                <text:p>0.000029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0.000031236">
                <text:p>0.000031236</text:p>
              </table:table-cell>
              <table:table-cell office:value-type="float" office:value="0.000031236">
                <text:p>0.000031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0.000033405">
                <text:p>0.000033405</text:p>
              </table:table-cell>
              <table:table-cell office:value-type="float" office:value="0.000033405">
                <text:p>0.000033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0.000035548">
                <text:p>0.000035548</text:p>
              </table:table-cell>
              <table:table-cell office:value-type="float" office:value="0.000035548">
                <text:p>0.000035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0.000037672">
                <text:p>0.000037672</text:p>
              </table:table-cell>
              <table:table-cell office:value-type="float" office:value="0.000037672">
                <text:p>0.000037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0.000039783">
                <text:p>0.000039783</text:p>
              </table:table-cell>
              <table:table-cell office:value-type="float" office:value="0.000039783">
                <text:p>0.000039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0.000041891">
                <text:p>0.000041891</text:p>
              </table:table-cell>
              <table:table-cell office:value-type="float" office:value="0.000041891">
                <text:p>0.000041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0.000044001">
                <text:p>0.000044001</text:p>
              </table:table-cell>
              <table:table-cell office:value-type="float" office:value="0.000044001">
                <text:p>0.000044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0.00004612">
                <text:p>0.00004612</text:p>
              </table:table-cell>
              <table:table-cell office:value-type="float" office:value="0.00004612">
                <text:p>0.00004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0.000048255">
                <text:p>0.000048255</text:p>
              </table:table-cell>
              <table:table-cell office:value-type="float" office:value="0.000048255">
                <text:p>0.000048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0.000050414">
                <text:p>0.000050414</text:p>
              </table:table-cell>
              <table:table-cell office:value-type="float" office:value="0.000050414">
                <text:p>0.000050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0.000052602">
                <text:p>0.000052602</text:p>
              </table:table-cell>
              <table:table-cell office:value-type="float" office:value="0.000052602">
                <text:p>0.000052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0.000054825">
                <text:p>0.000054825</text:p>
              </table:table-cell>
              <table:table-cell office:value-type="float" office:value="0.000054825">
                <text:p>0.000054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0.00005709">
                <text:p>0.00005709</text:p>
              </table:table-cell>
              <table:table-cell office:value-type="float" office:value="0.00005709">
                <text:p>0.00005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0.000059402">
                <text:p>0.000059402</text:p>
              </table:table-cell>
              <table:table-cell office:value-type="float" office:value="0.000059402">
                <text:p>0.000059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0.000061767">
                <text:p>0.000061767</text:p>
              </table:table-cell>
              <table:table-cell office:value-type="float" office:value="0.000061767">
                <text:p>0.000061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0.00006419">
                <text:p>0.00006419</text:p>
              </table:table-cell>
              <table:table-cell office:value-type="float" office:value="0.00006419">
                <text:p>0.00006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0.000066678">
                <text:p>0.000066678</text:p>
              </table:table-cell>
              <table:table-cell office:value-type="float" office:value="0.000066678">
                <text:p>0.000066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0.000069234">
                <text:p>0.000069234</text:p>
              </table:table-cell>
              <table:table-cell office:value-type="float" office:value="0.000069234">
                <text:p>0.000069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0.000071866">
                <text:p>0.000071866</text:p>
              </table:table-cell>
              <table:table-cell office:value-type="float" office:value="0.000071866">
                <text:p>0.000071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0.000074579">
                <text:p>0.000074579</text:p>
              </table:table-cell>
              <table:table-cell office:value-type="float" office:value="0.000074579">
                <text:p>0.000074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0.000077377">
                <text:p>0.000077377</text:p>
              </table:table-cell>
              <table:table-cell office:value-type="float" office:value="0.000077377">
                <text:p>0.000077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0.000080269">
                <text:p>0.000080269</text:p>
              </table:table-cell>
              <table:table-cell office:value-type="float" office:value="0.000080269">
                <text:p>0.000080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0.00008326">
                <text:p>0.00008326</text:p>
              </table:table-cell>
              <table:table-cell office:value-type="float" office:value="0.00008326">
                <text:p>0.00008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0.000086356">
                <text:p>0.000086356</text:p>
              </table:table-cell>
              <table:table-cell office:value-type="float" office:value="0.000086356">
                <text:p>0.000086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0.000089567">
                <text:p>0.000089567</text:p>
              </table:table-cell>
              <table:table-cell office:value-type="float" office:value="0.000089567">
                <text:p>0.000089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0.000092899">
                <text:p>0.000092899</text:p>
              </table:table-cell>
              <table:table-cell office:value-type="float" office:value="0.000092899">
                <text:p>0.0000928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0.000096362">
                <text:p>0.000096362</text:p>
              </table:table-cell>
              <table:table-cell office:value-type="float" office:value="0.000096362">
                <text:p>0.000096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0.000099968">
                <text:p>0.000099968</text:p>
              </table:table-cell>
              <table:table-cell office:value-type="float" office:value="0.000099968">
                <text:p>0.000099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0.00010373">
                <text:p>0.00010373</text:p>
              </table:table-cell>
              <table:table-cell office:value-type="float" office:value="0.00010373">
                <text:p>0.00010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0.00010765">
                <text:p>0.00010765</text:p>
              </table:table-cell>
              <table:table-cell office:value-type="float" office:value="0.00010765">
                <text:p>0.00010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0.00011176">
                <text:p>0.00011176</text:p>
              </table:table-cell>
              <table:table-cell office:value-type="float" office:value="0.00011176">
                <text:p>0.00011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0.00011608">
                <text:p>0.00011608</text:p>
              </table:table-cell>
              <table:table-cell office:value-type="float" office:value="0.00011608">
                <text:p>0.000116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0.00012062">
                <text:p>0.00012062</text:p>
              </table:table-cell>
              <table:table-cell office:value-type="float" office:value="0.00012062">
                <text:p>0.00012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0.00012542">
                <text:p>0.00012542</text:p>
              </table:table-cell>
              <table:table-cell office:value-type="float" office:value="0.00012542">
                <text:p>0.00012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0.00013052">
                <text:p>0.00013052</text:p>
              </table:table-cell>
              <table:table-cell office:value-type="float" office:value="0.00013052">
                <text:p>0.00013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0.00013596">
                <text:p>0.00013596</text:p>
              </table:table-cell>
              <table:table-cell office:value-type="float" office:value="0.00013596">
                <text:p>0.00013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0.0001418">
                <text:p>0.0001418</text:p>
              </table:table-cell>
              <table:table-cell office:value-type="float" office:value="0.0001418">
                <text:p>0.00014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0.00014813">
                <text:p>0.00014813</text:p>
              </table:table-cell>
              <table:table-cell office:value-type="float" office:value="0.00014813">
                <text:p>0.00014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0.00015506">
                <text:p>0.00015506</text:p>
              </table:table-cell>
              <table:table-cell office:value-type="float" office:value="0.00015506">
                <text:p>0.00015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0.00016276">
                <text:p>0.00016276</text:p>
              </table:table-cell>
              <table:table-cell office:value-type="float" office:value="0.00016276">
                <text:p>0.00016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0.00017145">
                <text:p>0.00017145</text:p>
              </table:table-cell>
              <table:table-cell office:value-type="float" office:value="0.00017145">
                <text:p>0.00017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0.0001815">
                <text:p>0.0001815</text:p>
              </table:table-cell>
              <table:table-cell office:value-type="float" office:value="0.0001815">
                <text:p>0.0001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0.00019353">
                <text:p>0.00019353</text:p>
              </table:table-cell>
              <table:table-cell office:value-type="float" office:value="0.00019353">
                <text:p>0.00019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0.00020859">
                <text:p>0.00020859</text:p>
              </table:table-cell>
              <table:table-cell office:value-type="float" office:value="0.00020859">
                <text:p>0.00020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0.00022881">
                <text:p>0.00022881</text:p>
              </table:table-cell>
              <table:table-cell office:value-type="float" office:value="0.00022881">
                <text:p>0.00022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0.00025903">
                <text:p>0.00025903</text:p>
              </table:table-cell>
              <table:table-cell office:value-type="float" office:value="0.00025903">
                <text:p>0.00025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0.00031296">
                <text:p>0.00031296</text:p>
              </table:table-cell>
              <table:table-cell office:value-type="float" office:value="0.00031296">
                <text:p>0.00031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0.00044509">
                <text:p>0.00044509</text:p>
              </table:table-cell>
              <table:table-cell office:value-type="float" office:value="0.00044509">
                <text:p>0.000445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0.0010133">
                <text:p>0.0010133</text:p>
              </table:table-cell>
              <table:table-cell office:value-type="float" office:value="0.0010133">
                <text:p>0.0010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0.0050776">
                <text:p>0.0050776</text:p>
              </table:table-cell>
              <table:table-cell office:value-type="float" office:value="0.0050776">
                <text:p>0.0050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0.025453">
                <text:p>0.025453</text:p>
              </table:table-cell>
              <table:table-cell office:value-type="float" office:value="0.025453">
                <text:p>0.025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0.085107">
                <text:p>0.085107</text:p>
              </table:table-cell>
              <table:table-cell office:value-type="float" office:value="0.085107">
                <text:p>0.085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0.21605">
                <text:p>0.21605</text:p>
              </table:table-cell>
              <table:table-cell office:value-type="float" office:value="0.21605">
                <text:p>0.21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0.45595">
                <text:p>0.45595</text:p>
              </table:table-cell>
              <table:table-cell office:value-type="float" office:value="0.45595">
                <text:p>0.4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0.84787">
                <text:p>0.84787</text:p>
              </table:table-cell>
              <table:table-cell office:value-type="float" office:value="0.84787">
                <text:p>0.84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.4349">
                <text:p>1.4349</text:p>
              </table:table-cell>
              <table:table-cell office:value-type="float" office:value="1.4349">
                <text:p>1.4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2.2603">
                <text:p>2.2603</text:p>
              </table:table-cell>
              <table:table-cell office:value-type="float" office:value="2.2603">
                <text:p>2.2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.3685">
                <text:p>3.3685</text:p>
              </table:table-cell>
              <table:table-cell office:value-type="float" office:value="3.3685">
                <text:p>3.3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4.8105">
                <text:p>4.8105</text:p>
              </table:table-cell>
              <table:table-cell office:value-type="float" office:value="4.8105">
                <text:p>4.8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.6437">
                <text:p>6.6437</text:p>
              </table:table-cell>
              <table:table-cell office:value-type="float" office:value="6.6437">
                <text:p>6.6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.9114">
                <text:p>8.9114</text:p>
              </table:table-cell>
              <table:table-cell office:value-type="float" office:value="8.9114">
                <text:p>8.9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4.788">
                <text:p>14.788</text:p>
              </table:table-cell>
              <table:table-cell office:value-type="float" office:value="14.788">
                <text:p>14.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8.356">
                <text:p>18.356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2.29">
                <text:p>22.29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26.533">
                <text:p>26.533</text:p>
              </table:table-cell>
              <table:table-cell office:value-type="float" office:value="26.533">
                <text:p>26.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31.02">
                <text:p>31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35.667">
                <text:p>35.667</text:p>
              </table:table-cell>
              <table:table-cell office:value-type="float" office:value="35.667">
                <text:p>35.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40.379">
                <text:p>40.379</text:p>
              </table:table-cell>
              <table:table-cell office:value-type="float" office:value="40.379">
                <text:p>40.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45.055">
                <text:p>45.055</text:p>
              </table:table-cell>
              <table:table-cell office:value-type="float" office:value="45.055">
                <text:p>45.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49.6">
                <text:p>49.6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53.94">
                <text:p>53.94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58.021">
                <text:p>58.021</text:p>
              </table:table-cell>
              <table:table-cell office:value-type="float" office:value="58.021">
                <text:p>58.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1.813">
                <text:p>61.813</text:p>
              </table:table-cell>
              <table:table-cell office:value-type="float" office:value="61.813">
                <text:p>61.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5.299">
                <text:p>65.299</text:p>
              </table:table-cell>
              <table:table-cell office:value-type="float" office:value="65.299">
                <text:p>65.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8.48">
                <text:p>68.48</text:p>
              </table:table-cell>
              <table:table-cell office:value-type="float" office:value="68.48">
                <text:p>68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1.363">
                <text:p>71.363</text:p>
              </table:table-cell>
              <table:table-cell office:value-type="float" office:value="71.363">
                <text:p>71.3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3.963">
                <text:p>73.963</text:p>
              </table:table-cell>
              <table:table-cell office:value-type="float" office:value="73.963">
                <text:p>73.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6.299">
                <text:p>76.299</text:p>
              </table:table-cell>
              <table:table-cell office:value-type="float" office:value="76.299">
                <text:p>76.2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8.392">
                <text:p>78.392</text:p>
              </table:table-cell>
              <table:table-cell office:value-type="float" office:value="78.392">
                <text:p>78.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80.262">
                <text:p>80.262</text:p>
              </table:table-cell>
              <table:table-cell office:value-type="float" office:value="80.262">
                <text:p>80.2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81.93">
                <text:p>81.93</text:p>
              </table:table-cell>
              <table:table-cell office:value-type="float" office:value="81.93">
                <text:p>81.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83.418">
                <text:p>83.418</text:p>
              </table:table-cell>
              <table:table-cell office:value-type="float" office:value="83.418">
                <text:p>83.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84.743">
                <text:p>84.743</text:p>
              </table:table-cell>
              <table:table-cell office:value-type="float" office:value="84.743">
                <text:p>84.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85.924">
                <text:p>85.924</text:p>
              </table:table-cell>
              <table:table-cell office:value-type="float" office:value="85.924">
                <text:p>85.9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86.977">
                <text:p>86.977</text:p>
              </table:table-cell>
              <table:table-cell office:value-type="float" office:value="86.977">
                <text:p>86.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87.917">
                <text:p>87.917</text:p>
              </table:table-cell>
              <table:table-cell office:value-type="float" office:value="87.917">
                <text:p>87.9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88.758">
                <text:p>88.758</text:p>
              </table:table-cell>
              <table:table-cell office:value-type="float" office:value="88.758">
                <text:p>88.7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89.51">
                <text:p>89.51</text:p>
              </table:table-cell>
              <table:table-cell office:value-type="float" office:value="89.51">
                <text:p>89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90.186">
                <text:p>90.186</text:p>
              </table:table-cell>
              <table:table-cell office:value-type="float" office:value="90.186">
                <text:p>90.1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90.795">
                <text:p>90.795</text:p>
              </table:table-cell>
              <table:table-cell office:value-type="float" office:value="90.795">
                <text:p>90.7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91.345">
                <text:p>91.345</text:p>
              </table:table-cell>
              <table:table-cell office:value-type="float" office:value="91.345">
                <text:p>91.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91.843">
                <text:p>91.843</text:p>
              </table:table-cell>
              <table:table-cell office:value-type="float" office:value="91.843">
                <text:p>91.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92.298">
                <text:p>92.298</text:p>
              </table:table-cell>
              <table:table-cell office:value-type="float" office:value="92.298">
                <text:p>92.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92.714">
                <text:p>92.714</text:p>
              </table:table-cell>
              <table:table-cell office:value-type="float" office:value="92.714">
                <text:p>92.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93.097">
                <text:p>93.097</text:p>
              </table:table-cell>
              <table:table-cell office:value-type="float" office:value="93.097">
                <text:p>93.0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93.451">
                <text:p>93.451</text:p>
              </table:table-cell>
              <table:table-cell office:value-type="float" office:value="93.451">
                <text:p>93.4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93.78">
                <text:p>93.78</text:p>
              </table:table-cell>
              <table:table-cell office:value-type="float" office:value="93.78">
                <text:p>93.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94.088">
                <text:p>94.088</text:p>
              </table:table-cell>
              <table:table-cell office:value-type="float" office:value="94.088">
                <text:p>94.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94.378">
                <text:p>94.378</text:p>
              </table:table-cell>
              <table:table-cell office:value-type="float" office:value="94.378">
                <text:p>94.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94.653">
                <text:p>94.653</text:p>
              </table:table-cell>
              <table:table-cell office:value-type="float" office:value="94.653">
                <text:p>94.6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94.914">
                <text:p>94.914</text:p>
              </table:table-cell>
              <table:table-cell office:value-type="float" office:value="94.914">
                <text:p>94.9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95.164">
                <text:p>95.164</text:p>
              </table:table-cell>
              <table:table-cell office:value-type="float" office:value="95.164">
                <text:p>95.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95.405">
                <text:p>95.405</text:p>
              </table:table-cell>
              <table:table-cell office:value-type="float" office:value="95.405">
                <text:p>95.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95.638">
                <text:p>95.638</text:p>
              </table:table-cell>
              <table:table-cell office:value-type="float" office:value="95.638">
                <text:p>95.6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95.864">
                <text:p>95.864</text:p>
              </table:table-cell>
              <table:table-cell office:value-type="float" office:value="95.864">
                <text:p>95.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96.085">
                <text:p>96.085</text:p>
              </table:table-cell>
              <table:table-cell office:value-type="float" office:value="96.085">
                <text:p>96.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96.301">
                <text:p>96.301</text:p>
              </table:table-cell>
              <table:table-cell office:value-type="float" office:value="96.301">
                <text:p>96.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96.513">
                <text:p>96.513</text:p>
              </table:table-cell>
              <table:table-cell office:value-type="float" office:value="96.513">
                <text:p>96.5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96.722">
                <text:p>96.722</text:p>
              </table:table-cell>
              <table:table-cell office:value-type="float" office:value="96.722">
                <text:p>96.7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96.929">
                <text:p>96.929</text:p>
              </table:table-cell>
              <table:table-cell office:value-type="float" office:value="96.929">
                <text:p>96.9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97.134">
                <text:p>97.134</text:p>
              </table:table-cell>
              <table:table-cell office:value-type="float" office:value="97.134">
                <text:p>97.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97.337">
                <text:p>97.337</text:p>
              </table:table-cell>
              <table:table-cell office:value-type="float" office:value="97.337">
                <text:p>97.3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97.538">
                <text:p>97.538</text:p>
              </table:table-cell>
              <table:table-cell office:value-type="float" office:value="97.538">
                <text:p>97.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97.739">
                <text:p>97.739</text:p>
              </table:table-cell>
              <table:table-cell office:value-type="float" office:value="97.739">
                <text:p>97.7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97.939">
                <text:p>97.939</text:p>
              </table:table-cell>
              <table:table-cell office:value-type="float" office:value="97.939">
                <text:p>97.9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98.138">
                <text:p>98.138</text:p>
              </table:table-cell>
              <table:table-cell office:value-type="float" office:value="98.138">
                <text:p>98.1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98.336">
                <text:p>98.336</text:p>
              </table:table-cell>
              <table:table-cell office:value-type="float" office:value="98.336">
                <text:p>98.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98.534">
                <text:p>98.534</text:p>
              </table:table-cell>
              <table:table-cell office:value-type="float" office:value="98.534">
                <text:p>98.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98.732">
                <text:p>98.732</text:p>
              </table:table-cell>
              <table:table-cell office:value-type="float" office:value="98.732">
                <text:p>98.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98.929">
                <text:p>98.929</text:p>
              </table:table-cell>
              <table:table-cell office:value-type="float" office:value="98.929">
                <text:p>98.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99.127">
                <text:p>99.127</text:p>
              </table:table-cell>
              <table:table-cell office:value-type="float" office:value="99.127">
                <text:p>99.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99.323">
                <text:p>99.323</text:p>
              </table:table-cell>
              <table:table-cell office:value-type="float" office:value="99.323">
                <text:p>99.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99.52">
                <text:p>99.52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99.716">
                <text:p>99.716</text:p>
              </table:table-cell>
              <table:table-cell office:value-type="float" office:value="99.716">
                <text:p>99.7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99.912">
                <text:p>99.912</text:p>
              </table:table-cell>
              <table:table-cell office:value-type="float" office:value="99.912">
                <text:p>99.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00.11">
                <text:p>100.11</text:p>
              </table:table-cell>
              <table:table-cell office:value-type="float" office:value="100.11">
                <text:p>100.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00.3">
                <text:p>100.3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00.5">
                <text:p>100.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00.69">
                <text:p>100.69</text:p>
              </table:table-cell>
              <table:table-cell office:value-type="float" office:value="100.69">
                <text:p>100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00.88">
                <text:p>100.88</text:p>
              </table:table-cell>
              <table:table-cell office:value-type="float" office:value="100.88">
                <text:p>100.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01.08">
                <text:p>101.08</text:p>
              </table:table-cell>
              <table:table-cell office:value-type="float" office:value="101.08">
                <text:p>101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01.27">
                <text:p>101.27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01.46">
                <text:p>101.46</text:p>
              </table:table-cell>
              <table:table-cell office:value-type="float" office:value="101.46">
                <text:p>101.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01.65">
                <text:p>101.65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01.84">
                <text:p>101.84</text:p>
              </table:table-cell>
              <table:table-cell office:value-type="float" office:value="101.84">
                <text:p>101.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02.03">
                <text:p>102.03</text:p>
              </table:table-cell>
              <table:table-cell office:value-type="float" office:value="102.03">
                <text:p>102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02.21">
                <text:p>102.21</text:p>
              </table:table-cell>
              <table:table-cell office:value-type="float" office:value="102.21">
                <text:p>102.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02.4">
                <text:p>102.4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02.59">
                <text:p>102.59</text:p>
              </table:table-cell>
              <table:table-cell office:value-type="float" office:value="102.59">
                <text:p>102.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02.77">
                <text:p>102.77</text:p>
              </table:table-cell>
              <table:table-cell office:value-type="float" office:value="102.77">
                <text:p>102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02.95">
                <text:p>102.95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03.13">
                <text:p>103.13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03.31">
                <text:p>103.31</text:p>
              </table:table-cell>
              <table:table-cell office:value-type="float" office:value="103.31">
                <text:p>103.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03.49">
                <text:p>103.49</text:p>
              </table:table-cell>
              <table:table-cell office:value-type="float" office:value="103.49">
                <text:p>103.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03.67">
                <text:p>103.67</text:p>
              </table:table-cell>
              <table:table-cell office:value-type="float" office:value="103.67">
                <text:p>103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03.85">
                <text:p>103.85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04.02">
                <text:p>104.02</text:p>
              </table:table-cell>
              <table:table-cell office:value-type="float" office:value="104.02">
                <text:p>104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04.19">
                <text:p>104.19</text:p>
              </table:table-cell>
              <table:table-cell office:value-type="float" office:value="104.19">
                <text:p>104.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04.37">
                <text:p>104.37</text:p>
              </table:table-cell>
              <table:table-cell office:value-type="float" office:value="104.37">
                <text:p>104.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04.54">
                <text:p>104.54</text:p>
              </table:table-cell>
              <table:table-cell office:value-type="float" office:value="104.54">
                <text:p>104.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04.7">
                <text:p>104.7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04.87">
                <text:p>104.87</text:p>
              </table:table-cell>
              <table:table-cell office:value-type="float" office:value="104.87">
                <text:p>104.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05.04">
                <text:p>105.04</text:p>
              </table:table-cell>
              <table:table-cell office:value-type="float" office:value="105.04">
                <text:p>105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05.2">
                <text:p>105.2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05.36">
                <text:p>105.36</text:p>
              </table:table-cell>
              <table:table-cell office:value-type="float" office:value="105.36">
                <text:p>105.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05.52">
                <text:p>105.52</text:p>
              </table:table-cell>
              <table:table-cell office:value-type="float" office:value="105.52">
                <text:p>105.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05.68">
                <text:p>105.68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05.83">
                <text:p>105.83</text:p>
              </table:table-cell>
              <table:table-cell office:value-type="float" office:value="105.83">
                <text:p>105.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05.99">
                <text:p>105.99</text:p>
              </table:table-cell>
              <table:table-cell office:value-type="float" office:value="105.99">
                <text:p>105.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06.14">
                <text:p>106.14</text:p>
              </table:table-cell>
              <table:table-cell office:value-type="float" office:value="106.14">
                <text:p>106.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06.29">
                <text:p>106.29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06.44">
                <text:p>106.44</text:p>
              </table:table-cell>
              <table:table-cell office:value-type="float" office:value="106.44">
                <text:p>106.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06.59">
                <text:p>106.59</text:p>
              </table:table-cell>
              <table:table-cell office:value-type="float" office:value="106.59">
                <text:p>106.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06.73">
                <text:p>106.73</text:p>
              </table:table-cell>
              <table:table-cell office:value-type="float" office:value="106.73">
                <text:p>106.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06.88">
                <text:p>106.88</text:p>
              </table:table-cell>
              <table:table-cell office:value-type="float" office:value="106.88">
                <text:p>106.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07.02">
                <text:p>107.02</text:p>
              </table:table-cell>
              <table:table-cell office:value-type="float" office:value="107.02">
                <text:p>107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7.16">
                <text:p>107.16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7.29">
                <text:p>107.29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7.43">
                <text:p>107.43</text:p>
              </table:table-cell>
              <table:table-cell office:value-type="float" office:value="107.43">
                <text:p>107.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7.56">
                <text:p>107.56</text:p>
              </table:table-cell>
              <table:table-cell office:value-type="float" office:value="107.56">
                <text:p>107.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7.7">
                <text:p>107.7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7.83">
                <text:p>107.83</text:p>
              </table:table-cell>
              <table:table-cell office:value-type="float" office:value="107.83">
                <text:p>107.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7.95">
                <text:p>107.95</text:p>
              </table:table-cell>
              <table:table-cell office:value-type="float" office:value="107.95">
                <text:p>107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8.08">
                <text:p>108.08</text:p>
              </table:table-cell>
              <table:table-cell office:value-type="float" office:value="108.08">
                <text:p>108.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8.21">
                <text:p>108.21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8.33">
                <text:p>108.33</text:p>
              </table:table-cell>
              <table:table-cell office:value-type="float" office:value="108.33">
                <text:p>108.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8.45">
                <text:p>108.45</text:p>
              </table:table-cell>
              <table:table-cell office:value-type="float" office:value="108.45">
                <text:p>108.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8.57">
                <text:p>108.57</text:p>
              </table:table-cell>
              <table:table-cell office:value-type="float" office:value="108.57">
                <text:p>108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